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weight="bold" style:font-weight-asian="bold" style:font-weight-complex="bold" fo:font-size="9pt" style:font-size-asian="9pt" style:font-size-complex="9pt" fo:language="en" fo:country="GB"/>
    </style:style>
    <style:style style:name="P7" style:parent-style-name="Standard" style:family="paragraph">
      <style:paragraph-properties fo:text-align="justify"/>
      <style:text-properties style:font-name="Times New Roman" style:font-name-complex="Times New Roman" fo:font-weight="bold" style:font-weight-asian="bold" style:font-weight-complex="bold" fo:font-size="16pt" style:font-size-asian="16pt" style:font-size-complex="16pt" fo:language="en" fo:country="GB"/>
    </style:style>
    <style:style style:name="P8" style:parent-style-name="Standard" style:family="paragraph">
      <style:paragraph-properties fo:text-align="justify"/>
      <style:text-properties style:font-name="Times New Roman" style:font-name-complex="Times New Roman" fo:font-weight="bold" style:font-weight-asian="bold" style:font-weight-complex="bold" fo:font-size="9pt" style:font-size-asian="9pt" style:font-size-complex="9pt" fo:language="en" fo:country="GB"/>
    </style:style>
    <style:style style:name="P9" style:parent-style-name="Standard" style:family="paragraph">
      <style:paragraph-properties fo:text-align="justify"/>
      <style:text-properties style:font-name="Times New Roman" style:font-name-complex="Times New Roman" fo:font-weight="bold" style:font-weight-asian="bold" style:font-weight-complex="bold" fo:font-size="9pt" style:font-size-asian="9pt" style:font-size-complex="9pt" fo:language="en" fo:country="GB"/>
    </style:style>
    <style:style style:name="P10" style:parent-style-name="Standard" style:family="paragraph">
      <style:paragraph-properties fo:text-align="justify"/>
      <style:text-properties style:font-name="Times New Roman" style:font-name-complex="Times New Roman" fo:font-weight="bold" style:font-weight-asian="bold" style:font-weight-complex="bold" fo:font-size="9pt" style:font-size-asian="9pt" style:font-size-complex="9pt" fo:language="en" fo:country="GB"/>
    </style:style>
    <style:style style:name="P11" style:parent-style-name="Standard" style:family="paragraph">
      <style:paragraph-properties fo:text-align="justify"/>
      <style:text-properties style:font-name="Times New Roman" style:font-name-complex="Times New Roman" fo:font-weight="bold" style:font-weight-asian="bold" style:font-weight-complex="bold" fo:font-size="9pt" style:font-size-asian="9pt" style:font-size-complex="9pt" fo:language="en" fo:country="GB"/>
    </style:style>
    <style:style style:name="P12" style:parent-style-name="Standard" style:family="paragraph">
      <style:paragraph-properties fo:text-align="justify"/>
      <style:text-properties style:font-name="Times New Roman" style:font-name-complex="Times New Roman" fo:font-weight="bold" style:font-weight-asian="bold" style:font-weight-complex="bold" fo:font-size="9pt" style:font-size-asian="9pt" style:font-size-complex="9pt" fo:language="en" fo:country="GB"/>
    </style:style>
    <style:style style:name="P1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9" style:parent-style-name="Standard" style:family="paragraph">
      <style:paragraph-properties fo:text-align="justify"/>
    </style:style>
    <style:style style:name="T30" style:parent-style-name="DefaultParagraphFont" style:family="text">
      <style:text-properties style:font-name="Times New Roman" style:font-name-complex="Times New Roman" fo:font-size="9pt" style:font-size-asian="9pt" style:font-size-complex="9pt" fo:language="en" fo:country="GB"/>
    </style:style>
    <style:style style:name="T31" style:parent-style-name="DefaultParagraphFont" style:family="text">
      <style:text-properties style:font-name="Times New Roman" style:font-name-complex="Times New Roman" fo:font-size="9pt" style:font-size-asian="9pt" style:font-size-complex="9pt" fo:language="en" fo:country="GB"/>
    </style:style>
    <style:style style:name="P3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2" style:parent-style-name="Standard" style:family="paragraph">
      <style:paragraph-properties fo:text-align="justify"/>
    </style:style>
    <style:style style:name="T43" style:parent-style-name="DefaultParagraphFont" style:family="text">
      <style:text-properties style:font-name="Times New Roman" style:font-name-complex="Times New Roman" fo:font-size="9pt" style:font-size-asian="9pt" style:font-size-complex="9pt" fo:language="en" fo:country="GB"/>
    </style:style>
    <style:style style:name="T44" style:parent-style-name="DefaultParagraphFont" style:family="text">
      <style:text-properties style:font-name="Times New Roman" style:font-name-complex="Times New Roman" fo:font-size="9pt" style:font-size-asian="9pt" style:font-size-complex="9pt" fo:language="en" fo:country="GB"/>
    </style:style>
    <style:style style:name="T45" style:parent-style-name="DefaultParagraphFont" style:family="text">
      <style:text-properties style:font-name="Times New Roman" style:font-name-complex="Times New Roman" fo:font-size="9pt" style:font-size-asian="9pt" style:font-size-complex="9pt" fo:language="en" fo:country="GB"/>
    </style:style>
    <style:style style:name="T46" style:parent-style-name="DefaultParagraphFont" style:family="text">
      <style:text-properties style:font-name="Times New Roman" style:font-name-complex="Times New Roman" fo:font-size="9pt" style:font-size-asian="9pt" style:font-size-complex="9pt" fo:language="en" fo:country="GB"/>
    </style:style>
    <style:style style:name="T47" style:parent-style-name="DefaultParagraphFont" style:family="text">
      <style:text-properties style:font-name="Times New Roman" style:font-name-complex="Times New Roman" fo:font-size="9pt" style:font-size-asian="9pt" style:font-size-complex="9pt" fo:language="en" fo:country="GB"/>
    </style:style>
    <style:style style:name="P4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8" style:parent-style-name="Standard" style:family="paragraph">
      <style:paragraph-properties fo:text-align="justify"/>
    </style:style>
    <style:style style:name="T89" style:parent-style-name="DefaultParagraphFont" style:family="text">
      <style:text-properties style:font-name="Times New Roman" style:font-name-complex="Times New Roman" fo:font-size="9pt" style:font-size-asian="9pt" style:font-size-complex="9pt" fo:language="en" fo:country="GB"/>
    </style:style>
    <style:style style:name="T90"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fo:country="GB"/>
    </style:style>
    <style:style style:name="T91" style:parent-style-name="DefaultParagraphFont" style:family="text">
      <style:text-properties style:font-name="Times New Roman" style:font-name-complex="Times New Roman" fo:font-weight="bold" style:font-weight-asian="bold" style:font-weight-complex="bold" style:text-position="super 66.6%" fo:font-size="9pt" style:font-size-asian="9pt" style:font-size-complex="9pt" fo:language="en" fo:country="GB"/>
    </style:style>
    <style:style style:name="T92"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fo:country="GB"/>
    </style:style>
    <style:style style:name="P9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7" style:parent-style-name="Standard" style:family="paragraph">
      <style:paragraph-properties fo:text-align="justify"/>
    </style:style>
    <style:style style:name="T98" style:parent-style-name="DefaultParagraphFont" style:family="text">
      <style:text-properties style:font-name="Times New Roman" style:font-name-complex="Times New Roman" fo:font-size="9pt" style:font-size-asian="9pt" style:font-size-complex="9pt" fo:language="en" fo:country="GB"/>
    </style:style>
    <style:style style:name="T9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0" style:parent-style-name="DefaultParagraphFont" style:family="text">
      <style:text-properties style:font-name="Times New Roman" style:font-name-complex="Times New Roman" fo:font-size="9pt" style:font-size-asian="9pt" style:font-size-complex="9pt" fo:language="en" fo:country="GB"/>
    </style:style>
    <style:style style:name="T101" style:parent-style-name="DefaultParagraphFont" style:family="text">
      <style:text-properties style:font-name="Times New Roman" style:font-name-complex="Times New Roman" fo:font-size="9pt" style:font-size-asian="9pt" style:font-size-complex="9pt" fo:language="en" fo:country="GB"/>
    </style:style>
    <style:style style:name="T102" style:parent-style-name="DefaultParagraphFont" style:family="text">
      <style:text-properties style:font-name="Times New Roman" style:font-name-complex="Times New Roman" fo:font-size="9pt" style:font-size-asian="9pt" style:font-size-complex="9pt" fo:language="en" fo:country="GB"/>
    </style:style>
    <style:style style:name="P10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4" style:parent-style-name="Standard" style:family="paragraph">
      <style:paragraph-properties fo:text-align="justify"/>
      <style:text-properties fo:language="en" fo:country="GB"/>
    </style:style>
    <style:style style:name="P10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8" style:parent-style-name="Standard" style:family="paragraph">
      <style:paragraph-properties fo:text-align="justify"/>
    </style:style>
    <style:style style:name="T109" style:parent-style-name="DefaultParagraphFont" style:family="text">
      <style:text-properties style:font-name="Times New Roman" style:font-name-complex="Times New Roman" fo:font-size="9pt" style:font-size-asian="9pt" style:font-size-complex="9pt" fo:language="en" fo:country="GB"/>
    </style:style>
    <style:style style:name="T11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1" style:parent-style-name="DefaultParagraphFont" style:family="text">
      <style:text-properties style:font-name="Times New Roman" style:font-name-complex="Times New Roman" fo:font-size="9pt" style:font-size-asian="9pt" style:font-size-complex="9pt" fo:language="en" fo:country="GB"/>
    </style:style>
    <style:style style:name="T112" style:parent-style-name="DefaultParagraphFont" style:family="text">
      <style:text-properties style:font-name="Times New Roman" style:font-name-complex="Times New Roman" fo:font-size="9pt" style:font-size-asian="9pt" style:font-size-complex="9pt" fo:language="en" fo:country="GB"/>
    </style:style>
    <style:style style:name="T11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4" style:parent-style-name="DefaultParagraphFont" style:family="text">
      <style:text-properties style:font-name="Times New Roman" style:font-name-complex="Times New Roman" fo:font-size="9pt" style:font-size-asian="9pt" style:font-size-complex="9pt" fo:language="en" fo:country="GB"/>
    </style:style>
    <style:style style:name="P11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7" style:parent-style-name="Standard" style:family="paragraph">
      <style:paragraph-properties fo:text-align="justify"/>
    </style:style>
    <style:style style:name="T118" style:parent-style-name="DefaultParagraphFont" style:family="text">
      <style:text-properties style:font-name="Times New Roman" style:font-name-complex="Times New Roman" fo:font-size="9pt" style:font-size-asian="9pt" style:font-size-complex="9pt" fo:language="en" fo:country="GB"/>
    </style:style>
    <style:style style:name="T119" style:parent-style-name="DefaultParagraphFont" style:family="text">
      <style:text-properties style:font-name="Times New Roman" style:font-name-complex="Times New Roman" fo:font-size="9pt" style:font-size-asian="9pt" style:font-size-complex="9pt" fo:language="en" fo:country="GB"/>
    </style:style>
    <style:style style:name="T120" style:parent-style-name="DefaultParagraphFont" style:family="text">
      <style:text-properties style:font-name="Times New Roman" style:font-name-complex="Times New Roman" fo:font-size="9pt" style:font-size-asian="9pt" style:font-size-complex="9pt" fo:language="en" fo:country="GB"/>
    </style:style>
    <style:style style:name="T121" style:parent-style-name="DefaultParagraphFont" style:family="text">
      <style:text-properties style:font-name="Times New Roman" style:font-name-complex="Times New Roman" fo:font-size="9pt" style:font-size-asian="9pt" style:font-size-complex="9pt" fo:language="en" fo:country="GB"/>
    </style:style>
    <style:style style:name="T122" style:parent-style-name="DefaultParagraphFont" style:family="text">
      <style:text-properties style:font-name="Times New Roman" style:font-name-complex="Times New Roman" fo:font-size="9pt" style:font-size-asian="9pt" style:font-size-complex="9pt" fo:language="en" fo:country="GB"/>
    </style:style>
    <style:style style:name="T12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4" style:parent-style-name="DefaultParagraphFont" style:family="text">
      <style:text-properties style:font-name="Times New Roman" style:font-name-complex="Times New Roman" fo:font-size="9pt" style:font-size-asian="9pt" style:font-size-complex="9pt" fo:language="en" fo:country="GB"/>
    </style:style>
    <style:style style:name="T12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6" style:parent-style-name="DefaultParagraphFont" style:family="text">
      <style:text-properties style:font-name="Times New Roman" style:font-name-complex="Times New Roman" fo:font-size="9pt" style:font-size-asian="9pt" style:font-size-complex="9pt" fo:language="en" fo:country="GB"/>
    </style:style>
    <style:style style:name="T127" style:parent-style-name="DefaultParagraphFont" style:family="text">
      <style:text-properties style:font-name="Times New Roman" style:font-name-complex="Times New Roman" fo:font-size="9pt" style:font-size-asian="9pt" style:font-size-complex="9pt" fo:language="en" fo:country="GB"/>
    </style:style>
    <style:style style:name="T128" style:parent-style-name="DefaultParagraphFont" style:family="text">
      <style:text-properties style:font-name="Times New Roman" style:font-name-complex="Times New Roman" fo:font-size="9pt" style:font-size-asian="9pt" style:font-size-complex="9pt" fo:language="en" fo:country="GB"/>
    </style:style>
    <style:style style:name="T129" style:parent-style-name="DefaultParagraphFont" style:family="text">
      <style:text-properties style:font-name="Times New Roman" style:font-name-complex="Times New Roman" fo:font-size="9pt" style:font-size-asian="9pt" style:font-size-complex="9pt" fo:language="en" fo:country="GB"/>
    </style:style>
    <style:style style:name="P13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31" style:parent-style-name="Standard" style:family="paragraph">
      <style:paragraph-properties fo:text-align="justify"/>
    </style:style>
    <style:style style:name="T132" style:parent-style-name="DefaultParagraphFont" style:family="text">
      <style:text-properties style:font-name="Times New Roman" style:font-name-complex="Times New Roman" fo:font-size="9pt" style:font-size-asian="9pt" style:font-size-complex="9pt" fo:language="en" fo:country="GB"/>
    </style:style>
    <style:style style:name="T133" style:parent-style-name="DefaultParagraphFont" style:family="text">
      <style:text-properties style:font-name="Times New Roman" style:font-name-complex="Times New Roman" fo:font-size="9pt" style:font-size-asian="9pt" style:font-size-complex="9pt" fo:language="en" fo:country="GB"/>
    </style:style>
    <style:style style:name="T13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5" style:parent-style-name="DefaultParagraphFont" style:family="text">
      <style:text-properties style:font-name="Times New Roman" style:font-name-complex="Times New Roman" fo:font-size="9pt" style:font-size-asian="9pt" style:font-size-complex="9pt" fo:language="en" fo:country="GB"/>
    </style:style>
    <style:style style:name="T13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7" style:parent-style-name="DefaultParagraphFont" style:family="text">
      <style:text-properties style:font-name="Times New Roman" style:font-name-complex="Times New Roman" fo:font-size="9pt" style:font-size-asian="9pt" style:font-size-complex="9pt" fo:language="en" fo:country="GB"/>
    </style:style>
    <style:style style:name="T138" style:parent-style-name="DefaultParagraphFont" style:family="text">
      <style:text-properties style:font-name="Times New Roman" style:font-name-complex="Times New Roman" fo:font-size="9pt" style:font-size-asian="9pt" style:font-size-complex="9pt" fo:language="en" fo:country="GB"/>
    </style:style>
    <style:style style:name="T139" style:parent-style-name="DefaultParagraphFont" style:family="text">
      <style:text-properties style:font-name="Times New Roman" style:font-name-complex="Times New Roman" fo:font-size="9pt" style:font-size-asian="9pt" style:font-size-complex="9pt" fo:language="en" fo:country="GB"/>
    </style:style>
    <style:style style:name="P14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1" style:parent-style-name="Standard" style:family="paragraph">
      <style:paragraph-properties fo:text-align="justify"/>
    </style:style>
    <style:style style:name="T142" style:parent-style-name="DefaultParagraphFont" style:family="text">
      <style:text-properties style:font-name="Times New Roman" style:font-name-complex="Times New Roman" fo:font-size="9pt" style:font-size-asian="9pt" style:font-size-complex="9pt" fo:language="en" fo:country="GB"/>
    </style:style>
    <style:style style:name="T14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4" style:parent-style-name="DefaultParagraphFont" style:family="text">
      <style:text-properties style:font-name="Times New Roman" style:font-name-complex="Times New Roman" fo:font-size="9pt" style:font-size-asian="9pt" style:font-size-complex="9pt" fo:language="en" fo:country="GB"/>
    </style:style>
    <style:style style:name="T145" style:parent-style-name="DefaultParagraphFont" style:family="text">
      <style:text-properties style:font-name="Times New Roman" style:font-name-complex="Times New Roman" fo:font-size="9pt" style:font-size-asian="9pt" style:font-size-complex="9pt" fo:language="en" fo:country="GB"/>
    </style:style>
    <style:style style:name="T14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7" style:parent-style-name="DefaultParagraphFont" style:family="text">
      <style:text-properties style:font-name="Times New Roman" style:font-name-complex="Times New Roman" fo:font-size="9pt" style:font-size-asian="9pt" style:font-size-complex="9pt" fo:language="en" fo:country="GB"/>
    </style:style>
    <style:style style:name="T148" style:parent-style-name="DefaultParagraphFont" style:family="text">
      <style:text-properties style:font-name="Times New Roman" style:font-name-complex="Times New Roman" fo:font-size="9pt" style:font-size-asian="9pt" style:font-size-complex="9pt" fo:language="en" fo:country="GB"/>
    </style:style>
    <style:style style:name="T149" style:parent-style-name="DefaultParagraphFont" style:family="text">
      <style:text-properties style:font-name="Times New Roman" style:font-name-complex="Times New Roman" fo:font-size="9pt" style:font-size-asian="9pt" style:font-size-complex="9pt" fo:language="en" fo:country="GB"/>
    </style:style>
    <style:style style:name="P15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1" style:parent-style-name="Standard" style:family="paragraph">
      <style:paragraph-properties fo:text-align="justify"/>
      <style:text-properties fo:language="en" fo:country="GB"/>
    </style:style>
    <style:style style:name="P15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3" style:parent-style-name="Standard" style:family="paragraph">
      <style:paragraph-properties fo:text-align="justify"/>
    </style:style>
    <style:style style:name="T154" style:parent-style-name="DefaultParagraphFont" style:family="text">
      <style:text-properties style:font-name="Times New Roman" style:font-name-complex="Times New Roman" fo:font-size="9pt" style:font-size-asian="9pt" style:font-size-complex="9pt" fo:language="en" fo:country="GB"/>
    </style:style>
    <style:style style:name="T15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6" style:parent-style-name="DefaultParagraphFont" style:family="text">
      <style:text-properties style:font-name="Times New Roman" style:font-name-complex="Times New Roman" fo:font-size="9pt" style:font-size-asian="9pt" style:font-size-complex="9pt" fo:language="en" fo:country="GB"/>
    </style:style>
    <style:style style:name="T157" style:parent-style-name="DefaultParagraphFont" style:family="text">
      <style:text-properties style:font-name="Times New Roman" style:font-name-complex="Times New Roman" fo:font-size="9pt" style:font-size-asian="9pt" style:font-size-complex="9pt" fo:language="en" fo:country="GB"/>
    </style:style>
    <style:style style:name="T15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9" style:parent-style-name="DefaultParagraphFont" style:family="text">
      <style:text-properties style:font-name="Times New Roman" style:font-name-complex="Times New Roman" fo:font-size="9pt" style:font-size-asian="9pt" style:font-size-complex="9pt" fo:language="en" fo:country="GB"/>
    </style:style>
    <style:style style:name="T160" style:parent-style-name="DefaultParagraphFont" style:family="text">
      <style:text-properties style:font-name="Times New Roman" style:font-name-complex="Times New Roman" fo:font-size="9pt" style:font-size-asian="9pt" style:font-size-complex="9pt" fo:language="en" fo:country="GB"/>
    </style:style>
    <style:style style:name="T161" style:parent-style-name="DefaultParagraphFont" style:family="text">
      <style:text-properties style:font-name="Times New Roman" style:font-name-complex="Times New Roman" fo:font-size="9pt" style:font-size-asian="9pt" style:font-size-complex="9pt" fo:language="en" fo:country="GB"/>
    </style:style>
    <style:style style:name="P16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3" style:parent-style-name="Standard" style:family="paragraph">
      <style:paragraph-properties fo:text-align="justify"/>
    </style:style>
    <style:style style:name="T164" style:parent-style-name="DefaultParagraphFont" style:family="text">
      <style:text-properties style:font-name="Times New Roman" style:font-name-complex="Times New Roman" fo:font-size="9pt" style:font-size-asian="9pt" style:font-size-complex="9pt" fo:language="en" fo:country="GB"/>
    </style:style>
    <style:style style:name="T16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6" style:parent-style-name="DefaultParagraphFont" style:family="text">
      <style:text-properties style:font-name="Times New Roman" style:font-name-complex="Times New Roman" fo:font-size="9pt" style:font-size-asian="9pt" style:font-size-complex="9pt" fo:language="en" fo:country="GB"/>
    </style:style>
    <style:style style:name="T167" style:parent-style-name="DefaultParagraphFont" style:family="text">
      <style:text-properties style:font-name="Times New Roman" style:font-name-complex="Times New Roman" fo:font-size="9pt" style:font-size-asian="9pt" style:font-size-complex="9pt" fo:language="en" fo:country="GB"/>
    </style:style>
    <style:style style:name="T16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9" style:parent-style-name="DefaultParagraphFont" style:family="text">
      <style:text-properties style:font-name="Times New Roman" style:font-name-complex="Times New Roman" fo:font-size="9pt" style:font-size-asian="9pt" style:font-size-complex="9pt" fo:language="en" fo:country="GB"/>
    </style:style>
    <style:style style:name="T170" style:parent-style-name="DefaultParagraphFont" style:family="text">
      <style:text-properties style:font-name="Times New Roman" style:font-name-complex="Times New Roman" fo:font-size="9pt" style:font-size-asian="9pt" style:font-size-complex="9pt" fo:language="en" fo:country="GB"/>
    </style:style>
    <style:style style:name="T171" style:parent-style-name="DefaultParagraphFont" style:family="text">
      <style:text-properties style:font-name="Times New Roman" style:font-name-complex="Times New Roman" fo:font-size="9pt" style:font-size-asian="9pt" style:font-size-complex="9pt" fo:language="en" fo:country="GB"/>
    </style:style>
    <style:style style:name="P17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73" style:parent-style-name="Standard" style:family="paragraph">
      <style:paragraph-properties fo:text-align="justify"/>
    </style:style>
    <style:style style:name="T174" style:parent-style-name="DefaultParagraphFont" style:family="text">
      <style:text-properties style:font-name="Times New Roman" style:font-name-complex="Times New Roman" fo:font-size="9pt" style:font-size-asian="9pt" style:font-size-complex="9pt" fo:language="en" fo:country="GB"/>
    </style:style>
    <style:style style:name="T17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6" style:parent-style-name="DefaultParagraphFont" style:family="text">
      <style:text-properties style:font-name="Times New Roman" style:font-name-complex="Times New Roman" fo:font-size="9pt" style:font-size-asian="9pt" style:font-size-complex="9pt" fo:language="en" fo:country="GB"/>
    </style:style>
    <style:style style:name="T177" style:parent-style-name="DefaultParagraphFont" style:family="text">
      <style:text-properties style:font-name="Times New Roman" style:font-name-complex="Times New Roman" fo:font-size="9pt" style:font-size-asian="9pt" style:font-size-complex="9pt" fo:language="en" fo:country="GB"/>
    </style:style>
    <style:style style:name="T17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9" style:parent-style-name="DefaultParagraphFont" style:family="text">
      <style:text-properties style:font-name="Times New Roman" style:font-name-complex="Times New Roman" fo:font-size="9pt" style:font-size-asian="9pt" style:font-size-complex="9pt" fo:language="en" fo:country="GB"/>
    </style:style>
    <style:style style:name="T180" style:parent-style-name="DefaultParagraphFont" style:family="text">
      <style:text-properties style:font-name="Times New Roman" style:font-name-complex="Times New Roman" fo:font-size="9pt" style:font-size-asian="9pt" style:font-size-complex="9pt" fo:language="en" fo:country="GB"/>
    </style:style>
    <style:style style:name="T181" style:parent-style-name="DefaultParagraphFont" style:family="text">
      <style:text-properties style:font-name="Times New Roman" style:font-name-complex="Times New Roman" fo:font-size="9pt" style:font-size-asian="9pt" style:font-size-complex="9pt" fo:language="en" fo:country="GB"/>
    </style:style>
    <style:style style:name="P18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 style:parent-style-name="Standard" style:family="paragraph">
      <style:paragraph-properties fo:text-align="justify"/>
      <style:text-properties fo:language="en" fo:country="GB"/>
    </style:style>
    <style:style style:name="P18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 style:parent-style-name="Standard" style:family="paragraph">
      <style:paragraph-properties fo:text-align="justify"/>
    </style:style>
    <style:style style:name="T186" style:parent-style-name="DefaultParagraphFont" style:family="text">
      <style:text-properties style:font-name="Times New Roman" style:font-name-complex="Times New Roman" fo:font-size="9pt" style:font-size-asian="9pt" style:font-size-complex="9pt" fo:language="en" fo:country="GB"/>
    </style:style>
    <style:style style:name="T187" style:parent-style-name="DefaultParagraphFont" style:family="text">
      <style:text-properties style:font-name="Times New Roman" style:font-name-complex="Times New Roman" fo:font-size="9pt" style:font-size-asian="9pt" style:font-size-complex="9pt" fo:language="en" fo:country="GB"/>
    </style:style>
    <style:style style:name="T18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89" style:parent-style-name="DefaultParagraphFont" style:family="text">
      <style:text-properties style:font-name="Times New Roman" style:font-name-complex="Times New Roman" fo:font-size="9pt" style:font-size-asian="9pt" style:font-size-complex="9pt" fo:language="en" fo:country="GB"/>
    </style:style>
    <style:style style:name="T19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1" style:parent-style-name="DefaultParagraphFont" style:family="text">
      <style:text-properties style:font-name="Times New Roman" style:font-name-complex="Times New Roman" fo:font-size="9pt" style:font-size-asian="9pt" style:font-size-complex="9pt" fo:language="en" fo:country="GB"/>
    </style:style>
    <style:style style:name="T192" style:parent-style-name="DefaultParagraphFont" style:family="text">
      <style:text-properties style:font-name="Times New Roman" style:font-name-complex="Times New Roman" fo:font-size="9pt" style:font-size-asian="9pt" style:font-size-complex="9pt" fo:language="en" fo:country="GB"/>
    </style:style>
    <style:style style:name="T193" style:parent-style-name="DefaultParagraphFont" style:family="text">
      <style:text-properties style:font-name="Times New Roman" style:font-name-complex="Times New Roman" fo:font-size="9pt" style:font-size-asian="9pt" style:font-size-complex="9pt" fo:language="en" fo:country="GB"/>
    </style:style>
    <style:style style:name="T194" style:parent-style-name="DefaultParagraphFont" style:family="text">
      <style:text-properties style:font-name="Times New Roman" style:font-name-complex="Times New Roman" fo:font-size="9pt" style:font-size-asian="9pt" style:font-size-complex="9pt" fo:language="en" fo:country="GB"/>
    </style:style>
    <style:style style:name="P19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6" style:parent-style-name="Standard" style:family="paragraph">
      <style:paragraph-properties fo:text-align="justify"/>
    </style:style>
    <style:style style:name="T197" style:parent-style-name="DefaultParagraphFont" style:family="text">
      <style:text-properties style:font-name="Times New Roman" style:font-name-complex="Times New Roman" fo:font-size="9pt" style:font-size-asian="9pt" style:font-size-complex="9pt" fo:language="en" fo:country="GB"/>
    </style:style>
    <style:style style:name="T198" style:parent-style-name="DefaultParagraphFont" style:family="text">
      <style:text-properties style:font-name="Times New Roman" style:font-name-complex="Times New Roman" fo:font-size="9pt" style:font-size-asian="9pt" style:font-size-complex="9pt" fo:language="en" fo:country="GB"/>
    </style:style>
    <style:style style:name="T19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0" style:parent-style-name="DefaultParagraphFont" style:family="text">
      <style:text-properties style:font-name="Times New Roman" style:font-name-complex="Times New Roman" fo:font-size="9pt" style:font-size-asian="9pt" style:font-size-complex="9pt" fo:language="en" fo:country="GB"/>
    </style:style>
    <style:style style:name="T20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2" style:parent-style-name="DefaultParagraphFont" style:family="text">
      <style:text-properties style:font-name="Times New Roman" style:font-name-complex="Times New Roman" fo:font-size="9pt" style:font-size-asian="9pt" style:font-size-complex="9pt" fo:language="en" fo:country="GB"/>
    </style:style>
    <style:style style:name="T203" style:parent-style-name="DefaultParagraphFont" style:family="text">
      <style:text-properties style:font-name="Times New Roman" style:font-name-complex="Times New Roman" fo:font-size="9pt" style:font-size-asian="9pt" style:font-size-complex="9pt" fo:language="en" fo:country="GB"/>
    </style:style>
    <style:style style:name="T204" style:parent-style-name="DefaultParagraphFont" style:family="text">
      <style:text-properties style:font-name="Times New Roman" style:font-name-complex="Times New Roman" fo:font-size="9pt" style:font-size-asian="9pt" style:font-size-complex="9pt" fo:language="en" fo:country="GB"/>
    </style:style>
    <style:style style:name="T205" style:parent-style-name="DefaultParagraphFont" style:family="text">
      <style:text-properties style:font-name="Times New Roman" style:font-name-complex="Times New Roman" fo:font-size="9pt" style:font-size-asian="9pt" style:font-size-complex="9pt" fo:language="en" fo:country="GB"/>
    </style:style>
    <style:style style:name="P20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7" style:parent-style-name="Standard" style:family="paragraph">
      <style:paragraph-properties fo:text-align="justify"/>
    </style:style>
    <style:style style:name="T208" style:parent-style-name="DefaultParagraphFont" style:family="text">
      <style:text-properties style:font-name="Times New Roman" style:font-name-complex="Times New Roman" fo:font-size="9pt" style:font-size-asian="9pt" style:font-size-complex="9pt" fo:language="en" fo:country="GB"/>
    </style:style>
    <style:style style:name="T209" style:parent-style-name="DefaultParagraphFont" style:family="text">
      <style:text-properties style:font-name="Times New Roman" style:font-name-complex="Times New Roman" fo:font-size="9pt" style:font-size-asian="9pt" style:font-size-complex="9pt" fo:language="en" fo:country="GB"/>
    </style:style>
    <style:style style:name="T21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1" style:parent-style-name="DefaultParagraphFont" style:family="text">
      <style:text-properties style:font-name="Times New Roman" style:font-name-complex="Times New Roman" fo:font-size="9pt" style:font-size-asian="9pt" style:font-size-complex="9pt" fo:language="en" fo:country="GB"/>
    </style:style>
    <style:style style:name="T21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3" style:parent-style-name="DefaultParagraphFont" style:family="text">
      <style:text-properties style:font-name="Times New Roman" style:font-name-complex="Times New Roman" fo:font-size="9pt" style:font-size-asian="9pt" style:font-size-complex="9pt" fo:language="en" fo:country="GB"/>
    </style:style>
    <style:style style:name="T214" style:parent-style-name="DefaultParagraphFont" style:family="text">
      <style:text-properties style:font-name="Times New Roman" style:font-name-complex="Times New Roman" fo:font-size="9pt" style:font-size-asian="9pt" style:font-size-complex="9pt" fo:language="en" fo:country="GB"/>
    </style:style>
    <style:style style:name="T215" style:parent-style-name="DefaultParagraphFont" style:family="text">
      <style:text-properties style:font-name="Times New Roman" style:font-name-complex="Times New Roman" fo:font-size="9pt" style:font-size-asian="9pt" style:font-size-complex="9pt" fo:language="en" fo:country="GB"/>
    </style:style>
    <style:style style:name="T216" style:parent-style-name="DefaultParagraphFont" style:family="text">
      <style:text-properties style:font-name="Times New Roman" style:font-name-complex="Times New Roman" fo:font-size="9pt" style:font-size-asian="9pt" style:font-size-complex="9pt" fo:language="en" fo:country="GB"/>
    </style:style>
    <style:style style:name="P21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8" style:parent-style-name="Standard" style:family="paragraph">
      <style:paragraph-properties fo:text-align="justify"/>
      <style:text-properties fo:language="en" fo:country="GB"/>
    </style:style>
    <style:style style:name="P21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0" style:parent-style-name="Standard" style:family="paragraph">
      <style:paragraph-properties fo:text-align="justify"/>
    </style:style>
    <style:style style:name="T221" style:parent-style-name="DefaultParagraphFont" style:family="text">
      <style:text-properties style:font-name="Times New Roman" style:font-name-complex="Times New Roman" fo:font-size="9pt" style:font-size-asian="9pt" style:font-size-complex="9pt" fo:language="en" fo:country="GB"/>
    </style:style>
    <style:style style:name="T22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3" style:parent-style-name="DefaultParagraphFont" style:family="text">
      <style:text-properties style:font-name="Times New Roman" style:font-name-complex="Times New Roman" fo:font-size="9pt" style:font-size-asian="9pt" style:font-size-complex="9pt" fo:language="en" fo:country="GB"/>
    </style:style>
    <style:style style:name="T22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5" style:parent-style-name="DefaultParagraphFont" style:family="text">
      <style:text-properties style:font-name="Times New Roman" style:font-name-complex="Times New Roman" fo:font-size="9pt" style:font-size-asian="9pt" style:font-size-complex="9pt" fo:language="en" fo:country="GB"/>
    </style:style>
    <style:style style:name="T226" style:parent-style-name="DefaultParagraphFont" style:family="text">
      <style:text-properties style:font-name="Times New Roman" style:font-name-complex="Times New Roman" fo:font-size="9pt" style:font-size-asian="9pt" style:font-size-complex="9pt" fo:language="en" fo:country="GB"/>
    </style:style>
    <style:style style:name="T227" style:parent-style-name="DefaultParagraphFont" style:family="text">
      <style:text-properties style:font-name="Times New Roman" style:font-name-complex="Times New Roman" fo:font-size="9pt" style:font-size-asian="9pt" style:font-size-complex="9pt" fo:language="en" fo:country="GB"/>
    </style:style>
    <style:style style:name="T228" style:parent-style-name="DefaultParagraphFont" style:family="text">
      <style:text-properties style:font-name="Times New Roman" style:font-name-complex="Times New Roman" fo:font-size="9pt" style:font-size-asian="9pt" style:font-size-complex="9pt" fo:language="en" fo:country="GB"/>
    </style:style>
    <style:style style:name="T229" style:parent-style-name="DefaultParagraphFont" style:family="text">
      <style:text-properties style:font-name="Times New Roman" style:font-name-complex="Times New Roman" fo:font-size="9pt" style:font-size-asian="9pt" style:font-size-complex="9pt" fo:language="en" fo:country="GB"/>
    </style:style>
    <style:style style:name="P23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1" style:parent-style-name="Standard" style:family="paragraph">
      <style:paragraph-properties fo:text-align="justify"/>
    </style:style>
    <style:style style:name="T232" style:parent-style-name="DefaultParagraphFont" style:family="text">
      <style:text-properties style:font-name="Times New Roman" style:font-name-complex="Times New Roman" fo:font-size="9pt" style:font-size-asian="9pt" style:font-size-complex="9pt" fo:language="en" fo:country="GB"/>
    </style:style>
    <style:style style:name="T233" style:parent-style-name="DefaultParagraphFont" style:family="text">
      <style:text-properties style:font-name="Times New Roman" style:font-name-complex="Times New Roman" fo:font-size="9pt" style:font-size-asian="9pt" style:font-size-complex="9pt" fo:language="en" fo:country="GB"/>
    </style:style>
    <style:style style:name="T234" style:parent-style-name="DefaultParagraphFont" style:family="text">
      <style:text-properties style:font-name="Times New Roman" style:font-name-complex="Times New Roman" fo:font-size="9pt" style:font-size-asian="9pt" style:font-size-complex="9pt" fo:language="en" fo:country="GB"/>
    </style:style>
    <style:style style:name="T235" style:parent-style-name="DefaultParagraphFont" style:family="text">
      <style:text-properties style:font-name="Times New Roman" style:font-name-complex="Times New Roman" fo:font-size="9pt" style:font-size-asian="9pt" style:font-size-complex="9pt" fo:language="en" fo:country="GB"/>
    </style:style>
    <style:style style:name="T236" style:parent-style-name="DefaultParagraphFont" style:family="text">
      <style:text-properties style:font-name="Times New Roman" style:font-name-complex="Times New Roman" fo:font-size="9pt" style:font-size-asian="9pt" style:font-size-complex="9pt" fo:language="en" fo:country="GB"/>
    </style:style>
    <style:style style:name="T237" style:parent-style-name="DefaultParagraphFont" style:family="text">
      <style:text-properties style:font-name="Times New Roman" style:font-name-complex="Times New Roman" fo:font-size="9pt" style:font-size-asian="9pt" style:font-size-complex="9pt" fo:language="en" fo:country="GB"/>
    </style:style>
    <style:style style:name="T238" style:parent-style-name="DefaultParagraphFont" style:family="text">
      <style:text-properties style:font-name="Times New Roman" style:font-name-complex="Times New Roman" fo:font-size="9pt" style:font-size-asian="9pt" style:font-size-complex="9pt" fo:language="en" fo:country="GB"/>
    </style:style>
    <style:style style:name="P239" style:parent-style-name="Standard" style:family="paragraph">
      <style:paragraph-properties fo:text-align="justify"/>
    </style:style>
    <style:style style:name="T240" style:parent-style-name="DefaultParagraphFont" style:family="text">
      <style:text-properties style:font-name="Times New Roman" style:font-name-complex="Times New Roman" fo:font-size="9pt" style:font-size-asian="9pt" style:font-size-complex="9pt" fo:language="en" fo:country="GB"/>
    </style:style>
    <style:style style:name="T24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42" style:parent-style-name="DefaultParagraphFont" style:family="text">
      <style:text-properties style:font-name="Times New Roman" style:font-name-complex="Times New Roman" fo:font-size="9pt" style:font-size-asian="9pt" style:font-size-complex="9pt" fo:language="en" fo:country="GB"/>
    </style:style>
    <style:style style:name="T243" style:parent-style-name="DefaultParagraphFont" style:family="text">
      <style:text-properties style:font-name="Times New Roman" style:font-name-complex="Times New Roman" fo:font-size="9pt" style:font-size-asian="9pt" style:font-size-complex="9pt" fo:language="en" fo:country="GB"/>
    </style:style>
    <style:style style:name="T24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45" style:parent-style-name="DefaultParagraphFont" style:family="text">
      <style:text-properties style:font-name="Times New Roman" style:font-name-complex="Times New Roman" fo:font-size="9pt" style:font-size-asian="9pt" style:font-size-complex="9pt" fo:language="en" fo:country="GB"/>
    </style:style>
    <style:style style:name="T246" style:parent-style-name="DefaultParagraphFont" style:family="text">
      <style:text-properties style:font-name="Times New Roman" style:font-name-complex="Times New Roman" fo:font-size="9pt" style:font-size-asian="9pt" style:font-size-complex="9pt" fo:language="en" fo:country="GB"/>
    </style:style>
    <style:style style:name="T247" style:parent-style-name="DefaultParagraphFont" style:family="text">
      <style:text-properties style:font-name="Times New Roman" style:font-name-complex="Times New Roman" fo:font-size="9pt" style:font-size-asian="9pt" style:font-size-complex="9pt" fo:language="en" fo:country="GB"/>
    </style:style>
    <style:style style:name="T248" style:parent-style-name="DefaultParagraphFont" style:family="text">
      <style:text-properties style:font-name="Times New Roman" style:font-name-complex="Times New Roman" fo:font-size="9pt" style:font-size-asian="9pt" style:font-size-complex="9pt" fo:language="en" fo:country="GB"/>
    </style:style>
    <style:style style:name="P24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50" style:parent-style-name="Standard" style:family="paragraph">
      <style:paragraph-properties fo:text-align="justify"/>
      <style:text-properties fo:language="en" fo:country="GB"/>
    </style:style>
    <style:style style:name="P25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52" style:parent-style-name="Standard" style:family="paragraph">
      <style:paragraph-properties fo:text-align="justify"/>
    </style:style>
    <style:style style:name="T253" style:parent-style-name="DefaultParagraphFont" style:family="text">
      <style:text-properties style:font-name="Times New Roman" style:font-name-complex="Times New Roman" fo:font-size="9pt" style:font-size-asian="9pt" style:font-size-complex="9pt" fo:language="en" fo:country="GB"/>
    </style:style>
    <style:style style:name="T25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55" style:parent-style-name="DefaultParagraphFont" style:family="text">
      <style:text-properties style:font-name="Times New Roman" style:font-name-complex="Times New Roman" fo:font-size="9pt" style:font-size-asian="9pt" style:font-size-complex="9pt" fo:language="en" fo:country="GB"/>
    </style:style>
    <style:style style:name="T25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57" style:parent-style-name="DefaultParagraphFont" style:family="text">
      <style:text-properties style:font-name="Times New Roman" style:font-name-complex="Times New Roman" fo:font-size="9pt" style:font-size-asian="9pt" style:font-size-complex="9pt" fo:language="en" fo:country="GB"/>
    </style:style>
    <style:style style:name="T258" style:parent-style-name="DefaultParagraphFont" style:family="text">
      <style:text-properties style:font-name="Times New Roman" style:font-name-complex="Times New Roman" fo:font-size="9pt" style:font-size-asian="9pt" style:font-size-complex="9pt" fo:language="en" fo:country="GB"/>
    </style:style>
    <style:style style:name="T259" style:parent-style-name="DefaultParagraphFont" style:family="text">
      <style:text-properties style:font-name="Times New Roman" style:font-name-complex="Times New Roman" fo:font-size="9pt" style:font-size-asian="9pt" style:font-size-complex="9pt" fo:language="en" fo:country="GB"/>
    </style:style>
    <style:style style:name="T260" style:parent-style-name="DefaultParagraphFont" style:family="text">
      <style:text-properties style:font-name="Times New Roman" style:font-name-complex="Times New Roman" fo:font-size="9pt" style:font-size-asian="9pt" style:font-size-complex="9pt" fo:language="en" fo:country="GB"/>
    </style:style>
    <style:style style:name="P26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62" style:parent-style-name="Standard" style:family="paragraph">
      <style:paragraph-properties fo:text-align="justify"/>
    </style:style>
    <style:style style:name="T263" style:parent-style-name="DefaultParagraphFont" style:family="text">
      <style:text-properties style:font-name="Times New Roman" style:font-name-complex="Times New Roman" fo:font-size="9pt" style:font-size-asian="9pt" style:font-size-complex="9pt" fo:language="en" fo:country="GB"/>
    </style:style>
    <style:style style:name="T26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65" style:parent-style-name="DefaultParagraphFont" style:family="text">
      <style:text-properties style:font-name="Times New Roman" style:font-name-complex="Times New Roman" fo:font-size="9pt" style:font-size-asian="9pt" style:font-size-complex="9pt" fo:language="en" fo:country="GB"/>
    </style:style>
    <style:style style:name="T26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67" style:parent-style-name="DefaultParagraphFont" style:family="text">
      <style:text-properties style:font-name="Times New Roman" style:font-name-complex="Times New Roman" fo:font-size="9pt" style:font-size-asian="9pt" style:font-size-complex="9pt" fo:language="en" fo:country="GB"/>
    </style:style>
    <style:style style:name="T268" style:parent-style-name="DefaultParagraphFont" style:family="text">
      <style:text-properties style:font-name="Times New Roman" style:font-name-complex="Times New Roman" fo:font-size="9pt" style:font-size-asian="9pt" style:font-size-complex="9pt" fo:language="en" fo:country="GB"/>
    </style:style>
    <style:style style:name="T269" style:parent-style-name="DefaultParagraphFont" style:family="text">
      <style:text-properties style:font-name="Times New Roman" style:font-name-complex="Times New Roman" fo:font-size="9pt" style:font-size-asian="9pt" style:font-size-complex="9pt" fo:language="en" fo:country="GB"/>
    </style:style>
    <style:style style:name="T270" style:parent-style-name="DefaultParagraphFont" style:family="text">
      <style:text-properties style:font-name="Times New Roman" style:font-name-complex="Times New Roman" fo:font-size="9pt" style:font-size-asian="9pt" style:font-size-complex="9pt" fo:language="en" fo:country="GB"/>
    </style:style>
    <style:style style:name="P27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72" style:parent-style-name="Standard" style:family="paragraph">
      <style:paragraph-properties fo:text-align="justify"/>
      <style:text-properties fo:language="en" fo:country="GB"/>
    </style:style>
    <style:style style:name="P273" style:parent-style-name="Standard" style:family="paragraph">
      <style:paragraph-properties fo:text-align="justify"/>
    </style:style>
    <style:style style:name="T274" style:parent-style-name="DefaultParagraphFont" style:family="text">
      <style:text-properties style:font-name="Times New Roman" style:font-name-complex="Times New Roman" fo:font-size="9pt" style:font-size-asian="9pt" style:font-size-complex="9pt" fo:language="en" fo:country="GB"/>
    </style:style>
    <style:style style:name="T275" style:parent-style-name="DefaultParagraphFont" style:family="text">
      <style:text-properties style:font-name="Times New Roman" style:font-name-complex="Times New Roman" fo:font-size="9pt" style:font-size-asian="9pt" style:font-size-complex="9pt" fo:language="en" fo:country="GB"/>
    </style:style>
    <style:style style:name="T276" style:parent-style-name="DefaultParagraphFont" style:family="text">
      <style:text-properties style:font-name="Times New Roman" style:font-name-complex="Times New Roman" fo:font-size="9pt" style:font-size-asian="9pt" style:font-size-complex="9pt" fo:language="en" fo:country="GB"/>
    </style:style>
    <style:style style:name="T277" style:parent-style-name="DefaultParagraphFont" style:family="text">
      <style:text-properties style:font-name="Times New Roman" style:font-name-complex="Times New Roman" fo:font-size="9pt" style:font-size-asian="9pt" style:font-size-complex="9pt" fo:language="en" fo:country="GB"/>
    </style:style>
    <style:style style:name="T278" style:parent-style-name="DefaultParagraphFont" style:family="text">
      <style:text-properties style:font-name="Times New Roman" style:font-name-complex="Times New Roman" fo:font-size="9pt" style:font-size-asian="9pt" style:font-size-complex="9pt" fo:language="en" fo:country="GB"/>
    </style:style>
    <style:style style:name="T279" style:parent-style-name="DefaultParagraphFont" style:family="text">
      <style:text-properties style:font-name="Times New Roman" style:font-name-complex="Times New Roman" fo:font-size="9pt" style:font-size-asian="9pt" style:font-size-complex="9pt" fo:language="en" fo:country="GB"/>
    </style:style>
    <style:style style:name="P280" style:parent-style-name="Standard" style:family="paragraph">
      <style:paragraph-properties fo:text-align="justify"/>
    </style:style>
    <style:style style:name="T281" style:parent-style-name="DefaultParagraphFont" style:family="text">
      <style:text-properties style:font-name="Times New Roman" style:font-name-complex="Times New Roman" fo:font-size="9pt" style:font-size-asian="9pt" style:font-size-complex="9pt" fo:language="en" fo:country="GB"/>
    </style:style>
    <style:style style:name="T28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83" style:parent-style-name="DefaultParagraphFont" style:family="text">
      <style:text-properties style:font-name="Times New Roman" style:font-name-complex="Times New Roman" fo:font-size="9pt" style:font-size-asian="9pt" style:font-size-complex="9pt" fo:language="en" fo:country="GB"/>
    </style:style>
    <style:style style:name="T284" style:parent-style-name="DefaultParagraphFont" style:family="text">
      <style:text-properties style:font-name="Times New Roman" style:font-name-complex="Times New Roman" fo:font-size="9pt" style:font-size-asian="9pt" style:font-size-complex="9pt" fo:language="en" fo:country="GB"/>
    </style:style>
    <style:style style:name="T28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86" style:parent-style-name="DefaultParagraphFont" style:family="text">
      <style:text-properties style:font-name="Times New Roman" style:font-name-complex="Times New Roman" fo:font-size="9pt" style:font-size-asian="9pt" style:font-size-complex="9pt" fo:language="en" fo:country="GB"/>
    </style:style>
    <style:style style:name="T287" style:parent-style-name="DefaultParagraphFont" style:family="text">
      <style:text-properties style:font-name="Times New Roman" style:font-name-complex="Times New Roman" fo:font-size="9pt" style:font-size-asian="9pt" style:font-size-complex="9pt" fo:language="en" fo:country="GB"/>
    </style:style>
    <style:style style:name="T288" style:parent-style-name="DefaultParagraphFont" style:family="text">
      <style:text-properties style:font-name="Times New Roman" style:font-name-complex="Times New Roman" fo:font-size="9pt" style:font-size-asian="9pt" style:font-size-complex="9pt" fo:language="en" fo:country="GB"/>
    </style:style>
    <style:style style:name="P28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90" style:parent-style-name="Standard" style:family="paragraph">
      <style:paragraph-properties fo:text-align="justify"/>
    </style:style>
    <style:style style:name="T291" style:parent-style-name="DefaultParagraphFont" style:family="text">
      <style:text-properties style:font-name="Times New Roman" style:font-name-complex="Times New Roman" fo:font-size="9pt" style:font-size-asian="9pt" style:font-size-complex="9pt" fo:language="en" fo:country="GB"/>
    </style:style>
    <style:style style:name="T29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93" style:parent-style-name="DefaultParagraphFont" style:family="text">
      <style:text-properties style:font-name="Times New Roman" style:font-name-complex="Times New Roman" fo:font-size="9pt" style:font-size-asian="9pt" style:font-size-complex="9pt" fo:language="en" fo:country="GB"/>
    </style:style>
    <style:style style:name="T294" style:parent-style-name="DefaultParagraphFont" style:family="text">
      <style:text-properties style:font-name="Times New Roman" style:font-name-complex="Times New Roman" fo:font-size="9pt" style:font-size-asian="9pt" style:font-size-complex="9pt" fo:language="en" fo:country="GB"/>
    </style:style>
    <style:style style:name="T29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96" style:parent-style-name="DefaultParagraphFont" style:family="text">
      <style:text-properties style:font-name="Times New Roman" style:font-name-complex="Times New Roman" fo:font-size="9pt" style:font-size-asian="9pt" style:font-size-complex="9pt" fo:language="en" fo:country="GB"/>
    </style:style>
    <style:style style:name="T297" style:parent-style-name="DefaultParagraphFont" style:family="text">
      <style:text-properties style:font-name="Times New Roman" style:font-name-complex="Times New Roman" fo:font-size="9pt" style:font-size-asian="9pt" style:font-size-complex="9pt" fo:language="en" fo:country="GB"/>
    </style:style>
    <style:style style:name="T298" style:parent-style-name="DefaultParagraphFont" style:family="text">
      <style:text-properties style:font-name="Times New Roman" style:font-name-complex="Times New Roman" fo:font-size="9pt" style:font-size-asian="9pt" style:font-size-complex="9pt" fo:language="en" fo:country="GB"/>
    </style:style>
    <style:style style:name="T299" style:parent-style-name="DefaultParagraphFont" style:family="text">
      <style:text-properties style:font-name="Times New Roman" style:font-name-complex="Times New Roman" fo:font-size="9pt" style:font-size-asian="9pt" style:font-size-complex="9pt" fo:language="en" fo:country="GB"/>
    </style:style>
    <style:style style:name="P30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01" style:parent-style-name="Standard" style:family="paragraph">
      <style:paragraph-properties fo:text-align="justify"/>
    </style:style>
    <style:style style:name="T302" style:parent-style-name="DefaultParagraphFont" style:family="text">
      <style:text-properties style:font-name="Times New Roman" style:font-name-complex="Times New Roman" fo:font-size="9pt" style:font-size-asian="9pt" style:font-size-complex="9pt" fo:language="en" fo:country="GB"/>
    </style:style>
    <style:style style:name="T30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04" style:parent-style-name="DefaultParagraphFont" style:family="text">
      <style:text-properties style:font-name="Times New Roman" style:font-name-complex="Times New Roman" fo:font-size="9pt" style:font-size-asian="9pt" style:font-size-complex="9pt" fo:language="en" fo:country="GB"/>
    </style:style>
    <style:style style:name="T305" style:parent-style-name="DefaultParagraphFont" style:family="text">
      <style:text-properties style:font-name="Times New Roman" style:font-name-complex="Times New Roman" fo:font-size="9pt" style:font-size-asian="9pt" style:font-size-complex="9pt" fo:language="en" fo:country="GB"/>
    </style:style>
    <style:style style:name="T30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07" style:parent-style-name="DefaultParagraphFont" style:family="text">
      <style:text-properties style:font-name="Times New Roman" style:font-name-complex="Times New Roman" fo:font-size="9pt" style:font-size-asian="9pt" style:font-size-complex="9pt" fo:language="en" fo:country="GB"/>
    </style:style>
    <style:style style:name="T308" style:parent-style-name="DefaultParagraphFont" style:family="text">
      <style:text-properties style:font-name="Times New Roman" style:font-name-complex="Times New Roman" fo:font-size="9pt" style:font-size-asian="9pt" style:font-size-complex="9pt" fo:language="en" fo:country="GB"/>
    </style:style>
    <style:style style:name="T309" style:parent-style-name="DefaultParagraphFont" style:family="text">
      <style:text-properties style:font-name="Times New Roman" style:font-name-complex="Times New Roman" fo:font-size="9pt" style:font-size-asian="9pt" style:font-size-complex="9pt" fo:language="en" fo:country="GB"/>
    </style:style>
    <style:style style:name="P31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11" style:parent-style-name="Standard" style:family="paragraph">
      <style:paragraph-properties fo:text-align="justify"/>
      <style:text-properties fo:language="en" fo:country="GB"/>
    </style:style>
    <style:style style:name="P312" style:parent-style-name="Standard" style:family="paragraph">
      <style:paragraph-properties fo:text-align="justify"/>
    </style:style>
    <style:style style:name="T313" style:parent-style-name="DefaultParagraphFont" style:family="text">
      <style:text-properties style:font-name="Times New Roman" style:font-name-complex="Times New Roman" fo:font-size="9pt" style:font-size-asian="9pt" style:font-size-complex="9pt" fo:language="en" fo:country="GB"/>
    </style:style>
    <style:style style:name="T314" style:parent-style-name="DefaultParagraphFont" style:family="text">
      <style:text-properties style:font-name="Times New Roman" style:font-name-complex="Times New Roman" fo:font-size="9pt" style:font-size-asian="9pt" style:font-size-complex="9pt" fo:language="en" fo:country="GB"/>
    </style:style>
    <style:style style:name="T315" style:parent-style-name="DefaultParagraphFont" style:family="text">
      <style:text-properties style:font-name="Times New Roman" style:font-name-complex="Times New Roman" fo:font-size="9pt" style:font-size-asian="9pt" style:font-size-complex="9pt" fo:language="en" fo:country="GB"/>
    </style:style>
    <style:style style:name="T316" style:parent-style-name="DefaultParagraphFont" style:family="text">
      <style:text-properties style:font-name="Times New Roman" style:font-name-complex="Times New Roman" fo:font-size="9pt" style:font-size-asian="9pt" style:font-size-complex="9pt" fo:language="en" fo:country="GB"/>
    </style:style>
    <style:style style:name="T317" style:parent-style-name="DefaultParagraphFont" style:family="text">
      <style:text-properties style:font-name="Times New Roman" style:font-name-complex="Times New Roman" fo:font-size="9pt" style:font-size-asian="9pt" style:font-size-complex="9pt" fo:language="en" fo:country="GB"/>
    </style:style>
    <style:style style:name="T318" style:parent-style-name="DefaultParagraphFont" style:family="text">
      <style:text-properties style:font-name="Times New Roman" style:font-name-complex="Times New Roman" fo:font-size="9pt" style:font-size-asian="9pt" style:font-size-complex="9pt" fo:language="en" fo:country="GB"/>
    </style:style>
    <style:style style:name="T319" style:parent-style-name="DefaultParagraphFont" style:family="text">
      <style:text-properties style:font-name="Times New Roman" style:font-name-complex="Times New Roman" fo:font-size="9pt" style:font-size-asian="9pt" style:font-size-complex="9pt" fo:language="en" fo:country="GB"/>
    </style:style>
    <style:style style:name="T320" style:parent-style-name="DefaultParagraphFont" style:family="text">
      <style:text-properties style:font-name="Times New Roman" style:font-name-complex="Times New Roman" fo:font-size="9pt" style:font-size-asian="9pt" style:font-size-complex="9pt" fo:language="en" fo:country="GB"/>
    </style:style>
    <style:style style:name="P321" style:parent-style-name="Standard" style:family="paragraph">
      <style:paragraph-properties fo:text-align="justify"/>
    </style:style>
    <style:style style:name="T322" style:parent-style-name="DefaultParagraphFont" style:family="text">
      <style:text-properties style:font-name="Times New Roman" style:font-name-complex="Times New Roman" fo:font-size="9pt" style:font-size-asian="9pt" style:font-size-complex="9pt" fo:language="en" fo:country="GB"/>
    </style:style>
    <style:style style:name="T32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2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25" style:parent-style-name="DefaultParagraphFont" style:family="text">
      <style:text-properties style:font-name="Times New Roman" style:font-name-complex="Times New Roman" fo:font-size="9pt" style:font-size-asian="9pt" style:font-size-complex="9pt" fo:language="en" fo:country="GB"/>
    </style:style>
    <style:style style:name="T32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27" style:parent-style-name="DefaultParagraphFont" style:family="text">
      <style:text-properties style:font-name="Times New Roman" style:font-name-complex="Times New Roman" fo:font-size="9pt" style:font-size-asian="9pt" style:font-size-complex="9pt" fo:language="en" fo:country="GB"/>
    </style:style>
    <style:style style:name="T328" style:parent-style-name="DefaultParagraphFont" style:family="text">
      <style:text-properties style:font-name="Times New Roman" style:font-name-complex="Times New Roman" fo:font-size="9pt" style:font-size-asian="9pt" style:font-size-complex="9pt" fo:language="en" fo:country="GB"/>
    </style:style>
    <style:style style:name="T329" style:parent-style-name="DefaultParagraphFont" style:family="text">
      <style:text-properties style:font-name="Times New Roman" style:font-name-complex="Times New Roman" fo:font-size="9pt" style:font-size-asian="9pt" style:font-size-complex="9pt" fo:language="en" fo:country="GB"/>
    </style:style>
    <style:style style:name="T330" style:parent-style-name="DefaultParagraphFont" style:family="text">
      <style:text-properties style:font-name="Times New Roman" style:font-name-complex="Times New Roman" fo:font-size="9pt" style:font-size-asian="9pt" style:font-size-complex="9pt" fo:language="en" fo:country="GB"/>
    </style:style>
    <style:style style:name="T331" style:parent-style-name="DefaultParagraphFont" style:family="text">
      <style:text-properties style:font-name="Times New Roman" style:font-name-complex="Times New Roman" fo:font-size="9pt" style:font-size-asian="9pt" style:font-size-complex="9pt" fo:language="en" fo:country="GB"/>
    </style:style>
    <style:style style:name="P33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33" style:parent-style-name="Standard" style:family="paragraph">
      <style:paragraph-properties fo:text-align="justify"/>
    </style:style>
    <style:style style:name="T334" style:parent-style-name="DefaultParagraphFont" style:family="text">
      <style:text-properties style:font-name="Times New Roman" style:font-name-complex="Times New Roman" fo:font-size="9pt" style:font-size-asian="9pt" style:font-size-complex="9pt" fo:language="en" fo:country="GB"/>
    </style:style>
    <style:style style:name="T33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36" style:parent-style-name="DefaultParagraphFont" style:family="text">
      <style:text-properties style:font-name="Times New Roman" style:font-name-complex="Times New Roman" fo:font-size="9pt" style:font-size-asian="9pt" style:font-size-complex="9pt" fo:language="en" fo:country="GB"/>
    </style:style>
    <style:style style:name="T337" style:parent-style-name="DefaultParagraphFont" style:family="text">
      <style:text-properties style:font-name="Times New Roman" style:font-name-complex="Times New Roman" fo:font-size="9pt" style:font-size-asian="9pt" style:font-size-complex="9pt" fo:language="en" fo:country="GB"/>
    </style:style>
    <style:style style:name="T33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39" style:parent-style-name="DefaultParagraphFont" style:family="text">
      <style:text-properties style:font-name="Times New Roman" style:font-name-complex="Times New Roman" fo:font-size="9pt" style:font-size-asian="9pt" style:font-size-complex="9pt" fo:language="en" fo:country="GB"/>
    </style:style>
    <style:style style:name="T340" style:parent-style-name="DefaultParagraphFont" style:family="text">
      <style:text-properties style:font-name="Times New Roman" style:font-name-complex="Times New Roman" fo:font-size="9pt" style:font-size-asian="9pt" style:font-size-complex="9pt" fo:language="en" fo:country="GB"/>
    </style:style>
    <style:style style:name="T341" style:parent-style-name="DefaultParagraphFont" style:family="text">
      <style:text-properties style:font-name="Times New Roman" style:font-name-complex="Times New Roman" fo:font-size="9pt" style:font-size-asian="9pt" style:font-size-complex="9pt" fo:language="en" fo:country="GB"/>
    </style:style>
    <style:style style:name="P34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43" style:parent-style-name="Standard" style:family="paragraph">
      <style:paragraph-properties fo:text-align="justify"/>
      <style:text-properties fo:language="en" fo:country="GB"/>
    </style:style>
    <style:style style:name="P34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45" style:parent-style-name="Standard" style:family="paragraph">
      <style:paragraph-properties fo:text-align="justify"/>
    </style:style>
    <style:style style:name="T346" style:parent-style-name="DefaultParagraphFont" style:family="text">
      <style:text-properties style:font-name="Times New Roman" style:font-name-complex="Times New Roman" fo:font-size="9pt" style:font-size-asian="9pt" style:font-size-complex="9pt" fo:language="en" fo:country="GB"/>
    </style:style>
    <style:style style:name="T34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48" style:parent-style-name="DefaultParagraphFont" style:family="text">
      <style:text-properties style:font-name="Times New Roman" style:font-name-complex="Times New Roman" fo:font-size="9pt" style:font-size-asian="9pt" style:font-size-complex="9pt" fo:language="en" fo:country="GB"/>
    </style:style>
    <style:style style:name="T34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50" style:parent-style-name="DefaultParagraphFont" style:family="text">
      <style:text-properties style:font-name="Times New Roman" style:font-name-complex="Times New Roman" fo:font-size="9pt" style:font-size-asian="9pt" style:font-size-complex="9pt" fo:language="en" fo:country="GB"/>
    </style:style>
    <style:style style:name="T351" style:parent-style-name="DefaultParagraphFont" style:family="text">
      <style:text-properties style:font-name="Times New Roman" style:font-name-complex="Times New Roman" fo:font-size="9pt" style:font-size-asian="9pt" style:font-size-complex="9pt" fo:language="en" fo:country="GB"/>
    </style:style>
    <style:style style:name="T352" style:parent-style-name="DefaultParagraphFont" style:family="text">
      <style:text-properties style:font-name="Times New Roman" style:font-name-complex="Times New Roman" fo:font-size="9pt" style:font-size-asian="9pt" style:font-size-complex="9pt" fo:language="en" fo:country="GB"/>
    </style:style>
    <style:style style:name="P353" style:parent-style-name="Standard" style:family="paragraph">
      <style:paragraph-properties fo:text-align="justify"/>
    </style:style>
    <style:style style:name="T354" style:parent-style-name="DefaultParagraphFont" style:family="text">
      <style:text-properties style:font-name="Times New Roman" style:font-name-complex="Times New Roman" fo:font-size="9pt" style:font-size-asian="9pt" style:font-size-complex="9pt" fo:language="en" fo:country="GB"/>
    </style:style>
    <style:style style:name="T355" style:parent-style-name="DefaultParagraphFont" style:family="text">
      <style:text-properties style:font-name="Times New Roman" style:font-name-complex="Times New Roman" fo:font-size="9pt" style:font-size-asian="9pt" style:font-size-complex="9pt" fo:language="en" fo:country="GB"/>
    </style:style>
    <style:style style:name="T356" style:parent-style-name="DefaultParagraphFont" style:family="text">
      <style:text-properties style:font-name="Times New Roman" style:font-name-complex="Times New Roman" fo:font-size="9pt" style:font-size-asian="9pt" style:font-size-complex="9pt" fo:language="en" fo:country="GB"/>
    </style:style>
    <style:style style:name="T357" style:parent-style-name="DefaultParagraphFont" style:family="text">
      <style:text-properties style:font-name="Times New Roman" style:font-name-complex="Times New Roman" fo:font-size="9pt" style:font-size-asian="9pt" style:font-size-complex="9pt" fo:language="en" fo:country="GB"/>
    </style:style>
    <style:style style:name="T358" style:parent-style-name="DefaultParagraphFont" style:family="text">
      <style:text-properties style:font-name="Times New Roman" style:font-name-complex="Times New Roman" fo:font-size="9pt" style:font-size-asian="9pt" style:font-size-complex="9pt" fo:language="en" fo:country="GB"/>
    </style:style>
    <style:style style:name="T359" style:parent-style-name="DefaultParagraphFont" style:family="text">
      <style:text-properties style:font-name="Times New Roman" style:font-name-complex="Times New Roman" fo:font-size="9pt" style:font-size-asian="9pt" style:font-size-complex="9pt" fo:language="en" fo:country="GB"/>
    </style:style>
    <style:style style:name="T360" style:parent-style-name="DefaultParagraphFont" style:family="text">
      <style:text-properties style:font-name="Times New Roman" style:font-name-complex="Times New Roman" fo:font-size="9pt" style:font-size-asian="9pt" style:font-size-complex="9pt" fo:language="en" fo:country="GB"/>
    </style:style>
    <style:style style:name="T361" style:parent-style-name="DefaultParagraphFont" style:family="text">
      <style:text-properties style:font-name="Times New Roman" style:font-name-complex="Times New Roman" fo:font-size="9pt" style:font-size-asian="9pt" style:font-size-complex="9pt" fo:language="en" fo:country="GB"/>
    </style:style>
    <style:style style:name="T362" style:parent-style-name="DefaultParagraphFont" style:family="text">
      <style:text-properties style:font-name="Times New Roman" style:font-name-complex="Times New Roman" fo:font-size="9pt" style:font-size-asian="9pt" style:font-size-complex="9pt" fo:language="en" fo:country="GB"/>
    </style:style>
    <style:style style:name="P363" style:parent-style-name="Standard" style:family="paragraph">
      <style:paragraph-properties fo:text-align="justify"/>
    </style:style>
    <style:style style:name="T364" style:parent-style-name="DefaultParagraphFont" style:family="text">
      <style:text-properties style:font-name="Times New Roman" style:font-name-complex="Times New Roman" fo:font-size="9pt" style:font-size-asian="9pt" style:font-size-complex="9pt" fo:language="en" fo:country="GB"/>
    </style:style>
    <style:style style:name="T36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66" style:parent-style-name="DefaultParagraphFont" style:family="text">
      <style:text-properties style:font-name="Times New Roman" style:font-name-complex="Times New Roman" fo:font-size="9pt" style:font-size-asian="9pt" style:font-size-complex="9pt" fo:language="en" fo:country="GB"/>
    </style:style>
    <style:style style:name="T367" style:parent-style-name="DefaultParagraphFont" style:family="text">
      <style:text-properties style:font-name="Times New Roman" style:font-name-complex="Times New Roman" fo:font-size="9pt" style:font-size-asian="9pt" style:font-size-complex="9pt" fo:language="en" fo:country="GB"/>
    </style:style>
    <style:style style:name="T36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69" style:parent-style-name="DefaultParagraphFont" style:family="text">
      <style:text-properties style:font-name="Times New Roman" style:font-name-complex="Times New Roman" fo:font-size="9pt" style:font-size-asian="9pt" style:font-size-complex="9pt" fo:language="en" fo:country="GB"/>
    </style:style>
    <style:style style:name="T370" style:parent-style-name="DefaultParagraphFont" style:family="text">
      <style:text-properties style:font-name="Times New Roman" style:font-name-complex="Times New Roman" fo:font-size="9pt" style:font-size-asian="9pt" style:font-size-complex="9pt" fo:language="en" fo:country="GB"/>
    </style:style>
    <style:style style:name="T371" style:parent-style-name="DefaultParagraphFont" style:family="text">
      <style:text-properties style:font-name="Times New Roman" style:font-name-complex="Times New Roman" fo:font-size="9pt" style:font-size-asian="9pt" style:font-size-complex="9pt" fo:language="en" fo:country="GB"/>
    </style:style>
    <style:style style:name="P37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73" style:parent-style-name="Standard" style:family="paragraph">
      <style:paragraph-properties fo:text-align="justify"/>
    </style:style>
    <style:style style:name="T374" style:parent-style-name="DefaultParagraphFont" style:family="text">
      <style:text-properties style:font-name="Times New Roman" style:font-name-complex="Times New Roman" fo:font-size="9pt" style:font-size-asian="9pt" style:font-size-complex="9pt" fo:language="en" fo:country="GB"/>
    </style:style>
    <style:style style:name="T37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76" style:parent-style-name="DefaultParagraphFont" style:family="text">
      <style:text-properties style:font-name="Times New Roman" style:font-name-complex="Times New Roman" fo:font-size="9pt" style:font-size-asian="9pt" style:font-size-complex="9pt" fo:language="en" fo:country="GB"/>
    </style:style>
    <style:style style:name="T37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78" style:parent-style-name="DefaultParagraphFont" style:family="text">
      <style:text-properties style:font-name="Times New Roman" style:font-name-complex="Times New Roman" fo:font-size="9pt" style:font-size-asian="9pt" style:font-size-complex="9pt" fo:language="en" fo:country="GB"/>
    </style:style>
    <style:style style:name="T379" style:parent-style-name="DefaultParagraphFont" style:family="text">
      <style:text-properties style:font-name="Times New Roman" style:font-name-complex="Times New Roman" fo:font-size="9pt" style:font-size-asian="9pt" style:font-size-complex="9pt" fo:language="en" fo:country="GB"/>
    </style:style>
    <style:style style:name="T380" style:parent-style-name="DefaultParagraphFont" style:family="text">
      <style:text-properties style:font-name="Times New Roman" style:font-name-complex="Times New Roman" fo:font-size="9pt" style:font-size-asian="9pt" style:font-size-complex="9pt" fo:language="en" fo:country="GB"/>
    </style:style>
    <style:style style:name="T381" style:parent-style-name="DefaultParagraphFont" style:family="text">
      <style:text-properties style:font-name="Times New Roman" style:font-name-complex="Times New Roman" fo:font-size="9pt" style:font-size-asian="9pt" style:font-size-complex="9pt" fo:language="en" fo:country="GB"/>
    </style:style>
    <style:style style:name="P38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83" style:parent-style-name="Standard" style:family="paragraph">
      <style:paragraph-properties fo:text-align="justify"/>
      <style:text-properties fo:language="en" fo:country="GB"/>
    </style:style>
    <style:style style:name="P38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85" style:parent-style-name="Standard" style:family="paragraph">
      <style:paragraph-properties fo:text-align="justify"/>
    </style:style>
    <style:style style:name="T386" style:parent-style-name="DefaultParagraphFont" style:family="text">
      <style:text-properties style:font-name="Times New Roman" style:font-name-complex="Times New Roman" fo:font-size="9pt" style:font-size-asian="9pt" style:font-size-complex="9pt" fo:language="en" fo:country="GB"/>
    </style:style>
    <style:style style:name="T38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88" style:parent-style-name="DefaultParagraphFont" style:family="text">
      <style:text-properties style:font-name="Times New Roman" style:font-name-complex="Times New Roman" fo:font-size="9pt" style:font-size-asian="9pt" style:font-size-complex="9pt" fo:language="en" fo:country="GB"/>
    </style:style>
    <style:style style:name="T38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90" style:parent-style-name="DefaultParagraphFont" style:family="text">
      <style:text-properties style:font-name="Times New Roman" style:font-name-complex="Times New Roman" fo:font-size="9pt" style:font-size-asian="9pt" style:font-size-complex="9pt" fo:language="en" fo:country="GB"/>
    </style:style>
    <style:style style:name="T391" style:parent-style-name="DefaultParagraphFont" style:family="text">
      <style:text-properties style:font-name="Times New Roman" style:font-name-complex="Times New Roman" fo:font-size="9pt" style:font-size-asian="9pt" style:font-size-complex="9pt" fo:language="en" fo:country="GB"/>
    </style:style>
    <style:style style:name="T392" style:parent-style-name="DefaultParagraphFont" style:family="text">
      <style:text-properties style:font-name="Times New Roman" style:font-name-complex="Times New Roman" fo:font-size="9pt" style:font-size-asian="9pt" style:font-size-complex="9pt" fo:language="en" fo:country="GB"/>
    </style:style>
    <style:style style:name="T393" style:parent-style-name="DefaultParagraphFont" style:family="text">
      <style:text-properties style:font-name="Times New Roman" style:font-name-complex="Times New Roman" fo:font-size="9pt" style:font-size-asian="9pt" style:font-size-complex="9pt" fo:language="en" fo:country="GB"/>
    </style:style>
    <style:style style:name="P39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395" style:parent-style-name="Standard" style:family="paragraph">
      <style:paragraph-properties fo:text-align="justify"/>
    </style:style>
    <style:style style:name="T396" style:parent-style-name="DefaultParagraphFont" style:family="text">
      <style:text-properties style:font-name="Times New Roman" style:font-name-complex="Times New Roman" fo:font-size="9pt" style:font-size-asian="9pt" style:font-size-complex="9pt" fo:language="en" fo:country="GB"/>
    </style:style>
    <style:style style:name="T39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398" style:parent-style-name="DefaultParagraphFont" style:family="text">
      <style:text-properties style:font-name="Times New Roman" style:font-name-complex="Times New Roman" fo:font-size="9pt" style:font-size-asian="9pt" style:font-size-complex="9pt" fo:language="en" fo:country="GB"/>
    </style:style>
    <style:style style:name="T399" style:parent-style-name="DefaultParagraphFont" style:family="text">
      <style:text-properties style:font-name="Times New Roman" style:font-name-complex="Times New Roman" fo:font-size="9pt" style:font-size-asian="9pt" style:font-size-complex="9pt" fo:language="en" fo:country="GB"/>
    </style:style>
    <style:style style:name="T40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01" style:parent-style-name="DefaultParagraphFont" style:family="text">
      <style:text-properties style:font-name="Times New Roman" style:font-name-complex="Times New Roman" fo:font-size="9pt" style:font-size-asian="9pt" style:font-size-complex="9pt" fo:language="en" fo:country="GB"/>
    </style:style>
    <style:style style:name="T402" style:parent-style-name="DefaultParagraphFont" style:family="text">
      <style:text-properties style:font-name="Times New Roman" style:font-name-complex="Times New Roman" fo:font-size="9pt" style:font-size-asian="9pt" style:font-size-complex="9pt" fo:language="en" fo:country="GB"/>
    </style:style>
    <style:style style:name="T403" style:parent-style-name="DefaultParagraphFont" style:family="text">
      <style:text-properties style:font-name="Times New Roman" style:font-name-complex="Times New Roman" fo:font-size="9pt" style:font-size-asian="9pt" style:font-size-complex="9pt" fo:language="en" fo:country="GB"/>
    </style:style>
    <style:style style:name="P40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05" style:parent-style-name="Standard" style:family="paragraph">
      <style:paragraph-properties fo:text-align="justify"/>
      <style:text-properties fo:language="en" fo:country="GB"/>
    </style:style>
    <style:style style:name="P40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07" style:parent-style-name="Standard" style:family="paragraph">
      <style:paragraph-properties fo:text-align="justify"/>
    </style:style>
    <style:style style:name="T408" style:parent-style-name="DefaultParagraphFont" style:family="text">
      <style:text-properties style:font-name="Times New Roman" style:font-name-complex="Times New Roman" fo:font-size="9pt" style:font-size-asian="9pt" style:font-size-complex="9pt" fo:language="en" fo:country="GB"/>
    </style:style>
    <style:style style:name="T40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10" style:parent-style-name="DefaultParagraphFont" style:family="text">
      <style:text-properties style:font-name="Times New Roman" style:font-name-complex="Times New Roman" fo:font-size="9pt" style:font-size-asian="9pt" style:font-size-complex="9pt" fo:language="en" fo:country="GB"/>
    </style:style>
    <style:style style:name="T41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12" style:parent-style-name="DefaultParagraphFont" style:family="text">
      <style:text-properties style:font-name="Times New Roman" style:font-name-complex="Times New Roman" fo:font-size="9pt" style:font-size-asian="9pt" style:font-size-complex="9pt" fo:language="en" fo:country="GB"/>
    </style:style>
    <style:style style:name="T413" style:parent-style-name="DefaultParagraphFont" style:family="text">
      <style:text-properties style:font-name="Times New Roman" style:font-name-complex="Times New Roman" fo:font-size="9pt" style:font-size-asian="9pt" style:font-size-complex="9pt" fo:language="en" fo:country="GB"/>
    </style:style>
    <style:style style:name="T414" style:parent-style-name="DefaultParagraphFont" style:family="text">
      <style:text-properties style:font-name="Times New Roman" style:font-name-complex="Times New Roman" fo:font-size="9pt" style:font-size-asian="9pt" style:font-size-complex="9pt" fo:language="en" fo:country="GB"/>
    </style:style>
    <style:style style:name="T415" style:parent-style-name="DefaultParagraphFont" style:family="text">
      <style:text-properties style:font-name="Times New Roman" style:font-name-complex="Times New Roman" fo:font-size="9pt" style:font-size-asian="9pt" style:font-size-complex="9pt" fo:language="en" fo:country="GB"/>
    </style:style>
    <style:style style:name="T416" style:parent-style-name="DefaultParagraphFont" style:family="text">
      <style:text-properties style:font-name="Times New Roman" style:font-name-complex="Times New Roman" fo:font-size="9pt" style:font-size-asian="9pt" style:font-size-complex="9pt" fo:language="en" fo:country="GB"/>
    </style:style>
    <style:style style:name="T417" style:parent-style-name="DefaultParagraphFont" style:family="text">
      <style:text-properties style:font-name="Times New Roman" style:font-name-complex="Times New Roman" fo:font-size="9pt" style:font-size-asian="9pt" style:font-size-complex="9pt" fo:language="en" fo:country="GB"/>
    </style:style>
    <style:style style:name="P41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19" style:parent-style-name="Standard" style:family="paragraph">
      <style:paragraph-properties fo:text-align="justify"/>
    </style:style>
    <style:style style:name="T420" style:parent-style-name="DefaultParagraphFont" style:family="text">
      <style:text-properties style:font-name="Times New Roman" style:font-name-complex="Times New Roman" fo:font-size="9pt" style:font-size-asian="9pt" style:font-size-complex="9pt" fo:language="en" fo:country="GB"/>
    </style:style>
    <style:style style:name="T421" style:parent-style-name="DefaultParagraphFont" style:family="text">
      <style:text-properties style:font-name="Times New Roman" style:font-name-complex="Times New Roman" fo:font-size="9pt" style:font-size-asian="9pt" style:font-size-complex="9pt" fo:language="en" fo:country="GB"/>
    </style:style>
    <style:style style:name="T422" style:parent-style-name="DefaultParagraphFont" style:family="text">
      <style:text-properties style:font-name="Times New Roman" style:font-name-complex="Times New Roman" fo:font-size="9pt" style:font-size-asian="9pt" style:font-size-complex="9pt" fo:language="en" fo:country="GB"/>
    </style:style>
    <style:style style:name="T423" style:parent-style-name="DefaultParagraphFont" style:family="text">
      <style:text-properties style:font-name="Times New Roman" style:font-name-complex="Times New Roman" fo:font-size="9pt" style:font-size-asian="9pt" style:font-size-complex="9pt" fo:language="en" fo:country="GB"/>
    </style:style>
    <style:style style:name="T424" style:parent-style-name="DefaultParagraphFont" style:family="text">
      <style:text-properties style:font-name="Times New Roman" style:font-name-complex="Times New Roman" fo:font-size="9pt" style:font-size-asian="9pt" style:font-size-complex="9pt" fo:language="en" fo:country="GB"/>
    </style:style>
    <style:style style:name="T425" style:parent-style-name="DefaultParagraphFont" style:family="text">
      <style:text-properties style:font-name="Times New Roman" style:font-name-complex="Times New Roman" fo:font-size="9pt" style:font-size-asian="9pt" style:font-size-complex="9pt" fo:language="en" fo:country="GB"/>
    </style:style>
    <style:style style:name="T426" style:parent-style-name="DefaultParagraphFont" style:family="text">
      <style:text-properties style:font-name="Times New Roman" style:font-name-complex="Times New Roman" fo:font-size="9pt" style:font-size-asian="9pt" style:font-size-complex="9pt" fo:language="en" fo:country="GB"/>
    </style:style>
    <style:style style:name="T427" style:parent-style-name="DefaultParagraphFont" style:family="text">
      <style:text-properties style:font-name="Times New Roman" style:font-name-complex="Times New Roman" fo:font-size="9pt" style:font-size-asian="9pt" style:font-size-complex="9pt" fo:language="en" fo:country="GB"/>
    </style:style>
    <style:style style:name="T428" style:parent-style-name="DefaultParagraphFont" style:family="text">
      <style:text-properties style:font-name="Times New Roman" style:font-name-complex="Times New Roman" fo:font-size="9pt" style:font-size-asian="9pt" style:font-size-complex="9pt" fo:language="en" fo:country="GB"/>
    </style:style>
    <style:style style:name="T429" style:parent-style-name="DefaultParagraphFont" style:family="text">
      <style:text-properties style:font-name="Times New Roman" style:font-name-complex="Times New Roman" fo:font-size="9pt" style:font-size-asian="9pt" style:font-size-complex="9pt" fo:language="en" fo:country="GB"/>
    </style:style>
    <style:style style:name="P430" style:parent-style-name="Standard" style:family="paragraph">
      <style:paragraph-properties fo:text-align="justify"/>
    </style:style>
    <style:style style:name="T431" style:parent-style-name="DefaultParagraphFont" style:family="text">
      <style:text-properties style:font-name="Times New Roman" style:font-name-complex="Times New Roman" fo:font-size="9pt" style:font-size-asian="9pt" style:font-size-complex="9pt" fo:language="en" fo:country="GB"/>
    </style:style>
    <style:style style:name="T43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33" style:parent-style-name="DefaultParagraphFont" style:family="text">
      <style:text-properties style:font-name="Times New Roman" style:font-name-complex="Times New Roman" fo:font-size="9pt" style:font-size-asian="9pt" style:font-size-complex="9pt" fo:language="en" fo:country="GB"/>
    </style:style>
    <style:style style:name="T434" style:parent-style-name="DefaultParagraphFont" style:family="text">
      <style:text-properties style:font-name="Times New Roman" style:font-name-complex="Times New Roman" fo:font-size="9pt" style:font-size-asian="9pt" style:font-size-complex="9pt" fo:language="en" fo:country="GB"/>
    </style:style>
    <style:style style:name="T43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36" style:parent-style-name="DefaultParagraphFont" style:family="text">
      <style:text-properties style:font-name="Times New Roman" style:font-name-complex="Times New Roman" fo:font-size="9pt" style:font-size-asian="9pt" style:font-size-complex="9pt" fo:language="en" fo:country="GB"/>
    </style:style>
    <style:style style:name="T437" style:parent-style-name="DefaultParagraphFont" style:family="text">
      <style:text-properties style:font-name="Times New Roman" style:font-name-complex="Times New Roman" fo:font-size="9pt" style:font-size-asian="9pt" style:font-size-complex="9pt" fo:language="en" fo:country="GB"/>
    </style:style>
    <style:style style:name="T438" style:parent-style-name="DefaultParagraphFont" style:family="text">
      <style:text-properties style:font-name="Times New Roman" style:font-name-complex="Times New Roman" fo:font-size="9pt" style:font-size-asian="9pt" style:font-size-complex="9pt" fo:language="en" fo:country="GB"/>
    </style:style>
    <style:style style:name="P439" style:parent-style-name="Standard" style:family="paragraph">
      <style:paragraph-properties fo:text-align="justify"/>
      <style:text-properties fo:language="en" fo:country="GB"/>
    </style:style>
    <style:style style:name="P440" style:parent-style-name="Standard" style:family="paragraph">
      <style:paragraph-properties fo:text-align="justify"/>
    </style:style>
    <style:style style:name="T441" style:parent-style-name="DefaultParagraphFont" style:family="text">
      <style:text-properties style:font-name="Times New Roman" style:font-name-complex="Times New Roman" fo:font-size="9pt" style:font-size-asian="9pt" style:font-size-complex="9pt" fo:language="en" fo:country="GB"/>
    </style:style>
    <style:style style:name="T442" style:parent-style-name="DefaultParagraphFont" style:family="text">
      <style:text-properties style:font-name="Times New Roman" style:font-name-complex="Times New Roman" fo:font-size="9pt" style:font-size-asian="9pt" style:font-size-complex="9pt" fo:language="en" fo:country="GB"/>
    </style:style>
    <style:style style:name="T443" style:parent-style-name="DefaultParagraphFont" style:family="text">
      <style:text-properties style:font-name="Times New Roman" style:font-name-complex="Times New Roman" fo:font-size="9pt" style:font-size-asian="9pt" style:font-size-complex="9pt" fo:language="en" fo:country="GB"/>
    </style:style>
    <style:style style:name="T444" style:parent-style-name="DefaultParagraphFont" style:family="text">
      <style:text-properties style:font-name="Times New Roman" style:font-name-complex="Times New Roman" fo:font-size="9pt" style:font-size-asian="9pt" style:font-size-complex="9pt" fo:language="en" fo:country="GB"/>
    </style:style>
    <style:style style:name="T445" style:parent-style-name="DefaultParagraphFont" style:family="text">
      <style:text-properties style:font-name="Times New Roman" style:font-name-complex="Times New Roman" fo:font-size="9pt" style:font-size-asian="9pt" style:font-size-complex="9pt" fo:language="en" fo:country="GB"/>
    </style:style>
    <style:style style:name="T446" style:parent-style-name="DefaultParagraphFont" style:family="text">
      <style:text-properties style:font-name="Times New Roman" style:font-name-complex="Times New Roman" fo:font-size="9pt" style:font-size-asian="9pt" style:font-size-complex="9pt" fo:language="en" fo:country="GB"/>
    </style:style>
    <style:style style:name="T447" style:parent-style-name="DefaultParagraphFont" style:family="text">
      <style:text-properties style:font-name="Times New Roman" style:font-name-complex="Times New Roman" fo:font-size="9pt" style:font-size-asian="9pt" style:font-size-complex="9pt" fo:language="en" fo:country="GB"/>
    </style:style>
    <style:style style:name="T448" style:parent-style-name="DefaultParagraphFont" style:family="text">
      <style:text-properties style:font-name="Times New Roman" style:font-name-complex="Times New Roman" fo:font-size="9pt" style:font-size-asian="9pt" style:font-size-complex="9pt" fo:language="en" fo:country="GB"/>
    </style:style>
    <style:style style:name="T449" style:parent-style-name="DefaultParagraphFont" style:family="text">
      <style:text-properties style:font-name="Times New Roman" style:font-name-complex="Times New Roman" fo:font-size="9pt" style:font-size-asian="9pt" style:font-size-complex="9pt" fo:language="en" fo:country="GB"/>
    </style:style>
    <style:style style:name="T450" style:parent-style-name="DefaultParagraphFont" style:family="text">
      <style:text-properties style:font-name="Times New Roman" style:font-name-complex="Times New Roman" fo:font-size="9pt" style:font-size-asian="9pt" style:font-size-complex="9pt" fo:language="en" fo:country="GB"/>
    </style:style>
    <style:style style:name="P451" style:parent-style-name="Standard" style:family="paragraph">
      <style:paragraph-properties fo:text-align="justify"/>
    </style:style>
    <style:style style:name="T452" style:parent-style-name="DefaultParagraphFont" style:family="text">
      <style:text-properties style:font-name="Times New Roman" style:font-name-complex="Times New Roman" fo:font-size="9pt" style:font-size-asian="9pt" style:font-size-complex="9pt" fo:language="en" fo:country="GB"/>
    </style:style>
    <style:style style:name="T45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54" style:parent-style-name="DefaultParagraphFont" style:family="text">
      <style:text-properties style:font-name="Times New Roman" style:font-name-complex="Times New Roman" fo:font-size="9pt" style:font-size-asian="9pt" style:font-size-complex="9pt" fo:language="en" fo:country="GB"/>
    </style:style>
    <style:style style:name="T455" style:parent-style-name="DefaultParagraphFont" style:family="text">
      <style:text-properties style:font-name="Times New Roman" style:font-name-complex="Times New Roman" fo:font-size="9pt" style:font-size-asian="9pt" style:font-size-complex="9pt" fo:language="en" fo:country="GB"/>
    </style:style>
    <style:style style:name="T45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57" style:parent-style-name="DefaultParagraphFont" style:family="text">
      <style:text-properties style:font-name="Times New Roman" style:font-name-complex="Times New Roman" fo:font-size="9pt" style:font-size-asian="9pt" style:font-size-complex="9pt" fo:language="en" fo:country="GB"/>
    </style:style>
    <style:style style:name="T458" style:parent-style-name="DefaultParagraphFont" style:family="text">
      <style:text-properties style:font-name="Times New Roman" style:font-name-complex="Times New Roman" fo:font-size="9pt" style:font-size-asian="9pt" style:font-size-complex="9pt" fo:language="en" fo:country="GB"/>
    </style:style>
    <style:style style:name="T459" style:parent-style-name="DefaultParagraphFont" style:family="text">
      <style:text-properties style:font-name="Times New Roman" style:font-name-complex="Times New Roman" fo:font-size="9pt" style:font-size-asian="9pt" style:font-size-complex="9pt" fo:language="en" fo:country="GB"/>
    </style:style>
    <style:style style:name="T460" style:parent-style-name="DefaultParagraphFont" style:family="text">
      <style:text-properties style:font-name="Times New Roman" style:font-name-complex="Times New Roman" fo:font-size="9pt" style:font-size-asian="9pt" style:font-size-complex="9pt" fo:language="en" fo:country="GB"/>
    </style:style>
    <style:style style:name="P46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62" style:parent-style-name="Standard" style:family="paragraph">
      <style:paragraph-properties fo:text-align="justify"/>
    </style:style>
    <style:style style:name="T463" style:parent-style-name="DefaultParagraphFont" style:family="text">
      <style:text-properties style:font-name="Times New Roman" style:font-name-complex="Times New Roman" fo:font-size="9pt" style:font-size-asian="9pt" style:font-size-complex="9pt" fo:language="en" fo:country="GB"/>
    </style:style>
    <style:style style:name="P46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65" style:parent-style-name="Standard" style:family="paragraph">
      <style:paragraph-properties fo:text-align="justify"/>
    </style:style>
    <style:style style:name="T466" style:parent-style-name="DefaultParagraphFont" style:family="text">
      <style:text-properties style:font-name="Times New Roman" style:font-name-complex="Times New Roman" fo:font-size="9pt" style:font-size-asian="9pt" style:font-size-complex="9pt" fo:language="en" fo:country="GB"/>
    </style:style>
    <style:style style:name="T46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68" style:parent-style-name="DefaultParagraphFont" style:family="text">
      <style:text-properties style:font-name="Times New Roman" style:font-name-complex="Times New Roman" fo:font-size="9pt" style:font-size-asian="9pt" style:font-size-complex="9pt" fo:language="en" fo:country="GB"/>
    </style:style>
    <style:style style:name="T46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70" style:parent-style-name="DefaultParagraphFont" style:family="text">
      <style:text-properties style:font-name="Times New Roman" style:font-name-complex="Times New Roman" fo:font-size="9pt" style:font-size-asian="9pt" style:font-size-complex="9pt" fo:language="en" fo:country="GB"/>
    </style:style>
    <style:style style:name="T471" style:parent-style-name="DefaultParagraphFont" style:family="text">
      <style:text-properties style:font-name="Times New Roman" style:font-name-complex="Times New Roman" fo:font-size="9pt" style:font-size-asian="9pt" style:font-size-complex="9pt" fo:language="en" fo:country="GB"/>
    </style:style>
    <style:style style:name="T472" style:parent-style-name="DefaultParagraphFont" style:family="text">
      <style:text-properties style:font-name="Times New Roman" style:font-name-complex="Times New Roman" fo:font-size="9pt" style:font-size-asian="9pt" style:font-size-complex="9pt" fo:language="en" fo:country="GB"/>
    </style:style>
    <style:style style:name="T473" style:parent-style-name="DefaultParagraphFont" style:family="text">
      <style:text-properties style:font-name="Times New Roman" style:font-name-complex="Times New Roman" fo:font-size="9pt" style:font-size-asian="9pt" style:font-size-complex="9pt" fo:language="en" fo:country="GB"/>
    </style:style>
    <style:style style:name="P47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75" style:parent-style-name="Standard" style:family="paragraph">
      <style:paragraph-properties fo:text-align="justify"/>
      <style:text-properties fo:language="en" fo:country="GB"/>
    </style:style>
    <style:style style:name="P47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7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78" style:parent-style-name="Standard" style:family="paragraph">
      <style:paragraph-properties fo:text-align="justify"/>
    </style:style>
    <style:style style:name="T479" style:parent-style-name="DefaultParagraphFont" style:family="text">
      <style:text-properties style:font-name="Times New Roman" style:font-name-complex="Times New Roman" fo:font-size="9pt" style:font-size-asian="9pt" style:font-size-complex="9pt" fo:language="en" fo:country="GB"/>
    </style:style>
    <style:style style:name="T48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81" style:parent-style-name="DefaultParagraphFont" style:family="text">
      <style:text-properties style:font-name="Times New Roman" style:font-name-complex="Times New Roman" fo:font-size="9pt" style:font-size-asian="9pt" style:font-size-complex="9pt" fo:language="en" fo:country="GB"/>
    </style:style>
    <style:style style:name="T48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83" style:parent-style-name="DefaultParagraphFont" style:family="text">
      <style:text-properties style:font-name="Times New Roman" style:font-name-complex="Times New Roman" fo:font-size="9pt" style:font-size-asian="9pt" style:font-size-complex="9pt" fo:language="en" fo:country="GB"/>
    </style:style>
    <style:style style:name="T484" style:parent-style-name="DefaultParagraphFont" style:family="text">
      <style:text-properties style:font-name="Times New Roman" style:font-name-complex="Times New Roman" fo:font-size="9pt" style:font-size-asian="9pt" style:font-size-complex="9pt" fo:language="en" fo:country="GB"/>
    </style:style>
    <style:style style:name="T485" style:parent-style-name="DefaultParagraphFont" style:family="text">
      <style:text-properties style:font-name="Times New Roman" style:font-name-complex="Times New Roman" fo:font-size="9pt" style:font-size-asian="9pt" style:font-size-complex="9pt" fo:language="en" fo:country="GB"/>
    </style:style>
    <style:style style:name="P48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87" style:parent-style-name="Standard" style:family="paragraph">
      <style:paragraph-properties fo:text-align="justify"/>
    </style:style>
    <style:style style:name="T488" style:parent-style-name="DefaultParagraphFont" style:family="text">
      <style:text-properties style:font-name="Times New Roman" style:font-name-complex="Times New Roman" fo:font-size="9pt" style:font-size-asian="9pt" style:font-size-complex="9pt" fo:language="en" fo:country="GB"/>
    </style:style>
    <style:style style:name="T489" style:parent-style-name="DefaultParagraphFont" style:family="text">
      <style:text-properties style:font-name="Times New Roman" style:font-name-complex="Times New Roman" fo:font-size="9pt" style:font-size-asian="9pt" style:font-size-complex="9pt" fo:language="en" fo:country="GB"/>
    </style:style>
    <style:style style:name="T49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91" style:parent-style-name="DefaultParagraphFont" style:family="text">
      <style:text-properties style:font-name="Times New Roman" style:font-name-complex="Times New Roman" fo:font-size="9pt" style:font-size-asian="9pt" style:font-size-complex="9pt" fo:language="en" fo:country="GB"/>
    </style:style>
    <style:style style:name="T49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493" style:parent-style-name="DefaultParagraphFont" style:family="text">
      <style:text-properties style:font-name="Times New Roman" style:font-name-complex="Times New Roman" fo:font-size="9pt" style:font-size-asian="9pt" style:font-size-complex="9pt" fo:language="en" fo:country="GB"/>
    </style:style>
    <style:style style:name="T494" style:parent-style-name="DefaultParagraphFont" style:family="text">
      <style:text-properties style:font-name="Times New Roman" style:font-name-complex="Times New Roman" fo:font-size="9pt" style:font-size-asian="9pt" style:font-size-complex="9pt" fo:language="en" fo:country="GB"/>
    </style:style>
    <style:style style:name="T495" style:parent-style-name="DefaultParagraphFont" style:family="text">
      <style:text-properties style:font-name="Times New Roman" style:font-name-complex="Times New Roman" fo:font-size="9pt" style:font-size-asian="9pt" style:font-size-complex="9pt" fo:language="en" fo:country="GB"/>
    </style:style>
    <style:style style:name="T496" style:parent-style-name="DefaultParagraphFont" style:family="text">
      <style:text-properties style:font-name="Times New Roman" style:font-name-complex="Times New Roman" fo:font-size="9pt" style:font-size-asian="9pt" style:font-size-complex="9pt" fo:language="en" fo:country="GB"/>
    </style:style>
    <style:style style:name="P49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498" style:parent-style-name="Standard" style:family="paragraph">
      <style:paragraph-properties fo:text-align="justify"/>
      <style:text-properties fo:language="en" fo:country="GB"/>
    </style:style>
    <style:style style:name="P49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00" style:parent-style-name="Standard" style:family="paragraph">
      <style:paragraph-properties fo:text-align="justify"/>
    </style:style>
    <style:style style:name="T501" style:parent-style-name="DefaultParagraphFont" style:family="text">
      <style:text-properties style:font-name="Times New Roman" style:font-name-complex="Times New Roman" fo:font-size="9pt" style:font-size-asian="9pt" style:font-size-complex="9pt" fo:language="en" fo:country="GB"/>
    </style:style>
    <style:style style:name="T502" style:parent-style-name="DefaultParagraphFont" style:family="text">
      <style:text-properties style:font-name="Times New Roman" style:font-name-complex="Times New Roman" fo:font-size="9pt" style:font-size-asian="9pt" style:font-size-complex="9pt" fo:language="en" fo:country="GB"/>
    </style:style>
    <style:style style:name="T50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04" style:parent-style-name="DefaultParagraphFont" style:family="text">
      <style:text-properties style:font-name="Times New Roman" style:font-name-complex="Times New Roman" fo:font-size="9pt" style:font-size-asian="9pt" style:font-size-complex="9pt" fo:language="en" fo:country="GB"/>
    </style:style>
    <style:style style:name="T50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06" style:parent-style-name="DefaultParagraphFont" style:family="text">
      <style:text-properties style:font-name="Times New Roman" style:font-name-complex="Times New Roman" fo:font-size="9pt" style:font-size-asian="9pt" style:font-size-complex="9pt" fo:language="en" fo:country="GB"/>
    </style:style>
    <style:style style:name="T507" style:parent-style-name="DefaultParagraphFont" style:family="text">
      <style:text-properties style:font-name="Times New Roman" style:font-name-complex="Times New Roman" fo:font-size="9pt" style:font-size-asian="9pt" style:font-size-complex="9pt" fo:language="en" fo:country="GB"/>
    </style:style>
    <style:style style:name="T508" style:parent-style-name="DefaultParagraphFont" style:family="text">
      <style:text-properties style:font-name="Times New Roman" style:font-name-complex="Times New Roman" fo:font-size="9pt" style:font-size-asian="9pt" style:font-size-complex="9pt" fo:language="en" fo:country="GB"/>
    </style:style>
    <style:style style:name="P50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10" style:parent-style-name="Standard" style:family="paragraph">
      <style:paragraph-properties fo:text-align="justify"/>
    </style:style>
    <style:style style:name="T511" style:parent-style-name="DefaultParagraphFont" style:family="text">
      <style:text-properties style:font-name="Times New Roman" style:font-name-complex="Times New Roman" fo:font-size="9pt" style:font-size-asian="9pt" style:font-size-complex="9pt" fo:language="en" fo:country="GB"/>
    </style:style>
    <style:style style:name="T51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13" style:parent-style-name="DefaultParagraphFont" style:family="text">
      <style:text-properties style:font-name="Times New Roman" style:font-name-complex="Times New Roman" fo:font-size="9pt" style:font-size-asian="9pt" style:font-size-complex="9pt" fo:language="en" fo:country="GB"/>
    </style:style>
    <style:style style:name="T51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15" style:parent-style-name="DefaultParagraphFont" style:family="text">
      <style:text-properties style:font-name="Times New Roman" style:font-name-complex="Times New Roman" fo:font-size="9pt" style:font-size-asian="9pt" style:font-size-complex="9pt" fo:language="en" fo:country="GB"/>
    </style:style>
    <style:style style:name="T516" style:parent-style-name="DefaultParagraphFont" style:family="text">
      <style:text-properties style:font-name="Times New Roman" style:font-name-complex="Times New Roman" fo:font-size="9pt" style:font-size-asian="9pt" style:font-size-complex="9pt" fo:language="en" fo:country="GB"/>
    </style:style>
    <style:style style:name="T517" style:parent-style-name="DefaultParagraphFont" style:family="text">
      <style:text-properties style:font-name="Times New Roman" style:font-name-complex="Times New Roman" fo:font-size="9pt" style:font-size-asian="9pt" style:font-size-complex="9pt" fo:language="en" fo:country="GB"/>
    </style:style>
    <style:style style:name="P51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19" style:parent-style-name="Standard" style:family="paragraph">
      <style:paragraph-properties fo:text-align="justify"/>
      <style:text-properties fo:language="en" fo:country="GB"/>
    </style:style>
    <style:style style:name="P520" style:parent-style-name="Standard" style:family="paragraph">
      <style:paragraph-properties fo:text-align="justify"/>
    </style:style>
    <style:style style:name="T521" style:parent-style-name="DefaultParagraphFont" style:family="text">
      <style:text-properties style:font-name="Times New Roman" style:font-name-complex="Times New Roman" fo:font-size="9pt" style:font-size-asian="9pt" style:font-size-complex="9pt" fo:language="en" fo:country="GB"/>
    </style:style>
    <style:style style:name="T522" style:parent-style-name="DefaultParagraphFont" style:family="text">
      <style:text-properties style:font-name="Times New Roman" style:font-name-complex="Times New Roman" fo:font-size="9pt" style:font-size-asian="9pt" style:font-size-complex="9pt" fo:language="en" fo:country="GB"/>
    </style:style>
    <style:style style:name="T523" style:parent-style-name="DefaultParagraphFont" style:family="text">
      <style:text-properties style:font-name="Times New Roman" style:font-name-complex="Times New Roman" fo:font-size="9pt" style:font-size-asian="9pt" style:font-size-complex="9pt" fo:language="en" fo:country="GB"/>
    </style:style>
    <style:style style:name="T524" style:parent-style-name="DefaultParagraphFont" style:family="text">
      <style:text-properties style:font-name="Times New Roman" style:font-name-complex="Times New Roman" fo:font-size="9pt" style:font-size-asian="9pt" style:font-size-complex="9pt" fo:language="en" fo:country="GB"/>
    </style:style>
    <style:style style:name="T525" style:parent-style-name="DefaultParagraphFont" style:family="text">
      <style:text-properties style:font-name="Times New Roman" style:font-name-complex="Times New Roman" fo:font-size="9pt" style:font-size-asian="9pt" style:font-size-complex="9pt" fo:language="en" fo:country="GB"/>
    </style:style>
    <style:style style:name="T526" style:parent-style-name="DefaultParagraphFont" style:family="text">
      <style:text-properties style:font-name="Times New Roman" style:font-name-complex="Times New Roman" fo:font-size="9pt" style:font-size-asian="9pt" style:font-size-complex="9pt" fo:language="en" fo:country="GB"/>
    </style:style>
    <style:style style:name="T527" style:parent-style-name="DefaultParagraphFont" style:family="text">
      <style:text-properties style:font-name="Times New Roman" style:font-name-complex="Times New Roman" fo:font-size="9pt" style:font-size-asian="9pt" style:font-size-complex="9pt" fo:language="en" fo:country="GB"/>
    </style:style>
    <style:style style:name="T528" style:parent-style-name="DefaultParagraphFont" style:family="text">
      <style:text-properties style:font-name="Times New Roman" style:font-name-complex="Times New Roman" fo:font-size="9pt" style:font-size-asian="9pt" style:font-size-complex="9pt" fo:language="en" fo:country="GB"/>
    </style:style>
    <style:style style:name="T529" style:parent-style-name="DefaultParagraphFont" style:family="text">
      <style:text-properties style:font-name="Times New Roman" style:font-name-complex="Times New Roman" fo:font-size="9pt" style:font-size-asian="9pt" style:font-size-complex="9pt" fo:language="en" fo:country="GB"/>
    </style:style>
    <style:style style:name="P530" style:parent-style-name="Standard" style:family="paragraph">
      <style:paragraph-properties fo:text-align="justify"/>
    </style:style>
    <style:style style:name="T531" style:parent-style-name="DefaultParagraphFont" style:family="text">
      <style:text-properties style:font-name="Times New Roman" style:font-name-complex="Times New Roman" fo:font-size="9pt" style:font-size-asian="9pt" style:font-size-complex="9pt" fo:language="en" fo:country="GB"/>
    </style:style>
    <style:style style:name="T53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33" style:parent-style-name="DefaultParagraphFont" style:family="text">
      <style:text-properties style:font-name="Times New Roman" style:font-name-complex="Times New Roman" fo:font-size="9pt" style:font-size-asian="9pt" style:font-size-complex="9pt" fo:language="en" fo:country="GB"/>
    </style:style>
    <style:style style:name="T534" style:parent-style-name="DefaultParagraphFont" style:family="text">
      <style:text-properties style:font-name="Times New Roman" style:font-name-complex="Times New Roman" fo:font-size="9pt" style:font-size-asian="9pt" style:font-size-complex="9pt" fo:language="en" fo:country="GB"/>
    </style:style>
    <style:style style:name="T53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36" style:parent-style-name="DefaultParagraphFont" style:family="text">
      <style:text-properties style:font-name="Times New Roman" style:font-name-complex="Times New Roman" fo:font-size="9pt" style:font-size-asian="9pt" style:font-size-complex="9pt" fo:language="en" fo:country="GB"/>
    </style:style>
    <style:style style:name="T537" style:parent-style-name="DefaultParagraphFont" style:family="text">
      <style:text-properties style:font-name="Times New Roman" style:font-name-complex="Times New Roman" fo:font-size="9pt" style:font-size-asian="9pt" style:font-size-complex="9pt" fo:language="en" fo:country="GB"/>
    </style:style>
    <style:style style:name="T538" style:parent-style-name="DefaultParagraphFont" style:family="text">
      <style:text-properties style:font-name="Times New Roman" style:font-name-complex="Times New Roman" fo:font-size="9pt" style:font-size-asian="9pt" style:font-size-complex="9pt" fo:language="en" fo:country="GB"/>
    </style:style>
    <style:style style:name="P53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40" style:parent-style-name="Standard" style:family="paragraph">
      <style:paragraph-properties fo:text-align="justify"/>
    </style:style>
    <style:style style:name="T541" style:parent-style-name="DefaultParagraphFont" style:family="text">
      <style:text-properties style:font-name="Times New Roman" style:font-name-complex="Times New Roman" fo:font-size="9pt" style:font-size-asian="9pt" style:font-size-complex="9pt" fo:language="en" fo:country="GB"/>
    </style:style>
    <style:style style:name="T54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43" style:parent-style-name="DefaultParagraphFont" style:family="text">
      <style:text-properties style:font-name="Times New Roman" style:font-name-complex="Times New Roman" fo:font-size="9pt" style:font-size-asian="9pt" style:font-size-complex="9pt" fo:language="en" fo:country="GB"/>
    </style:style>
    <style:style style:name="T54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45" style:parent-style-name="DefaultParagraphFont" style:family="text">
      <style:text-properties style:font-name="Times New Roman" style:font-name-complex="Times New Roman" fo:font-size="9pt" style:font-size-asian="9pt" style:font-size-complex="9pt" fo:language="en" fo:country="GB"/>
    </style:style>
    <style:style style:name="T546" style:parent-style-name="DefaultParagraphFont" style:family="text">
      <style:text-properties style:font-name="Times New Roman" style:font-name-complex="Times New Roman" fo:font-size="9pt" style:font-size-asian="9pt" style:font-size-complex="9pt" fo:language="en" fo:country="GB"/>
    </style:style>
    <style:style style:name="T547" style:parent-style-name="DefaultParagraphFont" style:family="text">
      <style:text-properties style:font-name="Times New Roman" style:font-name-complex="Times New Roman" fo:font-size="9pt" style:font-size-asian="9pt" style:font-size-complex="9pt" fo:language="en" fo:country="GB"/>
    </style:style>
    <style:style style:name="P54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49" style:parent-style-name="Standard" style:family="paragraph">
      <style:paragraph-properties fo:text-align="justify"/>
      <style:text-properties fo:language="en" fo:country="GB"/>
    </style:style>
    <style:style style:name="P55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51" style:parent-style-name="Standard" style:family="paragraph">
      <style:paragraph-properties fo:text-align="justify"/>
    </style:style>
    <style:style style:name="T552" style:parent-style-name="DefaultParagraphFont" style:family="text">
      <style:text-properties style:font-name="Times New Roman" style:font-name-complex="Times New Roman" fo:font-size="9pt" style:font-size-asian="9pt" style:font-size-complex="9pt" fo:language="en" fo:country="GB"/>
    </style:style>
    <style:style style:name="T55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54" style:parent-style-name="DefaultParagraphFont" style:family="text">
      <style:text-properties style:font-name="Times New Roman" style:font-name-complex="Times New Roman" fo:font-size="9pt" style:font-size-asian="9pt" style:font-size-complex="9pt" fo:language="en" fo:country="GB"/>
    </style:style>
    <style:style style:name="T55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56" style:parent-style-name="DefaultParagraphFont" style:family="text">
      <style:text-properties style:font-name="Times New Roman" style:font-name-complex="Times New Roman" fo:font-size="9pt" style:font-size-asian="9pt" style:font-size-complex="9pt" fo:language="en" fo:country="GB"/>
    </style:style>
    <style:style style:name="T557" style:parent-style-name="DefaultParagraphFont" style:family="text">
      <style:text-properties style:font-name="Times New Roman" style:font-name-complex="Times New Roman" fo:font-size="9pt" style:font-size-asian="9pt" style:font-size-complex="9pt" fo:language="en" fo:country="GB"/>
    </style:style>
    <style:style style:name="T558" style:parent-style-name="DefaultParagraphFont" style:family="text">
      <style:text-properties style:font-name="Times New Roman" style:font-name-complex="Times New Roman" fo:font-size="9pt" style:font-size-asian="9pt" style:font-size-complex="9pt" fo:language="en" fo:country="GB"/>
    </style:style>
    <style:style style:name="T559" style:parent-style-name="DefaultParagraphFont" style:family="text">
      <style:text-properties style:font-name="Times New Roman" style:font-name-complex="Times New Roman" fo:font-size="9pt" style:font-size-asian="9pt" style:font-size-complex="9pt" fo:language="en" fo:country="GB"/>
    </style:style>
    <style:style style:name="P56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61" style:parent-style-name="Standard" style:family="paragraph">
      <style:paragraph-properties fo:text-align="justify"/>
    </style:style>
    <style:style style:name="T562" style:parent-style-name="DefaultParagraphFont" style:family="text">
      <style:text-properties style:font-name="Times New Roman" style:font-name-complex="Times New Roman" fo:font-size="9pt" style:font-size-asian="9pt" style:font-size-complex="9pt" fo:language="en" fo:country="GB"/>
    </style:style>
    <style:style style:name="T56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64" style:parent-style-name="DefaultParagraphFont" style:family="text">
      <style:text-properties style:font-name="Times New Roman" style:font-name-complex="Times New Roman" fo:font-size="9pt" style:font-size-asian="9pt" style:font-size-complex="9pt" fo:language="en" fo:country="GB"/>
    </style:style>
    <style:style style:name="T56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66" style:parent-style-name="DefaultParagraphFont" style:family="text">
      <style:text-properties style:font-name="Times New Roman" style:font-name-complex="Times New Roman" fo:font-size="9pt" style:font-size-asian="9pt" style:font-size-complex="9pt" fo:language="en" fo:country="GB"/>
    </style:style>
    <style:style style:name="T567" style:parent-style-name="DefaultParagraphFont" style:family="text">
      <style:text-properties style:font-name="Times New Roman" style:font-name-complex="Times New Roman" fo:font-size="9pt" style:font-size-asian="9pt" style:font-size-complex="9pt" fo:language="en" fo:country="GB"/>
    </style:style>
    <style:style style:name="T568" style:parent-style-name="DefaultParagraphFont" style:family="text">
      <style:text-properties style:font-name="Times New Roman" style:font-name-complex="Times New Roman" fo:font-size="9pt" style:font-size-asian="9pt" style:font-size-complex="9pt" fo:language="en" fo:country="GB"/>
    </style:style>
    <style:style style:name="P56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70" style:parent-style-name="Standard" style:family="paragraph">
      <style:paragraph-properties fo:text-align="justify"/>
      <style:text-properties fo:language="en" fo:country="GB"/>
    </style:style>
    <style:style style:name="P57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572" style:parent-style-name="Standard" style:family="paragraph">
      <style:paragraph-properties fo:text-align="justify"/>
    </style:style>
    <style:style style:name="T573" style:parent-style-name="DefaultParagraphFont" style:family="text">
      <style:text-properties style:font-name="Times New Roman" style:font-name-complex="Times New Roman" fo:font-size="9pt" style:font-size-asian="9pt" style:font-size-complex="9pt" fo:language="en" fo:country="GB"/>
    </style:style>
    <style:style style:name="T574" style:parent-style-name="DefaultParagraphFont" style:family="text">
      <style:text-properties style:font-name="Times New Roman" style:font-name-complex="Times New Roman" fo:font-size="9pt" style:font-size-asian="9pt" style:font-size-complex="9pt" fo:language="en" fo:country="GB"/>
    </style:style>
    <style:style style:name="T57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76" style:parent-style-name="DefaultParagraphFont" style:family="text">
      <style:text-properties style:font-name="Times New Roman" style:font-name-complex="Times New Roman" fo:font-size="9pt" style:font-size-asian="9pt" style:font-size-complex="9pt" fo:language="en" fo:country="GB"/>
    </style:style>
    <style:style style:name="T57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78" style:parent-style-name="DefaultParagraphFont" style:family="text">
      <style:text-properties style:font-name="Times New Roman" style:font-name-complex="Times New Roman" fo:font-size="9pt" style:font-size-asian="9pt" style:font-size-complex="9pt" fo:language="en" fo:country="GB"/>
    </style:style>
    <style:style style:name="T579" style:parent-style-name="DefaultParagraphFont" style:family="text">
      <style:text-properties style:font-name="Times New Roman" style:font-name-complex="Times New Roman" fo:font-size="9pt" style:font-size-asian="9pt" style:font-size-complex="9pt" fo:language="en" fo:country="GB"/>
    </style:style>
    <style:style style:name="T580" style:parent-style-name="DefaultParagraphFont" style:family="text">
      <style:text-properties style:font-name="Times New Roman" style:font-name-complex="Times New Roman" fo:font-size="9pt" style:font-size-asian="9pt" style:font-size-complex="9pt" fo:language="en" fo:country="GB"/>
    </style:style>
    <style:style style:name="P581" style:parent-style-name="Standard" style:family="paragraph">
      <style:paragraph-properties fo:text-align="justify"/>
    </style:style>
    <style:style style:name="T582" style:parent-style-name="DefaultParagraphFont" style:family="text">
      <style:text-properties style:font-name="Times New Roman" style:font-name-complex="Times New Roman" fo:font-size="9pt" style:font-size-asian="9pt" style:font-size-complex="9pt" fo:language="en" fo:country="GB"/>
    </style:style>
    <style:style style:name="T583" style:parent-style-name="DefaultParagraphFont" style:family="text">
      <style:text-properties style:font-name="Times New Roman" style:font-name-complex="Times New Roman" fo:font-size="9pt" style:font-size-asian="9pt" style:font-size-complex="9pt" fo:language="en" fo:country="GB"/>
    </style:style>
    <style:style style:name="T584" style:parent-style-name="DefaultParagraphFont" style:family="text">
      <style:text-properties style:font-name="Times New Roman" style:font-name-complex="Times New Roman" fo:font-size="9pt" style:font-size-asian="9pt" style:font-size-complex="9pt" fo:language="en" fo:country="GB"/>
    </style:style>
    <style:style style:name="T585" style:parent-style-name="DefaultParagraphFont" style:family="text">
      <style:text-properties style:font-name="Times New Roman" style:font-name-complex="Times New Roman" fo:font-size="9pt" style:font-size-asian="9pt" style:font-size-complex="9pt" fo:language="en" fo:country="GB"/>
    </style:style>
    <style:style style:name="T586" style:parent-style-name="DefaultParagraphFont" style:family="text">
      <style:text-properties style:font-name="Times New Roman" style:font-name-complex="Times New Roman" fo:font-size="9pt" style:font-size-asian="9pt" style:font-size-complex="9pt" fo:language="en" fo:country="GB"/>
    </style:style>
    <style:style style:name="T587" style:parent-style-name="DefaultParagraphFont" style:family="text">
      <style:text-properties style:font-name="Times New Roman" style:font-name-complex="Times New Roman" fo:font-size="9pt" style:font-size-asian="9pt" style:font-size-complex="9pt" fo:language="en" fo:country="GB"/>
    </style:style>
    <style:style style:name="T588" style:parent-style-name="DefaultParagraphFont" style:family="text">
      <style:text-properties style:font-name="Times New Roman" style:font-name-complex="Times New Roman" fo:font-size="9pt" style:font-size-asian="9pt" style:font-size-complex="9pt" fo:language="en" fo:country="GB"/>
    </style:style>
    <style:style style:name="T589" style:parent-style-name="DefaultParagraphFont" style:family="text">
      <style:text-properties style:font-name="Times New Roman" style:font-name-complex="Times New Roman" fo:font-size="9pt" style:font-size-asian="9pt" style:font-size-complex="9pt" fo:language="en" fo:country="GB"/>
    </style:style>
    <style:style style:name="T590" style:parent-style-name="DefaultParagraphFont" style:family="text">
      <style:text-properties style:font-name="Times New Roman" style:font-name-complex="Times New Roman" fo:font-size="9pt" style:font-size-asian="9pt" style:font-size-complex="9pt" fo:language="en" fo:country="GB"/>
    </style:style>
    <style:style style:name="P591" style:parent-style-name="Standard" style:family="paragraph">
      <style:paragraph-properties fo:text-align="justify"/>
    </style:style>
    <style:style style:name="T592" style:parent-style-name="DefaultParagraphFont" style:family="text">
      <style:text-properties style:font-name="Times New Roman" style:font-name-complex="Times New Roman" fo:font-size="9pt" style:font-size-asian="9pt" style:font-size-complex="9pt" fo:language="en" fo:country="GB"/>
    </style:style>
    <style:style style:name="T5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94" style:parent-style-name="DefaultParagraphFont" style:family="text">
      <style:text-properties style:font-name="Times New Roman" style:font-name-complex="Times New Roman" fo:font-size="9pt" style:font-size-asian="9pt" style:font-size-complex="9pt" fo:language="en" fo:country="GB"/>
    </style:style>
    <style:style style:name="T59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596" style:parent-style-name="DefaultParagraphFont" style:family="text">
      <style:text-properties style:font-name="Times New Roman" style:font-name-complex="Times New Roman" fo:font-size="9pt" style:font-size-asian="9pt" style:font-size-complex="9pt" fo:language="en" fo:country="GB"/>
    </style:style>
    <style:style style:name="T597" style:parent-style-name="DefaultParagraphFont" style:family="text">
      <style:text-properties style:font-name="Times New Roman" style:font-name-complex="Times New Roman" fo:font-size="9pt" style:font-size-asian="9pt" style:font-size-complex="9pt" fo:language="en" fo:country="GB"/>
    </style:style>
    <style:style style:name="T598" style:parent-style-name="DefaultParagraphFont" style:family="text">
      <style:text-properties style:font-name="Times New Roman" style:font-name-complex="Times New Roman" fo:font-size="9pt" style:font-size-asian="9pt" style:font-size-complex="9pt" fo:language="en" fo:country="GB"/>
    </style:style>
    <style:style style:name="P59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00" style:parent-style-name="Standard" style:family="paragraph">
      <style:paragraph-properties fo:text-align="justify"/>
    </style:style>
    <style:style style:name="T601" style:parent-style-name="DefaultParagraphFont" style:family="text">
      <style:text-properties style:font-name="Times New Roman" style:font-name-complex="Times New Roman" fo:font-size="9pt" style:font-size-asian="9pt" style:font-size-complex="9pt" fo:language="en" fo:country="GB"/>
    </style:style>
    <style:style style:name="T60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03" style:parent-style-name="DefaultParagraphFont" style:family="text">
      <style:text-properties style:font-name="Times New Roman" style:font-name-complex="Times New Roman" fo:font-size="9pt" style:font-size-asian="9pt" style:font-size-complex="9pt" fo:language="en" fo:country="GB"/>
    </style:style>
    <style:style style:name="T60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05" style:parent-style-name="DefaultParagraphFont" style:family="text">
      <style:text-properties style:font-name="Times New Roman" style:font-name-complex="Times New Roman" fo:font-size="9pt" style:font-size-asian="9pt" style:font-size-complex="9pt" fo:language="en" fo:country="GB"/>
    </style:style>
    <style:style style:name="T606" style:parent-style-name="DefaultParagraphFont" style:family="text">
      <style:text-properties style:font-name="Times New Roman" style:font-name-complex="Times New Roman" fo:font-size="9pt" style:font-size-asian="9pt" style:font-size-complex="9pt" fo:language="en" fo:country="GB"/>
    </style:style>
    <style:style style:name="T607" style:parent-style-name="DefaultParagraphFont" style:family="text">
      <style:text-properties style:font-name="Times New Roman" style:font-name-complex="Times New Roman" fo:font-size="9pt" style:font-size-asian="9pt" style:font-size-complex="9pt" fo:language="en" fo:country="GB"/>
    </style:style>
    <style:style style:name="P60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09" style:parent-style-name="Standard" style:family="paragraph">
      <style:paragraph-properties fo:text-align="justify"/>
      <style:text-properties fo:language="en" fo:country="GB"/>
    </style:style>
    <style:style style:name="P61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11" style:parent-style-name="Standard" style:family="paragraph">
      <style:paragraph-properties fo:text-align="justify"/>
    </style:style>
    <style:style style:name="T612" style:parent-style-name="DefaultParagraphFont" style:family="text">
      <style:text-properties style:font-name="Times New Roman" style:font-name-complex="Times New Roman" fo:font-size="9pt" style:font-size-asian="9pt" style:font-size-complex="9pt" fo:language="en" fo:country="GB"/>
    </style:style>
    <style:style style:name="T61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14" style:parent-style-name="DefaultParagraphFont" style:family="text">
      <style:text-properties style:font-name="Times New Roman" style:font-name-complex="Times New Roman" fo:font-size="9pt" style:font-size-asian="9pt" style:font-size-complex="9pt" fo:language="en" fo:country="GB"/>
    </style:style>
    <style:style style:name="T61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16" style:parent-style-name="DefaultParagraphFont" style:family="text">
      <style:text-properties style:font-name="Times New Roman" style:font-name-complex="Times New Roman" fo:font-size="9pt" style:font-size-asian="9pt" style:font-size-complex="9pt" fo:language="en" fo:country="GB"/>
    </style:style>
    <style:style style:name="T617" style:parent-style-name="DefaultParagraphFont" style:family="text">
      <style:text-properties style:font-name="Times New Roman" style:font-name-complex="Times New Roman" fo:font-size="9pt" style:font-size-asian="9pt" style:font-size-complex="9pt" fo:language="en" fo:country="GB"/>
    </style:style>
    <style:style style:name="T618" style:parent-style-name="DefaultParagraphFont" style:family="text">
      <style:text-properties style:font-name="Times New Roman" style:font-name-complex="Times New Roman" fo:font-size="9pt" style:font-size-asian="9pt" style:font-size-complex="9pt" fo:language="en" fo:country="GB"/>
    </style:style>
    <style:style style:name="T619" style:parent-style-name="DefaultParagraphFont" style:family="text">
      <style:text-properties style:font-name="Times New Roman" style:font-name-complex="Times New Roman" fo:font-size="9pt" style:font-size-asian="9pt" style:font-size-complex="9pt" fo:language="en" fo:country="GB"/>
    </style:style>
    <style:style style:name="P62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21" style:parent-style-name="Standard" style:family="paragraph">
      <style:paragraph-properties fo:text-align="justify"/>
    </style:style>
    <style:style style:name="T622" style:parent-style-name="DefaultParagraphFont" style:family="text">
      <style:text-properties style:font-name="Times New Roman" style:font-name-complex="Times New Roman" fo:font-size="9pt" style:font-size-asian="9pt" style:font-size-complex="9pt" fo:language="en" fo:country="GB"/>
    </style:style>
    <style:style style:name="T62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24" style:parent-style-name="DefaultParagraphFont" style:family="text">
      <style:text-properties style:font-name="Times New Roman" style:font-name-complex="Times New Roman" fo:font-size="9pt" style:font-size-asian="9pt" style:font-size-complex="9pt" fo:language="en" fo:country="GB"/>
    </style:style>
    <style:style style:name="T62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26" style:parent-style-name="DefaultParagraphFont" style:family="text">
      <style:text-properties style:font-name="Times New Roman" style:font-name-complex="Times New Roman" fo:font-size="9pt" style:font-size-asian="9pt" style:font-size-complex="9pt" fo:language="en" fo:country="GB"/>
    </style:style>
    <style:style style:name="T627" style:parent-style-name="DefaultParagraphFont" style:family="text">
      <style:text-properties style:font-name="Times New Roman" style:font-name-complex="Times New Roman" fo:font-size="9pt" style:font-size-asian="9pt" style:font-size-complex="9pt" fo:language="en" fo:country="GB"/>
    </style:style>
    <style:style style:name="T628" style:parent-style-name="DefaultParagraphFont" style:family="text">
      <style:text-properties style:font-name="Times New Roman" style:font-name-complex="Times New Roman" fo:font-size="9pt" style:font-size-asian="9pt" style:font-size-complex="9pt" fo:language="en" fo:country="GB"/>
    </style:style>
    <style:style style:name="P62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30" style:parent-style-name="Standard" style:family="paragraph">
      <style:paragraph-properties fo:text-align="justify"/>
      <style:text-properties fo:language="en" fo:country="GB"/>
    </style:style>
    <style:style style:name="P63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32" style:parent-style-name="Standard" style:family="paragraph">
      <style:paragraph-properties fo:text-align="justify"/>
    </style:style>
    <style:style style:name="T633" style:parent-style-name="DefaultParagraphFont" style:family="text">
      <style:text-properties style:font-name="Times New Roman" style:font-name-complex="Times New Roman" fo:font-size="9pt" style:font-size-asian="9pt" style:font-size-complex="9pt" fo:language="en" fo:country="GB"/>
    </style:style>
    <style:style style:name="T634" style:parent-style-name="DefaultParagraphFont" style:family="text">
      <style:text-properties style:font-name="Times New Roman" style:font-name-complex="Times New Roman" fo:font-size="9pt" style:font-size-asian="9pt" style:font-size-complex="9pt" fo:language="en" fo:country="GB"/>
    </style:style>
    <style:style style:name="T63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36" style:parent-style-name="DefaultParagraphFont" style:family="text">
      <style:text-properties style:font-name="Times New Roman" style:font-name-complex="Times New Roman" fo:font-size="9pt" style:font-size-asian="9pt" style:font-size-complex="9pt" fo:language="en" fo:country="GB"/>
    </style:style>
    <style:style style:name="T63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38" style:parent-style-name="DefaultParagraphFont" style:family="text">
      <style:text-properties style:font-name="Times New Roman" style:font-name-complex="Times New Roman" fo:font-size="9pt" style:font-size-asian="9pt" style:font-size-complex="9pt" fo:language="en" fo:country="GB"/>
    </style:style>
    <style:style style:name="T639" style:parent-style-name="DefaultParagraphFont" style:family="text">
      <style:text-properties style:font-name="Times New Roman" style:font-name-complex="Times New Roman" fo:font-size="9pt" style:font-size-asian="9pt" style:font-size-complex="9pt" fo:language="en" fo:country="GB"/>
    </style:style>
    <style:style style:name="T640" style:parent-style-name="DefaultParagraphFont" style:family="text">
      <style:text-properties style:font-name="Times New Roman" style:font-name-complex="Times New Roman" fo:font-size="9pt" style:font-size-asian="9pt" style:font-size-complex="9pt" fo:language="en" fo:country="GB"/>
    </style:style>
    <style:style style:name="P64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42" style:parent-style-name="Standard" style:family="paragraph">
      <style:paragraph-properties fo:text-align="justify"/>
    </style:style>
    <style:style style:name="T643" style:parent-style-name="DefaultParagraphFont" style:family="text">
      <style:text-properties style:font-name="Times New Roman" style:font-name-complex="Times New Roman" fo:font-size="9pt" style:font-size-asian="9pt" style:font-size-complex="9pt" fo:language="en" fo:country="GB"/>
    </style:style>
    <style:style style:name="T64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45" style:parent-style-name="DefaultParagraphFont" style:family="text">
      <style:text-properties style:font-name="Times New Roman" style:font-name-complex="Times New Roman" fo:font-size="9pt" style:font-size-asian="9pt" style:font-size-complex="9pt" fo:language="en" fo:country="GB"/>
    </style:style>
    <style:style style:name="T646" style:parent-style-name="DefaultParagraphFont" style:family="text">
      <style:text-properties style:font-name="Times New Roman" style:font-name-complex="Times New Roman" fo:font-size="9pt" style:font-size-asian="9pt" style:font-size-complex="9pt" fo:language="en" fo:country="GB"/>
    </style:style>
    <style:style style:name="T64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48" style:parent-style-name="DefaultParagraphFont" style:family="text">
      <style:text-properties style:font-name="Times New Roman" style:font-name-complex="Times New Roman" fo:font-size="9pt" style:font-size-asian="9pt" style:font-size-complex="9pt" fo:language="en" fo:country="GB"/>
    </style:style>
    <style:style style:name="T649" style:parent-style-name="DefaultParagraphFont" style:family="text">
      <style:text-properties style:font-name="Times New Roman" style:font-name-complex="Times New Roman" fo:font-size="9pt" style:font-size-asian="9pt" style:font-size-complex="9pt" fo:language="en" fo:country="GB"/>
    </style:style>
    <style:style style:name="T650" style:parent-style-name="DefaultParagraphFont" style:family="text">
      <style:text-properties style:font-name="Times New Roman" style:font-name-complex="Times New Roman" fo:font-size="9pt" style:font-size-asian="9pt" style:font-size-complex="9pt" fo:language="en" fo:country="GB"/>
    </style:style>
    <style:style style:name="P65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52" style:parent-style-name="Standard" style:family="paragraph">
      <style:paragraph-properties fo:text-align="justify"/>
      <style:text-properties fo:language="en" fo:country="GB"/>
    </style:style>
    <style:style style:name="P65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54" style:parent-style-name="Standard" style:family="paragraph">
      <style:paragraph-properties fo:text-align="justify"/>
    </style:style>
    <style:style style:name="T655" style:parent-style-name="DefaultParagraphFont" style:family="text">
      <style:text-properties style:font-name="Times New Roman" style:font-name-complex="Times New Roman" fo:font-size="9pt" style:font-size-asian="9pt" style:font-size-complex="9pt" fo:language="en" fo:country="GB"/>
    </style:style>
    <style:style style:name="T65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57" style:parent-style-name="DefaultParagraphFont" style:family="text">
      <style:text-properties style:font-name="Times New Roman" style:font-name-complex="Times New Roman" fo:font-size="9pt" style:font-size-asian="9pt" style:font-size-complex="9pt" fo:language="en" fo:country="GB"/>
    </style:style>
    <style:style style:name="T658" style:parent-style-name="DefaultParagraphFont" style:family="text">
      <style:text-properties style:font-name="Times New Roman" style:font-name-complex="Times New Roman" fo:font-size="9pt" style:font-size-asian="9pt" style:font-size-complex="9pt" fo:language="en" fo:country="GB"/>
    </style:style>
    <style:style style:name="T65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60" style:parent-style-name="DefaultParagraphFont" style:family="text">
      <style:text-properties style:font-name="Times New Roman" style:font-name-complex="Times New Roman" fo:font-size="9pt" style:font-size-asian="9pt" style:font-size-complex="9pt" fo:language="en" fo:country="GB"/>
    </style:style>
    <style:style style:name="T661" style:parent-style-name="DefaultParagraphFont" style:family="text">
      <style:text-properties style:font-name="Times New Roman" style:font-name-complex="Times New Roman" fo:font-size="9pt" style:font-size-asian="9pt" style:font-size-complex="9pt" fo:language="en" fo:country="GB"/>
    </style:style>
    <style:style style:name="P66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63" style:parent-style-name="Standard" style:family="paragraph">
      <style:paragraph-properties fo:text-align="justify"/>
    </style:style>
    <style:style style:name="T664" style:parent-style-name="DefaultParagraphFont" style:family="text">
      <style:text-properties style:font-name="Times New Roman" style:font-name-complex="Times New Roman" fo:font-size="9pt" style:font-size-asian="9pt" style:font-size-complex="9pt" fo:language="en" fo:country="GB"/>
    </style:style>
    <style:style style:name="T66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66" style:parent-style-name="DefaultParagraphFont" style:family="text">
      <style:text-properties style:font-name="Times New Roman" style:font-name-complex="Times New Roman" fo:font-size="9pt" style:font-size-asian="9pt" style:font-size-complex="9pt" fo:language="en" fo:country="GB"/>
    </style:style>
    <style:style style:name="T66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68" style:parent-style-name="DefaultParagraphFont" style:family="text">
      <style:text-properties style:font-name="Times New Roman" style:font-name-complex="Times New Roman" fo:font-size="9pt" style:font-size-asian="9pt" style:font-size-complex="9pt" fo:language="en" fo:country="GB"/>
    </style:style>
    <style:style style:name="T669" style:parent-style-name="DefaultParagraphFont" style:family="text">
      <style:text-properties style:font-name="Times New Roman" style:font-name-complex="Times New Roman" fo:font-size="9pt" style:font-size-asian="9pt" style:font-size-complex="9pt" fo:language="en" fo:country="GB"/>
    </style:style>
    <style:style style:name="T670" style:parent-style-name="DefaultParagraphFont" style:family="text">
      <style:text-properties style:font-name="Times New Roman" style:font-name-complex="Times New Roman" fo:font-size="9pt" style:font-size-asian="9pt" style:font-size-complex="9pt" fo:language="en" fo:country="GB"/>
    </style:style>
    <style:style style:name="P67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72" style:parent-style-name="Standard" style:family="paragraph">
      <style:paragraph-properties fo:text-align="justify"/>
    </style:style>
    <style:style style:name="T673" style:parent-style-name="DefaultParagraphFont" style:family="text">
      <style:text-properties style:font-name="Times New Roman" style:font-name-complex="Times New Roman" fo:font-size="9pt" style:font-size-asian="9pt" style:font-size-complex="9pt" fo:language="en" fo:country="GB"/>
    </style:style>
    <style:style style:name="T67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75" style:parent-style-name="DefaultParagraphFont" style:family="text">
      <style:text-properties style:font-name="Times New Roman" style:font-name-complex="Times New Roman" fo:font-size="9pt" style:font-size-asian="9pt" style:font-size-complex="9pt" fo:language="en" fo:country="GB"/>
    </style:style>
    <style:style style:name="T67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77" style:parent-style-name="DefaultParagraphFont" style:family="text">
      <style:text-properties style:font-name="Times New Roman" style:font-name-complex="Times New Roman" fo:font-size="9pt" style:font-size-asian="9pt" style:font-size-complex="9pt" fo:language="en" fo:country="GB"/>
    </style:style>
    <style:style style:name="T678" style:parent-style-name="DefaultParagraphFont" style:family="text">
      <style:text-properties style:font-name="Times New Roman" style:font-name-complex="Times New Roman" fo:font-size="9pt" style:font-size-asian="9pt" style:font-size-complex="9pt" fo:language="en" fo:country="GB"/>
    </style:style>
    <style:style style:name="P67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80" style:parent-style-name="Standard" style:family="paragraph">
      <style:paragraph-properties fo:text-align="justify"/>
      <style:text-properties fo:language="en" fo:country="GB"/>
    </style:style>
    <style:style style:name="P68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82" style:parent-style-name="Standard" style:family="paragraph">
      <style:paragraph-properties fo:text-align="justify"/>
    </style:style>
    <style:style style:name="T683" style:parent-style-name="DefaultParagraphFont" style:family="text">
      <style:text-properties style:font-name="Times New Roman" style:font-name-complex="Times New Roman" fo:font-size="9pt" style:font-size-asian="9pt" style:font-size-complex="9pt" fo:language="en" fo:country="GB"/>
    </style:style>
    <style:style style:name="T68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85" style:parent-style-name="DefaultParagraphFont" style:family="text">
      <style:text-properties style:font-name="Times New Roman" style:font-name-complex="Times New Roman" fo:font-size="9pt" style:font-size-asian="9pt" style:font-size-complex="9pt" fo:language="en" fo:country="GB"/>
    </style:style>
    <style:style style:name="T686" style:parent-style-name="DefaultParagraphFont" style:family="text">
      <style:text-properties style:font-name="Times New Roman" style:font-name-complex="Times New Roman" fo:font-size="9pt" style:font-size-asian="9pt" style:font-size-complex="9pt" fo:language="en" fo:country="GB"/>
    </style:style>
    <style:style style:name="T68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88" style:parent-style-name="DefaultParagraphFont" style:family="text">
      <style:text-properties style:font-name="Times New Roman" style:font-name-complex="Times New Roman" fo:font-size="9pt" style:font-size-asian="9pt" style:font-size-complex="9pt" fo:language="en" fo:country="GB"/>
    </style:style>
    <style:style style:name="T689" style:parent-style-name="DefaultParagraphFont" style:family="text">
      <style:text-properties style:font-name="Times New Roman" style:font-name-complex="Times New Roman" fo:font-size="9pt" style:font-size-asian="9pt" style:font-size-complex="9pt" fo:language="en" fo:country="GB"/>
    </style:style>
    <style:style style:name="P69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691" style:parent-style-name="Standard" style:family="paragraph">
      <style:paragraph-properties fo:text-align="justify"/>
    </style:style>
    <style:style style:name="T692" style:parent-style-name="DefaultParagraphFont" style:family="text">
      <style:text-properties style:font-name="Times New Roman" style:font-name-complex="Times New Roman" fo:font-size="9pt" style:font-size-asian="9pt" style:font-size-complex="9pt" fo:language="en" fo:country="GB"/>
    </style:style>
    <style:style style:name="T6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94" style:parent-style-name="DefaultParagraphFont" style:family="text">
      <style:text-properties style:font-name="Times New Roman" style:font-name-complex="Times New Roman" fo:font-size="9pt" style:font-size-asian="9pt" style:font-size-complex="9pt" fo:language="en" fo:country="GB"/>
    </style:style>
    <style:style style:name="T695" style:parent-style-name="DefaultParagraphFont" style:family="text">
      <style:text-properties style:font-name="Times New Roman" style:font-name-complex="Times New Roman" fo:font-size="9pt" style:font-size-asian="9pt" style:font-size-complex="9pt" fo:language="en" fo:country="GB"/>
    </style:style>
    <style:style style:name="T69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697" style:parent-style-name="DefaultParagraphFont" style:family="text">
      <style:text-properties style:font-name="Times New Roman" style:font-name-complex="Times New Roman" fo:font-size="9pt" style:font-size-asian="9pt" style:font-size-complex="9pt" fo:language="en" fo:country="GB"/>
    </style:style>
    <style:style style:name="T698" style:parent-style-name="DefaultParagraphFont" style:family="text">
      <style:text-properties style:font-name="Times New Roman" style:font-name-complex="Times New Roman" fo:font-size="9pt" style:font-size-asian="9pt" style:font-size-complex="9pt" fo:language="en" fo:country="GB"/>
    </style:style>
    <style:style style:name="P69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0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0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02" style:parent-style-name="Standard" style:family="paragraph">
      <style:paragraph-properties fo:text-align="justify"/>
    </style:style>
    <style:style style:name="T703" style:parent-style-name="DefaultParagraphFont" style:family="text">
      <style:text-properties style:font-name="Times New Roman" style:font-name-complex="Times New Roman" fo:font-size="9pt" style:font-size-asian="9pt" style:font-size-complex="9pt" fo:language="en" fo:country="GB"/>
    </style:style>
    <style:style style:name="T70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05" style:parent-style-name="DefaultParagraphFont" style:family="text">
      <style:text-properties style:font-name="Times New Roman" style:font-name-complex="Times New Roman" fo:font-size="9pt" style:font-size-asian="9pt" style:font-size-complex="9pt" fo:language="en" fo:country="GB"/>
    </style:style>
    <style:style style:name="T706" style:parent-style-name="DefaultParagraphFont" style:family="text">
      <style:text-properties style:font-name="Times New Roman" style:font-name-complex="Times New Roman" fo:font-size="9pt" style:font-size-asian="9pt" style:font-size-complex="9pt" fo:language="en" fo:country="GB"/>
    </style:style>
    <style:style style:name="T70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08" style:parent-style-name="DefaultParagraphFont" style:family="text">
      <style:text-properties style:font-name="Times New Roman" style:font-name-complex="Times New Roman" fo:font-size="9pt" style:font-size-asian="9pt" style:font-size-complex="9pt" fo:language="en" fo:country="GB"/>
    </style:style>
    <style:style style:name="T709" style:parent-style-name="DefaultParagraphFont" style:family="text">
      <style:text-properties style:font-name="Times New Roman" style:font-name-complex="Times New Roman" fo:font-size="9pt" style:font-size-asian="9pt" style:font-size-complex="9pt" fo:language="en" fo:country="GB"/>
    </style:style>
    <style:style style:name="P71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11" style:parent-style-name="Standard" style:family="paragraph">
      <style:paragraph-properties fo:text-align="justify"/>
    </style:style>
    <style:style style:name="T712" style:parent-style-name="DefaultParagraphFont" style:family="text">
      <style:text-properties style:font-name="Times New Roman" style:font-name-complex="Times New Roman" fo:font-size="9pt" style:font-size-asian="9pt" style:font-size-complex="9pt" fo:language="en" fo:country="GB"/>
    </style:style>
    <style:style style:name="T71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14" style:parent-style-name="DefaultParagraphFont" style:family="text">
      <style:text-properties style:font-name="Times New Roman" style:font-name-complex="Times New Roman" fo:font-size="9pt" style:font-size-asian="9pt" style:font-size-complex="9pt" fo:language="en" fo:country="GB"/>
    </style:style>
    <style:style style:name="T71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16" style:parent-style-name="DefaultParagraphFont" style:family="text">
      <style:text-properties style:font-name="Times New Roman" style:font-name-complex="Times New Roman" fo:font-size="9pt" style:font-size-asian="9pt" style:font-size-complex="9pt" fo:language="en" fo:country="GB"/>
    </style:style>
    <style:style style:name="T717" style:parent-style-name="DefaultParagraphFont" style:family="text">
      <style:text-properties style:font-name="Times New Roman" style:font-name-complex="Times New Roman" fo:font-size="9pt" style:font-size-asian="9pt" style:font-size-complex="9pt" fo:language="en" fo:country="GB"/>
    </style:style>
    <style:style style:name="T718" style:parent-style-name="DefaultParagraphFont" style:family="text">
      <style:text-properties style:font-name="Times New Roman" style:font-name-complex="Times New Roman" fo:font-size="9pt" style:font-size-asian="9pt" style:font-size-complex="9pt" fo:language="en" fo:country="GB"/>
    </style:style>
    <style:style style:name="P71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20" style:parent-style-name="Standard" style:family="paragraph">
      <style:paragraph-properties fo:text-align="justify"/>
    </style:style>
    <style:style style:name="T721" style:parent-style-name="DefaultParagraphFont" style:family="text">
      <style:text-properties style:font-name="Times New Roman" style:font-name-complex="Times New Roman" fo:font-size="9pt" style:font-size-asian="9pt" style:font-size-complex="9pt" fo:language="en" fo:country="GB"/>
    </style:style>
    <style:style style:name="T72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23" style:parent-style-name="DefaultParagraphFont" style:family="text">
      <style:text-properties style:font-name="Times New Roman" style:font-name-complex="Times New Roman" fo:font-size="9pt" style:font-size-asian="9pt" style:font-size-complex="9pt" fo:language="en" fo:country="GB"/>
    </style:style>
    <style:style style:name="T72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25" style:parent-style-name="DefaultParagraphFont" style:family="text">
      <style:text-properties style:font-name="Times New Roman" style:font-name-complex="Times New Roman" fo:font-size="9pt" style:font-size-asian="9pt" style:font-size-complex="9pt" fo:language="en" fo:country="GB"/>
    </style:style>
    <style:style style:name="T726" style:parent-style-name="DefaultParagraphFont" style:family="text">
      <style:text-properties style:font-name="Times New Roman" style:font-name-complex="Times New Roman" fo:font-size="9pt" style:font-size-asian="9pt" style:font-size-complex="9pt" fo:language="en" fo:country="GB"/>
    </style:style>
    <style:style style:name="T727" style:parent-style-name="DefaultParagraphFont" style:family="text">
      <style:text-properties style:font-name="Times New Roman" style:font-name-complex="Times New Roman" fo:font-size="9pt" style:font-size-asian="9pt" style:font-size-complex="9pt" fo:language="en" fo:country="GB"/>
    </style:style>
    <style:style style:name="P72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29" style:parent-style-name="Standard" style:family="paragraph">
      <style:paragraph-properties fo:text-align="justify"/>
      <style:text-properties fo:language="en" fo:country="GB"/>
    </style:style>
    <style:style style:name="P73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31" style:parent-style-name="Standard" style:family="paragraph">
      <style:paragraph-properties fo:text-align="justify"/>
    </style:style>
    <style:style style:name="T732" style:parent-style-name="DefaultParagraphFont" style:family="text">
      <style:text-properties style:font-name="Times New Roman" style:font-name-complex="Times New Roman" fo:font-size="9pt" style:font-size-asian="9pt" style:font-size-complex="9pt" fo:language="en" fo:country="GB"/>
    </style:style>
    <style:style style:name="T73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34" style:parent-style-name="DefaultParagraphFont" style:family="text">
      <style:text-properties style:font-name="Times New Roman" style:font-name-complex="Times New Roman" fo:font-size="9pt" style:font-size-asian="9pt" style:font-size-complex="9pt" fo:language="en" fo:country="GB"/>
    </style:style>
    <style:style style:name="T73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36" style:parent-style-name="DefaultParagraphFont" style:family="text">
      <style:text-properties style:font-name="Times New Roman" style:font-name-complex="Times New Roman" fo:font-size="9pt" style:font-size-asian="9pt" style:font-size-complex="9pt" fo:language="en" fo:country="GB"/>
    </style:style>
    <style:style style:name="T737" style:parent-style-name="DefaultParagraphFont" style:family="text">
      <style:text-properties style:font-name="Times New Roman" style:font-name-complex="Times New Roman" fo:font-size="9pt" style:font-size-asian="9pt" style:font-size-complex="9pt" fo:language="en" fo:country="GB"/>
    </style:style>
    <style:style style:name="T738" style:parent-style-name="DefaultParagraphFont" style:family="text">
      <style:text-properties style:font-name="Times New Roman" style:font-name-complex="Times New Roman" fo:font-size="9pt" style:font-size-asian="9pt" style:font-size-complex="9pt" fo:language="en" fo:country="GB"/>
    </style:style>
    <style:style style:name="P73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40" style:parent-style-name="Standard" style:family="paragraph">
      <style:paragraph-properties fo:text-align="justify"/>
    </style:style>
    <style:style style:name="T741" style:parent-style-name="DefaultParagraphFont" style:family="text">
      <style:text-properties style:font-name="Times New Roman" style:font-name-complex="Times New Roman" fo:font-size="9pt" style:font-size-asian="9pt" style:font-size-complex="9pt" fo:language="en" fo:country="GB"/>
    </style:style>
    <style:style style:name="T74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43" style:parent-style-name="DefaultParagraphFont" style:family="text">
      <style:text-properties style:font-name="Times New Roman" style:font-name-complex="Times New Roman" fo:font-size="9pt" style:font-size-asian="9pt" style:font-size-complex="9pt" fo:language="en" fo:country="GB"/>
    </style:style>
    <style:style style:name="T74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45" style:parent-style-name="DefaultParagraphFont" style:family="text">
      <style:text-properties style:font-name="Times New Roman" style:font-name-complex="Times New Roman" fo:font-size="9pt" style:font-size-asian="9pt" style:font-size-complex="9pt" fo:language="en" fo:country="GB"/>
    </style:style>
    <style:style style:name="T746" style:parent-style-name="DefaultParagraphFont" style:family="text">
      <style:text-properties style:font-name="Times New Roman" style:font-name-complex="Times New Roman" fo:font-size="9pt" style:font-size-asian="9pt" style:font-size-complex="9pt" fo:language="en" fo:country="GB"/>
    </style:style>
    <style:style style:name="T747" style:parent-style-name="DefaultParagraphFont" style:family="text">
      <style:text-properties style:font-name="Times New Roman" style:font-name-complex="Times New Roman" fo:font-size="9pt" style:font-size-asian="9pt" style:font-size-complex="9pt" fo:language="en" fo:country="GB"/>
    </style:style>
    <style:style style:name="P74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4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5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5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52" style:parent-style-name="Standard" style:family="paragraph">
      <style:paragraph-properties fo:text-align="justify"/>
    </style:style>
    <style:style style:name="T753" style:parent-style-name="DefaultParagraphFont" style:family="text">
      <style:text-properties style:font-name="Times New Roman" style:font-name-complex="Times New Roman" fo:font-size="9pt" style:font-size-asian="9pt" style:font-size-complex="9pt" fo:language="en" fo:country="GB"/>
    </style:style>
    <style:style style:name="T75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55" style:parent-style-name="DefaultParagraphFont" style:family="text">
      <style:text-properties style:font-name="Times New Roman" style:font-name-complex="Times New Roman" fo:font-size="9pt" style:font-size-asian="9pt" style:font-size-complex="9pt" fo:language="en" fo:country="GB"/>
    </style:style>
    <style:style style:name="T756" style:parent-style-name="DefaultParagraphFont" style:family="text">
      <style:text-properties style:font-name="Times New Roman" style:font-name-complex="Times New Roman" fo:font-size="9pt" style:font-size-asian="9pt" style:font-size-complex="9pt" fo:language="en" fo:country="GB"/>
    </style:style>
    <style:style style:name="T75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58" style:parent-style-name="DefaultParagraphFont" style:family="text">
      <style:text-properties style:font-name="Times New Roman" style:font-name-complex="Times New Roman" fo:font-size="9pt" style:font-size-asian="9pt" style:font-size-complex="9pt" fo:language="en" fo:country="GB"/>
    </style:style>
    <style:style style:name="T759" style:parent-style-name="DefaultParagraphFont" style:family="text">
      <style:text-properties style:font-name="Times New Roman" style:font-name-complex="Times New Roman" fo:font-size="9pt" style:font-size-asian="9pt" style:font-size-complex="9pt" fo:language="en" fo:country="GB"/>
    </style:style>
    <style:style style:name="P760" style:parent-style-name="Standard" style:family="paragraph">
      <style:paragraph-properties fo:text-align="justify"/>
    </style:style>
    <style:style style:name="T761" style:parent-style-name="DefaultParagraphFont" style:family="text">
      <style:text-properties style:font-name="Times New Roman" style:font-name-complex="Times New Roman" fo:font-size="9pt" style:font-size-asian="9pt" style:font-size-complex="9pt" fo:language="en" fo:country="GB"/>
    </style:style>
    <style:style style:name="T762" style:parent-style-name="DefaultParagraphFont" style:family="text">
      <style:text-properties style:font-name="Times New Roman" style:font-name-complex="Times New Roman" fo:font-size="9pt" style:font-size-asian="9pt" style:font-size-complex="9pt" fo:language="en" fo:country="GB"/>
    </style:style>
    <style:style style:name="T763" style:parent-style-name="DefaultParagraphFont" style:family="text">
      <style:text-properties style:font-name="Times New Roman" style:font-name-complex="Times New Roman" fo:font-size="9pt" style:font-size-asian="9pt" style:font-size-complex="9pt" fo:language="en" fo:country="GB"/>
    </style:style>
    <style:style style:name="T764" style:parent-style-name="DefaultParagraphFont" style:family="text">
      <style:text-properties style:font-name="Times New Roman" style:font-name-complex="Times New Roman" fo:font-size="9pt" style:font-size-asian="9pt" style:font-size-complex="9pt" fo:language="en" fo:country="GB"/>
    </style:style>
    <style:style style:name="T765" style:parent-style-name="DefaultParagraphFont" style:family="text">
      <style:text-properties style:font-name="Times New Roman" style:font-name-complex="Times New Roman" fo:font-size="9pt" style:font-size-asian="9pt" style:font-size-complex="9pt" fo:language="en" fo:country="GB"/>
    </style:style>
    <style:style style:name="T766" style:parent-style-name="DefaultParagraphFont" style:family="text">
      <style:text-properties style:font-name="Times New Roman" style:font-name-complex="Times New Roman" fo:font-size="9pt" style:font-size-asian="9pt" style:font-size-complex="9pt" fo:language="en" fo:country="GB"/>
    </style:style>
    <style:style style:name="T767" style:parent-style-name="DefaultParagraphFont" style:family="text">
      <style:text-properties style:font-name="Times New Roman" style:font-name-complex="Times New Roman" fo:font-size="9pt" style:font-size-asian="9pt" style:font-size-complex="9pt" fo:language="en" fo:country="GB"/>
    </style:style>
    <style:style style:name="T768" style:parent-style-name="DefaultParagraphFont" style:family="text">
      <style:text-properties style:font-name="Times New Roman" style:font-name-complex="Times New Roman" fo:font-size="9pt" style:font-size-asian="9pt" style:font-size-complex="9pt" fo:language="en" fo:country="GB"/>
    </style:style>
    <style:style style:name="P769" style:parent-style-name="Standard" style:family="paragraph">
      <style:paragraph-properties fo:text-align="justify"/>
    </style:style>
    <style:style style:name="T770" style:parent-style-name="DefaultParagraphFont" style:family="text">
      <style:text-properties style:font-name="Times New Roman" style:font-name-complex="Times New Roman" fo:font-size="9pt" style:font-size-asian="9pt" style:font-size-complex="9pt" fo:language="en" fo:country="GB"/>
    </style:style>
    <style:style style:name="T77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72" style:parent-style-name="DefaultParagraphFont" style:family="text">
      <style:text-properties style:font-name="Times New Roman" style:font-name-complex="Times New Roman" fo:font-size="9pt" style:font-size-asian="9pt" style:font-size-complex="9pt" fo:language="en" fo:country="GB"/>
    </style:style>
    <style:style style:name="T773" style:parent-style-name="DefaultParagraphFont" style:family="text">
      <style:text-properties style:font-name="Times New Roman" style:font-name-complex="Times New Roman" fo:font-size="9pt" style:font-size-asian="9pt" style:font-size-complex="9pt" fo:language="en" fo:country="GB"/>
    </style:style>
    <style:style style:name="T77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75" style:parent-style-name="DefaultParagraphFont" style:family="text">
      <style:text-properties style:font-name="Times New Roman" style:font-name-complex="Times New Roman" fo:font-size="9pt" style:font-size-asian="9pt" style:font-size-complex="9pt" fo:language="en" fo:country="GB"/>
    </style:style>
    <style:style style:name="T776" style:parent-style-name="DefaultParagraphFont" style:family="text">
      <style:text-properties style:font-name="Times New Roman" style:font-name-complex="Times New Roman" fo:font-size="9pt" style:font-size-asian="9pt" style:font-size-complex="9pt" fo:language="en" fo:country="GB"/>
    </style:style>
    <style:style style:name="P77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78" style:parent-style-name="Standard" style:family="paragraph">
      <style:paragraph-properties fo:text-align="justify"/>
    </style:style>
    <style:style style:name="T779" style:parent-style-name="DefaultParagraphFont" style:family="text">
      <style:text-properties style:font-name="Times New Roman" style:font-name-complex="Times New Roman" fo:font-size="9pt" style:font-size-asian="9pt" style:font-size-complex="9pt" fo:language="en" fo:country="GB"/>
    </style:style>
    <style:style style:name="T78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81" style:parent-style-name="DefaultParagraphFont" style:family="text">
      <style:text-properties style:font-name="Times New Roman" style:font-name-complex="Times New Roman" fo:font-size="9pt" style:font-size-asian="9pt" style:font-size-complex="9pt" fo:language="en" fo:country="GB"/>
    </style:style>
    <style:style style:name="T782" style:parent-style-name="DefaultParagraphFont" style:family="text">
      <style:text-properties style:font-name="Times New Roman" style:font-name-complex="Times New Roman" fo:font-size="9pt" style:font-size-asian="9pt" style:font-size-complex="9pt" fo:language="en" fo:country="GB"/>
    </style:style>
    <style:style style:name="T78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84" style:parent-style-name="DefaultParagraphFont" style:family="text">
      <style:text-properties style:font-name="Times New Roman" style:font-name-complex="Times New Roman" fo:font-size="9pt" style:font-size-asian="9pt" style:font-size-complex="9pt" fo:language="en" fo:country="GB"/>
    </style:style>
    <style:style style:name="T785" style:parent-style-name="DefaultParagraphFont" style:family="text">
      <style:text-properties style:font-name="Times New Roman" style:font-name-complex="Times New Roman" fo:font-size="9pt" style:font-size-asian="9pt" style:font-size-complex="9pt" fo:language="en" fo:country="GB"/>
    </style:style>
    <style:style style:name="P78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8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88" style:parent-style-name="Standard" style:family="paragraph">
      <style:paragraph-properties fo:text-align="justify"/>
      <style:text-properties fo:language="en" fo:country="GB"/>
    </style:style>
    <style:style style:name="P78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790" style:parent-style-name="Standard" style:family="paragraph">
      <style:paragraph-properties fo:text-align="justify"/>
    </style:style>
    <style:style style:name="T791" style:parent-style-name="DefaultParagraphFont" style:family="text">
      <style:text-properties style:font-name="Times New Roman" style:font-name-complex="Times New Roman" fo:font-size="9pt" style:font-size-asian="9pt" style:font-size-complex="9pt" fo:language="en" fo:country="GB"/>
    </style:style>
    <style:style style:name="T79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93" style:parent-style-name="DefaultParagraphFont" style:family="text">
      <style:text-properties style:font-name="Times New Roman" style:font-name-complex="Times New Roman" fo:font-size="9pt" style:font-size-asian="9pt" style:font-size-complex="9pt" fo:language="en" fo:country="GB"/>
    </style:style>
    <style:style style:name="T794" style:parent-style-name="DefaultParagraphFont" style:family="text">
      <style:text-properties style:font-name="Times New Roman" style:font-name-complex="Times New Roman" fo:font-size="9pt" style:font-size-asian="9pt" style:font-size-complex="9pt" fo:language="en" fo:country="GB"/>
    </style:style>
    <style:style style:name="T79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796" style:parent-style-name="DefaultParagraphFont" style:family="text">
      <style:text-properties style:font-name="Times New Roman" style:font-name-complex="Times New Roman" fo:font-size="9pt" style:font-size-asian="9pt" style:font-size-complex="9pt" fo:language="en" fo:country="GB"/>
    </style:style>
    <style:style style:name="T797" style:parent-style-name="DefaultParagraphFont" style:family="text">
      <style:text-properties style:font-name="Times New Roman" style:font-name-complex="Times New Roman" fo:font-size="9pt" style:font-size-asian="9pt" style:font-size-complex="9pt" fo:language="en" fo:country="GB"/>
    </style:style>
    <style:style style:name="P798" style:parent-style-name="Standard" style:family="paragraph">
      <style:paragraph-properties fo:text-align="justify"/>
    </style:style>
    <style:style style:name="T799" style:parent-style-name="DefaultParagraphFont" style:family="text">
      <style:text-properties style:font-name="Times New Roman" style:font-name-complex="Times New Roman" fo:font-size="9pt" style:font-size-asian="9pt" style:font-size-complex="9pt" fo:language="en" fo:country="GB"/>
    </style:style>
    <style:style style:name="T800" style:parent-style-name="DefaultParagraphFont" style:family="text">
      <style:text-properties style:font-name="Times New Roman" style:font-name-complex="Times New Roman" fo:font-size="9pt" style:font-size-asian="9pt" style:font-size-complex="9pt" fo:language="en" fo:country="GB"/>
    </style:style>
    <style:style style:name="T801" style:parent-style-name="DefaultParagraphFont" style:family="text">
      <style:text-properties style:font-name="Times New Roman" style:font-name-complex="Times New Roman" fo:font-size="9pt" style:font-size-asian="9pt" style:font-size-complex="9pt" fo:language="en" fo:country="GB"/>
    </style:style>
    <style:style style:name="T802" style:parent-style-name="DefaultParagraphFont" style:family="text">
      <style:text-properties style:font-name="Times New Roman" style:font-name-complex="Times New Roman" fo:font-size="9pt" style:font-size-asian="9pt" style:font-size-complex="9pt" fo:language="en" fo:country="GB"/>
    </style:style>
    <style:style style:name="T803" style:parent-style-name="DefaultParagraphFont" style:family="text">
      <style:text-properties style:font-name="Times New Roman" style:font-name-complex="Times New Roman" fo:font-size="9pt" style:font-size-asian="9pt" style:font-size-complex="9pt" fo:language="en" fo:country="GB"/>
    </style:style>
    <style:style style:name="T804" style:parent-style-name="DefaultParagraphFont" style:family="text">
      <style:text-properties style:font-name="Times New Roman" style:font-name-complex="Times New Roman" fo:font-size="9pt" style:font-size-asian="9pt" style:font-size-complex="9pt" fo:language="en" fo:country="GB"/>
    </style:style>
    <style:style style:name="T805" style:parent-style-name="DefaultParagraphFont" style:family="text">
      <style:text-properties style:font-name="Times New Roman" style:font-name-complex="Times New Roman" fo:font-size="9pt" style:font-size-asian="9pt" style:font-size-complex="9pt" fo:language="en" fo:country="GB"/>
    </style:style>
    <style:style style:name="T806" style:parent-style-name="DefaultParagraphFont" style:family="text">
      <style:text-properties style:font-name="Times New Roman" style:font-name-complex="Times New Roman" fo:font-size="9pt" style:font-size-asian="9pt" style:font-size-complex="9pt" fo:language="en" fo:country="GB"/>
    </style:style>
    <style:style style:name="P807" style:parent-style-name="Standard" style:family="paragraph">
      <style:paragraph-properties fo:text-align="justify"/>
    </style:style>
    <style:style style:name="T808" style:parent-style-name="DefaultParagraphFont" style:family="text">
      <style:text-properties style:font-name="Times New Roman" style:font-name-complex="Times New Roman" fo:font-size="9pt" style:font-size-asian="9pt" style:font-size-complex="9pt" fo:language="en" fo:country="GB"/>
    </style:style>
    <style:style style:name="T80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10" style:parent-style-name="DefaultParagraphFont" style:family="text">
      <style:text-properties style:font-name="Times New Roman" style:font-name-complex="Times New Roman" fo:font-size="9pt" style:font-size-asian="9pt" style:font-size-complex="9pt" fo:language="en" fo:country="GB"/>
    </style:style>
    <style:style style:name="T811" style:parent-style-name="DefaultParagraphFont" style:family="text">
      <style:text-properties style:font-name="Times New Roman" style:font-name-complex="Times New Roman" fo:font-size="9pt" style:font-size-asian="9pt" style:font-size-complex="9pt" fo:language="en" fo:country="GB"/>
    </style:style>
    <style:style style:name="T81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13" style:parent-style-name="DefaultParagraphFont" style:family="text">
      <style:text-properties style:font-name="Times New Roman" style:font-name-complex="Times New Roman" fo:font-size="9pt" style:font-size-asian="9pt" style:font-size-complex="9pt" fo:language="en" fo:country="GB"/>
    </style:style>
    <style:style style:name="T814" style:parent-style-name="DefaultParagraphFont" style:family="text">
      <style:text-properties style:font-name="Times New Roman" style:font-name-complex="Times New Roman" fo:font-size="9pt" style:font-size-asian="9pt" style:font-size-complex="9pt" fo:language="en" fo:country="GB"/>
    </style:style>
    <style:style style:name="P81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16" style:parent-style-name="Standard" style:family="paragraph">
      <style:paragraph-properties fo:text-align="justify"/>
    </style:style>
    <style:style style:name="T817" style:parent-style-name="DefaultParagraphFont" style:family="text">
      <style:text-properties style:font-name="Times New Roman" style:font-name-complex="Times New Roman" fo:font-size="9pt" style:font-size-asian="9pt" style:font-size-complex="9pt" fo:language="en" fo:country="GB"/>
    </style:style>
    <style:style style:name="T81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19" style:parent-style-name="DefaultParagraphFont" style:family="text">
      <style:text-properties style:font-name="Times New Roman" style:font-name-complex="Times New Roman" fo:font-size="9pt" style:font-size-asian="9pt" style:font-size-complex="9pt" fo:language="en" fo:country="GB"/>
    </style:style>
    <style:style style:name="T820" style:parent-style-name="DefaultParagraphFont" style:family="text">
      <style:text-properties style:font-name="Times New Roman" style:font-name-complex="Times New Roman" fo:font-size="9pt" style:font-size-asian="9pt" style:font-size-complex="9pt" fo:language="en" fo:country="GB"/>
    </style:style>
    <style:style style:name="T82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22" style:parent-style-name="DefaultParagraphFont" style:family="text">
      <style:text-properties style:font-name="Times New Roman" style:font-name-complex="Times New Roman" fo:font-size="9pt" style:font-size-asian="9pt" style:font-size-complex="9pt" fo:language="en" fo:country="GB"/>
    </style:style>
    <style:style style:name="T823" style:parent-style-name="DefaultParagraphFont" style:family="text">
      <style:text-properties style:font-name="Times New Roman" style:font-name-complex="Times New Roman" fo:font-size="9pt" style:font-size-asian="9pt" style:font-size-complex="9pt" fo:language="en" fo:country="GB"/>
    </style:style>
    <style:style style:name="P82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25" style:parent-style-name="Standard" style:family="paragraph">
      <style:paragraph-properties fo:text-align="justify"/>
      <style:text-properties fo:language="en" fo:country="GB"/>
    </style:style>
    <style:style style:name="P82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27" style:parent-style-name="Standard" style:family="paragraph">
      <style:paragraph-properties fo:text-align="justify"/>
    </style:style>
    <style:style style:name="T828" style:parent-style-name="DefaultParagraphFont" style:family="text">
      <style:text-properties style:font-name="Times New Roman" style:font-name-complex="Times New Roman" fo:font-size="9pt" style:font-size-asian="9pt" style:font-size-complex="9pt" fo:language="en" fo:country="GB"/>
    </style:style>
    <style:style style:name="T82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30" style:parent-style-name="DefaultParagraphFont" style:family="text">
      <style:text-properties style:font-name="Times New Roman" style:font-name-complex="Times New Roman" fo:font-size="9pt" style:font-size-asian="9pt" style:font-size-complex="9pt" fo:language="en" fo:country="GB"/>
    </style:style>
    <style:style style:name="T83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32" style:parent-style-name="DefaultParagraphFont" style:family="text">
      <style:text-properties style:font-name="Times New Roman" style:font-name-complex="Times New Roman" fo:font-size="9pt" style:font-size-asian="9pt" style:font-size-complex="9pt" fo:language="en" fo:country="GB"/>
    </style:style>
    <style:style style:name="T833" style:parent-style-name="DefaultParagraphFont" style:family="text">
      <style:text-properties style:font-name="Times New Roman" style:font-name-complex="Times New Roman" fo:font-size="9pt" style:font-size-asian="9pt" style:font-size-complex="9pt" fo:language="en" fo:country="GB"/>
    </style:style>
    <style:style style:name="P834" style:parent-style-name="Standard" style:family="paragraph">
      <style:paragraph-properties fo:text-align="justify"/>
    </style:style>
    <style:style style:name="T835" style:parent-style-name="DefaultParagraphFont" style:family="text">
      <style:text-properties style:font-name="Times New Roman" style:font-name-complex="Times New Roman" fo:font-size="9pt" style:font-size-asian="9pt" style:font-size-complex="9pt" fo:language="en" fo:country="GB"/>
    </style:style>
    <style:style style:name="T836" style:parent-style-name="DefaultParagraphFont" style:family="text">
      <style:text-properties style:font-name="Times New Roman" style:font-name-complex="Times New Roman" fo:font-size="9pt" style:font-size-asian="9pt" style:font-size-complex="9pt" fo:language="en" fo:country="GB"/>
    </style:style>
    <style:style style:name="T837" style:parent-style-name="DefaultParagraphFont" style:family="text">
      <style:text-properties style:font-name="Times New Roman" style:font-name-complex="Times New Roman" fo:font-size="9pt" style:font-size-asian="9pt" style:font-size-complex="9pt" fo:language="en" fo:country="GB"/>
    </style:style>
    <style:style style:name="T838" style:parent-style-name="DefaultParagraphFont" style:family="text">
      <style:text-properties style:font-name="Times New Roman" style:font-name-complex="Times New Roman" fo:font-size="9pt" style:font-size-asian="9pt" style:font-size-complex="9pt" fo:language="en" fo:country="GB"/>
    </style:style>
    <style:style style:name="T839" style:parent-style-name="DefaultParagraphFont" style:family="text">
      <style:text-properties style:font-name="Times New Roman" style:font-name-complex="Times New Roman" fo:font-size="9pt" style:font-size-asian="9pt" style:font-size-complex="9pt" fo:language="en" fo:country="GB"/>
    </style:style>
    <style:style style:name="T840" style:parent-style-name="DefaultParagraphFont" style:family="text">
      <style:text-properties style:font-name="Times New Roman" style:font-name-complex="Times New Roman" fo:font-size="9pt" style:font-size-asian="9pt" style:font-size-complex="9pt" fo:language="en" fo:country="GB"/>
    </style:style>
    <style:style style:name="T841" style:parent-style-name="DefaultParagraphFont" style:family="text">
      <style:text-properties style:font-name="Times New Roman" style:font-name-complex="Times New Roman" fo:font-size="9pt" style:font-size-asian="9pt" style:font-size-complex="9pt" fo:language="en" fo:country="GB"/>
    </style:style>
    <style:style style:name="T842" style:parent-style-name="DefaultParagraphFont" style:family="text">
      <style:text-properties style:font-name="Times New Roman" style:font-name-complex="Times New Roman" fo:font-size="9pt" style:font-size-asian="9pt" style:font-size-complex="9pt" fo:language="en" fo:country="GB"/>
    </style:style>
    <style:style style:name="P843" style:parent-style-name="Standard" style:family="paragraph">
      <style:paragraph-properties fo:text-align="justify"/>
    </style:style>
    <style:style style:name="T844" style:parent-style-name="DefaultParagraphFont" style:family="text">
      <style:text-properties style:font-name="Times New Roman" style:font-name-complex="Times New Roman" fo:font-size="9pt" style:font-size-asian="9pt" style:font-size-complex="9pt" fo:language="en" fo:country="GB"/>
    </style:style>
    <style:style style:name="T84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46" style:parent-style-name="DefaultParagraphFont" style:family="text">
      <style:text-properties style:font-name="Times New Roman" style:font-name-complex="Times New Roman" fo:font-size="9pt" style:font-size-asian="9pt" style:font-size-complex="9pt" fo:language="en" fo:country="GB"/>
    </style:style>
    <style:style style:name="T84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48" style:parent-style-name="DefaultParagraphFont" style:family="text">
      <style:text-properties style:font-name="Times New Roman" style:font-name-complex="Times New Roman" fo:font-size="9pt" style:font-size-asian="9pt" style:font-size-complex="9pt" fo:language="en" fo:country="GB"/>
    </style:style>
    <style:style style:name="T849" style:parent-style-name="DefaultParagraphFont" style:family="text">
      <style:text-properties style:font-name="Times New Roman" style:font-name-complex="Times New Roman" fo:font-size="9pt" style:font-size-asian="9pt" style:font-size-complex="9pt" fo:language="en" fo:country="GB"/>
    </style:style>
    <style:style style:name="T850" style:parent-style-name="DefaultParagraphFont" style:family="text">
      <style:text-properties style:font-name="Times New Roman" style:font-name-complex="Times New Roman" fo:font-size="9pt" style:font-size-asian="9pt" style:font-size-complex="9pt" fo:language="en" fo:country="GB"/>
    </style:style>
    <style:style style:name="P85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5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5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5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55" style:parent-style-name="Standard" style:family="paragraph">
      <style:paragraph-properties fo:text-align="justify"/>
    </style:style>
    <style:style style:name="T856" style:parent-style-name="DefaultParagraphFont" style:family="text">
      <style:text-properties style:font-name="Times New Roman" style:font-name-complex="Times New Roman" fo:font-size="9pt" style:font-size-asian="9pt" style:font-size-complex="9pt" fo:language="en" fo:country="GB"/>
    </style:style>
    <style:style style:name="T85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58" style:parent-style-name="DefaultParagraphFont" style:family="text">
      <style:text-properties style:font-name="Times New Roman" style:font-name-complex="Times New Roman" fo:font-size="9pt" style:font-size-asian="9pt" style:font-size-complex="9pt" fo:language="en" fo:country="GB"/>
    </style:style>
    <style:style style:name="T859" style:parent-style-name="DefaultParagraphFont" style:family="text">
      <style:text-properties style:font-name="Times New Roman" style:font-name-complex="Times New Roman" fo:font-size="9pt" style:font-size-asian="9pt" style:font-size-complex="9pt" fo:language="en" fo:country="GB"/>
    </style:style>
    <style:style style:name="T86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61" style:parent-style-name="DefaultParagraphFont" style:family="text">
      <style:text-properties style:font-name="Times New Roman" style:font-name-complex="Times New Roman" fo:font-size="9pt" style:font-size-asian="9pt" style:font-size-complex="9pt" fo:language="en" fo:country="GB"/>
    </style:style>
    <style:style style:name="T862" style:parent-style-name="DefaultParagraphFont" style:family="text">
      <style:text-properties style:font-name="Times New Roman" style:font-name-complex="Times New Roman" fo:font-size="9pt" style:font-size-asian="9pt" style:font-size-complex="9pt" fo:language="en" fo:country="GB"/>
    </style:style>
    <style:style style:name="P86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64" style:parent-style-name="Standard" style:family="paragraph">
      <style:paragraph-properties fo:text-align="justify"/>
    </style:style>
    <style:style style:name="T865" style:parent-style-name="DefaultParagraphFont" style:family="text">
      <style:text-properties style:font-name="Times New Roman" style:font-name-complex="Times New Roman" fo:font-size="9pt" style:font-size-asian="9pt" style:font-size-complex="9pt" fo:language="en" fo:country="GB"/>
    </style:style>
    <style:style style:name="T86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67" style:parent-style-name="DefaultParagraphFont" style:family="text">
      <style:text-properties style:font-name="Times New Roman" style:font-name-complex="Times New Roman" fo:font-size="9pt" style:font-size-asian="9pt" style:font-size-complex="9pt" fo:language="en" fo:country="GB"/>
    </style:style>
    <style:style style:name="T868" style:parent-style-name="DefaultParagraphFont" style:family="text">
      <style:text-properties style:font-name="Times New Roman" style:font-name-complex="Times New Roman" fo:font-size="9pt" style:font-size-asian="9pt" style:font-size-complex="9pt" fo:language="en" fo:country="GB"/>
    </style:style>
    <style:style style:name="T86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70" style:parent-style-name="DefaultParagraphFont" style:family="text">
      <style:text-properties style:font-name="Times New Roman" style:font-name-complex="Times New Roman" fo:font-size="9pt" style:font-size-asian="9pt" style:font-size-complex="9pt" fo:language="en" fo:country="GB"/>
    </style:style>
    <style:style style:name="T871" style:parent-style-name="DefaultParagraphFont" style:family="text">
      <style:text-properties style:font-name="Times New Roman" style:font-name-complex="Times New Roman" fo:font-size="9pt" style:font-size-asian="9pt" style:font-size-complex="9pt" fo:language="en" fo:country="GB"/>
    </style:style>
    <style:style style:name="T872" style:parent-style-name="DefaultParagraphFont" style:family="text">
      <style:text-properties style:font-name="Times New Roman" style:font-name-complex="Times New Roman" fo:font-size="9pt" style:font-size-asian="9pt" style:font-size-complex="9pt" fo:language="en" fo:country="GB"/>
    </style:style>
    <style:style style:name="P873" style:parent-style-name="Standard" style:family="paragraph">
      <style:paragraph-properties fo:text-align="justify"/>
    </style:style>
    <style:style style:name="T874" style:parent-style-name="DefaultParagraphFont" style:family="text">
      <style:text-properties style:font-name="Times New Roman" style:font-name-complex="Times New Roman" fo:font-size="9pt" style:font-size-asian="9pt" style:font-size-complex="9pt" fo:language="en" fo:country="GB"/>
    </style:style>
    <style:style style:name="T875" style:parent-style-name="DefaultParagraphFont" style:family="text">
      <style:text-properties style:font-name="Times New Roman" style:font-name-complex="Times New Roman" fo:font-size="9pt" style:font-size-asian="9pt" style:font-size-complex="9pt" fo:language="en" fo:country="GB"/>
    </style:style>
    <style:style style:name="T876" style:parent-style-name="DefaultParagraphFont" style:family="text">
      <style:text-properties style:font-name="Times New Roman" style:font-name-complex="Times New Roman" fo:font-size="9pt" style:font-size-asian="9pt" style:font-size-complex="9pt" fo:language="en" fo:country="GB"/>
    </style:style>
    <style:style style:name="T877" style:parent-style-name="DefaultParagraphFont" style:family="text">
      <style:text-properties style:font-name="Times New Roman" style:font-name-complex="Times New Roman" fo:font-size="9pt" style:font-size-asian="9pt" style:font-size-complex="9pt" fo:language="en" fo:country="GB"/>
    </style:style>
    <style:style style:name="T878" style:parent-style-name="DefaultParagraphFont" style:family="text">
      <style:text-properties style:font-name="Times New Roman" style:font-name-complex="Times New Roman" fo:font-size="9pt" style:font-size-asian="9pt" style:font-size-complex="9pt" fo:language="en" fo:country="GB"/>
    </style:style>
    <style:style style:name="T879" style:parent-style-name="DefaultParagraphFont" style:family="text">
      <style:text-properties style:font-name="Times New Roman" style:font-name-complex="Times New Roman" fo:font-size="9pt" style:font-size-asian="9pt" style:font-size-complex="9pt" fo:language="en" fo:country="GB"/>
    </style:style>
    <style:style style:name="T880" style:parent-style-name="DefaultParagraphFont" style:family="text">
      <style:text-properties style:font-name="Times New Roman" style:font-name-complex="Times New Roman" fo:font-size="9pt" style:font-size-asian="9pt" style:font-size-complex="9pt" fo:language="en" fo:country="GB"/>
    </style:style>
    <style:style style:name="P881" style:parent-style-name="Standard" style:family="paragraph">
      <style:paragraph-properties fo:text-align="justify"/>
    </style:style>
    <style:style style:name="T882" style:parent-style-name="DefaultParagraphFont" style:family="text">
      <style:text-properties style:font-name="Times New Roman" style:font-name-complex="Times New Roman" fo:font-size="9pt" style:font-size-asian="9pt" style:font-size-complex="9pt" fo:language="en" fo:country="GB"/>
    </style:style>
    <style:style style:name="T88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84" style:parent-style-name="DefaultParagraphFont" style:family="text">
      <style:text-properties style:font-name="Times New Roman" style:font-name-complex="Times New Roman" fo:font-size="9pt" style:font-size-asian="9pt" style:font-size-complex="9pt" fo:language="en" fo:country="GB"/>
    </style:style>
    <style:style style:name="T885" style:parent-style-name="DefaultParagraphFont" style:family="text">
      <style:text-properties style:font-name="Times New Roman" style:font-name-complex="Times New Roman" fo:font-size="9pt" style:font-size-asian="9pt" style:font-size-complex="9pt" fo:language="en" fo:country="GB"/>
    </style:style>
    <style:style style:name="T88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87" style:parent-style-name="DefaultParagraphFont" style:family="text">
      <style:text-properties style:font-name="Times New Roman" style:font-name-complex="Times New Roman" fo:font-size="9pt" style:font-size-asian="9pt" style:font-size-complex="9pt" fo:language="en" fo:country="GB"/>
    </style:style>
    <style:style style:name="T888" style:parent-style-name="DefaultParagraphFont" style:family="text">
      <style:text-properties style:font-name="Times New Roman" style:font-name-complex="Times New Roman" fo:font-size="9pt" style:font-size-asian="9pt" style:font-size-complex="9pt" fo:language="en" fo:country="GB"/>
    </style:style>
    <style:style style:name="P88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90" style:parent-style-name="Standard" style:family="paragraph">
      <style:paragraph-properties fo:text-align="justify"/>
      <style:text-properties fo:language="en" fo:country="GB"/>
    </style:style>
    <style:style style:name="P89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892" style:parent-style-name="Standard" style:family="paragraph">
      <style:paragraph-properties fo:text-align="justify"/>
    </style:style>
    <style:style style:name="T893" style:parent-style-name="DefaultParagraphFont" style:family="text">
      <style:text-properties style:font-name="Times New Roman" style:font-name-complex="Times New Roman" fo:font-size="9pt" style:font-size-asian="9pt" style:font-size-complex="9pt" fo:language="en" fo:country="GB"/>
    </style:style>
    <style:style style:name="T89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95" style:parent-style-name="DefaultParagraphFont" style:family="text">
      <style:text-properties style:font-name="Times New Roman" style:font-name-complex="Times New Roman" fo:font-size="9pt" style:font-size-asian="9pt" style:font-size-complex="9pt" fo:language="en" fo:country="GB"/>
    </style:style>
    <style:style style:name="T896" style:parent-style-name="DefaultParagraphFont" style:family="text">
      <style:text-properties style:font-name="Times New Roman" style:font-name-complex="Times New Roman" fo:font-size="9pt" style:font-size-asian="9pt" style:font-size-complex="9pt" fo:language="en" fo:country="GB"/>
    </style:style>
    <style:style style:name="T89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898" style:parent-style-name="DefaultParagraphFont" style:family="text">
      <style:text-properties style:font-name="Times New Roman" style:font-name-complex="Times New Roman" fo:font-size="9pt" style:font-size-asian="9pt" style:font-size-complex="9pt" fo:language="en" fo:country="GB"/>
    </style:style>
    <style:style style:name="T899" style:parent-style-name="DefaultParagraphFont" style:family="text">
      <style:text-properties style:font-name="Times New Roman" style:font-name-complex="Times New Roman" fo:font-size="9pt" style:font-size-asian="9pt" style:font-size-complex="9pt" fo:language="en" fo:country="GB"/>
    </style:style>
    <style:style style:name="T900" style:parent-style-name="DefaultParagraphFont" style:family="text">
      <style:text-properties style:font-name="Times New Roman" style:font-name-complex="Times New Roman" fo:font-size="9pt" style:font-size-asian="9pt" style:font-size-complex="9pt" fo:language="en" fo:country="GB"/>
    </style:style>
    <style:style style:name="P90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02" style:parent-style-name="Standard" style:family="paragraph">
      <style:paragraph-properties fo:text-align="justify"/>
    </style:style>
    <style:style style:name="T903" style:parent-style-name="DefaultParagraphFont" style:family="text">
      <style:text-properties style:font-name="Times New Roman" style:font-name-complex="Times New Roman" fo:font-size="9pt" style:font-size-asian="9pt" style:font-size-complex="9pt" fo:language="en" fo:country="GB"/>
    </style:style>
    <style:style style:name="T90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05" style:parent-style-name="DefaultParagraphFont" style:family="text">
      <style:text-properties style:font-name="Times New Roman" style:font-name-complex="Times New Roman" fo:font-size="9pt" style:font-size-asian="9pt" style:font-size-complex="9pt" fo:language="en" fo:country="GB"/>
    </style:style>
    <style:style style:name="T906" style:parent-style-name="DefaultParagraphFont" style:family="text">
      <style:text-properties style:font-name="Times New Roman" style:font-name-complex="Times New Roman" fo:font-size="9pt" style:font-size-asian="9pt" style:font-size-complex="9pt" fo:language="en" fo:country="GB"/>
    </style:style>
    <style:style style:name="T90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08" style:parent-style-name="DefaultParagraphFont" style:family="text">
      <style:text-properties style:font-name="Times New Roman" style:font-name-complex="Times New Roman" fo:font-size="9pt" style:font-size-asian="9pt" style:font-size-complex="9pt" fo:language="en" fo:country="GB"/>
    </style:style>
    <style:style style:name="T909" style:parent-style-name="DefaultParagraphFont" style:family="text">
      <style:text-properties style:font-name="Times New Roman" style:font-name-complex="Times New Roman" fo:font-size="9pt" style:font-size-asian="9pt" style:font-size-complex="9pt" fo:language="en" fo:country="GB"/>
    </style:style>
    <style:style style:name="T910" style:parent-style-name="DefaultParagraphFont" style:family="text">
      <style:text-properties style:font-name="Times New Roman" style:font-name-complex="Times New Roman" fo:font-size="9pt" style:font-size-asian="9pt" style:font-size-complex="9pt" fo:language="en" fo:country="GB"/>
    </style:style>
    <style:style style:name="P911" style:parent-style-name="Standard" style:family="paragraph">
      <style:paragraph-properties fo:text-align="justify"/>
    </style:style>
    <style:style style:name="T912" style:parent-style-name="DefaultParagraphFont" style:family="text">
      <style:text-properties style:font-name="Times New Roman" style:font-name-complex="Times New Roman" fo:font-size="9pt" style:font-size-asian="9pt" style:font-size-complex="9pt" fo:language="en" fo:country="GB"/>
    </style:style>
    <style:style style:name="T913" style:parent-style-name="DefaultParagraphFont" style:family="text">
      <style:text-properties style:font-name="Times New Roman" style:font-name-complex="Times New Roman" fo:font-size="9pt" style:font-size-asian="9pt" style:font-size-complex="9pt" fo:language="en" fo:country="GB"/>
    </style:style>
    <style:style style:name="T914" style:parent-style-name="DefaultParagraphFont" style:family="text">
      <style:text-properties style:font-name="Times New Roman" style:font-name-complex="Times New Roman" fo:font-size="9pt" style:font-size-asian="9pt" style:font-size-complex="9pt" fo:language="en" fo:country="GB"/>
    </style:style>
    <style:style style:name="T915" style:parent-style-name="DefaultParagraphFont" style:family="text">
      <style:text-properties style:font-name="Times New Roman" style:font-name-complex="Times New Roman" fo:font-size="9pt" style:font-size-asian="9pt" style:font-size-complex="9pt" fo:language="en" fo:country="GB"/>
    </style:style>
    <style:style style:name="T916" style:parent-style-name="DefaultParagraphFont" style:family="text">
      <style:text-properties style:font-name="Times New Roman" style:font-name-complex="Times New Roman" fo:font-size="9pt" style:font-size-asian="9pt" style:font-size-complex="9pt" fo:language="en" fo:country="GB"/>
    </style:style>
    <style:style style:name="T917" style:parent-style-name="DefaultParagraphFont" style:family="text">
      <style:text-properties style:font-name="Times New Roman" style:font-name-complex="Times New Roman" fo:font-size="9pt" style:font-size-asian="9pt" style:font-size-complex="9pt" fo:language="en" fo:country="GB"/>
    </style:style>
    <style:style style:name="T918" style:parent-style-name="DefaultParagraphFont" style:family="text">
      <style:text-properties style:font-name="Times New Roman" style:font-name-complex="Times New Roman" fo:font-size="9pt" style:font-size-asian="9pt" style:font-size-complex="9pt" fo:language="en" fo:country="GB"/>
    </style:style>
    <style:style style:name="P919" style:parent-style-name="Standard" style:family="paragraph">
      <style:paragraph-properties fo:text-align="justify"/>
    </style:style>
    <style:style style:name="T920" style:parent-style-name="DefaultParagraphFont" style:family="text">
      <style:text-properties style:font-name="Times New Roman" style:font-name-complex="Times New Roman" fo:font-size="9pt" style:font-size-asian="9pt" style:font-size-complex="9pt" fo:language="en" fo:country="GB"/>
    </style:style>
    <style:style style:name="T921" style:parent-style-name="DefaultParagraphFont" style:family="text">
      <style:text-properties style:font-name="Times New Roman" style:font-name-complex="Times New Roman" fo:font-size="9pt" style:font-size-asian="9pt" style:font-size-complex="9pt" fo:language="en" fo:country="GB"/>
    </style:style>
    <style:style style:name="T92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23" style:parent-style-name="DefaultParagraphFont" style:family="text">
      <style:text-properties style:font-name="Times New Roman" style:font-name-complex="Times New Roman" fo:font-size="9pt" style:font-size-asian="9pt" style:font-size-complex="9pt" fo:language="en" fo:country="GB"/>
    </style:style>
    <style:style style:name="T92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25" style:parent-style-name="DefaultParagraphFont" style:family="text">
      <style:text-properties style:font-name="Times New Roman" style:font-name-complex="Times New Roman" fo:font-size="9pt" style:font-size-asian="9pt" style:font-size-complex="9pt" fo:language="en" fo:country="GB"/>
    </style:style>
    <style:style style:name="T926" style:parent-style-name="DefaultParagraphFont" style:family="text">
      <style:text-properties style:font-name="Times New Roman" style:font-name-complex="Times New Roman" fo:font-size="9pt" style:font-size-asian="9pt" style:font-size-complex="9pt" fo:language="en" fo:country="GB"/>
    </style:style>
    <style:style style:name="T927" style:parent-style-name="DefaultParagraphFont" style:family="text">
      <style:text-properties style:font-name="Times New Roman" style:font-name-complex="Times New Roman" fo:font-size="9pt" style:font-size-asian="9pt" style:font-size-complex="9pt" fo:language="en" fo:country="GB"/>
    </style:style>
    <style:style style:name="P92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29" style:parent-style-name="Standard" style:family="paragraph">
      <style:paragraph-properties fo:text-align="justify"/>
      <style:text-properties fo:language="en" fo:country="GB"/>
    </style:style>
    <style:style style:name="P93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31" style:parent-style-name="Standard" style:family="paragraph">
      <style:paragraph-properties fo:text-align="justify"/>
    </style:style>
    <style:style style:name="T932" style:parent-style-name="DefaultParagraphFont" style:family="text">
      <style:text-properties style:font-name="Times New Roman" style:font-name-complex="Times New Roman" fo:font-size="9pt" style:font-size-asian="9pt" style:font-size-complex="9pt" fo:language="en" fo:country="GB"/>
    </style:style>
    <style:style style:name="T933" style:parent-style-name="DefaultParagraphFont" style:family="text">
      <style:text-properties style:font-name="Times New Roman" style:font-name-complex="Times New Roman" fo:font-size="9pt" style:font-size-asian="9pt" style:font-size-complex="9pt" fo:language="en" fo:country="GB"/>
    </style:style>
    <style:style style:name="T93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35" style:parent-style-name="DefaultParagraphFont" style:family="text">
      <style:text-properties style:font-name="Times New Roman" style:font-name-complex="Times New Roman" fo:font-size="9pt" style:font-size-asian="9pt" style:font-size-complex="9pt" fo:language="en" fo:country="GB"/>
    </style:style>
    <style:style style:name="T93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37" style:parent-style-name="DefaultParagraphFont" style:family="text">
      <style:text-properties style:font-name="Times New Roman" style:font-name-complex="Times New Roman" fo:font-size="9pt" style:font-size-asian="9pt" style:font-size-complex="9pt" fo:language="en" fo:country="GB"/>
    </style:style>
    <style:style style:name="T938" style:parent-style-name="DefaultParagraphFont" style:family="text">
      <style:text-properties style:font-name="Times New Roman" style:font-name-complex="Times New Roman" fo:font-size="9pt" style:font-size-asian="9pt" style:font-size-complex="9pt" fo:language="en" fo:country="GB"/>
    </style:style>
    <style:style style:name="P93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40" style:parent-style-name="Standard" style:family="paragraph">
      <style:paragraph-properties fo:text-align="justify"/>
    </style:style>
    <style:style style:name="T941" style:parent-style-name="DefaultParagraphFont" style:family="text">
      <style:text-properties style:font-name="Times New Roman" style:font-name-complex="Times New Roman" fo:font-size="9pt" style:font-size-asian="9pt" style:font-size-complex="9pt" fo:language="en" fo:country="GB"/>
    </style:style>
    <style:style style:name="T942" style:parent-style-name="DefaultParagraphFont" style:family="text">
      <style:text-properties style:font-name="Times New Roman" style:font-name-complex="Times New Roman" fo:font-size="9pt" style:font-size-asian="9pt" style:font-size-complex="9pt" fo:language="en" fo:country="GB"/>
    </style:style>
    <style:style style:name="T94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44" style:parent-style-name="DefaultParagraphFont" style:family="text">
      <style:text-properties style:font-name="Times New Roman" style:font-name-complex="Times New Roman" fo:font-size="9pt" style:font-size-asian="9pt" style:font-size-complex="9pt" fo:language="en" fo:country="GB"/>
    </style:style>
    <style:style style:name="T94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46" style:parent-style-name="DefaultParagraphFont" style:family="text">
      <style:text-properties style:font-name="Times New Roman" style:font-name-complex="Times New Roman" fo:font-size="9pt" style:font-size-asian="9pt" style:font-size-complex="9pt" fo:language="en" fo:country="GB"/>
    </style:style>
    <style:style style:name="T947" style:parent-style-name="DefaultParagraphFont" style:family="text">
      <style:text-properties style:font-name="Times New Roman" style:font-name-complex="Times New Roman" fo:font-size="9pt" style:font-size-asian="9pt" style:font-size-complex="9pt" fo:language="en" fo:country="GB"/>
    </style:style>
    <style:style style:name="T948" style:parent-style-name="DefaultParagraphFont" style:family="text">
      <style:text-properties style:font-name="Times New Roman" style:font-name-complex="Times New Roman" fo:font-size="9pt" style:font-size-asian="9pt" style:font-size-complex="9pt" fo:language="en" fo:country="GB"/>
    </style:style>
    <style:style style:name="P94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50" style:parent-style-name="Standard" style:family="paragraph">
      <style:paragraph-properties fo:text-align="justify"/>
      <style:text-properties fo:language="en" fo:country="GB"/>
    </style:style>
    <style:style style:name="P951" style:parent-style-name="Standard" style:family="paragraph">
      <style:paragraph-properties fo:text-align="justify"/>
    </style:style>
    <style:style style:name="T952" style:parent-style-name="DefaultParagraphFont" style:family="text">
      <style:text-properties style:font-name="Times New Roman" style:font-name-complex="Times New Roman" fo:font-size="9pt" style:font-size-asian="9pt" style:font-size-complex="9pt" fo:language="en" fo:country="GB"/>
    </style:style>
    <style:style style:name="T953" style:parent-style-name="DefaultParagraphFont" style:family="text">
      <style:text-properties style:font-name="Times New Roman" style:font-name-complex="Times New Roman" fo:font-size="9pt" style:font-size-asian="9pt" style:font-size-complex="9pt" fo:language="en" fo:country="GB"/>
    </style:style>
    <style:style style:name="T954" style:parent-style-name="DefaultParagraphFont" style:family="text">
      <style:text-properties style:font-name="Times New Roman" style:font-name-complex="Times New Roman" fo:font-size="9pt" style:font-size-asian="9pt" style:font-size-complex="9pt" fo:language="en" fo:country="GB"/>
    </style:style>
    <style:style style:name="T955" style:parent-style-name="DefaultParagraphFont" style:family="text">
      <style:text-properties style:font-name="Times New Roman" style:font-name-complex="Times New Roman" fo:font-size="9pt" style:font-size-asian="9pt" style:font-size-complex="9pt" fo:language="en" fo:country="GB"/>
    </style:style>
    <style:style style:name="T956" style:parent-style-name="DefaultParagraphFont" style:family="text">
      <style:text-properties style:font-name="Times New Roman" style:font-name-complex="Times New Roman" fo:font-size="9pt" style:font-size-asian="9pt" style:font-size-complex="9pt" fo:language="en" fo:country="GB"/>
    </style:style>
    <style:style style:name="T957" style:parent-style-name="DefaultParagraphFont" style:family="text">
      <style:text-properties style:font-name="Times New Roman" style:font-name-complex="Times New Roman" fo:font-size="9pt" style:font-size-asian="9pt" style:font-size-complex="9pt" fo:language="en" fo:country="GB"/>
    </style:style>
    <style:style style:name="T958" style:parent-style-name="DefaultParagraphFont" style:family="text">
      <style:text-properties style:font-name="Times New Roman" style:font-name-complex="Times New Roman" fo:font-size="9pt" style:font-size-asian="9pt" style:font-size-complex="9pt" fo:language="en" fo:country="GB"/>
    </style:style>
    <style:style style:name="P959" style:parent-style-name="Standard" style:family="paragraph">
      <style:paragraph-properties fo:text-align="justify"/>
    </style:style>
    <style:style style:name="T960" style:parent-style-name="DefaultParagraphFont" style:family="text">
      <style:text-properties style:font-name="Times New Roman" style:font-name-complex="Times New Roman" fo:font-size="9pt" style:font-size-asian="9pt" style:font-size-complex="9pt" fo:language="en" fo:country="GB"/>
    </style:style>
    <style:style style:name="T961" style:parent-style-name="DefaultParagraphFont" style:family="text">
      <style:text-properties style:font-name="Times New Roman" style:font-name-complex="Times New Roman" fo:font-size="9pt" style:font-size-asian="9pt" style:font-size-complex="9pt" fo:language="en" fo:country="GB"/>
    </style:style>
    <style:style style:name="T96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63" style:parent-style-name="DefaultParagraphFont" style:family="text">
      <style:text-properties style:font-name="Times New Roman" style:font-name-complex="Times New Roman" fo:font-size="9pt" style:font-size-asian="9pt" style:font-size-complex="9pt" fo:language="en" fo:country="GB"/>
    </style:style>
    <style:style style:name="T96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65" style:parent-style-name="DefaultParagraphFont" style:family="text">
      <style:text-properties style:font-name="Times New Roman" style:font-name-complex="Times New Roman" fo:font-size="9pt" style:font-size-asian="9pt" style:font-size-complex="9pt" fo:language="en" fo:country="GB"/>
    </style:style>
    <style:style style:name="T966" style:parent-style-name="DefaultParagraphFont" style:family="text">
      <style:text-properties style:font-name="Times New Roman" style:font-name-complex="Times New Roman" fo:font-size="9pt" style:font-size-asian="9pt" style:font-size-complex="9pt" fo:language="en" fo:country="GB"/>
    </style:style>
    <style:style style:name="T967" style:parent-style-name="DefaultParagraphFont" style:family="text">
      <style:text-properties style:font-name="Times New Roman" style:font-name-complex="Times New Roman" fo:font-size="9pt" style:font-size-asian="9pt" style:font-size-complex="9pt" fo:language="en" fo:country="GB"/>
    </style:style>
    <style:style style:name="P96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69" style:parent-style-name="Standard" style:family="paragraph">
      <style:paragraph-properties fo:text-align="justify"/>
    </style:style>
    <style:style style:name="T970" style:parent-style-name="DefaultParagraphFont" style:family="text">
      <style:text-properties style:font-name="Times New Roman" style:font-name-complex="Times New Roman" fo:font-size="9pt" style:font-size-asian="9pt" style:font-size-complex="9pt" fo:language="en" fo:country="GB"/>
    </style:style>
    <style:style style:name="T97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72" style:parent-style-name="DefaultParagraphFont" style:family="text">
      <style:text-properties style:font-name="Times New Roman" style:font-name-complex="Times New Roman" fo:font-size="9pt" style:font-size-asian="9pt" style:font-size-complex="9pt" fo:language="en" fo:country="GB"/>
    </style:style>
    <style:style style:name="T97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74" style:parent-style-name="DefaultParagraphFont" style:family="text">
      <style:text-properties style:font-name="Times New Roman" style:font-name-complex="Times New Roman" fo:font-size="9pt" style:font-size-asian="9pt" style:font-size-complex="9pt" fo:language="en" fo:country="GB"/>
    </style:style>
    <style:style style:name="T975" style:parent-style-name="DefaultParagraphFont" style:family="text">
      <style:text-properties style:font-name="Times New Roman" style:font-name-complex="Times New Roman" fo:font-size="9pt" style:font-size-asian="9pt" style:font-size-complex="9pt" fo:language="en" fo:country="GB"/>
    </style:style>
    <style:style style:name="T976" style:parent-style-name="DefaultParagraphFont" style:family="text">
      <style:text-properties style:font-name="Times New Roman" style:font-name-complex="Times New Roman" fo:font-size="9pt" style:font-size-asian="9pt" style:font-size-complex="9pt" fo:language="en" fo:country="GB"/>
    </style:style>
    <style:style style:name="P97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78" style:parent-style-name="Standard" style:family="paragraph">
      <style:paragraph-properties fo:text-align="justify"/>
    </style:style>
    <style:style style:name="T979" style:parent-style-name="DefaultParagraphFont" style:family="text">
      <style:text-properties style:font-name="Times New Roman" style:font-name-complex="Times New Roman" fo:font-size="9pt" style:font-size-asian="9pt" style:font-size-complex="9pt" fo:language="en" fo:country="GB"/>
    </style:style>
    <style:style style:name="T98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81" style:parent-style-name="DefaultParagraphFont" style:family="text">
      <style:text-properties style:font-name="Times New Roman" style:font-name-complex="Times New Roman" fo:font-size="9pt" style:font-size-asian="9pt" style:font-size-complex="9pt" fo:language="en" fo:country="GB"/>
    </style:style>
    <style:style style:name="T982" style:parent-style-name="DefaultParagraphFont" style:family="text">
      <style:text-properties style:font-name="Times New Roman" style:font-name-complex="Times New Roman" fo:font-size="9pt" style:font-size-asian="9pt" style:font-size-complex="9pt" fo:language="en" fo:country="GB"/>
    </style:style>
    <style:style style:name="T98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984" style:parent-style-name="DefaultParagraphFont" style:family="text">
      <style:text-properties style:font-name="Times New Roman" style:font-name-complex="Times New Roman" fo:font-size="9pt" style:font-size-asian="9pt" style:font-size-complex="9pt" fo:language="en" fo:country="GB"/>
    </style:style>
    <style:style style:name="T985" style:parent-style-name="DefaultParagraphFont" style:family="text">
      <style:text-properties style:font-name="Times New Roman" style:font-name-complex="Times New Roman" fo:font-size="9pt" style:font-size-asian="9pt" style:font-size-complex="9pt" fo:language="en" fo:country="GB"/>
    </style:style>
    <style:style style:name="P98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987" style:parent-style-name="Standard" style:family="paragraph">
      <style:paragraph-properties fo:text-align="justify"/>
      <style:text-properties fo:language="en" fo:country="GB"/>
    </style:style>
    <style:style style:name="P988" style:parent-style-name="Standard" style:family="paragraph">
      <style:paragraph-properties fo:text-align="justify"/>
    </style:style>
    <style:style style:name="T989" style:parent-style-name="DefaultParagraphFont" style:family="text">
      <style:text-properties style:font-name="Times New Roman" style:font-name-complex="Times New Roman" fo:font-size="9pt" style:font-size-asian="9pt" style:font-size-complex="9pt" fo:language="en" fo:country="GB"/>
    </style:style>
    <style:style style:name="T990" style:parent-style-name="DefaultParagraphFont" style:family="text">
      <style:text-properties style:font-name="Times New Roman" style:font-name-complex="Times New Roman" fo:font-size="9pt" style:font-size-asian="9pt" style:font-size-complex="9pt" fo:language="en" fo:country="GB"/>
    </style:style>
    <style:style style:name="T991" style:parent-style-name="DefaultParagraphFont" style:family="text">
      <style:text-properties style:font-name="Times New Roman" style:font-name-complex="Times New Roman" fo:font-size="9pt" style:font-size-asian="9pt" style:font-size-complex="9pt" fo:language="en" fo:country="GB"/>
    </style:style>
    <style:style style:name="T992" style:parent-style-name="DefaultParagraphFont" style:family="text">
      <style:text-properties style:font-name="Times New Roman" style:font-name-complex="Times New Roman" fo:font-size="9pt" style:font-size-asian="9pt" style:font-size-complex="9pt" fo:language="en" fo:country="GB"/>
    </style:style>
    <style:style style:name="T993" style:parent-style-name="DefaultParagraphFont" style:family="text">
      <style:text-properties style:font-name="Times New Roman" style:font-name-complex="Times New Roman" fo:font-size="9pt" style:font-size-asian="9pt" style:font-size-complex="9pt" fo:language="en" fo:country="GB"/>
    </style:style>
    <style:style style:name="T994" style:parent-style-name="DefaultParagraphFont" style:family="text">
      <style:text-properties style:font-name="Times New Roman" style:font-name-complex="Times New Roman" fo:font-size="9pt" style:font-size-asian="9pt" style:font-size-complex="9pt" fo:language="en" fo:country="GB"/>
    </style:style>
    <style:style style:name="T995" style:parent-style-name="DefaultParagraphFont" style:family="text">
      <style:text-properties style:font-name="Times New Roman" style:font-name-complex="Times New Roman" fo:font-size="9pt" style:font-size-asian="9pt" style:font-size-complex="9pt" fo:language="en" fo:country="GB"/>
    </style:style>
    <style:style style:name="T996" style:parent-style-name="DefaultParagraphFont" style:family="text">
      <style:text-properties style:font-name="Times New Roman" style:font-name-complex="Times New Roman" fo:font-size="9pt" style:font-size-asian="9pt" style:font-size-complex="9pt" fo:language="en" fo:country="GB"/>
    </style:style>
    <style:style style:name="P997" style:parent-style-name="Standard" style:family="paragraph">
      <style:paragraph-properties fo:text-align="justify"/>
    </style:style>
    <style:style style:name="T998" style:parent-style-name="DefaultParagraphFont" style:family="text">
      <style:text-properties style:font-name="Times New Roman" style:font-name-complex="Times New Roman" fo:font-size="9pt" style:font-size-asian="9pt" style:font-size-complex="9pt" fo:language="en" fo:country="GB"/>
    </style:style>
    <style:style style:name="T99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00" style:parent-style-name="DefaultParagraphFont" style:family="text">
      <style:text-properties style:font-name="Times New Roman" style:font-name-complex="Times New Roman" fo:font-size="9pt" style:font-size-asian="9pt" style:font-size-complex="9pt" fo:language="en" fo:country="GB"/>
    </style:style>
    <style:style style:name="T100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02" style:parent-style-name="DefaultParagraphFont" style:family="text">
      <style:text-properties style:font-name="Times New Roman" style:font-name-complex="Times New Roman" fo:font-size="9pt" style:font-size-asian="9pt" style:font-size-complex="9pt" fo:language="en" fo:country="GB"/>
    </style:style>
    <style:style style:name="T1003" style:parent-style-name="DefaultParagraphFont" style:family="text">
      <style:text-properties style:font-name="Times New Roman" style:font-name-complex="Times New Roman" fo:font-size="9pt" style:font-size-asian="9pt" style:font-size-complex="9pt" fo:language="en" fo:country="GB"/>
    </style:style>
    <style:style style:name="T1004" style:parent-style-name="DefaultParagraphFont" style:family="text">
      <style:text-properties style:font-name="Times New Roman" style:font-name-complex="Times New Roman" fo:font-size="9pt" style:font-size-asian="9pt" style:font-size-complex="9pt" fo:language="en" fo:country="GB"/>
    </style:style>
    <style:style style:name="P100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06" style:parent-style-name="Standard" style:family="paragraph">
      <style:paragraph-properties fo:text-align="justify"/>
    </style:style>
    <style:style style:name="T1007" style:parent-style-name="DefaultParagraphFont" style:family="text">
      <style:text-properties style:font-name="Times New Roman" style:font-name-complex="Times New Roman" fo:font-size="9pt" style:font-size-asian="9pt" style:font-size-complex="9pt" fo:language="en" fo:country="GB"/>
    </style:style>
    <style:style style:name="T100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09" style:parent-style-name="DefaultParagraphFont" style:family="text">
      <style:text-properties style:font-name="Times New Roman" style:font-name-complex="Times New Roman" fo:font-size="9pt" style:font-size-asian="9pt" style:font-size-complex="9pt" fo:language="en" fo:country="GB"/>
    </style:style>
    <style:style style:name="T1010" style:parent-style-name="DefaultParagraphFont" style:family="text">
      <style:text-properties style:font-name="Times New Roman" style:font-name-complex="Times New Roman" fo:font-size="9pt" style:font-size-asian="9pt" style:font-size-complex="9pt" fo:language="en" fo:country="GB"/>
    </style:style>
    <style:style style:name="T101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12" style:parent-style-name="DefaultParagraphFont" style:family="text">
      <style:text-properties style:font-name="Times New Roman" style:font-name-complex="Times New Roman" fo:font-size="9pt" style:font-size-asian="9pt" style:font-size-complex="9pt" fo:language="en" fo:country="GB"/>
    </style:style>
    <style:style style:name="T1013" style:parent-style-name="DefaultParagraphFont" style:family="text">
      <style:text-properties style:font-name="Times New Roman" style:font-name-complex="Times New Roman" fo:font-size="9pt" style:font-size-asian="9pt" style:font-size-complex="9pt" fo:language="en" fo:country="GB"/>
    </style:style>
    <style:style style:name="P101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15" style:parent-style-name="Standard" style:family="paragraph">
      <style:paragraph-properties fo:text-align="justify"/>
    </style:style>
    <style:style style:name="T1016" style:parent-style-name="DefaultParagraphFont" style:family="text">
      <style:text-properties style:font-name="Times New Roman" style:font-name-complex="Times New Roman" fo:font-size="9pt" style:font-size-asian="9pt" style:font-size-complex="9pt" fo:language="en" fo:country="GB"/>
    </style:style>
    <style:style style:name="T101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18" style:parent-style-name="DefaultParagraphFont" style:family="text">
      <style:text-properties style:font-name="Times New Roman" style:font-name-complex="Times New Roman" fo:font-size="9pt" style:font-size-asian="9pt" style:font-size-complex="9pt" fo:language="en" fo:country="GB"/>
    </style:style>
    <style:style style:name="T1019" style:parent-style-name="DefaultParagraphFont" style:family="text">
      <style:text-properties style:font-name="Times New Roman" style:font-name-complex="Times New Roman" fo:font-size="9pt" style:font-size-asian="9pt" style:font-size-complex="9pt" fo:language="en" fo:country="GB"/>
    </style:style>
    <style:style style:name="T102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21" style:parent-style-name="DefaultParagraphFont" style:family="text">
      <style:text-properties style:font-name="Times New Roman" style:font-name-complex="Times New Roman" fo:font-size="9pt" style:font-size-asian="9pt" style:font-size-complex="9pt" fo:language="en" fo:country="GB"/>
    </style:style>
    <style:style style:name="T1022" style:parent-style-name="DefaultParagraphFont" style:family="text">
      <style:text-properties style:font-name="Times New Roman" style:font-name-complex="Times New Roman" fo:font-size="9pt" style:font-size-asian="9pt" style:font-size-complex="9pt" fo:language="en" fo:country="GB"/>
    </style:style>
    <style:style style:name="T1023" style:parent-style-name="DefaultParagraphFont" style:family="text">
      <style:text-properties style:font-name="Times New Roman" style:font-name-complex="Times New Roman" fo:font-size="9pt" style:font-size-asian="9pt" style:font-size-complex="9pt" fo:language="en" fo:country="GB"/>
    </style:style>
    <style:style style:name="P102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25" style:parent-style-name="Standard" style:family="paragraph">
      <style:paragraph-properties fo:text-align="justify"/>
    </style:style>
    <style:style style:name="T1026" style:parent-style-name="DefaultParagraphFont" style:family="text">
      <style:text-properties style:font-name="Times New Roman" style:font-name-complex="Times New Roman" fo:font-size="9pt" style:font-size-asian="9pt" style:font-size-complex="9pt" fo:language="en" fo:country="GB"/>
    </style:style>
    <style:style style:name="P102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28" style:parent-style-name="Standard" style:family="paragraph">
      <style:paragraph-properties fo:text-align="justify"/>
    </style:style>
    <style:style style:name="T1029" style:parent-style-name="DefaultParagraphFont" style:family="text">
      <style:text-properties style:font-name="Times New Roman" style:font-name-complex="Times New Roman" fo:font-size="9pt" style:font-size-asian="9pt" style:font-size-complex="9pt" fo:language="en" fo:country="GB"/>
    </style:style>
    <style:style style:name="T103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31" style:parent-style-name="DefaultParagraphFont" style:family="text">
      <style:text-properties style:font-name="Times New Roman" style:font-name-complex="Times New Roman" fo:font-size="9pt" style:font-size-asian="9pt" style:font-size-complex="9pt" fo:language="en" fo:country="GB"/>
    </style:style>
    <style:style style:name="T103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33" style:parent-style-name="DefaultParagraphFont" style:family="text">
      <style:text-properties style:font-name="Times New Roman" style:font-name-complex="Times New Roman" fo:font-size="9pt" style:font-size-asian="9pt" style:font-size-complex="9pt" fo:language="en" fo:country="GB"/>
    </style:style>
    <style:style style:name="T1034" style:parent-style-name="DefaultParagraphFont" style:family="text">
      <style:text-properties style:font-name="Times New Roman" style:font-name-complex="Times New Roman" fo:font-size="9pt" style:font-size-asian="9pt" style:font-size-complex="9pt" fo:language="en" fo:country="GB"/>
    </style:style>
    <style:style style:name="T1035" style:parent-style-name="DefaultParagraphFont" style:family="text">
      <style:text-properties style:font-name="Times New Roman" style:font-name-complex="Times New Roman" fo:font-size="9pt" style:font-size-asian="9pt" style:font-size-complex="9pt" fo:language="en" fo:country="GB"/>
    </style:style>
    <style:style style:name="P103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3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3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3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4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41" style:parent-style-name="Standard" style:family="paragraph">
      <style:paragraph-properties fo:text-align="justify"/>
    </style:style>
    <style:style style:name="T1042" style:parent-style-name="DefaultParagraphFont" style:family="text">
      <style:text-properties style:font-name="Times New Roman" style:font-name-complex="Times New Roman" fo:font-size="9pt" style:font-size-asian="9pt" style:font-size-complex="9pt" fo:language="en" fo:country="GB"/>
    </style:style>
    <style:style style:name="T104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44" style:parent-style-name="DefaultParagraphFont" style:family="text">
      <style:text-properties style:font-name="Times New Roman" style:font-name-complex="Times New Roman" fo:font-size="9pt" style:font-size-asian="9pt" style:font-size-complex="9pt" fo:language="en" fo:country="GB"/>
    </style:style>
    <style:style style:name="T1045" style:parent-style-name="DefaultParagraphFont" style:family="text">
      <style:text-properties style:font-name="Times New Roman" style:font-name-complex="Times New Roman" fo:font-size="9pt" style:font-size-asian="9pt" style:font-size-complex="9pt" fo:language="en" fo:country="GB"/>
    </style:style>
    <style:style style:name="T104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47" style:parent-style-name="DefaultParagraphFont" style:family="text">
      <style:text-properties style:font-name="Times New Roman" style:font-name-complex="Times New Roman" fo:font-size="9pt" style:font-size-asian="9pt" style:font-size-complex="9pt" fo:language="en" fo:country="GB"/>
    </style:style>
    <style:style style:name="T1048" style:parent-style-name="DefaultParagraphFont" style:family="text">
      <style:text-properties style:font-name="Times New Roman" style:font-name-complex="Times New Roman" fo:font-size="9pt" style:font-size-asian="9pt" style:font-size-complex="9pt" fo:language="en" fo:country="GB"/>
    </style:style>
    <style:style style:name="T1049" style:parent-style-name="DefaultParagraphFont" style:family="text">
      <style:text-properties style:font-name="Times New Roman" style:font-name-complex="Times New Roman" fo:font-size="9pt" style:font-size-asian="9pt" style:font-size-complex="9pt" fo:language="en" fo:country="GB"/>
    </style:style>
    <style:style style:name="P105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51" style:parent-style-name="Standard" style:family="paragraph">
      <style:paragraph-properties fo:text-align="justify"/>
    </style:style>
    <style:style style:name="T1052" style:parent-style-name="DefaultParagraphFont" style:family="text">
      <style:text-properties style:font-name="Times New Roman" style:font-name-complex="Times New Roman" fo:font-size="9pt" style:font-size-asian="9pt" style:font-size-complex="9pt" fo:language="en" fo:country="GB"/>
    </style:style>
    <style:style style:name="T105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54" style:parent-style-name="DefaultParagraphFont" style:family="text">
      <style:text-properties style:font-name="Times New Roman" style:font-name-complex="Times New Roman" fo:font-size="9pt" style:font-size-asian="9pt" style:font-size-complex="9pt" fo:language="en" fo:country="GB"/>
    </style:style>
    <style:style style:name="T1055" style:parent-style-name="DefaultParagraphFont" style:family="text">
      <style:text-properties style:font-name="Times New Roman" style:font-name-complex="Times New Roman" fo:font-size="9pt" style:font-size-asian="9pt" style:font-size-complex="9pt" fo:language="en" fo:country="GB"/>
    </style:style>
    <style:style style:name="T105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57" style:parent-style-name="DefaultParagraphFont" style:family="text">
      <style:text-properties style:font-name="Times New Roman" style:font-name-complex="Times New Roman" fo:font-size="9pt" style:font-size-asian="9pt" style:font-size-complex="9pt" fo:language="en" fo:country="GB"/>
    </style:style>
    <style:style style:name="T1058" style:parent-style-name="DefaultParagraphFont" style:family="text">
      <style:text-properties style:font-name="Times New Roman" style:font-name-complex="Times New Roman" fo:font-size="9pt" style:font-size-asian="9pt" style:font-size-complex="9pt" fo:language="en" fo:country="GB"/>
    </style:style>
    <style:style style:name="T1059" style:parent-style-name="DefaultParagraphFont" style:family="text">
      <style:text-properties style:font-name="Times New Roman" style:font-name-complex="Times New Roman" fo:font-size="9pt" style:font-size-asian="9pt" style:font-size-complex="9pt" fo:language="en" fo:country="GB"/>
    </style:style>
    <style:style style:name="P106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61" style:parent-style-name="Standard" style:family="paragraph">
      <style:paragraph-properties fo:text-align="justify"/>
    </style:style>
    <style:style style:name="T1062" style:parent-style-name="DefaultParagraphFont" style:family="text">
      <style:text-properties style:font-name="Times New Roman" style:font-name-complex="Times New Roman" fo:font-size="9pt" style:font-size-asian="9pt" style:font-size-complex="9pt" fo:language="en" fo:country="GB"/>
    </style:style>
    <style:style style:name="T106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64" style:parent-style-name="DefaultParagraphFont" style:family="text">
      <style:text-properties style:font-name="Times New Roman" style:font-name-complex="Times New Roman" fo:font-size="9pt" style:font-size-asian="9pt" style:font-size-complex="9pt" fo:language="en" fo:country="GB"/>
    </style:style>
    <style:style style:name="T1065" style:parent-style-name="DefaultParagraphFont" style:family="text">
      <style:text-properties style:font-name="Times New Roman" style:font-name-complex="Times New Roman" fo:font-size="9pt" style:font-size-asian="9pt" style:font-size-complex="9pt" fo:language="en" fo:country="GB"/>
    </style:style>
    <style:style style:name="T106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67" style:parent-style-name="DefaultParagraphFont" style:family="text">
      <style:text-properties style:font-name="Times New Roman" style:font-name-complex="Times New Roman" fo:font-size="9pt" style:font-size-asian="9pt" style:font-size-complex="9pt" fo:language="en" fo:country="GB"/>
    </style:style>
    <style:style style:name="T1068" style:parent-style-name="DefaultParagraphFont" style:family="text">
      <style:text-properties style:font-name="Times New Roman" style:font-name-complex="Times New Roman" fo:font-size="9pt" style:font-size-asian="9pt" style:font-size-complex="9pt" fo:language="en" fo:country="GB"/>
    </style:style>
    <style:style style:name="P106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70" style:parent-style-name="Standard" style:family="paragraph">
      <style:paragraph-properties fo:text-align="justify"/>
    </style:style>
    <style:style style:name="T1071" style:parent-style-name="DefaultParagraphFont" style:family="text">
      <style:text-properties style:font-name="Times New Roman" style:font-name-complex="Times New Roman" fo:font-size="9pt" style:font-size-asian="9pt" style:font-size-complex="9pt" fo:language="en" fo:country="GB"/>
    </style:style>
    <style:style style:name="P107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73" style:parent-style-name="Standard" style:family="paragraph">
      <style:paragraph-properties fo:text-align="justify"/>
    </style:style>
    <style:style style:name="T1074" style:parent-style-name="DefaultParagraphFont" style:family="text">
      <style:text-properties style:font-name="Times New Roman" style:font-name-complex="Times New Roman" fo:font-size="9pt" style:font-size-asian="9pt" style:font-size-complex="9pt" fo:language="en" fo:country="GB"/>
    </style:style>
    <style:style style:name="T1075" style:parent-style-name="DefaultParagraphFont" style:family="text">
      <style:text-properties style:font-name="Times New Roman" style:font-name-complex="Times New Roman" fo:font-size="9pt" style:font-size-asian="9pt" style:font-size-complex="9pt" fo:language="en" fo:country="GB"/>
    </style:style>
    <style:style style:name="T107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77" style:parent-style-name="DefaultParagraphFont" style:family="text">
      <style:text-properties style:font-name="Times New Roman" style:font-name-complex="Times New Roman" fo:font-size="9pt" style:font-size-asian="9pt" style:font-size-complex="9pt" fo:language="en" fo:country="GB"/>
    </style:style>
    <style:style style:name="T107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79" style:parent-style-name="DefaultParagraphFont" style:family="text">
      <style:text-properties style:font-name="Times New Roman" style:font-name-complex="Times New Roman" fo:font-size="9pt" style:font-size-asian="9pt" style:font-size-complex="9pt" fo:language="en" fo:country="GB"/>
    </style:style>
    <style:style style:name="T1080" style:parent-style-name="DefaultParagraphFont" style:family="text">
      <style:text-properties style:font-name="Times New Roman" style:font-name-complex="Times New Roman" fo:font-size="9pt" style:font-size-asian="9pt" style:font-size-complex="9pt" fo:language="en" fo:country="GB"/>
    </style:style>
    <style:style style:name="T1081" style:parent-style-name="DefaultParagraphFont" style:family="text">
      <style:text-properties style:font-name="Times New Roman" style:font-name-complex="Times New Roman" fo:font-size="9pt" style:font-size-asian="9pt" style:font-size-complex="9pt" fo:language="en" fo:country="GB"/>
    </style:style>
    <style:style style:name="P108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83" style:parent-style-name="Standard" style:family="paragraph">
      <style:paragraph-properties fo:text-align="justify"/>
    </style:style>
    <style:style style:name="T1084" style:parent-style-name="DefaultParagraphFont" style:family="text">
      <style:text-properties style:font-name="Times New Roman" style:font-name-complex="Times New Roman" fo:font-size="9pt" style:font-size-asian="9pt" style:font-size-complex="9pt" fo:language="en" fo:country="GB"/>
    </style:style>
    <style:style style:name="T108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86" style:parent-style-name="DefaultParagraphFont" style:family="text">
      <style:text-properties style:font-name="Times New Roman" style:font-name-complex="Times New Roman" fo:font-size="9pt" style:font-size-asian="9pt" style:font-size-complex="9pt" fo:language="en" fo:country="GB"/>
    </style:style>
    <style:style style:name="T1087" style:parent-style-name="DefaultParagraphFont" style:family="text">
      <style:text-properties style:font-name="Times New Roman" style:font-name-complex="Times New Roman" fo:font-size="9pt" style:font-size-asian="9pt" style:font-size-complex="9pt" fo:language="en" fo:country="GB"/>
    </style:style>
    <style:style style:name="T108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89" style:parent-style-name="DefaultParagraphFont" style:family="text">
      <style:text-properties style:font-name="Times New Roman" style:font-name-complex="Times New Roman" fo:font-size="9pt" style:font-size-asian="9pt" style:font-size-complex="9pt" fo:language="en" fo:country="GB"/>
    </style:style>
    <style:style style:name="T1090" style:parent-style-name="DefaultParagraphFont" style:family="text">
      <style:text-properties style:font-name="Times New Roman" style:font-name-complex="Times New Roman" fo:font-size="9pt" style:font-size-asian="9pt" style:font-size-complex="9pt" fo:language="en" fo:country="GB"/>
    </style:style>
    <style:style style:name="P109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9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9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9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095" style:parent-style-name="Standard" style:family="paragraph">
      <style:paragraph-properties fo:text-align="justify"/>
    </style:style>
    <style:style style:name="T1096" style:parent-style-name="DefaultParagraphFont" style:family="text">
      <style:text-properties style:font-name="Times New Roman" style:font-name-complex="Times New Roman" fo:font-size="9pt" style:font-size-asian="9pt" style:font-size-complex="9pt" fo:language="en" fo:country="GB"/>
    </style:style>
    <style:style style:name="T1097" style:parent-style-name="DefaultParagraphFont" style:family="text">
      <style:text-properties style:font-name="Times New Roman" style:font-name-complex="Times New Roman" fo:font-size="9pt" style:font-size-asian="9pt" style:font-size-complex="9pt" fo:language="en" fo:country="GB"/>
    </style:style>
    <style:style style:name="T109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099" style:parent-style-name="DefaultParagraphFont" style:family="text">
      <style:text-properties style:font-name="Times New Roman" style:font-name-complex="Times New Roman" fo:font-size="9pt" style:font-size-asian="9pt" style:font-size-complex="9pt" fo:language="en" fo:country="GB"/>
    </style:style>
    <style:style style:name="T110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01" style:parent-style-name="DefaultParagraphFont" style:family="text">
      <style:text-properties style:font-name="Times New Roman" style:font-name-complex="Times New Roman" fo:font-size="9pt" style:font-size-asian="9pt" style:font-size-complex="9pt" fo:language="en" fo:country="GB"/>
    </style:style>
    <style:style style:name="T1102" style:parent-style-name="DefaultParagraphFont" style:family="text">
      <style:text-properties style:font-name="Times New Roman" style:font-name-complex="Times New Roman" fo:font-size="9pt" style:font-size-asian="9pt" style:font-size-complex="9pt" fo:language="en" fo:country="GB"/>
    </style:style>
    <style:style style:name="P110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04" style:parent-style-name="Standard" style:family="paragraph">
      <style:paragraph-properties fo:text-align="justify"/>
    </style:style>
    <style:style style:name="T1105" style:parent-style-name="DefaultParagraphFont" style:family="text">
      <style:text-properties style:font-name="Times New Roman" style:font-name-complex="Times New Roman" fo:font-size="9pt" style:font-size-asian="9pt" style:font-size-complex="9pt" fo:language="en" fo:country="GB"/>
    </style:style>
    <style:style style:name="T110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07" style:parent-style-name="DefaultParagraphFont" style:family="text">
      <style:text-properties style:font-name="Times New Roman" style:font-name-complex="Times New Roman" fo:font-size="9pt" style:font-size-asian="9pt" style:font-size-complex="9pt" fo:language="en" fo:country="GB"/>
    </style:style>
    <style:style style:name="T1108" style:parent-style-name="DefaultParagraphFont" style:family="text">
      <style:text-properties style:font-name="Times New Roman" style:font-name-complex="Times New Roman" fo:font-size="9pt" style:font-size-asian="9pt" style:font-size-complex="9pt" fo:language="en" fo:country="GB"/>
    </style:style>
    <style:style style:name="T110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10" style:parent-style-name="DefaultParagraphFont" style:family="text">
      <style:text-properties style:font-name="Times New Roman" style:font-name-complex="Times New Roman" fo:font-size="9pt" style:font-size-asian="9pt" style:font-size-complex="9pt" fo:language="en" fo:country="GB"/>
    </style:style>
    <style:style style:name="T1111" style:parent-style-name="DefaultParagraphFont" style:family="text">
      <style:text-properties style:font-name="Times New Roman" style:font-name-complex="Times New Roman" fo:font-size="9pt" style:font-size-asian="9pt" style:font-size-complex="9pt" fo:language="en" fo:country="GB"/>
    </style:style>
    <style:style style:name="P111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13" style:parent-style-name="Standard" style:family="paragraph">
      <style:paragraph-properties fo:text-align="justify"/>
    </style:style>
    <style:style style:name="T1114" style:parent-style-name="DefaultParagraphFont" style:family="text">
      <style:text-properties style:font-name="Times New Roman" style:font-name-complex="Times New Roman" fo:font-size="9pt" style:font-size-asian="9pt" style:font-size-complex="9pt" fo:language="en" fo:country="GB"/>
    </style:style>
    <style:style style:name="T1115" style:parent-style-name="DefaultParagraphFont" style:family="text">
      <style:text-properties style:font-name="Times New Roman" style:font-name-complex="Times New Roman" fo:font-size="9pt" style:font-size-asian="9pt" style:font-size-complex="9pt" fo:language="en" fo:country="GB"/>
    </style:style>
    <style:style style:name="T111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17" style:parent-style-name="DefaultParagraphFont" style:family="text">
      <style:text-properties style:font-name="Times New Roman" style:font-name-complex="Times New Roman" fo:font-size="9pt" style:font-size-asian="9pt" style:font-size-complex="9pt" fo:language="en" fo:country="GB"/>
    </style:style>
    <style:style style:name="T111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19" style:parent-style-name="DefaultParagraphFont" style:family="text">
      <style:text-properties style:font-name="Times New Roman" style:font-name-complex="Times New Roman" fo:font-size="9pt" style:font-size-asian="9pt" style:font-size-complex="9pt" fo:language="en" fo:country="GB"/>
    </style:style>
    <style:style style:name="T1120" style:parent-style-name="DefaultParagraphFont" style:family="text">
      <style:text-properties style:font-name="Times New Roman" style:font-name-complex="Times New Roman" fo:font-size="9pt" style:font-size-asian="9pt" style:font-size-complex="9pt" fo:language="en" fo:country="GB"/>
    </style:style>
    <style:style style:name="P112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22" style:parent-style-name="Standard" style:family="paragraph">
      <style:paragraph-properties fo:text-align="justify"/>
      <style:text-properties fo:language="en" fo:country="GB"/>
    </style:style>
    <style:style style:name="P112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24" style:parent-style-name="Standard" style:family="paragraph">
      <style:paragraph-properties fo:text-align="justify"/>
    </style:style>
    <style:style style:name="T1125" style:parent-style-name="DefaultParagraphFont" style:family="text">
      <style:text-properties style:font-name="Times New Roman" style:font-name-complex="Times New Roman" fo:font-size="9pt" style:font-size-asian="9pt" style:font-size-complex="9pt" fo:language="en" fo:country="GB"/>
    </style:style>
    <style:style style:name="T112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27" style:parent-style-name="DefaultParagraphFont" style:family="text">
      <style:text-properties style:font-name="Times New Roman" style:font-name-complex="Times New Roman" fo:font-size="9pt" style:font-size-asian="9pt" style:font-size-complex="9pt" fo:language="en" fo:country="GB"/>
    </style:style>
    <style:style style:name="T1128" style:parent-style-name="DefaultParagraphFont" style:family="text">
      <style:text-properties style:font-name="Times New Roman" style:font-name-complex="Times New Roman" fo:font-size="9pt" style:font-size-asian="9pt" style:font-size-complex="9pt" fo:language="en" fo:country="GB"/>
    </style:style>
    <style:style style:name="T112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30" style:parent-style-name="DefaultParagraphFont" style:family="text">
      <style:text-properties style:font-name="Times New Roman" style:font-name-complex="Times New Roman" fo:font-size="9pt" style:font-size-asian="9pt" style:font-size-complex="9pt" fo:language="en" fo:country="GB"/>
    </style:style>
    <style:style style:name="T1131" style:parent-style-name="DefaultParagraphFont" style:family="text">
      <style:text-properties style:font-name="Times New Roman" style:font-name-complex="Times New Roman" fo:font-size="9pt" style:font-size-asian="9pt" style:font-size-complex="9pt" fo:language="en" fo:country="GB"/>
    </style:style>
    <style:style style:name="P113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33" style:parent-style-name="Standard" style:family="paragraph">
      <style:paragraph-properties fo:text-align="justify"/>
    </style:style>
    <style:style style:name="T1134" style:parent-style-name="DefaultParagraphFont" style:family="text">
      <style:text-properties style:font-name="Times New Roman" style:font-name-complex="Times New Roman" fo:font-size="9pt" style:font-size-asian="9pt" style:font-size-complex="9pt" fo:language="en" fo:country="GB"/>
    </style:style>
    <style:style style:name="T113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36" style:parent-style-name="DefaultParagraphFont" style:family="text">
      <style:text-properties style:font-name="Times New Roman" style:font-name-complex="Times New Roman" fo:font-size="9pt" style:font-size-asian="9pt" style:font-size-complex="9pt" fo:language="en" fo:country="GB"/>
    </style:style>
    <style:style style:name="T113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38" style:parent-style-name="DefaultParagraphFont" style:family="text">
      <style:text-properties style:font-name="Times New Roman" style:font-name-complex="Times New Roman" fo:font-size="9pt" style:font-size-asian="9pt" style:font-size-complex="9pt" fo:language="en" fo:country="GB"/>
    </style:style>
    <style:style style:name="T1139" style:parent-style-name="DefaultParagraphFont" style:family="text">
      <style:text-properties style:font-name="Times New Roman" style:font-name-complex="Times New Roman" fo:font-size="9pt" style:font-size-asian="9pt" style:font-size-complex="9pt" fo:language="en" fo:country="GB"/>
    </style:style>
    <style:style style:name="T1140" style:parent-style-name="DefaultParagraphFont" style:family="text">
      <style:text-properties style:font-name="Times New Roman" style:font-name-complex="Times New Roman" fo:font-size="9pt" style:font-size-asian="9pt" style:font-size-complex="9pt" fo:language="en" fo:country="GB"/>
    </style:style>
    <style:style style:name="P114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42" style:parent-style-name="Standard" style:family="paragraph">
      <style:paragraph-properties fo:text-align="justify"/>
    </style:style>
    <style:style style:name="T1143" style:parent-style-name="DefaultParagraphFont" style:family="text">
      <style:text-properties style:font-name="Times New Roman" style:font-name-complex="Times New Roman" fo:font-size="9pt" style:font-size-asian="9pt" style:font-size-complex="9pt" fo:language="en" fo:country="GB"/>
    </style:style>
    <style:style style:name="T114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45" style:parent-style-name="DefaultParagraphFont" style:family="text">
      <style:text-properties style:font-name="Times New Roman" style:font-name-complex="Times New Roman" fo:font-size="9pt" style:font-size-asian="9pt" style:font-size-complex="9pt" fo:language="en" fo:country="GB"/>
    </style:style>
    <style:style style:name="T114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47" style:parent-style-name="DefaultParagraphFont" style:family="text">
      <style:text-properties style:font-name="Times New Roman" style:font-name-complex="Times New Roman" fo:font-size="9pt" style:font-size-asian="9pt" style:font-size-complex="9pt" fo:language="en" fo:country="GB"/>
    </style:style>
    <style:style style:name="T1148" style:parent-style-name="DefaultParagraphFont" style:family="text">
      <style:text-properties style:font-name="Times New Roman" style:font-name-complex="Times New Roman" fo:font-size="9pt" style:font-size-asian="9pt" style:font-size-complex="9pt" fo:language="en" fo:country="GB"/>
    </style:style>
    <style:style style:name="T1149" style:parent-style-name="DefaultParagraphFont" style:family="text">
      <style:text-properties style:font-name="Times New Roman" style:font-name-complex="Times New Roman" fo:font-size="9pt" style:font-size-asian="9pt" style:font-size-complex="9pt" fo:language="en" fo:country="GB"/>
    </style:style>
    <style:style style:name="P115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5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5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53" style:parent-style-name="Standard" style:family="paragraph">
      <style:paragraph-properties fo:text-align="justify"/>
    </style:style>
    <style:style style:name="T1154" style:parent-style-name="DefaultParagraphFont" style:family="text">
      <style:text-properties style:font-name="Times New Roman" style:font-name-complex="Times New Roman" fo:font-size="9pt" style:font-size-asian="9pt" style:font-size-complex="9pt" fo:language="en" fo:country="GB"/>
    </style:style>
    <style:style style:name="T115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56" style:parent-style-name="DefaultParagraphFont" style:family="text">
      <style:text-properties style:font-name="Times New Roman" style:font-name-complex="Times New Roman" fo:font-size="9pt" style:font-size-asian="9pt" style:font-size-complex="9pt" fo:language="en" fo:country="GB"/>
    </style:style>
    <style:style style:name="T115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58" style:parent-style-name="DefaultParagraphFont" style:family="text">
      <style:text-properties style:font-name="Times New Roman" style:font-name-complex="Times New Roman" fo:font-size="9pt" style:font-size-asian="9pt" style:font-size-complex="9pt" fo:language="en" fo:country="GB"/>
    </style:style>
    <style:style style:name="T1159" style:parent-style-name="DefaultParagraphFont" style:family="text">
      <style:text-properties style:font-name="Times New Roman" style:font-name-complex="Times New Roman" fo:font-size="9pt" style:font-size-asian="9pt" style:font-size-complex="9pt" fo:language="en" fo:country="GB"/>
    </style:style>
    <style:style style:name="T1160" style:parent-style-name="DefaultParagraphFont" style:family="text">
      <style:text-properties style:font-name="Times New Roman" style:font-name-complex="Times New Roman" fo:font-size="9pt" style:font-size-asian="9pt" style:font-size-complex="9pt" fo:language="en" fo:country="GB"/>
    </style:style>
    <style:style style:name="P1161" style:parent-style-name="Standard" style:family="paragraph">
      <style:paragraph-properties fo:text-align="justify"/>
    </style:style>
    <style:style style:name="T1162" style:parent-style-name="DefaultParagraphFont" style:family="text">
      <style:text-properties style:font-name="Times New Roman" style:font-name-complex="Times New Roman" fo:font-size="9pt" style:font-size-asian="9pt" style:font-size-complex="9pt" fo:language="en" fo:country="GB"/>
    </style:style>
    <style:style style:name="T1163" style:parent-style-name="DefaultParagraphFont" style:family="text">
      <style:text-properties style:font-name="Times New Roman" style:font-name-complex="Times New Roman" fo:font-size="9pt" style:font-size-asian="9pt" style:font-size-complex="9pt" fo:language="en" fo:country="GB"/>
    </style:style>
    <style:style style:name="T1164" style:parent-style-name="DefaultParagraphFont" style:family="text">
      <style:text-properties style:font-name="Times New Roman" style:font-name-complex="Times New Roman" fo:font-size="9pt" style:font-size-asian="9pt" style:font-size-complex="9pt" fo:language="en" fo:country="GB"/>
    </style:style>
    <style:style style:name="T1165" style:parent-style-name="DefaultParagraphFont" style:family="text">
      <style:text-properties style:font-name="Times New Roman" style:font-name-complex="Times New Roman" fo:font-size="9pt" style:font-size-asian="9pt" style:font-size-complex="9pt" fo:language="en" fo:country="GB"/>
    </style:style>
    <style:style style:name="T1166" style:parent-style-name="DefaultParagraphFont" style:family="text">
      <style:text-properties style:font-name="Times New Roman" style:font-name-complex="Times New Roman" fo:font-size="9pt" style:font-size-asian="9pt" style:font-size-complex="9pt" fo:language="en" fo:country="GB"/>
    </style:style>
    <style:style style:name="T1167" style:parent-style-name="DefaultParagraphFont" style:family="text">
      <style:text-properties style:font-name="Times New Roman" style:font-name-complex="Times New Roman" fo:font-size="9pt" style:font-size-asian="9pt" style:font-size-complex="9pt" fo:language="en" fo:country="GB"/>
    </style:style>
    <style:style style:name="T1168" style:parent-style-name="DefaultParagraphFont" style:family="text">
      <style:text-properties style:font-name="Times New Roman" style:font-name-complex="Times New Roman" fo:font-size="9pt" style:font-size-asian="9pt" style:font-size-complex="9pt" fo:language="en" fo:country="GB"/>
    </style:style>
    <style:style style:name="T1169" style:parent-style-name="DefaultParagraphFont" style:family="text">
      <style:text-properties style:font-name="Times New Roman" style:font-name-complex="Times New Roman" fo:font-size="9pt" style:font-size-asian="9pt" style:font-size-complex="9pt" fo:language="en" fo:country="GB"/>
    </style:style>
    <style:style style:name="P1170" style:parent-style-name="Standard" style:family="paragraph">
      <style:paragraph-properties fo:text-align="justify"/>
    </style:style>
    <style:style style:name="T1171" style:parent-style-name="DefaultParagraphFont" style:family="text">
      <style:text-properties style:font-name="Times New Roman" style:font-name-complex="Times New Roman" fo:font-size="9pt" style:font-size-asian="9pt" style:font-size-complex="9pt" fo:language="en" fo:country="GB"/>
    </style:style>
    <style:style style:name="T117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73" style:parent-style-name="DefaultParagraphFont" style:family="text">
      <style:text-properties style:font-name="Times New Roman" style:font-name-complex="Times New Roman" fo:font-size="9pt" style:font-size-asian="9pt" style:font-size-complex="9pt" fo:language="en" fo:country="GB"/>
    </style:style>
    <style:style style:name="T117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75" style:parent-style-name="DefaultParagraphFont" style:family="text">
      <style:text-properties style:font-name="Times New Roman" style:font-name-complex="Times New Roman" fo:font-size="9pt" style:font-size-asian="9pt" style:font-size-complex="9pt" fo:language="en" fo:country="GB"/>
    </style:style>
    <style:style style:name="T1176" style:parent-style-name="DefaultParagraphFont" style:family="text">
      <style:text-properties style:font-name="Times New Roman" style:font-name-complex="Times New Roman" fo:font-size="9pt" style:font-size-asian="9pt" style:font-size-complex="9pt" fo:language="en" fo:country="GB"/>
    </style:style>
    <style:style style:name="P117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7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7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80" style:parent-style-name="Standard" style:family="paragraph">
      <style:paragraph-properties fo:text-align="justify"/>
    </style:style>
    <style:style style:name="T1181" style:parent-style-name="DefaultParagraphFont" style:family="text">
      <style:text-properties style:font-name="Times New Roman" style:font-name-complex="Times New Roman" fo:font-size="9pt" style:font-size-asian="9pt" style:font-size-complex="9pt" fo:language="en" fo:country="GB"/>
    </style:style>
    <style:style style:name="T1182" style:parent-style-name="DefaultParagraphFont" style:family="text">
      <style:text-properties style:font-name="Times New Roman" style:font-name-complex="Times New Roman" fo:font-size="9pt" style:font-size-asian="9pt" style:font-size-complex="9pt" fo:language="en" fo:country="GB"/>
    </style:style>
    <style:style style:name="T1183" style:parent-style-name="DefaultParagraphFont" style:family="text">
      <style:text-properties style:font-name="Times New Roman" style:font-name-complex="Times New Roman" fo:font-size="9pt" style:font-size-asian="9pt" style:font-size-complex="9pt" fo:language="en" fo:country="GB"/>
    </style:style>
    <style:style style:name="T1184" style:parent-style-name="DefaultParagraphFont" style:family="text">
      <style:text-properties style:font-name="Times New Roman" style:font-name-complex="Times New Roman" fo:font-size="9pt" style:font-size-asian="9pt" style:font-size-complex="9pt" fo:language="en" fo:country="GB"/>
    </style:style>
    <style:style style:name="T1185" style:parent-style-name="DefaultParagraphFont" style:family="text">
      <style:text-properties style:font-name="Times New Roman" style:font-name-complex="Times New Roman" fo:font-size="9pt" style:font-size-asian="9pt" style:font-size-complex="9pt" fo:language="en" fo:country="GB"/>
    </style:style>
    <style:style style:name="T1186" style:parent-style-name="DefaultParagraphFont" style:family="text">
      <style:text-properties style:font-name="Times New Roman" style:font-name-complex="Times New Roman" fo:font-size="9pt" style:font-size-asian="9pt" style:font-size-complex="9pt" fo:language="en" fo:country="GB"/>
    </style:style>
    <style:style style:name="T1187" style:parent-style-name="DefaultParagraphFont" style:family="text">
      <style:text-properties style:font-name="Times New Roman" style:font-name-complex="Times New Roman" fo:font-size="9pt" style:font-size-asian="9pt" style:font-size-complex="9pt" fo:language="en" fo:country="GB"/>
    </style:style>
    <style:style style:name="P1188" style:parent-style-name="Standard" style:family="paragraph">
      <style:paragraph-properties fo:text-align="justify"/>
    </style:style>
    <style:style style:name="T1189" style:parent-style-name="DefaultParagraphFont" style:family="text">
      <style:text-properties style:font-name="Times New Roman" style:font-name-complex="Times New Roman" fo:font-size="9pt" style:font-size-asian="9pt" style:font-size-complex="9pt" fo:language="en" fo:country="GB"/>
    </style:style>
    <style:style style:name="T119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91" style:parent-style-name="DefaultParagraphFont" style:family="text">
      <style:text-properties style:font-name="Times New Roman" style:font-name-complex="Times New Roman" fo:font-size="9pt" style:font-size-asian="9pt" style:font-size-complex="9pt" fo:language="en" fo:country="GB"/>
    </style:style>
    <style:style style:name="T1192" style:parent-style-name="DefaultParagraphFont" style:family="text">
      <style:text-properties style:font-name="Times New Roman" style:font-name-complex="Times New Roman" fo:font-size="9pt" style:font-size-asian="9pt" style:font-size-complex="9pt" fo:language="en" fo:country="GB"/>
    </style:style>
    <style:style style:name="T11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194" style:parent-style-name="DefaultParagraphFont" style:family="text">
      <style:text-properties style:font-name="Times New Roman" style:font-name-complex="Times New Roman" fo:font-size="9pt" style:font-size-asian="9pt" style:font-size-complex="9pt" fo:language="en" fo:country="GB"/>
    </style:style>
    <style:style style:name="T1195" style:parent-style-name="DefaultParagraphFont" style:family="text">
      <style:text-properties style:font-name="Times New Roman" style:font-name-complex="Times New Roman" fo:font-size="9pt" style:font-size-asian="9pt" style:font-size-complex="9pt" fo:language="en" fo:country="GB"/>
    </style:style>
    <style:style style:name="P119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197" style:parent-style-name="Standard" style:family="paragraph">
      <style:paragraph-properties fo:text-align="justify"/>
    </style:style>
    <style:style style:name="T1198" style:parent-style-name="DefaultParagraphFont" style:family="text">
      <style:text-properties style:font-name="Times New Roman" style:font-name-complex="Times New Roman" fo:font-size="9pt" style:font-size-asian="9pt" style:font-size-complex="9pt" fo:language="en" fo:country="GB"/>
    </style:style>
    <style:style style:name="T119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00" style:parent-style-name="DefaultParagraphFont" style:family="text">
      <style:text-properties style:font-name="Times New Roman" style:font-name-complex="Times New Roman" fo:font-size="9pt" style:font-size-asian="9pt" style:font-size-complex="9pt" fo:language="en" fo:country="GB"/>
    </style:style>
    <style:style style:name="T120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02" style:parent-style-name="DefaultParagraphFont" style:family="text">
      <style:text-properties style:font-name="Times New Roman" style:font-name-complex="Times New Roman" fo:font-size="9pt" style:font-size-asian="9pt" style:font-size-complex="9pt" fo:language="en" fo:country="GB"/>
    </style:style>
    <style:style style:name="T1203" style:parent-style-name="DefaultParagraphFont" style:family="text">
      <style:text-properties style:font-name="Times New Roman" style:font-name-complex="Times New Roman" fo:font-size="9pt" style:font-size-asian="9pt" style:font-size-complex="9pt" fo:language="en" fo:country="GB"/>
    </style:style>
    <style:style style:name="T1204" style:parent-style-name="DefaultParagraphFont" style:family="text">
      <style:text-properties style:font-name="Times New Roman" style:font-name-complex="Times New Roman" fo:font-size="9pt" style:font-size-asian="9pt" style:font-size-complex="9pt" fo:language="en" fo:country="GB"/>
    </style:style>
    <style:style style:name="P120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06" style:parent-style-name="Standard" style:family="paragraph">
      <style:paragraph-properties fo:text-align="justify"/>
    </style:style>
    <style:style style:name="T1207" style:parent-style-name="DefaultParagraphFont" style:family="text">
      <style:text-properties style:font-name="Times New Roman" style:font-name-complex="Times New Roman" fo:font-size="9pt" style:font-size-asian="9pt" style:font-size-complex="9pt" fo:language="en" fo:country="GB"/>
    </style:style>
    <style:style style:name="T120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09" style:parent-style-name="DefaultParagraphFont" style:family="text">
      <style:text-properties style:font-name="Times New Roman" style:font-name-complex="Times New Roman" fo:font-size="9pt" style:font-size-asian="9pt" style:font-size-complex="9pt" fo:language="en" fo:country="GB"/>
    </style:style>
    <style:style style:name="T121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11" style:parent-style-name="DefaultParagraphFont" style:family="text">
      <style:text-properties style:font-name="Times New Roman" style:font-name-complex="Times New Roman" fo:font-size="9pt" style:font-size-asian="9pt" style:font-size-complex="9pt" fo:language="en" fo:country="GB"/>
    </style:style>
    <style:style style:name="T1212" style:parent-style-name="DefaultParagraphFont" style:family="text">
      <style:text-properties style:font-name="Times New Roman" style:font-name-complex="Times New Roman" fo:font-size="9pt" style:font-size-asian="9pt" style:font-size-complex="9pt" fo:language="en" fo:country="GB"/>
    </style:style>
    <style:style style:name="T1213" style:parent-style-name="DefaultParagraphFont" style:family="text">
      <style:text-properties style:font-name="Times New Roman" style:font-name-complex="Times New Roman" fo:font-size="9pt" style:font-size-asian="9pt" style:font-size-complex="9pt" fo:language="en" fo:country="GB"/>
    </style:style>
    <style:style style:name="P121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15" style:parent-style-name="Standard" style:family="paragraph">
      <style:paragraph-properties fo:text-align="justify"/>
      <style:text-properties fo:language="en" fo:country="GB"/>
    </style:style>
    <style:style style:name="P121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17" style:parent-style-name="Standard" style:family="paragraph">
      <style:paragraph-properties fo:text-align="justify"/>
    </style:style>
    <style:style style:name="T1218" style:parent-style-name="DefaultParagraphFont" style:family="text">
      <style:text-properties style:font-name="Times New Roman" style:font-name-complex="Times New Roman" fo:font-size="9pt" style:font-size-asian="9pt" style:font-size-complex="9pt" fo:language="en" fo:country="GB"/>
    </style:style>
    <style:style style:name="T121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20" style:parent-style-name="DefaultParagraphFont" style:family="text">
      <style:text-properties style:font-name="Times New Roman" style:font-name-complex="Times New Roman" fo:font-size="9pt" style:font-size-asian="9pt" style:font-size-complex="9pt" fo:language="en" fo:country="GB"/>
    </style:style>
    <style:style style:name="T122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22" style:parent-style-name="DefaultParagraphFont" style:family="text">
      <style:text-properties style:font-name="Times New Roman" style:font-name-complex="Times New Roman" fo:font-size="9pt" style:font-size-asian="9pt" style:font-size-complex="9pt" fo:language="en" fo:country="GB"/>
    </style:style>
    <style:style style:name="T1223" style:parent-style-name="DefaultParagraphFont" style:family="text">
      <style:text-properties style:font-name="Times New Roman" style:font-name-complex="Times New Roman" fo:font-size="9pt" style:font-size-asian="9pt" style:font-size-complex="9pt" fo:language="en" fo:country="GB"/>
    </style:style>
    <style:style style:name="T1224" style:parent-style-name="DefaultParagraphFont" style:family="text">
      <style:text-properties style:font-name="Times New Roman" style:font-name-complex="Times New Roman" fo:font-size="9pt" style:font-size-asian="9pt" style:font-size-complex="9pt" fo:language="en" fo:country="GB"/>
    </style:style>
    <style:style style:name="P122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26" style:parent-style-name="Standard" style:family="paragraph">
      <style:paragraph-properties fo:text-align="justify"/>
    </style:style>
    <style:style style:name="T1227" style:parent-style-name="DefaultParagraphFont" style:family="text">
      <style:text-properties style:font-name="Times New Roman" style:font-name-complex="Times New Roman" fo:font-size="9pt" style:font-size-asian="9pt" style:font-size-complex="9pt" fo:language="en" fo:country="GB"/>
    </style:style>
    <style:style style:name="T122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29" style:parent-style-name="DefaultParagraphFont" style:family="text">
      <style:text-properties style:font-name="Times New Roman" style:font-name-complex="Times New Roman" fo:font-size="9pt" style:font-size-asian="9pt" style:font-size-complex="9pt" fo:language="en" fo:country="GB"/>
    </style:style>
    <style:style style:name="T1230" style:parent-style-name="DefaultParagraphFont" style:family="text">
      <style:text-properties style:font-name="Times New Roman" style:font-name-complex="Times New Roman" fo:font-size="9pt" style:font-size-asian="9pt" style:font-size-complex="9pt" fo:language="en" fo:country="GB"/>
    </style:style>
    <style:style style:name="T123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32" style:parent-style-name="DefaultParagraphFont" style:family="text">
      <style:text-properties style:font-name="Times New Roman" style:font-name-complex="Times New Roman" fo:font-size="9pt" style:font-size-asian="9pt" style:font-size-complex="9pt" fo:language="en" fo:country="GB"/>
    </style:style>
    <style:style style:name="T1233" style:parent-style-name="DefaultParagraphFont" style:family="text">
      <style:text-properties style:font-name="Times New Roman" style:font-name-complex="Times New Roman" fo:font-size="9pt" style:font-size-asian="9pt" style:font-size-complex="9pt" fo:language="en" fo:country="GB"/>
    </style:style>
    <style:style style:name="P123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35" style:parent-style-name="Standard" style:family="paragraph">
      <style:paragraph-properties fo:text-align="justify"/>
    </style:style>
    <style:style style:name="T1236" style:parent-style-name="DefaultParagraphFont" style:family="text">
      <style:text-properties style:font-name="Times New Roman" style:font-name-complex="Times New Roman" fo:font-size="9pt" style:font-size-asian="9pt" style:font-size-complex="9pt" fo:language="en" fo:country="GB"/>
    </style:style>
    <style:style style:name="T123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38" style:parent-style-name="DefaultParagraphFont" style:family="text">
      <style:text-properties style:font-name="Times New Roman" style:font-name-complex="Times New Roman" fo:font-size="9pt" style:font-size-asian="9pt" style:font-size-complex="9pt" fo:language="en" fo:country="GB"/>
    </style:style>
    <style:style style:name="T1239" style:parent-style-name="DefaultParagraphFont" style:family="text">
      <style:text-properties style:font-name="Times New Roman" style:font-name-complex="Times New Roman" fo:font-size="9pt" style:font-size-asian="9pt" style:font-size-complex="9pt" fo:language="en" fo:country="GB"/>
    </style:style>
    <style:style style:name="T124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41" style:parent-style-name="DefaultParagraphFont" style:family="text">
      <style:text-properties style:font-name="Times New Roman" style:font-name-complex="Times New Roman" fo:font-size="9pt" style:font-size-asian="9pt" style:font-size-complex="9pt" fo:language="en" fo:country="GB"/>
    </style:style>
    <style:style style:name="T1242" style:parent-style-name="DefaultParagraphFont" style:family="text">
      <style:text-properties style:font-name="Times New Roman" style:font-name-complex="Times New Roman" fo:font-size="9pt" style:font-size-asian="9pt" style:font-size-complex="9pt" fo:language="en" fo:country="GB"/>
    </style:style>
    <style:style style:name="P124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44" style:parent-style-name="Standard" style:family="paragraph">
      <style:paragraph-properties fo:text-align="justify"/>
    </style:style>
    <style:style style:name="T1245" style:parent-style-name="DefaultParagraphFont" style:family="text">
      <style:text-properties style:font-name="Times New Roman" style:font-name-complex="Times New Roman" fo:font-size="9pt" style:font-size-asian="9pt" style:font-size-complex="9pt" fo:language="en" fo:country="GB"/>
    </style:style>
    <style:style style:name="P124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47" style:parent-style-name="Standard" style:family="paragraph">
      <style:paragraph-properties fo:text-align="justify"/>
    </style:style>
    <style:style style:name="T1248" style:parent-style-name="DefaultParagraphFont" style:family="text">
      <style:text-properties style:font-name="Times New Roman" style:font-name-complex="Times New Roman" fo:font-size="9pt" style:font-size-asian="9pt" style:font-size-complex="9pt" fo:language="en" fo:country="GB"/>
    </style:style>
    <style:style style:name="T124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5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51" style:parent-style-name="DefaultParagraphFont" style:family="text">
      <style:text-properties style:font-name="Times New Roman" style:font-name-complex="Times New Roman" fo:font-size="9pt" style:font-size-asian="9pt" style:font-size-complex="9pt" fo:language="en" fo:country="GB"/>
    </style:style>
    <style:style style:name="T125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53" style:parent-style-name="DefaultParagraphFont" style:family="text">
      <style:text-properties style:font-name="Times New Roman" style:font-name-complex="Times New Roman" fo:font-size="9pt" style:font-size-asian="9pt" style:font-size-complex="9pt" fo:language="en" fo:country="GB"/>
    </style:style>
    <style:style style:name="T1254" style:parent-style-name="DefaultParagraphFont" style:family="text">
      <style:text-properties style:font-name="Times New Roman" style:font-name-complex="Times New Roman" fo:font-size="9pt" style:font-size-asian="9pt" style:font-size-complex="9pt" fo:language="en" fo:country="GB"/>
    </style:style>
    <style:style style:name="P1255" style:parent-style-name="Standard" style:family="paragraph">
      <style:paragraph-properties fo:text-align="justify"/>
    </style:style>
    <style:style style:name="T1256" style:parent-style-name="DefaultParagraphFont" style:family="text">
      <style:text-properties style:font-name="Times New Roman" style:font-name-complex="Times New Roman" fo:font-size="9pt" style:font-size-asian="9pt" style:font-size-complex="9pt" fo:language="en" fo:country="GB"/>
    </style:style>
    <style:style style:name="T1257" style:parent-style-name="DefaultParagraphFont" style:family="text">
      <style:text-properties style:font-name="Times New Roman" style:font-name-complex="Times New Roman" fo:font-size="9pt" style:font-size-asian="9pt" style:font-size-complex="9pt" fo:language="en" fo:country="GB"/>
    </style:style>
    <style:style style:name="T1258" style:parent-style-name="DefaultParagraphFont" style:family="text">
      <style:text-properties style:font-name="Times New Roman" style:font-name-complex="Times New Roman" fo:font-size="9pt" style:font-size-asian="9pt" style:font-size-complex="9pt" fo:language="en" fo:country="GB"/>
    </style:style>
    <style:style style:name="T1259" style:parent-style-name="DefaultParagraphFont" style:family="text">
      <style:text-properties style:font-name="Times New Roman" style:font-name-complex="Times New Roman" fo:font-size="9pt" style:font-size-asian="9pt" style:font-size-complex="9pt" fo:language="en" fo:country="GB"/>
    </style:style>
    <style:style style:name="T1260" style:parent-style-name="DefaultParagraphFont" style:family="text">
      <style:text-properties style:font-name="Times New Roman" style:font-name-complex="Times New Roman" fo:font-size="9pt" style:font-size-asian="9pt" style:font-size-complex="9pt" fo:language="en" fo:country="GB"/>
    </style:style>
    <style:style style:name="T1261" style:parent-style-name="DefaultParagraphFont" style:family="text">
      <style:text-properties style:font-name="Times New Roman" style:font-name-complex="Times New Roman" fo:font-size="9pt" style:font-size-asian="9pt" style:font-size-complex="9pt" fo:language="en" fo:country="GB"/>
    </style:style>
    <style:style style:name="T1262" style:parent-style-name="DefaultParagraphFont" style:family="text">
      <style:text-properties style:font-name="Times New Roman" style:font-name-complex="Times New Roman" fo:font-size="9pt" style:font-size-asian="9pt" style:font-size-complex="9pt" fo:language="en" fo:country="GB"/>
    </style:style>
    <style:style style:name="T1263" style:parent-style-name="DefaultParagraphFont" style:family="text">
      <style:text-properties style:font-name="Times New Roman" style:font-name-complex="Times New Roman" fo:font-size="9pt" style:font-size-asian="9pt" style:font-size-complex="9pt" fo:language="en" fo:country="GB"/>
    </style:style>
    <style:style style:name="P1264" style:parent-style-name="Standard" style:family="paragraph">
      <style:paragraph-properties fo:text-align="justify"/>
    </style:style>
    <style:style style:name="T1265" style:parent-style-name="DefaultParagraphFont" style:family="text">
      <style:text-properties style:font-name="Times New Roman" style:font-name-complex="Times New Roman" fo:font-size="9pt" style:font-size-asian="9pt" style:font-size-complex="9pt" fo:language="en" fo:country="GB"/>
    </style:style>
    <style:style style:name="T126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67" style:parent-style-name="DefaultParagraphFont" style:family="text">
      <style:text-properties style:font-name="Times New Roman" style:font-name-complex="Times New Roman" fo:font-size="9pt" style:font-size-asian="9pt" style:font-size-complex="9pt" fo:language="en" fo:country="GB"/>
    </style:style>
    <style:style style:name="T1268" style:parent-style-name="DefaultParagraphFont" style:family="text">
      <style:text-properties style:font-name="Times New Roman" style:font-name-complex="Times New Roman" fo:font-size="9pt" style:font-size-asian="9pt" style:font-size-complex="9pt" fo:language="en" fo:country="GB"/>
    </style:style>
    <style:style style:name="T126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70" style:parent-style-name="DefaultParagraphFont" style:family="text">
      <style:text-properties style:font-name="Times New Roman" style:font-name-complex="Times New Roman" fo:font-size="9pt" style:font-size-asian="9pt" style:font-size-complex="9pt" fo:language="en" fo:country="GB"/>
    </style:style>
    <style:style style:name="T1271" style:parent-style-name="DefaultParagraphFont" style:family="text">
      <style:text-properties style:font-name="Times New Roman" style:font-name-complex="Times New Roman" fo:font-size="9pt" style:font-size-asian="9pt" style:font-size-complex="9pt" fo:language="en" fo:country="GB"/>
    </style:style>
    <style:style style:name="P1272" style:parent-style-name="Standard" style:family="paragraph">
      <style:paragraph-properties fo:text-align="justify"/>
      <style:text-properties fo:language="en" fo:country="GB"/>
    </style:style>
    <style:style style:name="P127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7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7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276" style:parent-style-name="Standard" style:family="paragraph">
      <style:paragraph-properties fo:text-align="justify"/>
    </style:style>
    <style:style style:name="T1277" style:parent-style-name="DefaultParagraphFont" style:family="text">
      <style:text-properties style:font-name="Times New Roman" style:font-name-complex="Times New Roman" fo:font-size="9pt" style:font-size-asian="9pt" style:font-size-complex="9pt" fo:language="en" fo:country="GB"/>
    </style:style>
    <style:style style:name="T1278" style:parent-style-name="DefaultParagraphFont" style:family="text">
      <style:text-properties style:font-name="Times New Roman" style:font-name-complex="Times New Roman" fo:font-size="9pt" style:font-size-asian="9pt" style:font-size-complex="9pt" fo:language="en" fo:country="GB"/>
    </style:style>
    <style:style style:name="T1279" style:parent-style-name="DefaultParagraphFont" style:family="text">
      <style:text-properties style:font-name="Times New Roman" style:font-name-complex="Times New Roman" fo:font-size="9pt" style:font-size-asian="9pt" style:font-size-complex="9pt" fo:language="en" fo:country="GB"/>
    </style:style>
    <style:style style:name="T1280" style:parent-style-name="DefaultParagraphFont" style:family="text">
      <style:text-properties style:font-name="Times New Roman" style:font-name-complex="Times New Roman" fo:font-size="9pt" style:font-size-asian="9pt" style:font-size-complex="9pt" fo:language="en" fo:country="GB"/>
    </style:style>
    <style:style style:name="T1281" style:parent-style-name="DefaultParagraphFont" style:family="text">
      <style:text-properties style:font-name="Times New Roman" style:font-name-complex="Times New Roman" fo:font-size="9pt" style:font-size-asian="9pt" style:font-size-complex="9pt" fo:language="en" fo:country="GB"/>
    </style:style>
    <style:style style:name="T1282" style:parent-style-name="DefaultParagraphFont" style:family="text">
      <style:text-properties style:font-name="Times New Roman" style:font-name-complex="Times New Roman" fo:font-size="9pt" style:font-size-asian="9pt" style:font-size-complex="9pt" fo:language="en" fo:country="GB"/>
    </style:style>
    <style:style style:name="T1283" style:parent-style-name="DefaultParagraphFont" style:family="text">
      <style:text-properties style:font-name="Times New Roman" style:font-name-complex="Times New Roman" fo:font-size="9pt" style:font-size-asian="9pt" style:font-size-complex="9pt" fo:language="en" fo:country="GB"/>
    </style:style>
    <style:style style:name="T1284" style:parent-style-name="DefaultParagraphFont" style:family="text">
      <style:text-properties style:font-name="Times New Roman" style:font-name-complex="Times New Roman" fo:font-size="9pt" style:font-size-asian="9pt" style:font-size-complex="9pt" fo:language="en" fo:country="GB"/>
    </style:style>
    <style:style style:name="P1285" style:parent-style-name="Standard" style:family="paragraph">
      <style:paragraph-properties fo:text-align="justify"/>
    </style:style>
    <style:style style:name="T1286" style:parent-style-name="DefaultParagraphFont" style:family="text">
      <style:text-properties style:font-name="Times New Roman" style:font-name-complex="Times New Roman" fo:font-size="9pt" style:font-size-asian="9pt" style:font-size-complex="9pt" fo:language="en" fo:country="GB"/>
    </style:style>
    <style:style style:name="T128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88" style:parent-style-name="DefaultParagraphFont" style:family="text">
      <style:text-properties style:font-name="Times New Roman" style:font-name-complex="Times New Roman" fo:font-size="9pt" style:font-size-asian="9pt" style:font-size-complex="9pt" fo:language="en" fo:country="GB"/>
    </style:style>
    <style:style style:name="T1289" style:parent-style-name="DefaultParagraphFont" style:family="text">
      <style:text-properties style:font-name="Times New Roman" style:font-name-complex="Times New Roman" fo:font-size="9pt" style:font-size-asian="9pt" style:font-size-complex="9pt" fo:language="en" fo:country="GB"/>
    </style:style>
    <style:style style:name="T129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291" style:parent-style-name="DefaultParagraphFont" style:family="text">
      <style:text-properties style:font-name="Times New Roman" style:font-name-complex="Times New Roman" fo:font-size="9pt" style:font-size-asian="9pt" style:font-size-complex="9pt" fo:language="en" fo:country="GB"/>
    </style:style>
    <style:style style:name="T1292" style:parent-style-name="DefaultParagraphFont" style:family="text">
      <style:text-properties style:font-name="Times New Roman" style:font-name-complex="Times New Roman" fo:font-size="9pt" style:font-size-asian="9pt" style:font-size-complex="9pt" fo:language="en" fo:country="GB"/>
    </style:style>
    <style:style style:name="P1293" style:parent-style-name="Standard" style:family="paragraph">
      <style:paragraph-properties fo:text-align="justify"/>
    </style:style>
    <style:style style:name="T1294" style:parent-style-name="DefaultParagraphFont" style:family="text">
      <style:text-properties style:font-name="Times New Roman" style:font-name-complex="Times New Roman" fo:font-size="9pt" style:font-size-asian="9pt" style:font-size-complex="9pt" fo:language="en" fo:country="GB"/>
    </style:style>
    <style:style style:name="T1295" style:parent-style-name="DefaultParagraphFont" style:family="text">
      <style:text-properties style:font-name="Times New Roman" style:font-name-complex="Times New Roman" fo:font-size="9pt" style:font-size-asian="9pt" style:font-size-complex="9pt" fo:language="en" fo:country="GB"/>
    </style:style>
    <style:style style:name="T1296" style:parent-style-name="DefaultParagraphFont" style:family="text">
      <style:text-properties style:font-name="Times New Roman" style:font-name-complex="Times New Roman" fo:font-size="9pt" style:font-size-asian="9pt" style:font-size-complex="9pt" fo:language="en" fo:country="GB"/>
    </style:style>
    <style:style style:name="T1297" style:parent-style-name="DefaultParagraphFont" style:family="text">
      <style:text-properties style:font-name="Times New Roman" style:font-name-complex="Times New Roman" fo:font-size="9pt" style:font-size-asian="9pt" style:font-size-complex="9pt" fo:language="en" fo:country="GB"/>
    </style:style>
    <style:style style:name="T1298" style:parent-style-name="DefaultParagraphFont" style:family="text">
      <style:text-properties style:font-name="Times New Roman" style:font-name-complex="Times New Roman" fo:font-size="9pt" style:font-size-asian="9pt" style:font-size-complex="9pt" fo:language="en" fo:country="GB"/>
    </style:style>
    <style:style style:name="T1299" style:parent-style-name="DefaultParagraphFont" style:family="text">
      <style:text-properties style:font-name="Times New Roman" style:font-name-complex="Times New Roman" fo:font-size="9pt" style:font-size-asian="9pt" style:font-size-complex="9pt" fo:language="en" fo:country="GB"/>
    </style:style>
    <style:style style:name="P1300" style:parent-style-name="Standard" style:family="paragraph">
      <style:paragraph-properties fo:text-align="justify"/>
    </style:style>
    <style:style style:name="T1301" style:parent-style-name="DefaultParagraphFont" style:family="text">
      <style:text-properties style:font-name="Times New Roman" style:font-name-complex="Times New Roman" fo:font-size="9pt" style:font-size-asian="9pt" style:font-size-complex="9pt" fo:language="en" fo:country="GB"/>
    </style:style>
    <style:style style:name="T1302" style:parent-style-name="DefaultParagraphFont" style:family="text">
      <style:text-properties style:font-name="Times New Roman" style:font-name-complex="Times New Roman" fo:font-size="9pt" style:font-size-asian="9pt" style:font-size-complex="9pt" fo:language="en" fo:country="GB"/>
    </style:style>
    <style:style style:name="T130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04" style:parent-style-name="DefaultParagraphFont" style:family="text">
      <style:text-properties style:font-name="Times New Roman" style:font-name-complex="Times New Roman" fo:font-size="9pt" style:font-size-asian="9pt" style:font-size-complex="9pt" fo:language="en" fo:country="GB"/>
    </style:style>
    <style:style style:name="T130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06" style:parent-style-name="DefaultParagraphFont" style:family="text">
      <style:text-properties style:font-name="Times New Roman" style:font-name-complex="Times New Roman" fo:font-size="9pt" style:font-size-asian="9pt" style:font-size-complex="9pt" fo:language="en" fo:country="GB"/>
    </style:style>
    <style:style style:name="T1307" style:parent-style-name="DefaultParagraphFont" style:family="text">
      <style:text-properties style:font-name="Times New Roman" style:font-name-complex="Times New Roman" fo:font-size="9pt" style:font-size-asian="9pt" style:font-size-complex="9pt" fo:language="en" fo:country="GB"/>
    </style:style>
    <style:style style:name="P130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309" style:parent-style-name="Standard" style:family="paragraph">
      <style:paragraph-properties fo:text-align="justify"/>
    </style:style>
    <style:style style:name="T1310" style:parent-style-name="DefaultParagraphFont" style:family="text">
      <style:text-properties style:font-name="Times New Roman" style:font-name-complex="Times New Roman" fo:font-size="9pt" style:font-size-asian="9pt" style:font-size-complex="9pt" fo:language="en" fo:country="GB"/>
    </style:style>
    <style:style style:name="T131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12" style:parent-style-name="DefaultParagraphFont" style:family="text">
      <style:text-properties style:font-name="Times New Roman" style:font-name-complex="Times New Roman" fo:font-size="9pt" style:font-size-asian="9pt" style:font-size-complex="9pt" fo:language="en" fo:country="GB"/>
    </style:style>
    <style:style style:name="T131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14" style:parent-style-name="DefaultParagraphFont" style:family="text">
      <style:text-properties style:font-name="Times New Roman" style:font-name-complex="Times New Roman" fo:font-size="9pt" style:font-size-asian="9pt" style:font-size-complex="9pt" fo:language="en" fo:country="GB"/>
    </style:style>
    <style:style style:name="T1315" style:parent-style-name="DefaultParagraphFont" style:family="text">
      <style:text-properties style:font-name="Times New Roman" style:font-name-complex="Times New Roman" fo:font-size="9pt" style:font-size-asian="9pt" style:font-size-complex="9pt" fo:language="en" fo:country="GB"/>
    </style:style>
    <style:style style:name="T1316" style:parent-style-name="DefaultParagraphFont" style:family="text">
      <style:text-properties style:font-name="Times New Roman" style:font-name-complex="Times New Roman" fo:font-size="9pt" style:font-size-asian="9pt" style:font-size-complex="9pt" fo:language="en" fo:country="GB"/>
    </style:style>
    <style:style style:name="P131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318" style:parent-style-name="Standard" style:family="paragraph">
      <style:paragraph-properties fo:text-align="justify"/>
      <style:text-properties fo:language="en" fo:country="GB"/>
    </style:style>
    <style:style style:name="P131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320" style:parent-style-name="Standard" style:family="paragraph">
      <style:paragraph-properties fo:text-align="justify"/>
    </style:style>
    <style:style style:name="T1321" style:parent-style-name="DefaultParagraphFont" style:family="text">
      <style:text-properties style:font-name="Times New Roman" style:font-name-complex="Times New Roman" fo:font-size="9pt" style:font-size-asian="9pt" style:font-size-complex="9pt" fo:language="en" fo:country="GB"/>
    </style:style>
    <style:style style:name="T132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2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24" style:parent-style-name="DefaultParagraphFont" style:family="text">
      <style:text-properties style:font-name="Times New Roman" style:font-name-complex="Times New Roman" fo:font-size="9pt" style:font-size-asian="9pt" style:font-size-complex="9pt" fo:language="en" fo:country="GB"/>
    </style:style>
    <style:style style:name="T132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26" style:parent-style-name="DefaultParagraphFont" style:family="text">
      <style:text-properties style:font-name="Times New Roman" style:font-name-complex="Times New Roman" fo:font-size="9pt" style:font-size-asian="9pt" style:font-size-complex="9pt" fo:language="en" fo:country="GB"/>
    </style:style>
    <style:style style:name="T1327" style:parent-style-name="DefaultParagraphFont" style:family="text">
      <style:text-properties style:font-name="Times New Roman" style:font-name-complex="Times New Roman" fo:font-size="9pt" style:font-size-asian="9pt" style:font-size-complex="9pt" fo:language="en" fo:country="GB"/>
    </style:style>
    <style:style style:name="P132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329" style:parent-style-name="Standard" style:family="paragraph">
      <style:paragraph-properties fo:text-align="justify"/>
    </style:style>
    <style:style style:name="T1330" style:parent-style-name="DefaultParagraphFont" style:family="text">
      <style:text-properties style:font-name="Times New Roman" style:font-name-complex="Times New Roman" fo:font-size="9pt" style:font-size-asian="9pt" style:font-size-complex="9pt" fo:language="en" fo:country="GB"/>
    </style:style>
    <style:style style:name="T133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32" style:parent-style-name="DefaultParagraphFont" style:family="text">
      <style:text-properties style:font-name="Times New Roman" style:font-name-complex="Times New Roman" fo:font-size="9pt" style:font-size-asian="9pt" style:font-size-complex="9pt" fo:language="en" fo:country="GB"/>
    </style:style>
    <style:style style:name="T133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34" style:parent-style-name="DefaultParagraphFont" style:family="text">
      <style:text-properties style:font-name="Times New Roman" style:font-name-complex="Times New Roman" fo:font-size="9pt" style:font-size-asian="9pt" style:font-size-complex="9pt" fo:language="en" fo:country="GB"/>
    </style:style>
    <style:style style:name="T1335" style:parent-style-name="DefaultParagraphFont" style:family="text">
      <style:text-properties style:font-name="Times New Roman" style:font-name-complex="Times New Roman" fo:font-size="9pt" style:font-size-asian="9pt" style:font-size-complex="9pt" fo:language="en" fo:country="GB"/>
    </style:style>
    <style:style style:name="T1336" style:parent-style-name="DefaultParagraphFont" style:family="text">
      <style:text-properties style:font-name="Times New Roman" style:font-name-complex="Times New Roman" fo:font-size="9pt" style:font-size-asian="9pt" style:font-size-complex="9pt" fo:language="en" fo:country="GB"/>
    </style:style>
    <style:style style:name="T1337" style:parent-style-name="DefaultParagraphFont" style:family="text">
      <style:text-properties style:font-name="Times New Roman" style:font-name-complex="Times New Roman" fo:font-size="9pt" style:font-size-asian="9pt" style:font-size-complex="9pt" fo:language="en" fo:country="GB"/>
    </style:style>
    <style:style style:name="P133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339" style:parent-style-name="Standard" style:family="paragraph">
      <style:paragraph-properties fo:text-align="justify"/>
    </style:style>
    <style:style style:name="T1340" style:parent-style-name="DefaultParagraphFont" style:family="text">
      <style:text-properties style:font-name="Times New Roman" style:font-name-complex="Times New Roman" fo:font-size="9pt" style:font-size-asian="9pt" style:font-size-complex="9pt" fo:language="en" fo:country="GB"/>
    </style:style>
    <style:style style:name="T134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42" style:parent-style-name="DefaultParagraphFont" style:family="text">
      <style:text-properties style:font-name="Times New Roman" style:font-name-complex="Times New Roman" fo:font-size="9pt" style:font-size-asian="9pt" style:font-size-complex="9pt" fo:language="en" fo:country="GB"/>
    </style:style>
    <style:style style:name="T134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44" style:parent-style-name="DefaultParagraphFont" style:family="text">
      <style:text-properties style:font-name="Times New Roman" style:font-name-complex="Times New Roman" fo:font-size="9pt" style:font-size-asian="9pt" style:font-size-complex="9pt" fo:language="en" fo:country="GB"/>
    </style:style>
    <style:style style:name="T1345" style:parent-style-name="DefaultParagraphFont" style:family="text">
      <style:text-properties style:font-name="Times New Roman" style:font-name-complex="Times New Roman" fo:font-size="9pt" style:font-size-asian="9pt" style:font-size-complex="9pt" fo:language="en" fo:country="GB"/>
    </style:style>
    <style:style style:name="T1346" style:parent-style-name="DefaultParagraphFont" style:family="text">
      <style:text-properties style:font-name="Times New Roman" style:font-name-complex="Times New Roman" fo:font-size="9pt" style:font-size-asian="9pt" style:font-size-complex="9pt" fo:language="en" fo:country="GB"/>
    </style:style>
    <style:style style:name="P134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348" style:parent-style-name="Standard" style:family="paragraph">
      <style:paragraph-properties fo:text-align="justify"/>
      <style:text-properties fo:language="en" fo:country="GB"/>
    </style:style>
    <style:style style:name="P1349" style:parent-style-name="Standard" style:family="paragraph">
      <style:paragraph-properties fo:text-align="justify"/>
      <style:text-properties fo:language="en" fo:country="GB"/>
    </style:style>
    <style:style style:name="P1350" style:parent-style-name="Standard" style:family="paragraph">
      <style:paragraph-properties fo:text-align="justify"/>
    </style:style>
    <style:style style:name="T1351" style:parent-style-name="DefaultParagraphFont" style:family="text">
      <style:text-properties style:font-name="Times New Roman" style:font-name-complex="Times New Roman" fo:font-size="9pt" style:font-size-asian="9pt" style:font-size-complex="9pt" fo:language="en" fo:country="GB"/>
    </style:style>
    <style:style style:name="T1352" style:parent-style-name="DefaultParagraphFont" style:family="text">
      <style:text-properties style:font-name="Times New Roman" style:font-name-complex="Times New Roman" fo:font-size="9pt" style:font-size-asian="9pt" style:font-size-complex="9pt" fo:language="en" fo:country="GB"/>
    </style:style>
    <style:style style:name="T1353" style:parent-style-name="DefaultParagraphFont" style:family="text">
      <style:text-properties style:font-name="Times New Roman" style:font-name-complex="Times New Roman" fo:font-size="9pt" style:font-size-asian="9pt" style:font-size-complex="9pt" fo:language="en" fo:country="GB"/>
    </style:style>
    <style:style style:name="T1354" style:parent-style-name="DefaultParagraphFont" style:family="text">
      <style:text-properties style:font-name="Times New Roman" style:font-name-complex="Times New Roman" fo:font-size="9pt" style:font-size-asian="9pt" style:font-size-complex="9pt" fo:language="en" fo:country="GB"/>
    </style:style>
    <style:style style:name="T1355" style:parent-style-name="DefaultParagraphFont" style:family="text">
      <style:text-properties style:font-name="Times New Roman" style:font-name-complex="Times New Roman" fo:font-size="9pt" style:font-size-asian="9pt" style:font-size-complex="9pt" fo:language="en" fo:country="GB"/>
    </style:style>
    <style:style style:name="T1356" style:parent-style-name="DefaultParagraphFont" style:family="text">
      <style:text-properties style:font-name="Times New Roman" style:font-name-complex="Times New Roman" fo:font-size="9pt" style:font-size-asian="9pt" style:font-size-complex="9pt" fo:language="en" fo:country="GB"/>
    </style:style>
    <style:style style:name="T1357" style:parent-style-name="DefaultParagraphFont" style:family="text">
      <style:text-properties style:font-name="Times New Roman" style:font-name-complex="Times New Roman" fo:font-size="9pt" style:font-size-asian="9pt" style:font-size-complex="9pt" fo:language="en" fo:country="GB"/>
    </style:style>
    <style:style style:name="P1358" style:parent-style-name="Standard" style:family="paragraph">
      <style:paragraph-properties fo:text-align="justify"/>
    </style:style>
    <style:style style:name="T1359" style:parent-style-name="DefaultParagraphFont" style:family="text">
      <style:text-properties style:font-name="Times New Roman" style:font-name-complex="Times New Roman" fo:font-size="9pt" style:font-size-asian="9pt" style:font-size-complex="9pt" fo:language="en" fo:country="GB"/>
    </style:style>
    <style:style style:name="T1360" style:parent-style-name="DefaultParagraphFont" style:family="text">
      <style:text-properties style:font-name="Times New Roman" style:font-name-complex="Times New Roman" fo:font-size="9pt" style:font-size-asian="9pt" style:font-size-complex="9pt" fo:language="en" fo:country="GB"/>
    </style:style>
    <style:style style:name="T136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62" style:parent-style-name="DefaultParagraphFont" style:family="text">
      <style:text-properties style:font-name="Times New Roman" style:font-name-complex="Times New Roman" fo:font-size="9pt" style:font-size-asian="9pt" style:font-size-complex="9pt" fo:language="en" fo:country="GB"/>
    </style:style>
    <style:style style:name="T136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64" style:parent-style-name="DefaultParagraphFont" style:family="text">
      <style:text-properties style:font-name="Times New Roman" style:font-name-complex="Times New Roman" fo:font-size="9pt" style:font-size-asian="9pt" style:font-size-complex="9pt" fo:language="en" fo:country="GB"/>
    </style:style>
    <style:style style:name="T1365" style:parent-style-name="DefaultParagraphFont" style:family="text">
      <style:text-properties style:font-name="Times New Roman" style:font-name-complex="Times New Roman" fo:font-size="9pt" style:font-size-asian="9pt" style:font-size-complex="9pt" fo:language="en" fo:country="GB"/>
    </style:style>
    <style:style style:name="P1366" style:parent-style-name="Standard" style:family="paragraph">
      <style:paragraph-properties fo:text-align="justify"/>
      <style:text-properties fo:language="en" fo:country="GB"/>
    </style:style>
    <style:style style:name="P136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368" style:parent-style-name="Standard" style:family="paragraph">
      <style:paragraph-properties fo:text-align="justify"/>
    </style:style>
    <style:style style:name="T1369" style:parent-style-name="DefaultParagraphFont" style:family="text">
      <style:text-properties style:font-name="Times New Roman" style:font-name-complex="Times New Roman" fo:font-size="9pt" style:font-size-asian="9pt" style:font-size-complex="9pt" fo:language="en" fo:country="GB"/>
    </style:style>
    <style:style style:name="T137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71" style:parent-style-name="DefaultParagraphFont" style:family="text">
      <style:text-properties style:font-name="Times New Roman" style:font-name-complex="Times New Roman" fo:font-size="9pt" style:font-size-asian="9pt" style:font-size-complex="9pt" fo:language="en" fo:country="GB"/>
    </style:style>
    <style:style style:name="T137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73" style:parent-style-name="DefaultParagraphFont" style:family="text">
      <style:text-properties style:font-name="Times New Roman" style:font-name-complex="Times New Roman" fo:font-size="9pt" style:font-size-asian="9pt" style:font-size-complex="9pt" fo:language="en" fo:country="GB"/>
    </style:style>
    <style:style style:name="T1374" style:parent-style-name="DefaultParagraphFont" style:family="text">
      <style:text-properties style:font-name="Times New Roman" style:font-name-complex="Times New Roman" fo:font-size="9pt" style:font-size-asian="9pt" style:font-size-complex="9pt" fo:language="en" fo:country="GB"/>
    </style:style>
    <style:style style:name="T1375" style:parent-style-name="DefaultParagraphFont" style:family="text">
      <style:text-properties style:font-name="Times New Roman" style:font-name-complex="Times New Roman" fo:font-size="9pt" style:font-size-asian="9pt" style:font-size-complex="9pt" fo:language="en" fo:country="GB"/>
    </style:style>
    <style:style style:name="P137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377" style:parent-style-name="Standard" style:family="paragraph">
      <style:paragraph-properties fo:text-align="justify"/>
      <style:text-properties fo:language="en" fo:country="GB"/>
    </style:style>
    <style:style style:name="P1378" style:parent-style-name="Standard" style:family="paragraph">
      <style:paragraph-properties fo:text-align="justify"/>
    </style:style>
    <style:style style:name="T1379" style:parent-style-name="DefaultParagraphFont" style:family="text">
      <style:text-properties style:font-name="Times New Roman" style:font-name-complex="Times New Roman" fo:font-size="9pt" style:font-size-asian="9pt" style:font-size-complex="9pt" fo:language="en" fo:country="GB"/>
    </style:style>
    <style:style style:name="T1380" style:parent-style-name="DefaultParagraphFont" style:family="text">
      <style:text-properties style:font-name="Times New Roman" style:font-name-complex="Times New Roman" fo:font-size="9pt" style:font-size-asian="9pt" style:font-size-complex="9pt" fo:language="en" fo:country="GB"/>
    </style:style>
    <style:style style:name="T1381" style:parent-style-name="DefaultParagraphFont" style:family="text">
      <style:text-properties style:font-name="Times New Roman" style:font-name-complex="Times New Roman" fo:font-size="9pt" style:font-size-asian="9pt" style:font-size-complex="9pt" fo:language="en" fo:country="GB"/>
    </style:style>
    <style:style style:name="T1382" style:parent-style-name="DefaultParagraphFont" style:family="text">
      <style:text-properties style:font-name="Times New Roman" style:font-name-complex="Times New Roman" fo:font-size="9pt" style:font-size-asian="9pt" style:font-size-complex="9pt" fo:language="en" fo:country="GB"/>
    </style:style>
    <style:style style:name="T1383" style:parent-style-name="DefaultParagraphFont" style:family="text">
      <style:text-properties style:font-name="Times New Roman" style:font-name-complex="Times New Roman" fo:font-size="9pt" style:font-size-asian="9pt" style:font-size-complex="9pt" fo:language="en" fo:country="GB"/>
    </style:style>
    <style:style style:name="T1384" style:parent-style-name="DefaultParagraphFont" style:family="text">
      <style:text-properties style:font-name="Times New Roman" style:font-name-complex="Times New Roman" fo:font-size="9pt" style:font-size-asian="9pt" style:font-size-complex="9pt" fo:language="en" fo:country="GB"/>
    </style:style>
    <style:style style:name="T1385" style:parent-style-name="DefaultParagraphFont" style:family="text">
      <style:text-properties style:font-name="Times New Roman" style:font-name-complex="Times New Roman" fo:font-size="9pt" style:font-size-asian="9pt" style:font-size-complex="9pt" fo:language="en" fo:country="GB"/>
    </style:style>
    <style:style style:name="T1386" style:parent-style-name="DefaultParagraphFont" style:family="text">
      <style:text-properties style:font-name="Times New Roman" style:font-name-complex="Times New Roman" fo:font-size="9pt" style:font-size-asian="9pt" style:font-size-complex="9pt" fo:language="en" fo:country="GB"/>
    </style:style>
    <style:style style:name="P1387" style:parent-style-name="Standard" style:family="paragraph">
      <style:paragraph-properties fo:text-align="justify"/>
    </style:style>
    <style:style style:name="T1388" style:parent-style-name="DefaultParagraphFont" style:family="text">
      <style:text-properties style:font-name="Times New Roman" style:font-name-complex="Times New Roman" fo:font-size="9pt" style:font-size-asian="9pt" style:font-size-complex="9pt" fo:language="en" fo:country="GB"/>
    </style:style>
    <style:style style:name="T138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90" style:parent-style-name="DefaultParagraphFont" style:family="text">
      <style:text-properties style:font-name="Times New Roman" style:font-name-complex="Times New Roman" fo:font-size="9pt" style:font-size-asian="9pt" style:font-size-complex="9pt" fo:language="en" fo:country="GB"/>
    </style:style>
    <style:style style:name="T139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392" style:parent-style-name="DefaultParagraphFont" style:family="text">
      <style:text-properties style:font-name="Times New Roman" style:font-name-complex="Times New Roman" fo:font-size="9pt" style:font-size-asian="9pt" style:font-size-complex="9pt" fo:language="en" fo:country="GB"/>
    </style:style>
    <style:style style:name="T1393" style:parent-style-name="DefaultParagraphFont" style:family="text">
      <style:text-properties style:font-name="Times New Roman" style:font-name-complex="Times New Roman" fo:font-size="9pt" style:font-size-asian="9pt" style:font-size-complex="9pt" fo:language="en" fo:country="GB"/>
    </style:style>
    <style:style style:name="T1394" style:parent-style-name="DefaultParagraphFont" style:family="text">
      <style:text-properties style:font-name="Times New Roman" style:font-name-complex="Times New Roman" fo:font-size="9pt" style:font-size-asian="9pt" style:font-size-complex="9pt" fo:language="en" fo:country="GB"/>
    </style:style>
    <style:style style:name="P1395" style:parent-style-name="Standard" style:family="paragraph">
      <style:paragraph-properties fo:text-align="justify"/>
    </style:style>
    <style:style style:name="T1396" style:parent-style-name="DefaultParagraphFont" style:family="text">
      <style:text-properties style:font-name="Times New Roman" style:font-name-complex="Times New Roman" fo:font-size="9pt" style:font-size-asian="9pt" style:font-size-complex="9pt" fo:language="en" fo:country="GB"/>
    </style:style>
    <style:style style:name="T1397" style:parent-style-name="DefaultParagraphFont" style:family="text">
      <style:text-properties style:font-name="Times New Roman" style:font-name-complex="Times New Roman" fo:font-size="9pt" style:font-size-asian="9pt" style:font-size-complex="9pt" fo:language="en" fo:country="GB"/>
    </style:style>
    <style:style style:name="T1398" style:parent-style-name="DefaultParagraphFont" style:family="text">
      <style:text-properties style:font-name="Times New Roman" style:font-name-complex="Times New Roman" fo:font-size="9pt" style:font-size-asian="9pt" style:font-size-complex="9pt" fo:language="en" fo:country="GB"/>
    </style:style>
    <style:style style:name="T1399" style:parent-style-name="DefaultParagraphFont" style:family="text">
      <style:text-properties style:font-name="Times New Roman" style:font-name-complex="Times New Roman" fo:font-size="9pt" style:font-size-asian="9pt" style:font-size-complex="9pt" fo:language="en" fo:country="GB"/>
    </style:style>
    <style:style style:name="T1400" style:parent-style-name="DefaultParagraphFont" style:family="text">
      <style:text-properties style:font-name="Times New Roman" style:font-name-complex="Times New Roman" fo:font-size="9pt" style:font-size-asian="9pt" style:font-size-complex="9pt" fo:language="en" fo:country="GB"/>
    </style:style>
    <style:style style:name="T1401" style:parent-style-name="DefaultParagraphFont" style:family="text">
      <style:text-properties style:font-name="Times New Roman" style:font-name-complex="Times New Roman" fo:font-size="9pt" style:font-size-asian="9pt" style:font-size-complex="9pt" fo:language="en" fo:country="GB"/>
    </style:style>
    <style:style style:name="T1402" style:parent-style-name="DefaultParagraphFont" style:family="text">
      <style:text-properties style:font-name="Times New Roman" style:font-name-complex="Times New Roman" fo:font-size="9pt" style:font-size-asian="9pt" style:font-size-complex="9pt" fo:language="en" fo:country="GB"/>
    </style:style>
    <style:style style:name="T1403" style:parent-style-name="DefaultParagraphFont" style:family="text">
      <style:text-properties style:font-name="Times New Roman" style:font-name-complex="Times New Roman" fo:font-size="9pt" style:font-size-asian="9pt" style:font-size-complex="9pt" fo:language="en" fo:country="GB"/>
    </style:style>
    <style:style style:name="P1404" style:parent-style-name="Standard" style:family="paragraph">
      <style:paragraph-properties fo:text-align="justify"/>
    </style:style>
    <style:style style:name="T1405" style:parent-style-name="DefaultParagraphFont" style:family="text">
      <style:text-properties style:font-name="Times New Roman" style:font-name-complex="Times New Roman" fo:font-size="9pt" style:font-size-asian="9pt" style:font-size-complex="9pt" fo:language="en" fo:country="GB"/>
    </style:style>
    <style:style style:name="T140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07" style:parent-style-name="DefaultParagraphFont" style:family="text">
      <style:text-properties style:font-name="Times New Roman" style:font-name-complex="Times New Roman" fo:font-size="9pt" style:font-size-asian="9pt" style:font-size-complex="9pt" fo:language="en" fo:country="GB"/>
    </style:style>
    <style:style style:name="T140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09" style:parent-style-name="DefaultParagraphFont" style:family="text">
      <style:text-properties style:font-name="Times New Roman" style:font-name-complex="Times New Roman" fo:font-size="9pt" style:font-size-asian="9pt" style:font-size-complex="9pt" fo:language="en" fo:country="GB"/>
    </style:style>
    <style:style style:name="T1410" style:parent-style-name="DefaultParagraphFont" style:family="text">
      <style:text-properties style:font-name="Times New Roman" style:font-name-complex="Times New Roman" fo:font-size="9pt" style:font-size-asian="9pt" style:font-size-complex="9pt" fo:language="en" fo:country="GB"/>
    </style:style>
    <style:style style:name="P141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12" style:parent-style-name="Standard" style:family="paragraph">
      <style:paragraph-properties fo:text-align="justify"/>
    </style:style>
    <style:style style:name="T1413" style:parent-style-name="DefaultParagraphFont" style:family="text">
      <style:text-properties style:font-name="Times New Roman" style:font-name-complex="Times New Roman" fo:font-size="9pt" style:font-size-asian="9pt" style:font-size-complex="9pt" fo:language="en" fo:country="GB"/>
    </style:style>
    <style:style style:name="T141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15" style:parent-style-name="DefaultParagraphFont" style:family="text">
      <style:text-properties style:font-name="Times New Roman" style:font-name-complex="Times New Roman" fo:font-size="9pt" style:font-size-asian="9pt" style:font-size-complex="9pt" fo:language="en" fo:country="GB"/>
    </style:style>
    <style:style style:name="T1416" style:parent-style-name="DefaultParagraphFont" style:family="text">
      <style:text-properties style:font-name="Times New Roman" style:font-name-complex="Times New Roman" fo:font-size="9pt" style:font-size-asian="9pt" style:font-size-complex="9pt" fo:language="en" fo:country="GB"/>
    </style:style>
    <style:style style:name="T141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18" style:parent-style-name="DefaultParagraphFont" style:family="text">
      <style:text-properties style:font-name="Times New Roman" style:font-name-complex="Times New Roman" fo:font-size="9pt" style:font-size-asian="9pt" style:font-size-complex="9pt" fo:language="en" fo:country="GB"/>
    </style:style>
    <style:style style:name="T1419" style:parent-style-name="DefaultParagraphFont" style:family="text">
      <style:text-properties style:font-name="Times New Roman" style:font-name-complex="Times New Roman" fo:font-size="9pt" style:font-size-asian="9pt" style:font-size-complex="9pt" fo:language="en" fo:country="GB"/>
    </style:style>
    <style:style style:name="P142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21" style:parent-style-name="Standard" style:family="paragraph">
      <style:paragraph-properties fo:text-align="justify"/>
      <style:text-properties fo:language="en" fo:country="GB"/>
    </style:style>
    <style:style style:name="P142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23" style:parent-style-name="Standard" style:family="paragraph">
      <style:paragraph-properties fo:text-align="justify"/>
    </style:style>
    <style:style style:name="T1424" style:parent-style-name="DefaultParagraphFont" style:family="text">
      <style:text-properties style:font-name="Times New Roman" style:font-name-complex="Times New Roman" fo:font-size="9pt" style:font-size-asian="9pt" style:font-size-complex="9pt" fo:language="en" fo:country="GB"/>
    </style:style>
    <style:style style:name="T142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26" style:parent-style-name="DefaultParagraphFont" style:family="text">
      <style:text-properties style:font-name="Times New Roman" style:font-name-complex="Times New Roman" fo:font-size="9pt" style:font-size-asian="9pt" style:font-size-complex="9pt" fo:language="en" fo:country="GB"/>
    </style:style>
    <style:style style:name="T1427" style:parent-style-name="DefaultParagraphFont" style:family="text">
      <style:text-properties style:font-name="Times New Roman" style:font-name-complex="Times New Roman" fo:font-size="9pt" style:font-size-asian="9pt" style:font-size-complex="9pt" fo:language="en" fo:country="GB"/>
    </style:style>
    <style:style style:name="T142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29" style:parent-style-name="DefaultParagraphFont" style:family="text">
      <style:text-properties style:font-name="Times New Roman" style:font-name-complex="Times New Roman" fo:font-size="9pt" style:font-size-asian="9pt" style:font-size-complex="9pt" fo:language="en" fo:country="GB"/>
    </style:style>
    <style:style style:name="T1430" style:parent-style-name="DefaultParagraphFont" style:family="text">
      <style:text-properties style:font-name="Times New Roman" style:font-name-complex="Times New Roman" fo:font-size="9pt" style:font-size-asian="9pt" style:font-size-complex="9pt" fo:language="en" fo:country="GB"/>
    </style:style>
    <style:style style:name="T1431" style:parent-style-name="DefaultParagraphFont" style:family="text">
      <style:text-properties style:font-name="Times New Roman" style:font-name-complex="Times New Roman" fo:font-size="9pt" style:font-size-asian="9pt" style:font-size-complex="9pt" fo:language="en" fo:country="GB"/>
    </style:style>
    <style:style style:name="P143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33" style:parent-style-name="Standard" style:family="paragraph">
      <style:paragraph-properties fo:text-align="justify"/>
    </style:style>
    <style:style style:name="T1434" style:parent-style-name="DefaultParagraphFont" style:family="text">
      <style:text-properties style:font-name="Times New Roman" style:font-name-complex="Times New Roman" fo:font-size="9pt" style:font-size-asian="9pt" style:font-size-complex="9pt" fo:language="en" fo:country="GB"/>
    </style:style>
    <style:style style:name="T1435" style:parent-style-name="DefaultParagraphFont" style:family="text">
      <style:text-properties style:font-name="Times New Roman" style:font-name-complex="Times New Roman" fo:font-size="9pt" style:font-size-asian="9pt" style:font-size-complex="9pt" fo:language="en" fo:country="GB"/>
    </style:style>
    <style:style style:name="T143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37" style:parent-style-name="DefaultParagraphFont" style:family="text">
      <style:text-properties style:font-name="Times New Roman" style:font-name-complex="Times New Roman" fo:font-size="9pt" style:font-size-asian="9pt" style:font-size-complex="9pt" fo:language="en" fo:country="GB"/>
    </style:style>
    <style:style style:name="T143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39" style:parent-style-name="DefaultParagraphFont" style:family="text">
      <style:text-properties style:font-name="Times New Roman" style:font-name-complex="Times New Roman" fo:font-size="9pt" style:font-size-asian="9pt" style:font-size-complex="9pt" fo:language="en" fo:country="GB"/>
    </style:style>
    <style:style style:name="T1440" style:parent-style-name="DefaultParagraphFont" style:family="text">
      <style:text-properties style:font-name="Times New Roman" style:font-name-complex="Times New Roman" fo:font-size="9pt" style:font-size-asian="9pt" style:font-size-complex="9pt" fo:language="en" fo:country="GB"/>
    </style:style>
    <style:style style:name="P144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4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4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4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45" style:parent-style-name="Standard" style:family="paragraph">
      <style:paragraph-properties fo:text-align="justify"/>
    </style:style>
    <style:style style:name="T1446" style:parent-style-name="DefaultParagraphFont" style:family="text">
      <style:text-properties style:font-name="Times New Roman" style:font-name-complex="Times New Roman" fo:font-size="9pt" style:font-size-asian="9pt" style:font-size-complex="9pt" fo:language="en" fo:country="GB"/>
    </style:style>
    <style:style style:name="T144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48" style:parent-style-name="DefaultParagraphFont" style:family="text">
      <style:text-properties style:font-name="Times New Roman" style:font-name-complex="Times New Roman" fo:font-size="9pt" style:font-size-asian="9pt" style:font-size-complex="9pt" fo:language="en" fo:country="GB"/>
    </style:style>
    <style:style style:name="T144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50" style:parent-style-name="DefaultParagraphFont" style:family="text">
      <style:text-properties style:font-name="Times New Roman" style:font-name-complex="Times New Roman" fo:font-size="9pt" style:font-size-asian="9pt" style:font-size-complex="9pt" fo:language="en" fo:country="GB"/>
    </style:style>
    <style:style style:name="T1451" style:parent-style-name="DefaultParagraphFont" style:family="text">
      <style:text-properties style:font-name="Times New Roman" style:font-name-complex="Times New Roman" fo:font-size="9pt" style:font-size-asian="9pt" style:font-size-complex="9pt" fo:language="en" fo:country="GB"/>
    </style:style>
    <style:style style:name="T1452" style:parent-style-name="DefaultParagraphFont" style:family="text">
      <style:text-properties style:font-name="Times New Roman" style:font-name-complex="Times New Roman" fo:font-size="9pt" style:font-size-asian="9pt" style:font-size-complex="9pt" fo:language="en" fo:country="GB"/>
    </style:style>
    <style:style style:name="P145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54" style:parent-style-name="Standard" style:family="paragraph">
      <style:paragraph-properties fo:text-align="justify"/>
    </style:style>
    <style:style style:name="T1455" style:parent-style-name="DefaultParagraphFont" style:family="text">
      <style:text-properties style:font-name="Times New Roman" style:font-name-complex="Times New Roman" fo:font-size="9pt" style:font-size-asian="9pt" style:font-size-complex="9pt" fo:language="en" fo:country="GB"/>
    </style:style>
    <style:style style:name="T1456" style:parent-style-name="DefaultParagraphFont" style:family="text">
      <style:text-properties style:font-name="Times New Roman" style:font-name-complex="Times New Roman" fo:font-size="9pt" style:font-size-asian="9pt" style:font-size-complex="9pt" fo:language="en" fo:country="GB"/>
    </style:style>
    <style:style style:name="T145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58" style:parent-style-name="DefaultParagraphFont" style:family="text">
      <style:text-properties style:font-name="Times New Roman" style:font-name-complex="Times New Roman" fo:font-size="9pt" style:font-size-asian="9pt" style:font-size-complex="9pt" fo:language="en" fo:country="GB"/>
    </style:style>
    <style:style style:name="T145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60" style:parent-style-name="DefaultParagraphFont" style:family="text">
      <style:text-properties style:font-name="Times New Roman" style:font-name-complex="Times New Roman" fo:font-size="9pt" style:font-size-asian="9pt" style:font-size-complex="9pt" fo:language="en" fo:country="GB"/>
    </style:style>
    <style:style style:name="T1461" style:parent-style-name="DefaultParagraphFont" style:family="text">
      <style:text-properties style:font-name="Times New Roman" style:font-name-complex="Times New Roman" fo:font-size="9pt" style:font-size-asian="9pt" style:font-size-complex="9pt" fo:language="en" fo:country="GB"/>
    </style:style>
    <style:style style:name="P146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63" style:parent-style-name="Standard" style:family="paragraph">
      <style:paragraph-properties fo:text-align="justify"/>
    </style:style>
    <style:style style:name="T1464" style:parent-style-name="DefaultParagraphFont" style:family="text">
      <style:text-properties style:font-name="Times New Roman" style:font-name-complex="Times New Roman" fo:font-size="9pt" style:font-size-asian="9pt" style:font-size-complex="9pt" fo:language="en" fo:country="GB"/>
    </style:style>
    <style:style style:name="T146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66" style:parent-style-name="DefaultParagraphFont" style:family="text">
      <style:text-properties style:font-name="Times New Roman" style:font-name-complex="Times New Roman" fo:font-size="9pt" style:font-size-asian="9pt" style:font-size-complex="9pt" fo:language="en" fo:country="GB"/>
    </style:style>
    <style:style style:name="T146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68" style:parent-style-name="DefaultParagraphFont" style:family="text">
      <style:text-properties style:font-name="Times New Roman" style:font-name-complex="Times New Roman" fo:font-size="9pt" style:font-size-asian="9pt" style:font-size-complex="9pt" fo:language="en" fo:country="GB"/>
    </style:style>
    <style:style style:name="T1469" style:parent-style-name="DefaultParagraphFont" style:family="text">
      <style:text-properties style:font-name="Times New Roman" style:font-name-complex="Times New Roman" fo:font-size="9pt" style:font-size-asian="9pt" style:font-size-complex="9pt" fo:language="en" fo:country="GB"/>
    </style:style>
    <style:style style:name="P147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71" style:parent-style-name="Standard" style:family="paragraph">
      <style:paragraph-properties fo:text-align="justify"/>
      <style:text-properties fo:language="en" fo:country="GB"/>
    </style:style>
    <style:style style:name="P147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7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74" style:parent-style-name="Standard" style:family="paragraph">
      <style:paragraph-properties fo:text-align="justify"/>
    </style:style>
    <style:style style:name="T1475" style:parent-style-name="DefaultParagraphFont" style:family="text">
      <style:text-properties style:font-name="Times New Roman" style:font-name-complex="Times New Roman" fo:font-size="9pt" style:font-size-asian="9pt" style:font-size-complex="9pt" fo:language="en" fo:country="GB"/>
    </style:style>
    <style:style style:name="T147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77" style:parent-style-name="DefaultParagraphFont" style:family="text">
      <style:text-properties style:font-name="Times New Roman" style:font-name-complex="Times New Roman" fo:font-size="9pt" style:font-size-asian="9pt" style:font-size-complex="9pt" fo:language="en" fo:country="GB"/>
    </style:style>
    <style:style style:name="T147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79" style:parent-style-name="DefaultParagraphFont" style:family="text">
      <style:text-properties style:font-name="Times New Roman" style:font-name-complex="Times New Roman" fo:font-size="9pt" style:font-size-asian="9pt" style:font-size-complex="9pt" fo:language="en" fo:country="GB"/>
    </style:style>
    <style:style style:name="T1480" style:parent-style-name="DefaultParagraphFont" style:family="text">
      <style:text-properties style:font-name="Times New Roman" style:font-name-complex="Times New Roman" fo:font-size="9pt" style:font-size-asian="9pt" style:font-size-complex="9pt" fo:language="en" fo:country="GB"/>
    </style:style>
    <style:style style:name="T1481" style:parent-style-name="DefaultParagraphFont" style:family="text">
      <style:text-properties style:font-name="Times New Roman" style:font-name-complex="Times New Roman" fo:font-size="9pt" style:font-size-asian="9pt" style:font-size-complex="9pt" fo:language="en" fo:country="GB"/>
    </style:style>
    <style:style style:name="P148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83" style:parent-style-name="Standard" style:family="paragraph">
      <style:paragraph-properties fo:text-align="justify"/>
    </style:style>
    <style:style style:name="T1484" style:parent-style-name="DefaultParagraphFont" style:family="text">
      <style:text-properties style:font-name="Times New Roman" style:font-name-complex="Times New Roman" fo:font-size="9pt" style:font-size-asian="9pt" style:font-size-complex="9pt" fo:language="en" fo:country="GB"/>
    </style:style>
    <style:style style:name="T1485" style:parent-style-name="DefaultParagraphFont" style:family="text">
      <style:text-properties style:font-name="Times New Roman" style:font-name-complex="Times New Roman" fo:font-size="9pt" style:font-size-asian="9pt" style:font-size-complex="9pt" fo:language="en" fo:country="GB"/>
    </style:style>
    <style:style style:name="T148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87" style:parent-style-name="DefaultParagraphFont" style:family="text">
      <style:text-properties style:font-name="Times New Roman" style:font-name-complex="Times New Roman" fo:font-size="9pt" style:font-size-asian="9pt" style:font-size-complex="9pt" fo:language="en" fo:country="GB"/>
    </style:style>
    <style:style style:name="T148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89" style:parent-style-name="DefaultParagraphFont" style:family="text">
      <style:text-properties style:font-name="Times New Roman" style:font-name-complex="Times New Roman" fo:font-size="9pt" style:font-size-asian="9pt" style:font-size-complex="9pt" fo:language="en" fo:country="GB"/>
    </style:style>
    <style:style style:name="T1490" style:parent-style-name="DefaultParagraphFont" style:family="text">
      <style:text-properties style:font-name="Times New Roman" style:font-name-complex="Times New Roman" fo:font-size="9pt" style:font-size-asian="9pt" style:font-size-complex="9pt" fo:language="en" fo:country="GB"/>
    </style:style>
    <style:style style:name="P149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492" style:parent-style-name="Standard" style:family="paragraph">
      <style:paragraph-properties fo:text-align="justify"/>
    </style:style>
    <style:style style:name="T1493" style:parent-style-name="DefaultParagraphFont" style:family="text">
      <style:text-properties style:font-name="Times New Roman" style:font-name-complex="Times New Roman" fo:font-size="9pt" style:font-size-asian="9pt" style:font-size-complex="9pt" fo:language="en" fo:country="GB"/>
    </style:style>
    <style:style style:name="T149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95" style:parent-style-name="DefaultParagraphFont" style:family="text">
      <style:text-properties style:font-name="Times New Roman" style:font-name-complex="Times New Roman" fo:font-size="9pt" style:font-size-asian="9pt" style:font-size-complex="9pt" fo:language="en" fo:country="GB"/>
    </style:style>
    <style:style style:name="T149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497" style:parent-style-name="DefaultParagraphFont" style:family="text">
      <style:text-properties style:font-name="Times New Roman" style:font-name-complex="Times New Roman" fo:font-size="9pt" style:font-size-asian="9pt" style:font-size-complex="9pt" fo:language="en" fo:country="GB"/>
    </style:style>
    <style:style style:name="T1498" style:parent-style-name="DefaultParagraphFont" style:family="text">
      <style:text-properties style:font-name="Times New Roman" style:font-name-complex="Times New Roman" fo:font-size="9pt" style:font-size-asian="9pt" style:font-size-complex="9pt" fo:language="en" fo:country="GB"/>
    </style:style>
    <style:style style:name="T1499" style:parent-style-name="DefaultParagraphFont" style:family="text">
      <style:text-properties style:font-name="Times New Roman" style:font-name-complex="Times New Roman" fo:font-size="9pt" style:font-size-asian="9pt" style:font-size-complex="9pt" fo:language="en" fo:country="GB"/>
    </style:style>
    <style:style style:name="P150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01" style:parent-style-name="Standard" style:family="paragraph">
      <style:paragraph-properties fo:text-align="justify"/>
      <style:text-properties fo:language="en" fo:country="GB"/>
    </style:style>
    <style:style style:name="P150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03" style:parent-style-name="Standard" style:family="paragraph">
      <style:paragraph-properties fo:text-align="justify"/>
    </style:style>
    <style:style style:name="T1504" style:parent-style-name="DefaultParagraphFont" style:family="text">
      <style:text-properties style:font-name="Times New Roman" style:font-name-complex="Times New Roman" fo:font-size="9pt" style:font-size-asian="9pt" style:font-size-complex="9pt" fo:language="en" fo:country="GB"/>
    </style:style>
    <style:style style:name="T150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06" style:parent-style-name="DefaultParagraphFont" style:family="text">
      <style:text-properties style:font-name="Times New Roman" style:font-name-complex="Times New Roman" fo:font-size="9pt" style:font-size-asian="9pt" style:font-size-complex="9pt" fo:language="en" fo:country="GB"/>
    </style:style>
    <style:style style:name="T1507" style:parent-style-name="DefaultParagraphFont" style:family="text">
      <style:text-properties style:font-name="Times New Roman" style:font-name-complex="Times New Roman" fo:font-size="9pt" style:font-size-asian="9pt" style:font-size-complex="9pt" fo:language="en" fo:country="GB"/>
    </style:style>
    <style:style style:name="T150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09" style:parent-style-name="DefaultParagraphFont" style:family="text">
      <style:text-properties style:font-name="Times New Roman" style:font-name-complex="Times New Roman" fo:font-size="9pt" style:font-size-asian="9pt" style:font-size-complex="9pt" fo:language="en" fo:country="GB"/>
    </style:style>
    <style:style style:name="T1510" style:parent-style-name="DefaultParagraphFont" style:family="text">
      <style:text-properties style:font-name="Times New Roman" style:font-name-complex="Times New Roman" fo:font-size="9pt" style:font-size-asian="9pt" style:font-size-complex="9pt" fo:language="en" fo:country="GB"/>
    </style:style>
    <style:style style:name="P151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12" style:parent-style-name="Standard" style:family="paragraph">
      <style:paragraph-properties fo:text-align="justify"/>
    </style:style>
    <style:style style:name="T1513" style:parent-style-name="DefaultParagraphFont" style:family="text">
      <style:text-properties style:font-name="Times New Roman" style:font-name-complex="Times New Roman" fo:font-size="9pt" style:font-size-asian="9pt" style:font-size-complex="9pt" fo:language="en" fo:country="GB"/>
    </style:style>
    <style:style style:name="T151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15" style:parent-style-name="DefaultParagraphFont" style:family="text">
      <style:text-properties style:font-name="Times New Roman" style:font-name-complex="Times New Roman" fo:font-size="9pt" style:font-size-asian="9pt" style:font-size-complex="9pt" fo:language="en" fo:country="GB"/>
    </style:style>
    <style:style style:name="T1516" style:parent-style-name="DefaultParagraphFont" style:family="text">
      <style:text-properties style:font-name="Times New Roman" style:font-name-complex="Times New Roman" fo:font-size="9pt" style:font-size-asian="9pt" style:font-size-complex="9pt" fo:language="en" fo:country="GB"/>
    </style:style>
    <style:style style:name="T151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18" style:parent-style-name="DefaultParagraphFont" style:family="text">
      <style:text-properties style:font-name="Times New Roman" style:font-name-complex="Times New Roman" fo:font-size="9pt" style:font-size-asian="9pt" style:font-size-complex="9pt" fo:language="en" fo:country="GB"/>
    </style:style>
    <style:style style:name="T1519" style:parent-style-name="DefaultParagraphFont" style:family="text">
      <style:text-properties style:font-name="Times New Roman" style:font-name-complex="Times New Roman" fo:font-size="9pt" style:font-size-asian="9pt" style:font-size-complex="9pt" fo:language="en" fo:country="GB"/>
    </style:style>
    <style:style style:name="P152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21" style:parent-style-name="Standard" style:family="paragraph">
      <style:paragraph-properties fo:text-align="justify"/>
    </style:style>
    <style:style style:name="T1522" style:parent-style-name="DefaultParagraphFont" style:family="text">
      <style:text-properties style:font-name="Times New Roman" style:font-name-complex="Times New Roman" fo:font-size="9pt" style:font-size-asian="9pt" style:font-size-complex="9pt" fo:language="en" fo:country="GB"/>
    </style:style>
    <style:style style:name="T1523" style:parent-style-name="DefaultParagraphFont" style:family="text">
      <style:text-properties style:font-name="Times New Roman" style:font-name-complex="Times New Roman" fo:font-size="9pt" style:font-size-asian="9pt" style:font-size-complex="9pt" fo:language="en" fo:country="GB"/>
    </style:style>
    <style:style style:name="T1524" style:parent-style-name="DefaultParagraphFont" style:family="text">
      <style:text-properties style:font-name="Times New Roman" style:font-name-complex="Times New Roman" fo:font-size="9pt" style:font-size-asian="9pt" style:font-size-complex="9pt" fo:language="en" fo:country="GB"/>
    </style:style>
    <style:style style:name="T1525" style:parent-style-name="DefaultParagraphFont" style:family="text">
      <style:text-properties style:font-name="Times New Roman" style:font-name-complex="Times New Roman" fo:font-size="9pt" style:font-size-asian="9pt" style:font-size-complex="9pt" fo:language="en" fo:country="GB"/>
    </style:style>
    <style:style style:name="T1526" style:parent-style-name="DefaultParagraphFont" style:family="text">
      <style:text-properties style:font-name="Times New Roman" style:font-name-complex="Times New Roman" fo:font-size="9pt" style:font-size-asian="9pt" style:font-size-complex="9pt" fo:language="en" fo:country="GB"/>
    </style:style>
    <style:style style:name="T1527" style:parent-style-name="DefaultParagraphFont" style:family="text">
      <style:text-properties style:font-name="Times New Roman" style:font-name-complex="Times New Roman" fo:font-size="9pt" style:font-size-asian="9pt" style:font-size-complex="9pt" fo:language="en" fo:country="GB"/>
    </style:style>
    <style:style style:name="P152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29" style:parent-style-name="Standard" style:family="paragraph">
      <style:paragraph-properties fo:text-align="justify"/>
    </style:style>
    <style:style style:name="T1530" style:parent-style-name="DefaultParagraphFont" style:family="text">
      <style:text-properties style:font-name="Times New Roman" style:font-name-complex="Times New Roman" fo:font-size="9pt" style:font-size-asian="9pt" style:font-size-complex="9pt" fo:language="en" fo:country="GB"/>
    </style:style>
    <style:style style:name="T1531" style:parent-style-name="DefaultParagraphFont" style:family="text">
      <style:text-properties style:font-name="Times New Roman" style:font-name-complex="Times New Roman" fo:font-size="9pt" style:font-size-asian="9pt" style:font-size-complex="9pt" fo:language="en" fo:country="GB"/>
    </style:style>
    <style:style style:name="T153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33" style:parent-style-name="DefaultParagraphFont" style:family="text">
      <style:text-properties style:font-name="Times New Roman" style:font-name-complex="Times New Roman" fo:font-size="9pt" style:font-size-asian="9pt" style:font-size-complex="9pt" fo:language="en" fo:country="GB"/>
    </style:style>
    <style:style style:name="T153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35" style:parent-style-name="DefaultParagraphFont" style:family="text">
      <style:text-properties style:font-name="Times New Roman" style:font-name-complex="Times New Roman" fo:font-size="9pt" style:font-size-asian="9pt" style:font-size-complex="9pt" fo:language="en" fo:country="GB"/>
    </style:style>
    <style:style style:name="T1536" style:parent-style-name="DefaultParagraphFont" style:family="text">
      <style:text-properties style:font-name="Times New Roman" style:font-name-complex="Times New Roman" fo:font-size="9pt" style:font-size-asian="9pt" style:font-size-complex="9pt" fo:language="en" fo:country="GB"/>
    </style:style>
    <style:style style:name="P153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38" style:parent-style-name="Standard" style:family="paragraph">
      <style:paragraph-properties fo:text-align="justify"/>
    </style:style>
    <style:style style:name="T1539" style:parent-style-name="DefaultParagraphFont" style:family="text">
      <style:text-properties style:font-name="Times New Roman" style:font-name-complex="Times New Roman" fo:font-size="9pt" style:font-size-asian="9pt" style:font-size-complex="9pt" fo:language="en" fo:country="GB"/>
    </style:style>
    <style:style style:name="T154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41" style:parent-style-name="DefaultParagraphFont" style:family="text">
      <style:text-properties style:font-name="Times New Roman" style:font-name-complex="Times New Roman" fo:font-size="9pt" style:font-size-asian="9pt" style:font-size-complex="9pt" fo:language="en" fo:country="GB"/>
    </style:style>
    <style:style style:name="T1542" style:parent-style-name="DefaultParagraphFont" style:family="text">
      <style:text-properties style:font-name="Times New Roman" style:font-name-complex="Times New Roman" fo:font-size="9pt" style:font-size-asian="9pt" style:font-size-complex="9pt" fo:language="en" fo:country="GB"/>
    </style:style>
    <style:style style:name="T154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44" style:parent-style-name="DefaultParagraphFont" style:family="text">
      <style:text-properties style:font-name="Times New Roman" style:font-name-complex="Times New Roman" fo:font-size="9pt" style:font-size-asian="9pt" style:font-size-complex="9pt" fo:language="en" fo:country="GB"/>
    </style:style>
    <style:style style:name="T1545" style:parent-style-name="DefaultParagraphFont" style:family="text">
      <style:text-properties style:font-name="Times New Roman" style:font-name-complex="Times New Roman" fo:font-size="9pt" style:font-size-asian="9pt" style:font-size-complex="9pt" fo:language="en" fo:country="GB"/>
    </style:style>
    <style:style style:name="P154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47" style:parent-style-name="Standard" style:family="paragraph">
      <style:paragraph-properties fo:text-align="justify"/>
    </style:style>
    <style:style style:name="T1548" style:parent-style-name="DefaultParagraphFont" style:family="text">
      <style:text-properties style:font-name="Times New Roman" style:font-name-complex="Times New Roman" fo:font-size="9pt" style:font-size-asian="9pt" style:font-size-complex="9pt" fo:language="en" fo:country="GB"/>
    </style:style>
    <style:style style:name="T154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50" style:parent-style-name="DefaultParagraphFont" style:family="text">
      <style:text-properties style:font-name="Times New Roman" style:font-name-complex="Times New Roman" fo:font-size="9pt" style:font-size-asian="9pt" style:font-size-complex="9pt" fo:language="en" fo:country="GB"/>
    </style:style>
    <style:style style:name="T1551" style:parent-style-name="DefaultParagraphFont" style:family="text">
      <style:text-properties style:font-name="Times New Roman" style:font-name-complex="Times New Roman" fo:font-size="9pt" style:font-size-asian="9pt" style:font-size-complex="9pt" fo:language="en" fo:country="GB"/>
    </style:style>
    <style:style style:name="T155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53" style:parent-style-name="DefaultParagraphFont" style:family="text">
      <style:text-properties style:font-name="Times New Roman" style:font-name-complex="Times New Roman" fo:font-size="9pt" style:font-size-asian="9pt" style:font-size-complex="9pt" fo:language="en" fo:country="GB"/>
    </style:style>
    <style:style style:name="T1554" style:parent-style-name="DefaultParagraphFont" style:family="text">
      <style:text-properties style:font-name="Times New Roman" style:font-name-complex="Times New Roman" fo:font-size="9pt" style:font-size-asian="9pt" style:font-size-complex="9pt" fo:language="en" fo:country="GB"/>
    </style:style>
    <style:style style:name="P155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56" style:parent-style-name="Standard" style:family="paragraph">
      <style:paragraph-properties fo:text-align="justify"/>
    </style:style>
    <style:style style:name="T1557" style:parent-style-name="DefaultParagraphFont" style:family="text">
      <style:text-properties style:font-name="Times New Roman" style:font-name-complex="Times New Roman" fo:font-size="9pt" style:font-size-asian="9pt" style:font-size-complex="9pt" fo:language="en" fo:country="GB"/>
    </style:style>
    <style:style style:name="T155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59" style:parent-style-name="DefaultParagraphFont" style:family="text">
      <style:text-properties style:font-name="Times New Roman" style:font-name-complex="Times New Roman" fo:font-size="9pt" style:font-size-asian="9pt" style:font-size-complex="9pt" fo:language="en" fo:country="GB"/>
    </style:style>
    <style:style style:name="T1560" style:parent-style-name="DefaultParagraphFont" style:family="text">
      <style:text-properties style:font-name="Times New Roman" style:font-name-complex="Times New Roman" fo:font-size="9pt" style:font-size-asian="9pt" style:font-size-complex="9pt" fo:language="en" fo:country="GB"/>
    </style:style>
    <style:style style:name="T156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62" style:parent-style-name="DefaultParagraphFont" style:family="text">
      <style:text-properties style:font-name="Times New Roman" style:font-name-complex="Times New Roman" fo:font-size="9pt" style:font-size-asian="9pt" style:font-size-complex="9pt" fo:language="en" fo:country="GB"/>
    </style:style>
    <style:style style:name="T1563" style:parent-style-name="DefaultParagraphFont" style:family="text">
      <style:text-properties style:font-name="Times New Roman" style:font-name-complex="Times New Roman" fo:font-size="9pt" style:font-size-asian="9pt" style:font-size-complex="9pt" fo:language="en" fo:country="GB"/>
    </style:style>
    <style:style style:name="P1564" style:parent-style-name="Standard" style:family="paragraph">
      <style:paragraph-properties fo:text-align="justify"/>
    </style:style>
    <style:style style:name="T1565" style:parent-style-name="DefaultParagraphFont" style:family="text">
      <style:text-properties style:font-name="Times New Roman" style:font-name-complex="Times New Roman" fo:font-size="9pt" style:font-size-asian="9pt" style:font-size-complex="9pt" fo:language="en" fo:country="GB"/>
    </style:style>
    <style:style style:name="T1566" style:parent-style-name="DefaultParagraphFont" style:family="text">
      <style:text-properties style:font-name="Times New Roman" style:font-name-complex="Times New Roman" fo:font-size="9pt" style:font-size-asian="9pt" style:font-size-complex="9pt" fo:language="en" fo:country="GB"/>
    </style:style>
    <style:style style:name="T1567" style:parent-style-name="DefaultParagraphFont" style:family="text">
      <style:text-properties style:font-name="Times New Roman" style:font-name-complex="Times New Roman" fo:font-size="9pt" style:font-size-asian="9pt" style:font-size-complex="9pt" fo:language="en" fo:country="GB"/>
    </style:style>
    <style:style style:name="T1568" style:parent-style-name="DefaultParagraphFont" style:family="text">
      <style:text-properties style:font-name="Times New Roman" style:font-name-complex="Times New Roman" fo:font-size="9pt" style:font-size-asian="9pt" style:font-size-complex="9pt" fo:language="en" fo:country="GB"/>
    </style:style>
    <style:style style:name="T1569" style:parent-style-name="DefaultParagraphFont" style:family="text">
      <style:text-properties style:font-name="Times New Roman" style:font-name-complex="Times New Roman" fo:font-size="9pt" style:font-size-asian="9pt" style:font-size-complex="9pt" fo:language="en" fo:country="GB"/>
    </style:style>
    <style:style style:name="T1570" style:parent-style-name="DefaultParagraphFont" style:family="text">
      <style:text-properties style:font-name="Times New Roman" style:font-name-complex="Times New Roman" fo:font-size="9pt" style:font-size-asian="9pt" style:font-size-complex="9pt" fo:language="en" fo:country="GB"/>
    </style:style>
    <style:style style:name="T1571" style:parent-style-name="DefaultParagraphFont" style:family="text">
      <style:text-properties style:font-name="Times New Roman" style:font-name-complex="Times New Roman" fo:font-size="9pt" style:font-size-asian="9pt" style:font-size-complex="9pt" fo:language="en" fo:country="GB"/>
    </style:style>
    <style:style style:name="P1572" style:parent-style-name="Standard" style:family="paragraph">
      <style:paragraph-properties fo:text-align="justify"/>
    </style:style>
    <style:style style:name="T1573" style:parent-style-name="DefaultParagraphFont" style:family="text">
      <style:text-properties style:font-name="Times New Roman" style:font-name-complex="Times New Roman" fo:font-size="9pt" style:font-size-asian="9pt" style:font-size-complex="9pt" fo:language="en" fo:country="GB"/>
    </style:style>
    <style:style style:name="T1574" style:parent-style-name="DefaultParagraphFont" style:family="text">
      <style:text-properties style:font-name="Times New Roman" style:font-name-complex="Times New Roman" fo:font-size="9pt" style:font-size-asian="9pt" style:font-size-complex="9pt" fo:language="en" fo:country="GB"/>
    </style:style>
    <style:style style:name="T157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76" style:parent-style-name="DefaultParagraphFont" style:family="text">
      <style:text-properties style:font-name="Times New Roman" style:font-name-complex="Times New Roman" fo:font-size="9pt" style:font-size-asian="9pt" style:font-size-complex="9pt" fo:language="en" fo:country="GB"/>
    </style:style>
    <style:style style:name="T157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78" style:parent-style-name="DefaultParagraphFont" style:family="text">
      <style:text-properties style:font-name="Times New Roman" style:font-name-complex="Times New Roman" fo:font-size="9pt" style:font-size-asian="9pt" style:font-size-complex="9pt" fo:language="en" fo:country="GB"/>
    </style:style>
    <style:style style:name="T1579" style:parent-style-name="DefaultParagraphFont" style:family="text">
      <style:text-properties style:font-name="Times New Roman" style:font-name-complex="Times New Roman" fo:font-size="9pt" style:font-size-asian="9pt" style:font-size-complex="9pt" fo:language="en" fo:country="GB"/>
    </style:style>
    <style:style style:name="T1580" style:parent-style-name="DefaultParagraphFont" style:family="text">
      <style:text-properties style:font-name="Times New Roman" style:font-name-complex="Times New Roman" fo:font-size="9pt" style:font-size-asian="9pt" style:font-size-complex="9pt" fo:language="en" fo:country="GB"/>
    </style:style>
    <style:style style:name="P158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82" style:parent-style-name="Standard" style:family="paragraph">
      <style:paragraph-properties fo:text-align="justify"/>
    </style:style>
    <style:style style:name="T1583" style:parent-style-name="DefaultParagraphFont" style:family="text">
      <style:text-properties style:font-name="Times New Roman" style:font-name-complex="Times New Roman" fo:font-size="9pt" style:font-size-asian="9pt" style:font-size-complex="9pt" fo:language="en" fo:country="GB"/>
    </style:style>
    <style:style style:name="T158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85" style:parent-style-name="DefaultParagraphFont" style:family="text">
      <style:text-properties style:font-name="Times New Roman" style:font-name-complex="Times New Roman" fo:font-size="9pt" style:font-size-asian="9pt" style:font-size-complex="9pt" fo:language="en" fo:country="GB"/>
    </style:style>
    <style:style style:name="T158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87" style:parent-style-name="DefaultParagraphFont" style:family="text">
      <style:text-properties style:font-name="Times New Roman" style:font-name-complex="Times New Roman" fo:font-size="9pt" style:font-size-asian="9pt" style:font-size-complex="9pt" fo:language="en" fo:country="GB"/>
    </style:style>
    <style:style style:name="T1588" style:parent-style-name="DefaultParagraphFont" style:family="text">
      <style:text-properties style:font-name="Times New Roman" style:font-name-complex="Times New Roman" fo:font-size="9pt" style:font-size-asian="9pt" style:font-size-complex="9pt" fo:language="en" fo:country="GB"/>
    </style:style>
    <style:style style:name="P158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90" style:parent-style-name="Standard" style:family="paragraph">
      <style:paragraph-properties fo:text-align="justify"/>
    </style:style>
    <style:style style:name="T1591" style:parent-style-name="DefaultParagraphFont" style:family="text">
      <style:text-properties style:font-name="Times New Roman" style:font-name-complex="Times New Roman" fo:font-size="9pt" style:font-size-asian="9pt" style:font-size-complex="9pt" fo:language="en" fo:country="GB"/>
    </style:style>
    <style:style style:name="T1592" style:parent-style-name="DefaultParagraphFont" style:family="text">
      <style:text-properties style:font-name="Times New Roman" style:font-name-complex="Times New Roman" fo:font-size="9pt" style:font-size-asian="9pt" style:font-size-complex="9pt" fo:language="en" fo:country="GB"/>
    </style:style>
    <style:style style:name="T15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94" style:parent-style-name="DefaultParagraphFont" style:family="text">
      <style:text-properties style:font-name="Times New Roman" style:font-name-complex="Times New Roman" fo:font-size="9pt" style:font-size-asian="9pt" style:font-size-complex="9pt" fo:language="en" fo:country="GB"/>
    </style:style>
    <style:style style:name="T159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596" style:parent-style-name="DefaultParagraphFont" style:family="text">
      <style:text-properties style:font-name="Times New Roman" style:font-name-complex="Times New Roman" fo:font-size="9pt" style:font-size-asian="9pt" style:font-size-complex="9pt" fo:language="en" fo:country="GB"/>
    </style:style>
    <style:style style:name="T1597" style:parent-style-name="DefaultParagraphFont" style:family="text">
      <style:text-properties style:font-name="Times New Roman" style:font-name-complex="Times New Roman" fo:font-size="9pt" style:font-size-asian="9pt" style:font-size-complex="9pt" fo:language="en" fo:country="GB"/>
    </style:style>
    <style:style style:name="P159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599" style:parent-style-name="Standard" style:family="paragraph">
      <style:paragraph-properties fo:text-align="justify"/>
    </style:style>
    <style:style style:name="T1600" style:parent-style-name="DefaultParagraphFont" style:family="text">
      <style:text-properties style:font-name="Times New Roman" style:font-name-complex="Times New Roman" fo:font-size="9pt" style:font-size-asian="9pt" style:font-size-complex="9pt" fo:language="en" fo:country="GB"/>
    </style:style>
    <style:style style:name="T160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02" style:parent-style-name="DefaultParagraphFont" style:family="text">
      <style:text-properties style:font-name="Times New Roman" style:font-name-complex="Times New Roman" fo:font-size="9pt" style:font-size-asian="9pt" style:font-size-complex="9pt" fo:language="en" fo:country="GB"/>
    </style:style>
    <style:style style:name="T1603" style:parent-style-name="DefaultParagraphFont" style:family="text">
      <style:text-properties style:font-name="Times New Roman" style:font-name-complex="Times New Roman" fo:font-size="9pt" style:font-size-asian="9pt" style:font-size-complex="9pt" fo:language="en" fo:country="GB"/>
    </style:style>
    <style:style style:name="T160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05" style:parent-style-name="DefaultParagraphFont" style:family="text">
      <style:text-properties style:font-name="Times New Roman" style:font-name-complex="Times New Roman" fo:font-size="9pt" style:font-size-asian="9pt" style:font-size-complex="9pt" fo:language="en" fo:country="GB"/>
    </style:style>
    <style:style style:name="T1606" style:parent-style-name="DefaultParagraphFont" style:family="text">
      <style:text-properties style:font-name="Times New Roman" style:font-name-complex="Times New Roman" fo:font-size="9pt" style:font-size-asian="9pt" style:font-size-complex="9pt" fo:language="en" fo:country="GB"/>
    </style:style>
    <style:style style:name="P160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08" style:parent-style-name="Standard" style:family="paragraph">
      <style:paragraph-properties fo:text-align="justify"/>
    </style:style>
    <style:style style:name="T1609" style:parent-style-name="DefaultParagraphFont" style:family="text">
      <style:text-properties style:font-name="Times New Roman" style:font-name-complex="Times New Roman" fo:font-size="9pt" style:font-size-asian="9pt" style:font-size-complex="9pt" fo:language="en" fo:country="GB"/>
    </style:style>
    <style:style style:name="T161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11" style:parent-style-name="DefaultParagraphFont" style:family="text">
      <style:text-properties style:font-name="Times New Roman" style:font-name-complex="Times New Roman" fo:font-size="9pt" style:font-size-asian="9pt" style:font-size-complex="9pt" fo:language="en" fo:country="GB"/>
    </style:style>
    <style:style style:name="T1612" style:parent-style-name="DefaultParagraphFont" style:family="text">
      <style:text-properties style:font-name="Times New Roman" style:font-name-complex="Times New Roman" fo:font-size="9pt" style:font-size-asian="9pt" style:font-size-complex="9pt" fo:language="en" fo:country="GB"/>
    </style:style>
    <style:style style:name="T161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14" style:parent-style-name="DefaultParagraphFont" style:family="text">
      <style:text-properties style:font-name="Times New Roman" style:font-name-complex="Times New Roman" fo:font-size="9pt" style:font-size-asian="9pt" style:font-size-complex="9pt" fo:language="en" fo:country="GB"/>
    </style:style>
    <style:style style:name="T1615" style:parent-style-name="DefaultParagraphFont" style:family="text">
      <style:text-properties style:font-name="Times New Roman" style:font-name-complex="Times New Roman" fo:font-size="9pt" style:font-size-asian="9pt" style:font-size-complex="9pt" fo:language="en" fo:country="GB"/>
    </style:style>
    <style:style style:name="P161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17" style:parent-style-name="Standard" style:family="paragraph">
      <style:paragraph-properties fo:text-align="justify"/>
    </style:style>
    <style:style style:name="T1618" style:parent-style-name="DefaultParagraphFont" style:family="text">
      <style:text-properties style:font-name="Times New Roman" style:font-name-complex="Times New Roman" fo:font-size="9pt" style:font-size-asian="9pt" style:font-size-complex="9pt" fo:language="en" fo:country="GB"/>
    </style:style>
    <style:style style:name="T1619" style:parent-style-name="DefaultParagraphFont" style:family="text">
      <style:text-properties style:font-name="Times New Roman" style:font-name-complex="Times New Roman" fo:font-size="9pt" style:font-size-asian="9pt" style:font-size-complex="9pt" fo:language="en" fo:country="GB"/>
    </style:style>
    <style:style style:name="T162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21" style:parent-style-name="DefaultParagraphFont" style:family="text">
      <style:text-properties style:font-name="Times New Roman" style:font-name-complex="Times New Roman" fo:font-size="9pt" style:font-size-asian="9pt" style:font-size-complex="9pt" fo:language="en" fo:country="GB"/>
    </style:style>
    <style:style style:name="T162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23" style:parent-style-name="DefaultParagraphFont" style:family="text">
      <style:text-properties style:font-name="Times New Roman" style:font-name-complex="Times New Roman" fo:font-size="9pt" style:font-size-asian="9pt" style:font-size-complex="9pt" fo:language="en" fo:country="GB"/>
    </style:style>
    <style:style style:name="T1624" style:parent-style-name="DefaultParagraphFont" style:family="text">
      <style:text-properties style:font-name="Times New Roman" style:font-name-complex="Times New Roman" fo:font-size="9pt" style:font-size-asian="9pt" style:font-size-complex="9pt" fo:language="en" fo:country="GB"/>
    </style:style>
    <style:style style:name="T1625" style:parent-style-name="DefaultParagraphFont" style:family="text">
      <style:text-properties style:font-name="Times New Roman" style:font-name-complex="Times New Roman" fo:font-size="9pt" style:font-size-asian="9pt" style:font-size-complex="9pt" fo:language="en" fo:country="GB"/>
    </style:style>
    <style:style style:name="P162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2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2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2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3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3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3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33" style:parent-style-name="Standard" style:family="paragraph">
      <style:paragraph-properties fo:text-align="justify"/>
    </style:style>
    <style:style style:name="T1634" style:parent-style-name="DefaultParagraphFont" style:family="text">
      <style:text-properties style:font-name="Times New Roman" style:font-name-complex="Times New Roman" fo:font-size="9pt" style:font-size-asian="9pt" style:font-size-complex="9pt" fo:language="en" fo:country="GB"/>
    </style:style>
    <style:style style:name="T1635" style:parent-style-name="DefaultParagraphFont" style:family="text">
      <style:text-properties style:font-name="Times New Roman" style:font-name-complex="Times New Roman" fo:font-size="9pt" style:font-size-asian="9pt" style:font-size-complex="9pt" fo:language="en" fo:country="GB"/>
    </style:style>
    <style:style style:name="T1636" style:parent-style-name="DefaultParagraphFont" style:family="text">
      <style:text-properties style:font-name="Times New Roman" style:font-name-complex="Times New Roman" fo:font-size="9pt" style:font-size-asian="9pt" style:font-size-complex="9pt" fo:language="en" fo:country="GB"/>
    </style:style>
    <style:style style:name="T163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38" style:parent-style-name="DefaultParagraphFont" style:family="text">
      <style:text-properties style:font-name="Times New Roman" style:font-name-complex="Times New Roman" fo:font-size="9pt" style:font-size-asian="9pt" style:font-size-complex="9pt" fo:language="en" fo:country="GB"/>
    </style:style>
    <style:style style:name="P163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4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4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42" style:parent-style-name="Standard" style:family="paragraph">
      <style:paragraph-properties fo:text-align="justify"/>
    </style:style>
    <style:style style:name="T164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44" style:parent-style-name="DefaultParagraphFont" style:family="text">
      <style:text-properties style:font-name="Times New Roman" style:font-name-complex="Times New Roman" fo:font-size="9pt" style:font-size-asian="9pt" style:font-size-complex="9pt" fo:language="en" fo:country="GB"/>
    </style:style>
    <style:style style:name="T1645" style:parent-style-name="DefaultParagraphFont" style:family="text">
      <style:text-properties style:font-name="Times New Roman" style:font-name-complex="Times New Roman" fo:font-size="9pt" style:font-size-asian="9pt" style:font-size-complex="9pt" fo:language="en" fo:country="GB"/>
    </style:style>
    <style:style style:name="T1646" style:parent-style-name="DefaultParagraphFont" style:family="text">
      <style:text-properties style:font-name="Times New Roman" style:font-name-complex="Times New Roman" fo:font-size="9pt" style:font-size-asian="9pt" style:font-size-complex="9pt" fo:language="en" fo:country="GB"/>
    </style:style>
    <style:style style:name="P164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4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4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50" style:parent-style-name="Standard" style:family="paragraph">
      <style:paragraph-properties fo:text-align="justify"/>
    </style:style>
    <style:style style:name="T165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5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53" style:parent-style-name="DefaultParagraphFont" style:family="text">
      <style:text-properties style:font-name="Times New Roman" style:font-name-complex="Times New Roman" fo:font-size="9pt" style:font-size-asian="9pt" style:font-size-complex="9pt" fo:language="en" fo:country="GB"/>
    </style:style>
    <style:style style:name="T165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5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56" style:parent-style-name="DefaultParagraphFont" style:family="text">
      <style:text-properties style:font-name="Times New Roman" style:font-name-complex="Times New Roman" fo:font-size="9pt" style:font-size-asian="9pt" style:font-size-complex="9pt" fo:language="en" fo:country="GB"/>
    </style:style>
    <style:style style:name="T1657" style:parent-style-name="DefaultParagraphFont" style:family="text">
      <style:text-properties style:font-name="Times New Roman" style:font-name-complex="Times New Roman" fo:font-size="9pt" style:font-size-asian="9pt" style:font-size-complex="9pt" fo:language="en" fo:country="GB"/>
    </style:style>
    <style:style style:name="T1658" style:parent-style-name="DefaultParagraphFont" style:family="text">
      <style:text-properties style:font-name="Times New Roman" style:font-name-complex="Times New Roman" fo:font-size="9pt" style:font-size-asian="9pt" style:font-size-complex="9pt" fo:language="en" fo:country="GB"/>
    </style:style>
    <style:style style:name="T165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P166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6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6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663" style:parent-style-name="Standard" style:family="paragraph">
      <style:paragraph-properties fo:text-align="justify"/>
    </style:style>
    <style:style style:name="T1664" style:parent-style-name="DefaultParagraphFont" style:family="text">
      <style:text-properties style:font-name="Times New Roman" style:font-name-complex="Times New Roman" fo:font-size="9pt" style:font-size-asian="9pt" style:font-size-complex="9pt" fo:language="en" fo:country="GB"/>
    </style:style>
    <style:style style:name="T1665" style:parent-style-name="DefaultParagraphFont" style:family="text">
      <style:text-properties style:font-name="Times New Roman" style:font-name-complex="Times New Roman" fo:font-size="9pt" style:font-size-asian="9pt" style:font-size-complex="9pt" fo:language="en" fo:country="GB"/>
    </style:style>
    <style:style style:name="T166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67" style:parent-style-name="DefaultParagraphFont" style:family="text">
      <style:text-properties style:font-name="Times New Roman" style:font-name-complex="Times New Roman" fo:font-size="9pt" style:font-size-asian="9pt" style:font-size-complex="9pt" fo:language="en" fo:country="GB"/>
    </style:style>
    <style:style style:name="T1668" style:parent-style-name="DefaultParagraphFont" style:family="text">
      <style:text-properties style:font-name="Times New Roman" style:font-name-complex="Times New Roman" fo:font-size="9pt" style:font-size-asian="9pt" style:font-size-complex="9pt" fo:language="en" fo:country="GB"/>
    </style:style>
    <style:style style:name="P1669" style:parent-style-name="Standard" style:family="paragraph">
      <style:paragraph-properties fo:text-align="justify"/>
    </style:style>
    <style:style style:name="T1670" style:parent-style-name="DefaultParagraphFont" style:family="text">
      <style:text-properties style:font-name="Times New Roman" style:font-name-complex="Times New Roman" fo:font-size="9pt" style:font-size-asian="9pt" style:font-size-complex="9pt" fo:language="en" fo:country="GB"/>
    </style:style>
    <style:style style:name="T167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72" style:parent-style-name="DefaultParagraphFont" style:family="text">
      <style:text-properties style:font-name="Times New Roman" style:font-name-complex="Times New Roman" fo:font-size="9pt" style:font-size-asian="9pt" style:font-size-complex="9pt" fo:language="en" fo:country="GB"/>
    </style:style>
    <style:style style:name="T1673" style:parent-style-name="DefaultParagraphFont" style:family="text">
      <style:text-properties style:font-name="Times New Roman" style:font-name-complex="Times New Roman" fo:font-size="9pt" style:font-size-asian="9pt" style:font-size-complex="9pt" fo:language="en" fo:country="GB"/>
    </style:style>
    <style:style style:name="T167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75" style:parent-style-name="DefaultParagraphFont" style:family="text">
      <style:text-properties style:font-name="Times New Roman" style:font-name-complex="Times New Roman" fo:font-size="9pt" style:font-size-asian="9pt" style:font-size-complex="9pt" fo:language="en" fo:country="GB"/>
    </style:style>
    <style:style style:name="T1676" style:parent-style-name="DefaultParagraphFont" style:family="text">
      <style:text-properties style:font-name="Times New Roman" style:font-name-complex="Times New Roman" fo:font-size="9pt" style:font-size-asian="9pt" style:font-size-complex="9pt" fo:language="en" fo:country="GB"/>
    </style:style>
    <style:style style:name="P1677" style:parent-style-name="Standard" style:family="paragraph">
      <style:paragraph-properties fo:text-align="justify"/>
    </style:style>
    <style:style style:name="T1678" style:parent-style-name="DefaultParagraphFont" style:family="text">
      <style:text-properties style:font-name="Times New Roman" style:font-name-complex="Times New Roman" fo:font-size="9pt" style:font-size-asian="9pt" style:font-size-complex="9pt" fo:language="en" fo:country="GB"/>
    </style:style>
    <style:style style:name="T167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80" style:parent-style-name="DefaultParagraphFont" style:family="text">
      <style:text-properties style:font-name="Times New Roman" style:font-name-complex="Times New Roman" fo:font-size="9pt" style:font-size-asian="9pt" style:font-size-complex="9pt" fo:language="en" fo:country="GB"/>
    </style:style>
    <style:style style:name="T1681" style:parent-style-name="DefaultParagraphFont" style:family="text">
      <style:text-properties style:font-name="Times New Roman" style:font-name-complex="Times New Roman" fo:font-size="9pt" style:font-size-asian="9pt" style:font-size-complex="9pt" fo:language="en" fo:country="GB"/>
    </style:style>
    <style:style style:name="T168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83" style:parent-style-name="DefaultParagraphFont" style:family="text">
      <style:text-properties style:font-name="Times New Roman" style:font-name-complex="Times New Roman" fo:font-size="9pt" style:font-size-asian="9pt" style:font-size-complex="9pt" fo:language="en" fo:country="GB"/>
    </style:style>
    <style:style style:name="T1684" style:parent-style-name="DefaultParagraphFont" style:family="text">
      <style:text-properties style:font-name="Times New Roman" style:font-name-complex="Times New Roman" fo:font-size="9pt" style:font-size-asian="9pt" style:font-size-complex="9pt" fo:language="en" fo:country="GB"/>
    </style:style>
    <style:style style:name="P1685" style:parent-style-name="Standard" style:family="paragraph">
      <style:paragraph-properties fo:text-align="justify"/>
    </style:style>
    <style:style style:name="T1686" style:parent-style-name="DefaultParagraphFont" style:family="text">
      <style:text-properties style:font-name="Times New Roman" style:font-name-complex="Times New Roman" fo:font-size="9pt" style:font-size-asian="9pt" style:font-size-complex="9pt" fo:language="en" fo:country="GB"/>
    </style:style>
    <style:style style:name="T168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88" style:parent-style-name="DefaultParagraphFont" style:family="text">
      <style:text-properties style:font-name="Times New Roman" style:font-name-complex="Times New Roman" fo:font-size="9pt" style:font-size-asian="9pt" style:font-size-complex="9pt" fo:language="en" fo:country="GB"/>
    </style:style>
    <style:style style:name="T1689" style:parent-style-name="DefaultParagraphFont" style:family="text">
      <style:text-properties style:font-name="Times New Roman" style:font-name-complex="Times New Roman" fo:font-size="9pt" style:font-size-asian="9pt" style:font-size-complex="9pt" fo:language="en" fo:country="GB"/>
    </style:style>
    <style:style style:name="P1690" style:parent-style-name="Standard" style:family="paragraph">
      <style:paragraph-properties fo:text-align="justify"/>
    </style:style>
    <style:style style:name="T1691" style:parent-style-name="DefaultParagraphFont" style:family="text">
      <style:text-properties style:font-name="Times New Roman" style:font-name-complex="Times New Roman" fo:font-size="9pt" style:font-size-asian="9pt" style:font-size-complex="9pt" fo:language="en" fo:country="GB"/>
    </style:style>
    <style:style style:name="T1692" style:parent-style-name="DefaultParagraphFont" style:family="text">
      <style:text-properties style:font-name="Times New Roman" style:font-name-complex="Times New Roman" fo:font-size="9pt" style:font-size-asian="9pt" style:font-size-complex="9pt" fo:language="en" fo:country="GB"/>
    </style:style>
    <style:style style:name="T16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9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P1695" style:parent-style-name="Standard" style:family="paragraph">
      <style:paragraph-properties fo:text-align="justify"/>
    </style:style>
    <style:style style:name="T1696" style:parent-style-name="DefaultParagraphFont" style:family="text">
      <style:text-properties style:font-name="Times New Roman" style:font-name-complex="Times New Roman" fo:font-size="9pt" style:font-size-asian="9pt" style:font-size-complex="9pt" fo:language="en" fo:country="GB"/>
    </style:style>
    <style:style style:name="T1697" style:parent-style-name="DefaultParagraphFont" style:family="text">
      <style:text-properties style:font-name="Times New Roman" style:font-name-complex="Times New Roman" fo:font-size="9pt" style:font-size-asian="9pt" style:font-size-complex="9pt" fo:language="en" fo:country="GB"/>
    </style:style>
    <style:style style:name="T169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699" style:parent-style-name="DefaultParagraphFont" style:family="text">
      <style:text-properties style:font-name="Times New Roman" style:font-name-complex="Times New Roman" fo:font-size="9pt" style:font-size-asian="9pt" style:font-size-complex="9pt" fo:language="en" fo:country="GB"/>
    </style:style>
    <style:style style:name="P1700" style:parent-style-name="Standard" style:family="paragraph">
      <style:paragraph-properties fo:text-align="justify"/>
    </style:style>
    <style:style style:name="T1701" style:parent-style-name="DefaultParagraphFont" style:family="text">
      <style:text-properties style:font-name="Times New Roman" style:font-name-complex="Times New Roman" fo:font-size="9pt" style:font-size-asian="9pt" style:font-size-complex="9pt" fo:language="en" fo:country="GB"/>
    </style:style>
    <style:style style:name="T1702" style:parent-style-name="DefaultParagraphFont" style:family="text">
      <style:text-properties style:font-name="Times New Roman" style:font-name-complex="Times New Roman" fo:font-size="9pt" style:font-size-asian="9pt" style:font-size-complex="9pt" fo:language="en" fo:country="GB"/>
    </style:style>
    <style:style style:name="T170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P170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705" style:parent-style-name="Standard" style:family="paragraph">
      <style:paragraph-properties fo:text-align="justify"/>
    </style:style>
    <style:style style:name="T1706" style:parent-style-name="DefaultParagraphFont" style:family="text">
      <style:text-properties style:font-name="Times New Roman" style:font-name-complex="Times New Roman" fo:font-size="9pt" style:font-size-asian="9pt" style:font-size-complex="9pt" fo:language="en" fo:country="GB"/>
    </style:style>
    <style:style style:name="T170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08" style:parent-style-name="DefaultParagraphFont" style:family="text">
      <style:text-properties style:font-name="Times New Roman" style:font-name-complex="Times New Roman" fo:font-size="9pt" style:font-size-asian="9pt" style:font-size-complex="9pt" fo:language="en" fo:country="GB"/>
    </style:style>
    <style:style style:name="T1709" style:parent-style-name="DefaultParagraphFont" style:family="text">
      <style:text-properties style:font-name="Times New Roman" style:font-name-complex="Times New Roman" fo:font-size="9pt" style:font-size-asian="9pt" style:font-size-complex="9pt" fo:language="en" fo:country="GB"/>
    </style:style>
    <style:style style:name="P1710" style:parent-style-name="Standard" style:family="paragraph">
      <style:paragraph-properties fo:text-align="justify"/>
    </style:style>
    <style:style style:name="T1711" style:parent-style-name="DefaultParagraphFont" style:family="text">
      <style:text-properties style:font-name="Times New Roman" style:font-name-complex="Times New Roman" fo:font-size="9pt" style:font-size-asian="9pt" style:font-size-complex="9pt" fo:language="en" fo:country="GB"/>
    </style:style>
    <style:style style:name="T1712" style:parent-style-name="DefaultParagraphFont" style:family="text">
      <style:text-properties style:font-name="Times New Roman" style:font-name-complex="Times New Roman" fo:font-size="9pt" style:font-size-asian="9pt" style:font-size-complex="9pt" fo:language="en" fo:country="GB"/>
    </style:style>
    <style:style style:name="T171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14" style:parent-style-name="DefaultParagraphFont" style:family="text">
      <style:text-properties style:font-name="Times New Roman" style:font-name-complex="Times New Roman" fo:font-size="9pt" style:font-size-asian="9pt" style:font-size-complex="9pt" fo:language="en" fo:country="GB"/>
    </style:style>
    <style:style style:name="T1715" style:parent-style-name="DefaultParagraphFont" style:family="text">
      <style:text-properties style:font-name="Times New Roman" style:font-name-complex="Times New Roman" fo:font-size="9pt" style:font-size-asian="9pt" style:font-size-complex="9pt" fo:language="en" fo:country="GB"/>
    </style:style>
    <style:style style:name="P171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717" style:parent-style-name="Standard" style:family="paragraph">
      <style:paragraph-properties fo:text-align="justify"/>
    </style:style>
    <style:style style:name="T1718" style:parent-style-name="DefaultParagraphFont" style:family="text">
      <style:text-properties style:font-name="Times New Roman" style:font-name-complex="Times New Roman" fo:font-size="9pt" style:font-size-asian="9pt" style:font-size-complex="9pt" fo:language="en" fo:country="GB"/>
    </style:style>
    <style:style style:name="T1719" style:parent-style-name="DefaultParagraphFont" style:family="text">
      <style:text-properties style:font-name="Times New Roman" style:font-name-complex="Times New Roman" fo:font-size="9pt" style:font-size-asian="9pt" style:font-size-complex="9pt" fo:language="en" fo:country="GB"/>
    </style:style>
    <style:style style:name="T172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2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22" style:parent-style-name="DefaultParagraphFont" style:family="text">
      <style:text-properties style:font-name="Times New Roman" style:font-name-complex="Times New Roman" fo:font-size="9pt" style:font-size-asian="9pt" style:font-size-complex="9pt" fo:language="en" fo:country="GB"/>
    </style:style>
    <style:style style:name="T172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24" style:parent-style-name="DefaultParagraphFont" style:family="text">
      <style:text-properties style:font-name="Times New Roman" style:font-name-complex="Times New Roman" fo:font-size="9pt" style:font-size-asian="9pt" style:font-size-complex="9pt" fo:language="en" fo:country="GB"/>
    </style:style>
    <style:style style:name="T1725" style:parent-style-name="DefaultParagraphFont" style:family="text">
      <style:text-properties style:font-name="Times New Roman" style:font-name-complex="Times New Roman" fo:font-size="9pt" style:font-size-asian="9pt" style:font-size-complex="9pt" fo:language="en" fo:country="GB"/>
    </style:style>
    <style:style style:name="T172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2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28" style:parent-style-name="DefaultParagraphFont" style:family="text">
      <style:text-properties style:font-name="Times New Roman" style:font-name-complex="Times New Roman" fo:font-size="9pt" style:font-size-asian="9pt" style:font-size-complex="9pt" fo:language="en" fo:country="GB"/>
    </style:style>
    <style:style style:name="T172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3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P173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732" style:parent-style-name="Standard" style:family="paragraph">
      <style:paragraph-properties fo:text-align="justify"/>
    </style:style>
    <style:style style:name="T1733" style:parent-style-name="DefaultParagraphFont" style:family="text">
      <style:text-properties style:font-name="Times New Roman" style:font-name-complex="Times New Roman" fo:font-size="9pt" style:font-size-asian="9pt" style:font-size-complex="9pt" fo:language="en" fo:country="GB"/>
    </style:style>
    <style:style style:name="T1734" style:parent-style-name="DefaultParagraphFont" style:family="text">
      <style:text-properties style:font-name="Times New Roman" style:font-name-complex="Times New Roman" fo:font-size="9pt" style:font-size-asian="9pt" style:font-size-complex="9pt" fo:language="en" fo:country="GB"/>
    </style:style>
    <style:style style:name="T173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3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37" style:parent-style-name="DefaultParagraphFont" style:family="text">
      <style:text-properties style:font-name="Times New Roman" style:font-name-complex="Times New Roman" fo:font-size="9pt" style:font-size-asian="9pt" style:font-size-complex="9pt" fo:language="en" fo:country="GB"/>
    </style:style>
    <style:style style:name="P1738" style:parent-style-name="Standard" style:family="paragraph">
      <style:paragraph-properties fo:text-align="justify"/>
    </style:style>
    <style:style style:name="T1739" style:parent-style-name="DefaultParagraphFont" style:family="text">
      <style:text-properties style:font-name="Times New Roman" style:font-name-complex="Times New Roman" fo:font-size="9pt" style:font-size-asian="9pt" style:font-size-complex="9pt" fo:language="en" fo:country="GB"/>
    </style:style>
    <style:style style:name="T1740" style:parent-style-name="DefaultParagraphFont" style:family="text">
      <style:text-properties style:font-name="Times New Roman" style:font-name-complex="Times New Roman" fo:font-size="9pt" style:font-size-asian="9pt" style:font-size-complex="9pt" fo:language="en" fo:country="GB"/>
    </style:style>
    <style:style style:name="T174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P1742" style:parent-style-name="Standard" style:family="paragraph">
      <style:paragraph-properties fo:text-align="justify"/>
    </style:style>
    <style:style style:name="T1743" style:parent-style-name="DefaultParagraphFont" style:family="text">
      <style:text-properties style:font-name="Times New Roman" style:font-name-complex="Times New Roman" fo:font-size="9pt" style:font-size-asian="9pt" style:font-size-complex="9pt" fo:language="en" fo:country="GB"/>
    </style:style>
    <style:style style:name="T1744" style:parent-style-name="DefaultParagraphFont" style:family="text">
      <style:text-properties style:font-name="Times New Roman" style:font-name-complex="Times New Roman" fo:font-size="9pt" style:font-size-asian="9pt" style:font-size-complex="9pt" fo:language="en" fo:country="GB"/>
    </style:style>
    <style:style style:name="T1745" style:parent-style-name="DefaultParagraphFont" style:family="text">
      <style:text-properties style:font-name="Times New Roman" style:font-name-complex="Times New Roman" fo:font-size="9pt" style:font-size-asian="9pt" style:font-size-complex="9pt" fo:language="en" fo:country="GB"/>
    </style:style>
    <style:style style:name="T174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47" style:parent-style-name="DefaultParagraphFont" style:family="text">
      <style:text-properties style:font-name="Times New Roman" style:font-name-complex="Times New Roman" fo:font-size="9pt" style:font-size-asian="9pt" style:font-size-complex="9pt" fo:language="en" fo:country="GB"/>
    </style:style>
    <style:style style:name="T1748" style:parent-style-name="DefaultParagraphFont" style:family="text">
      <style:text-properties style:font-name="Times New Roman" style:font-name-complex="Times New Roman" fo:font-size="9pt" style:font-size-asian="9pt" style:font-size-complex="9pt" fo:language="en" fo:country="GB"/>
    </style:style>
    <style:style style:name="P174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750" style:parent-style-name="Standard" style:family="paragraph">
      <style:paragraph-properties fo:text-align="justify"/>
    </style:style>
    <style:style style:name="T1751" style:parent-style-name="DefaultParagraphFont" style:family="text">
      <style:text-properties style:font-name="Times New Roman" style:font-name-complex="Times New Roman" fo:font-size="9pt" style:font-size-asian="9pt" style:font-size-complex="9pt" fo:language="en" fo:country="GB"/>
    </style:style>
    <style:style style:name="T175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5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54" style:parent-style-name="DefaultParagraphFont" style:family="text">
      <style:text-properties style:font-name="Times New Roman" style:font-name-complex="Times New Roman" fo:font-size="9pt" style:font-size-asian="9pt" style:font-size-complex="9pt" fo:language="en" fo:country="GB"/>
    </style:style>
    <style:style style:name="T1755" style:parent-style-name="DefaultParagraphFont" style:family="text">
      <style:text-properties style:font-name="Times New Roman" style:font-name-complex="Times New Roman" fo:font-size="9pt" style:font-size-asian="9pt" style:font-size-complex="9pt" fo:language="en" fo:country="GB"/>
    </style:style>
    <style:style style:name="P1756" style:parent-style-name="Standard" style:family="paragraph">
      <style:paragraph-properties fo:text-align="justify"/>
    </style:style>
    <style:style style:name="T1757" style:parent-style-name="DefaultParagraphFont" style:family="text">
      <style:text-properties style:font-name="Times New Roman" style:font-name-complex="Times New Roman" fo:font-size="9pt" style:font-size-asian="9pt" style:font-size-complex="9pt" fo:language="en" fo:country="GB"/>
    </style:style>
    <style:style style:name="T1758" style:parent-style-name="DefaultParagraphFont" style:family="text">
      <style:text-properties style:font-name="Times New Roman" style:font-name-complex="Times New Roman" fo:font-size="9pt" style:font-size-asian="9pt" style:font-size-complex="9pt" fo:language="en" fo:country="GB"/>
    </style:style>
    <style:style style:name="T175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60" style:parent-style-name="DefaultParagraphFont" style:family="text">
      <style:text-properties style:font-name="Times New Roman" style:font-name-complex="Times New Roman" fo:font-size="9pt" style:font-size-asian="9pt" style:font-size-complex="9pt" fo:language="en" fo:country="GB"/>
    </style:style>
    <style:style style:name="T176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6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63" style:parent-style-name="DefaultParagraphFont" style:family="text">
      <style:text-properties style:font-name="Times New Roman" style:font-name-complex="Times New Roman" fo:font-size="9pt" style:font-size-asian="9pt" style:font-size-complex="9pt" fo:language="en" fo:country="GB"/>
    </style:style>
    <style:style style:name="T176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65" style:parent-style-name="DefaultParagraphFont" style:family="text">
      <style:text-properties style:font-name="Times New Roman" style:font-name-complex="Times New Roman" fo:font-size="9pt" style:font-size-asian="9pt" style:font-size-complex="9pt" fo:language="en" fo:country="GB"/>
    </style:style>
    <style:style style:name="T176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67" style:parent-style-name="DefaultParagraphFont" style:family="text">
      <style:text-properties style:font-name="Times New Roman" style:font-name-complex="Times New Roman" fo:font-size="9pt" style:font-size-asian="9pt" style:font-size-complex="9pt" fo:language="en" fo:country="GB"/>
    </style:style>
    <style:style style:name="T1768" style:parent-style-name="DefaultParagraphFont" style:family="text">
      <style:text-properties style:font-name="Times New Roman" style:font-name-complex="Times New Roman" fo:font-size="9pt" style:font-size-asian="9pt" style:font-size-complex="9pt" fo:language="en" fo:country="GB"/>
    </style:style>
    <style:style style:name="T176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70" style:parent-style-name="DefaultParagraphFont" style:family="text">
      <style:text-properties style:font-name="Times New Roman" style:font-name-complex="Times New Roman" fo:font-size="9pt" style:font-size-asian="9pt" style:font-size-complex="9pt" fo:language="en" fo:country="GB"/>
    </style:style>
    <style:style style:name="P1771" style:parent-style-name="Standard" style:family="paragraph">
      <style:paragraph-properties fo:text-align="justify"/>
    </style:style>
    <style:style style:name="T1772" style:parent-style-name="DefaultParagraphFont" style:family="text">
      <style:text-properties style:font-name="Times New Roman" style:font-name-complex="Times New Roman" fo:font-size="9pt" style:font-size-asian="9pt" style:font-size-complex="9pt" fo:language="en" fo:country="GB"/>
    </style:style>
    <style:style style:name="T177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74" style:parent-style-name="DefaultParagraphFont" style:family="text">
      <style:text-properties style:font-name="Times New Roman" style:font-name-complex="Times New Roman" fo:font-size="9pt" style:font-size-asian="9pt" style:font-size-complex="9pt" fo:language="en" fo:country="GB"/>
    </style:style>
    <style:style style:name="T1775" style:parent-style-name="DefaultParagraphFont" style:family="text">
      <style:text-properties style:font-name="Times New Roman" style:font-name-complex="Times New Roman" fo:font-size="9pt" style:font-size-asian="9pt" style:font-size-complex="9pt" fo:language="en" fo:country="GB"/>
    </style:style>
    <style:style style:name="P1776" style:parent-style-name="Standard" style:family="paragraph">
      <style:paragraph-properties fo:text-align="justify"/>
    </style:style>
    <style:style style:name="T1777" style:parent-style-name="DefaultParagraphFont" style:family="text">
      <style:text-properties style:font-name="Times New Roman" style:font-name-complex="Times New Roman" fo:font-size="9pt" style:font-size-asian="9pt" style:font-size-complex="9pt" fo:language="en" fo:country="GB"/>
    </style:style>
    <style:style style:name="T177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7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80" style:parent-style-name="DefaultParagraphFont" style:family="text">
      <style:text-properties style:font-name="Times New Roman" style:font-name-complex="Times New Roman" fo:font-size="9pt" style:font-size-asian="9pt" style:font-size-complex="9pt" fo:language="en" fo:country="GB"/>
    </style:style>
    <style:style style:name="P178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78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783" style:parent-style-name="Standard" style:family="paragraph">
      <style:paragraph-properties fo:text-align="justify"/>
    </style:style>
    <style:style style:name="T1784" style:parent-style-name="DefaultParagraphFont" style:family="text">
      <style:text-properties style:font-name="Times New Roman" style:font-name-complex="Times New Roman" fo:font-size="9pt" style:font-size-asian="9pt" style:font-size-complex="9pt" fo:language="en" fo:country="GB"/>
    </style:style>
    <style:style style:name="T178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86" style:parent-style-name="DefaultParagraphFont" style:family="text">
      <style:text-properties style:font-name="Times New Roman" style:font-name-complex="Times New Roman" fo:font-size="9pt" style:font-size-asian="9pt" style:font-size-complex="9pt" fo:language="en" fo:country="GB"/>
    </style:style>
    <style:style style:name="T1787" style:parent-style-name="DefaultParagraphFont" style:family="text">
      <style:text-properties style:font-name="Times New Roman" style:font-name-complex="Times New Roman" fo:font-size="9pt" style:font-size-asian="9pt" style:font-size-complex="9pt" fo:language="en" fo:country="GB"/>
    </style:style>
    <style:style style:name="T178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8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90" style:parent-style-name="DefaultParagraphFont" style:family="text">
      <style:text-properties style:font-name="Times New Roman" style:font-name-complex="Times New Roman" fo:font-size="9pt" style:font-size-asian="9pt" style:font-size-complex="9pt" fo:language="en" fo:country="GB"/>
    </style:style>
    <style:style style:name="T1791" style:parent-style-name="DefaultParagraphFont" style:family="text">
      <style:text-properties style:font-name="Times New Roman" style:font-name-complex="Times New Roman" fo:font-size="9pt" style:font-size-asian="9pt" style:font-size-complex="9pt" fo:language="en" fo:country="GB"/>
    </style:style>
    <style:style style:name="P179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793" style:parent-style-name="Standard" style:family="paragraph">
      <style:paragraph-properties fo:text-align="justify"/>
    </style:style>
    <style:style style:name="T1794" style:parent-style-name="DefaultParagraphFont" style:family="text">
      <style:text-properties style:font-name="Times New Roman" style:font-name-complex="Times New Roman" fo:font-size="9pt" style:font-size-asian="9pt" style:font-size-complex="9pt" fo:language="en" fo:country="GB"/>
    </style:style>
    <style:style style:name="T179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96" style:parent-style-name="DefaultParagraphFont" style:family="text">
      <style:text-properties style:font-name="Times New Roman" style:font-name-complex="Times New Roman" fo:font-size="9pt" style:font-size-asian="9pt" style:font-size-complex="9pt" fo:language="en" fo:country="GB"/>
    </style:style>
    <style:style style:name="T1797" style:parent-style-name="DefaultParagraphFont" style:family="text">
      <style:text-properties style:font-name="Times New Roman" style:font-name-complex="Times New Roman" fo:font-size="9pt" style:font-size-asian="9pt" style:font-size-complex="9pt" fo:language="en" fo:country="GB"/>
    </style:style>
    <style:style style:name="T179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799" style:parent-style-name="DefaultParagraphFont" style:family="text">
      <style:text-properties style:font-name="Times New Roman" style:font-name-complex="Times New Roman" fo:font-size="9pt" style:font-size-asian="9pt" style:font-size-complex="9pt" fo:language="en" fo:country="GB"/>
    </style:style>
    <style:style style:name="T1800" style:parent-style-name="DefaultParagraphFont" style:family="text">
      <style:text-properties style:font-name="Times New Roman" style:font-name-complex="Times New Roman" fo:font-size="9pt" style:font-size-asian="9pt" style:font-size-complex="9pt" fo:language="en" fo:country="GB"/>
    </style:style>
    <style:style style:name="P180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0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0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0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0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06" style:parent-style-name="Standard" style:family="paragraph">
      <style:paragraph-properties fo:text-align="justify"/>
      <style:text-properties style:font-name="Times New Roman" style:font-name-complex="Times New Roman" fo:font-weight="bold" style:font-weight-asian="bold" style:font-weight-complex="bold" fo:font-size="9pt" style:font-size-asian="9pt" style:font-size-complex="9pt" style:text-underline-type="single" style:text-underline-style="solid" style:text-underline-width="auto" style:text-underline-mode="continuous" fo:language="en" fo:country="GB"/>
    </style:style>
    <style:style style:name="P1807" style:parent-style-name="Standard" style:family="paragraph">
      <style:paragraph-properties fo:text-align="justify"/>
    </style:style>
    <style:style style:name="T1808" style:parent-style-name="DefaultParagraphFont" style:family="text">
      <style:text-properties style:font-name="Times New Roman" style:font-name-complex="Times New Roman" fo:font-size="9pt" style:font-size-asian="9pt" style:font-size-complex="9pt" fo:language="en" fo:country="GB"/>
    </style:style>
    <style:style style:name="T1809" style:parent-style-name="DefaultParagraphFont" style:family="text">
      <style:text-properties style:font-name="Times New Roman" style:font-name-complex="Times New Roman" fo:font-size="9pt" style:font-size-asian="9pt" style:font-size-complex="9pt" fo:language="en" fo:country="GB"/>
    </style:style>
    <style:style style:name="T1810" style:parent-style-name="DefaultParagraphFont" style:family="text">
      <style:text-properties style:font-name="Times New Roman" style:font-name-complex="Times New Roman" style:text-position="super 66.6%" fo:font-size="9pt" style:font-size-asian="9pt" style:font-size-complex="9pt" fo:language="en" fo:country="GB"/>
    </style:style>
    <style:style style:name="T1811" style:parent-style-name="DefaultParagraphFont" style:family="text">
      <style:text-properties style:font-name="Times New Roman" style:font-name-complex="Times New Roman" fo:font-size="9pt" style:font-size-asian="9pt" style:font-size-complex="9pt" fo:language="en" fo:country="GB"/>
    </style:style>
    <style:style style:name="T1812" style:parent-style-name="DefaultParagraphFont" style:family="text">
      <style:text-properties style:font-name="Times New Roman" style:font-name-complex="Times New Roman" fo:font-size="9pt" style:font-size-asian="9pt" style:font-size-complex="9pt" fo:language="en" fo:country="GB"/>
    </style:style>
    <style:style style:name="T1813" style:parent-style-name="DefaultParagraphFont" style:family="text">
      <style:text-properties style:font-name="Times New Roman" style:font-name-complex="Times New Roman" fo:font-size="9pt" style:font-size-asian="9pt" style:font-size-complex="9pt" fo:language="en" fo:country="GB"/>
    </style:style>
    <style:style style:name="T1814" style:parent-style-name="DefaultParagraphFont" style:family="text">
      <style:text-properties style:font-name="Times New Roman" style:font-name-complex="Times New Roman" fo:font-size="9pt" style:font-size-asian="9pt" style:font-size-complex="9pt" fo:language="en" fo:country="GB"/>
    </style:style>
    <style:style style:name="T1815" style:parent-style-name="DefaultParagraphFont" style:family="text">
      <style:text-properties style:font-name="Times New Roman" style:font-name-complex="Times New Roman" fo:font-size="9pt" style:font-size-asian="9pt" style:font-size-complex="9pt" fo:language="en" fo:country="GB"/>
    </style:style>
    <style:style style:name="P181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1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1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1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2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3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4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5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6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6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6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6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6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6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66" style:parent-style-name="Standard" style:family="paragraph">
      <style:paragraph-properties fo:text-align="justify"/>
    </style:style>
    <style:style style:name="T1867" style:parent-style-name="DefaultParagraphFont" style:family="text">
      <style:text-properties style:font-name="Times New Roman" style:font-name-complex="Times New Roman" fo:font-size="9pt" style:font-size-asian="9pt" style:font-size-complex="9pt" fo:language="en" fo:country="GB"/>
    </style:style>
    <style:style style:name="T1868" style:parent-style-name="DefaultParagraphFont" style:family="text">
      <style:text-properties style:font-name="Times New Roman" style:font-name-complex="Times New Roman" fo:font-size="9pt" style:font-size-asian="9pt" style:font-size-complex="9pt" fo:language="en" fo:country="GB"/>
    </style:style>
    <style:style style:name="T1869" style:parent-style-name="DefaultParagraphFont" style:family="text">
      <style:text-properties style:font-name="Times New Roman" style:font-name-complex="Times New Roman" fo:font-size="9pt" style:font-size-asian="9pt" style:font-size-complex="9pt" fo:language="en" fo:country="GB"/>
    </style:style>
    <style:style style:name="T1870"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fo:country="GB"/>
    </style:style>
    <style:style style:name="T1871"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fo:country="GB"/>
    </style:style>
    <style:style style:name="T1872" style:parent-style-name="DefaultParagraphFont" style:family="text">
      <style:text-properties style:font-name="Times New Roman" style:font-name-complex="Times New Roman" fo:font-weight="bold" style:font-weight-asian="bold" style:font-weight-complex="bold" style:text-position="super 66.6%" fo:font-size="9pt" style:font-size-asian="9pt" style:font-size-complex="9pt" fo:language="en" fo:country="GB"/>
    </style:style>
    <style:style style:name="T1873" style:parent-style-name="DefaultParagraphFont" style:family="text">
      <style:text-properties style:font-name="Times New Roman" style:font-name-complex="Times New Roman" fo:font-weight="bold" style:font-weight-asian="bold" style:font-weight-complex="bold" fo:font-size="9pt" style:font-size-asian="9pt" style:font-size-complex="9pt" fo:language="en" fo:country="GB"/>
    </style:style>
    <style:style style:name="P187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7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7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7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7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7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8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89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09" style:parent-style-name="Standard" style:family="paragraph">
      <style:paragraph-properties fo:text-align="justify"/>
    </style:style>
    <style:style style:name="T1910" style:parent-style-name="DefaultParagraphFont" style:family="text">
      <style:text-properties style:font-name="Times New Roman" style:font-name-complex="Times New Roman" fo:font-size="9pt" style:font-size-asian="9pt" style:font-size-complex="9pt" fo:language="en" fo:country="GB"/>
    </style:style>
    <style:style style:name="T191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12" style:parent-style-name="DefaultParagraphFont" style:family="text">
      <style:text-properties style:font-name="Times New Roman" style:font-name-complex="Times New Roman" fo:font-size="9pt" style:font-size-asian="9pt" style:font-size-complex="9pt" fo:language="en" fo:country="GB"/>
    </style:style>
    <style:style style:name="T1913" style:parent-style-name="DefaultParagraphFont" style:family="text">
      <style:text-properties style:font-name="Times New Roman" style:font-name-complex="Times New Roman" fo:font-size="9pt" style:font-size-asian="9pt" style:font-size-complex="9pt" fo:language="en" fo:country="GB"/>
    </style:style>
    <style:style style:name="T1914" style:parent-style-name="DefaultParagraphFont" style:family="text">
      <style:text-properties style:font-name="Times New Roman" style:font-name-complex="Times New Roman" fo:font-size="9pt" style:font-size-asian="9pt" style:font-size-complex="9pt" fo:language="en" fo:country="GB"/>
    </style:style>
    <style:style style:name="P1915" style:parent-style-name="Standard" style:family="paragraph">
      <style:paragraph-properties fo:text-align="justify"/>
    </style:style>
    <style:style style:name="T1916" style:parent-style-name="DefaultParagraphFont" style:family="text">
      <style:text-properties style:font-name="Times New Roman" style:font-name-complex="Times New Roman" fo:font-size="9pt" style:font-size-asian="9pt" style:font-size-complex="9pt" fo:language="en" fo:country="GB"/>
    </style:style>
    <style:style style:name="T191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18" style:parent-style-name="DefaultParagraphFont" style:family="text">
      <style:text-properties style:font-name="Times New Roman" style:font-name-complex="Times New Roman" fo:font-size="9pt" style:font-size-asian="9pt" style:font-size-complex="9pt" fo:language="en" fo:country="GB"/>
    </style:style>
    <style:style style:name="T1919" style:parent-style-name="DefaultParagraphFont" style:family="text">
      <style:text-properties style:font-name="Times New Roman" style:font-name-complex="Times New Roman" fo:font-size="9pt" style:font-size-asian="9pt" style:font-size-complex="9pt" fo:language="en" fo:country="GB"/>
    </style:style>
    <style:style style:name="P1920" style:parent-style-name="Standard" style:family="paragraph">
      <style:paragraph-properties fo:text-align="justify"/>
    </style:style>
    <style:style style:name="T1921" style:parent-style-name="DefaultParagraphFont" style:family="text">
      <style:text-properties style:font-name="Times New Roman" style:font-name-complex="Times New Roman" fo:font-size="9pt" style:font-size-asian="9pt" style:font-size-complex="9pt" fo:language="en" fo:country="GB"/>
    </style:style>
    <style:style style:name="T192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23" style:parent-style-name="DefaultParagraphFont" style:family="text">
      <style:text-properties style:font-name="Times New Roman" style:font-name-complex="Times New Roman" fo:font-size="9pt" style:font-size-asian="9pt" style:font-size-complex="9pt" fo:language="en" fo:country="GB"/>
    </style:style>
    <style:style style:name="T1924" style:parent-style-name="DefaultParagraphFont" style:family="text">
      <style:text-properties style:font-name="Times New Roman" style:font-name-complex="Times New Roman" fo:font-size="9pt" style:font-size-asian="9pt" style:font-size-complex="9pt" fo:language="en" fo:country="GB"/>
    </style:style>
    <style:style style:name="T1925" style:parent-style-name="DefaultParagraphFont" style:family="text">
      <style:text-properties style:font-name="Times New Roman" style:font-name-complex="Times New Roman" fo:font-size="9pt" style:font-size-asian="9pt" style:font-size-complex="9pt" fo:language="en" fo:country="GB"/>
    </style:style>
    <style:style style:name="P1926" style:parent-style-name="Standard" style:family="paragraph">
      <style:paragraph-properties fo:text-align="justify"/>
    </style:style>
    <style:style style:name="T1927" style:parent-style-name="DefaultParagraphFont" style:family="text">
      <style:text-properties style:font-name="Times New Roman" style:font-name-complex="Times New Roman" fo:font-size="9pt" style:font-size-asian="9pt" style:font-size-complex="9pt" fo:language="en" fo:country="GB"/>
    </style:style>
    <style:style style:name="T192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29" style:parent-style-name="DefaultParagraphFont" style:family="text">
      <style:text-properties style:font-name="Times New Roman" style:font-name-complex="Times New Roman" fo:font-size="9pt" style:font-size-asian="9pt" style:font-size-complex="9pt" fo:language="en" fo:country="GB"/>
    </style:style>
    <style:style style:name="T1930" style:parent-style-name="DefaultParagraphFont" style:family="text">
      <style:text-properties style:font-name="Times New Roman" style:font-name-complex="Times New Roman" fo:font-size="9pt" style:font-size-asian="9pt" style:font-size-complex="9pt" fo:language="en" fo:country="GB"/>
    </style:style>
    <style:style style:name="P1931" style:parent-style-name="Standard" style:family="paragraph">
      <style:paragraph-properties fo:text-align="justify"/>
    </style:style>
    <style:style style:name="T1932" style:parent-style-name="DefaultParagraphFont" style:family="text">
      <style:text-properties style:font-name="Times New Roman" style:font-name-complex="Times New Roman" fo:font-size="9pt" style:font-size-asian="9pt" style:font-size-complex="9pt" fo:language="en" fo:country="GB"/>
    </style:style>
    <style:style style:name="T193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34" style:parent-style-name="DefaultParagraphFont" style:family="text">
      <style:text-properties style:font-name="Times New Roman" style:font-name-complex="Times New Roman" fo:font-size="9pt" style:font-size-asian="9pt" style:font-size-complex="9pt" fo:language="en" fo:country="GB"/>
    </style:style>
    <style:style style:name="T1935" style:parent-style-name="DefaultParagraphFont" style:family="text">
      <style:text-properties style:font-name="Times New Roman" style:font-name-complex="Times New Roman" fo:font-size="9pt" style:font-size-asian="9pt" style:font-size-complex="9pt" fo:language="en" fo:country="GB"/>
    </style:style>
    <style:style style:name="P193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3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38" style:parent-style-name="Standard" style:family="paragraph">
      <style:paragraph-properties fo:text-align="justify"/>
    </style:style>
    <style:style style:name="T1939" style:parent-style-name="DefaultParagraphFont" style:family="text">
      <style:text-properties style:font-name="Times New Roman" style:font-name-complex="Times New Roman" fo:font-size="9pt" style:font-size-asian="9pt" style:font-size-complex="9pt" fo:language="en" fo:country="GB"/>
    </style:style>
    <style:style style:name="T194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41" style:parent-style-name="DefaultParagraphFont" style:family="text">
      <style:text-properties style:font-name="Times New Roman" style:font-name-complex="Times New Roman" fo:font-size="9pt" style:font-size-asian="9pt" style:font-size-complex="9pt" fo:language="en" fo:country="GB"/>
    </style:style>
    <style:style style:name="T1942" style:parent-style-name="DefaultParagraphFont" style:family="text">
      <style:text-properties style:font-name="Times New Roman" style:font-name-complex="Times New Roman" fo:font-size="9pt" style:font-size-asian="9pt" style:font-size-complex="9pt" fo:language="en" fo:country="GB"/>
    </style:style>
    <style:style style:name="P194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4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4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46" style:parent-style-name="Standard" style:family="paragraph">
      <style:paragraph-properties fo:text-align="justify"/>
    </style:style>
    <style:style style:name="T1947" style:parent-style-name="DefaultParagraphFont" style:family="text">
      <style:text-properties style:font-name="Times New Roman" style:font-name-complex="Times New Roman" fo:font-size="9pt" style:font-size-asian="9pt" style:font-size-complex="9pt" fo:language="en" fo:country="GB"/>
    </style:style>
    <style:style style:name="T194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49" style:parent-style-name="DefaultParagraphFont" style:family="text">
      <style:text-properties style:font-name="Times New Roman" style:font-name-complex="Times New Roman" fo:font-size="9pt" style:font-size-asian="9pt" style:font-size-complex="9pt" fo:language="en" fo:country="GB"/>
    </style:style>
    <style:style style:name="T1950" style:parent-style-name="DefaultParagraphFont" style:family="text">
      <style:text-properties style:font-name="Times New Roman" style:font-name-complex="Times New Roman" fo:font-size="9pt" style:font-size-asian="9pt" style:font-size-complex="9pt" fo:language="en" fo:country="GB"/>
    </style:style>
    <style:style style:name="T1951" style:parent-style-name="DefaultParagraphFont" style:family="text">
      <style:text-properties style:font-name="Times New Roman" style:font-name-complex="Times New Roman" fo:font-size="9pt" style:font-size-asian="9pt" style:font-size-complex="9pt" fo:language="en" fo:country="GB"/>
    </style:style>
    <style:style style:name="P1952" style:parent-style-name="Standard" style:family="paragraph">
      <style:paragraph-properties fo:text-align="justify"/>
    </style:style>
    <style:style style:name="T1953" style:parent-style-name="DefaultParagraphFont" style:family="text">
      <style:text-properties style:font-name="Times New Roman" style:font-name-complex="Times New Roman" fo:font-size="9pt" style:font-size-asian="9pt" style:font-size-complex="9pt" fo:language="en" fo:country="GB"/>
    </style:style>
    <style:style style:name="T195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55" style:parent-style-name="DefaultParagraphFont" style:family="text">
      <style:text-properties style:font-name="Times New Roman" style:font-name-complex="Times New Roman" fo:font-size="9pt" style:font-size-asian="9pt" style:font-size-complex="9pt" fo:language="en" fo:country="GB"/>
    </style:style>
    <style:style style:name="T1956" style:parent-style-name="DefaultParagraphFont" style:family="text">
      <style:text-properties style:font-name="Times New Roman" style:font-name-complex="Times New Roman" fo:font-size="9pt" style:font-size-asian="9pt" style:font-size-complex="9pt" fo:language="en" fo:country="GB"/>
    </style:style>
    <style:style style:name="P1957" style:parent-style-name="Standard" style:family="paragraph">
      <style:paragraph-properties fo:text-align="justify"/>
    </style:style>
    <style:style style:name="T1958" style:parent-style-name="DefaultParagraphFont" style:family="text">
      <style:text-properties style:font-name="Times New Roman" style:font-name-complex="Times New Roman" fo:font-size="9pt" style:font-size-asian="9pt" style:font-size-complex="9pt" fo:language="en" fo:country="GB"/>
    </style:style>
    <style:style style:name="T195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60" style:parent-style-name="DefaultParagraphFont" style:family="text">
      <style:text-properties style:font-name="Times New Roman" style:font-name-complex="Times New Roman" fo:font-size="9pt" style:font-size-asian="9pt" style:font-size-complex="9pt" fo:language="en" fo:country="GB"/>
    </style:style>
    <style:style style:name="T1961" style:parent-style-name="DefaultParagraphFont" style:family="text">
      <style:text-properties style:font-name="Times New Roman" style:font-name-complex="Times New Roman" fo:font-size="9pt" style:font-size-asian="9pt" style:font-size-complex="9pt" fo:language="en" fo:country="GB"/>
    </style:style>
    <style:style style:name="T1962" style:parent-style-name="DefaultParagraphFont" style:family="text">
      <style:text-properties style:font-name="Times New Roman" style:font-name-complex="Times New Roman" fo:font-size="9pt" style:font-size-asian="9pt" style:font-size-complex="9pt" fo:language="en" fo:country="GB"/>
    </style:style>
    <style:style style:name="P1963" style:parent-style-name="Standard" style:family="paragraph">
      <style:paragraph-properties fo:text-align="justify"/>
    </style:style>
    <style:style style:name="T1964" style:parent-style-name="DefaultParagraphFont" style:family="text">
      <style:text-properties style:font-name="Times New Roman" style:font-name-complex="Times New Roman" fo:font-size="9pt" style:font-size-asian="9pt" style:font-size-complex="9pt" fo:language="en" fo:country="GB"/>
    </style:style>
    <style:style style:name="T196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66" style:parent-style-name="DefaultParagraphFont" style:family="text">
      <style:text-properties style:font-name="Times New Roman" style:font-name-complex="Times New Roman" fo:font-size="9pt" style:font-size-asian="9pt" style:font-size-complex="9pt" fo:language="en" fo:country="GB"/>
    </style:style>
    <style:style style:name="T1967" style:parent-style-name="DefaultParagraphFont" style:family="text">
      <style:text-properties style:font-name="Times New Roman" style:font-name-complex="Times New Roman" fo:font-size="9pt" style:font-size-asian="9pt" style:font-size-complex="9pt" fo:language="en" fo:country="GB"/>
    </style:style>
    <style:style style:name="P196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6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70" style:parent-style-name="Standard" style:family="paragraph">
      <style:paragraph-properties fo:text-align="justify"/>
    </style:style>
    <style:style style:name="T1971" style:parent-style-name="DefaultParagraphFont" style:family="text">
      <style:text-properties style:font-name="Times New Roman" style:font-name-complex="Times New Roman" fo:font-size="9pt" style:font-size-asian="9pt" style:font-size-complex="9pt" fo:language="en" fo:country="GB"/>
    </style:style>
    <style:style style:name="T197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73" style:parent-style-name="DefaultParagraphFont" style:family="text">
      <style:text-properties style:font-name="Times New Roman" style:font-name-complex="Times New Roman" fo:font-size="9pt" style:font-size-asian="9pt" style:font-size-complex="9pt" fo:language="en" fo:country="GB"/>
    </style:style>
    <style:style style:name="T1974" style:parent-style-name="DefaultParagraphFont" style:family="text">
      <style:text-properties style:font-name="Times New Roman" style:font-name-complex="Times New Roman" fo:font-size="9pt" style:font-size-asian="9pt" style:font-size-complex="9pt" fo:language="en" fo:country="GB"/>
    </style:style>
    <style:style style:name="P1975" style:parent-style-name="Standard" style:family="paragraph">
      <style:paragraph-properties fo:text-align="justify"/>
    </style:style>
    <style:style style:name="T1976" style:parent-style-name="DefaultParagraphFont" style:family="text">
      <style:text-properties style:font-name="Times New Roman" style:font-name-complex="Times New Roman" fo:font-size="9pt" style:font-size-asian="9pt" style:font-size-complex="9pt" fo:language="en" fo:country="GB"/>
    </style:style>
    <style:style style:name="T197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78" style:parent-style-name="DefaultParagraphFont" style:family="text">
      <style:text-properties style:font-name="Times New Roman" style:font-name-complex="Times New Roman" fo:font-size="9pt" style:font-size-asian="9pt" style:font-size-complex="9pt" fo:language="en" fo:country="GB"/>
    </style:style>
    <style:style style:name="T1979" style:parent-style-name="DefaultParagraphFont" style:family="text">
      <style:text-properties style:font-name="Times New Roman" style:font-name-complex="Times New Roman" fo:font-size="9pt" style:font-size-asian="9pt" style:font-size-complex="9pt" fo:language="en" fo:country="GB"/>
    </style:style>
    <style:style style:name="T1980" style:parent-style-name="DefaultParagraphFont" style:family="text">
      <style:text-properties style:font-name="Times New Roman" style:font-name-complex="Times New Roman" fo:font-size="9pt" style:font-size-asian="9pt" style:font-size-complex="9pt" fo:language="en" fo:country="GB"/>
    </style:style>
    <style:style style:name="P1981" style:parent-style-name="Standard" style:family="paragraph">
      <style:paragraph-properties fo:text-align="justify"/>
    </style:style>
    <style:style style:name="T1982" style:parent-style-name="DefaultParagraphFont" style:family="text">
      <style:text-properties style:font-name="Times New Roman" style:font-name-complex="Times New Roman" fo:font-size="9pt" style:font-size-asian="9pt" style:font-size-complex="9pt" fo:language="en" fo:country="GB"/>
    </style:style>
    <style:style style:name="T198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84" style:parent-style-name="DefaultParagraphFont" style:family="text">
      <style:text-properties style:font-name="Times New Roman" style:font-name-complex="Times New Roman" fo:font-size="9pt" style:font-size-asian="9pt" style:font-size-complex="9pt" fo:language="en" fo:country="GB"/>
    </style:style>
    <style:style style:name="T1985" style:parent-style-name="DefaultParagraphFont" style:family="text">
      <style:text-properties style:font-name="Times New Roman" style:font-name-complex="Times New Roman" fo:font-size="9pt" style:font-size-asian="9pt" style:font-size-complex="9pt" fo:language="en" fo:country="GB"/>
    </style:style>
    <style:style style:name="P1986" style:parent-style-name="Standard" style:family="paragraph">
      <style:paragraph-properties fo:text-align="justify"/>
    </style:style>
    <style:style style:name="T1987" style:parent-style-name="DefaultParagraphFont" style:family="text">
      <style:text-properties style:font-name="Times New Roman" style:font-name-complex="Times New Roman" fo:font-size="9pt" style:font-size-asian="9pt" style:font-size-complex="9pt" fo:language="en" fo:country="GB"/>
    </style:style>
    <style:style style:name="T198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89" style:parent-style-name="DefaultParagraphFont" style:family="text">
      <style:text-properties style:font-name="Times New Roman" style:font-name-complex="Times New Roman" fo:font-size="9pt" style:font-size-asian="9pt" style:font-size-complex="9pt" fo:language="en" fo:country="GB"/>
    </style:style>
    <style:style style:name="T1990" style:parent-style-name="DefaultParagraphFont" style:family="text">
      <style:text-properties style:font-name="Times New Roman" style:font-name-complex="Times New Roman" fo:font-size="9pt" style:font-size-asian="9pt" style:font-size-complex="9pt" fo:language="en" fo:country="GB"/>
    </style:style>
    <style:style style:name="P1991" style:parent-style-name="Standard" style:family="paragraph">
      <style:paragraph-properties fo:text-align="justify"/>
    </style:style>
    <style:style style:name="T1992" style:parent-style-name="DefaultParagraphFont" style:family="text">
      <style:text-properties style:font-name="Times New Roman" style:font-name-complex="Times New Roman" fo:font-size="9pt" style:font-size-asian="9pt" style:font-size-complex="9pt" fo:language="en" fo:country="GB"/>
    </style:style>
    <style:style style:name="T19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1994" style:parent-style-name="DefaultParagraphFont" style:family="text">
      <style:text-properties style:font-name="Times New Roman" style:font-name-complex="Times New Roman" fo:font-size="9pt" style:font-size-asian="9pt" style:font-size-complex="9pt" fo:language="en" fo:country="GB"/>
    </style:style>
    <style:style style:name="T1995" style:parent-style-name="DefaultParagraphFont" style:family="text">
      <style:text-properties style:font-name="Times New Roman" style:font-name-complex="Times New Roman" fo:font-size="9pt" style:font-size-asian="9pt" style:font-size-complex="9pt" fo:language="en" fo:country="GB"/>
    </style:style>
    <style:style style:name="T1996" style:parent-style-name="DefaultParagraphFont" style:family="text">
      <style:text-properties style:font-name="Times New Roman" style:font-name-complex="Times New Roman" fo:font-size="9pt" style:font-size-asian="9pt" style:font-size-complex="9pt" fo:language="en" fo:country="GB"/>
    </style:style>
    <style:style style:name="P199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9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199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0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01" style:parent-style-name="Standard" style:family="paragraph">
      <style:paragraph-properties fo:text-align="justify"/>
    </style:style>
    <style:style style:name="T2002" style:parent-style-name="DefaultParagraphFont" style:family="text">
      <style:text-properties style:font-name="Times New Roman" style:font-name-complex="Times New Roman" fo:font-size="9pt" style:font-size-asian="9pt" style:font-size-complex="9pt" fo:language="en" fo:country="GB"/>
    </style:style>
    <style:style style:name="T200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04" style:parent-style-name="DefaultParagraphFont" style:family="text">
      <style:text-properties style:font-name="Times New Roman" style:font-name-complex="Times New Roman" fo:font-size="9pt" style:font-size-asian="9pt" style:font-size-complex="9pt" fo:language="en" fo:country="GB"/>
    </style:style>
    <style:style style:name="T2005" style:parent-style-name="DefaultParagraphFont" style:family="text">
      <style:text-properties style:font-name="Times New Roman" style:font-name-complex="Times New Roman" fo:font-size="9pt" style:font-size-asian="9pt" style:font-size-complex="9pt" fo:language="en" fo:country="GB"/>
    </style:style>
    <style:style style:name="T2006" style:parent-style-name="DefaultParagraphFont" style:family="text">
      <style:text-properties style:font-name="Times New Roman" style:font-name-complex="Times New Roman" fo:font-size="9pt" style:font-size-asian="9pt" style:font-size-complex="9pt" fo:language="en" fo:country="GB"/>
    </style:style>
    <style:style style:name="P2007" style:parent-style-name="Standard" style:family="paragraph">
      <style:paragraph-properties fo:text-align="justify"/>
    </style:style>
    <style:style style:name="T2008" style:parent-style-name="DefaultParagraphFont" style:family="text">
      <style:text-properties style:font-name="Times New Roman" style:font-name-complex="Times New Roman" fo:font-size="9pt" style:font-size-asian="9pt" style:font-size-complex="9pt" fo:language="en" fo:country="GB"/>
    </style:style>
    <style:style style:name="T200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10" style:parent-style-name="DefaultParagraphFont" style:family="text">
      <style:text-properties style:font-name="Times New Roman" style:font-name-complex="Times New Roman" fo:font-size="9pt" style:font-size-asian="9pt" style:font-size-complex="9pt" fo:language="en" fo:country="GB"/>
    </style:style>
    <style:style style:name="T2011" style:parent-style-name="DefaultParagraphFont" style:family="text">
      <style:text-properties style:font-name="Times New Roman" style:font-name-complex="Times New Roman" fo:font-size="9pt" style:font-size-asian="9pt" style:font-size-complex="9pt" fo:language="en" fo:country="GB"/>
    </style:style>
    <style:style style:name="P2012" style:parent-style-name="Standard" style:family="paragraph">
      <style:paragraph-properties fo:text-align="justify"/>
    </style:style>
    <style:style style:name="T2013" style:parent-style-name="DefaultParagraphFont" style:family="text">
      <style:text-properties style:font-name="Times New Roman" style:font-name-complex="Times New Roman" fo:font-size="9pt" style:font-size-asian="9pt" style:font-size-complex="9pt" fo:language="en" fo:country="GB"/>
    </style:style>
    <style:style style:name="T201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15" style:parent-style-name="DefaultParagraphFont" style:family="text">
      <style:text-properties style:font-name="Times New Roman" style:font-name-complex="Times New Roman" fo:font-size="9pt" style:font-size-asian="9pt" style:font-size-complex="9pt" fo:language="en" fo:country="GB"/>
    </style:style>
    <style:style style:name="T2016" style:parent-style-name="DefaultParagraphFont" style:family="text">
      <style:text-properties style:font-name="Times New Roman" style:font-name-complex="Times New Roman" fo:font-size="9pt" style:font-size-asian="9pt" style:font-size-complex="9pt" fo:language="en" fo:country="GB"/>
    </style:style>
    <style:style style:name="T2017" style:parent-style-name="DefaultParagraphFont" style:family="text">
      <style:text-properties style:font-name="Times New Roman" style:font-name-complex="Times New Roman" fo:font-size="9pt" style:font-size-asian="9pt" style:font-size-complex="9pt" fo:language="en" fo:country="GB"/>
    </style:style>
    <style:style style:name="P2018" style:parent-style-name="Standard" style:family="paragraph">
      <style:paragraph-properties fo:text-align="justify"/>
    </style:style>
    <style:style style:name="T2019" style:parent-style-name="DefaultParagraphFont" style:family="text">
      <style:text-properties style:font-name="Times New Roman" style:font-name-complex="Times New Roman" fo:font-size="9pt" style:font-size-asian="9pt" style:font-size-complex="9pt" fo:language="en" fo:country="GB"/>
    </style:style>
    <style:style style:name="T202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21" style:parent-style-name="DefaultParagraphFont" style:family="text">
      <style:text-properties style:font-name="Times New Roman" style:font-name-complex="Times New Roman" fo:font-size="9pt" style:font-size-asian="9pt" style:font-size-complex="9pt" fo:language="en" fo:country="GB"/>
    </style:style>
    <style:style style:name="T2022" style:parent-style-name="DefaultParagraphFont" style:family="text">
      <style:text-properties style:font-name="Times New Roman" style:font-name-complex="Times New Roman" fo:font-size="9pt" style:font-size-asian="9pt" style:font-size-complex="9pt" fo:language="en" fo:country="GB"/>
    </style:style>
    <style:style style:name="P2023" style:parent-style-name="Standard" style:family="paragraph">
      <style:paragraph-properties fo:text-align="justify"/>
    </style:style>
    <style:style style:name="T2024" style:parent-style-name="DefaultParagraphFont" style:family="text">
      <style:text-properties style:font-name="Times New Roman" style:font-name-complex="Times New Roman" fo:font-size="9pt" style:font-size-asian="9pt" style:font-size-complex="9pt" fo:language="en" fo:country="GB"/>
    </style:style>
    <style:style style:name="T202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26" style:parent-style-name="DefaultParagraphFont" style:family="text">
      <style:text-properties style:font-name="Times New Roman" style:font-name-complex="Times New Roman" fo:font-size="9pt" style:font-size-asian="9pt" style:font-size-complex="9pt" fo:language="en" fo:country="GB"/>
    </style:style>
    <style:style style:name="T2027" style:parent-style-name="DefaultParagraphFont" style:family="text">
      <style:text-properties style:font-name="Times New Roman" style:font-name-complex="Times New Roman" fo:font-size="9pt" style:font-size-asian="9pt" style:font-size-complex="9pt" fo:language="en" fo:country="GB"/>
    </style:style>
    <style:style style:name="T2028" style:parent-style-name="DefaultParagraphFont" style:family="text">
      <style:text-properties style:font-name="Times New Roman" style:font-name-complex="Times New Roman" fo:font-size="9pt" style:font-size-asian="9pt" style:font-size-complex="9pt" fo:language="en" fo:country="GB"/>
    </style:style>
    <style:style style:name="P202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30" style:parent-style-name="Standard" style:family="paragraph">
      <style:paragraph-properties fo:text-align="justify"/>
    </style:style>
    <style:style style:name="T2031" style:parent-style-name="DefaultParagraphFont" style:family="text">
      <style:text-properties style:font-name="Times New Roman" style:font-name-complex="Times New Roman" fo:font-size="9pt" style:font-size-asian="9pt" style:font-size-complex="9pt" fo:language="en" fo:country="GB"/>
    </style:style>
    <style:style style:name="T203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33" style:parent-style-name="DefaultParagraphFont" style:family="text">
      <style:text-properties style:font-name="Times New Roman" style:font-name-complex="Times New Roman" fo:font-size="9pt" style:font-size-asian="9pt" style:font-size-complex="9pt" fo:language="en" fo:country="GB"/>
    </style:style>
    <style:style style:name="T2034" style:parent-style-name="DefaultParagraphFont" style:family="text">
      <style:text-properties style:font-name="Times New Roman" style:font-name-complex="Times New Roman" fo:font-size="9pt" style:font-size-asian="9pt" style:font-size-complex="9pt" fo:language="en" fo:country="GB"/>
    </style:style>
    <style:style style:name="P2035" style:parent-style-name="Standard" style:family="paragraph">
      <style:paragraph-properties fo:text-align="justify"/>
    </style:style>
    <style:style style:name="T2036" style:parent-style-name="DefaultParagraphFont" style:family="text">
      <style:text-properties style:font-name="Times New Roman" style:font-name-complex="Times New Roman" fo:font-size="9pt" style:font-size-asian="9pt" style:font-size-complex="9pt" fo:language="en" fo:country="GB"/>
    </style:style>
    <style:style style:name="T203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38" style:parent-style-name="DefaultParagraphFont" style:family="text">
      <style:text-properties style:font-name="Times New Roman" style:font-name-complex="Times New Roman" fo:font-size="9pt" style:font-size-asian="9pt" style:font-size-complex="9pt" fo:language="en" fo:country="GB"/>
    </style:style>
    <style:style style:name="T2039" style:parent-style-name="DefaultParagraphFont" style:family="text">
      <style:text-properties style:font-name="Times New Roman" style:font-name-complex="Times New Roman" fo:font-size="9pt" style:font-size-asian="9pt" style:font-size-complex="9pt" fo:language="en" fo:country="GB"/>
    </style:style>
    <style:style style:name="T2040" style:parent-style-name="DefaultParagraphFont" style:family="text">
      <style:text-properties style:font-name="Times New Roman" style:font-name-complex="Times New Roman" fo:font-size="9pt" style:font-size-asian="9pt" style:font-size-complex="9pt" fo:language="en" fo:country="GB"/>
    </style:style>
    <style:style style:name="P2041" style:parent-style-name="Standard" style:family="paragraph">
      <style:paragraph-properties fo:text-align="justify"/>
    </style:style>
    <style:style style:name="T2042" style:parent-style-name="DefaultParagraphFont" style:family="text">
      <style:text-properties style:font-name="Times New Roman" style:font-name-complex="Times New Roman" fo:font-size="9pt" style:font-size-asian="9pt" style:font-size-complex="9pt" fo:language="en" fo:country="GB"/>
    </style:style>
    <style:style style:name="T204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44" style:parent-style-name="DefaultParagraphFont" style:family="text">
      <style:text-properties style:font-name="Times New Roman" style:font-name-complex="Times New Roman" fo:font-size="9pt" style:font-size-asian="9pt" style:font-size-complex="9pt" fo:language="en" fo:country="GB"/>
    </style:style>
    <style:style style:name="T2045" style:parent-style-name="DefaultParagraphFont" style:family="text">
      <style:text-properties style:font-name="Times New Roman" style:font-name-complex="Times New Roman" fo:font-size="9pt" style:font-size-asian="9pt" style:font-size-complex="9pt" fo:language="en" fo:country="GB"/>
    </style:style>
    <style:style style:name="T2046" style:parent-style-name="DefaultParagraphFont" style:family="text">
      <style:text-properties style:font-name="Times New Roman" style:font-name-complex="Times New Roman" fo:font-size="9pt" style:font-size-asian="9pt" style:font-size-complex="9pt" fo:language="en" fo:country="GB"/>
    </style:style>
    <style:style style:name="P2047" style:parent-style-name="Standard" style:family="paragraph">
      <style:paragraph-properties fo:text-align="justify"/>
    </style:style>
    <style:style style:name="T2048" style:parent-style-name="DefaultParagraphFont" style:family="text">
      <style:text-properties style:font-name="Times New Roman" style:font-name-complex="Times New Roman" fo:font-size="9pt" style:font-size-asian="9pt" style:font-size-complex="9pt" fo:language="en" fo:country="GB"/>
    </style:style>
    <style:style style:name="T204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50" style:parent-style-name="DefaultParagraphFont" style:family="text">
      <style:text-properties style:font-name="Times New Roman" style:font-name-complex="Times New Roman" fo:font-size="9pt" style:font-size-asian="9pt" style:font-size-complex="9pt" fo:language="en" fo:country="GB"/>
    </style:style>
    <style:style style:name="T2051" style:parent-style-name="DefaultParagraphFont" style:family="text">
      <style:text-properties style:font-name="Times New Roman" style:font-name-complex="Times New Roman" fo:font-size="9pt" style:font-size-asian="9pt" style:font-size-complex="9pt" fo:language="en" fo:country="GB"/>
    </style:style>
    <style:style style:name="P2052" style:parent-style-name="Standard" style:family="paragraph">
      <style:paragraph-properties fo:text-align="justify"/>
    </style:style>
    <style:style style:name="T2053" style:parent-style-name="DefaultParagraphFont" style:family="text">
      <style:text-properties style:font-name="Times New Roman" style:font-name-complex="Times New Roman" fo:font-size="9pt" style:font-size-asian="9pt" style:font-size-complex="9pt" fo:language="en" fo:country="GB"/>
    </style:style>
    <style:style style:name="T205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55" style:parent-style-name="DefaultParagraphFont" style:family="text">
      <style:text-properties style:font-name="Times New Roman" style:font-name-complex="Times New Roman" fo:font-size="9pt" style:font-size-asian="9pt" style:font-size-complex="9pt" fo:language="en" fo:country="GB"/>
    </style:style>
    <style:style style:name="T2056" style:parent-style-name="DefaultParagraphFont" style:family="text">
      <style:text-properties style:font-name="Times New Roman" style:font-name-complex="Times New Roman" fo:font-size="9pt" style:font-size-asian="9pt" style:font-size-complex="9pt" fo:language="en" fo:country="GB"/>
    </style:style>
    <style:style style:name="T2057" style:parent-style-name="DefaultParagraphFont" style:family="text">
      <style:text-properties style:font-name="Times New Roman" style:font-name-complex="Times New Roman" fo:font-size="9pt" style:font-size-asian="9pt" style:font-size-complex="9pt" fo:language="en" fo:country="GB"/>
    </style:style>
    <style:style style:name="P205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5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6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6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62" style:parent-style-name="Standard" style:family="paragraph">
      <style:paragraph-properties fo:text-align="justify"/>
    </style:style>
    <style:style style:name="T2063" style:parent-style-name="DefaultParagraphFont" style:family="text">
      <style:text-properties style:font-name="Times New Roman" style:font-name-complex="Times New Roman" fo:font-size="9pt" style:font-size-asian="9pt" style:font-size-complex="9pt" fo:language="en" fo:country="GB"/>
    </style:style>
    <style:style style:name="T206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65" style:parent-style-name="DefaultParagraphFont" style:family="text">
      <style:text-properties style:font-name="Times New Roman" style:font-name-complex="Times New Roman" fo:font-size="9pt" style:font-size-asian="9pt" style:font-size-complex="9pt" fo:language="en" fo:country="GB"/>
    </style:style>
    <style:style style:name="T2066" style:parent-style-name="DefaultParagraphFont" style:family="text">
      <style:text-properties style:font-name="Times New Roman" style:font-name-complex="Times New Roman" fo:font-size="9pt" style:font-size-asian="9pt" style:font-size-complex="9pt" fo:language="en" fo:country="GB"/>
    </style:style>
    <style:style style:name="T2067" style:parent-style-name="DefaultParagraphFont" style:family="text">
      <style:text-properties style:font-name="Times New Roman" style:font-name-complex="Times New Roman" fo:font-size="9pt" style:font-size-asian="9pt" style:font-size-complex="9pt" fo:language="en" fo:country="GB"/>
    </style:style>
    <style:style style:name="P2068" style:parent-style-name="Standard" style:family="paragraph">
      <style:paragraph-properties fo:text-align="justify"/>
    </style:style>
    <style:style style:name="T2069" style:parent-style-name="DefaultParagraphFont" style:family="text">
      <style:text-properties style:font-name="Times New Roman" style:font-name-complex="Times New Roman" fo:font-size="9pt" style:font-size-asian="9pt" style:font-size-complex="9pt" fo:language="en" fo:country="GB"/>
    </style:style>
    <style:style style:name="T207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71" style:parent-style-name="DefaultParagraphFont" style:family="text">
      <style:text-properties style:font-name="Times New Roman" style:font-name-complex="Times New Roman" fo:font-size="9pt" style:font-size-asian="9pt" style:font-size-complex="9pt" fo:language="en" fo:country="GB"/>
    </style:style>
    <style:style style:name="T2072" style:parent-style-name="DefaultParagraphFont" style:family="text">
      <style:text-properties style:font-name="Times New Roman" style:font-name-complex="Times New Roman" fo:font-size="9pt" style:font-size-asian="9pt" style:font-size-complex="9pt" fo:language="en" fo:country="GB"/>
    </style:style>
    <style:style style:name="P2073" style:parent-style-name="Standard" style:family="paragraph">
      <style:paragraph-properties fo:text-align="justify"/>
    </style:style>
    <style:style style:name="T2074" style:parent-style-name="DefaultParagraphFont" style:family="text">
      <style:text-properties style:font-name="Times New Roman" style:font-name-complex="Times New Roman" fo:font-size="9pt" style:font-size-asian="9pt" style:font-size-complex="9pt" fo:language="en" fo:country="GB"/>
    </style:style>
    <style:style style:name="T207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76" style:parent-style-name="DefaultParagraphFont" style:family="text">
      <style:text-properties style:font-name="Times New Roman" style:font-name-complex="Times New Roman" fo:font-size="9pt" style:font-size-asian="9pt" style:font-size-complex="9pt" fo:language="en" fo:country="GB"/>
    </style:style>
    <style:style style:name="T2077" style:parent-style-name="DefaultParagraphFont" style:family="text">
      <style:text-properties style:font-name="Times New Roman" style:font-name-complex="Times New Roman" fo:font-size="9pt" style:font-size-asian="9pt" style:font-size-complex="9pt" fo:language="en" fo:country="GB"/>
    </style:style>
    <style:style style:name="T2078" style:parent-style-name="DefaultParagraphFont" style:family="text">
      <style:text-properties style:font-name="Times New Roman" style:font-name-complex="Times New Roman" fo:font-size="9pt" style:font-size-asian="9pt" style:font-size-complex="9pt" fo:language="en" fo:country="GB"/>
    </style:style>
    <style:style style:name="P2079" style:parent-style-name="Standard" style:family="paragraph">
      <style:paragraph-properties fo:text-align="justify"/>
    </style:style>
    <style:style style:name="T2080" style:parent-style-name="DefaultParagraphFont" style:family="text">
      <style:text-properties style:font-name="Times New Roman" style:font-name-complex="Times New Roman" fo:font-size="9pt" style:font-size-asian="9pt" style:font-size-complex="9pt" fo:language="en" fo:country="GB"/>
    </style:style>
    <style:style style:name="T208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82" style:parent-style-name="DefaultParagraphFont" style:family="text">
      <style:text-properties style:font-name="Times New Roman" style:font-name-complex="Times New Roman" fo:font-size="9pt" style:font-size-asian="9pt" style:font-size-complex="9pt" fo:language="en" fo:country="GB"/>
    </style:style>
    <style:style style:name="T2083" style:parent-style-name="DefaultParagraphFont" style:family="text">
      <style:text-properties style:font-name="Times New Roman" style:font-name-complex="Times New Roman" fo:font-size="9pt" style:font-size-asian="9pt" style:font-size-complex="9pt" fo:language="en" fo:country="GB"/>
    </style:style>
    <style:style style:name="T2084" style:parent-style-name="DefaultParagraphFont" style:family="text">
      <style:text-properties style:font-name="Times New Roman" style:font-name-complex="Times New Roman" fo:font-size="9pt" style:font-size-asian="9pt" style:font-size-complex="9pt" fo:language="en" fo:country="GB"/>
    </style:style>
    <style:style style:name="P2085" style:parent-style-name="Standard" style:family="paragraph">
      <style:paragraph-properties fo:text-align="justify"/>
    </style:style>
    <style:style style:name="T2086" style:parent-style-name="DefaultParagraphFont" style:family="text">
      <style:text-properties style:font-name="Times New Roman" style:font-name-complex="Times New Roman" fo:font-size="9pt" style:font-size-asian="9pt" style:font-size-complex="9pt" fo:language="en" fo:country="GB"/>
    </style:style>
    <style:style style:name="T208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88" style:parent-style-name="DefaultParagraphFont" style:family="text">
      <style:text-properties style:font-name="Times New Roman" style:font-name-complex="Times New Roman" fo:font-size="9pt" style:font-size-asian="9pt" style:font-size-complex="9pt" fo:language="en" fo:country="GB"/>
    </style:style>
    <style:style style:name="T2089" style:parent-style-name="DefaultParagraphFont" style:family="text">
      <style:text-properties style:font-name="Times New Roman" style:font-name-complex="Times New Roman" fo:font-size="9pt" style:font-size-asian="9pt" style:font-size-complex="9pt" fo:language="en" fo:country="GB"/>
    </style:style>
    <style:style style:name="P209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91" style:parent-style-name="Standard" style:family="paragraph">
      <style:paragraph-properties fo:text-align="justify"/>
    </style:style>
    <style:style style:name="T2092" style:parent-style-name="DefaultParagraphFont" style:family="text">
      <style:text-properties style:font-name="Times New Roman" style:font-name-complex="Times New Roman" fo:font-size="9pt" style:font-size-asian="9pt" style:font-size-complex="9pt" fo:language="en" fo:country="GB"/>
    </style:style>
    <style:style style:name="T20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094" style:parent-style-name="DefaultParagraphFont" style:family="text">
      <style:text-properties style:font-name="Times New Roman" style:font-name-complex="Times New Roman" fo:font-size="9pt" style:font-size-asian="9pt" style:font-size-complex="9pt" fo:language="en" fo:country="GB"/>
    </style:style>
    <style:style style:name="T2095" style:parent-style-name="DefaultParagraphFont" style:family="text">
      <style:text-properties style:font-name="Times New Roman" style:font-name-complex="Times New Roman" fo:font-size="9pt" style:font-size-asian="9pt" style:font-size-complex="9pt" fo:language="en" fo:country="GB"/>
    </style:style>
    <style:style style:name="T2096" style:parent-style-name="DefaultParagraphFont" style:family="text">
      <style:text-properties style:font-name="Times New Roman" style:font-name-complex="Times New Roman" fo:font-size="9pt" style:font-size-asian="9pt" style:font-size-complex="9pt" fo:language="en" fo:country="GB"/>
    </style:style>
    <style:style style:name="P209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9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09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0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01" style:parent-style-name="Standard" style:family="paragraph">
      <style:paragraph-properties fo:text-align="justify"/>
    </style:style>
    <style:style style:name="T2102" style:parent-style-name="DefaultParagraphFont" style:family="text">
      <style:text-properties style:font-name="Times New Roman" style:font-name-complex="Times New Roman" fo:font-size="9pt" style:font-size-asian="9pt" style:font-size-complex="9pt" fo:language="en" fo:country="GB"/>
    </style:style>
    <style:style style:name="T210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04" style:parent-style-name="DefaultParagraphFont" style:family="text">
      <style:text-properties style:font-name="Times New Roman" style:font-name-complex="Times New Roman" fo:font-size="9pt" style:font-size-asian="9pt" style:font-size-complex="9pt" fo:language="en" fo:country="GB"/>
    </style:style>
    <style:style style:name="T2105" style:parent-style-name="DefaultParagraphFont" style:family="text">
      <style:text-properties style:font-name="Times New Roman" style:font-name-complex="Times New Roman" fo:font-size="9pt" style:font-size-asian="9pt" style:font-size-complex="9pt" fo:language="en" fo:country="GB"/>
    </style:style>
    <style:style style:name="P210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07" style:parent-style-name="Standard" style:family="paragraph">
      <style:paragraph-properties fo:text-align="justify"/>
    </style:style>
    <style:style style:name="T2108" style:parent-style-name="DefaultParagraphFont" style:family="text">
      <style:text-properties style:font-name="Times New Roman" style:font-name-complex="Times New Roman" fo:font-size="9pt" style:font-size-asian="9pt" style:font-size-complex="9pt" fo:language="en" fo:country="GB"/>
    </style:style>
    <style:style style:name="T210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1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11" style:parent-style-name="DefaultParagraphFont" style:family="text">
      <style:text-properties style:font-name="Times New Roman" style:font-name-complex="Times New Roman" fo:font-size="9pt" style:font-size-asian="9pt" style:font-size-complex="9pt" fo:language="en" fo:country="GB"/>
    </style:style>
    <style:style style:name="T2112" style:parent-style-name="DefaultParagraphFont" style:family="text">
      <style:text-properties style:font-name="Times New Roman" style:font-name-complex="Times New Roman" fo:font-size="9pt" style:font-size-asian="9pt" style:font-size-complex="9pt" fo:language="en" fo:country="GB"/>
    </style:style>
    <style:style style:name="P2113" style:parent-style-name="Standard" style:family="paragraph">
      <style:paragraph-properties fo:text-align="justify"/>
    </style:style>
    <style:style style:name="T2114" style:parent-style-name="DefaultParagraphFont" style:family="text">
      <style:text-properties style:font-name="Times New Roman" style:font-name-complex="Times New Roman" fo:font-size="9pt" style:font-size-asian="9pt" style:font-size-complex="9pt" fo:language="en" fo:country="GB"/>
    </style:style>
    <style:style style:name="T211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16" style:parent-style-name="DefaultParagraphFont" style:family="text">
      <style:text-properties style:font-name="Times New Roman" style:font-name-complex="Times New Roman" fo:font-size="9pt" style:font-size-asian="9pt" style:font-size-complex="9pt" fo:language="en" fo:country="GB"/>
    </style:style>
    <style:style style:name="T2117" style:parent-style-name="DefaultParagraphFont" style:family="text">
      <style:text-properties style:font-name="Times New Roman" style:font-name-complex="Times New Roman" fo:font-size="9pt" style:font-size-asian="9pt" style:font-size-complex="9pt" fo:language="en" fo:country="GB"/>
    </style:style>
    <style:style style:name="T2118" style:parent-style-name="DefaultParagraphFont" style:family="text">
      <style:text-properties style:font-name="Times New Roman" style:font-name-complex="Times New Roman" fo:font-size="9pt" style:font-size-asian="9pt" style:font-size-complex="9pt" fo:language="en" fo:country="GB"/>
    </style:style>
    <style:style style:name="P211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20" style:parent-style-name="Standard" style:family="paragraph">
      <style:paragraph-properties fo:text-align="justify"/>
    </style:style>
    <style:style style:name="T2121" style:parent-style-name="DefaultParagraphFont" style:family="text">
      <style:text-properties style:font-name="Times New Roman" style:font-name-complex="Times New Roman" fo:font-size="9pt" style:font-size-asian="9pt" style:font-size-complex="9pt" fo:language="en" fo:country="GB"/>
    </style:style>
    <style:style style:name="T212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23" style:parent-style-name="DefaultParagraphFont" style:family="text">
      <style:text-properties style:font-name="Times New Roman" style:font-name-complex="Times New Roman" fo:font-size="9pt" style:font-size-asian="9pt" style:font-size-complex="9pt" fo:language="en" fo:country="GB"/>
    </style:style>
    <style:style style:name="T2124" style:parent-style-name="DefaultParagraphFont" style:family="text">
      <style:text-properties style:font-name="Times New Roman" style:font-name-complex="Times New Roman" fo:font-size="9pt" style:font-size-asian="9pt" style:font-size-complex="9pt" fo:language="en" fo:country="GB"/>
    </style:style>
    <style:style style:name="T2125" style:parent-style-name="DefaultParagraphFont" style:family="text">
      <style:text-properties style:font-name="Times New Roman" style:font-name-complex="Times New Roman" fo:font-size="9pt" style:font-size-asian="9pt" style:font-size-complex="9pt" fo:language="en" fo:country="GB"/>
    </style:style>
    <style:style style:name="P212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2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2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29" style:parent-style-name="Standard" style:family="paragraph">
      <style:paragraph-properties fo:text-align="justify"/>
    </style:style>
    <style:style style:name="T2130" style:parent-style-name="DefaultParagraphFont" style:family="text">
      <style:text-properties style:font-name="Times New Roman" style:font-name-complex="Times New Roman" fo:font-size="9pt" style:font-size-asian="9pt" style:font-size-complex="9pt" fo:language="en" fo:country="GB"/>
    </style:style>
    <style:style style:name="T213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32" style:parent-style-name="DefaultParagraphFont" style:family="text">
      <style:text-properties style:font-name="Times New Roman" style:font-name-complex="Times New Roman" fo:font-size="9pt" style:font-size-asian="9pt" style:font-size-complex="9pt" fo:language="en" fo:country="GB"/>
    </style:style>
    <style:style style:name="T2133" style:parent-style-name="DefaultParagraphFont" style:family="text">
      <style:text-properties style:font-name="Times New Roman" style:font-name-complex="Times New Roman" fo:font-size="9pt" style:font-size-asian="9pt" style:font-size-complex="9pt" fo:language="en" fo:country="GB"/>
    </style:style>
    <style:style style:name="T2134" style:parent-style-name="DefaultParagraphFont" style:family="text">
      <style:text-properties style:font-name="Times New Roman" style:font-name-complex="Times New Roman" fo:font-size="9pt" style:font-size-asian="9pt" style:font-size-complex="9pt" fo:language="en" fo:country="GB"/>
    </style:style>
    <style:style style:name="P213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36" style:parent-style-name="Standard" style:family="paragraph">
      <style:paragraph-properties fo:text-align="justify"/>
    </style:style>
    <style:style style:name="T2137" style:parent-style-name="DefaultParagraphFont" style:family="text">
      <style:text-properties style:font-name="Times New Roman" style:font-name-complex="Times New Roman" fo:font-size="9pt" style:font-size-asian="9pt" style:font-size-complex="9pt" fo:language="en" fo:country="GB"/>
    </style:style>
    <style:style style:name="T213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39" style:parent-style-name="DefaultParagraphFont" style:family="text">
      <style:text-properties style:font-name="Times New Roman" style:font-name-complex="Times New Roman" fo:font-size="9pt" style:font-size-asian="9pt" style:font-size-complex="9pt" fo:language="en" fo:country="GB"/>
    </style:style>
    <style:style style:name="T2140" style:parent-style-name="DefaultParagraphFont" style:family="text">
      <style:text-properties style:font-name="Times New Roman" style:font-name-complex="Times New Roman" fo:font-size="9pt" style:font-size-asian="9pt" style:font-size-complex="9pt" fo:language="en" fo:country="GB"/>
    </style:style>
    <style:style style:name="T2141" style:parent-style-name="DefaultParagraphFont" style:family="text">
      <style:text-properties style:font-name="Times New Roman" style:font-name-complex="Times New Roman" fo:font-size="9pt" style:font-size-asian="9pt" style:font-size-complex="9pt" fo:language="en" fo:country="GB"/>
    </style:style>
    <style:style style:name="P214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43" style:parent-style-name="Standard" style:family="paragraph">
      <style:paragraph-properties fo:text-align="justify"/>
    </style:style>
    <style:style style:name="T2144" style:parent-style-name="DefaultParagraphFont" style:family="text">
      <style:text-properties style:font-name="Times New Roman" style:font-name-complex="Times New Roman" fo:font-size="9pt" style:font-size-asian="9pt" style:font-size-complex="9pt" fo:language="en" fo:country="GB"/>
    </style:style>
    <style:style style:name="T214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46" style:parent-style-name="DefaultParagraphFont" style:family="text">
      <style:text-properties style:font-name="Times New Roman" style:font-name-complex="Times New Roman" fo:font-size="9pt" style:font-size-asian="9pt" style:font-size-complex="9pt" fo:language="en" fo:country="GB"/>
    </style:style>
    <style:style style:name="T2147" style:parent-style-name="DefaultParagraphFont" style:family="text">
      <style:text-properties style:font-name="Times New Roman" style:font-name-complex="Times New Roman" fo:font-size="9pt" style:font-size-asian="9pt" style:font-size-complex="9pt" fo:language="en" fo:country="GB"/>
    </style:style>
    <style:style style:name="T2148" style:parent-style-name="DefaultParagraphFont" style:family="text">
      <style:text-properties style:font-name="Times New Roman" style:font-name-complex="Times New Roman" fo:font-size="9pt" style:font-size-asian="9pt" style:font-size-complex="9pt" fo:language="en" fo:country="GB"/>
    </style:style>
    <style:style style:name="P2149" style:parent-style-name="Standard" style:family="paragraph">
      <style:paragraph-properties fo:text-align="justify"/>
    </style:style>
    <style:style style:name="T2150" style:parent-style-name="DefaultParagraphFont" style:family="text">
      <style:text-properties style:font-name="Times New Roman" style:font-name-complex="Times New Roman" fo:font-size="9pt" style:font-size-asian="9pt" style:font-size-complex="9pt" fo:language="en" fo:country="GB"/>
    </style:style>
    <style:style style:name="T215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52" style:parent-style-name="DefaultParagraphFont" style:family="text">
      <style:text-properties style:font-name="Times New Roman" style:font-name-complex="Times New Roman" fo:font-size="9pt" style:font-size-asian="9pt" style:font-size-complex="9pt" fo:language="en" fo:country="GB"/>
    </style:style>
    <style:style style:name="T2153" style:parent-style-name="DefaultParagraphFont" style:family="text">
      <style:text-properties style:font-name="Times New Roman" style:font-name-complex="Times New Roman" fo:font-size="9pt" style:font-size-asian="9pt" style:font-size-complex="9pt" fo:language="en" fo:country="GB"/>
    </style:style>
    <style:style style:name="T2154" style:parent-style-name="DefaultParagraphFont" style:family="text">
      <style:text-properties style:font-name="Times New Roman" style:font-name-complex="Times New Roman" fo:font-size="9pt" style:font-size-asian="9pt" style:font-size-complex="9pt" fo:language="en" fo:country="GB"/>
    </style:style>
    <style:style style:name="P2155" style:parent-style-name="Standard" style:family="paragraph">
      <style:paragraph-properties fo:text-align="justify"/>
    </style:style>
    <style:style style:name="T2156" style:parent-style-name="DefaultParagraphFont" style:family="text">
      <style:text-properties style:font-name="Times New Roman" style:font-name-complex="Times New Roman" fo:font-size="9pt" style:font-size-asian="9pt" style:font-size-complex="9pt" fo:language="en" fo:country="GB"/>
    </style:style>
    <style:style style:name="T215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58" style:parent-style-name="DefaultParagraphFont" style:family="text">
      <style:text-properties style:font-name="Times New Roman" style:font-name-complex="Times New Roman" fo:font-size="9pt" style:font-size-asian="9pt" style:font-size-complex="9pt" fo:language="en" fo:country="GB"/>
    </style:style>
    <style:style style:name="T2159" style:parent-style-name="DefaultParagraphFont" style:family="text">
      <style:text-properties style:font-name="Times New Roman" style:font-name-complex="Times New Roman" fo:font-size="9pt" style:font-size-asian="9pt" style:font-size-complex="9pt" fo:language="en" fo:country="GB"/>
    </style:style>
    <style:style style:name="T2160" style:parent-style-name="DefaultParagraphFont" style:family="text">
      <style:text-properties style:font-name="Times New Roman" style:font-name-complex="Times New Roman" fo:font-size="9pt" style:font-size-asian="9pt" style:font-size-complex="9pt" fo:language="en" fo:country="GB"/>
    </style:style>
    <style:style style:name="T2161" style:parent-style-name="DefaultParagraphFont" style:family="text">
      <style:text-properties style:font-name="Times New Roman" style:font-name-complex="Times New Roman" fo:font-size="9pt" style:font-size-asian="9pt" style:font-size-complex="9pt" fo:language="en" fo:country="GB"/>
    </style:style>
    <style:style style:name="P216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6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6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65" style:parent-style-name="Standard" style:family="paragraph">
      <style:paragraph-properties fo:text-align="justify"/>
    </style:style>
    <style:style style:name="T2166" style:parent-style-name="DefaultParagraphFont" style:family="text">
      <style:text-properties style:font-name="Times New Roman" style:font-name-complex="Times New Roman" fo:font-size="9pt" style:font-size-asian="9pt" style:font-size-complex="9pt" fo:language="en" fo:country="GB"/>
    </style:style>
    <style:style style:name="T216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68" style:parent-style-name="DefaultParagraphFont" style:family="text">
      <style:text-properties style:font-name="Times New Roman" style:font-name-complex="Times New Roman" fo:font-size="9pt" style:font-size-asian="9pt" style:font-size-complex="9pt" fo:language="en" fo:country="GB"/>
    </style:style>
    <style:style style:name="T2169" style:parent-style-name="DefaultParagraphFont" style:family="text">
      <style:text-properties style:font-name="Times New Roman" style:font-name-complex="Times New Roman" fo:font-size="9pt" style:font-size-asian="9pt" style:font-size-complex="9pt" fo:language="en" fo:country="GB"/>
    </style:style>
    <style:style style:name="P217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71" style:parent-style-name="Standard" style:family="paragraph">
      <style:paragraph-properties fo:text-align="justify"/>
    </style:style>
    <style:style style:name="T2172" style:parent-style-name="DefaultParagraphFont" style:family="text">
      <style:text-properties style:font-name="Times New Roman" style:font-name-complex="Times New Roman" fo:font-size="9pt" style:font-size-asian="9pt" style:font-size-complex="9pt" fo:language="en" fo:country="GB"/>
    </style:style>
    <style:style style:name="T217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74" style:parent-style-name="DefaultParagraphFont" style:family="text">
      <style:text-properties style:font-name="Times New Roman" style:font-name-complex="Times New Roman" fo:font-size="9pt" style:font-size-asian="9pt" style:font-size-complex="9pt" fo:language="en" fo:country="GB"/>
    </style:style>
    <style:style style:name="T2175" style:parent-style-name="DefaultParagraphFont" style:family="text">
      <style:text-properties style:font-name="Times New Roman" style:font-name-complex="Times New Roman" fo:font-size="9pt" style:font-size-asian="9pt" style:font-size-complex="9pt" fo:language="en" fo:country="GB"/>
    </style:style>
    <style:style style:name="T2176" style:parent-style-name="DefaultParagraphFont" style:family="text">
      <style:text-properties style:font-name="Times New Roman" style:font-name-complex="Times New Roman" fo:font-size="9pt" style:font-size-asian="9pt" style:font-size-complex="9pt" fo:language="en" fo:country="GB"/>
    </style:style>
    <style:style style:name="P217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78" style:parent-style-name="Standard" style:family="paragraph">
      <style:paragraph-properties fo:text-align="justify"/>
    </style:style>
    <style:style style:name="T2179" style:parent-style-name="DefaultParagraphFont" style:family="text">
      <style:text-properties style:font-name="Times New Roman" style:font-name-complex="Times New Roman" fo:font-size="9pt" style:font-size-asian="9pt" style:font-size-complex="9pt" fo:language="en" fo:country="GB"/>
    </style:style>
    <style:style style:name="T218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81" style:parent-style-name="DefaultParagraphFont" style:family="text">
      <style:text-properties style:font-name="Times New Roman" style:font-name-complex="Times New Roman" fo:font-size="9pt" style:font-size-asian="9pt" style:font-size-complex="9pt" fo:language="en" fo:country="GB"/>
    </style:style>
    <style:style style:name="T2182" style:parent-style-name="DefaultParagraphFont" style:family="text">
      <style:text-properties style:font-name="Times New Roman" style:font-name-complex="Times New Roman" fo:font-size="9pt" style:font-size-asian="9pt" style:font-size-complex="9pt" fo:language="en" fo:country="GB"/>
    </style:style>
    <style:style style:name="T2183" style:parent-style-name="DefaultParagraphFont" style:family="text">
      <style:text-properties style:font-name="Times New Roman" style:font-name-complex="Times New Roman" fo:font-size="9pt" style:font-size-asian="9pt" style:font-size-complex="9pt" fo:language="en" fo:country="GB"/>
    </style:style>
    <style:style style:name="P218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85" style:parent-style-name="Standard" style:family="paragraph">
      <style:paragraph-properties fo:text-align="justify"/>
    </style:style>
    <style:style style:name="T2186" style:parent-style-name="DefaultParagraphFont" style:family="text">
      <style:text-properties style:font-name="Times New Roman" style:font-name-complex="Times New Roman" fo:font-size="9pt" style:font-size-asian="9pt" style:font-size-complex="9pt" fo:language="en" fo:country="GB"/>
    </style:style>
    <style:style style:name="T218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88" style:parent-style-name="DefaultParagraphFont" style:family="text">
      <style:text-properties style:font-name="Times New Roman" style:font-name-complex="Times New Roman" fo:font-size="9pt" style:font-size-asian="9pt" style:font-size-complex="9pt" fo:language="en" fo:country="GB"/>
    </style:style>
    <style:style style:name="T2189" style:parent-style-name="DefaultParagraphFont" style:family="text">
      <style:text-properties style:font-name="Times New Roman" style:font-name-complex="Times New Roman" fo:font-size="9pt" style:font-size-asian="9pt" style:font-size-complex="9pt" fo:language="en" fo:country="GB"/>
    </style:style>
    <style:style style:name="P219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91" style:parent-style-name="Standard" style:family="paragraph">
      <style:paragraph-properties fo:text-align="justify"/>
    </style:style>
    <style:style style:name="T2192" style:parent-style-name="DefaultParagraphFont" style:family="text">
      <style:text-properties style:font-name="Times New Roman" style:font-name-complex="Times New Roman" fo:font-size="9pt" style:font-size-asian="9pt" style:font-size-complex="9pt" fo:language="en" fo:country="GB"/>
    </style:style>
    <style:style style:name="T21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194" style:parent-style-name="DefaultParagraphFont" style:family="text">
      <style:text-properties style:font-name="Times New Roman" style:font-name-complex="Times New Roman" fo:font-size="9pt" style:font-size-asian="9pt" style:font-size-complex="9pt" fo:language="en" fo:country="GB"/>
    </style:style>
    <style:style style:name="T2195" style:parent-style-name="DefaultParagraphFont" style:family="text">
      <style:text-properties style:font-name="Times New Roman" style:font-name-complex="Times New Roman" fo:font-size="9pt" style:font-size-asian="9pt" style:font-size-complex="9pt" fo:language="en" fo:country="GB"/>
    </style:style>
    <style:style style:name="T2196" style:parent-style-name="DefaultParagraphFont" style:family="text">
      <style:text-properties style:font-name="Times New Roman" style:font-name-complex="Times New Roman" fo:font-size="9pt" style:font-size-asian="9pt" style:font-size-complex="9pt" fo:language="en" fo:country="GB"/>
    </style:style>
    <style:style style:name="P219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9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19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0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01" style:parent-style-name="Standard" style:family="paragraph">
      <style:paragraph-properties fo:text-align="justify"/>
    </style:style>
    <style:style style:name="T2202" style:parent-style-name="DefaultParagraphFont" style:family="text">
      <style:text-properties style:font-name="Times New Roman" style:font-name-complex="Times New Roman" fo:font-size="9pt" style:font-size-asian="9pt" style:font-size-complex="9pt" fo:language="en" fo:country="GB"/>
    </style:style>
    <style:style style:name="T220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04" style:parent-style-name="DefaultParagraphFont" style:family="text">
      <style:text-properties style:font-name="Times New Roman" style:font-name-complex="Times New Roman" fo:font-size="9pt" style:font-size-asian="9pt" style:font-size-complex="9pt" fo:language="en" fo:country="GB"/>
    </style:style>
    <style:style style:name="T2205" style:parent-style-name="DefaultParagraphFont" style:family="text">
      <style:text-properties style:font-name="Times New Roman" style:font-name-complex="Times New Roman" fo:font-size="9pt" style:font-size-asian="9pt" style:font-size-complex="9pt" fo:language="en" fo:country="GB"/>
    </style:style>
    <style:style style:name="T2206" style:parent-style-name="DefaultParagraphFont" style:family="text">
      <style:text-properties style:font-name="Times New Roman" style:font-name-complex="Times New Roman" fo:font-size="9pt" style:font-size-asian="9pt" style:font-size-complex="9pt" fo:language="en" fo:country="GB"/>
    </style:style>
    <style:style style:name="P220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08" style:parent-style-name="Standard" style:family="paragraph">
      <style:paragraph-properties fo:text-align="justify"/>
    </style:style>
    <style:style style:name="T2209" style:parent-style-name="DefaultParagraphFont" style:family="text">
      <style:text-properties style:font-name="Times New Roman" style:font-name-complex="Times New Roman" fo:font-size="9pt" style:font-size-asian="9pt" style:font-size-complex="9pt" fo:language="en" fo:country="GB"/>
    </style:style>
    <style:style style:name="T221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11" style:parent-style-name="DefaultParagraphFont" style:family="text">
      <style:text-properties style:font-name="Times New Roman" style:font-name-complex="Times New Roman" fo:font-size="9pt" style:font-size-asian="9pt" style:font-size-complex="9pt" fo:language="en" fo:country="GB"/>
    </style:style>
    <style:style style:name="T2212" style:parent-style-name="DefaultParagraphFont" style:family="text">
      <style:text-properties style:font-name="Times New Roman" style:font-name-complex="Times New Roman" fo:font-size="9pt" style:font-size-asian="9pt" style:font-size-complex="9pt" fo:language="en" fo:country="GB"/>
    </style:style>
    <style:style style:name="P221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14" style:parent-style-name="Standard" style:family="paragraph">
      <style:paragraph-properties fo:text-align="justify"/>
    </style:style>
    <style:style style:name="T2215" style:parent-style-name="DefaultParagraphFont" style:family="text">
      <style:text-properties style:font-name="Times New Roman" style:font-name-complex="Times New Roman" fo:font-size="9pt" style:font-size-asian="9pt" style:font-size-complex="9pt" fo:language="en" fo:country="GB"/>
    </style:style>
    <style:style style:name="T2216" style:parent-style-name="DefaultParagraphFont" style:family="text">
      <style:text-properties style:font-name="Times New Roman" style:font-name-complex="Times New Roman" fo:font-size="9pt" style:font-size-asian="9pt" style:font-size-complex="9pt" fo:language="en" fo:country="GB"/>
    </style:style>
    <style:style style:name="T221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18" style:parent-style-name="DefaultParagraphFont" style:family="text">
      <style:text-properties style:font-name="Times New Roman" style:font-name-complex="Times New Roman" fo:font-size="9pt" style:font-size-asian="9pt" style:font-size-complex="9pt" fo:language="en" fo:country="GB"/>
    </style:style>
    <style:style style:name="T2219" style:parent-style-name="DefaultParagraphFont" style:family="text">
      <style:text-properties style:font-name="Times New Roman" style:font-name-complex="Times New Roman" fo:font-size="9pt" style:font-size-asian="9pt" style:font-size-complex="9pt" fo:language="en" fo:country="GB"/>
    </style:style>
    <style:style style:name="P222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21" style:parent-style-name="Standard" style:family="paragraph">
      <style:paragraph-properties fo:text-align="justify"/>
    </style:style>
    <style:style style:name="T2222" style:parent-style-name="DefaultParagraphFont" style:family="text">
      <style:text-properties style:font-name="Times New Roman" style:font-name-complex="Times New Roman" fo:font-size="9pt" style:font-size-asian="9pt" style:font-size-complex="9pt" fo:language="en" fo:country="GB"/>
    </style:style>
    <style:style style:name="T222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24" style:parent-style-name="DefaultParagraphFont" style:family="text">
      <style:text-properties style:font-name="Times New Roman" style:font-name-complex="Times New Roman" fo:font-size="9pt" style:font-size-asian="9pt" style:font-size-complex="9pt" fo:language="en" fo:country="GB"/>
    </style:style>
    <style:style style:name="T2225" style:parent-style-name="DefaultParagraphFont" style:family="text">
      <style:text-properties style:font-name="Times New Roman" style:font-name-complex="Times New Roman" fo:font-size="9pt" style:font-size-asian="9pt" style:font-size-complex="9pt" fo:language="en" fo:country="GB"/>
    </style:style>
    <style:style style:name="T2226" style:parent-style-name="DefaultParagraphFont" style:family="text">
      <style:text-properties style:font-name="Times New Roman" style:font-name-complex="Times New Roman" fo:font-size="9pt" style:font-size-asian="9pt" style:font-size-complex="9pt" fo:language="en" fo:country="GB"/>
    </style:style>
    <style:style style:name="P222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28" style:parent-style-name="Standard" style:family="paragraph">
      <style:paragraph-properties fo:text-align="justify"/>
    </style:style>
    <style:style style:name="T2229" style:parent-style-name="DefaultParagraphFont" style:family="text">
      <style:text-properties style:font-name="Times New Roman" style:font-name-complex="Times New Roman" fo:font-size="9pt" style:font-size-asian="9pt" style:font-size-complex="9pt" fo:language="en" fo:country="GB"/>
    </style:style>
    <style:style style:name="T223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31" style:parent-style-name="DefaultParagraphFont" style:family="text">
      <style:text-properties style:font-name="Times New Roman" style:font-name-complex="Times New Roman" fo:font-size="9pt" style:font-size-asian="9pt" style:font-size-complex="9pt" fo:language="en" fo:country="GB"/>
    </style:style>
    <style:style style:name="T2232" style:parent-style-name="DefaultParagraphFont" style:family="text">
      <style:text-properties style:font-name="Times New Roman" style:font-name-complex="Times New Roman" fo:font-size="9pt" style:font-size-asian="9pt" style:font-size-complex="9pt" fo:language="en" fo:country="GB"/>
    </style:style>
    <style:style style:name="T2233" style:parent-style-name="DefaultParagraphFont" style:family="text">
      <style:text-properties style:font-name="Times New Roman" style:font-name-complex="Times New Roman" fo:font-size="9pt" style:font-size-asian="9pt" style:font-size-complex="9pt" fo:language="en" fo:country="GB"/>
    </style:style>
    <style:style style:name="P223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3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3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3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3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3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40" style:parent-style-name="Standard" style:family="paragraph">
      <style:paragraph-properties fo:text-align="justify"/>
    </style:style>
    <style:style style:name="T2241" style:parent-style-name="DefaultParagraphFont" style:family="text">
      <style:text-properties style:font-name="Times New Roman" style:font-name-complex="Times New Roman" fo:font-size="9pt" style:font-size-asian="9pt" style:font-size-complex="9pt" fo:language="en" fo:country="GB"/>
    </style:style>
    <style:style style:name="T224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43" style:parent-style-name="DefaultParagraphFont" style:family="text">
      <style:text-properties style:font-name="Times New Roman" style:font-name-complex="Times New Roman" fo:font-size="9pt" style:font-size-asian="9pt" style:font-size-complex="9pt" fo:language="en" fo:country="GB"/>
    </style:style>
    <style:style style:name="T2244" style:parent-style-name="DefaultParagraphFont" style:family="text">
      <style:text-properties style:font-name="Times New Roman" style:font-name-complex="Times New Roman" fo:font-size="9pt" style:font-size-asian="9pt" style:font-size-complex="9pt" fo:language="en" fo:country="GB"/>
    </style:style>
    <style:style style:name="T2245" style:parent-style-name="DefaultParagraphFont" style:family="text">
      <style:text-properties style:font-name="Times New Roman" style:font-name-complex="Times New Roman" fo:font-size="9pt" style:font-size-asian="9pt" style:font-size-complex="9pt" fo:language="en" fo:country="GB"/>
    </style:style>
    <style:style style:name="P224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47" style:parent-style-name="Standard" style:family="paragraph">
      <style:paragraph-properties fo:text-align="justify"/>
    </style:style>
    <style:style style:name="T2248" style:parent-style-name="DefaultParagraphFont" style:family="text">
      <style:text-properties style:font-name="Times New Roman" style:font-name-complex="Times New Roman" fo:font-size="9pt" style:font-size-asian="9pt" style:font-size-complex="9pt" fo:language="en" fo:country="GB"/>
    </style:style>
    <style:style style:name="T2249"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50" style:parent-style-name="DefaultParagraphFont" style:family="text">
      <style:text-properties style:font-name="Times New Roman" style:font-name-complex="Times New Roman" fo:font-size="9pt" style:font-size-asian="9pt" style:font-size-complex="9pt" fo:language="en" fo:country="GB"/>
    </style:style>
    <style:style style:name="T2251" style:parent-style-name="DefaultParagraphFont" style:family="text">
      <style:text-properties style:font-name="Times New Roman" style:font-name-complex="Times New Roman" fo:font-size="9pt" style:font-size-asian="9pt" style:font-size-complex="9pt" fo:language="en" fo:country="GB"/>
    </style:style>
    <style:style style:name="T2252" style:parent-style-name="DefaultParagraphFont" style:family="text">
      <style:text-properties style:font-name="Times New Roman" style:font-name-complex="Times New Roman" fo:font-size="9pt" style:font-size-asian="9pt" style:font-size-complex="9pt" fo:language="en" fo:country="GB"/>
    </style:style>
    <style:style style:name="P225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54" style:parent-style-name="Standard" style:family="paragraph">
      <style:paragraph-properties fo:text-align="justify"/>
    </style:style>
    <style:style style:name="T2255" style:parent-style-name="DefaultParagraphFont" style:family="text">
      <style:text-properties style:font-name="Times New Roman" style:font-name-complex="Times New Roman" fo:font-size="9pt" style:font-size-asian="9pt" style:font-size-complex="9pt" fo:language="en" fo:country="GB"/>
    </style:style>
    <style:style style:name="T225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57" style:parent-style-name="DefaultParagraphFont" style:family="text">
      <style:text-properties style:font-name="Times New Roman" style:font-name-complex="Times New Roman" fo:font-size="9pt" style:font-size-asian="9pt" style:font-size-complex="9pt" fo:language="en" fo:country="GB"/>
    </style:style>
    <style:style style:name="T2258" style:parent-style-name="DefaultParagraphFont" style:family="text">
      <style:text-properties style:font-name="Times New Roman" style:font-name-complex="Times New Roman" fo:font-size="9pt" style:font-size-asian="9pt" style:font-size-complex="9pt" fo:language="en" fo:country="GB"/>
    </style:style>
    <style:style style:name="T2259" style:parent-style-name="DefaultParagraphFont" style:family="text">
      <style:text-properties style:font-name="Times New Roman" style:font-name-complex="Times New Roman" fo:font-size="9pt" style:font-size-asian="9pt" style:font-size-complex="9pt" fo:language="en" fo:country="GB"/>
    </style:style>
    <style:style style:name="P226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61" style:parent-style-name="Standard" style:family="paragraph">
      <style:paragraph-properties fo:text-align="justify"/>
    </style:style>
    <style:style style:name="T2262" style:parent-style-name="DefaultParagraphFont" style:family="text">
      <style:text-properties style:font-name="Times New Roman" style:font-name-complex="Times New Roman" fo:font-size="9pt" style:font-size-asian="9pt" style:font-size-complex="9pt" fo:language="en" fo:country="GB"/>
    </style:style>
    <style:style style:name="T226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64" style:parent-style-name="DefaultParagraphFont" style:family="text">
      <style:text-properties style:font-name="Times New Roman" style:font-name-complex="Times New Roman" fo:font-size="9pt" style:font-size-asian="9pt" style:font-size-complex="9pt" fo:language="en" fo:country="GB"/>
    </style:style>
    <style:style style:name="T2265" style:parent-style-name="DefaultParagraphFont" style:family="text">
      <style:text-properties style:font-name="Times New Roman" style:font-name-complex="Times New Roman" fo:font-size="9pt" style:font-size-asian="9pt" style:font-size-complex="9pt" fo:language="en" fo:country="GB"/>
    </style:style>
    <style:style style:name="P2266" style:parent-style-name="Standard" style:family="paragraph">
      <style:paragraph-properties fo:text-align="justify"/>
    </style:style>
    <style:style style:name="T2267" style:parent-style-name="DefaultParagraphFont" style:family="text">
      <style:text-properties style:font-name="Times New Roman" style:font-name-complex="Times New Roman" fo:font-size="9pt" style:font-size-asian="9pt" style:font-size-complex="9pt" fo:language="en" fo:country="GB"/>
    </style:style>
    <style:style style:name="T226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69" style:parent-style-name="DefaultParagraphFont" style:family="text">
      <style:text-properties style:font-name="Times New Roman" style:font-name-complex="Times New Roman" fo:font-size="9pt" style:font-size-asian="9pt" style:font-size-complex="9pt" fo:language="en" fo:country="GB"/>
    </style:style>
    <style:style style:name="T2270" style:parent-style-name="DefaultParagraphFont" style:family="text">
      <style:text-properties style:font-name="Times New Roman" style:font-name-complex="Times New Roman" fo:font-size="9pt" style:font-size-asian="9pt" style:font-size-complex="9pt" fo:language="en" fo:country="GB"/>
    </style:style>
    <style:style style:name="T2271" style:parent-style-name="DefaultParagraphFont" style:family="text">
      <style:text-properties style:font-name="Times New Roman" style:font-name-complex="Times New Roman" fo:font-size="9pt" style:font-size-asian="9pt" style:font-size-complex="9pt" fo:language="en" fo:country="GB"/>
    </style:style>
    <style:style style:name="P227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7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274" style:parent-style-name="Standard" style:family="paragraph">
      <style:paragraph-properties fo:text-align="justify"/>
      <style:text-properties fo:language="en" fo:country="GB"/>
    </style:style>
    <style:style style:name="P2275" style:parent-style-name="Standard" style:family="paragraph">
      <style:paragraph-properties fo:text-align="justify"/>
      <style:text-properties fo:language="en" fo:country="GB"/>
    </style:style>
    <style:style style:name="P2276" style:parent-style-name="Standard" style:family="paragraph">
      <style:paragraph-properties fo:text-align="justify"/>
    </style:style>
    <style:style style:name="T2277" style:parent-style-name="DefaultParagraphFont" style:family="text">
      <style:text-properties style:font-name="Times New Roman" style:font-name-complex="Times New Roman" fo:font-size="9pt" style:font-size-asian="9pt" style:font-size-complex="9pt" fo:language="en" fo:country="GB"/>
    </style:style>
    <style:style style:name="T227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79" style:parent-style-name="DefaultParagraphFont" style:family="text">
      <style:text-properties style:font-name="Times New Roman" style:font-name-complex="Times New Roman" fo:font-size="9pt" style:font-size-asian="9pt" style:font-size-complex="9pt" fo:language="en" fo:country="GB"/>
    </style:style>
    <style:style style:name="T2280" style:parent-style-name="DefaultParagraphFont" style:family="text">
      <style:text-properties style:font-name="Times New Roman" style:font-name-complex="Times New Roman" fo:font-size="9pt" style:font-size-asian="9pt" style:font-size-complex="9pt" fo:language="en" fo:country="GB"/>
    </style:style>
    <style:style style:name="T2281" style:parent-style-name="DefaultParagraphFont" style:family="text">
      <style:text-properties style:font-name="Times New Roman" style:font-name-complex="Times New Roman" fo:font-size="9pt" style:font-size-asian="9pt" style:font-size-complex="9pt" fo:language="en" fo:country="GB"/>
    </style:style>
    <style:style style:name="T2282" style:parent-style-name="DefaultParagraphFont" style:family="text">
      <style:text-properties style:font-name="Times New Roman" style:font-name-complex="Times New Roman" fo:font-size="9pt" style:font-size-asian="9pt" style:font-size-complex="9pt" fo:language="en" fo:country="GB"/>
    </style:style>
    <style:style style:name="P2283" style:parent-style-name="Standard" style:family="paragraph">
      <style:paragraph-properties fo:text-align="justify"/>
      <style:text-properties fo:language="en" fo:country="GB"/>
    </style:style>
    <style:style style:name="P2284" style:parent-style-name="Standard" style:family="paragraph">
      <style:paragraph-properties fo:text-align="justify"/>
    </style:style>
    <style:style style:name="T2285" style:parent-style-name="DefaultParagraphFont" style:family="text">
      <style:text-properties style:font-name="Times New Roman" style:font-name-complex="Times New Roman" fo:font-size="9pt" style:font-size-asian="9pt" style:font-size-complex="9pt" fo:language="en" fo:country="GB"/>
    </style:style>
    <style:style style:name="T228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87" style:parent-style-name="DefaultParagraphFont" style:family="text">
      <style:text-properties style:font-name="Times New Roman" style:font-name-complex="Times New Roman" fo:font-size="9pt" style:font-size-asian="9pt" style:font-size-complex="9pt" fo:language="en" fo:country="GB"/>
    </style:style>
    <style:style style:name="T2288" style:parent-style-name="DefaultParagraphFont" style:family="text">
      <style:text-properties style:font-name="Times New Roman" style:font-name-complex="Times New Roman" fo:font-size="9pt" style:font-size-asian="9pt" style:font-size-complex="9pt" fo:language="en" fo:country="GB"/>
    </style:style>
    <style:style style:name="T2289" style:parent-style-name="DefaultParagraphFont" style:family="text">
      <style:text-properties style:font-name="Times New Roman" style:font-name-complex="Times New Roman" fo:font-size="9pt" style:font-size-asian="9pt" style:font-size-complex="9pt" fo:language="en" fo:country="GB"/>
    </style:style>
    <style:style style:name="P2290" style:parent-style-name="Standard" style:family="paragraph">
      <style:paragraph-properties fo:text-align="justify"/>
      <style:text-properties fo:language="en" fo:country="GB"/>
    </style:style>
    <style:style style:name="P2291" style:parent-style-name="Standard" style:family="paragraph">
      <style:paragraph-properties fo:text-align="justify"/>
    </style:style>
    <style:style style:name="T2292" style:parent-style-name="DefaultParagraphFont" style:family="text">
      <style:text-properties style:font-name="Times New Roman" style:font-name-complex="Times New Roman" fo:font-size="9pt" style:font-size-asian="9pt" style:font-size-complex="9pt" fo:language="en" fo:country="GB"/>
    </style:style>
    <style:style style:name="T22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294" style:parent-style-name="DefaultParagraphFont" style:family="text">
      <style:text-properties style:font-name="Times New Roman" style:font-name-complex="Times New Roman" fo:font-size="9pt" style:font-size-asian="9pt" style:font-size-complex="9pt" fo:language="en" fo:country="GB"/>
    </style:style>
    <style:style style:name="T2295" style:parent-style-name="DefaultParagraphFont" style:family="text">
      <style:text-properties style:font-name="Times New Roman" style:font-name-complex="Times New Roman" fo:font-size="9pt" style:font-size-asian="9pt" style:font-size-complex="9pt" fo:language="en" fo:country="GB"/>
    </style:style>
    <style:style style:name="T2296" style:parent-style-name="DefaultParagraphFont" style:family="text">
      <style:text-properties style:font-name="Times New Roman" style:font-name-complex="Times New Roman" fo:font-size="9pt" style:font-size-asian="9pt" style:font-size-complex="9pt" fo:language="en" fo:country="GB"/>
    </style:style>
    <style:style style:name="P2297" style:parent-style-name="Standard" style:family="paragraph">
      <style:paragraph-properties fo:text-align="justify"/>
      <style:text-properties fo:language="en" fo:country="GB"/>
    </style:style>
    <style:style style:name="P2298" style:parent-style-name="Standard" style:family="paragraph">
      <style:paragraph-properties fo:text-align="justify"/>
    </style:style>
    <style:style style:name="T2299" style:parent-style-name="DefaultParagraphFont" style:family="text">
      <style:text-properties style:font-name="Times New Roman" style:font-name-complex="Times New Roman" fo:font-size="9pt" style:font-size-asian="9pt" style:font-size-complex="9pt" fo:language="en" fo:country="GB"/>
    </style:style>
    <style:style style:name="T2300"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01" style:parent-style-name="DefaultParagraphFont" style:family="text">
      <style:text-properties style:font-name="Times New Roman" style:font-name-complex="Times New Roman" fo:font-size="9pt" style:font-size-asian="9pt" style:font-size-complex="9pt" fo:language="en" fo:country="GB"/>
    </style:style>
    <style:style style:name="T2302" style:parent-style-name="DefaultParagraphFont" style:family="text">
      <style:text-properties style:font-name="Times New Roman" style:font-name-complex="Times New Roman" fo:font-size="9pt" style:font-size-asian="9pt" style:font-size-complex="9pt" fo:language="en" fo:country="GB"/>
    </style:style>
    <style:style style:name="T2303" style:parent-style-name="DefaultParagraphFont" style:family="text">
      <style:text-properties style:font-name="Times New Roman" style:font-name-complex="Times New Roman" fo:font-size="9pt" style:font-size-asian="9pt" style:font-size-complex="9pt" fo:language="en" fo:country="GB"/>
    </style:style>
    <style:style style:name="P2304" style:parent-style-name="Standard" style:family="paragraph">
      <style:paragraph-properties fo:text-align="justify"/>
      <style:text-properties fo:language="en" fo:country="GB"/>
    </style:style>
    <style:style style:name="P2305" style:parent-style-name="Standard" style:family="paragraph">
      <style:paragraph-properties fo:text-align="justify"/>
    </style:style>
    <style:style style:name="T2306" style:parent-style-name="DefaultParagraphFont" style:family="text">
      <style:text-properties style:font-name="Times New Roman" style:font-name-complex="Times New Roman" fo:font-size="9pt" style:font-size-asian="9pt" style:font-size-complex="9pt" fo:language="en" fo:country="GB"/>
    </style:style>
    <style:style style:name="T230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08" style:parent-style-name="DefaultParagraphFont" style:family="text">
      <style:text-properties style:font-name="Times New Roman" style:font-name-complex="Times New Roman" fo:font-size="9pt" style:font-size-asian="9pt" style:font-size-complex="9pt" fo:language="en" fo:country="GB"/>
    </style:style>
    <style:style style:name="T2309" style:parent-style-name="DefaultParagraphFont" style:family="text">
      <style:text-properties style:font-name="Times New Roman" style:font-name-complex="Times New Roman" fo:font-size="9pt" style:font-size-asian="9pt" style:font-size-complex="9pt" fo:language="en" fo:country="GB"/>
    </style:style>
    <style:style style:name="P231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1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1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1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14" style:parent-style-name="Standard" style:family="paragraph">
      <style:paragraph-properties fo:text-align="justify"/>
    </style:style>
    <style:style style:name="T2315" style:parent-style-name="DefaultParagraphFont" style:family="text">
      <style:text-properties style:font-name="Times New Roman" style:font-name-complex="Times New Roman" fo:font-size="9pt" style:font-size-asian="9pt" style:font-size-complex="9pt" fo:language="en" fo:country="GB"/>
    </style:style>
    <style:style style:name="T231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17" style:parent-style-name="DefaultParagraphFont" style:family="text">
      <style:text-properties style:font-name="Times New Roman" style:font-name-complex="Times New Roman" fo:font-size="9pt" style:font-size-asian="9pt" style:font-size-complex="9pt" fo:language="en" fo:country="GB"/>
    </style:style>
    <style:style style:name="T2318" style:parent-style-name="DefaultParagraphFont" style:family="text">
      <style:text-properties style:font-name="Times New Roman" style:font-name-complex="Times New Roman" fo:font-size="9pt" style:font-size-asian="9pt" style:font-size-complex="9pt" fo:language="en" fo:country="GB"/>
    </style:style>
    <style:style style:name="T2319" style:parent-style-name="DefaultParagraphFont" style:family="text">
      <style:text-properties style:font-name="Times New Roman" style:font-name-complex="Times New Roman" fo:font-size="9pt" style:font-size-asian="9pt" style:font-size-complex="9pt" fo:language="en" fo:country="GB"/>
    </style:style>
    <style:style style:name="P232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21" style:parent-style-name="Standard" style:family="paragraph">
      <style:paragraph-properties fo:text-align="justify"/>
    </style:style>
    <style:style style:name="T2322" style:parent-style-name="DefaultParagraphFont" style:family="text">
      <style:text-properties style:font-name="Times New Roman" style:font-name-complex="Times New Roman" fo:font-size="9pt" style:font-size-asian="9pt" style:font-size-complex="9pt" fo:language="en" fo:country="GB"/>
    </style:style>
    <style:style style:name="T232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24" style:parent-style-name="DefaultParagraphFont" style:family="text">
      <style:text-properties style:font-name="Times New Roman" style:font-name-complex="Times New Roman" fo:font-size="9pt" style:font-size-asian="9pt" style:font-size-complex="9pt" fo:language="en" fo:country="GB"/>
    </style:style>
    <style:style style:name="T2325" style:parent-style-name="DefaultParagraphFont" style:family="text">
      <style:text-properties style:font-name="Times New Roman" style:font-name-complex="Times New Roman" fo:font-size="9pt" style:font-size-asian="9pt" style:font-size-complex="9pt" fo:language="en" fo:country="GB"/>
    </style:style>
    <style:style style:name="T2326" style:parent-style-name="DefaultParagraphFont" style:family="text">
      <style:text-properties style:font-name="Times New Roman" style:font-name-complex="Times New Roman" fo:font-size="9pt" style:font-size-asian="9pt" style:font-size-complex="9pt" fo:language="en" fo:country="GB"/>
    </style:style>
    <style:style style:name="P232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28" style:parent-style-name="Standard" style:family="paragraph">
      <style:paragraph-properties fo:text-align="justify"/>
    </style:style>
    <style:style style:name="T2329" style:parent-style-name="DefaultParagraphFont" style:family="text">
      <style:text-properties style:font-name="Times New Roman" style:font-name-complex="Times New Roman" fo:font-size="9pt" style:font-size-asian="9pt" style:font-size-complex="9pt" fo:language="en" fo:country="GB"/>
    </style:style>
    <style:style style:name="T2330" style:parent-style-name="DefaultParagraphFont" style:family="text">
      <style:text-properties style:font-name="Times New Roman" style:font-name-complex="Times New Roman" fo:font-size="9pt" style:font-size-asian="9pt" style:font-size-complex="9pt" fo:language="en" fo:country="GB"/>
    </style:style>
    <style:style style:name="T233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32" style:parent-style-name="DefaultParagraphFont" style:family="text">
      <style:text-properties style:font-name="Times New Roman" style:font-name-complex="Times New Roman" fo:font-size="9pt" style:font-size-asian="9pt" style:font-size-complex="9pt" fo:language="en" fo:country="GB"/>
    </style:style>
    <style:style style:name="T2333" style:parent-style-name="DefaultParagraphFont" style:family="text">
      <style:text-properties style:font-name="Times New Roman" style:font-name-complex="Times New Roman" fo:font-size="9pt" style:font-size-asian="9pt" style:font-size-complex="9pt" fo:language="en" fo:country="GB"/>
    </style:style>
    <style:style style:name="P233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35" style:parent-style-name="Standard" style:family="paragraph">
      <style:paragraph-properties fo:text-align="justify"/>
    </style:style>
    <style:style style:name="T2336" style:parent-style-name="DefaultParagraphFont" style:family="text">
      <style:text-properties style:font-name="Times New Roman" style:font-name-complex="Times New Roman" fo:font-size="9pt" style:font-size-asian="9pt" style:font-size-complex="9pt" fo:language="en" fo:country="GB"/>
    </style:style>
    <style:style style:name="T2337"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38" style:parent-style-name="DefaultParagraphFont" style:family="text">
      <style:text-properties style:font-name="Times New Roman" style:font-name-complex="Times New Roman" fo:font-size="9pt" style:font-size-asian="9pt" style:font-size-complex="9pt" fo:language="en" fo:country="GB"/>
    </style:style>
    <style:style style:name="T2339" style:parent-style-name="DefaultParagraphFont" style:family="text">
      <style:text-properties style:font-name="Times New Roman" style:font-name-complex="Times New Roman" fo:font-size="9pt" style:font-size-asian="9pt" style:font-size-complex="9pt" fo:language="en" fo:country="GB"/>
    </style:style>
    <style:style style:name="T2340" style:parent-style-name="DefaultParagraphFont" style:family="text">
      <style:text-properties style:font-name="Times New Roman" style:font-name-complex="Times New Roman" fo:font-size="9pt" style:font-size-asian="9pt" style:font-size-complex="9pt" fo:language="en" fo:country="GB"/>
    </style:style>
    <style:style style:name="P234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42" style:parent-style-name="Standard" style:family="paragraph">
      <style:paragraph-properties fo:text-align="justify"/>
    </style:style>
    <style:style style:name="T2343" style:parent-style-name="DefaultParagraphFont" style:family="text">
      <style:text-properties style:font-name="Times New Roman" style:font-name-complex="Times New Roman" fo:font-size="9pt" style:font-size-asian="9pt" style:font-size-complex="9pt" fo:language="en" fo:country="GB"/>
    </style:style>
    <style:style style:name="T2344"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45" style:parent-style-name="DefaultParagraphFont" style:family="text">
      <style:text-properties style:font-name="Times New Roman" style:font-name-complex="Times New Roman" fo:font-size="9pt" style:font-size-asian="9pt" style:font-size-complex="9pt" fo:language="en" fo:country="GB"/>
    </style:style>
    <style:style style:name="T2346" style:parent-style-name="DefaultParagraphFont" style:family="text">
      <style:text-properties style:font-name="Times New Roman" style:font-name-complex="Times New Roman" fo:font-size="9pt" style:font-size-asian="9pt" style:font-size-complex="9pt" fo:language="en" fo:country="GB"/>
    </style:style>
    <style:style style:name="T2347" style:parent-style-name="DefaultParagraphFont" style:family="text">
      <style:text-properties style:font-name="Times New Roman" style:font-name-complex="Times New Roman" fo:font-size="9pt" style:font-size-asian="9pt" style:font-size-complex="9pt" fo:language="en" fo:country="GB"/>
    </style:style>
    <style:style style:name="P2348" style:parent-style-name="Standard" style:family="paragraph">
      <style:paragraph-properties fo:text-align="justify"/>
      <style:text-properties fo:language="en" fo:country="GB"/>
    </style:style>
    <style:style style:name="P234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5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51" style:parent-style-name="Standard" style:family="paragraph">
      <style:paragraph-properties fo:text-align="justify"/>
      <style:text-properties fo:language="en" fo:country="GB"/>
    </style:style>
    <style:style style:name="P2352" style:parent-style-name="Standard" style:family="paragraph">
      <style:paragraph-properties fo:text-align="justify"/>
      <style:text-properties fo:language="en" fo:country="GB"/>
    </style:style>
    <style:style style:name="P2353" style:parent-style-name="Standard" style:family="paragraph">
      <style:paragraph-properties fo:text-align="justify"/>
    </style:style>
    <style:style style:name="T2354" style:parent-style-name="DefaultParagraphFont" style:family="text">
      <style:text-properties style:font-name="Times New Roman" style:font-name-complex="Times New Roman" fo:font-size="9pt" style:font-size-asian="9pt" style:font-size-complex="9pt" fo:language="en" fo:country="GB"/>
    </style:style>
    <style:style style:name="T2355"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56" style:parent-style-name="DefaultParagraphFont" style:family="text">
      <style:text-properties style:font-name="Times New Roman" style:font-name-complex="Times New Roman" fo:font-size="9pt" style:font-size-asian="9pt" style:font-size-complex="9pt" fo:language="en" fo:country="GB"/>
    </style:style>
    <style:style style:name="T2357" style:parent-style-name="DefaultParagraphFont" style:family="text">
      <style:text-properties style:font-name="Times New Roman" style:font-name-complex="Times New Roman" fo:font-size="9pt" style:font-size-asian="9pt" style:font-size-complex="9pt" fo:language="en" fo:country="GB"/>
    </style:style>
    <style:style style:name="T2358" style:parent-style-name="DefaultParagraphFont" style:family="text">
      <style:text-properties style:font-name="Times New Roman" style:font-name-complex="Times New Roman" fo:font-size="9pt" style:font-size-asian="9pt" style:font-size-complex="9pt" fo:language="en" fo:country="GB"/>
    </style:style>
    <style:style style:name="P2359" style:parent-style-name="Standard" style:family="paragraph">
      <style:paragraph-properties fo:text-align="justify"/>
    </style:style>
    <style:style style:name="T2360" style:parent-style-name="DefaultParagraphFont" style:family="text">
      <style:text-properties style:font-name="Times New Roman" style:font-name-complex="Times New Roman" fo:font-size="9pt" style:font-size-asian="9pt" style:font-size-complex="9pt" fo:language="en" fo:country="GB"/>
    </style:style>
    <style:style style:name="T236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62" style:parent-style-name="DefaultParagraphFont" style:family="text">
      <style:text-properties style:font-name="Times New Roman" style:font-name-complex="Times New Roman" fo:font-size="9pt" style:font-size-asian="9pt" style:font-size-complex="9pt" fo:language="en" fo:country="GB"/>
    </style:style>
    <style:style style:name="T2363" style:parent-style-name="DefaultParagraphFont" style:family="text">
      <style:text-properties style:font-name="Times New Roman" style:font-name-complex="Times New Roman" fo:font-size="9pt" style:font-size-asian="9pt" style:font-size-complex="9pt" fo:language="en" fo:country="GB"/>
    </style:style>
    <style:style style:name="P2364" style:parent-style-name="Standard" style:family="paragraph">
      <style:paragraph-properties fo:text-align="justify"/>
    </style:style>
    <style:style style:name="T2365" style:parent-style-name="DefaultParagraphFont" style:family="text">
      <style:text-properties style:font-name="Times New Roman" style:font-name-complex="Times New Roman" fo:font-size="9pt" style:font-size-asian="9pt" style:font-size-complex="9pt" fo:language="en" fo:country="GB"/>
    </style:style>
    <style:style style:name="T236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67" style:parent-style-name="DefaultParagraphFont" style:family="text">
      <style:text-properties style:font-name="Times New Roman" style:font-name-complex="Times New Roman" fo:font-size="9pt" style:font-size-asian="9pt" style:font-size-complex="9pt" fo:language="en" fo:country="GB"/>
    </style:style>
    <style:style style:name="T2368" style:parent-style-name="DefaultParagraphFont" style:family="text">
      <style:text-properties style:font-name="Times New Roman" style:font-name-complex="Times New Roman" fo:font-size="9pt" style:font-size-asian="9pt" style:font-size-complex="9pt" fo:language="en" fo:country="GB"/>
    </style:style>
    <style:style style:name="P2369" style:parent-style-name="Standard" style:family="paragraph">
      <style:paragraph-properties fo:text-align="justify"/>
    </style:style>
    <style:style style:name="T2370" style:parent-style-name="DefaultParagraphFont" style:family="text">
      <style:text-properties style:font-name="Times New Roman" style:font-name-complex="Times New Roman" fo:font-size="9pt" style:font-size-asian="9pt" style:font-size-complex="9pt" fo:language="en" fo:country="GB"/>
    </style:style>
    <style:style style:name="T2371"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72" style:parent-style-name="DefaultParagraphFont" style:family="text">
      <style:text-properties style:font-name="Times New Roman" style:font-name-complex="Times New Roman" fo:font-size="9pt" style:font-size-asian="9pt" style:font-size-complex="9pt" fo:language="en" fo:country="GB"/>
    </style:style>
    <style:style style:name="T2373" style:parent-style-name="DefaultParagraphFont" style:family="text">
      <style:text-properties style:font-name="Times New Roman" style:font-name-complex="Times New Roman" fo:font-size="9pt" style:font-size-asian="9pt" style:font-size-complex="9pt" fo:language="en" fo:country="GB"/>
    </style:style>
    <style:style style:name="T2374" style:parent-style-name="DefaultParagraphFont" style:family="text">
      <style:text-properties style:font-name="Times New Roman" style:font-name-complex="Times New Roman" fo:font-size="9pt" style:font-size-asian="9pt" style:font-size-complex="9pt" fo:language="en" fo:country="GB"/>
    </style:style>
    <style:style style:name="T2375" style:parent-style-name="DefaultParagraphFont" style:family="text">
      <style:text-properties style:font-name="Times New Roman" style:font-name-complex="Times New Roman" fo:font-size="9pt" style:font-size-asian="9pt" style:font-size-complex="9pt" fo:language="en" fo:country="GB"/>
    </style:style>
    <style:style style:name="P2376" style:parent-style-name="Standard" style:family="paragraph">
      <style:paragraph-properties fo:text-align="justify"/>
    </style:style>
    <style:style style:name="T2377" style:parent-style-name="DefaultParagraphFont" style:family="text">
      <style:text-properties style:font-name="Times New Roman" style:font-name-complex="Times New Roman" fo:font-size="9pt" style:font-size-asian="9pt" style:font-size-complex="9pt" fo:language="en" fo:country="GB"/>
    </style:style>
    <style:style style:name="T237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79" style:parent-style-name="DefaultParagraphFont" style:family="text">
      <style:text-properties style:font-name="Times New Roman" style:font-name-complex="Times New Roman" fo:font-size="9pt" style:font-size-asian="9pt" style:font-size-complex="9pt" fo:language="en" fo:country="GB"/>
    </style:style>
    <style:style style:name="T2380" style:parent-style-name="DefaultParagraphFont" style:family="text">
      <style:text-properties style:font-name="Times New Roman" style:font-name-complex="Times New Roman" fo:font-size="9pt" style:font-size-asian="9pt" style:font-size-complex="9pt" fo:language="en" fo:country="GB"/>
    </style:style>
    <style:style style:name="T2381" style:parent-style-name="DefaultParagraphFont" style:family="text">
      <style:text-properties style:font-name="Times New Roman" style:font-name-complex="Times New Roman" fo:font-size="9pt" style:font-size-asian="9pt" style:font-size-complex="9pt" fo:language="en" fo:country="GB"/>
    </style:style>
    <style:style style:name="P238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8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8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8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386" style:parent-style-name="Standard" style:family="paragraph">
      <style:paragraph-properties fo:text-align="justify"/>
    </style:style>
    <style:style style:name="T2387" style:parent-style-name="DefaultParagraphFont" style:family="text">
      <style:text-properties style:font-name="Times New Roman" style:font-name-complex="Times New Roman" fo:font-size="9pt" style:font-size-asian="9pt" style:font-size-complex="9pt" fo:language="en" fo:country="GB"/>
    </style:style>
    <style:style style:name="T238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89" style:parent-style-name="DefaultParagraphFont" style:family="text">
      <style:text-properties style:font-name="Times New Roman" style:font-name-complex="Times New Roman" fo:font-size="9pt" style:font-size-asian="9pt" style:font-size-complex="9pt" fo:language="en" fo:country="GB"/>
    </style:style>
    <style:style style:name="T2390" style:parent-style-name="DefaultParagraphFont" style:family="text">
      <style:text-properties style:font-name="Times New Roman" style:font-name-complex="Times New Roman" fo:font-size="9pt" style:font-size-asian="9pt" style:font-size-complex="9pt" fo:language="en" fo:country="GB"/>
    </style:style>
    <style:style style:name="P2391" style:parent-style-name="Standard" style:family="paragraph">
      <style:paragraph-properties fo:text-align="justify"/>
    </style:style>
    <style:style style:name="T2392" style:parent-style-name="DefaultParagraphFont" style:family="text">
      <style:text-properties style:font-name="Times New Roman" style:font-name-complex="Times New Roman" fo:font-size="9pt" style:font-size-asian="9pt" style:font-size-complex="9pt" fo:language="en" fo:country="GB"/>
    </style:style>
    <style:style style:name="T2393"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94" style:parent-style-name="DefaultParagraphFont" style:family="text">
      <style:text-properties style:font-name="Times New Roman" style:font-name-complex="Times New Roman" fo:font-size="9pt" style:font-size-asian="9pt" style:font-size-complex="9pt" fo:language="en" fo:country="GB"/>
    </style:style>
    <style:style style:name="T2395" style:parent-style-name="DefaultParagraphFont" style:family="text">
      <style:text-properties style:font-name="Times New Roman" style:font-name-complex="Times New Roman" fo:font-size="9pt" style:font-size-asian="9pt" style:font-size-complex="9pt" fo:language="en" fo:country="GB"/>
    </style:style>
    <style:style style:name="P2396" style:parent-style-name="Standard" style:family="paragraph">
      <style:paragraph-properties fo:text-align="justify"/>
    </style:style>
    <style:style style:name="T2397" style:parent-style-name="DefaultParagraphFont" style:family="text">
      <style:text-properties style:font-name="Times New Roman" style:font-name-complex="Times New Roman" fo:font-size="9pt" style:font-size-asian="9pt" style:font-size-complex="9pt" fo:language="en" fo:country="GB"/>
    </style:style>
    <style:style style:name="T2398"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399" style:parent-style-name="DefaultParagraphFont" style:family="text">
      <style:text-properties style:font-name="Times New Roman" style:font-name-complex="Times New Roman" fo:font-size="9pt" style:font-size-asian="9pt" style:font-size-complex="9pt" fo:language="en" fo:country="GB"/>
    </style:style>
    <style:style style:name="P2400" style:parent-style-name="Standard" style:family="paragraph">
      <style:paragraph-properties fo:text-align="justify"/>
    </style:style>
    <style:style style:name="T2401" style:parent-style-name="DefaultParagraphFont" style:family="text">
      <style:text-properties style:font-name="Times New Roman" style:font-name-complex="Times New Roman" fo:font-size="9pt" style:font-size-asian="9pt" style:font-size-complex="9pt" fo:language="en" fo:country="GB"/>
    </style:style>
    <style:style style:name="T2402"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403" style:parent-style-name="DefaultParagraphFont" style:family="text">
      <style:text-properties style:font-name="Times New Roman" style:font-name-complex="Times New Roman" fo:font-size="9pt" style:font-size-asian="9pt" style:font-size-complex="9pt" fo:language="en" fo:country="GB"/>
    </style:style>
    <style:style style:name="P2404" style:parent-style-name="Standard" style:family="paragraph">
      <style:paragraph-properties fo:text-align="justify"/>
    </style:style>
    <style:style style:name="T2405" style:parent-style-name="DefaultParagraphFont" style:family="text">
      <style:text-properties style:font-name="Times New Roman" style:font-name-complex="Times New Roman" fo:font-size="9pt" style:font-size-asian="9pt" style:font-size-complex="9pt" fo:language="en" fo:country="GB"/>
    </style:style>
    <style:style style:name="T2406" style:parent-style-name="DefaultParagraphFont" style:family="text">
      <style:text-properties style:font-name="Times New Roman" style:font-name-complex="Times New Roman" fo:font-size="9pt" style:font-size-asian="9pt" style:font-size-complex="9pt" style:text-underline-type="single" style:text-underline-style="solid" style:text-underline-width="auto" style:text-underline-mode="continuous" fo:language="en" fo:country="GB"/>
    </style:style>
    <style:style style:name="T2407" style:parent-style-name="DefaultParagraphFont" style:family="text">
      <style:text-properties style:font-name="Times New Roman" style:font-name-complex="Times New Roman" fo:font-size="9pt" style:font-size-asian="9pt" style:font-size-complex="9pt" fo:language="en" fo:country="GB"/>
    </style:style>
    <style:style style:name="P240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0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10" style:parent-style-name="Standard" style:family="paragraph">
      <style:paragraph-properties fo:text-align="justify"/>
    </style:style>
    <style:style style:name="T2411" style:parent-style-name="DefaultParagraphFont" style:family="text">
      <style:text-properties style:font-name="Times New Roman" style:font-name-complex="Times New Roman" fo:font-size="9pt" style:font-size-asian="9pt" style:font-size-complex="9pt" fo:language="en" fo:country="GB"/>
    </style:style>
    <style:style style:name="T2412" style:parent-style-name="DefaultParagraphFont" style:family="text">
      <style:text-properties style:font-name="Times New Roman" style:font-name-complex="Times New Roman" fo:font-size="9pt" style:font-size-asian="9pt" style:font-size-complex="9pt" fo:language="en" fo:country="GB"/>
    </style:style>
    <style:style style:name="P241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1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1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1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1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1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1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2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7"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8"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39"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40"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41"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42"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43"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44"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45"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46" style:parent-style-name="Standard" style:family="paragraph">
      <style:paragraph-properties fo:text-align="justify"/>
      <style:text-properties style:font-name="Times New Roman" style:font-name-complex="Times New Roman" fo:font-size="9pt" style:font-size-asian="9pt" style:font-size-complex="9pt" fo:language="en" fo:country="GB"/>
    </style:style>
    <style:style style:name="P2447" style:parent-style-name="Standard" style:family="paragraph">
      <style:paragraph-properties fo:text-align="justify"/>
      <style:text-properties style:font-name="Times New Roman" style:font-name-complex="Times New Roman" fo:font-size="9pt" style:font-size-asian="9pt" style:font-size-complex="9pt" fo:language="en" fo:country="GB"/>
    </style:style>
  </office:automatic-styles>
  <office:body>
    <office:text text:use-soft-page-breaks="true">
      <text:p text:style-name="P1"/>
      <text:p text:style-name="P7"><text:s text:c="24"/>26 X 5: 130 <text:s text:c="5"/>ALPHANUMERISM</text:p>
      <text:p text:style-name="P8"/>
      <text:p text:style-name="P9"/>
      <text:p text:style-name="P10"/>
      <text:p text:style-name="P11"/>
      <text:p text:style-name="P12">Introduction to a lifetime based alpha numerical processing time structuring personal plan</text:p>
      <text:p text:style-name="P13"/>
      <text:p text:style-name="P14">Here is the list on which the book is based, it appears on every page:</text:p>
      <text:p text:style-name="P15">The words<text:s/>beginning with a, working <text:s/>mostly with a b c, first letter to avoid too much subjectivity <text:s/>coming like 1 add, 2 air, 3 arm, 4 arrow, 5 ask, 6 bad, 7 bar, 8 bat, 9 bee, 10 burst, 11 cat, 12 car, 13 cost, 14 crust, 15 cut, 16 dad, 17 dead, 18 doll, 19 done,<text:s/>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text:s/>pain, 78 pale, 79 pit, 80 put, 81 quality, 82 quantity, 83 question, 84 quit, 85 quote, 86 race, 87 rat, 88 rice, 89 run , 90 rut, 91 sad, 92 sail, 93 sale, 94 sand, 95 sun, 96 table, 97 tin, 98 tone, 99 trout, 100 tuna, 101 under, 102 unity, 103 up, 104<text:s/>upon , 105 use, 106 vary, 107 vase, 108 vest, 109 vex, 110 view, 111want, 112, war, 113 way, 114 window, 115 wonder, 116 xanthan, 117 xenon, 118 xerophyte, 119 xerox, 120 xylol, 121 yak, 122 yard, 123 yawn, 124 year, 125 yeti, 126 zealous, 127 zero , 128 zest, 129 zinc, 130 zone.</text:p>
      <text:p text:style-name="P16"/>
      <text:p text:style-name="P17">The basis is the choice of a word of the day, every day, beginning with the choice of one letter which will last for five days, implying five words among your favourite, those that give you boosting energy, and thus for the twenty-six letters in the order you want but grouping the five words of the same letter together. That means one hundred and thirty words in the end of the process.</text:p>
      <text:p text:style-name="P18">The words have a number each that remains the same during all the use of that list. From one to one hundred and thirty you obtain a very intimate personal alpha numeric structure that helps the individual that has made it to be reinforced because of the working of that structure in many intimate ways every day, the explanations of that are coming thither.</text:p>
      <text:p text:style-name="P19">The choice coming from the creator, makes the production psychologically close, arbitrary very known personal and thus more easily used, deepened and worked with in the innumerable exercises that will be coming along in the various developments of that book. They are words making you happy, fascinated and that can make you busy in bad time. That structure is both verbal and numerical in its bases and is intended to make a voracious mind intent, busy, working in positive only directions. This positivism<text:s/>is one of the main interest in that book. While you are working at your personal structure you don’t do something that can be less good.</text:p>
      <text:p text:style-name="P20">With the choices of words the visual, creative imagination is at work. Parallelly with the numbering of the words you<text:s/>have working at numbers, quantity and counting. Words and numbers are connecting in an arbitrary way personal to the creator and echoing in various ways depending very much on the age of the creation with the life of the creator. The mathematical aspects with all those regular always the same numbers to 130, are worked with in the order, regularity and use of all those figures.</text:p>
      <text:p text:style-name="P21">130 is a lot to remember, for all that is based on written word lists, written paper, exercises, notes, and whatever written possible, but <text:s/>also on a lot of mental practise of the same time, and I can tell by a lot of practise that those words of one’s choosing can be very hard to remember and work with at time, especially in the first time.</text:p>
      <text:p text:style-name="P22">Through time you first create a list<text:s/>going in an upward movement from 1 to 130, then in a second movement you go up again that way, translating the word in one language of your choice, making you work with language as well as vocabulary and mathematic. Then in the course of the years, of your<text:s/>lifetime basis you can go to many language for those 130 word that make you see all those aspects how in the different cultures with those translations they see your favourite words.</text:p>
      <text:p text:style-name="P23">Mathematically with the various combination of two, to three words in a<text:s/>day, you make pair or group of three numbers and see them live, associated mathematically, working at numerology. Associating numbers in a day you make a code making your mind think mathematically. Those associations, to these day I have done only pairs, for example going from the centre to the extremity, e.g. 65 and 1, then 66 and 130, is like a type of gymnastic with numbers and makes you closer, easier and quicker to handle them mentally and even more on paper. Then the pairs are 64 and 2, and 67 and 129, going in the end towards 1 and 65, and 130 and 66. Those movements and evolutions work with going up or down the list, or crossing the order e.g. from centre to extremities, or from extremities to centre, or from extremities centring, or going from even<text:s/>or uneven numbers on, or depending on the ending figure, choosing a way to do the list in a structured way some rather hard to master, evolve and control.</text:p>
      <text:soft-page-break/>
      <text:p text:style-name="P24">With time the handling of those memorised figures and numbers become easier. Repetition is a very important motive, principle and structuring way in this process. Through decade of those same 130 words of the day you will know them by heart and they will give you all the possibilities they offer through your imagination, the translation and the connection<text:s/>with your arbitrary numerology. They are working deeply, coming from a very intimate, personal choice and with the yearlong repetitions that will add to that and make you see what unknown at first meaning, visions and whatever they have for you.</text:p>
      <text:p text:style-name="P25">The extension of your vision, creative process is going fast through a repetitive, of your own type of sieve for each word you can apply at the second or third going through of your list. That is made in writing, numbering the word, translating it and them selecting naming the theme of that word, the main idea it represents, then I list ten rather short pithy words relative to that word, evident connected word, then I go through the whole list finding other words that echo that word and that made too a list of numbers, then I write a sentence about that word, name a trade related, a list of other words that can be related to it, cite how it is important to know that theme in life. The fourth was a list of the number related in the list, then you transform those numbers in their words. You draw what you see with that word, what is evident. Tell a story about how it is related to your life. And develop how it has scope in our society.</text:p>
      <text:p text:style-name="P26">The words beginning with a, working <text:s/>mostly with a b c, first letter to avoid too much<text:s/>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27"/>
      <text:p text:style-name="P28">Thus the creative dynamic is going along a busying<text:s/>time taking activity that makes you more able with vocabulary, creativity, counting, language, and thoughts processing. All those positive sides may hide something unknown deep in your own personality, you may be afraid of and anyway if you discover it you will be able to handle it you would not have been able to do it otherwise.</text:p>
      <text:p text:style-name="P29"><text:span text:style-name="T30">That process go along with big milestones such as making memorable drawings, painting, fresco or whatever artistic, creative or an accomplishment about a word of the day on that d</text:span><text:span text:style-name="T31">ay, or structuring a rather long written article on that word. In this way I marked some days with drawings and articles. You process mental pictures in a creative dynamic extending visions making you rich and busy any boring time of the day, any place.</text:span></text:p>
      <text:p text:style-name="P32">That manyfold process strengthens their creators protecting them with the security of a very repetitive structure, always the same words with the same numbers, through the repetitions of life giving you something familiar and friendly yours and never to be stolen to consider.</text:p>
      <text:p text:style-name="P33">Possession as well as pleasure of using again and again going through findings, visions order and flowing always faster in counting and connecting the words with their numbers gives some energy. The routine starting at waking, during all<text:s/>day long, always there, is like dynamic, a spring making you go further in thoughts. At waking it grasps you, you go through the list with the theme of the word of the day. In my list the number of numbers gathered varies from 2 to 16 or so, there is no isolated word connected to none other. That is still a guess as I’ve done the connectors not completely. The effort is there, evidently when there are two numbers it’s much easier as when there are more than ten. Ten being a great reef, I’m used to counting<text:s/>on my fingers and when over ten it’s harder. With my personal list, I unconsciously go through a lot of consideration, I see the organisation as recurrent, words have common peculiarities with repetitions which amaze me. My focuses, obsessions and what attracts me is glaring.</text:p>
      <text:p text:style-name="P34">Possessions of those words and de subjectivising the numbers of which they are attached with the extension of their meaning through connecting a word to a precise number and when the number comes through your life bingo the word which<text:s/>is linked to it comes out to. Thus you possess the word with the number and the forms doublets much stronger than lonely words or lonely numbers. Possession as abstract as that giving you mental resilience and abilities is what I want and work at, develop<text:s/>as a way of life.</text:p>
      <text:p text:style-name="P35">After having a list of doublet words and numbers, numbers coming forth first, as a sing song for the day, I go to some translation in one or two, mostly one already known foreign language, and a less or not known second. And then I<text:s/>listen first to the sounds and then I look at the pictures about that word in a foreign language. In the end I have all day to structure my reflection about it. So it there is neatly plural, notwithstanding all the numbers you start the day with, but all those sounds with the translation in foreign languages, and the many visions with the pictures, then these bases are explosive in creativity. The unified source of that explosion is not forgotten for it is everywhere in a remembered echo. As an example with<text:s/>concrete words as objects or something of the surrounding a summing up picture, or a written synthesis will represent all you’ve come through in your day or to this point with that word. In the way you draw, the shapes, colours, lines and structures of your work you can sieve the course you’ve gone through just before, what as come out of it.</text:p>
      <text:soft-page-break/>
      <text:p text:style-name="P36">Numbers, multiplicity and explosion of the daily process all disappear with the unified word source and start of <text:s/>it. I often tell myself the word of the day or the pleasing translation in the language of the time as a mantra. The thing is that the mantra word goes well with the mandala you often see in the pictures. The possession in that system enables the author a renown god power but parallelly blessed him with what seems like a gift of verb numbers and thought, mental or conscious which is a trigger to communicate in writing such as this.</text:p>
      <text:p text:style-name="P37">The pleasure felt in expressing and feeling the word of the day out and in a structured list and smaller list, is intended in my<text:s/>opinion to be transmitted to others with the expression of texts, drawings or the like. The simpler aspects, enticing beauty, catching effects are easy to transmit and show that some side of abstraction, art and creativity are for everybody.</text:p>
      <text:p text:style-name="P38">Strange connections appear in a day attached to a word, seemingly the word of the day is like a set , sieve or frame like the mind put on all you do. Instead of thinking to what you like most and bring you down with whatever uncontrolled of being structureless you control partly your thought or give them a known direction. The applied thought of a word to time an space you go through makes it covered or protected like the process to enter it for a unwanted intruding thought or person is hardened and your concentration is maximal like in a sort of bubble. What can be problematic is to come out of it, it seems impossible for it is prisonlike, of which there is no door, the way out is death, but the advantage is that you control that death which is the less dangerous and close one possible. That is what I come through with my short practice of it.</text:p>
      <text:p text:style-name="P39">The words beginning with a, working <text:s/>mostly with a b c, first letter to avoid too much subjectivity <text:s/>coming like 1 add, 2 air, 3 arm, 4 arrow, 5 ask, 6 bad, 7 bar, 8 bat, 9 bee, 10<text:s/>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text:s/>sun, 96 table, 97 tin, 98 tone, 99 trout, 100 tuna, 101 under, 102 unity, 103 up, 104 upon , 105 use, 106 vary, 107 vase, 108 vest, 109 vex, 110 view, 111want, 112, war, 113 way, 114 window, 115 wonder, 116 xanthan, 117 xenon, 118 xerophyte, 119 xerox, 120<text:s/>xylol, 121 yak, 122 yard, 123 yawn, 124 year, 125 yeti, 126 zealous, 127 zero , 128 zest, 129 zinc, 130 zone.</text:p>
      <text:p text:style-name="P40"/>
      <text:p text:style-name="P41">Possession of a personal inhabited by only you system, pleasure of seeing , transmitting simple evident things, prison like protected effect giving you structured nearly unenterable security to your own death is what it is all about here. To work with blatant example I will set a most objective list possible, working with the alphabet and childlike or so words. There will go a list to 130, from a<text:s/>to z, with 5 words for each letter. Easy to remember and flowing as counting to 130, to organized something evident and see where it ends in a quicker time than a real process going day by day as I go through. Such an easy list will show all that can derive from such a system. From 1 to 5, 5 words beginning with an a, from 6 to 10, 5 words beginning with a b, and so on and so forth to from 125 to 130, 5 words beginning with a z. Mostly those will be concrete simple words coming first in the alphabetic order. But each letter will be given an abstract words for balance, and all the theme or some evident theme like people, plant, houses, the earth or such big bearers will lead the way.</text:p>
      <text:p text:style-name="P42"><text:span text:style-name="T43">When the list is done , the use is to go through the numerical sieving , mak</text:span><text:span text:style-name="T44">es the varied drills to see what come out with the most objectivity possible like something necessary the word of the day being like a controlled obsession to avoid uncontrolled ones. The numerical side reinforcing this controlling aspect and being like re</text:span><text:span text:style-name="T45">gular guide not to forget what it is all about being controlled and protected. The aim is to feel the flowing regular effect. The guidance being most evident with a simple list. A training list is a test to check all that can come out of such a system, bad</text:span><text:span text:style-name="T46"><text:s/>or good , but the important being like it is through choice and arbitrary but going far from unexpected and intruders, all personal and confident. Such a list will be done with reflection and not in the conditions of a real working list made to discover s</text:span><text:span text:style-name="T47">omething about oneself or know better about oneself.</text:span></text:p>
      <text:p text:style-name="P48">The words beginning with a, working <text:s/>mostly with a b c, first letter to avoid too much subjectivity <text:s/>coming like 1 add, 2 air, 3 arm, 4 arrow, 5 ask, 6 bad, 7 bar, 8 bat, 9 bee, 10 burst, 11 cat, 12 car,<text:s/>13 cost, 14 crust, 15 cut, 16 dad, 17 dead, 18 doll, 19 done, 20 drum, 21, east, 22 elm, 23 end, 24 enemy, 25 error, 26 far, 27 fat, 28 father, 29 fright , 30 fry, 31 game, 32 god, 33 gym, 34 gutter, 35 goat, 36 hat, 37 hit, 38 hot, 39 hut, 40 hunt, 41ice, 42 idea, 43 insect, 44 image, 45 isle, 46 jacket, 47 jazz, 48 jot, 49 June, 50 just, 51 key, 52 knit, 53 knot, 54 know, 55 knuckle, 56 lake, 57 last, 58 let, 59 list, 60 lost, 61 mad, 62 middle, 63 mother, 64 mud, 65 must ,66 net, 67 neat, 68 near, 69 nest, 70 not, 71 odd, 72 oil, 73 on, 74 or, 75 order, 76 pad, 77 pain, 78 pale, 79 pit, 80 put, 81 quality, 82 quantity, 83 question, 84 quit, 85 quote, 86 race, 87 rat, 88 rice, 89 run , 90 rut, 91 sad, 92 sail, 93 sale, 94 sand, 95 sun, 96 table, 97 tin, 98 tone, 99 trout, 100 tuna, 101 under, 102 unity, 103 use, 104 up , 105 upon, 106 vase, 107 vary, 108 vest, 109 vex, 110 view, 111want, 112, war, 113 way, 114 window, 115 wonder, 116 xanthan, 117 xenon, 118 xerophyte, 119 xerox, 120 xylol, 121 yak, 122 yard, 123 yawn, 124 year, 125 yeti, 126 zealous, 127 zero , 128 zest, 129 zinc, 130 zone.</text:p>
      <text:p text:style-name="P49">First through an exposition of the varied considerations about those 130 words, the many aspects which are to structure the routine generally of waking time will come to<text:s/>show all that they can give with an ordered approach going from theme, ideas, expressed with elaborated thought of sentences, fields they cover, lexical connections, interests in other language you can imagine, other advantage in mastering that concept in<text:s/>life for human-being or nature or whatever, what other parallelism common list related to the same field, words connected in the list and the list of numbers ensuing. Broadening developments, possible drawings, how they impact a life objectively, or more<text:s/>subjectively for certain people related to their life.</text:p>
      <text:soft-page-break/>
      <text:p text:style-name="P50">Then the pairing with doublet and going from middle to extremities for a second way through then from extremities to middle, then up and down as a fourth going through, a fifth will go from even number<text:s/>on to uneven next, a sixth will go through third ones till they are all done, the use being innumerable the exposition will stop with those six.</text:p>
      <text:p text:style-name="P51">A next step is to do a paragraph or more depending on how it is constructed about one word of the group, expose what a drawing can be about another and find a drill of mathematic, verbal or written about a third, work with a fourth in peculiar catching ways and make a concise mix of those four ways with the last word in order of presentatio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text:span text:style-name="T89"><text:s text:c="47"/></text:span><text:span text:style-name="T90">1</text:span><text:span text:style-name="T91">ST<text:s/></text:span><text:span text:style-name="T92"><text:s/>PART <text:s/>CLOSE SCRUTINY ON THE LIST</text:span></text:p>
      <text:p text:style-name="P93"/>
      <text:p text:style-name="P94"/>
      <text:p text:style-name="P95"/>
      <text:p text:style-name="P96"/>
      <text:p text:style-name="P97"><text:span text:style-name="T98">A scrutiny of each group of 5 words is necessary to understand how they can structure your routine giving it pungency. Then the A,<text:s/></text:span><text:span text:style-name="T99">1 add</text:span><text:span text:style-name="T100">, deal with<text:s/></text:span><text:span text:style-name="T101">number and gives a mathematical tone, the thought of operation, putting more , extend, increase. The commonness of it and it spread use give it strength and put vision of sums that will to amount, finance and all sort of quantity apart from numeration. <text:s/>Th</text:span><text:span text:style-name="T102">e idea is summing up, the theme is calculation, lexical field about it is number, plus, more, increase, get bigger, make a result, calculate, do, count, process, thus to many more words about to add.</text:span></text:p>
      <text:p text:style-name="P103">The words beginning with a, working <text:s/>mostly with a b c,<text:s/>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text:s/>quantity, 83 question, 84 quit, 85 quote, 86 race, 87 rat, 88 rice, 89 run , 90 rut, 91 sad, 92 sail, 93 sale, 94 sand, 95 sun, 96 table, 97 tin, 98 tone, 99 trout, 100 tuna, 101 under, 102 unity, 103 up, 104 upon , 105 use, 106 vary, 107 vase, 108 vest,<text:s/>109 vex, 110 view, 111want, 112, war, 113 way, 114 window, 115 wonder, 116 xanthan, 117 xenon, 118 xerophyte, 119 xerox, 120 xylol, 121 yak, 122 yard, 123 yawn, 124 year, 125 yeti, 126 zealous, 127 zero , 128 zest, 129 zinc, 130 zone.</text:p>
      <text:p text:style-name="P104"/>
      <text:p text:style-name="P105">Sentences that come<text:s/>through my mind about this word are what total add to something makes it bigger or to add to sum up what you have to count, adding and counting are part of calculation. The word cover a part of mathematics renown from the beginning of calculation or even counting put together to groups of things being adding.</text:p>
      <text:p text:style-name="P106">Other words that are related to add, are those of other operation of calculation, all the word of mathematics <text:s/>and science, you would do lists like subtract, multiply, divide, share, calculate, count,<text:s/>percentage, somewhat mathematics in a refining way or financial like , amount, account, money or so on can be added.</text:p>
      <text:p text:style-name="P107">The interests that can improve the world are to add or all about <text:s/>mathematics give keys to fast reckoning and effective enactment in life and make you able in many situation. To know how to add, to think better, be more effective, understand more , be happier, feel better and give more well-being about to embitter the world.</text:p>
      <text:p text:style-name="P108"><text:span text:style-name="T109">The number list of related words are<text:s/></text:span><text:span text:style-name="T110">1add</text:span><text:span text:style-name="T111">, 13 cost, 19 done, 42idea,</text:span><text:span text:style-name="T112"><text:s/>48 jot, 50 just, 62 middle,71 odd, 75 order, 82 quantity,102 unity, 127 zero,<text:s/></text:span><text:span text:style-name="T113">1 <text:s/></text:span><text:span text:style-name="T114">13 <text:s/>19 <text:s/>42 <text:s/>50 <text:s/>62 <text:s/>71 <text:s/>75 <text:s/>82 <text:s/>102 <text:s/>127 <text:s text:c="2"/>so 11 words related to counting like add.</text:span></text:p>
      <text:p text:style-name="P115">Broadening would be on the importance of that type of thinking in everyday life , about what you go through mostly with money, time or things you want to keep. People in trade, finance or business are more concerned with that word.</text:p>
      <text:p text:style-name="P116"/>
      <text:p text:style-name="P117"><text:span text:style-name="T118">2 Air is the idea of something enabling breathing, all around, pervasive everywhere. The theme is atmosphere, su</text:span><text:span text:style-name="T119">rrounding what is all about. For lexical field, there can be words like fresh, pure, breath, light, polluted, transparent, around, all, whole, in, nose. Some sentences expressing this word can be how heavy or light the air feels here, the air as essential<text:s/></text:span><text:span text:style-name="T120">to live and evolve easily, the air as composed of gas to know about. The word expresses all types of references to what is immediate pervasive surrounding, having an easy meaning not so easy to express precisely. The trade connected is meteorology, climato</text:span><text:span text:style-name="T121">logy, science of atmosphere. The lists of words that could be done about air are of meteorology like rain, snow, ice, drizzle, hailstones or the like. What is to consider is to know what we breath to improve it or respect it to be healthier, happier, live<text:s/></text:span><text:span text:style-name="T122">longer in better surrounding. The list related to the main one are numbers<text:s/></text:span><text:span text:style-name="T123">2</text:span><text:span text:style-name="T124">, 6, 38, 41 and 114, thus<text:s/></text:span><text:span text:style-name="T125">2 air</text:span><text:span text:style-name="T126"><text:s/>, 6 bad, 38 hot, 41 ice and 114 window, plus air so 5 words. The importance of air for human-beings is so big that they depend on it, that<text:s/></text:span><text:span text:style-name="T127">concept is to be thought as necessary, required unavoidable, prior and vital. The air we breathe all along our life, and we will never incarnate concretely is as mysterious as life, part component of the atmosphere, part mad of what beings, plants or the l</text:span><text:span text:style-name="T128">ike reject, we never define it properly and it is not a word much look for in dictionaries for its clear but false simplicity. Drawings would deal with clouds, wind and what hang in the air. Puffs, gusts, blows or so and those concerned with climate or the</text:span><text:span text:style-name="T129"><text:s/>weather are closer to it, for common people the air is quite irrelevant to deem but it evokes quickly something for everybody.</text:span></text:p>
      <text:soft-page-break/>
      <text:p text:style-name="P130"><text:s/>3 Arm is a limb, the theme is the body, the words related are joint, hand, fingers, upper, part, shoulder, torso, trunk, neck,<text:s/>move. <text:s/>What harm an arm can do has no limit. The arms are what we maintain ourselves directly with, better two arms to have balance. Arms and legs made four limbs to live on. The head has no arm. Medical fields are related to arms, as sport, arts or what used them. All other body parts, other limbs composed a list of similar words. To know one’s body well, to live longer happier, maintain it so that it lives better, works and feels better is one direct concern of most human-beings.</text:p>
      <text:p text:style-name="P131"><text:span text:style-name="T132">The numbers going along a</text:span><text:span text:style-name="T133">re the<text:s/></text:span><text:span text:style-name="T134">3</text:span><text:span text:style-name="T135">, 16, 18, 27, 46, 55, 63 and 108, plus 3 makes 8, they are<text:s/></text:span><text:span text:style-name="T136">3 arm</text:span><text:span text:style-name="T137">, 16 dad, 18 doll, 27 <text:s/>father, 46 jacket, 55 knuckles, 63 mother and 108 vest. Drawings would mean portraits, physical poses, nudes. We are all concerned with our arms and have nothing</text:span><text:span text:style-name="T138"><text:s/>to say about them generally as the days go along, therefore it seems relevant to question their presence on ourselves. For common people they are given and sure, precise answer about questions we can deem about them are necessary to consider them properly</text:span><text:span text:style-name="T139">.</text:span></text:p>
      <text:p text:style-name="P140">4 Arrow is the fourth word, it is a weapon or symbolises a direction, generally in its most simple representation it has three parts. The related lexical field is the words bow, throw, pull, direction, way, quiver, Indian, hit, or show. An arrow can harm<text:s/>or show and help. Arrows are often visible symbolically and concretely only use for sport practically. Since long and for long again arrows are to be use as signs of direction on plans and for going about. To indicate where to go and way are prevailing upon being use as a weapon, showing here that abstraction can prevail in a visible way over physical fight. Sport and planning are the fields related to arrow. Other words that have a sport, weapon meaning and a derives abstract one greatly used are not so evident to identified without some research, such as palm, stick or block. To know sport , weapon or symbols is vital to live well and should be essential to everybody.</text:p>
      <text:p text:style-name="P141"><text:span text:style-name="T142">The numbers related and words of the neutral list are<text:s/></text:span><text:span text:style-name="T143">4 arrow</text:span><text:span text:style-name="T144">, 15 cut 17 dead 28 far 31<text:s/></text:span><text:span text:style-name="T145">game 33 gym <text:s/>37 hit 40 hunt <text:s/>80 put 86 race 89 run 92 sail 112 war 130 zone. Then 14 going: <text:s/></text:span><text:span text:style-name="T146">4</text:span><text:span text:style-name="T147"><text:s text:c="2"/>15 <text:s/>17 <text:s/>28 <text:s/>31 <text:s/>33 <text:s/>37 <text:s/>40 <text:s/>80 <text:s/>86 <text:s/>89 <text:s/>92 <text:s/>112 <text:s/>130 Drawings would mean scenes of sport, hunting , Indians <text:s/>visible motions of the arrows, directions or schema</text:span><text:span text:style-name="T148">s with symbols like plans very abstract. Arrows are common widespread simple and renown for all their blissful use, but to deem, draw deepen their meaning is somewhat all the opposite for the want of close grasp of more use from those considerations I will</text:span><text:span text:style-name="T149"><text:s/>probably try.</text:span></text:p>
      <text:p text:style-name="P150">The words beginning with a, working <text:s/>mostly with a b c, first letter to avoid too much subjectivity <text:s/>coming like 1 add, 2 air, 3 arm, 4 arrow, 5 ask, 6 bad, 7 bar, 8 bat, 9 bee, 10 burst, 11 cat, 12 car, 13 cost, 14 crust, 15 cut, 16 dad, 17<text:s/>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text:s/>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text:s/>zealous, 127 zero , 128 zest, 129 zinc, 130 zone.</text:p>
      <text:p text:style-name="P151"/>
      <text:p text:style-name="P152">The fifth word is ask, it is an action related to speech, it implies two sides the asking and the asked, the duality of this action linked this word to all actions implying two sides or a dual relation. Ask can be related to talking, speaking, questions, answers, words, language, exchanges. To know what to ask, ask the right thing at the right instant can be vital, makes things go the right way, make people efficient and successful. Ask is a common word known to every people since their youngest age, it can appear everywhere and is very extremely useful. A basic word that is meant to evolve with language and see is meaning enlarge with the fields of life to apply all the time for all sorts of use and fundamentally simple and immediately grasped. The fastness and commonness of its meaning make it as important as active and necessary. The derived enlarged or abstract meaning are so numerous and far-fetched that some simple examples are not even needed here. Ask<text:s/>prior or first, ask for something or someone, ask or require or question for plenty various meanings.</text:p>
      <text:p text:style-name="P153"><text:span text:style-name="T154">The numbers and words related from the list are<text:s/></text:span><text:span text:style-name="T155">5ask</text:span><text:span text:style-name="T156">, 15cut, 37hit, 42idea, 54know, 57last, 58let, 75order, 80put, 83question, 85quote, 103use, 110 view,</text:span><text:span text:style-name="T157"><text:s/>111 want, 115 wonder. So 15 going:<text:s/></text:span><text:span text:style-name="T158">5<text:s/></text:span><text:span text:style-name="T159"><text:s/>15 <text:s/>37 <text:s/>42 <text:s/>54 <text:s/>57 <text:s/>58 <text:s/>75 <text:s/>80 <text:s/>83 <text:s/>85 <text:s/>103 <text:s/>110 <text:s/>111 <text:s/>115, <text:s/>14 mostly short verbs with apparently simple meaning. Drawings would represent scenes of two or more people with a tension of something expected for example</text:span><text:span text:style-name="T160"><text:s/>audiences, parley, requirements, something in between an exchange. That ancient word persisting and with apparently some broader future to come lets itself be manipulated with ease and pleasure for great communication. An analysis of the apparent simplici</text:span><text:span text:style-name="T161">ty and broad use can lead to unexpected or barely estimated conclusions. <text:s/></text:span></text:p>
      <text:p text:style-name="P162">6 Bad is all that is wrong, not wanted desired and rejected, it is as if there is a fantastic way in which it is good to be bad, where it is all the opposite and where all the bad is desired. As negativity bad is the dark side of life all that we failed, how can that exist if it is absolutely not wanted, as an unwanted that happens anyway and that thwarts us in that we fear and reject. Bad is related to failure, wrong, unwanted, rejected, negative, false, all that should not be. Bad is what should be avoided, thought to avoid and do the opposite or not thought at all. Bad in the end at the extreme can kill, in that way it is to be considered very seriously and worked at to control. That notion is renown and simple, pervasive, universal and common. Commonly it is worked at to be suppressed wherever it appears, to work at it to suppress it can be useful to save lives and preserve good. Its evolution is regular, it is not very well clear<text:s/>if it increases or decreases, but sure it is still very common and renown and a constant in our lives. Examples of bad occurring is common and plenty in much as all the deaths every day. Bad deeds, bad way, bad happenings and so on and so forth as evident<text:s/>as anything common.</text:p>
      <text:soft-page-break/>
      <text:p text:style-name="P163"><text:span text:style-name="T164">The numbers and words seemingly connected directly to it are: 3 arm,<text:s/></text:span><text:span text:style-name="T165">6 bad</text:span><text:span text:style-name="T166">, 10burst, 15cut, 17dead, 19done, 24 enemy, 25 error, 26 fat, 29fright, 37hit, 60lost, 61mad, 70not, 84quit, 91sad, 109vex, 112war, 127zero. <text:s text:c="21"/></text:span><text:span text:style-name="T167"><text:s text:c="54"/>3 <text:s/></text:span><text:span text:style-name="T168">6<text:s/></text:span><text:span text:style-name="T169"><text:s/>10 <text:s/>15 <text:s/>17 <text:s/>19 <text:s/>24 <text:s/>25 <text:s/>26 <text:s/>29 <text:s/>37 <text:s/>60 <text:s/>61 <text:s/>70 <text:s/>84 <text:s/>91 <text:s/>109 <text:s/>112 <text:s/>127 <text:s text:c="3"/>Somewhat a good 19 sample of every category of words from every part of language showing the pervasiveness of that field. T</text:span><text:span text:style-name="T170">he drawings should be of catastrophes and bad from all sides with wrong at all aspects to be very pejorative and negative and inspire badness of mood and feeling. The analysis and work for it should be in a direction of making it disappear completely towar</text:span><text:span text:style-name="T171">ds a decrease and a disintegration should be what is desired or to show how it can be an essential thing not to be suppressed element of life. The conclusions for bad should be evidence that it can be worked with positively in a not so bad way.</text:span></text:p>
      <text:p text:style-name="P172">The seven word is bar, another common simple word with all sorts of meaning. As a name it is a solid straight thing that can be used variously to block, maintain, support, hold or whatever other device can be conceived with a bar. It derives to a place to drink, for<text:s/>law or plenty other extension that beat imagination. The verb is more connected to prevention, forbidding and control. Both name and verb are connected to words like block, support, forbid, restrain, contain, stand, steel, plank, flat, or long, straight. The association to stick, rod or rudder is clear but bar is much more simpler. An evident recourse when conceiving systems or devices, the bar is always there to help sort out what is wanted. The notion of a divide, some separation between things or abstractly between acts links it to what is forbidden and related to law. Its evolution brings it to more and more abstract fields, like to bar from wrong or truth or other abstractions that need such expressions of clarifications. With evolution it stands still<text:s/>as a common important word that is not likely to fade in the present time, its widespread use and fields of application give it strength to last for a long time to come it seems.</text:p>
      <text:p text:style-name="P173"><text:span text:style-name="T174">The words of the list are 4arrow,<text:s/></text:span><text:span text:style-name="T175">7 bar</text:span><text:span text:style-name="T176">, 51key, 75order, 80put, 96table, 97ti</text:span><text:span text:style-name="T177">n, 102unity, 113way, 122yard. 10 going: <text:s text:c="46"/>4 <text:s/></text:span><text:span text:style-name="T178">7<text:s/></text:span><text:span text:style-name="T179"><text:s/>51 <text:s/>75 <text:s/>80 <text:s/>96 <text:s/>97 <text:s/>102 <text:s/>113 <text:s/>122 <text:s/>All implying ten flat, straight, metallic, lined, forward that goes right in the centre or aimed at being exact. Words that show<text:s/></text:span><text:span text:style-name="T180">something continuous to be followed and indicates a regular process. The drawings would represent that direction of right and righteous to points at the derives from a straight line from an element of firm matter rounded to beat sometimes. The analysis wou</text:span><text:span text:style-name="T181">ld point at the various uses from concrete to all the derives to show how the same idea can be applied in different contexts and be so related or away from its origins, then try to connect all those extension with one another.</text:span></text:p>
      <text:p text:style-name="P182">The words beginning with a, working <text:s/>mostly with a b c, first letter to avoid too much subjectivity <text:s/>coming like 1 add, 2 air, 3 arm, 4 arrow, 5 ask, 6 bad, 7 bar, 8 bat, 9 bee, 10 burst, 11 cat, 12 car, 13 cost, 14 crust, 15 cut, 16 dad, 17 dead, 18 doll, 19 done, 20 drum, 21, east,<text:s/>22 elm, 23 end, 24 enemy, 25 eraser, 26 far, 27 fat, 28 father, 29 fright , 30 fry, 31 game, 32 goat, 33 god, 34 gutter, 35 gym, 36 hat, 37 hit, 38 hot, 39 hunt, 40 hut, 41ice, 42 idea, 43 image, 44 insect, 45 isle, 46 jacket, 47 jazz, 48 jot, 49 June, 50<text:s/>just, 51 key, 52 knit, 53 knot, 54 know, 55 knuckle, 56 lake, 57 last, 58 let, 59 list, 60 lost, 61 mad, 62 middle, 63 mother, 64 mud, 65 must ,66 near, 67 neat, 68 nest, 69 net, 70 not, 71 odd, 72 oil, 73 on, 74 or, 75 order, 76 pad, 77 pain, 78 pale, 79<text:s/>pit, 80 put, 81 quality, 82 quantity, 83 question, 84 quit, 85 quote, 86 race, 87 rat, 88 rice, 89 run , 90 rut, 91 sad, 92 sail, 93 sale, 94 sand, 95 sun, 96 table, 97 tin, 98 tone, 99 trout, 100 tuna, 101 under, 102 unity, 103 up, 104 upon , 105 use, 106<text:s/>vary, 107 vase, 108 vest, 109 vex, 110 view, 111want, 112, war, 113 way, 114 window, 115 wonder, 116 xanthan, 117 xenon, 118 xerophyte, 119 xerox, 120 xylol, 121 yak, 122 yard, 123 yawn, 124 year, 125 yeti, 126 zealous, 127 zero , 128 zest, 129 zinc, 130<text:s/>zone.</text:p>
      <text:p text:style-name="P183"/>
      <text:p text:style-name="P184">The eighth is bat, that is a complex multi meaning word that refers primarily to three varied meanings all basic and commonly understood, like a piece of hard long sort of bar to hit, or a night animal or the verb to move one’s eye lashes or<text:s/>something fast repetitive. It evokes all kind of variations beginning with sport or motion, zoology. The words largely related to bat are bar, long thing, hard, bang, hit, tap, move, touch to move, act forcefully, rat, owl, night vision. This word carries<text:s/>their thinkers to sport, action, zoo or a face. Imagination can use it to recreate all that goes along around it, sport fields and all that is about it as other implements, sportspeople, the public and the variety applying to those sport using a bat. For actions diverse and various the thinking and recreating of a context around a bat which intervene apart from sport can be strongly depending on the thinkers, the experiences with that thing is overtly known and explicit but not so overt. For zoology the process is linked to night or dark places such as caves or lightless nooks, ruins or whatever space like that. On faces it may be often as reflex or habit. Those lists going along can include all the sport short letters implements, other words being all those<text:s/>three meaning not evidently coming to mind, maybe the only one like that, necessitate precise search. Those words related to action and meaning an animal not evidently connected open mental space and thinking increasing ability to live. Therefore being important to have in one’s vocabulary. This word may be come across every day, seen, used triggering actions. A bat to play or wield is a direct cause of emotion linking mental physical tightly as a source of community of one’s being.</text:p>
      <text:p text:style-name="P185"><text:span text:style-name="T186">The list numbers and wo</text:span><text:span text:style-name="T187">rds are : the 4 arrow, 7 bar,<text:s/></text:span><text:span text:style-name="T188">8 bat</text:span><text:span text:style-name="T189">, 9bee, 15 cut, 20 drum, 31 game, 33 gym, 35 goat, 37 hit, 66 net, 76 pad, 79 pit, 80 put, 86 race, 89 run, 92 sail, 122 yard, 4 <text:s/>7 <text:s/></text:span><text:span text:style-name="T190">8</text:span><text:span text:style-name="T191"><text:s text:c="2"/>9 <text:s/>15 <text:s/>20 <text:s/>31 <text:s/>33 <text:s/>35 <text:s/>37 <text:s/>66 <text:s/>76 <text:s/>79 <text:s/>80 <text:s/>86 <text:s/>89 <text:s/>92 <text:s/>122 <text:s text:c="2"/>thus18 short words relat</text:span><text:span text:style-name="T192">ed to sport, animal or having a dual meaning. They imply motions, images that connect to fairly the same fields as bat, the drawing will enhance the thing in all its long strong might and power to cause a big change, all that with brutal fastness. The wiel</text:span><text:span text:style-name="T193">der will be shown with the links between the thinking and the action. About 15% of the list to enacting words that insists on their importance in life and there the analysing study is to apply to the triggering action and the links between the mind and the</text:span><text:span text:style-name="T194"><text:s/>action.</text:span></text:p>
      <text:p text:style-name="P195">Then comes 9 <text:s/>bee which is an insect with a homophony with the basic verb be. The insect is famous for its two colours and its buzz. It can sting and harm, its life in hives is renown with a queen be and its production honey. All about bees can teach plenty to identify like a busy bee, hard working and producing something rich. Its use in various expression is linked to its<text:s/><text:soft-page-break/>renown character as a basic insect, all its meaning and the use made of it in drawings, paintings, art or all sort of culture<text:s/>implies how it is important for human-beings like coincidentally sounds partly the same in their names. The connections made with that word are not so widespread but for the use of representation for symbolical meaning. The powerful image of the bee as an<text:s/>industrious hard worker is impressive in all its way of being depicted and describe to inspire humans. The other mighty image about a bee is its sting and the bad way a swarm of bees can kill any other being on its way. In that way the nightmare of magnifying a bee is most horrible or in the opposite the even smaller bee penetrating the human body stinging and making its swell to death is about all that is feared and hated about a bee. Like that a bee can be mightier than humans in killing them.</text:p>
      <text:p text:style-name="P196"><text:span text:style-name="T197">The words i</text:span><text:span text:style-name="T198">n the list going with bee are the 4arrow,<text:s/></text:span><text:span text:style-name="T199">9 bee</text:span><text:span text:style-name="T200">, 11 cat, 29 fright, 35 goat, 44 insect, 87 rat, 99 trout, 100 tuna, 121 yak, 125 yeti. <text:s/>4 <text:s/></text:span><text:span text:style-name="T201">9</text:span><text:span text:style-name="T202"><text:s text:c="2"/>11 <text:s/>29 <text:s/>35 <text:s/>44 <text:s/>87 <text:s/>99 <text:s/>100 <text:s/>121 <text:s/>125 <text:s text:c="2"/>There are 11 words mostly animals which shows the regular presence of them</text:span><text:span text:style-name="T203"><text:s/>in that list and implies about 8% or so in all the words choice which is quite important considering the amount of all the words that could have been chosen. The drawing would show how bees are important and work their way in life, either about gigantism<text:s/></text:span><text:span text:style-name="T204">or microscopic representation to point at their might and impress imagination into controlling the possible frights derived from them. As a basic insect it can be found anywhere in our lives and that dramatic intrusive way will be a central aspect of the s</text:span><text:span text:style-name="T205">tudy.</text:span></text:p>
      <text:p text:style-name="P206">The tenth is burst, as an impressive verb that means going off badly in all directions, for something like a pouch, generally it is bad and frightening, but it can also be meant purposefully in that case it is very positive. Its meaning is precise and not so easily definable, like to boom, go off, lightly explode. I think it a difficult word to think about, define, work with or even all the more to implement. Some synonyms, words connected can be off, crack, come apart, eject, lose control, be attack<text:s/>from inside, have a depletion, come to pieces, break away apart, suffer a bad fit, all that can indicate something out without any control and with uncontrolled energy. The way in that can be with sudden fits and start, lose of something, swell off, ballooning out of contents. The trade can be of fireworks, diseases, air stuff. An enumerated list is with losses of control all sorts, like leaks, punctures, throwing, fleet, escape, general loss. Any of that meaning is important to know intimately as a very always likely possibility, how can it be ignored, pretend it is not when the consequences could be so dramatic, the only way to prevent is to be conscious and considered it as a whole. Apart from pimple, swollen flesh, balloons, balls nothing dramatic as ever burst by me. Never for real but conceived very well as in so may fictions. Grow bigger always bigger to bursting in explosive tantrums, like in so many rude bad words like pieces of uncontrolled things flying everywhere.</text:p>
      <text:p text:style-name="P207"><text:span text:style-name="T208">From the list, the numbers and wo</text:span><text:span text:style-name="T209">rds are: 2 air,<text:s/></text:span><text:span text:style-name="T210">10 burst</text:span><text:span text:style-name="T211">, 29 fright, 73 on, 77 pain, 105 upon, 107 vary, 113 way, 117 xenon, <text:s text:c="33"/>2 <text:s/></text:span><text:span text:style-name="T212">10</text:span><text:span text:style-name="T213"><text:s text:c="2"/>29 <text:s/>73 <text:s/>77 <text:s/>105 <text:s/>107 <text:s/>113 <text:s text:c="2"/>117 so 9 words no so negative related to some inflating process on, nothing really<text:s/></text:span><text:span text:style-name="T214">explosive, it seems minor, the vision of bigger and bigger is not dominantly present, what is a trend is the list is probably something possibly opposite. The relation to fright and pain is because of medicine. The drawing may be very explicit, disturbing<text:s/></text:span><text:span text:style-name="T215">even painful to look at, like the progression for inflated things swelling and bursting in five or six stages, like helium balls, balloon, some organs on people, something quite elastic, some clothes, some planet, star, water space, an animal with abnormal</text:span><text:span text:style-name="T216"><text:s/>growing big so forth. The analysis is to be about the uncontrol start and progress, whatever the speed, especially the start. May be the reverse to normality, how to invert if possible or why not possible.</text:span></text:p>
      <text:p text:style-name="P217">The words beginning with a, working <text:s/>mostly with<text:s/>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text:s/>vest, 109 vex, 110 view, 111want, 112, war, 113 way, 114 window, 115 wonder, 116 xanthan, 117 xenon, 118 xerophyte, 119 xerox, 120 xylol, 121 yak, 122 yard, 123 yawn, 124 year, 125 yeti, 126 zealous, 127 zero , 128 zest, 129 zinc, 130 zone.</text:p>
      <text:p text:style-name="P218"/>
      <text:p text:style-name="P219">Then the eleventh is cat, a common simple immediately graspable word dealing with domesticated animal, all its attributes, its body parts, its history, nobleness, and all sorts of aspect related to its feline nature. The magic of domestication is central to the word cat, it is conceived with this part as essential to the thinking of this animal. The word related to cat are all its body parts such as claw, whisker, paw, ear, eye, fur, tail, body, head, leg, muzzle, mouth and so forth…A way with cat is an animal close to<text:s/>human in their homes. They fascinate human and make them happy, calm and appeased. Cats are intimate to some human and are so close to them that they may share their intimacy so close as in their very bed. Human in general are related and friends to many cats, some are even said to have a great number of them such as more than 30 for example. There are no limits to where they can be found, they are at ease anywhere where they are humans. The lists that could be made would be about other domesticated animals, dogs, rodents, birds, farm animals and so forth. The importance of knowing about cat dates back to the beginning of human history and how they have shared our evolution in the managing of civilisation. The are a key to humans and we have a key in them. They are about our ways all the time, even when you don’t own one you see some very often, every week minimum. Some sentence would be a cat prowling with paws and whiskers, in our surrounding its eyes and muzzle being acute in the air going on a way with swift motions and vivid sights to its lair.</text:p>
      <text:p text:style-name="P220"><text:span text:style-name="T221">The words of the list are <text:s/>8 bat, 9 bee,<text:s/></text:span><text:span text:style-name="T222">11 cat</text:span><text:span text:style-name="T223">, 35 goat, 44 insect, 87 rat, 99 trout, 100 tuna, 121 yak, 125 yeti: <text:s text:c="44"/>8 <text:s/>9 <text:s/></text:span><text:span text:style-name="T224">11<text:s/></text:span><text:span text:style-name="T225"><text:s/>35 <text:s/>43 <text:s text:c="2"/>87 <text:s/>99 <text:s/>100 <text:s/>121 <text:s/>125 <text:s/>therefore 10</text:span><text:span text:style-name="T226"><text:s/>words all animals about 7% of the list. An average for a type that is quite<text:s/></text:span><text:soft-page-break/><text:span text:style-name="T227">important in life and on earth. The drawings would show all cat sides and eyes and body parts blown up, each in their turn, with their beauty highlight and enhance to show a compl</text:span><text:span text:style-name="T228">ete picture of that animal. The drawings would insist on the characteristics of the feline peculiarities and what make it special and so appreciated of most human. The analysis is to be on the intimacy to humans and the very discretion, silent, calm and re</text:span><text:span text:style-name="T229">served mood of cats that make them so apart of other animals, what make cats what they are their special details.</text:span></text:p>
      <text:p text:style-name="P230"/>
      <text:p text:style-name="P231"><text:span text:style-name="T232">The twelve is car, as common as cat, coming from mechanical industrial development which relates to engine, technic, machines and all sort of</text:span><text:span text:style-name="T233"><text:s/>tool, iron parts and electronic fixing. The connexions are to transport, movement, roads, streets, going about, wheels, tires, bolts, bonnet, shield and so on. The theme is vehicles with driving as a lead. An opposite is immobility, the set fixity of stil</text:span><text:span text:style-name="T234">lness. Cars are a way to apparent progress but with the bad sides they can have, a question can be are they really progressive in the long run. So many absurd fast motions, repetitive and meaningless in some way, that can be so vain and tiring and in some<text:s/></text:span><text:span text:style-name="T235">common frequent cases lethal are a real problem. The trades are plenty connected to cars, from drivers to mechanics, to industrialists, devisers, or cleaners. The lists of other vehicles are long and with their parts even longer, from other four wheel vehi</text:span><text:span text:style-name="T236">cles to two wheel ones, to planes or all mechanic motion things to transport fast and far. The knowledge of what makes our transportation is so important that we are using that or seeing outside or on screens every day. The commonness of cars, the way they</text:span><text:span text:style-name="T237"><text:s/>pervade our societies, thought and everything going along our lives made them invisible to real consideration of suppression or complete change about them. Humans were before cars and cars would not be without human-beings so the interest is to reshuffle<text:s/></text:span><text:span text:style-name="T238">them completely. From afar comes a car going through streets and weaving its way along and that was suddenly close to me like speed was impossible to considerate precisely and with accuracy to reality.</text:span></text:p>
      <text:p text:style-name="P239"><text:span text:style-name="T240">The numbers of the list are:<text:s/></text:span><text:span text:style-name="T241">12 car</text:span><text:span text:style-name="T242">, 28 far, 42 idea,<text:s/></text:span><text:span text:style-name="T243">51 key, 72 oil, 73 on, 86 race, 89 run, 103 use, 111 want, 113 way, 114 window, so 12 starting with 12,<text:s/></text:span><text:span text:style-name="T244">12</text:span><text:span text:style-name="T245"><text:s text:c="2"/>28 <text:s/>42 <text:s/>51 <text:s/>72 <text:s/>73 <text:s/>86 <text:s/>89 <text:s/>103 <text:s/>111 <text:s/>113 <text:s/>114 so twelve words for the twelve word related to its parts or to surrounding themes of desire, distance</text:span><text:span text:style-name="T246"><text:s/>or pieces. Drawings would represent the aspects not so evident about cars such as accidents, fastness, absurdity and a questionable sordid absoluteness to question supremacy and to activate discussion to replace them or make them evolve positively. The su</text:span><text:span text:style-name="T247">ppression of their absurd use and of the accident are point of debate that must prevail. My analysis would be about those absurd points that are heard so rarely. How can we relate on so expensive and so absurd killing and source of fast indifference. The c</text:span><text:span text:style-name="T248">onscience of so much absurdity and the ill at ease created are boosting boards for changes.</text:span></text:p>
      <text:p text:style-name="P249">The words beginning with a, working <text:s/>mostly with a b c, first letter to avoid too much subjectivity <text:s/>coming like 1 add, 2 air, 3 arm, 4 arrow, 5 ask, 6 bad, 7 bar,<text:s/>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text:s/>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250"/>
      <text:p text:style-name="P251">Then as the thirteenth is cost, a word meaning some price to pay, associated to money but not necessarily, the answer to payment. Immediate close words are price or owe. The theme linked to cost is value, finance or debt. The words connected may be amount, pay, reward, market, sell, buy, want, expensive, cheap, estimate, bank, shop, list, cashier, economy, saving, or all about money. That word can be a key with exchanges, affording, entering in possession of something or more. Having notion in cost may fix a level of possession in one’s mind and implied how much you may come to be in the realm of that thing which you know its cost.<text:s/>The fact that it is a verb and a noun makes it a key word more than those which have one category of sense. There its ambiguity makes it stronger and carrying increased meaning. The trade is traders, businessmen, economists or the like. Lists of financial<text:s/>terms, or linked to value may reach high. To know the costs of everything is as important as knowing their names to have a precise idea of what they are and what is their position. The market cost and your own may be different and you have to connect the two costs to be aware of what it is for you. They are everywhere always non stop, they frame our lives and even us are priced with some cost. What the cost of that or of whatever matters if you want to have it, in addition to have first all it takes to be able to face those costs and not to be deter by them.</text:p>
      <text:p text:style-name="P252"><text:span text:style-name="T253">The numbers are: 1add,<text:s/></text:span><text:span text:style-name="T254">13 cost</text:span><text:span text:style-name="T255">, 51key, 75order, 80put, 81quality, 82quantity, 93sale, 103use, 104up, 107vary,111want, 127zero, so 13 for the 13, 1 <text:s/></text:span><text:span text:style-name="T256">13<text:s/></text:span><text:span text:style-name="T257"><text:s/>51 <text:s text:c="2"/>75 <text:s/>80 <text:s/>81 <text:s/>82 <text:s/>93 <text:s/>103 <text:s/>104 <text:s/>107 <text:s/>111 <text:s/>127 so</text:span><text:span text:style-name="T258"><text:s/>13 words related to numbers, amount and evolution in size. Drawing would be scenes of value, with the highlighting of the worth related to money and price. With price tags, or some indication whatever of the desirability of the thing depicted, valuable ex</text:span><text:span text:style-name="T259">changeable worth beside. The analysis, emphasis or study on that word will focus on the arbitrary, apart from the degree of commonness or rarity of the object to set a cost. All that setting may be all biased and social more that real. In the end is there<text:s/></text:span><text:span text:style-name="T260">really something objective as some cost.</text:span></text:p>
      <text:p text:style-name="P261">Then as a fourteenth comes crust, like for bread, blood or earth. The scope is with matter, undergoing a thickening process. The result of hardening of becoming different roughen, dry. For bread it is the cooking drying process, being cooked, as something good and positive, for skin and its drying blood it comes after a bad cut as something curing positive being cured<text:s/><text:soft-page-break/>and for the earth it is a general name for firm ground. The themes are firmness, thickness drying. Immediate close words are layer, topping. Associated words are cover, blanket, on, thick, paste, top, rough, dry, apply, stony, rugged, hard. That word can be a key to covering, or kind of protecting something precious, the hard cover about what is to be kept for long. The idea is of the natural surrounding that gives strength and made something last. These three examples are representative of the use of crust that is advantageous and positive. The variety of the matter on which it can be applied, made it a<text:s/>polyvalent word of a scope that makes its protective aspects go beyond the me container but reach within the mind of the thinker some kind of apex of protection making it as really protective generally as a strong concept. This strength connected with the<text:s/>thickness of what composed it, is a dynamic for a thinking process of enfolding protection. The trade is geology, there can be list of protecting materials, covers or whatever the like of a crust. The way with it is to go like it becoming firmer, undergoing a hardening process. The importance to know about it is to know about surface aspects. The confronting is not so often and it should be made more frequent. The hard cover protecting and curing in the end falling or letting show something different embodies a benefiting process being an epitome of good.</text:p>
      <text:p text:style-name="P262"><text:span text:style-name="T263">The numbers related are<text:s/></text:span><text:span text:style-name="T264">14 crust</text:span><text:span text:style-name="T265">, 19 done, 23 end, 26 fat, 38 hot, 41 ice, 64mud, 76 pad, 77 pain, 94 sand, 101 under, 102 unity, 104 up, 105 upon, 130 zone. So 15 like:</text:span><text:span text:style-name="T266">14</text:span><text:span text:style-name="T267"><text:s text:c="2"/>19 <text:s/>23 <text:s/>26 <text:s/>38 <text:s/>41 <text:s/>64 <text:s/>76 <text:s/>77 <text:s/>9</text:span><text:span text:style-name="T268">4 <text:s/>101 <text:s/>102 <text:s/>104 <text:s/>105, 14 words related to aspect, strong covering or topping, raw material, positions, situations, having meaning beyond what crust transmits. Drawings are explicitly showing the various crusts exposed in this text, for bread cut one, for<text:s/></text:span><text:span text:style-name="T269">blood, after wounding process and for the earth what it can be. The analysis is to be on the protective aspect that comes after some undergoing that can be for a person an injury, or cooking for bread, in fact to have a good crust or some crust whatever yo</text:span><text:span text:style-name="T270">u got to find some way to have it, this search and its result are what will be in the analysis.</text:span></text:p>
      <text:p text:style-name="P271">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text:s/>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272"/>
      <text:p text:style-name="P273"><text:span text:style-name="T274">The fifteenth is cut, a simple basic word, related to all sort of fields, it is used to imply a partition, a division, somet</text:span><text:span text:style-name="T275">hing made separated. To sever, part or divide, needs a cut, as a name or a verb. Words related are divide, part, estrange, made apart, take in part. In language there are far more evidently. It is often irretrievable, definitive. The abundance of synonyms<text:s/></text:span><text:span text:style-name="T276">which doesn’t come to mind as easily as it should shows how important seems this word. This word goes into the fields of language implying dissociation, disruption, long going far. The good or bad significance of the process is not very clear cut, evidentl</text:span><text:span text:style-name="T277">y it can be either of it. It means a way into deciding something sharp, firm and decisive. The consequences are often tremendously visible. The trades are those of deciding people. Lists of decisive verbs can be related to cut, dramatic not to come back ve</text:span><text:span text:style-name="T278">rbs. The importance of the word connected to all sort of action in everyday life. Often come across, easily understood, it is noticed as dramatic and implying definitive change. The cuts are somewhat big and in that way how can their effects be retrieved o</text:span><text:span text:style-name="T279">r modified to come back to the previous state before they were made, cuts like that which have been cut with some effective powerful tool impress thinking as much as what they are for real.</text:span></text:p>
      <text:p text:style-name="P280"><text:span text:style-name="T281">The list for cut is: 3 arm, 6 bad, 10 burst,<text:s/></text:span><text:span text:style-name="T282">15 cut</text:span><text:span text:style-name="T283">, 23 end, 37 hi</text:span><text:span text:style-name="T284">t, 58 let, 60 lost, 65 must, 80 put, 84 quit, 103 use, 111 want, therefore 13 going: <text:s/>3 <text:s/>6 <text:s/>10 <text:s/></text:span><text:span text:style-name="T285">15</text:span><text:span text:style-name="T286"><text:s text:c="2"/>23 <text:s/>37 <text:s/>58 <text:s/>60 <text:s/>65 <text:s/>80 <text:s/>84 <text:s/>103 <text:s/>111, 13 definitive mostly verbs meaning some dramatic change. The immediate grasp of those words is as mighty as the change</text:span><text:span text:style-name="T287"><text:s/>they imply and would produce drawings with the same dramatic intensity as the might they suffuse. The cuts in matter, broken by cuts, detaching necessities, all sorts of scenes with cutting, parting papers, tissues or the kind, with the cutting objects su</text:span><text:span text:style-name="T288">ch as scissors, pinchers, knife, swords, blades, whatever would be of that use. The analysis would be on the utmost necessity of that action often like as a point of no return, the definitiveness irretrievability. <text:s/></text:span></text:p>
      <text:p text:style-name="P289">The sixteenth dad is very well known from very young for everyone, familiar word for father it is connected to family close surrounding, the theme is intimate people. The words related to it are child, birth, mum, home, group, sibling, proximate, grown-up, elder, parent, relative, close, all about family life, responsibilities. The way is into growing, procreating with cultural structure, being part of a family group. The trade is social workers. Lists of other family members, relatives. The knowledge of familial culture is basic to understand how people behave, what they are a part of made them act purposefully. As a fundamental family part a dad structure the familial cell and therefore society, what other thought could be made of that. A key part that gives keys into understanding all that is around. Fantastically dads are everywhere, everybody has one, and most men become one, from then on thinking that this concept can explain a lot is quite evident. How it works in people’s minds generally is quite evident too, they think it what it is then as a fundamental element, something sacred not to be altered. The father of humanity being god. Dad is more familiar, playful, affective less serious but related to the same as father. As a result to think it disrespectfully, without that sacred aura is not<text:s/>integrative, it is a cause of marginality. That point of exclusion is a problem for those having no dad. You hear the word every day, you see some likewise or you are one, is so common that you barely<text:s/><text:soft-page-break/>think of its fundament. The thought of a dad when you<text:s/>have none is as void as the thought of this god that leads so many lives, the absence of a dad makes him like a god, it must be something like that which bases society.</text:p>
      <text:p text:style-name="P290"><text:span text:style-name="T291">The words of the list are<text:s/></text:span><text:span text:style-name="T292">16 dad</text:span><text:span text:style-name="T293">,17 dead, 18 doll, 24 enemy, <text:s/>25 eraser,27 father, 32 g</text:span><text:span text:style-name="T294">od, 54 June, <text:s/>63 mother, 125 yeti,<text:s/></text:span><text:span text:style-name="T295">16</text:span><text:span text:style-name="T296"><text:s text:c="3"/>17 <text:s/>18 <text:s/>24 <text:s/>27 <text:s/>32 <text:s/>54 <text:s text:c="2"/>63 <text:s/>125, 10 even words related to characters, therefore not a big percentage of the list, but a little more than five percent, one divine, one bestial, one negative, one a puppet toy, three f</text:span><text:span text:style-name="T297">amilial alike. The drawing are of family life, scenes of close relations, about the home, dad playing with his child or children, it’s problematic you cannot know evidently they are thus relative there is no photograph but facial resemblance that indicate<text:s/></text:span><text:span text:style-name="T298">dad and his children relation, therefore the drawing are but not satisfactorily precise, but the expression of familial relationship must be insisted on. The analysis would be on the basic of the concept over most societies, and the impossible dramatic voi</text:span><text:span text:style-name="T299">d when there is none as a social as impossible and dramatic problem.</text:span></text:p>
      <text:p text:style-name="P300">The seventeenth dead is quite dramatic as implying life end, the final destination of everyone most feared and dreaded by most people. As an adjective it is related to things probably never to be known, mysterious, feared, fantastically imagined. The theme is loss of life, corpselike, like a thing. The words related are passive, void, empty, rigid, cold, deprived of life, lifeless, stonelike, corpse state, devitalised, unanimated, immobile, full of death, icy, necro state, energy deprived, killed, massacred, made dead. A way with the word dead is what is not animated, growing, breathing, like things. The dread is of funeral. Lists would be of words related to corpses. To know dead related ways, or dead stuff made us familiar with our final state which cannot be left unknown, in this way the dead state destination shape us into what we are and what we do, like a sort of program. That program tensed us and is always there to direct our immediate acts. As a underlying grounding program bound to come, the way people think of it define who <text:s/>they are and partly how they will face the dead body they are to become. That state can be negative but also positive for we share it and have it in common with everybody. That connects us to others and enables us to share our considerations to relieve one another about what is dead. This is an everyday word and fact of life, you can as well see a corpse any time anywhere. The dead were all once as alive as we are, and when we become dead we are part of the greatest and join them in a universe mostly as big and as unknown as the dead.</text:p>
      <text:p text:style-name="P301"><text:span text:style-name="T302">In the list the words are<text:s/></text:span><text:span text:style-name="T303">17 dead</text:span><text:span text:style-name="T304">, 19 done, 23 end, 24 enemy, 29 fright, 32 god, 42 idea, 57 last, 60 lost, 77 pain, 90 rut, 91 sa</text:span><text:span text:style-name="T305">d, 127 zero,<text:s/></text:span><text:span text:style-name="T306">17<text:s/></text:span><text:span text:style-name="T307"><text:s/>19 <text:s/>23 <text:s/>24 <text:s/>29 <text:s/>32 <text:s/>42 <text:s/>57 <text:s/>60 <text:s/>77 <text:s/>90 <text:s/>91 <text:s/>127, 13 mostly negative pessimistic words with bad connections and associations, which is about a tenth of the whole therefore to be considered important. Drawings about dead sides are to show it</text:span><text:span text:style-name="T308">s attributes, all decayed, rotten, skeletons, skulls, corpses. All depicting sombre aspects with black, lightless all fallen going into pieces, hopelessness, lost causes. From such drawing it is difficult to express the word dead at once, all the negative<text:s/></text:span><text:span text:style-name="T309">elements being as big. What is to be deemed is the might of dead to be, the not to be escape aspect of that adjective.</text:span></text:p>
      <text:p text:style-name="P310">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text:s/>middle, 63 mother, 64 mud, 65 must ,66 near, 67 neat, 68 nest, 69 net, 70 not, 71 odd, 72 oil, 73 on, 74 or, 75 order, 76 pad, 77 pain, 78 pale, 79 pit, 80 put, 81 quality, 82 quantity, 83 question, 84 quit, 85 quote, 86 race, 87 rat, 88 rice, 89 run , 90<text:s/>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311"/>
      <text:p text:style-name="P312"><text:span text:style-name="T313">The eighteenth is doll as a toy for children, especially girls it incarnates the baby they will<text:s/></text:span><text:span text:style-name="T314">have some day or the one they used to be. The will to take care and to play the adult toward a doll is in the way to be someone else, someone more powerful with control over someone else. This word is related to toys, games, miniatures, the theme is playin</text:span><text:span text:style-name="T315">g, fun, what is leisure. The words related are puppet, gadget, figure, artefact, fur, fluffy, teddy bear, muppet, toy, miniature body. The way you can take with the word doll is towards false innocence of the game played with it, the child play innocently<text:s/></text:span><text:span text:style-name="T316">as an adult towards its child with the unconscious will to take place of their mother. The consciousness of the will to take place and to exert power over a child is part of the vicious will of power and of domination of the being and the doll is the symbo</text:span><text:span text:style-name="T317">l and incarnation of that bad instinct of domination. The list of plenty of toys and game would develop that word. To know dolls and their context attach us to childhood and miniaturisation, playing and pretence. The falsity and everything is allowed or po</text:span><text:span text:style-name="T318">ssible in playing with a doll is a way to relax, ease and feel good as back when a child. Those pretence, falsity and all that is related to them are linked to catharsis and the avoiding of enacting bad deeds in reality. Then dolls are extremely useful for</text:span><text:span text:style-name="T319"><text:s/>that and because they are so liked by their owner. For affection and not enacting sake doll are vital for human being, as for adults to be able to remember their dolls or to think about that concept does help them to carry on. This is an every day word, m</text:span><text:span text:style-name="T320">ost of us have had one in their childhood. A doll among dolls in a child bedroom create the atmosphere of the playing happening in there when the child is intent on playing with them enacting the role of the adults who are in their life.</text:span></text:p>
      <text:p text:style-name="P321"><text:span text:style-name="T322">The numbers are<text:s/></text:span><text:span text:style-name="T323">18</text:span><text:span text:style-name="T324"><text:s/>doll</text:span><text:span text:style-name="T325">, 20 drum, 24 enemy, 31 game, 42 idea, 43 image, 63 mother, 76 pad, 101 under, 103 use, 109 vex, 110 view, 111 want, 115 wonder, 14 like:<text:s/></text:span><text:span text:style-name="T326">18</text:span><text:span text:style-name="T327"><text:s text:c="2"/>20 <text:s/>24 <text:s/>31 <text:s/>42 <text:s/>44 <text:s/>63 <text:s/>76 <text:s/>101 <text:s/>103 <text:s/>109 <text:s/>110 <text:s/>111 <text:s/>115, <text:s/>so 14 words about 10% of the list words related to</text:span><text:span text:style-name="T328"><text:s/>playing, imagination, power. The drawings are to be scenes of children at play recreating what they undergo with their parents, hard, tender, tensed whatever would indicate catharsis and pretence, power, falsity the bad aspects evacuated in this playing.<text:s/></text:span><text:span text:style-name="T329">There will be other toys and several children, at the same time or alone. The infinity of scenes possible<text:s/></text:span><text:soft-page-break/><text:span text:style-name="T330">will appear with the variety. The analysis would be on the pretence and false working under process in playing, the imitation and will to be like what</text:span><text:span text:style-name="T331"><text:s/>you can but only imitate. The insistence on the helplessness of the playing with a doll.</text:span></text:p>
      <text:p text:style-name="P332">The nineteenth, the past participle done, quite common meaning something finished, like made, with less forms, or deceived, then according to what is said. The field<text:s/>is what is accomplished, created or made up, the theme is action. The synonyms or near words are made, created, accomplished, finished, passed, put away, added, realised, used, up, or the other big meaning deceived, fooled, misled, twist, erred. The way with that word is how it implies things are over, that there is no longer something to follow, like a door into something else. The termination that means to be ready for what is to come means some freedom once something is over. In that way it’s a relief for work when it’s done it’s over. An easy word to go to something else. Done linked to past is quite common to mean no longer to take care of. Or ready to consummate, ready to use. Like prepared. That word with its two big meanings and various senses can be<text:s/>understood in a very easy misled way. The trades attached to this words are all trades with a side of done things. List of words meaning done or related to done stuff would be like what is done. For examples others past participles with the implication finished or prepared liked cooked, killed, broken, freed, checked, cleaned, fed, rested, past, in this way it doesn’t come so fast. To know of what is done is a way of doing things properly, as a comparison between the previous and present state. As a common<text:s/>word it is there every day and is quickly used often too quickly to get rid of what is boring or would take more caution. The comparison of states, what is done and not done, as the dangerousness of using that word wrongly, too fast, make it a word to be<text:s/>noticed. A sentence could be things done in this way show how the makers have implemented what could have be done so differently to be let judge of your own regard.</text:p>
      <text:p text:style-name="P333"><text:span text:style-name="T334">In the list the words are 1 add, 10 burst, 15 cut, 17 dead,<text:s/></text:span><text:span text:style-name="T335">19 done</text:span><text:span text:style-name="T336">, 23 end, 37 hit, 48 jot</text:span><text:span text:style-name="T337">, 50 just, 58 let, 60 lost, 80 put, 84 quit, 103 up, 1 <text:s/>10 <text:s/>15 <text:s/>17 <text:s/></text:span><text:span text:style-name="T338">19</text:span><text:span text:style-name="T339"><text:s text:c="2"/>23 <text:s/>37 <text:s/>48 <text:s/>50 58 <text:s/>60 <text:s/>80 <text:s/>84 <text:s/>103 <text:s text:c="2"/>14 words meaning over and past, 10% once more meaning a considerate part. The drawing would show the different states when it is done and before, y</text:span><text:span text:style-name="T340">ou can show an infinity again to make the word evident is quite impossible, the search for perfect drawing meaning that word is quite demanding. In front of the near impossibility to find a proper drawing to show that word the analysis would grasp that imp</text:span><text:span text:style-name="T341">recision of that concept and all the dangers when it is used instead of some more precise word.</text:span></text:p>
      <text:p text:style-name="P342">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text:s/>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343"/>
      <text:p text:style-name="P344">The twentieth drum means loud beating which can often disturb the peace of some people. The field is about music instrument,<text:s/>the theme is music. Proximate words or related are cymbal, tambourine, instrument, percussion, beat, hit, sounding, resounding, loud, rhythm. This word and the music it means applies to music in a loud noticeable way, with playing a tune to be heard by most people in the surrounding. The drum is in band, public or rock, not in orchestras. That point means that it’s popular in music most people listen to. The need for people to use such a noticeable instrument means that they think themselves not noticed enough and they want to be heard in a loud way to break indifference in some way. Apart from that plenty like it for the melodious tune it produces. The noticeability and the mellifluousness come along with the liking of playing an instrument like that on which you have to beat. That means violence, that instrument incarnates some vice and disturbance. This is an instrument to canalise one’s violence, that teaches to control it and to be in harmony with it. That is a good instrument for those who are violent<text:s/>and like music. List of other instruments are easy to elaborate. To know about music and instrument can be a good derivative to wile away the time, the mere thinking of music can soothe. The trade is musicians. As a noticeable word you can pick it up when<text:s/>it is used and wonder how it applies to the context. This is not a neutral word if ever a very common and often used one. A sentence can be the music was loud with the beating of the drums in the background as if not to forget that there was music at all,<text:s/>reminders like drums are often first implements to play loud.</text:p>
      <text:p text:style-name="P345"><text:span text:style-name="T346">The numbers are 10 burst,<text:s/></text:span><text:span text:style-name="T347">20 drum</text:span><text:span text:style-name="T348">, 37 hit, 47 jazz, 98 tone, 10 <text:s/></text:span><text:span text:style-name="T349">20</text:span><text:span text:style-name="T350"><text:s text:c="3"/>37 <text:s/>47 <text:s/>98, <text:s/>5 words related to sounds about 3% which means that is not very characteristic of the general meaning of the li</text:span><text:span text:style-name="T351">st. The drawing would be about concert, depicting musicians playing it in various scenes. On the streets and inside, to let show the power of the music heard like in community. The indication that there is music is far from evident, of course drawing are s</text:span><text:span text:style-name="T352">ilent and that is the challenge. The analysis would be of the violence and will to be noticed of this instrument.</text:span></text:p>
      <text:p text:style-name="P353"><text:span text:style-name="T354">Then as twenty first is east, a direction, a whole zone or area. The domain is where you can go, how to be directed, and the theme is an area,</text:span><text:span text:style-name="T355"><text:s/>a geographic zone. Proximate words are the other three cardinal point, all about marking area, way, point, to, there, here, surrounding, going, cross, indicate, toward, around, whereabouts, compass, plan, map, globe, earth, continent, about, all that can<text:s/></text:span><text:span text:style-name="T356">relate to Asia, and where the sun rises. This word is as important as dividing the planet in a fourth with the other three indicators. Therefore a whole part of culture and all that go with it is contained in that word. A rich word as that with so much con</text:span><text:span text:style-name="T357">tained in it can do more than evocates what it means at all. In fact it contains so much that it is often too vague to really mean something precise and it needs precisions such as other words connected to it to really be understood. A way<text:s/></text:span><text:soft-page-break/><text:span text:style-name="T358">with that word i</text:span><text:span text:style-name="T359">s to go around, to evoke exotic culture when you are not from there. This word is a key to all of Asian countries, some giant country as China or more minute as Bali. With this word you can travel and imagine all that is related to the east more or less pr</text:span><text:span text:style-name="T360">ecisely depending on your knowledge of the areas. Several trade are dealing with geographic names, geographers, ethnologists, sociologists and others. List about east names can be long for examples all of the countries of the east, elements of east culture</text:span><text:span text:style-name="T361">. To know the globe is a matter of survival to know who you can come across and not to be too much distraught. As a position word it is very useful and common, plenty will be done and can be conceived with it. A sentence with it can be in the east as every</text:span><text:span text:style-name="T362">where else when you are a foreigner you may be at a loss verbally evidently but also with the mannerism and peculiarities of the surrounding so different from your habits, showing the danger of habits.</text:span></text:p>
      <text:p text:style-name="P363"><text:span text:style-name="T364">The list is 4 arrow,<text:s/></text:span><text:span text:style-name="T365">21 east</text:span><text:span text:style-name="T366">, 28 far, 42 idea, 45 isle</text:span><text:span text:style-name="T367">, 54 know, 67 near, 83 question, 88 rice, 92 sail, 94 sand, 95 sun, 110 view, 113 way, 115 wonder, 130 zone, 4 <text:s/></text:span><text:span text:style-name="T368">21</text:span><text:span text:style-name="T369"><text:s text:c="2"/>38 <text:s/>42 <text:s/>45 <text:s/>54 <text:s/>67 <text:s/>83 <text:s/>88 <text:s/>92 <text:s/>94 <text:s/>110 <text:s/>113 <text:s/>115 <text:s/>130 <text:s/>then 16 words implying an area, somewhere to go with culture and differences, direct</text:span><text:span text:style-name="T370">ion , distance, representation, food, transport, what is there. The drawings with meaning of east things, peoples and ways are quite characteristic <text:s/>of the area, with such elements such as show-show or hats, Asian people with slit eyes, the dragons or risi</text:span><text:span text:style-name="T371">ng sun, the flags. The analysis would be of a word that can mean so much and therefore be in a way so vague and so precise in direction at the same time.</text:span></text:p>
      <text:p text:style-name="P372">The twenty-second is elm, as a tree it means all that is connected to vegetation, what is green, grows<text:s/>in the earth. The field is wood and forest, the theme is trees. Words related to elm are other tree names such as oak, chestnut, beech, birch, willow, fir, palm, maple, orchard, forest, grove, pine, wood, garden, root, branch, nest, bird, leaf, the shape<text:s/>of it, bark, rings, line, road, foliage. The way you can take with elm is which family of trees it belongs, that would require research for me since I know absolutely nothing of the shape of it or its leaves or anything about elms generally. What can be developed is the ignorance of people about specific trees and the way everybody knows that it is a tree but absolutely not what tree it is. For myself even with an oak tree I’m at a loss to tell what it is precisely. That ignorance is all the more appalling<text:s/>that we see trees everywhere and every day. So why are we in such ignorance about their precise nature, all the more that the matter can be of great interest to deepen knowledge of our surrounding and our imagination with their strange ways and how they evolve when we stay long by them. The trade is gardeners, landscape workers. Lists of trees can be long, as there are species all around the world. Since they are so pervasive all around to know them is important and that questioning about what everybody knows so little about them is quite a bit of interest too. Elm is not so common as tree but it can be very dense in some places. A sentence with elm can be I would like to differentiate elms from other trees, it will take me time to learn about their shape and their leaves but that would be blissful to be able to know them out.</text:p>
      <text:p text:style-name="P373"><text:span text:style-name="T374">The list about trees and nature is 14 crust, 15 cut,<text:s/></text:span><text:span text:style-name="T375">22 elm</text:span><text:span text:style-name="T376">, 40 hut, 56 lake, 69 nest, 79 pit, 110 view, 128 zest, <text:s text:c="54"/>14 <text:s/>15 <text:s/></text:span><text:span text:style-name="T377">22</text:span><text:span text:style-name="T378"><text:s text:c="2"/>40 <text:s/></text:span><text:span text:style-name="T379">56 <text:s/>69 <text:s/>79 <text:s/>110 <text:s/>128 <text:s/>then 9 words about tress related words, note there is no other tree, there are words about nature , proximate words dealing with trees such as cut, nest, pit, zest, hut, view, two words going along nature generally as lake and crust.<text:s/></text:span><text:span text:style-name="T380">In order to make appropriate drawings the study of elms is required, then the drawing would be precise and recognisable, with elms everywhere and is every direction poses and perspective. The analysis would be about how it is when people know about nature<text:s/></text:span><text:span text:style-name="T381">and care more for it with respect and conscious of its needs and differences.</text:span></text:p>
      <text:p text:style-name="P382">The words beginning with a, working <text:s/>mostly with a b c, first letter to avoid too much subjectivity <text:s/>coming like 1 add, 2 air, 3 arm, 4 arrow, 5 ask, 6 bad, 7 bar, 8 bat, 9 bee,<text:s/>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383"/>
      <text:p text:style-name="P384">With end in number 23, this is a key word meaning a whole concept of completion of the final line in a process. The field is procedure, process coming complete. The theme is what is over. The word related to end are over, up, final, termination, completion, away, done, replete, rounded, achieved, finished, past, entire, concluded, integrated, set up, settled, accomplished, registered. The way end can take is a complete view of a process, something integral, the process with an end can be fully considered, the end is telling plenty about the whole. The end is also the possibility to start anew. In this way the end means also the beginning of a new<text:s/>phase. The intricacy of end and beginning as with the middle way is quite dazzling, there can be beginning for themselves, but there is no end without a beginning. Another point with the end is the way it is perceived, as pleasant or not or even feared as<text:s/>the end of life that is death. In this way such ends that cannot be escaped are greatly dreaded and trigger appalling reactions such as crises. In the same ways of intricacies, and perception of the end, the fact that it is a necessity most of the time, a<text:s/>stage, makes it a cause of interest and of renown knowledge for anybody. Most trades deal with end. List of famous ends in history can be endless, such as the great ends of wars. There are ends all the time every day, everywhere, we cannot escape them, they are then a serious matter of concern. As the end is so pervasive and common everybody knows it. A sentence can be a glorious end is remembered endlessly throughout history among all the other events with much less glorious ends that will not be remembered as that one that lingers as a cloud in the sky.</text:p>
      <text:soft-page-break/>
      <text:p text:style-name="P385"><text:span text:style-name="T386">The list is 15 cut,19 done,<text:s/></text:span><text:span text:style-name="T387">23 end</text:span><text:span text:style-name="T388">, 28 far, 42 idea, 50 just, 51 key, 57 last, 62 middle, 65 must, 67 near, 75 order, 80 put, 84 <text:s/>quit, 89 run, 103 up, 110 view, 113 way, 124 year, 15 <text:s/>19 <text:s/></text:span><text:span text:style-name="T389">23</text:span><text:span text:style-name="T390"><text:s text:c="2"/>28 <text:s/>42 <text:s/>50 <text:s/></text:span><text:span text:style-name="T391">51 <text:s/>57 <text:s/>62 <text:s/>65 <text:s/>67 <text:s/>75 <text:s/>80 <text:s/>84 <text:s/>89 <text:s/>103 <text:s/>110 <text:s/>113 <text:s/>124 <text:s/>then 19 words being verbs of completion, adjectives linked to the end , names indicating a process, and year indicating temporality with an end. Appropriate drawings showing the end are quite expressi</text:span><text:span text:style-name="T392">ve of termination of processes, for examples sunsets for the end of the day, corpses for the end of life, tail lights for departures, falls, cut trees, ends of era by changes of times. The analysis would be about the reaction ends can trigger in people wit</text:span><text:span text:style-name="T393">h their necessity.</text:span></text:p>
      <text:p text:style-name="P394">Number 24 is enemy, like opposition, some adverse party, those against you. The field is adversity, the thematic is opposition. The words about enemy are adversary, opponent, contrary, adverse, opposed, con, against, who is not in favour, who confronts, someone having a grudge against you, thinking bad about you, who wants your doom or worse, an attacker, a warrior, aggressive, defensive. The way you can take for enemy is how is it possible there is such a person, in fact it is like problems, how is there such things we could be very much better without. Indeed enemy is a person we are to do with but we would be much better without them to think and consider for our security. The time we spend thinking about them to avoid them a minimum for our security we lose thinking about what is of real importance to us. We think often about our close immediate enemies in order to defend ourselves to live longer and be able to do what we like securely ever after. That especially for enemies who are people but it can be concepts, processes, situations or whatever we fear, or dislike, who hates our guts and want evil about us. It makes us lose time , we wish we could do something else more positive, it is an active side of negativity. We can call it Thanatos versus Eros. The trade with enemy is military defence. List of enemies can be endless as usual, like all the diseases, accidents whatever negative. We are thwarted and facing enemies everyday like a pimple or defects on our skin, everybody is conscious<text:s/>of them and for our sake they are a very serious matter to take care of all the time. A sentence could be like enemies are always there about us around and on us we got to face them and oppose always to stay alive, otherwise it is our demise we would face, then with enemies there is no choice at all to avoid them.</text:p>
      <text:p text:style-name="P395"><text:span text:style-name="T396">The numbers go this way 6 bad, 7 bar, 10 burst, 15 cut, 17 dead, 19 done,<text:s/></text:span><text:span text:style-name="T397">24 enemy</text:span><text:span text:style-name="T398">, 26 fat, 29 fright, 34 gutter, 37 hit, 60 lost, 61 mad, 77 pain, 84 quit, 90 rut, 91 sad, 109 vex, 112 war, 6 <text:s/>7</text:span><text:span text:style-name="T399"><text:s text:c="2"/>10 <text:s/>15 <text:s/>17 <text:s/>19 <text:s/></text:span><text:span text:style-name="T400">24</text:span><text:span text:style-name="T401"><text:s text:c="2"/>26 <text:s/>29 <text:s/>34 <text:s/>37 <text:s/>60 <text:s/>61 <text:s/>77 <text:s/>84 <text:s/>90 <text:s/>91 <text:s/>109 <text:s/>112 <text:s/>so 15% then 19 negative words, overtly adjective meaning downright bad situation such as bad , dead , sad , mad, done, fat, verbs implying tragedies, bar, burst, cut , hit, vex, quit,<text:s/></text:span><text:span text:style-name="T402">lost, and seven names which are negative at the core. Mostly the drawings would be of attack, against physical enemies but also appalled by panic, against visible and invisible enemies, such as resisting faces, defensive poses, attacks of all sort to defen</text:span><text:span text:style-name="T403">d or protect oneself or those who we like. The analysis would centre on how to have the minimum enemies and how to escape and chase them far away enough to escape them for ever.</text:span></text:p>
      <text:p text:style-name="P404">The words beginning with a, working <text:s/>mostly with a b c, first letter to avoid<text:s/>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405"/>
      <text:p text:style-name="P406">The twenty-fifth is eraser, something that<text:s/>suppresses, makes disappear, often an element of a pen case, that is used to erase what has been mistakenly written, some kind of saviour then. The field is correcting, the theme is eliminating. Words proximate to eraser are corrector, remover, suppressor, eliminate, change, remove, modify, alter, take away, undo, make different, evolve, adapt, rewrite, redo, escape. An eraser enables changes, not necessarily from mistakes, an eraser is like a way out of a trap, it open the way to solutions, to evolutions.<text:s/>The problem with them is when they are over used and then are not letting possibilities of deepening whatever. In fact if you want to settle deep and long about anything it should not be modified constantly. Erasers and their consequences changes are the<text:s/>contrary of deepening and real progressing over some matter. In most cases the permanence of the first position and its obvious continuation seems better than several erasing and changes. Then if you want duration and deepening you had better use no eraser. Apart from being a cause of change, unsettlement and variation, erasers seem to give some freedom. The freedom of variety, of evolution. But the absence of eraser is not evidently meaning prison. Crossing, marking as mistakes grant enough freedom of thought to evolve blissfully. In addition to those first two points erasers may have plenty other possibilities to expose such as power, will, abilities, ways about the magic of making disappear, such things as no longer visible, what was may be shocking just<text:s/>before. The trades which use erasers are numerous but mostly authors, employees, any writer. The list about erasers are about other ways to suppress such as whiteners, sponges, any way of eliminating what has been done such as shredders or compacters of refuses. An eraser may be quite important to be known, as existing, question its real necessity would lead deeper. They are very common things, quite wide spread and immediately recognisable, everybody knows erasers. So widespread and used so often they are<text:s/>a serious concern. A sentence with it could be when I make a mistake I’m not rushing at some eraser which would take away from me who I was at the time I made this mistake which I want to linger long enough, may be definitively in order to memorize and understand its causes.</text:p>
      <text:p text:style-name="P407"><text:span text:style-name="T408">The numbers are 6 bad, 15 cut,<text:s/></text:span><text:span text:style-name="T409">25 eraser</text:span><text:span text:style-name="T410">, 29 fright, 48 jot, 50 just, 51 key, 54 know, 58 let, 65 must, 68 neat, 70 not, 75 order, 76 pad, 80 put, 83 question, 105 use, 106 vary, 110 view, 113 way, 115 wonder, 6 <text:s/>15 <text:s/></text:span><text:span text:style-name="T411">25</text:span><text:span text:style-name="T412"><text:s text:c="2"/>29 <text:s/>48 <text:s/>50 <text:s/></text:span><text:span text:style-name="T413">51 <text:s/>54 <text:s/>58 <text:s/>65 <text:s/>68 <text:s/>75 <text:s/>76 <text:s/>80 <text:s/>83 <text:s/>105 <text:s/>106 <text:s/>110 <text:s/>113 <text:s/>115 so 21 words about avoiding, being conscious of mistakes and suppressing things. Then 15%,<text:s/></text:span><text:soft-page-break/><text:span text:style-name="T414">like for enemy. <text:s/>Words about cleanliness, removing what is wrong, what should not be, as necessary, in a w</text:span><text:span text:style-name="T415">ay of utility. The drawings should transmit the interest in what has disappeared and the mistake it is in fact to erase. Scenes with what was before when it has been erased and when something else has been done. For example with numbers and operations, the</text:span><text:span text:style-name="T416"><text:s/>importance to keep a vision of the change, for a text its variations and for some administration the impossibility to leave marks, meaning every other domain being not administrative and letting the possibilities not to erase. The analysis would be on whe</text:span><text:span text:style-name="T417">n it is necessary and when it is better let marks of mistakes.</text:span></text:p>
      <text:p text:style-name="P418">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text:s/>hut, 41ice, 42 idea, 43 image, 44 insect, 45 isle, 46 jacket, 47 jazz, 48 jot, 49 June, 50 just, 51 key, 52 knit, 53 knot, 54 know, 55 knuckle, 56 lake, 57 last, 58 let, 59 list, 60 lost, 61 mad, 62 middle, 63 mother, 64 mud, 65 must ,66 near, 67 neat, 68<text:s/>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419"><text:span text:style-name="T420">In 26 stance is far, nearly the shortest of word to mean a distance that can be all the opposite, there is no end to far in some way it can be anywhere, not s</text:span><text:span text:style-name="T421">o far or extremely far even unreachable. The field is space, the theme is motion, distance. Close words are for examples: away, remote, afar, distant, not close, forsaken, in a long way, miles off, wide apart, estranged, separated, long located, cast off,<text:s/></text:span><text:span text:style-name="T422">off, transported. Far does cover the distance, either mental or space like, without effort seemingly you move to a distant point far off where you want to be mentally or to prepare to go physically. These two points that far expresses implies the need, nec</text:span><text:span text:style-name="T423">essity or whatever is requiring it to move, or think of another place which is not where we are at the time. Far and this implied motion toward somewhere else are a type of basis for action following the motion become real. For so short a word to mean so m</text:span><text:span text:style-name="T424">uch is what is magic in language. The magic of expressing distance so briefly is the root for any travel. Such distant destination as a trigger for humans since the beginning shows how essential is this word and all that it may enables in elaboration of pl</text:span><text:span text:style-name="T425">ans, projects or even dreams. This motion as its essence gives air, life, power whatever the mind necessitates to thrive. However is it so good a word to make people think and then want to be far off and may be falsely better off. That word may be a cause<text:s/></text:span><text:span text:style-name="T426">of too many motions and all the problems such as accidents, pollution, immigration, roadblocks whatever comes wrong from transports. Then maybe the use of this word should be controlled in a right mind, replacing it by the opposite and much immobility to p</text:span><text:span text:style-name="T427">reserve more, and settlement has proven a source of much wealth from its start. The trades are transport, tourism all connected to motion. The lists would be of adjectives linked to distance such as distant, remote, or size like widespread, big and their d</text:span><text:span text:style-name="T428">erived. The word is practically heard every day in such context to indicate a current trip or a trip to come. I consider is a major concept to be analysed very carefully and closely. A sentence may be as far as it could have been we would have covered the<text:s/></text:span><text:span text:style-name="T429">distance to reach it anyway whatever the hampers, so magnetising we were of that far away land of wealth and benefits.</text:span></text:p>
      <text:p text:style-name="P430"><text:span text:style-name="T431">The numbers are 2 air, 12 car, 21 east, 23 end,<text:s/></text:span><text:span text:style-name="T432">26 far</text:span><text:span text:style-name="T433">, 42 idea, 43 image, 45 isle, 56 lake, 60 lost, 67 near, 89 run, 92 sail, 110 view,</text:span><text:span text:style-name="T434"><text:s/>113 way, 122 yard. 16 words making this array: 2, 12, 21, 23,<text:s/></text:span><text:span text:style-name="T435">26,</text:span><text:span text:style-name="T436"><text:s/>42, 43, 45, 56, 60, 67, 89, 92, 110, 113, 122, so about 15% of the whole then something to mind. All words implying some motion, a going away of some kind. The drawing would show something<text:s/></text:span><text:span text:style-name="T437">in the distance or mark way out, the elements of culture of remote lands, something you cannot have immediately such as water in the desert with such depiction of the oasis far in the distance or in thoughts. May the farthest point is not even existing. Th</text:span><text:span text:style-name="T438">e analysis would be about the false and dangerous intensive of this short word carrying so much meaning.</text:span></text:p>
      <text:p text:style-name="P439"/>
      <text:p text:style-name="P440"><text:span text:style-name="T441">Then as 27 comes fat, common and explicit, visual and disturbing, applying to most beings, organisms or varied elements. Presenting an excess of fat,<text:s/></text:span><text:span text:style-name="T442">or making the thing look big. The field is appearances, the theme is what you look like. Other words linked to it are big, excessive, massive, fleshy, gorging, great, full, gigantic, impressive, very well shaped, filled, richly grown, enriched, round, rotu</text:span><text:span text:style-name="T443">nd, luxuriant. Fat is generally derogatory, meaning a bad excess of fat, nevertheless it can be positive for victuals to eat. The fact of this alternative which in most cases is derogatory makes you wonder why there is some cases which are positive, but wh</text:span><text:span text:style-name="T444">en it is for food matter. Then when it is not for eating it is better to be thin. This seems wrong since there is good fat which is reserve of wealth for the body to make it enduring. The less fat you have the most exposed you are. Then this considered wro</text:span><text:span text:style-name="T445">ng point about fat doesn’t mean there is no limit to its goodness. When fat in excess prevents you to move it is more than derogatory it becomes dangerously deadly. The development from derogatory to deadly is connected and shows how fat can be problematic</text:span><text:span text:style-name="T446">. From then on the way with fat is to have some for most beings but not in an handicapping way. The examples with fat animals which are generally big and massive such as bears, elephants, whales, giraffes, rhinos, hippopotamuses and the like that there can</text:span><text:span text:style-name="T447"><text:s/>be beautiful fat in excess and be necessary, effective and normal, even though they are joked at. Fat is immediately seen, evident and a source of reaction even if unconsciously, and that means often a deceiving point. Therefore fat is to be grappled ment</text:span><text:span text:style-name="T448">ally as what it looks and means as cumbersome mentally as physically or even more mentally as the over reaction may be more painful as physical fat. The trades are dieticians, doctors or trainers, sportsmen, cooks. The list are other adjectives which apply</text:span><text:span text:style-name="T449"><text:s/>to physical state or appearances such as lean, lank, squat, strong or meagre. Fat is an everyday confrontation, often with oneself, as the fatter the worse feeling. That fat way is so common and usual that you intimately feels yourself getting fat when it</text:span><text:span text:style-name="T450"><text:s/>happens to you. A sentence could be a fat pig was what was most derided and though most favoured for a feast as a way to become like it if you eat to much of the fat pig at the feast.</text:span></text:p>
      <text:soft-page-break/>
      <text:p text:style-name="P451"><text:span text:style-name="T452">The number key is 6 bad, 17 dead, 24 enemy,<text:s/></text:span><text:span text:style-name="T453">27fat</text:span><text:span text:style-name="T454">, 26far, 30 fry, 38 ho</text:span><text:span text:style-name="T455">t, 50 just, 57 last, 61 mad, 67 near, 109 vex, then 6,17,24</text:span><text:span text:style-name="T456">,27</text:span><text:span text:style-name="T457">,26,30, 38, 50, 57, 61, 67, 109, in fact 12 numbers which go with practically only adjectives. These have not the same resounding as fat but can be ambivalent too, quite a big key which shows th</text:span><text:span text:style-name="T458">ose adjective as important. The drawing would depict the excess of fat and the most visible of it, such as to be blatant and understood in an opposed way of contradiction, the situation of the sentence with the pig and the feast could be an edifying scene<text:s/></text:span><text:span text:style-name="T459">of the fat situation. Other pictures could be those of the fat animals mostly big in harmony in nature, the massiveness and excess in glaring expositions of spreading. The analysis would be about the misconception of the rejected despite good state of fatn</text:span><text:span text:style-name="T460">ess.</text:span></text:p>
      <text:p text:style-name="P461">The words beginning with a, working <text:s/>mostly with a b c, first letter to avoid too much subjectivity <text:s/>coming like 1 add, 2 air, 3 arm, 4 arrow, 5 ask, 6 bad, 7 bar, 8 bat, 9 bee, 10 burst, 11 cat, 12 car, 13 cost, 14 crust, 15 cut, 16 dad, 17<text:s/>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text:s/>or, 75 order, 76 pad, 77 pain, 78 pale, 79 pit, 80 put, 81 quality, 82 quantity, 83 question, 84 quit, 85 quote, 86 race, 87 rat, 88 rice, 89 run , 90 rut, 91 sad, 92 sail, 93 sale, 94 sand, 95 sun, 96 table, 97 tin, 98 tone, 99 trout, 100 tuna, 101 under,<text:s/>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462"><text:span text:style-name="T463"><text:s/></text:span></text:p>
      <text:p text:style-name="P464">As 28 comes father which has been done with dad, not precisely the same and as important it can be like redone. The field is family, the theme is conception. Close words are genitor, procreator, patriarch,<text:s/>head, master, chief, basis, landmark, fundament, ground, frame, male, centre, support, recourse, main, importance, dominant, principal, general, major, parent, force, builder, creator, maker. The fundamental importance goes verbally into three principal ways, familial, religious and imaginary. These three put him as a main part of a system which has been enduring probably from the remotest time. Visibly there is something going wrong but not necessarily linked to the centrality of a father. As with everything fathers have advantages and disadvantages and the failure of societies is linked to plenty joint factors. Fathers are nevertheless to be questions and from long now for some people they are not existing without them to be bastards. In this way the family more than the father is to be tested. Then people and their belief in such made families are responsible for society failure. People generally don’t know of something else and don’t think important to question that. They have a father, they are a father<text:s/>and their male children will be fathers and that is a questionless fact. To start questioning that is like suicide for them, they would take away their legitimacy and right of existence doing that. In this way patriarchal societies are like in a deadly trap. Those who don’t come from that dominant failing structure are to lead the way for something less failing or are the only ones who are really able to do so with those aware of their failure. This seems impossible but for fiction which is a good start as<text:s/>any other. It means their can be a beginning to something different. There is not real trade for father, it can be questioned to this purely natural state, but for helpers. A list <text:s/>about words like father is all the other members of the family or familial<text:s/>structures, such as the grand, the step the in-laws. You are with them nonstop, it’s pervasive, all the time, everywhere, you cannot escape but in fiction or sects or I don’t know what. For a sentence you can write the father in Heaven or fathers on earth<text:s/>share the name but according to what is all about us over here on earth that is but only a name in common.</text:p>
      <text:p text:style-name="P465"><text:span text:style-name="T466">The numbers are 16 dad, 18 doll, 24 enemy, 25 eraser, <text:s/></text:span><text:span text:style-name="T467">28 father</text:span><text:span text:style-name="T468">, 33 god, 63 mother, 125 yeti, so 8 like 16, 18, 24, 25, <text:s/></text:span><text:span text:style-name="T469">28</text:span><text:span text:style-name="T470">,33, 63, 125, 5% so litt</text:span><text:span text:style-name="T471">le to consider but plenty of words related to characters apart from that. Three are familial, three are fictive or amusing, one is not desirable, that makes some discussable matter to develop. The drawings would be the familial scene with the father in the</text:span><text:span text:style-name="T472"><text:s/>centre foreground, like playing, caring or attentive to his children. The fact that the whole is crumbling would be hinted at insistently with such depictions as pollution, accidents asides, things not going right for immediate others and the like. The an</text:span><text:span text:style-name="T473">alysis would be on the three representations of father and its problematic centrality.</text:span></text:p>
      <text:p text:style-name="P474">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text:s/>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text:s/>xerox, 120 xylol, 121 yak, 122 yard, 123 yawn, 124 year, 125 yeti, 126 zealous, 127 zero , 128 zest, 129 zinc, 130 zone.</text:p>
      <text:p text:style-name="P475"/>
      <text:p text:style-name="P476">As 29 is fright, an expressive word disturbing and meaning a negative attitude of self-consciousness about what causes internal restraint. The field is consciousness, the theme is trouble. Related words are fear, appalment, terror, panic, anguish, ill at ease, embarrassment, feeling bad, over react, paralysis, disturb, troubled, stressed, tensed, strained, not calm, unsettled, unbalanced, moved, beaten up. Fright strikes as a sign of trouble to come if it is not controlled, and it is then connected with control or panic that is announced. In this way fright is a mental trigger with a big internal root that you have to defuse for not losing yourself<text:s/><text:soft-page-break/>to something stronger than that already terrible feeling. The overcoming of fright seems to depend only on the individual with their habit of overcoming it usually since the beginning of their life. Fright as a bad feeling goes along with personal recipes of overcoming that must succeed in some way or you can either stop be frightened thinking about something else in this way to think let it come to me. Ignoring and diverting is a common recipe for everybody but is it a real solution for the thing whatever causing this fright is still there. If you can avoid or delay it seems rather a better way to prepare oneself for the good handling of what is frightening you. Those preparations are varied and diverse but always takes on the mind to adapt. Frightening situations are such because of what they are thought, without that thinking they would be less frightening or not at all without ignoring them. The considering and preparation to the frightening situation then are keys to that handling and chasing<text:s/>away fright as a major enemy. Fright seen with the solution for it then as a problem is not the only way of thinking it, the needing of it the chase worse than it is also a way that can be developed and it means good fright. The trades with it are the mental works about psychology. The list connected would be about other negative mental triggers such as pain, panic, embarrassment, whatever vex you. You don’t come across that word every day, but everyone is aware of it. This is a good concept to master. A sentence may be a situation that you live badly and with fright is not agreeable and may be remembered as well as forgotten but if it becomes a regular situation of fright every now and then you will have to do something to feel better.</text:p>
      <text:p text:style-name="P477">The words beginning<text:s/>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text:s/>June, 50 just, 51 key, 52 knit, 53 knot, 54 know, 55 knuckle, 56 lake, 57 last, 58 let, 59 list, 60 lost, 61 mad, 62 middle, 63 mother, 64 mud, 65 must ,66 near, 67 neat, 68 nest, 69 net, 70 not, 71 odd, 72 oil, 73 on, 74 or, 75 order, 76 pad, 77 pain, 78<text:s/>pale, 79 pit, 80 put, 81 quality, 82 quantity, 83 question, 84 quit, 85 quote, 86 race, 87 rat, 88 rice, 89 run , 90 rut, 91 sad, 92 sail, 93 sale, 94 sand, 95 sun, 96 table, 97 tin, 98 tone, 99 trout, 100 tuna, 101 under, 102 unity, 103 up, 104 upon , 105<text:s/>use, 106 vary, 107 vase, 108 vest, 109 vex, 110 view, 111want, 112, war, 113 way, 114 window, 115 wonder, 116 xanthan, 117 xenon, 118 xerophyte, 119 xerox, 120 xylol, 121 yak, 122 yard, 123 yawn, 124 year, 125 yeti, 126 zealous, 127 zero , 128 zest, 129 zinc, 130 zone.</text:p>
      <text:p text:style-name="P478"><text:span text:style-name="T479">The numbers are 6 bad, 17 dead, 19 done, 24 enemy,<text:s/></text:span><text:span text:style-name="T480">29 fright</text:span><text:span text:style-name="T481">, 37 hit, 60 lost, 61 mad, 84 quit, 87 rat, 90 rut, 91 sad, 112 war so 13 negative words with contents of fright with such an array: 6,17,19, 24,<text:s/></text:span><text:span text:style-name="T482">29</text:span><text:span text:style-name="T483">, 37, 60, 61, 84, 87, 90, 91, 112</text:span><text:span text:style-name="T484">, a balanced array with many pairs making about 13% so to be much considered. The drawing will represent dangerous uneasy situations such as accidents, deaths, problems whatever like un-understanding and war, tearing off apart breaking all that could cause</text:span><text:span text:style-name="T485"><text:s/>cringing and wanting to escape but that you have to confront. The analysis would be on good fright.</text:span></text:p>
      <text:p text:style-name="P486">The 30 fry is mostly for food, but is well generalised. Fry is overtly linked to fire and the result of putting to fire or hot cooking, the word is rather<text:s/>neutral, but may be used in varied appreciative ways. The field is burning, the theme is fire or hot. Words related are roast, cook, grill, barbecue, put to fire, pan, stew, do, burn, overdo, render in fire, brand, mark with fire, ignite, skewer, oven. When fry is on the way, there is a source of fire or hot source to use, things don’t get fried of their own, it is a process that is on or an act. Fry means closeness to something hot in order to fry and obtained a fried thing, generally food. In this way it<text:s/>is much looked for, but the process is quite extreme and it causes an irreversible <text:s/>alteration to what is fried. The mental reflection when we are to fry follow the same extreme violence of putting to fire and going toward something nearly charred but just<text:s/>fried. Fry is violent and is cooking violence and preying attitude. Nevertheless the result is more digestible food tastier and refine according to the degree of frying. Consuming only such type of fried food is far from gentle cooking, argument for and against frying can be many in addition to dietetic, and all the connection to frying in culture as symbolism of hell. To like frying for real the person must be disconnected to the reality of humanism and gentleness, and diet as well as violent. However frying is necessary as a part of connecting people together since it is a defended tradition widespread and not to be questioned by plenty of people. Such an act is done cautiously by those who know how much violence it implies, avoiding completely is impossible as a whole, consciousness being solace to that necessity. The trades are in cooking, restauration, food, appliance producers for frying. The lists would be of cooking processes like those to obtain edible food. Fry is quite common and simple and it seem always to trigger pleasure in conversations. A sentence could be The food was made to fry very often and the people were not able to have something else or evidently to try other mode of cooking in their diets as it was so strong, tasty and admitted.</text:p>
      <text:p text:style-name="P487"><text:span text:style-name="T488">The</text:span><text:span text:style-name="T489"><text:s/>numbers are 14 crust,<text:s/></text:span><text:span text:style-name="T490">30 fry</text:span><text:span text:style-name="T491">, 32 goat, 38 hot, 41 ice, 55knuckle, 72 oil, 88 rice, 99 trout, 100 tuna, 101 yak, 128 zest, then 12 going like:14,<text:s/></text:span><text:span text:style-name="T492">30</text:span><text:span text:style-name="T493">, 32, 38, 41, 55, 72, 88, 99, 100, 101, 128, so 12% of the whole not so many for related to food words, with</text:span><text:span text:style-name="T494"><text:s/>the animal that are liable to be fried and food related words. The drawings would picture frying food with oil and fire element, visually presenting the difference between raw food and with frying process applied, showing the food in appliances to marks a</text:span><text:span text:style-name="T495">ll the variety of frying, stones, pan, apparatuses, with an intention of highlighting the violence of it more than the appetising aspect. The analysis would be on the underlying violence and human violent attitudes and ways connected to that word and use o</text:span><text:span text:style-name="T496">f it.</text:span></text:p>
      <text:p text:style-name="P497">The words beginning with a, working <text:s/>mostly with a b c, first letter to avoid too much subjectivity <text:s/>coming like 1 add, 2 air, 3 arm, 4 arrow, 5 ask, 6 bad, 7 bar, 8 bat, 9 bee, 10 burst, 11 cat, 12 car, 13 cost, 14 crust, 15 cut, 16 dad, 17 dead, 18<text:s/>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text:s/><text:soft-page-break/>use, 106 vary, 107 vase, 108 vest, 109 vex, 110 view, 111want, 112, war, 113 way, 114 window, 115 wonder, 116 xanthan, 117 xenon, 118 xerophyte, 119 xerox, 120 xylol, 121 yak, 122 yard, 123 yawn, 124 year, 125 yeti, 126 zealous,<text:s/>127 zero , 128 zest, 129 zinc, 130 zone.</text:p>
      <text:p text:style-name="P498"/>
      <text:p text:style-name="P499">In 31 row game with its two big double meanings, for playing and for hunting, is as usual common, simple and rich in developments. The field is actions, the theme can be double play and beasts. Related word would be partly for sport, play, toys, device, fun, enjoy, train, appreciate, participate, amuse, build, fiddle, entertain, the other part being beast, animal, big deer, boar, prey, food, venison. The dual meaning is a source of consideration about the polysemy of the English language, the question being how can so short a word can mean so much and so different things. The two concepts that are contained in the word reach so far in two different ways that the reflection can linger on the dual visions carried by this word. The considerations being first on this dualism then on each of the meaning. The most known is the game that is played, the action with no real realism but that is made as entertainment, the question is about the existence of such a human need for<text:s/>games related mostly to childhood. The other meaning for big hunted animals is connected to more realism, seriousness and death of the said animals. So one is light and childlike and the other is deadly. The trades are players and hunters. List of games can be about parlour games, or generally any games known in youth, such as skittles, marbles, darts and the other lists would list the gamy animals. The name is common widespread and known from early childhood, taken seriously or not it is partly related to<text:s/>animal death so not to be taken to lightly. <text:s/>A sentence could be since their childhood they played at varied games and when they became adults they hunted big game that were as or more entertaining as their former games without the same innocence.</text:p>
      <text:p text:style-name="P500"><text:span text:style-name="T501">The numb</text:span><text:span text:style-name="T502">ers being 8 bat, 9 bee, 18 doll,<text:s/></text:span><text:span text:style-name="T503">31 game</text:span><text:span text:style-name="T504">, 39 hunt, 87 rat, 115 wonder, 7 words going like this: 8, 9 ,18,<text:s/></text:span><text:span text:style-name="T505">31</text:span><text:span text:style-name="T506">,39,87,115 about playing or animals, but 6 percent that seems little and not so accountable. The drawing would be mixing playing and hunting in the<text:s/></text:span><text:span text:style-name="T507">confusing way of this ambiguous word, displaying children playing at hunting a disguise child as game, with guns and all various games spread about outside and inside one, in another back or foreground a real hunting going on after big game with a pack of<text:s/></text:span><text:span text:style-name="T508">hounds and all that showing the passion and pleasure of the protagonists. The analysis would thus be on such intense participation when game is involved and the total absence of something else interfering in the unravelling of the game thing.</text:span></text:p>
      <text:p text:style-name="P509">The 32 goat is a common domestic animal since the beginning of time, like that not much to say at first sight about it but with digging never know what will come. The field is beast, the theme zoology. The related word may be like sheep, cow, ox, deer, boar, cattle, rabbit, hare, hen, chick, dog, pig, farm animal, duck, donkey, horse, bull, calf, fowl, veal, duckling, cat, cock, sow, swan, turkey, peon. The way with goat as a specific animal is how it has been domesticated early in history especially for its milk, to drink or make cheese, but also so little is known about that female animal. You can find it in Aesop, and it is renowned for its peacefulness and weakness. Its look with the little beard is also well known. A goat is found among farm animal and is used for what good it produces. The male is used too, I don’t know how but to mate to have new goats for more milk. This development on goat shows how hard it seems to find much about it but the way would be to search a thesaurus for information that would relate to<text:s/>what it gives and why it is bred, thus how it is physiologically, the way it lives in natural context, wild how it feeds and reproduces, the names of the baby and the male, the names of its food, those which feed on it, that prey for it, the different breeds, all that would be gist for thought and mental structure in the completion of this project. We don’t just question why there is such an animal as a goat and what it does generally. The crux being so simple known name and so little real knowledge about<text:s/>it. The working of this paradox leads us to what would be one of the aim or result here that word are lavishly numerous leading us not precisely and creating a kind of bath of disinformation and uncontrol the word goat highlights well. The trades with goats are breeders, farmers. The list would be what is related to goats generally for example what is related only to goats which like that is unknown even the male. The commonness is not so often met, since it is related to very specific context, but nearly everybody can picture it. This widespread fact is to be developed by the working at real precise quantitative knowledge. A sentence could be the goat was visibly known, but beyond that visible knowledge precisions about that goat were not known and that gap<text:s/>between the two facts made thinking uneasy and as unprecise as that lacking of knowledge about goat.</text:p>
      <text:p text:style-name="P510"><text:span text:style-name="T511">The number list about animal is 8 bat, 9 bee, 11 cat,<text:s/></text:span><text:span text:style-name="T512">32 goat</text:span><text:span text:style-name="T513">, 44 insect, 87 rat, 99 trout, 100 tuna, 121 yak, 125 yeti, so 10 words going 8,9,11,</text:span><text:span text:style-name="T514">32,</text:span><text:span text:style-name="T515">44,87,99,100,121,125 in fact about 8 percent to be considered as important generally in life. The drawing would be of a goat in a natural and domestic context with what characterises it and the details making it so well-known whereas without precisions and</text:span><text:span text:style-name="T516"><text:s/>real scientific information about a goat, showing it in common basic activity, eating, drinking , standing, moving, trying to reach food high in trees or strange way that can happen. The analysis would be on the mystery of the so little knowledge about go</text:span><text:span text:style-name="T517">ats when you don’t look up a thesaurus.</text:span></text:p>
      <text:p text:style-name="P518">The words beginning with a, working <text:s/>mostly with a b c, first letter to avoid too much subjectivity <text:s/>coming like 1 add, 2 air, 3 arm, 4 arrow, 5 ask, 6 bad, 7 bar, 8 bat, 9 bee, 10 burst, 11 cat, 12 car, 13 cost, 14<text:s/>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text:s/>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text:s/>124 year, 125 yeti, 126 zealous, 127 zero , 128 zest, 129 zinc, 130 zone.</text:p>
      <text:p text:style-name="P519"/>
      <text:p text:style-name="P520"><text:span text:style-name="T521">In the rank 33 god is a word with a big history of argumentations, considerations or plenty of diverse opinions to create oppositions and disagreements. The word is not consensual<text:s/></text:span><text:span text:style-name="T522">and the developments about it can be endless and quite going to conclusions that may be even more subjective as tastes and preferences. The theme is religion, the field is believes. Word about the same are divinity, sanctity, power, greatest, dominator, ce</text:span><text:span text:style-name="T523">ntrality, main, major, biggest, utmost, foremost, giant, monument, highest, celestial. The way with god is that it is much renown and well known as a basis for many people in that it helps them to keep on with their life, to bear it , so that they can be s</text:span><text:span text:style-name="T524">upported and have reasons not to crack up. Beyond being a support, what is much intriguing with it is how it is represented by the many religions which incarnate it in so many ways to fighting for their representation to prevail. That support or type of ma</text:span><text:span text:style-name="T525">ster represented in various ways with its unproven, arbitrary basis is written about in a researching ways that have been vain till now and that still are the source of research or granted on the great main religious books. When people want their god to pr</text:span><text:span text:style-name="T526">evail and wage wars for it, how could the attacked people not to hate that same hypothetical god. A source of devotion to death, submission or all the opposite how may the onlooker of all those abuse not be much dubious about this word that makes people re</text:span><text:span text:style-name="T527">act so extremely. The trades are religious people, fanatics, deists. The lists about words related to god are composed of other words meaning an incarnated celestial being, such as angels, daemon, saint, archangel, any divinity. This word is not evoked dai</text:span><text:span text:style-name="T528">ly, but it is often mentioned and little children don’t know it so early, then it is not as fundamental as those of the familial structure in way of stage of knowing. A sentence may be god was the centre of the argumentation with decisive propositions as h</text:span><text:span text:style-name="T529">e guides us and knows us all as if he was our real father, beyond those propositions no proof whatever could sustain them and all that was vain.</text:span></text:p>
      <text:p text:style-name="P530"><text:span text:style-name="T531">The numbers go this way of characters such as 16 dad, 17 dead, 18 doll, 24 enemy, 25 eraser, 27 father,<text:s/></text:span><text:span text:style-name="T532">33 god</text:span><text:span text:style-name="T533">,</text:span><text:span text:style-name="T534"><text:s/>63 mother, then 8 words going 16,17,18,24,25,27,</text:span><text:span text:style-name="T535">33</text:span><text:span text:style-name="T536">,63 meaning not much as 6% or so but as we are people ourselves the field is to be studied. The drawings go strangely with the admitted representations of most known religions pointing their contradictions</text:span><text:span text:style-name="T537">, oppositions or weirdly their complementarity, displaying of the various gods in their usual most known behaviours wanting to provoke reactions of doubt, wonder and questioning about all that variety, an integrating scenes with harmony and a necessary cas</text:span><text:span text:style-name="T538">ual way in it. The analysis would be on the plurality of the directions this word lead to, in an explosive dangerous way that has proven deadly.</text:span></text:p>
      <text:p text:style-name="P539">As 34 gutter is a device, appliance or system that deals with the putting away of used up or rain water, it is<text:s/>very concrete and explicit and has a derogatory figurative meaning. The related close words linked to it or synonyms are drain, pipe, conduct, sewer, metal tube, transporter, device, system, water lead, evacuator, releaser, duct, remover. The theme is water, the field building device. That strong concrete word derived from the word meaning innards as a meaning relating to making sound, fit to use. The way with that word is that either on a roof for a building or along a side walk in a street it is an essential very useful device that is necessary and the fact that it is use in derogatory ways mostly with the expression down the gutter, is quite contradictory. In fact if you are down it you are cleanse away with the useless water. The idea of being down a gutter and so removed by the gutter system is degrading but the gutter itself should be praised according to its usefulness. A useful system with derogatory derive, with uses up buildings, along pavements, then quite visible everywhere in cities from the remotest time of early urbanisation. A system that pervades our cultures and representations although quite discreet relatively to its widespread presence, is to be regarded accordingly to this important situation everywhere around, as it can not be avoided, mentally it must have a strong influence in our way of framing our reflections. The ambiguous plural meaning joined to the omnipresence make of gutter a word with a powerful mental presence that gives us way to make it evolve to even more powerful concepts<text:s/>and systems. The trades are urbanists, architects, plumbers other technical trades dealing with tubes. The list of elements connected to gutter are those along streets, or outside of buildings. It is a common word used at any ages, and that can nearly be heard every week at least, several times may be. A sentence is from the gutter on the roof, down the wall to that along the pavement there are many differences in looks but the whole system is the same that of leading water down back to natural waterways linking technic and humans to nature.</text:p>
      <text:p text:style-name="P540"><text:span text:style-name="T541">The numbers are for systems, devices, appliances, water 7 bar, 25 eraser,<text:s/></text:span><text:span text:style-name="T542">34 gutter</text:span><text:span text:style-name="T543">, 41 ice, 45 isle, 56 lake, 90 rut, 107 vase, 113 way, 9 words going 7, 25,<text:s/></text:span><text:span text:style-name="T544">34</text:span><text:span text:style-name="T545">, 41, 45, 56, 90, 107 ,113 so about 8% to be considered for</text:span><text:span text:style-name="T546"><text:s/>what is pervasive a way to get rid of water and avoid flood. The drawings would display the different types of gutters in a city and in various way as to show the use and essential utility of that old system which keeps on very long in our time and the ra</text:span><text:span text:style-name="T547">re evolution of it. The analysis may points at the necessary improving of this system in a general upgrading of its basic deep presence in our minds.</text:span></text:p>
      <text:p text:style-name="P548">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text:s/>window, 115 wonder, 116 xanthan, 117 xenon, 118 xerophyte, 119 xerox, 120 xylol, 121 yak, 122 yard, 123 yawn, 124 year, 125 yeti, 126 zealous, 127 zero , 128 zest, 129 zinc, 130 zone.</text:p>
      <text:p text:style-name="P549"/>
      <text:soft-page-break/>
      <text:p text:style-name="P550">In a 35 row is gym, by any other word would exert as much. A way of moving with structure one’s body, in an exerting rather energetic way. The theme is sport, the field is quite athletic. Words connected are sport, exercise, strains, training, moving, practising, running, jogging, having a work out, enjoying, having a rough<text:s/>time, energising, fielding, going through it, spending oneself. A way with this word is that it applies to the healthy rather being in a state of doing it, it has no other limit, the way that it applies to anyone, and its universality and generally positive and a pro life bend makes it a key word in our society, a word that is immediately known for its bias of movement and will to display, use and shape one’s body. Then here is seen the limit of language for with such words about, strong, immediately graspable it doesn’t make those who don’t like it practice. The word comes from far in antiquity as it seems and has a good time in mouths still today, but those who don’t want to practice are not move at all when they think with it, hear it or come across it. A<text:s/>pithy word like that is handy and can have a good influence even on those who don’t like it in a way it makes them feel what it is somewhat. Beyond these elements of health, power and transmission this word is may be a good trigger for other word to be born without exaggeration and none coming to me now. The trades are trainers, sportsmen, anyone willing. The list of other sports can be not so long to elaborate by types. As a common, general well known word it is a major element of study and contemplation,<text:s/>which is to be seen as active and cause of plenty of motions. A sentence would be a routine organized methodically and that would not comprehend any gym is like a meal in which there would be either no food or no beverage, as gym appears to be for easing<text:s/>of the body as important as those two parts of a meal.</text:p>
      <text:p text:style-name="P551"><text:span text:style-name="T552">The numbers are 4 arrow, 31 game,<text:s/></text:span><text:span text:style-name="T553">35 gym</text:span><text:span text:style-name="T554">, 39 hunt, 86 race, 89 run, 92 sail, 128 zest, then 8 going: 4,31,</text:span><text:span text:style-name="T555">35</text:span><text:span text:style-name="T556">,39,86,89,92,128, being but for one directly connected to sport and that means like these day</text:span><text:span text:style-name="T557">s about 6 % of the whole a common share it seems. The drawing would be of tension and exertion pointing to the risks there are so related to the pleasure of the discipline, like the roll up, the balance that may fail and break a limb, the stretching that m</text:span><text:span text:style-name="T558">ay cause tearing up, all those with varied surrounding in an explosion of ways, structures and situations that may also give ideas of trying for oneself. The analysis is to put the pleasure, risk and the dynamic of the word in comparison, parallelism and s</text:span><text:span text:style-name="T559">ee how they get along.</text:span></text:p>
      <text:p text:style-name="P560">36 hat quite obvious, clear, simple direct meaning which may have jargon derives, which seems quite absurd to reflect about, nevertheless the mere fact that there would be word being not interesting enough to concentrate on is even more absurd so much they possess us. The field is garments, the theme is dressing. Words about the same meaning are cap, hood, topping, cover, head piece, topper, doubler, melon, mitre, helmet, mask, gag, scarf, headset, headgear, surplice, burka, protection, head thing. The way can be with the varied necessary utility of a hat generally all the time, against rain, sun, air, gas or whatever noxious about you as is any piece of clothes. But a hat is far from being any piece of dress, it covers our top part, the summit of our precious body, that with the main working functions which controls all the rest. Though many people don’t use some hat ever, meaning it can be left. Then why it is necessary or not, depending on the person. The need for protection or decoration being necessary for some people. The contrast and opposition being obvious between protection which is vital and decoration which is quite downright superfluous. This ambiguity between those two types of people is quite easily distinguished, some would die without their hat, others would just be thwarted. Beyond that double use, other ways can be about the generality vagueness of this generic, the origins, firsts in history, varied thoughts about the different types of hat, professional or leisure, cultural or fantasist. The trades are hatters, retailers, workers. The list could be other garments, which would be compared in same thoughts. As a basic word for every body it is everywhere, and a major word to be considerate deeply being a direct trigger.<text:s/>A sentence is hat on is like shoes on ever when the person is necessitating a hat with a head being like feet on the ground, with what is in the air, or the looks of others being like rough impediments, or more simply some need a hat like they need shoes.</text:p>
      <text:p text:style-name="P561"><text:span text:style-name="T562">The list<text:s/></text:span><text:span text:style-name="T563">36 hat</text:span><text:span text:style-name="T564">, 46 jacket, 52 knit, 67 net, 73 on, 76 pad, 108 vest, so 7 words about 5% going:<text:s/></text:span><text:span text:style-name="T565">36</text:span><text:span text:style-name="T566">, 46, 52, 67, 73, 76, 108, <text:s/>implying serious grip not too many, that would dress mostly the up side of the body, but with some opening for more. The drawings</text:span><text:span text:style-name="T567"><text:s/>would show the variety already mentioned with all the colours, shapes and structures that can be used in hatter trade. The scene would also point at the different uses being less numerous than the types with a point at this difference in number which seem</text:span><text:span text:style-name="T568"><text:s/>quite marked and not a coincidence. Being less used than types goes towards some reflection on the appearance of profusion. The analysis would be on when it is really necessary and felt like that, meaning not forced by someone else.</text:span></text:p>
      <text:p text:style-name="P569">The words<text:s/>beginning with a, working <text:s/>mostly with a b c, first letter to avoid too much subjectivity <text:s/>coming like 1 add, 2 air, 3 arm, 4 arrow, 5 ask, 6 bad, 7 bar, 8 bat, 9 bee, 10 burst, 11 cat, 12 car, 13 cost, 14 crust, 15 cut, 16 dad, 17 dead, 18 doll, 19 done,<text:s/>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text:s/>pain, 78 pale, 79 pit, 80 put, 81 quality, 82 quantity, 83 question, 84 quit, 85 quote, 86 race, 87 rat, 88 rice, 89 run , 90 rut, 91 sad, 92 sail, 93 sale, 94 sand, 95 sun, 96 table, 97 tin, 98 tone, 99 trout, 100 tuna, 101 under, 102 unity, 103 up, 104<text:s/>upon , 105 use, 106 vary, 107 vase, 108 vest, 109 vex, 110 view, 111want, 112, war, 113 way, 114 window, 115 wonder, 116 xanthan, 117 xenon, 118 xerophyte, 119 xerox, 120 xylol, 121 yak, 122 yard, 123 yawn, 124 year, 125 yeti, 126 zealous, 127 zero , 128 zest, 129 zinc, 130 zone.</text:p>
      <text:p text:style-name="P570"/>
      <text:p text:style-name="P571">In a rank 37 is hit, as well transparent and easy in meaning, but somewhat violent and in this way disturbing and painful. In a way why do we need such a word. The field is blows, the theme is violence. Synonyms may be blow, beat,<text:s/>batter, thud, impact, roughen, strike, shoot, tap, tamper, toss, shake, rampage, act rough, severe, pinch, punch, batten, bang, patter, paw, tatter, wreck, strain. The way with hit is it requires strength and the ability to handle the consequences when you hit to attack or to defend. You can hit anything anyway without retaliation and that is even more puzzling that to need attacking or defence. This<text:s/><text:soft-page-break/>necessity or need or whatever makes you hit or be hit is quite obtrusive and is to be thought as something<text:s/>problematic, the use of violence which means partly forcing, negativity and problems being such. Hit implies an act to have good consequences for the implementer, when it’s for attack or defence you intend to overcome and be at peace after. When it is done<text:s/>wantonly, there must be some dissatisfaction, problem or whatever trigger inside you. The consequence of that wanton hitting may be nil, or dramatic and the person may not know the reasons of that drama, which hit creates but which it is just the implementation of some internal iceberg. Hit as a tip can help to externalise what would be even more helpful to the person as something which can have even bigger consequences as this tip being the biggest part and cause of it. Hit and the subconscious as connected strongly and in a revealing way, mostly when wanton. The trades are many, sport, war, medicine as aiming and hitting the disease, whatever comes to problems. The list would be about other violent terms such as tear, pull, throw, implying strength, speed, boost or the like. From early on so common that it must be develop cautiously, deeply and seriously <text:s/>as a key to peoples personalities. A sentence may be to hit like that is so unproper that nobody tolerates such hitting, so the thing is how does it incarnates in the first place, because if rejected like that unanimously and not desired at all against oneself who is doing it for real, apart from on battlefields, and certainly not on sport fields.</text:p>
      <text:p text:style-name="P572"><text:span text:style-name="T573">The numbers are 4 arrow, 6 bad, 8 bat, 10 burst, 15 cut, 17</text:span><text:span text:style-name="T574"><text:s/>dead, 20 drum, 24 enemy, 29 fright,<text:s/></text:span><text:span text:style-name="T575">37 hit</text:span><text:span text:style-name="T576">, 39 hunt, 77 pain, 86 race, 109 vex, 112 war, so 15 going 4, <text:s/>6, <text:s/>8, <text:s/>10 ,15 , 17, <text:s/>20, 24, <text:s/>29, <text:s/></text:span><text:span text:style-name="T577">37</text:span><text:span text:style-name="T578">, <text:s/>39 , 77, <text:s text:c="2"/>86, <text:s/>109, <text:s/>112 so more than 12% meaning the biggest from far in those done already. With drawing d</text:span><text:span text:style-name="T579">isplaying the acts in circumstances understandable or not, showing the great problems and the even greater underlying in the actors, perpetrators who are quite out of control and worst not knowing even why from the earliest ages and going worse and worse a</text:span><text:span text:style-name="T580">s they grow older culminating when this act kills. An analysis may be among other things beyond the violence problems about the very thought that is so close to the act, the closeness of act and thought for this word. <text:s/></text:span></text:p>
      <text:p text:style-name="P581"><text:span text:style-name="T582">38 hot, no warmer than any other wor</text:span><text:span text:style-name="T583">d and with all kind of applications. A word meaning a temperature, a degree, measure or some high warmth. The field is temperature, the theme is warmth. Related proximate synonyms are burning, warm, sultry, stifling, heating, sunny, stultifying, redolent,<text:s/></text:span><text:span text:style-name="T584">tepid, lukewarm, boiling, charry, grilling, simmering, cooked, furnace, fire, oven, torrid. The way with hot is that it is generally too much temperature, you want to cool down, hot can be ok but it is high temperature not normal ones and they are qualifie</text:span><text:span text:style-name="T585">d hot when rather extreme. Then its sexual connections that makes it a bias word implying some excitement, something pleasant or not very decent. As a bias word meaning some extreme temperature and sexual excitation hot is quite noticed or used purposefull</text:span><text:span text:style-name="T586">y to be noticed. In this way it is a remarkable word, decent but with some great mental pleasant or disturbing effect. Hot thought in this way shows how words are far from neutral and play some orientated effect with the speaker. Hot short and pithy is not</text:span><text:span text:style-name="T587"><text:s/>neutral and has more effect than warm or burning. But there is no other word with that very meaning and that makes it somewhat neutral in some way as unavoidable. Not to be able to avoid a sexual term may be disturbing and shows how language is trapping t</text:span><text:span text:style-name="T588">he speaker forcing <text:s/>to use connotations he may not want to imply. The trades can be many from meteorologists to cooks, or therapists. The lists can be of other temperature name such as cold, or cool, or even fresh. The commonness and great frequency of thi</text:span><text:span text:style-name="T589">s name makes it a very interesting key words that can lead to explicit developments and highlighting examples, drills or drawings. A sentence is in hot weather people feel their temperature increase and feel hot as the weather, whether they feel good or ba</text:span><text:span text:style-name="T590">d depends very much on their temperament and ability with the weather.</text:span></text:p>
      <text:p text:style-name="P591"><text:span text:style-name="T592">The list is 2 air, 6 bad, 21 east, 30 fry,<text:s/></text:span><text:span text:style-name="T593">38 hot</text:span><text:span text:style-name="T594">, 41 ice, 49 June, 95 sun, then 8 like:2 <text:s/>6 <text:s/>21 <text:s/>30 <text:s/></text:span><text:span text:style-name="T595">38</text:span><text:span text:style-name="T596"><text:s text:c="2"/>41 <text:s/>49 <text:s/>95, about heat related what is hot, or the opposite, with climate terms</text:span><text:span text:style-name="T597">, a month, all those want to be in relation or can be connected into interesting development, puns or games. The drawings would present hot situations, like with the weather, but equally with the derives of warming sultry conditions like when in beds, or s</text:span><text:span text:style-name="T598">wimming pools, saunas or hammam, like with people looking for very hot contexts , those contexts being researched, desired and praised. The analysis would be on the immediate direct grasping of the word and the unavoidability of its use with bias hints.</text:span></text:p>
      <text:p text:style-name="P599">As<text:s/>39 hunt implies coming death, some preying pursuit after an animal generally, but it can be after anything even concept or any abstract idea. The field is chasing, the theme is sport. Related words are pursuit, prey, chase, follow, sue, be after, search,<text:s/>sleuth, detect, unearth, track down, take out, look out, come after, furrow, be in ambush, fall down on, run after, lie in wait for. As evidently as its aim hunt is deadly and means there is pleasure in causing another’s death however horrible and terrifying may it be for the prey. On this bad basis of deadly hunting down and coming to killing up in what may be most pitiless ways, humans look horrible and cannot face themselves peacefully with that consideration. Some may oppose the pride of preying rather<text:s/>than being a prey. But the question is not about that directly since humans are not preyed on like that if ever they are. Hunters when they hunt are doing it wantonly, deliberately for their sole selfish pleasure and are denounced by all the non violent or<text:s/>whatever concerned associations. This questions humans free violence and killing thirst, this is annoying, disturbing source of anguish which must be dealt with carefully to find peaceful ways of handling it, making it less disturbing, accepting understanding or getting rid of it. The trades are sportsmen, gun dealers, horse guards and varied others. Lists of names about hunt may be any sport, gun related such as bi tri athlon varied. This is <text:s/>not so common a word that is far from coming out every day, rather most rarely, not downward practically never but ever so rarely, in that way it must be handled carefully all the more that there is death in it. A sentence would be they hunt with such a pleasure that this activity was like a drug addiction for them and they would miss it ever so badly if they were no to hunt any more, the want to hunt was prevailing anything.</text:p>
      <text:p text:style-name="P600"><text:span text:style-name="T601">The numbers are 4 arrow, 17 dead, 24 enemy, 29 fright, 31 game, 37 hit,<text:s/></text:span><text:span text:style-name="T602">39 hunt</text:span><text:span text:style-name="T603">, 77 pain, 86 race, 112 war, so 10 words, going:4 <text:s/>17 24 29 31 37<text:s/></text:span><text:span text:style-name="T604">39</text:span><text:span text:style-name="T605"><text:s/>77 86 112 about 8% of the all of pure violence sporty or deadly, not so much for a main social theme. The drawing would be based on the violence and ruthless relentless process of the many people after a solitary or few beasts or worse. They would depic</text:span><text:span text:style-name="T606">t for example how in rough hostile nature humans may be busy tracking down an isolated animal rather than understanding them. That absurd quest instead of a sense worthier one may be shown with pointing at nature curiosities aside that tracking down. The a</text:span><text:span text:style-name="T607">nalysis would deal with the wanton side of a hunt and its horrible conclusion.</text:span></text:p>
      <text:soft-page-break/>
      <text:p text:style-name="P608">The words beginning with a, working <text:s/>mostly with a b c, first letter to avoid too much subjectivity <text:s/>coming like 1 add, 2 air, 3 arm, 4 arrow, 5 ask, 6 bad, 7 bar, 8 bat, 9<text:s/>bee, 10 burst, 11 cat, 12 car, 13 cost, 14 crust, 15 cut, 16 dad, 17 dead, 18 doll, 19 done, 20 drum, 21, east, 22 elm, 23 end, 24 enemy, 25 eraser, 26 far, 27 fat, 28 father, 29 fright , 30 fry, 31 game, 32 goat, 33 god, 34 gutter, 35 gym, 36 hat, 37 hit,<text:s/>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609"/>
      <text:p text:style-name="P610">The 40 hut, simple and short, being a common word for a cheap kind of poor housing can be found and understood anywhere and is a recourse<text:s/>for the life of many a poor person. The field is housing, the theme is living. Synonyms are house, tent, dwelling, tenement, place, home, location, cottage, mansion, residence, construction, somewhere, in, inside, stay, shanty, kennels, building. The way<text:s/>is about a place to stay fitting in nature, that is not so outstanding as other buildings. The way it is small and nearly invisible makes it a natural ecological type of house but with numerous disadvantages of comfortlessness, for example electricity is rarely fitted in huts. Generally they are quite small and not really fitted for big family. There isn’t applied water system to it too. Plenty of details which makes of a hut a possible secondary dwelling, a temporary one. Small, comfortless, uncommon, disfavoured, rejected in the favour of solid big buildings, all these points make that we are not used to a hut and there is practically no way this can change. Although it is a practical quick dispensable and especially ecological type of housing oneself cheaply, maybe freely. So many advantages are opposed to the rarity of huts. With all those they should be favoured. This opposition between idealism of a natural ecological way of living and the reality of our city with its downright hut antithesis shows quite well that our humanity goes the opposite way of idealism, ecology, naturalism. The opposed way of huts characterises <text:s/>our society and huts are nearly just for primitives or children, meaning regressive. The trades are builders, lumberjacks, woodworkers,<text:s/>varied trades. The list would be on buildings things. A quite common name, used as rarely as it is unnecessary and derisive, to be noticed and appreciated for what it is sounding regressive. A sentence could be in a hut for inhabiting the minimum comfort is enjoyed, the planet and natural harmony would have the best of the situation.</text:p>
      <text:p text:style-name="P611"><text:span text:style-name="T612">The numbers are 12 car,<text:s/></text:span><text:span text:style-name="T613">40 hut</text:span><text:span text:style-name="T614">, 45 isle, 56 lake, 68 nest, 79 pit, 101 under, 130 zone, 8 word of location whatever going: 12 <text:s/></text:span><text:span text:style-name="T615">40</text:span><text:span text:style-name="T616"><text:s/>45 <text:s/>56 <text:s/>68 <text:s/>79 <text:s/>101, making about 6% of the wh</text:span><text:span text:style-name="T617">ole not so much for such an important theme, maybe then there are much more discreet but bigger themes. The drawings would show diverse huts in beautiful areas, in harmony with them, naturally adapted and not at all obtrusive to mark the natural presence o</text:span><text:span text:style-name="T618">f humans and their dwellings on earth. All those many huts in all the possible landscapes as a way of fitting anywhere and not to be so noticed. Among trees, in rocks, on a moor, in desert, an igloo on ice being typical of those. The analysis would point t</text:span><text:span text:style-name="T619">he derisive innuendoes when huts are evoked.</text:span></text:p>
      <text:p text:style-name="P620">The 41 ice, is common, well known and an extreme in what it means being the solid way of water. Ice as cold, hostile rejected as impossible to live with, is quite important to develop and explain. The field is elements, the theme is water. Synonyms are frozen, congealed, deep freeze, floe, snow, cold, cool, icy, snowy, freezing, hailstone, fridge stuff, polar, low temperature, not hot at all. The way with ice is that as part of our planet and field of existing phenomenon it is to be understood well and worked with as deeply as possible as it can be to be dealing with it the best way imaginable. How so polarised phenomena as hot and ice are co existing so proximate sometimes. This co existence is fascinating and puzzling to madness of not understanding and with the terror going along it. Ice is painful and uncontrollable, the way it goes away melting is quite remarkable and as strange as the co existence with hot and the way they invert themselves the one eliminating the other deeply and totally. This way with ice, the opposition with hot, the eliminating or overcoming of it, the necessity of doing with it, the strange presence of the polarised facts make of ice something eery and hard to handle as calmly as something that would be neutral, practical, and having no polarisation, disintegrating process or hard to live with aspects. The trades are weather people, scientists. The list would be other weather phenomena. The commonness of the word makes it something important and frequently, or not so encountered. A sentence is ice was everywhere and the cold going with is as pervasive as covering all and unavoidable, we were filled with ice and cold all about us and could not go away from them but with the thinking of the opposite with the evident limits of it.</text:p>
      <text:p text:style-name="P621"><text:span text:style-name="T622">The list is 2 air, 6 bad, 24 enemy, 29 fright,<text:s/></text:span><text:span text:style-name="T623">41 ice</text:span><text:span text:style-name="T624">, 64 mud, 71 odd, 72 oil, 77 pain, 90 rut, 94 sand, 95 sun, 127 zero, then 13 so 10% of it all ,going: 2 <text:s/>6 <text:s/>24 <text:s/>29 <text:s/></text:span><text:span text:style-name="T625">41</text:span><text:span text:style-name="T626"><text:s text:c="2"/>64 71 <text:s/>72 <text:s/>77 <text:s/>90 <text:s/>94 <text:s/>95 <text:s/>127, making it q</text:span><text:span text:style-name="T627">uite numerous theme. The drawing would depict the hostility and then the meltdown and changing frail characteristic of ice. On the floe or in a glass the similar way of it not depending at all on the size of the phenomenon. As a frightful subject and so vi</text:span><text:span text:style-name="T628">tal for us as can be pointed at dangerously. The analysis will be on its necessary polarity and its transitory side. <text:s/></text:span></text:p>
      <text:p text:style-name="P629">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text:s/>middle, 63 mother, 64 mud, 65 must ,66 near, 67 neat, 68 nest, 69 net, 70 not, 71 odd, 72 oil, 73 on, 74 or, 75 order, 76 pad, 77 pain, 78 pale, 79 pit, 80 put, 81 quality, 82 quantity, 83 question, 84 quit, 85 quote, 86 race, 87 rat, 88 rice, 89 run , 90<text:s/>rut, 91 sad, 92 sail, 93 sale, 94 sand, 95 sun, 96 table, 97 tin, 98 tone, 99 trout, 100 tuna, 101 under, 102 unity, 103 up, 104 upon , 105<text:s/><text:soft-page-break/>use, 106 vary, 107 vase, 108 vest, 109 vex, 110 view, 111want, 112, war, 113 way, 114 window, 115 wonder, 116 xanthan, 117 xenon, 118 xerophyte, 119 xerox, 120 xylol, 121 yak, 122 yard, 123 yawn, 124 year, 125 yeti, 126 zealous, 127 zero , 128 zest, 129 zinc, 130 zone.</text:p>
      <text:p text:style-name="P630"/>
      <text:p text:style-name="P631">42 is idea, a big word for any thought, to be handled as abstractly as its vagueness. Such a term carries to innumerable different ways, has no limit, and is opened to whatever. The field is thinking, the theme is abstraction. Related words are project, conception, plan, reasoning, deeming, pondering, reckoning, wonder, see, envision, gather, mind, regard, looking at, watching, interpretation. The amount of synonyms are coming faster and more numerous than usual showing that it is an apparently easy word to consider. The point with that word is the ability of humans to have such thought called ideas, somewhat outstanding conceptions, not just mere thoughts, but elaborate sprouting thought, like visions or chained thought which trigger actions generally. This way of going out of the regular path of thoughts, conceiving more disturbing ones is quite basically<text:s/>human, but in what way can it really be considered for what it produces. Like in a field of always more ideas, like concatenation of ideas, humans seem to be the out of control source of those going in no apparent conscious aim. They are not tagged positive , the opposite or neutral, they can be any and lead to whatever unexpected. You may look for them, and try to control them, but they do what they want, they come if they want whether looked for or rejected. The trades are thinkers, people, creators. The<text:s/>lists would be on all that deals with the abstract, such as production of themes, texts, scenes or whatever immaterial. A common word grasped not so early and easily, the thought of being a source of immaterial mess being not so agreeable as it is to be presented truly. A sentence may be the mind coming to terms with the ideas coming from it ceaselessly, is conscious of its personal uncontrol of these ideas which are also all around with those of all the other people encountered.</text:p>
      <text:p text:style-name="P632"><text:span text:style-name="T633">The numbers being 24 enemy</text:span><text:span text:style-name="T634">, 25 eraser, 29 fright,<text:s/></text:span><text:span text:style-name="T635">42 idea</text:span><text:span text:style-name="T636">, 43 image, 51 key, 54 know, 75 order, 82 quantity, 83 question, 106 vary, 110 view, 115 wonder, <text:s/>13 words so 10 %sharp of it, going : 24 <text:s/>25 <text:s/>29 <text:s/></text:span><text:span text:style-name="T637">42</text:span><text:span text:style-name="T638"><text:s text:c="2"/>43 <text:s/>51 <text:s/>54 <text:s/>75 <text:s/>82 <text:s/>83 <text:s/>106 <text:s/>110 <text:s/>115 , less than the haphazard production</text:span><text:span text:style-name="T639"><text:s/>thinking freely about it. The drawing would be of mental scenes with the lining of the head and what is inside, all the more weird like conscious however so uncontrolled and unconscious dreams, going from whatever putting close two device or of some peopl</text:span><text:span text:style-name="T640">e proximity. Absolutely everything can crop anytime. The analysis would be on the absolute uncontrol about it. <text:s/></text:span></text:p>
      <text:p text:style-name="P641">43 is image, so visual as any other word and far more unprecise as many, which gives possibilities of many a representations as can be conceived for depictions but with a greater potential of ways visibly. The field is vision, the theme is depictions. Synonyms are representations, painting, picture, drawing, view, incarnation, plan, modelling, engraving, carving, pen, outline, surround, marking,<text:s/>medal. The way with image is that it can show a lot and help to understand as well. As a concrete embodiment of thought it is a source of satisfaction to see those thoughts and ideas incarnated and out of one’s mind. In fact images can be varied but are generally of two big types: those of concrete depiction of reality generally with concrete elements as living photographs, or a set of mental representation or abstract depictions. That is not exactly the distinction between concrete and abstract but rather<text:s/>between outside the mind and within it. Beyond that evident not so heard of separation images have a transitory role of going again inside having been refined and filtered. That way of coming out or in, and their impact on the mind, the dual aspect of coming from and going back in an ever always more filtered motion or whatever filtration there is, seems endless and wonderfully pleasant to plenty of people. The trades are painters, draughtsmen, artists, architects, all those drawing. The list would be about<text:s/>other types of pictures, setting, visual arts. As a very common word from very early and for ever to death the word is to be taken very seriously and handle carefully. A sentence is throughout ones life we come across varied diverse images in great numbers everyday, sometimes creating some ourselves, their importance or impact is not talked much and they go by us like landscapes on each side of a fast lane.</text:p>
      <text:p text:style-name="P642"><text:span text:style-name="T643">The list is 25 eraser, 31 game, 42 idea,<text:s/></text:span><text:span text:style-name="T644">43 image</text:span><text:span text:style-name="T645">, 59 list, 67 neat, 75 order, 81 quality, 82 quanti</text:span><text:span text:style-name="T646">ty, 83 question, 102 unity, 110 view, 115 wonder, 13 words 10 % of it, going <text:s/>25 <text:s/>31 <text:s/>42 <text:s/></text:span><text:span text:style-name="T647">43</text:span><text:span text:style-name="T648"><text:s text:c="2"/>59 <text:s/>67 <text:s/>75 <text:s/>81 <text:s/>82 <text:s/>83 <text:s/>102 <text:s/>110 <text:s/>115 , <text:s/>with words related to what can be seen and depicted or closely related, working their ways with that word and meaning to<text:s/></text:span><text:span text:style-name="T649">get clear with it. The drawing about an image would be of a type of an art gallery with presentation of several pictures pointing that they are the theme of the drawings, with as varied themes and depictions as word ideas the pictures of images having no l</text:span><text:span text:style-name="T650">imits or precisions specified. The analysis would be about the role of images and influences of them in common unimportant lives.</text:span></text:p>
      <text:p text:style-name="P651">The words beginning with a, working <text:s/>mostly with a b c, first letter to avoid too much subjectivity <text:s/>coming like 1 add, 2 air,<text:s/>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text:s/>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text:s/>116 xanthan, 117 xenon, 118 xerophyte, 119 xerox, 120 xylol, 121 yak, 122 yard, 123 yawn, 124 year, 125 yeti, 126 zealous, 127 zero , 128 zest, 129 zinc, 130 zone.</text:p>
      <text:p text:style-name="P652"/>
      <text:p text:style-name="P653">44 is insect with all the vagueness and quantity of it. All the billion specimen, ever so<text:s/>small and working wondrous effects over here. The field is entomology, the theme is animality. Synonyms are beast, animal, being, weirdo, tiny offspring, whatever<text:s/><text:soft-page-break/>moving, small embodiment, microcosm, nature denizen, entity, grass being, earthy people, crawler, creeper, roach, beetle, type of ant. The way is their size, ever so small means doing with much less needy room. This can help us deal with smaller system for us to be better adapted with this planet. Their wiles and ways are remarkable, fitting and taking so much of the surface of the earth, being there nearly everywhere on it. The ability to adapt of an insect and their ways in any type of environment, in addition to their most wonderful and efficient as much as repulsive looks make of them exceptional creatures. The whole lot of adaptability, size, looks, efficiency, peculiarities make of then chosen specimens for ideal studies that are open to real progressive better ways. These aspects are not so spread in nature, in the way of quantity and so great a number of qualities. In this way to experiment on any type of insect can improve the experimenter, or even mere observation. Those experimentations and observations can lead to plenty of unexpected conclusions that would improve things. The trades is entomologist, scientists, specialist. The list are on beats, especially those with special amazing ways. A common word that can come any time but is not met every day, it must be taken seriously and with the analysis of its use. A sentence is an insect was<text:s/>observed in a glass case for its ability to survive in hostile context and to teach us with its behaviour how to fare better.</text:p>
      <text:p text:style-name="P654"><text:span text:style-name="T655">The list goes 8 bat, 9 bee, 11 cat, 32 goat,<text:s/></text:span><text:span text:style-name="T656">44 insect</text:span><text:span text:style-name="T657">, 87 rat, 99 trout, 100 tuna, 121 yak, 125 yeti, then it goes: 8 <text:s/>9 <text:s/>11 <text:s/>32<text:s/></text:span><text:span text:style-name="T658"><text:s/></text:span><text:span text:style-name="T659">44</text:span><text:span text:style-name="T660"><text:s text:c="2"/>87 <text:s/>99 <text:s/>100 <text:s/>121 <text:s/>125, so 10 words only animals about 8 % of the whole with about every species represented, the drawing would be researched detailed studies of several great types of insect specimens that would point at their qualities and exceptiona</text:span><text:span text:style-name="T661">l features like with the minute depictions of antennae, pincers, legs, appendices, bony structures, shells and so on. The analysis would be on their exceptionalism and super types of abilities. <text:s/></text:span></text:p>
      <text:p text:style-name="P662">Then comes the 45 isle, as any other word not so isolated or<text:s/>cut from the others. Nevertheless with that ability of giving an outcast maroon effect. The field is areas, the theme is location. Related words are atoll, isthmus, cut land, islet, archipelago, water land, isolated in water, zone in water, territory at sea, lost piece, cut territory, surrounded land, promontory at sea, earthy area at sea. The way with isles is that they can be the setting for microcosms, all types of experiments, that they enable to cut oneself from humanity. This isolation in a full natural area is the possibility to get to know one’s real self when cut from all the other influences as opposing and disturbing one’s own real abilities to think in deep. The preserved protected aspect as much as the isolated and cut from the world ways gives<text:s/>to an isle a desired character and makes of the word a most appreciated one. An isle is a most researched, favour and special context sized down in a more easily to handle than the giant world outsized for a person. An isle has a seemingly more graspable<text:s/>size and you may have an impression of possible extensive knowledge of it. With its size, necessarily smaller than a continent, and its cut ways or much less reachable way an isle is viewed with limits enabling the ability of greater knowledge of a knowable more deeply territory. The trades are geologist, geographers, tourism dealer, planners. The list can be of other territories. A name not met every day, far from that but very common and well known it is remarkable and noticed as interesting. A sentence is on a certain isle, lost in the middle of some ocean, life may change ever so dramatically, to be truer to reality and what it is to be alive.</text:p>
      <text:p text:style-name="P663"><text:span text:style-name="T664">The list is 15 cut, 23 end,<text:s/></text:span><text:span text:style-name="T665">45 isle</text:span><text:span text:style-name="T666">, 56 lake, 60 lost, 92 sail, 94 sand, 130 zone, going 15 <text:s/>23 <text:s/></text:span><text:span text:style-name="T667">45</text:span><text:span text:style-name="T668"><text:s text:c="2"/>56 <text:s/>60 <text:s/>92<text:s/></text:span><text:span text:style-name="T669"><text:s/>94 <text:s/>130, so 8 words pointing to isle context, with implications of isolation, being far, water. The drawings would depict all types of isles, with the feeling of getting lost, some with peculiarity wanting to give a desire to go there and be cut from the<text:s/></text:span><text:span text:style-name="T670">wrong going to the dogs world. The analysis would be on this protected cut from falling context. <text:s/></text:span></text:p>
      <text:p text:style-name="P671">46 is jacket a common garment that dresses the upper part of the body, which is like that not precisely visible but for that is yours, it seems quite vain to<text:s/>wonder about some jacket but you cannot deny that is a word like any other and then it can’t be let aside. The field is dressing, the theme is clothes. Synonyms are cardigan, jersey, vest, bomber, upper garment, blouse, up clothing, piece of clothing, article of clothing, coat, jumper, cloak, mackintosh, k way, shirt, blouse, dressing, clothing, protection. A jacket means no more that a fitting garment to go outside, signifying that you can not go without some coat and let alone naked. It embodies the main<text:s/>concern with dress which cannot be done without in society currently. Especially in cold weather or rainy one you need some coat and mostly some jacket can do, then as a special type of coat a jacket symbolises difficult weather and the climate hostility.<text:s/>Then you can barely consider it peacefully. First it means you must wear cloth and deny in some way your body, second it means hostile climate. Otherwise it also means fashion and to dress with taste and beauty. Then the ability of human to turn something<text:s/>quite negative and meaning pain into something positive and meaning the joy and pleasure of life. The trade are dressmaker, retailer. The list is about all about dressing. As a very common name its use is limited to special context of dressing and getting<text:s/>dressed and most specifically going out. In that way you can take it out of the enunciation to see how it was used. A sentence can be they put their jackets as it was required to go out at that time with the weather making it necessary to wear a jacket, they were looking dressed arrayed for their doings.</text:p>
      <text:p text:style-name="P672"><text:span text:style-name="T673">The numbers go 36 hat,<text:s/></text:span><text:span text:style-name="T674">46 jacket</text:span><text:span text:style-name="T675">, 52 knit, 67 neat, 73 on, 76 pad,80 put, 101 under,105 use, 108 vest, <text:s/>then 36 <text:s/></text:span><text:span text:style-name="T676">46</text:span><text:span text:style-name="T677"><text:s text:c="2"/>52 <text:s/>67 <text:s/>73 <text:s/>76 <text:s/>80 <text:s/>101 <text:s/>105 <text:s/>108 ten some making about 7 % quite interesting for a comm</text:span><text:span text:style-name="T678">on subject and necessitating deepening. The drawing would depict all types of jackets in any kind of situation showing how they can be super added as superannuated. The analysis would be about their obtrusiveness and the way they are needed.</text:span></text:p>
      <text:p text:style-name="P679">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text:s/>, 105 use, 106 vary, 107 vase, 108 vest, 109 vex, 110 view, 111want, 112, war, 113 way, 114 window, 115 wonder, 116 xanthan,<text:s/><text:soft-page-break/>117 xenon, 118 xerophyte, 119 xerox, 120 xylol, 121 yak, 122 yard, 123 yawn, 124 year, 125 yeti, 126 zealous, 127 zero , 128 zest,<text:s/>129 zinc, 130 zone.</text:p>
      <text:p text:style-name="P680"/>
      <text:p text:style-name="P681">The 47 jazz sounds as musical as any other name, but it does resound with buzzing, because of its ending letters. As a type of music it is one of the beautiful sounds existing. The field is music, the theme is noise. Synonyms are<text:s/>sound, noise, music, resounding, tuning, playing, band, chords, rhythm, harmony, rock, classical, experimental, symphony, dance, funky, electro, pop, hard core. The way is quite an undefined, unknown type of music, characterised by brass instruments, now I<text:s/>don’t know. Then it must be searched and listened to be developed, but the situation is not completely void, as already heard and recognisable. Then the question is why if it has been thus heard and is recognisable I can say so little about it. In this way it is <text:s/>brassy with some chords, but apart from immediate knowledge why is it so peculiar. That I can not say, nevertheless I can add some argumentation about jazz, like it is not unanimous like any music, only many people like it plenty, may be the majority as usual don’t. These point of immediate classification and no unanimity are to be added to others more difficultly reachable like why is there such a music as jazz, what are its origins, its birth conditions, whatever interesting to understand it. And<text:s/>plenty other like playing context, people who play it , those who like it, the opponents that find it decadent, plenty others must be looked for. The trades are musicians, amateurs. The lists are other things about jazz. A rare name you do not hear every<text:s/>day, and when you do enjoy it. A sentence may be there was jazz in the air, the jazz music was coming from somewhere beyond over there, and it played long in my head then after, when the silence had come back.</text:p>
      <text:p text:style-name="P682"><text:span text:style-name="T683">The numbers are 20 drum,<text:s/></text:span><text:span text:style-name="T684">47 jazz</text:span><text:span text:style-name="T685">, 51 key, 71<text:s/></text:span><text:span text:style-name="T686">odd, 73 on, 81 quality, 82 quantity, 98 tone, 110 view, going 20 <text:s/></text:span><text:span text:style-name="T687">47</text:span><text:span text:style-name="T688"><text:s text:c="2"/>51 <text:s/>71 <text:s/>73 <text:s/>81 <text:s/>82 <text:s/>98 <text:s/>110, 9 words related even vaguely to music, about 8% which is to be considered. The drawing cannot sounds and the written words shall appear with depictions of ba</text:span><text:span text:style-name="T689">nds, of radios, of any type of players, people listening, music notes or any kind of music contexts, ambiances or surroundings. The analysis will be on why so little knowledge about something that lingers so long after it is gone. <text:s text:c="4"/></text:span></text:p>
      <text:p text:style-name="P690">48 jot is to indicate noting down, for words and sentences. The written thing created with the jotting is linked to any paper or whatever can contain the jotting. The field is writing. The theme is words. Synonyms are note, write, register, copy, put down, mark, intake, take<text:s/>down, list, retain, pen, pencil, notify, registrate, comment, sign, elaborate, indicate, show, explicate, describe, expose. The way with jot is that it enables to create a creative structuring productive context propitious to long reflection. The written structure, the ability to jot is a human characteristic, ability, specificity that makes us what we are. To jot is a human sign indicating the necessity to reread and to have memorised something most vital sometimes. This simple act can safe life and an example would be in jotting down a code not to remain locked out and to die of exposure. Other glaring examples of this essential deed are rife about our survival depending on that ability to jot mostly for memory sake. Nevertheless it can also be for pleasure but theoretically the <text:s/>jotting is to be reread. The necessity of it as essential showing its importance and what human can do to survive. This connection to survival in this simple extremely short word points to what there is in a word. The trades can be<text:s/>any necessitating writing. The list can be about actions connecting to writing. The word can be rare and is rather informal substitute for note, it is to be remarked and identified for what it is. A sentence can be then it was necessary to jot what was happening and said in order not to get lost over and to be irretrievable, according to the situation in which we happened to find ourselves.</text:p>
      <text:p text:style-name="P691"><text:span text:style-name="T692">The list is 1 add, 5 ask, 15 cut, 19 done, 23 end, 37 hit,<text:s/></text:span><text:span text:style-name="T693">48 jot</text:span><text:span text:style-name="T694">, 54 know, 58 let, 59 list, 65 must, 75 order, 80 pu</text:span><text:span text:style-name="T695">t, 105 use, 115 wonder, <text:s/>then 1 <text:s/>5 <text:s/>15 <text:s/>19 <text:s/>23 <text:s/>37 <text:s/></text:span><text:span text:style-name="T696">48</text:span><text:span text:style-name="T697"><text:s text:c="2"/>54 <text:s/>58 <text:s/>59 65 <text:s/>75 <text:s/>80 <text:s/>105 <text:s/>115, 15 words with a kind of memorable symmetry in their list, noted at the beginning and the end and an over representation of 5. The drawings would try to point at the im</text:span><text:span text:style-name="T698">portant, vital necessity of jotting by depicting contexts in which it is required for example with phone numbers, codes or references, where pens are not evidently there. The analysis will be on the essential act it represents.</text:span></text:p>
      <text:p text:style-name="P699">The words beginning with a,<text:s/>working <text:s/>mostly with a b c, first letter to avoid too much subjectivity <text:s/>coming like 1 add, 2 air, 3 arm, 4 arrow, 5 ask, 6 bad, 7 bar, 8 bat, 9 bee, 10 burst, 11 cat, 12 car, 13 cost, 14 crust, 15 cut, 16 dad, 17 dead, 18 doll, 19 done, 20 drum, 21, east,<text:s/>22 elm, 23 end, 24 enemy, 25 eraser, 26 far, 27 fat, 28 father, 29 fright , 30 fry, 31 game, 32 goat, 33 god, 34 gutter, 35 gym, 36 hat, 37 hit, 38 hot, 39 hunt, 40 hut, 41ice, 42 idea, 43 image, 44 insect, 45 isle, 46 jacket, 47 jazz, 48 jot, 49 June, 50<text:s/>just, 51 key, 52 knit, 53 knot, 54 know, 55 knuckle, 56 lake, 57 last, 58 let, 59 list, 60 lost, 61 mad, 62 middle, 63 mother, 64 mud, 65 must ,66 near, 67 neat, 68 nest, 69 net, 70 not, 71 odd, 72 oil, 73 on, 74 or, 75 order, 76 pad, 77 pain, 78 pale, 79<text:s/>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text:s/>zone.</text:p>
      <text:p text:style-name="P700"/>
      <text:p text:style-name="P701">As 49 comes June, mostly a month of the calendar, also a first name, then for marking time or knowing mostly people. As a marker, a word that means more than other which represent things that can be juke, things that can be thrown away, meaning it<text:s/>cannot happen to time and generally not to a person. Synonyms are the sixth month, after May, before July, the month between May and July, a certain month, a period of five weeks, a monthly time, a person, someone, that with this name, an individual. A summer month with rather warm weather, used as a word to time the calendar, for planning, or referring to the past, this duality of representing a period of some warmth and a numeration of time, being both temperature and numbers makes of it a fusion of felt<text:s/>temporality. A fused word meaning a lot of representations, references and whatever connected to<text:s/><text:soft-page-break/>that period. This importance of meaning so much is reinforced by the naming of generally people or important whatever with it using it as a baptising name. Those called like that picture themselves like a time of the year. That may be interesting to looked for important people named that way, I know none but nevertheless I know it as a first name. That is weird to know some name and not to know anybody bearing it about you. Coming to it as a kind of fusing melting name for important meaning gives a true idea of what a month is and moreover when it also baptises. The trades are chronologists, planners, thinkers. The lists are about temporality, for examples any measure of time as a thing like sandglass, chronometer, watch or as elements meaning time like second, century. The name is far from being heard every day and it must then be noticed when it is, as a bearer of sense concerning you. A sentence can be in June<text:s/>the sun is generally shinning and as bright as can be, but when you are name June it is not necessarily your case to be all the time shinning and bright.</text:p>
      <text:p text:style-name="P702"><text:span text:style-name="T703">The numbers are 21 east, 38 hot,<text:s/></text:span><text:span text:style-name="T704">49 June</text:span><text:span text:style-name="T705">, 56 lake, 62 middle, 95 sun, 124 year, 128 zest. Then 21 <text:s/>38<text:s/></text:span><text:span text:style-name="T706"><text:s/></text:span><text:span text:style-name="T707">49</text:span><text:span text:style-name="T708"><text:s text:c="2"/>56 <text:s/>62 <text:s/>95 <text:s/>124 <text:s/>128, 8 words then 9% or so, a list ending on 8, quite balanced increasing ten some regularly. The drawing would point at a calendar to indicate the time and at people with the tee shirt June at the front, the lettered word being requi</text:span><text:span text:style-name="T709">red or I don’t know how to really point at that word. With sunshine and summer situations, the sunny side of it not necessarily true for the person baptised this way. The analysis would be on polysemy.</text:span></text:p>
      <text:p text:style-name="P710">50 just means about something done in some limited way, touched in a way, started, or a time being reached, what can be enough to have something else. The field is actions, the theme is completion. Synonyms <text:s/>are enough, begin, partial, reached, only, but, undergone, half made, barely, seemingly, in a way, apparently, somewhat, somehow, even, whatnot, about, like, rather. The way of it is to indicate a degree, something that has been completed, barely enough or quite enough, in this way it rather negative or positive. If you have just done something indicating<text:s/>it is not enough, for example peal potatoes and not cooked them at all, it is criticism of what you have done. Whereas if you are just on time, it is enough to succeed whatever follows. This dualism of this descriptive, partly explanatory adverb gives it a<text:s/>rich polysemic meaning going even further in varied periphrases, expressions with the sense only, no more than, or limited to something. A word that seems to be the bearer of several other senses, which would have to be looked up is like some treasure to<text:s/>discover. Just has a polysemic treasure is desired and praised more than juke words going nowhere but their limited one meaning. Though even those are quite mighty as any word as it seems. The trades are in words like grammarian, semiologue, linguist. The<text:s/>lists can be about grammar terms. As a very common word heard much to often, the noticing of it is more complicated than for rare words but not to be ignored. A sentence can be just here in the middle of nowhere the annoying, deadly, tricky situation was just impossible as this surrounding, just as unknown as nowhere.</text:p>
      <text:p text:style-name="P711"><text:span text:style-name="T712">The list is 23 end, 28 far,<text:s/></text:span><text:span text:style-name="T713">50 just</text:span><text:span text:style-name="T714">, 57 last, 65 must, 66 near, 70 not, 73 on, <text:s/>74 or, 101 under, 103 up, 104 upon, <text:s/>12 words going like 23 <text:s/>28 <text:s/></text:span><text:span text:style-name="T715">50</text:span><text:span text:style-name="T716"><text:s text:c="2"/>57 <text:s/>65 <text:s/>66 <text:s/>70 <text:s/>73 <text:s/>74 <text:s/>101 <text:s text:c="2"/>103 <text:s/>104 <text:s/>rea</text:span><text:span text:style-name="T717">ching a peak at 66 which is also the six. The drawings would represent limit situations trying to shout out the word just which seems in fact not made for any visual representation. The extreme situations depicting actions with limits, with only one things</text:span><text:span text:style-name="T718"><text:s/>impacted or partial. Like those potatoes, or the time reached just on time. The analysis would be on the plurality of meaning especially the duality of the main known meanings. <text:s text:c="2"/></text:span></text:p>
      <text:p text:style-name="P719">51 key, means a device to lock or unlock, implying keeping something or someone out of reach. There is a security problem here with having to do such things. The field is locking. The theme is security. Synonyms are padlock, code, locking device, keeping off implementation, security, tool to keep off, implementor, device, system,<text:s/>apparatus, something to save, a way in, a card. The way with key is that it is necessary to keep safe, to preserve. Though you may think it takes some freedom if you lock up someone. That seems the main problem with key is that it can be used against someone’s will. In that case a key is very problematic and negative for the person who suffers from it. The user who lock or unlock something is in the opposite very satisfied of what he is doing. The key system can mean plenty else than a physical device and<text:s/>in that way everybody can enjoy it freely, it is only positive and purely rewarding for examples with names, any known one is a key, or in mathematic for all the problem solutions or systems. In this way keys are essential elements to sound intellectual life and it enables to conceive and think with ease and magnitude. Keys in abstraction seems even more important in this way than concrete keys as opening the doors of life. The trades are conceptors, locksmiths. The lists are about keepers, cells whatever withhold. As a common word for every one it may be heard often as nearly every one manipulate one every day, to be noticed. A sentence is the key opens that door and enables us to come in this building, where other keys are needed to go into the different rooms.</text:p>
      <text:p text:style-name="P720"><text:span text:style-name="T721">The list is 12 car, 31 game, 42 idea,<text:s/></text:span><text:span text:style-name="T722">51 key</text:span><text:span text:style-name="T723">, 60 lost, 104 upon, 6 words, less than 5 % going 12 <text:s/>31 <text:s/>42 <text:s/></text:span><text:span text:style-name="T724">51</text:span><text:span text:style-name="T725"><text:s text:c="2"/>60 <text:s/>104 <text:s/>a short list which nevertheless of its shortness may be deepened. The drawings would present precious keys about treasures or rare<text:s/></text:span><text:span text:style-name="T726">places to be entered, the act of turning a key and the situation when various types of keys as well abstract are required to manage one’s way throughout life. The analysis would be about the different aspects a key can have and how it influences the ways i</text:span><text:span text:style-name="T727">n life.</text:span></text:p>
      <text:p text:style-name="P728">The words beginning with a, working <text:s/>mostly with a b c, first letter to avoid too much subjectivity <text:s/>coming like 1 add, 2 air, 3 arm, 4 arrow, 5 ask, 6 bad, 7 bar, 8 bat, 9 bee, 10 burst, 11 cat, 12 car, 13 cost, 14 crust, 15 cut, 16 dad, 17 dead,<text:s/>18 doll, 19 done, 20 drum, 21, east, 22 elm, 23 end, 24 enemy, 25 eraser, 26 far, 27 fat, 28 father, 29 fright , 30 fry, 31 game, 32 goat, 33 god, 34 gutter, 35 gym, 36 hat, 37 hit, 38 hot, 39 hunt, 40 hut, 41ice, 42 idea, 43 image, 44 insect, 45 isle, 46<text:s/>jacket, 47 jazz, 48 jot, 49 June, 50 just, 51 key, 52 knit, 53 knot, 54 know, 55 knuckle, 56 lake, 57 last, 58 let, 59 list, 60 lost, 61 mad, 62 middle, 63 mother, 64 mud, 65 must ,66 near, 67 neat, 68 nest, 69 net, 70 not, 71 odd, 72 oil, 73 on, 74 or, 75<text:s/>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729"/>
      <text:p text:style-name="P730">52 is knit then something which is a process of joining wool or threads together to make clothes. A creative useful activity to busy oneself for a long time. The field is creation, the theme is clothes. Synonyms<text:s/>are weave, sow, create, stich, hook, attach, needle, wheel, bobble, join, link, thimble, pinch, patchwork, connect, pin, pinpoint, tick, tackle, double, treble, set, settle, stitch. The way is to have material, rather threads, wool or something synthetic alike these and create something nice out of it, the creative process of dress, clothes produced by knitting implies some concentration and the will to end this new piece of clothes. Creation, concentration and achievement are three important qualities of humans that are praised and much looked for to succeed in one’s life. Then to knit enables these and therefore should be promoted as any activity akin but why not knitting. The point is since this word, meaning this good activity exists, as many other activities why not everyone has something done with it or an activity akin to make them think about their achievement. Knit specifically is about clothes and makes one thinks mostly of its result, or of the act as present in their life. This seems important that knit should incarnates something positive and reinforced by some concrete achievements. The trades are haberdasher, dressmaker, anyone knitting. The lists may be about related activities, or materials for dressmaking. The word is rarely heard and should<text:s/>be picked up as uncommon, with close deeming of the situation evoked. A sentence is they knit what they would wear in long lapses of patient making, the creative process implying some time which was not lost in vain endeavours but in a real positive process.</text:p>
      <text:p text:style-name="P731"><text:span text:style-name="T732">The numbers are 1 add, 18 doll, 31 game, 36 hat, 42 idea, 46 jacket,<text:s/></text:span><text:span text:style-name="T733">52 knit</text:span><text:span text:style-name="T734">, 67 neat, 75 order, 102 unity, 108 vest, then 11 words going 1 <text:s/>18 <text:s/>31 <text:s/>36 <text:s/>42 <text:s/>46 <text:s/></text:span><text:span text:style-name="T735">52<text:s/></text:span><text:span text:style-name="T736"><text:s/>67 <text:s/>75 <text:s/>102 <text:s/>108, a list with a start and end going alike quite balance and abundant. Th</text:span><text:span text:style-name="T737">e drawings would show the close up view of what is knit, with the minute regular intertwining in several colour, several garments and the interesting thing about making some nice things with busying oneself usefully. Now I write this but I downright don’t<text:s/></text:span><text:span text:style-name="T738">feel like going knitting at once. The analysis would be on this discrepancy between the positive presentation and the real desire to knit.</text:span></text:p>
      <text:p text:style-name="P739">53 knot, is mostly a type of attach with rope, thread or something supple like laces, now knot also has meaning in a<text:s/>mathematic theory. The field is links, the theme is attach. Synonyms are set, attach, link, lace, connect, couple, double, treble, join, mix, maintain, relay, link fix, tend, put together, assemble, cable, assort, pair, solidarize, link together, mould, do<text:s/>together, pinch set. A way with knot is that anybody can do or undo it without real technic or big complications. A knot is an open system free to anyone. This openness, freedom, overt dimension of a knot make them seducing to me, and to those of generally poor means, all the more that knots have a mathematical dimension. Seducing for nothing grand to operate them, and intellectually for mathematically oriented. These two aspects can be added to interests in their looks, shapes, variety and many incarnations in natures with the gnarled phenomenon. Knots for intellectuals, naturalists and professionals are some important elements in implementing what they do in their activity. In this way intellectuals can handle more or less simple knots to unravel their theories of certain systems they study. Naturalists will be exposing such knot as peculiarities of this biology. Professionals will use them physically not to fall or to maintain something firmly set. As a central piece in some structure knots may be vital and necessary in many ways. The trades are intellectuals, technicians. The lists may be in what is attaching. That is not a common word and it can be bias and rude and is to be noticed for what it means contextually. A sentence can be with a knot in the threads the person was hampered and could not undo it easily. In this pestering situation the knot was damned.</text:p>
      <text:p text:style-name="P740"><text:span text:style-name="T741">The numbers are <text:s/>1 add, 7 bar, 15 cut, 31 game, 51 key,<text:s/></text:span><text:span text:style-name="T742">53 kno</text:span><text:span text:style-name="T743">t, 69 net, 76 pad, 115 wonder, 9 words going :1 <text:s/>7 <text:s/>15 <text:s/>31 <text:s/>51 <text:s/></text:span><text:span text:style-name="T744">53</text:span><text:span text:style-name="T745"><text:s text:c="2"/>69 <text:s/>76 <text:s/>115, words</text:span><text:span text:style-name="T746"><text:s/>8% of all, rather related to knots, but which can extend its meaning. The drawings would depict the variety and fascination there are in knots, with the depicting of plenty of different knots from simple twisting to more ends knotting. The analysis would<text:s/></text:span><text:span text:style-name="T747">be on the complicated sides they can have although being of free easy access.</text:span></text:p>
      <text:p text:style-name="P748"/>
      <text:p text:style-name="P749">The words beginning with a, working <text:s/>mostly with a b c, first letter to avoid too much subjectivity <text:s/>coming like 1 add, 2 air, 3 arm, 4 arrow, 5 ask, 6 bad, 7 bar, 8 bat, 9 bee,<text:s/>10 burst, 11 cat, 12 car, 13 cost, 14 crust, 15 cut, 16 dad, 17 dead, 18 doll, 19 done, 20 drum, 21, east, 22 elm, 23 end, 24 enemy, 25 eraser, 26 fat, 27 father, 28 far, 29 fright , 30 fry, 31 game, 32 goat, 33 god, 34 gutter, 35 gym, 36 hat, 37 hit, 38<text:s/>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text:s/>95 sun, 96 table, 97 tin, 98 tone, 99 trout, 100 tuna, 101 under, 102 unity, 103 up, 104 upon , 105 use, 106 vary, 107 vase, 108 vest, 109 vex, 110 view, 111want, 112, war, 113 way, 114 window, 115 wonder, 116 xanthan, 117 xenon, 118 xerophyte, 119 xerox,<text:s/>120 xylol, 121 yak, 122 yard, 123 yawn, 124 year, 125 yeti, 126 zealous, 127 zero , 128 zest, 129 zinc, 130 zone.</text:p>
      <text:p text:style-name="P750"/>
      <text:p text:style-name="P751">54 Know, means all that you can get mentally, become aware of, understand, with some things to be able to tell about it. A simple word known<text:s/>of all people. The field is facts, the theme is awareness. Synonyms are be aware, get to mind, understand, come to one’s mind, gather, ponder, think, deem, reflect, surmise, theorise, suppose, grope, marvel, be familiar with, have in mind. What is immediate about know is the way it means everything but nothing precise. It is said about something precise, you’re talking about something and the person knows it or not. The generality of the word, that can apply to everything, meaning nothing of its own, belongs to certain words that goes toward much abstraction. The abstraction of the word made of it something special implying the ability, competences, technic of the person. In this way you come to know a person by what they know. This engrossing structure knowing in what way by what is known, making a double layer of knowledge is somewhat<text:s/><text:soft-page-break/>intriguing in the way it seems an endless process. You never end knowing. Layered, endless, very abstract that word is somewhat like a puzzle, you can do a type of thing like<text:s/>that with what you know. Such a word is quite connected to philosophy or deep thinking. The trades are thinkers. The lists are what is connected to knowledge, like all about books, libraries. The word is very common, heard several times a day, about anything, not to be analysed all the time. A sentence is I know what you mean in a way you cannot understand the way I get with that, but to know exactly what you mean would need analysis.</text:p>
      <text:p text:style-name="P752"><text:span text:style-name="T753">The numbers are 5 ask, 31 game, 42 idea, 43 image,<text:s/></text:span><text:span text:style-name="T754">54 know</text:span><text:span text:style-name="T755">,58 let, 59 lis</text:span><text:span text:style-name="T756">t, 65 must, 75 order, 80 put, 83 question, 85 quote, 105 use, 110 view, 111 want, 115 wonder, then 16 word going 5 <text:s/>31 <text:s/>42 <text:s/>43 <text:s/></text:span><text:span text:style-name="T757">54</text:span><text:span text:style-name="T758"><text:s text:c="2"/>58 <text:s/>59 <text:s/>65 <text:s/>75 <text:s/>80 <text:s/>83 <text:s/>85 <text:s/>105 <text:s/>110 <text:s/>111 <text:s/>115,a dense list beginning and ending with 5. The drawing would be straight to de</text:span><text:span text:style-name="T759">pict with such a concept to illustrate, the field of knowledge would be shown, but also what is in people’s head, vision in their head not what they think but what they know. The analysis will be about the vagueness and abstraction of the word.</text:span></text:p>
      <text:p text:style-name="P760"><text:span text:style-name="T761">Then 55<text:s/></text:span><text:span text:style-name="T762">knuckle, a common quite rare words to indicate the finger joints, practically 28 knuckles, which is quite a big number, more than a handful. The field is anatomy, the theme is the hand. Synonyms are joint, finger link, articulation, middle of finger, betwe</text:span><text:span text:style-name="T763">en finger, finger round part, finger articulated bone, hand articulation, round part on the back of the hand, hand joints, hand round link. This word evokes the hand and the fingers. As essential part as any of the body, mostly they are seen, except with g</text:span><text:span text:style-name="T764">loves, that would be noticed. Visible essential parts that enable motion, prehension, and any minute moves, they can tell a lot about an individual. To tell about what is seen can be interesting and revealing much of the ways of that person. For example if</text:span><text:span text:style-name="T765"><text:s/>they are protruding, with some marks, like extreme using and some roughness can be told. Otherwise if they are barely visible and the hand seems not to have any, the person may be not using their hand a lot, quite like being passive. Apart from protruding</text:span><text:span text:style-name="T766"><text:s/>or barely visible, they can be balanced, not excessively visible but marked, or special, anyway they are to be all the same the 28 of them. Visible, essential, telling, they are more frontal than most part of the body, more essential that some hair, blood</text:span><text:span text:style-name="T767"><text:s/>drop or some secretion. In this way they are to be pampered, favour and kept some back or they can be damaged too easily. The trades are anatomists. The lists would be on other body parts, or all about hands. A rare name not encountered often which is to<text:s/></text:span><text:span text:style-name="T768">be noticed and analysed. A sentence is the knuckles were marked and special indicating a special way of life containing manipulating, handling and other hand motions that would be interesting to know more about.</text:span></text:p>
      <text:p text:style-name="P769"><text:span text:style-name="T770">The list is 3 arm,<text:s/></text:span><text:span text:style-name="T771">55 knuckle</text:span><text:span text:style-name="T772">, 62 middle, 67</text:span><text:span text:style-name="T773"><text:s/>neat, 105 use, 5words, one of the shortest list going: 3 <text:s/></text:span><text:span text:style-name="T774">55</text:span><text:span text:style-name="T775"><text:s text:c="2"/>62 <text:s/>67 <text:s/>105, marked by uneven numbers centrality of 6. The drawings would show the various types of knuckles moving, the upper part of the hand, varied in sizes, shapes, types of motion. That w</text:span><text:span text:style-name="T776">ith closes up, and magnified to show all they can tell. Mostly from copying from other pictures or photographs. The analysis is to be on their visibility and hard to hide feature.</text:span></text:p>
      <text:p text:style-name="P777">56 lake is quite geographic, a watery surface, a space filled with water where you can bathe, quite beautiful to look at, nice to go to and agreeable to consider. The field is nature, the theme is water. The synonyms are pond, stretch of water, water zone, water area, spring, brook, rivulet, river, marsh, sea, ocean, waterside, water way, water edge, cove, dam, port, beach, bank, quay. The way there is that a lake has a surrounding line, that may be a path and in this way that you can go around it quite easily and master it physically as well a mentally. Apart from being a hiking area you can very well bathe and enjoy its landscape, picnic, enjoy the site doing your intellectual program, then it is a place of pleasure where you can have much fun. Pleasure and fun in nature at a lake are not all that is to be considered about a lake.<text:s/>A lake as a watery area is the natural surrounding for plenty of fauna and flora. Then it is both a fine place for humans, animals and plants. Mentally that is very fulfilling, in a way you can study a lot of nature as well as your own reflections. This may be true for a lot of natural sites, you must distinguish a lake for its peculiarities, such as a mix of a lot of green with plants easily growing for the neutral water of the lake, a lot of specific animals and fish. Then it is a complete dense place to<text:s/>enjoy. The trades are geography, fisherman, tourists. The lists would be of that about a lake zone. The name is rare and therefore to be picked up for a special attention. A sentence is at the lake we enjoy ourselves and it was a pity that it could be an<text:s/>area for various accidents such as drowning, or crimes such as rapes, then keep wary despite that your great pleasure is evident to be there.</text:p>
      <text:p text:style-name="P778"><text:span text:style-name="T779">Then the list goes 2 air, 22 elm, 45 isle,<text:s/></text:span><text:span text:style-name="T780">56 lake</text:span><text:span text:style-name="T781">, 62 middle, 64 mud, 94 sand, 95 sun, 99 trout, 100 tuna, then 1</text:span><text:span text:style-name="T782">0 of them going: 2 <text:s/>22 <text:s/>45 <text:s/></text:span><text:span text:style-name="T783">56<text:s/></text:span><text:span text:style-name="T784"><text:s/>62 <text:s/>64 <text:s/>94 <text:s/>95 <text:s/>99 <text:s/>100, a list with visible beginning and end. The drawings will be landscapes, with all the specificities sides of this type of area, the blue blackish water, the surrounding of trees and plants, the space<text:s/></text:span><text:span text:style-name="T785">over the water, some curious beasts, humans enjoying themselves. The drama that lurks and threats in nooks and dark ways. The analysis would deal in the pleasure that can stop suddenly.</text:span></text:p>
      <text:p text:style-name="P786">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text:s/>55 knuckle, 56 lake, 57 last, 58 let, 59 list, 60 lost, 61 mad, 62 middle, 63 mother, 64 mud, 65 must ,66 near, 67 neat, 68 nest, 69 net, 70 not, 71 odd, 72 oil, 73 on, 74 or, 75 order, 76 pad, 77 pain, 78 pale, 79 pit, 80 put, 81 quality, 82 quantity, 83<text:s/>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787"/>
      <text:p text:style-name="P788"/>
      <text:soft-page-break/>
      <text:p text:style-name="P789">The 57 is last, as a rank it<text:s/>marks the ultimate, this which is in the end. A common word, very well known that has always some degree in its use. The field is rank, the theme is gradation. Synonyms are ultimate, ending, that in the end, tip, issue, outcome, ending, far ranker, final,<text:s/>terminal, over, completion, end, in fine, terminating, come in the end, top like, summit, paramount, ever. The way is that after there is nothing. In this way last is a turning point and quite noticed and marked. The importance of this final position, as well as a verb marking duration makes special elements to develop, like how the two different meanings are well marked and never confused. A turning point as final, want to refer to plenty of warning and ability to note that in a way it is remembered for future uses. Ranking and marking to remember along as considering for present concerns. It is to be compare to the first, in this way what is in between is less noticeable, the series is well planted with a first and a last. The coincidence or not with the verb of duration give the word a distinguishing force with the ear effort to note the right sense. The last is implied to last more that others just by the naming of it. There would need the production of examples of series with a last having last more than<text:s/>usual. The trades are phenomenologist, chronologist, historian. The list would be about time markers. As a common word it is to be heard practically every day and noticed for its importance for change. A sentence is the last on the list thought of it as an advantage for their situation may last more than usual as being no one after.</text:p>
      <text:p text:style-name="P790"><text:span text:style-name="T791">The numbers are 1 add, 19 done, 23 end, 28 far, 42 idea,<text:s/></text:span><text:span text:style-name="T792">57 last</text:span><text:span text:style-name="T793">, 59 list, 71 odd, 75 order, 82 quantity, 86 race, 106 vary, 113 way, 127 zero, 14 words going: 1 <text:s/>19 <text:s/>23 <text:s/>28 <text:s/>4</text:span><text:span text:style-name="T794">2 <text:s/></text:span><text:span text:style-name="T795">57<text:s/></text:span><text:span text:style-name="T796"><text:s/>59 <text:s/>71 <text:s/>75 <text:s/>82 <text:s/>86 <text:s/>106 <text:s/>113 <text:s/>127, pairs or three some group of tens. The drawing would show lines highlighting the end of the row of various situations such as medicine, schools, socials, fairs, shops to show the position as after there is none. An</text:span><text:span text:style-name="T797">d as well for the duration with calendars. The analysis would be on the dual meaning.</text:span></text:p>
      <text:p text:style-name="P798"><text:span text:style-name="T799">The 58, let, allows as much as its means, gives a lot of freedom and ways to do whatever is let done. An open word that supposes as much freedom of discussion. The field<text:s/></text:span><text:span text:style-name="T800">is rights, the theme is actions. Synonyms are allow, permit, enable, leave free, entitle, give lee, make free, grant, set free, leave behind, forsake, cast away, reject, no longer consider, want no more, sever. The way is the shifting meaning from allowing</text:span><text:span text:style-name="T801"><text:s/>to leaving behind. Now the aspect of permitting is quite positive if not in a way of anarchy, allowing too much freedom and completely losing control, something too permissive. The other meaning close to let down is downright negative and derogatory. Then</text:span><text:span text:style-name="T802"><text:s/>the general sense seems quite dubious and to be reflected with as much care as not to let the whole situation turned in a wrong way. This word is a source of problem, with it people seem to have a first good impression of ease and freedom which may turn t</text:span><text:span text:style-name="T803">o feelings of being let down and forsaken to their own poor selves. In this way the word is misleading and a trigger of many a bad situation which seem to be avoidable if this word was not used at all in the first place. Then the thing may turn to some wor</text:span><text:span text:style-name="T804">d rejecting, at least noticed as bad a rude word. A sad thought but for some people it seems so true what words do to them immediately as a bad trigger as if they were shot into actions. The trades may be plenty, those dealing with youth, educators, justic</text:span><text:span text:style-name="T805">e, sport. The list will be about allowing, granting as whatever is let or let done. The word is very common, you may hear it every day, and people tend to like it and don’t feel the bad turn of it. A sentence is they were let do this and that and were happ</text:span><text:span text:style-name="T806">y of so much freedom, the result of this letting do is not known but it is evident you cannot please people like letting them do whatever they want whenever they want. <text:s/></text:span></text:p>
      <text:p text:style-name="P807"><text:span text:style-name="T808">The list is 7 bar, 15 cut, 19 done, 31 game, 50 just, 54 know,<text:s/></text:span><text:span text:style-name="T809">58 let</text:span><text:span text:style-name="T810">, 65 must, 75 ord</text:span><text:span text:style-name="T811">er, 80 put,105 use, 109 vex, 111 want, then 7 <text:s/>15 <text:s/>19 <text:s/>31 <text:s/>50 <text:s/>54 <text:s/></text:span><text:span text:style-name="T812">58</text:span><text:span text:style-name="T813"><text:s text:c="2"/>65 <text:s/>75 <text:s/>80 <text:s/>105 <text:s/>109 <text:s/>111, 13 words with nothing grand but the 3 fifties. The drawings would be on the apparent false freedom and the dangers of letting with the depictions of accidents</text:span><text:span text:style-name="T814">, with let at play, let do this and that, let like that. In fact all that can be allowed without quite structuration behind. The analysis will be on the joy when someone let you do something you like.</text:span></text:p>
      <text:p text:style-name="P815">The fifty-ninth is list, like what is the basis for this book and the development will deal mostly on this aspect of the word, that it is the main concern here. The field is group, the theme thinking. Synonyms are group, gather, assemble, mounting, set, together, regroup, link, join, enlist, make as a set, settle, connect, relay, put on a line, join together, array, put in a row, arrange, combine, inventory, classify, sort, order. The way here is the aim at controlling, considering a list to be known perfectly and by heart to use whenever possibly a anytime all<text:s/>the time not to let something else be thought that is necessarily less known, chosen, usual. Less known it can be debated, less chosen that is necessary in the way they come across out of the way, less usual is too debatable but it is evident that those cropping thoughts whatever they are, are not working as systematically as this list. Entering a system working with a list is quite easy to understand and to master with art and you beside, the working with shorter list of <text:s/>5 words inside, that is simple and even more simple with the unit of a word inside. Nevertheless the massiveness of the whole, 130 words cannot be hidden in opposition to the inner simplicity. The principle of a list structure is fairly simple and quite easily understandable. Then the only bad point seems the whole pack of the entire view, though it is never to happen really being impossible. The trades are any, thinkers, scientists, intellectuals, pragmatists. The lists would be on systems, thoughts helpers for example more precisely like<text:s/>with mathematical structures, those combinations or arranging structures. The word can be very rare and you may not hear it often. Then noticed as some good working complete structure. A sentence is in the list the least element was as important as any other and that made of that list one of the best working structure for those variegated elements.</text:p>
      <text:p text:style-name="P816"><text:span text:style-name="T817">The numbers 1 add, 19 done, 23 end, 28 far, 31 game, 42 idea, 43 image, 50 just, 51 key, 54 know,<text:s/></text:span><text:span text:style-name="T818">59 list</text:span><text:span text:style-name="T819">, 67 neat, 75 order, 82 quantity, 102 unity, 105 use, 1</text:span><text:span text:style-name="T820">6 going like 1 <text:s text:c="2"/>19 <text:s/>23 <text:s/>28 <text:s/>31 <text:s/>42 <text:s/>43 <text:s/>50 <text:s/>51 <text:s/>54 <text:s/></text:span><text:span text:style-name="T821">59</text:span><text:span text:style-name="T822"><text:s text:c="2"/>67 <text:s/>75 <text:s/>82 <text:s/>102 <text:s/>105 marked by balancing, nothing grand a lot of fifties. The drawings would show varied groups, like lines of whatever edifying stuff, variegated or not, like rows of vehicles, anima</text:span><text:span text:style-name="T823">ls, people, varied pieces needing classifying, sorting whatever ordering like type of list. The analyst would be about a simple way of working through knowledge, like inventory which all crop when I finish.</text:span></text:p>
      <text:p text:style-name="P824">The words beginning with a, working <text:s/>mostly with<text:s/>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text:s/><text:soft-page-break/>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text:s/>vest, 109 vex, 110 view, 111want, 112, war, 113 way, 114 window, 115 wonder, 116 xanthan, 117 xenon, 118 xerophyte, 119 xerox, 120 xylol, 121 yak, 122 yard, 123 yawn, 124 year, 125 yeti, 126 zealous, 127 zero , 128 zest, 129 zinc, 130 zone.</text:p>
      <text:p text:style-name="P825"/>
      <text:p text:style-name="P826">The sixtieth<text:s/><text:s/>is lost, quite a negative word which means that you have been short of one of your belonging. You no longer know what belongs to you. The field is possession, the theme is absence. Synonyms are riddance, away, parting, severing, doing without, left off, short off, destitute, bereft, disposed, stolen, deprived, cast off, rejected, refused, done, evinced, derelict, thrown away. The way is that you don’t ever want to lose something and have it lost, lost is a great failure, it makes you unfortunate, as a negative way you feel bad with lost. You got to think of something to alleviate that word, for example think a lot about not to lose in order for it not to happen and that there is nothing lost. A negative way you got to compensate, moreover you can be a loser<text:s/>and have lost. You may lose something, a concrete thing, but it can also be of a situation, something abstract. Being the subject with something lost, you feel bad and want to evolve to something better. Lost may be a trigger for rejecting it towards a better situation. As the opposite of won, that is what is looked forward, an antithesis of the word that are linked together as if you cannot think the one without the other and in this way there is the trick of language which intertwine infinitely. The trades are gamer, sport, player. The lists would be around lost, other verbs with losing or acquiring. A common word that appears very often and is to be noticed. A sentence is what was lost was irretrievable and you got to think deep to overcome what was lost<text:s/>and make up for it.</text:p>
      <text:p text:style-name="P827"><text:span text:style-name="T828">The list would be 1 add, 10 burst, 15 cut, 17 dead, 19 done, 29 fright, 37 hit,<text:s/></text:span><text:span text:style-name="T829">60 lost</text:span><text:span text:style-name="T830">, 77 pain, 84 quit, 90 rut, 109 vex, so 12 words going like 1 <text:s/>10 <text:s/>15 <text:s/>17 <text:s/>19 <text:s/>29 <text:s/>37 <text:s/></text:span><text:span text:style-name="T831">60</text:span><text:span text:style-name="T832"><text:s text:c="2"/>77 <text:s/>84 <text:s/>90 <text:s/>109, with a parallel beginning and end and 4<text:s/></text:span><text:span text:style-name="T833">tens, a central main. The drawing would be on bereavement and sadness, what is missing, the highlighting <text:s/>of a big void in several different places, a dear departed for example. The analysis <text:s/>would be on the tragedy lost presents.</text:span></text:p>
      <text:p text:style-name="P834"><text:span text:style-name="T835">The 61 mad means a lot ou</text:span><text:span text:style-name="T836">t of the way doings, like those not to be done, irrational or out of control. Things not favoured and not understood. The field is manners, the theme is ways. Synonyms are crazy, berserk, havoc, out of control, uncontrolled, raving, gone out of the way, wr</text:span><text:span text:style-name="T837">ong foolish, rampage, shrew, loony, lunatic, away, losing reason, going off, out of one’s mind, demented, senseless. The way with mad is how to avoid becoming mad or how to avoid or cure mad people. Something to avoid, cure or reject. Something bad whose c</text:span><text:span text:style-name="T838">auses are to be underlined, for example fear, not understanding, panic, education, or origins. The person <text:s/>is rarely born mad, they have been made that way by the context they have been into. The present mad situation, embodied by mad people creating it, i</text:span><text:span text:style-name="T839">s to be explained and understood with their past. The past has an explanation and a solution so that it doesn’t happen again. Mad has having explanation, solution and not so fearful in the end even if the present mad people seem not to be cured. Once mad t</text:span><text:span text:style-name="T840">hat seems quite impossible when it is lunacy to be cured of it. What is important is not to create more mad people so that in the long run there are no more mad people and we can imagine that mad become a bad memory. The trades are medicine, education, spe</text:span><text:span text:style-name="T841">cialist. The lists are about activities, feelings. The word is quite common and you can hear it every day in various context and is to be analysed. A sentence is a mad person was in the middle of this situation and other people around tried to calm this pe</text:span><text:span text:style-name="T842">rson but it was vain for it required medical assistance.</text:span></text:p>
      <text:p text:style-name="P843"><text:span text:style-name="T844">The numbers are 6 bad,17 dead, 24 enemy, 29 fright,<text:s/></text:span><text:span text:style-name="T845">61 mad</text:span><text:span text:style-name="T846">, 71 odd, 77 pain, 113 way, 8 words going like in a list which goes: 6 <text:s/>17 <text:s/>24 <text:s/>29 <text:s/></text:span><text:span text:style-name="T847">61</text:span><text:span text:style-name="T848"><text:s text:c="2"/>71 <text:s/>77 <text:s/>113 from 6 to 113 with two twenty and two sev</text:span><text:span text:style-name="T849">enty. The drawings would depict hare-brained situations like up and down scene with everything in a helter-skelter way going in all senses for example like a mob going ransacking shops and doing senseless actions. The analysis would be on the danger implie</text:span><text:span text:style-name="T850">d.</text:span></text:p>
      <text:p text:style-name="P851"/>
      <text:p text:style-name="P852">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853"/>
      <text:p text:style-name="P854">62 middle is an in-between way, part in two, two equal distances, shares, distribution, parts. In this way it is a symmetry, some rational proportion. The field is sharing, the theme is parting. Synonyms are between,<text:s/>parting, separating, centre, divide, equal distance, equal divide, central point, zone in between two, two divide, point in between, mid, zone parting, part point, mid<text:s/><text:soft-page-break/>centre. The way with middle is the importance of this point, where it is visible. Physically according to the spreading of the weight, the middle is the point where you can most easily topple the whole thing and take advantage of it in a fight or some other situation where you have to move big things. For sharing in two the middle is the easiest point to do it. In art, architecture or any representation the middle is a point of success and harmony with which you can most easily make understand what you want and create beautiful pictures. In this way that is important to notice and to look for<text:s/>the middle. As it appears to be so important for our external perception, that is important to look for middles in our internal world, in our mind to look for points of harmony, middle points in thoughts in mental visions to think better, be mentally more<text:s/>effective and enjoy oneself better. In this way it seems that when there is a middle there is a way. The trades are thinkers, workers. The lists are about physical situations, like other situation points. A sentence is right in the middle was a bull eye to reach if you wanted to progress and go further in the process of completing the ordeals.</text:p>
      <text:p text:style-name="P855"><text:span text:style-name="T856">The numbers are 1 add, 4 arrow, 23 end, <text:s/>28 far, 31 game, 37 hit, 42 idea, 43 image, 50 just,<text:s/></text:span><text:span text:style-name="T857">62 middle</text:span><text:span text:style-name="T858">, <text:s/>110 view, 113 way, 127 zero, 130 zone, that is 1 <text:s/>4 <text:s/>23 <text:s/>28</text:span><text:span text:style-name="T859"><text:s text:c="2"/>31 <text:s/>37 <text:s/>42 <text:s/>43 <text:s/>50 <text:s/></text:span><text:span text:style-name="T860">62</text:span><text:span text:style-name="T861"><text:s text:c="2"/>110 <text:s/>113 <text:s/>127 <text:s/>130, 14 words in a list which appear to go in a twosome way beginning with the first and ending with the last. The drawing would show the importance of the physical middle, how things can turn and be<text:s/></text:span><text:span text:style-name="T862">overturned with this point. Elements where the middle is vital and interesting to look at, the middle as crucial. The analysis would point at the most important considerations about middle. <text:s/></text:span></text:p>
      <text:p text:style-name="P863">63 mother is the origin of anyone then it has as important a meaning as big source word and it has such a big and understood meaning to anyone. The field is family, the theme is people. Synonyms are matriarch, mummy, maternal person, source, origin, background, creator, ascendant, conception, the first with you, the come from, the maternal ground, the back-up, the person you come from, birth person, bearer. The way is that your mother has been your bearer in a warm creative womb for several months or at least has been your first creative cell giver. The mother is half of your origin, most people stay very close to their mother in their first years minimally, they barely know someone else, with their father. This closeness to stifling is very common and even if not as stifled as much as that, the liking or the knowing of<text:s/>one’s mother is a big component of one’s personality, or quite as much as a big knowledge of one’s origin as an important unchangeable element of oneself. This major role which can tantamount anyway to whatever cannot be changeable in one’s life, but there<text:s/>as it is a source it has the primaeval touch of what is first. As a source and a first in people’s life, you can talk about their mother to anyone with quite emotion and move them to remote events of their life and know them better or greatly with that talking. The trade is quite common, concerning all people. The list are about family life. The word is quite basic and very well known as a first word from the beginning of any human life, then it is quite noticed and filtered. A sentence can be their mother<text:s/>knew them more than anyone, and wanted them to be happy as can be, but was that mother will enough for their real happiness?</text:p>
      <text:p text:style-name="P864"><text:span text:style-name="T865">The numbers are 16 dad, 17 dead, <text:s/>18 doll, 24 enemy, 27 father, 33 god, <text:s/>49 June, <text:s/></text:span><text:span text:style-name="T866">63 mother</text:span><text:span text:style-name="T867">, 125 yeti, 9 words going like: <text:s text:c="6"/></text:span><text:span text:style-name="T868"><text:s text:c="46"/>16 <text:s/>17 <text:s/>18 <text:s/>24 <text:s/>27 <text:s/>33 <text:s/>49 <text:s/></text:span><text:span text:style-name="T869">63</text:span><text:span text:style-name="T870"><text:s text:c="2"/>125. A list starting with a row of three lined up tens, with many threes and fours. Quite regular and balanced. The drawing would show that stifling presence in early age with no</text:span><text:span text:style-name="T871"><text:s/>precise necessary understood elements proving that the person is the mother but it is quite granted. Those pictures would be quite similar in a more feminine way than those of daddy and father. The analysis would be about the necessity of the mother which</text:span><text:span text:style-name="T872"><text:s/>quite opposes community and group concepts.</text:span></text:p>
      <text:p text:style-name="P873"><text:span text:style-name="T874">64 is mud, as dirty as any other word, as brown and slimy, the type of matter on the earthy watery ground, a type of earthy paste, which can be desired. The field is earth, the theme is matter. Synonyms are slim</text:span><text:span text:style-name="T875">e, dust, earth deposit, ground matter, slimy earth, earthy paste, watery earth, deposit, brown earth stuff, slurry earth, sleety earth, slushy earth, ground watery stuff, earthy matter. The way with mud is that it is an aspect of the ground that is weird a</text:span><text:span text:style-name="T876">nd not practicable for humans. On a muddy ground you can do nothing. You must dig deep beneath mud to build. Besides it is not made to build, it is also not made for very useful uses. It can be desired to make mud baths, applied on skin. Children can find<text:s/></text:span><text:span text:style-name="T877">it amusing to play with it. Mud as not a noble material is quite mostly rejected and hated to be driven on. Nevertheless it may have great utility in fertilisation of the ground and create a good soil for plants, trees other varied flora to grow on and to<text:s/></text:span><text:span text:style-name="T878">feed the fauna. At first sight mud is quite an uninteresting word to think about. Then we see that it is a word like any other and it must come to some interesting developments and conclusions as any others. There beyond that it is not quite useful, it is<text:s/></text:span><text:span text:style-name="T879">something that is used anyway and with great virtues for some people. The trades is thalaso therapists, doctors, scientists, builders, growers. The lists can be about matter, from natural contexts. A word that is far from common, you hear it rarely and mus</text:span><text:span text:style-name="T880">t be very careful with it. A sentence is there was mud everywhere and to move, walk or go ahead in any direction was so difficult that the mud was hated and dealt with in the hardest way.</text:span></text:p>
      <text:p text:style-name="P881"><text:span text:style-name="T882">The list is 2 air, 34 gutter, 56 lake,<text:s/></text:span><text:span text:style-name="T883">64 mud</text:span><text:span text:style-name="T884">, 67 neat, 72 oil, 87 r</text:span><text:span text:style-name="T885">at, 90 rut, 94 sand, 97 tin, 116 xanthan, 117 xenon, 120 xylol, 129 zinc. Then 14 words going: 2 <text:s/>34 <text:s/>56 <text:s/></text:span><text:span text:style-name="T886">64</text:span><text:span text:style-name="T887"><text:s text:c="2"/>67 <text:s/>72 <text:s/>87 <text:s/>90 <text:s/>94 <text:s/>97 <text:s/>116 <text:s/>117 <text:s/>120 <text:s/>129, with marks as even numbers but for three 7 units and the last , a slow start with mostly only great nu</text:span><text:span text:style-name="T888">mbers. The drawings would be mostly descriptive with the material quite visible from the ground with slimy gripping situation of caught in it. The analysis would be on the mostly not usefulness of this thing and how it is mostly hated.</text:span></text:p>
      <text:p text:style-name="P889">The words beginning<text:s/>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text:s/>June, 50 just, 51 key, 52 knit, 53 knot, 54 know, 55 knuckle, 56 lake, 57 last, 58 let, 59 list, 60 lost, 61 mad, 62 middle, 63 mother, 64 mud, 65 must ,66 near, 67 neat, 68 nest, 69 net, 70 not, 71 odd, 72 oil, 73 on, 74 or, 75 order, 76 pad, 77 pain, 78<text:s/>pale, 79 pit, 80 put, 81 quality, 82 quantity, 83 question, 84 quit, 85 quote, 86 race, 87 rat, 88 rice, 89 run , 90 rut, 91 sad, 92 sail, 93 sale, 94 sand, 95 sun, 96 table, 97 tin, 98 tone, 99 trout, 100 tuna, 101 under, 102 unity, 103 up, 104 upon , 105<text:s/><text:soft-page-break/>use, 106 vary, 107 vase, 108 vest, 109 vex, 110 view, 111want, 112, war, 113 way, 114 window, 115 wonder, 116 xanthan, 117 xenon, 118 xerophyte, 119 xerox, 120 xylol, 121 yak, 122 yard, 123 yawn, 124 year, 125 yeti, 126 zealous, 127 zero , 128 zest, 129 zinc, 130 zone.</text:p>
      <text:p text:style-name="P890"/>
      <text:p text:style-name="P891">65 comes must which means <text:s/>some obligation, something you cannot avoid doing, a strong grammar word that is quite total in its meaning as a necessity. The field is obligation, the theme is auxiliary. Synonyms are be to, forced to, in the obligation to, required to, due to, made to, with the duty to, thrown to, confronted to, facing, with the task to, in the way of, wanted to, in the process of. The way with that not so short word is that it marks something necessary that won’t be avoided or<text:s/>shunted and that is to happen in the acts of someone or for a considered event. Without the legal, moral imperative it means some real strong external or internal necessary cause. Some ruthless, relentless cause stronger than anything and that is to be noticed and underlined as fascinating in the way that it is beyond us and mastering us. The pointing of some process with the marker must means so much that it should be used scarcely for fear of losing its real mighty marking power, or else there is really a<text:s/>lot of things that beat us up and that must thus be qualified with must. A fascinating highlighting marker that indicates a mighty force, this is this might that is the real fascination and which has so many incarnations that the mere word must is only the translator of such a might that is to be feared and studied. Must is in every trades. The list are other auxiliaries and words marking active processes as grammar have so many examples like can, will, want, be, have. Must is very common and run into, to<text:s/>be noticed and asked for as particularly dangerous. A sentence is I must do this and that in this order, knowing the cause of it very well and being impossible to escape this necessity.</text:p>
      <text:p text:style-name="P892"><text:span text:style-name="T893">The numbers are 15 cut, 19 done, 50 just, 54 know, 58 let,<text:s/></text:span><text:span text:style-name="T894">65 must</text:span><text:span text:style-name="T895">, 70</text:span><text:span text:style-name="T896"><text:s/>not, 80 put, 103 up, 105 use, 111 want, so 11 words going: 15 <text:s/>19 <text:s/>50 <text:s/>54 <text:s/>58 <text:s/></text:span><text:span text:style-name="T897">65</text:span><text:span text:style-name="T898"><text:s text:c="2"/>70 <text:s/>80 <text:s/>103 <text:s/>105 <text:s/>111, in an array showing 5 fives, 5 zeros, and 6 ones. With words being strong markers particularly verbs. The drawing are quite difficult to make, markin</text:span><text:span text:style-name="T899">g the invisible force, with for example processes that can not be stopped, falling, crossing, consuming, hitting, attacking, something unavoidable like also possibly sunsets or dawns. The analysis would be on all the possible meaning in their variety of th</text:span><text:span text:style-name="T900">is word.</text:span></text:p>
      <text:p text:style-name="P901">As 66 is near, as proximate as any other word but meaning more of it than most words, marking a location adjoined to something it is very useful in such locating descriptions. The field is proximity, the theme is locations. Synonyms are close, by,<text:s/>adjoined, touching, proximate, not far, visible, in the area, round, about, immediate, communicating, opening on, next to, upon, linked, verging. The way with near is that its contextual, this words means nothing without the incarnation of some basic referring context. Even if it means something without some context it is about an equivalent word. Either an equivalence or a context it is a visual word implying the human necessity to represent things very concretely to feel secure and to know what is about<text:s/>them. For example this word is much used in very varied ways in descriptive contexts to locate oneself, such as in describing the itineraries people came by, to remember precise elements to connect them together; that area was near this or that, those two<text:s/>elements were near that third. For descriptions, precisions and security sake near is very useful among many other such words, and if someone use them excessively their use is clearly noticed as useless and in the end meaningless. In this way this word is<text:s/>to be balanced with the other descriptive words. The trades can be any, mostly writers, talkers. The list are contextual descriptive words, connectors. The word may be heard or read several times a day and to see clearly what it means. A sentence is near this was other parts of the surrounding that were related to that same point of the landscape that was so near to all those we already came by.</text:p>
      <text:p text:style-name="P902"><text:span text:style-name="T903">The numbers are 23 end, 28 far,<text:s/></text:span><text:span text:style-name="T904">66 near</text:span><text:span text:style-name="T905">, 70 not, 73 on, 74 or, 101 under, 103 up, 104 upon, going <text:s text:c="15"/></text:span><text:span text:style-name="T906"><text:s text:c="57"/>23 <text:s/>28 <text:s/></text:span><text:span text:style-name="T907">66</text:span><text:span text:style-name="T908"><text:s text:c="2"/>70 <text:s/>73 <text:s/>74 <text:s/>101 <text:s/>103 <text:s/>104, 9 <text:s/>numbers marked by the pairs <text:s/>73 <text:s/>74 <text:s text:c="2"/>and 103 <text:s/>104 starting with 23, about short descriptive words. The drawing will point sharp at two or more things near o</text:span><text:span text:style-name="T909">ne another with <text:s/>the underlining of this proximity with particular tricks of marking precisely that underlining. For example with the reference to chairs or people near one by one like marking with special underlined lines at this proximity. The analysis w</text:span><text:span text:style-name="T910">ould be on the visual aspect of this preposition. <text:s/></text:span></text:p>
      <text:p text:style-name="P911"><text:span text:style-name="T912">67 neat is not cleaner, more decent or better than all the others, even though its meaning is quite all that and even more perfect than what can ever be conceivable. The field is aspect, the theme is<text:s/></text:span><text:span text:style-name="T913">maintaining. Synonyms are precise, proper, decent, clean, well done, careful, nice, perfect, good, beautiful, tended, maintained, suited, elaborated, exact, sharp, firm, cool, positive, ok, effective. This word with all its positiveness can mislead into th</text:span><text:span text:style-name="T914">e thought that there no longer is something to do about what is such qualified. In this way what is neat is not to be left unheeded, I would looked at it carefully anyway. Even though such a word means that there must be good points already there and it is</text:span><text:span text:style-name="T915"><text:s/>a good sign. Good signs are necessary for progress, and that word as an intensifier of those contribute to progress. Nevertheless when things are neat, can it be left unsaid. Things would be neat or not who is really caring about it. In the end the existe</text:span><text:span text:style-name="T916">nce of such a word as a derived of good is very dubious, and is sole being seems to be as a boosting intensifier for lazy people. Such a derogatory interpretation of this short redundant word is quite bad for it but an etymological account will be necessar</text:span><text:span text:style-name="T917">y to retrieve what can save it from mis consideration. Positive and redundant are quite antithetic a conclusion but deeper reflection are to be made. The trades are any, mostly talkers. The list are other intensifiers, like boosting words. This word is qui</text:span><text:span text:style-name="T918">te common though far from being heard daily, to be picked for analysis. A sentence is the result was neat and its actors were so proud of it, that it was barely conceivable a neater result at least for those people.</text:span></text:p>
      <text:p text:style-name="P919"><text:span text:style-name="T920">The numbers are 6 bad, 17 dead, 33 god,<text:s/></text:span><text:span text:style-name="T921">50 just,<text:s/></text:span><text:span text:style-name="T922">67 neat</text:span><text:span text:style-name="T923">, 75 order, 102 unity, 113 way, 126 zealous, 9 words going like: <text:s text:c="48"/>6 <text:s/>17 <text:s/>33 <text:s/>50 <text:s/></text:span><text:span text:style-name="T924">67</text:span><text:span text:style-name="T925"><text:s text:c="2"/>75 <text:s/>102 <text:s/>113 <text:s/>126, ending beginning by 6 regularly mounting, reaching quite high numbers. The drawings would</text:span><text:span text:style-name="T926"><text:s/>be quite hard to make about so discreet a word, with so many synonyms. They would point at clear cut scenes, with neat stuff, spick and span, desirable complicated to make. The analysis would be on its redundancy, the way you may never use those types of<text:s/></text:span><text:span text:style-name="T927">redundant words though you understand them.</text:span></text:p>
      <text:p text:style-name="P928"><text:bookmark-start text:name="_Hlk113031782"/><text:soft-page-break/>The words beginning with a, working <text:s/>mostly with a b c, first letter to avoid too much subjectivity <text:s/>coming like 1 add, 2 air, 3 arm, 4 arrow, 5 ask, 6 bad, 7 bar, 8 bat, 9 bee, 10 burst, 11 cat, 12 car, 13 cost,<text:s/>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text:s/>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929"><text:bookmark-end text:name="_Hlk113031782"/></text:p>
      <text:p text:style-name="P930">68 nest, is for birds to settle in, made with twigs, branches or whatever bits and pieces they can find, or also a comfortable place to stay at. The field is ornithology, the theme is location. Synonyms are bird place, where birds stay, cocoon, twig made place, settlement, refuge, wood box, laying place, bird home, bird house, egg place, bird location, somewhere comfortable, comfy settlement. The way with nest is the visibility<text:s/>of it, when in trees it is quite interesting to look at the life about it. In addition to human immediate interest at seeing birds’ life, a nest is a piece a nice craftsmanship that human think beautiful and may want to copy for decoration. There, life inspires art. Apart from that the simpleness of a nest is to inspire us, too, for in opposition to all the paraphernalia we take, a nest is unique and thrift as can help us against proliferation. These two aspects of obtrusive massive protuberant visibility and its scant simplicity makes of it a source of contrasts fit to human reasonings and way of complicating things. A type of polarisation between big visibility and extremely poor making echoes what is possible for us and what is rife on earth and then can<text:s/>serve as a model for plenty of uses. Then is the nest as beautiful as its dwellers, or are they complementary, there can be an evaluating grid for that consideration. The trades are ornithologist, zoologist, architect. The list may be about other animals’<text:s/>living places. The word is not so commonly heard even if well known, pick it up for good understanding. A sentence is the nest was a dark spot in that tree for everybody to see and think thereafter, the bird was going to and fro from it.</text:p>
      <text:p text:style-name="P931"><text:span text:style-name="T932">The numbers are 9<text:s/></text:span><text:span text:style-name="T933">bee, 22 elm, 39 hunt, 40 hut, 44 insect, 56 lake,<text:s/></text:span><text:span text:style-name="T934">68 nest</text:span><text:span text:style-name="T935">, 90 rut, 8 words, 9 <text:s/>22 <text:s/>39 <text:s/>40 <text:s/>44 <text:s/>56 <text:s/></text:span><text:span text:style-name="T936">68</text:span><text:span text:style-name="T937"><text:s text:c="2"/>90, beginning and ending with a 9 marker, with 22 and 44. The drawings are simple representations of them with some scenes with birds at their doings. De</text:span><text:span text:style-name="T938">picting what can happen to nest and their beautiful simplicity. Such as varied colours or sizes as those of the birds. The analysis would be about their natural beauty. <text:s/></text:span></text:p>
      <text:p text:style-name="P939">69 net is a word signifying something to catch, and that with a set of intertwine threads or meshes, or whatever has been woven to do that type of supple kind of piece of cloth showing many micro holes. The field is catching, the theme is trap. Synonyms are meshed cloth, woven holy cloth, cordy cloth, intertwined cords, meshy cloth, threaded meshes, intertwined meshes, woven threads, meshed cords, cordy meshes, woven cords. A net in all of its might, as big as you, would catch you in an uncanny trap, in this way a net is not only a useful catcher but also a mighty weapon. As an everyday thing a net is not so obtrusive in our immediate surrounding, mostly used as a catcher of flying insects, or as a type of sieve, it has a defensive power that should be kept in mind as a solution for an attack. In this way it as a deadly aspect that should make it considered dangerous according to its size in spite of it innocuous looks and softness when it is made of cloth. In fact it can be all the more dangerous if made of something else than cloth, with iron or steel it is all the more deadly and directly<text:s/>rough of contact and in this way harmful. To be trap in a net, made of steel for example can tantamount to torture all the more that you stay long in that situation. In the end to think of a net as a torture implement shows the extremely ferociousness of the mind having created a net in history. As ferocious as the mighty way the attackers assault us whenever it happens. The trades are hunters, fishermen, any. The list would be of useful things that can also be weapons, for example cutlery. The word is not<text:s/>so common, and may be listened to very carefully. A sentence is the fly that was caught in the net, was so distraught and terrorised that is buzz was frantic, mad and gripping as this net that entrapped it.</text:p>
      <text:p text:style-name="P940"><text:span text:style-name="T941">The list is 4 arrow, 7 bar, 8 bat, 9 bee, 25 eras</text:span><text:span text:style-name="T942">er, 39 hunt, 44 insect, 52 knit,<text:s/></text:span><text:span text:style-name="T943">69 net</text:span><text:span text:style-name="T944">, 76 pad, 79 pit, 87 rat, 99 trout , 100 tuna, 105 use, 15 words like: 4 <text:s/>7 <text:s/>8 <text:s/>9 <text:s/>25 <text:s/>39 <text:s/>44 <text:s/>52 <text:s/></text:span><text:span text:style-name="T945">69</text:span><text:span text:style-name="T946"><text:s text:c="2"/>76 <text:s/>79 <text:s/>87 <text:s/>99 <text:s/>100 <text:s/>105, a slow start with 4 units regular except for seventies and hundreds which have 2 getting</text:span><text:span text:style-name="T947"><text:s/>up 20 <text:s/>30 <text:s/>40 <text:s/>50 <text:s/>60 <text:s/>70 <text:s/>70 <text:s/>80 <text:s/>90 100 100. The drawings would show the nightmare of a net, with gory scenes of entrapments of insects, bigger animals and humans in steel nets as well as more classical threads ones. The analysis would be of the defensi</text:span><text:span text:style-name="T948">ve possibilities of a net.</text:span></text:p>
      <text:p text:style-name="P949">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950"/>
      <text:p text:style-name="P951"><text:span text:style-name="T952">The 70 is not, a basis of negativity, absence and lacks of any kind. This marker is recognised and understood immediately as pointing to utter deprivation. The field is grammar, the theme is ne</text:span><text:span text:style-name="T953">gation. Synonyms are without, deprived, dispossessed, withdrawn, disown, left, destitute, bereft, let, down of, alone of, neither, at all, derelict, un having, dis having, mis constituted, mis comprehend. That it can be applied to any enunciation is the ma</text:span><text:span text:style-name="T954">gic of this adverb. Any sentence having a negation it means that this concept is a universal maker. Having a universal dimension in the way that it can be applied to anything, being the case of language generally, but not of any word that would appear as o</text:span><text:span text:style-name="T955">ut of the way and obtrusive in any sentence. With the sentence I’m eating a cake, for example, you can very well say I’m not eating a cake or I’m eating not a cake. But you cannot say I’m eating a moon, or an engine, or I’m repairing a cake. In this way mo</text:span><text:span text:style-name="T956">on, engine, or repair are not as universal as not, less generalised and not applying to any sentence. A universal word with magic power of disintegrating anything in a fantastic way implying it doesn’t exist. The negativity of this word makes of if one of<text:s/></text:span><text:span text:style-name="T957">the major key of reasoning and conceptualising depriving life of is basic essence. The trades are grammarian, thinkers. The lists can be with any grammar word like prepositions, other adverbs or particles. The word is rife and used all the time, it is one<text:s/></text:span><text:span text:style-name="T958">of the most used in language as articles and pronouns, to be noticed without exaggeration. A sentence is I was not in the way of going in that direction which was not part of my plan and not thought at all.</text:span></text:p>
      <text:p text:style-name="P959"><text:span text:style-name="T960">The numbers are 19 done, 50 just, 54 know, 58<text:s/></text:span><text:span text:style-name="T961">let, 65 must,<text:s/></text:span><text:span text:style-name="T962">70 not</text:span><text:span text:style-name="T963">, 73 on, 74 or, 80 put, 101 under, 103 up, 104 upon, 105 use, 111 want, 14 going: 15 words like 19 <text:s/>50 <text:s/>54 <text:s/>58 <text:s/>65 <text:s/></text:span><text:span text:style-name="T964">70<text:s/></text:span><text:span text:style-name="T965"><text:s/>73 <text:s/>74 <text:s/>80 <text:s/>101 <text:s/>103 <text:s/>104 <text:s/>105 <text:s/>111, with a high number start, and a lot of big numbers like hundreds <text:s/>starting and<text:s/></text:span><text:span text:style-name="T966">ending with 1. The depiction of something negative is to be thought and doesn’t come as an immediate view, a situation with something big missing like on the beach in a bath suit without sun, or by an empty pool with the same suit, insisting on a depriving</text:span><text:span text:style-name="T967"><text:s/>situation. The analysis would deepen that this word is possible with any sentence and even several times.</text:span></text:p>
      <text:p text:style-name="P968">The seventy first is odd, making an uneven pair with any other word, something strange, weird that would appear as not matching, a word with exploded<text:s/>meaning. The field is matching, the theme is appearance. Synonyms are uneven, unmatching, not being even, strange, weird, eery, obtrusive, uncanny, hare-brained, <text:s/>unwonted, twisted, tangled, mishmash, different, absconds. The double meaning, roughly main<text:s/>meaning about being uneven or weird, makes a relation between language and mathematic, which is partly what I try to do in this book. The way what is not even is said to be odd, meaning strange, means that which has no pair is odd, making of the symmetric<text:s/>situation something normal. Odd as not normal, anomalous is quite derogatory for a situation that has theoretically, as many probability to be than even situations. In this way, in this language half of situations which are not even symmetrical situation,<text:s/>also implying couples, are weird. This would be quite fast reasoning and that makes it necessary to find beautiful odd situation. These are rife in paintings, odd paintings can be very beautiful and not strange at all. The point is more on what is not even<text:s/>and not odd in the meaning of weird like for some table or chair legs, or for some tryptic to continue with painting. The earth is one and uneven and not at all odd for us. The trades are mathematics, science, drawing many. The list would be on mathematic<text:s/>word with other meanings. The word is not so common and to be noticed as rare and quite remarkable. A sentence is the number was odd in this counting and that made the addition less easy than with an even number, and the calculator was as well feeling odd<text:s/>for all that.</text:p>
      <text:p text:style-name="P969"><text:span text:style-name="T970">The numbers are 1 add, 13 cost, 23 end, 31 game, 42 idea, 51 key, 62 middle, 66 near,<text:s/></text:span><text:span text:style-name="T971">71 odd</text:span><text:span text:style-name="T972">, 75 order, 82 quantity, 96 table, 102 unity, 106 vary, 127 zero, 15 words going: 1 13 23 <text:s text:c="2"/>31 <text:s/>42 <text:s/>51 <text:s/>62 <text:s/>66 <text:s/></text:span><text:span text:style-name="T973">71</text:span><text:span text:style-name="T974"><text:s text:c="2"/>75 <text:s/>82 <text:s/>96 <text:s/>102 <text:s/>106 <text:s/>127, with a</text:span><text:span text:style-name="T975"><text:s/>visual start with same three digits, going up regularly with a wide amplitude, reaching high numbers. The drawings would be on odd situations, marked with asymmetry and strange context but proving also that odd can be normal. The analysis would be on the<text:s/></text:span><text:span text:style-name="T976">dual meaning and mathematic deepening.</text:span></text:p>
      <text:p text:style-name="P977">72 oil, is quite short, liquid, slippery and has very important use in everyday life in many ways such as food, mechanic or varied ones necessitated ointment. The field is matter, the theme is fluid. Synonyms are ointment, fluid, slippery liquid, viscosity, resin, fluid liquid, ointment fluid, fluid resin, slippery resin, slippery ointment, cream, liquid cream, serum, viscose liquid, slippery serum. The way is to make fluid, fluidify and make slippery, take off rigidity. To render supple is quite an aim, meaning plenty of human things can be stuck, rigid, unpracticable and to roughly thick. The existence of oil implies many human problems, and evidently oil is needed in great quantity, even though for some little systems as locks a drop is enough. But life is not made of little locks, we do be confronted to much bigger things necessitating much oil. For example food is rarely taking a drop per recipe. In this way we arrive to resource shortages and energetic supplies as<text:s/>for black oil. Oil is generally quite expensive and people should be using it decently, rationally and learn to ration themselves. That makes of oil some good spring in auto rationing and self-education. As a resource that is quite appreciated it is easy to use it with people for their self-education. The trades are plenty from mechanics to cooks. The lists can be of other multi uses resources. The word is not met<text:s/>every day<text:s/>but is quite frequent and easily understood as some common basic food. A sentence can<text:s/>be oil was used for food and cars or machines and shortages of it would trigger fearful social, economic and human reactions as the whole system was fundamentally shattered by oil problems.</text:p>
      <text:p text:style-name="P978"><text:span text:style-name="T979">The numbers are 2 air, 30 fry, 38 hot, 41 ice, 64 mud,<text:s/></text:span><text:span text:style-name="T980">72 oil</text:span><text:span text:style-name="T981">, 82</text:span><text:span text:style-name="T982"><text:s/>quantity, 88 rice, 96 table, 105 use, 128 zest, 11 words like: <text:s text:c="38"/>2 <text:s/>30 <text:s/>38 <text:s/>41 <text:s/>64 <text:s/></text:span><text:span text:style-name="T983">72</text:span><text:span text:style-name="T984"><text:s text:c="2"/>82 <text:s/>88 <text:s/>96 <text:s/>105 <text:s text:c="2"/>128, marked by 2 and 8 at both ends and centrally. The drawings would depict oil packages, food oil and black oil</text:span><text:span text:style-name="T985"><text:s/>without which life over here would be so different. For recipes and in garages, as for making cogs work well. Flows of oil that makes life so fluid. The analysis would be about oilless life.</text:span></text:p>
      <text:p text:style-name="P986">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text:s/><text:soft-page-break/>god, 34 gutter, 35 gym, 36 hat, 37 hit, 38 hot, 39 hunt, 40 hut, 41ice, 42 idea, 43 image, 44 insect, 45 isle, 46 jacket, 47 jazz, 48 jot, 49 June, 50 just, 51 key, 52 knit, 53 knot, 54<text:s/>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text:s/>110 view, 111want, 112, war, 113 way, 114 window, 115 wonder, 116 xanthan, 117 xenon, 118 xerophyte, 119 xerox, 120 xylol, 121 yak, 122 yard, 123 yawn, 124 year, 125 yeti, 126 zealous, 127 zero , 128 zest, 129 zinc, 130 zone.</text:p>
      <text:p text:style-name="P987"/>
      <text:p text:style-name="P988"><text:span text:style-name="T989">The seventy-third is the pre</text:span><text:span text:style-name="T990">position or particle on, short as it is it means so much that it is quite necessary in many sentences to indicate so many meanings. The field is language, the theme is meaning. Synonyms are applied, active, in, at work, with an action in the way, working,<text:s/></text:span><text:span text:style-name="T991">under process, currently active, being processed, effective currently, current, reactive, in the way, processing. The meanings may be infinite, or at least massively numerous, mostly that means something working now, at the time of the enunciation, quite l</text:span><text:span text:style-name="T992">ike deictic. Then it implies a necessity to describe something being done currently or a machine working at the described time. In this way it indicates the importance of the present time with the situation in the way to know very well what the immediate s</text:span><text:span text:style-name="T993">urroundings are made of. This human need for description very well points how the situation and whereabouts are important in order to survive. What is on is quite vital to identify so that nothing goes wrong with it or to quickly know how to take care of i</text:span><text:span text:style-name="T994">t. On and knowledge are linked with descriptions or what is meant to illustrate the point being made. Examples are rife of on, like with machines put on the on button, or races being on, or that something like light is switched on. The trades are all. The<text:s/></text:span><text:span text:style-name="T995">lists are of other prepositions. The words is heard plenty of times a day and is quite not paid attention to, that should be taken care of by more attention given. A sentence is the heat was on and the ambiance was warmed up so much that plenty of emotions</text:span><text:span text:style-name="T996"><text:s/>were also on their way to blissfulness.</text:span></text:p>
      <text:p text:style-name="P997"><text:span text:style-name="T998">The list is 50 just, 54 know, 58 let, 65 must, 70 not,<text:s/></text:span><text:span text:style-name="T999">73 on</text:span><text:span text:style-name="T1000">, 74 or, 80 put, 103 up, 104 upon, 111 want, 11 words like: <text:s text:c="46"/>50 <text:s/>54 <text:s/>58 <text:s/>65 <text:s/>70 <text:s/></text:span><text:span text:style-name="T1001">73</text:span><text:span text:style-name="T1002"><text:s text:c="2"/>74 <text:s/>80 <text:s/>103 <text:s/>104 <text:s/>111, st</text:span><text:span text:style-name="T1003">arting late with only big numbers going threesome by ten groups. The drawings would be of processes, with quite the difficulty of depicting a preposition, the word would be about being several drawings with insisting on what is on, with such examples as ma</text:span><text:span text:style-name="T1004">chine with the scripture visible. The analysis would be on the exploded meanings which give a peculiar taste to this word.</text:span></text:p>
      <text:p text:style-name="P1005">74 or introduces an alternative between at least two elements, some kind of enumeration or choice. The plurality implies gives a taste of what is this conjunction. The field is enunciation, the theme is enumeration. Synonyms are else, also, in addition to, with regard of, added, more, and too, then, what is more, besides, accounting for, thinking of, too, parallel with, regarding, <text:s/>withstanding. The way that it indicates what is added to something else, rather an equivalent, to create a kind of set for the interlocutor to grasp and deal with in due consideration of the argumentation. Then an intensifier of argumentation giving the ins and outs to do well in this business. Quite useful and giving large possibilities of answering back and developing the dialogue. In this way such a word as an argumentative power and should be used widely to think, reflect or deem whatever is to be looked like that. That humans are equipped with such words is quite the blessing of language and means that we can go deep in whatever considerations are necessary to get out of the earthly quandary. Useful, intensifying, piecing all that applies to this conjunction that goes along plenty others to create what language is, like a mighty thinking weapon to attack the depth of ignorance. The trades are all. The lists are other conjunctions and what is related to them in grammar. The word is rife everyday and must be picked up as not innocuous. A sentence is there was this, that even plenty else or was it different, in a way or another was it so important or mattering.</text:p>
      <text:p text:style-name="P1006"><text:span text:style-name="T1007">The list is 19 done, 50 just, 54 know, 58 let, 65 must, 66 near, 70 not, 73 on,<text:s/></text:span><text:span text:style-name="T1008">74 or</text:span><text:span text:style-name="T1009">, 80 put, 103 up,</text:span><text:span text:style-name="T1010"><text:s/>104 upon, 111 want, 13 words: 19 50 54 58 65 66 70 73<text:s/></text:span><text:span text:style-name="T1011">74</text:span><text:span text:style-name="T1012"><text:s/>80 103 104 111, rife in big numbers, same at ends. The drawings would depict alternatives, like choices or more precise unmistakable situations like things considered parallelly, with the insistence</text:span><text:span text:style-name="T1013"><text:s/>on the list and enumeration. The analysis would be on the quantity indicated with this conjunction. <text:s/></text:span></text:p>
      <text:p text:style-name="P1014">The seventy-fifth is order, precise, disciplined and in line in a way any other word cannot be. It marked how well-arranged things can be. The field is business, the theme is tidying. Synonyms are tidy, arrange, put away, array, line up, care, make tidy, straighten, discipline, plan, programme, compose, put in place, put straight, put in line, make arrangement, steady, take care of. The way is that with such a word, things get tidy in a theorical way, they fit where they belong and everything is right, but it is not always adequate to the practice of it. When mentally all is ordered, physically it can still in the throes of chaos, thus the word is far from<text:s/>being a remedy to reality. But the consideration of it shows that things can mentally lack order too. In this way this word can virtually have zero power in putting things straight. In this way such a word which wants to apply order, also command all the time must be boosted by strong will and actual implementing of thing to have real might. A word that needs boosting to be taken seriously more than most word which are not with direct implementing process to be effective. Such words which mean nothing without will and implementing are to be considered for their idealism and how they lure in things that in the end are very hard to obtain. The trades are manager, planner. The lists are about other ideal words such as peace, beauty, love. This word is rare and<text:s/>must be heeded for good comprehension. A sentence is with such orders to follow, there was to be an ordered situation in the surroundings as in the minds.</text:p>
      <text:p text:style-name="P1015"><text:span text:style-name="T1016">The list is 1 add, 5 ask, 13 cost, 15 cut, 42 idea, 54 know, 58 let, 64 must,<text:s/></text:span><text:span text:style-name="T1017">75 order</text:span><text:span text:style-name="T1018">, 105 use, 111<text:s/></text:span><text:span text:style-name="T1019">want, 11 words like: <text:s text:c="54"/>1 5 13 15 42 54 58 64<text:s/></text:span><text:span text:style-name="T1020">75</text:span><text:span text:style-name="T1021"><text:s/>105 111, a list marked by 1 and 5 with same ends, and a middle of fifties. The drawings would depict the military sphere, or lines of discipline, well put a</text:span><text:span text:style-name="T1022">way things, for example a tidy wardrobe, perfectly arranged pieces in a<text:s/></text:span><text:soft-page-break/><text:span text:style-name="T1023">machine, plurality well taken care of. The analysis would be of the complication of the jet between this word and its reality in the flesh.</text:span></text:p>
      <text:p text:style-name="P1024">The words beginning with a, working <text:s/>mostly<text:s/>with a b c, first letter to avoid too much subjectivity <text:s/>coming like 1 add, 2 air, 3 arm, 4 arrow, 5 ask, 6 bad, 7 bar, 8 bat, 9 bee, 10 burst, 11 cat, 12 car, 13 cost, 14 crust, 15 cut, 16 dad, 17 dead, 18 doll, 19 done, 20 drum, 21, east, 22 elm, 23 end,<text:s/>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text:s/>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025"><text:span text:style-name="T1026"><text:s/></text:span></text:p>
      <text:p text:style-name="P1027">76 pad<text:s/>is a thick piece of soft material that is used to clog, fill or pat, sponge liquid, humidity, matter. A pad is quite useful in many contexts. The field is materials, the theme is implements. Synonyms are sponge, cotton, tissue, piece of soft matter, cotton<text:s/>piece, tissue piece, wad, wedge, ball, tissue ball, cotton square, cotton ball, tissue wad, cotton wad, tissue ball, soft matter wedge. The way with pad is that it can appear in varied much different contexts such as hospital, garage, kitchen, home, factory, dressmaking, workshop. In this way a pad is so essential that is amazing that it is so rarely considered, in fact you come across the word but nearly never and when you do it is so practical a way that you must be in some quandary with some leakage on.<text:s/>So practical a use that you heard from in on the spot when you actually use it or are going to wield it. Then this would be nice if you can consider the thing before using it. That may be one point of this here book to be contemplative of many things that<text:s/>would remain foreign otherwise. To familiarise oneself with a pad seems an eery thing to do, nevertheless that is opposed to its extreme utility. You can start by contemplating it according to its shape and texture, composition and anything about its aspect. The trades are rife. The lists would be about useful rare things. The word is quite never made and thus when you hear it rush at it. A sentence is the nurse would use some cotton pad for the caring of this wound as was required but that was far from resembling the pads used by the garage mechanic.</text:p>
      <text:p text:style-name="P1028"><text:span text:style-name="T1029">The numbers are 7 bar, 25 eraser, 43 image, 46 jacket, 51 key,<text:s/></text:span><text:span text:style-name="T1030">76 pad</text:span><text:span text:style-name="T1031">, 96 table, 107 vase, 108 vest, 9 words going like: <text:s text:c="42"/>7 25 43 46 51<text:s/></text:span><text:span text:style-name="T1032">76<text:s/></text:span><text:span text:style-name="T1033">96 107 108, 9 with ends like<text:s/></text:span><text:span text:style-name="T1034">7 and 8, 3 similar like: 46 76 96 and then continued with 107 and 108. The drawings would show the varied situations, with a blow up on the various pads, like in a surgery room, or with cars, trucks animals, for the manufacturing of food. The analysis woul</text:span><text:span text:style-name="T1035">d try to get why that word is left so unheard.</text:span></text:p>
      <text:p text:style-name="P1036">77 pain makes you suffer more than any word, it feels bad and full of suffering, beating, falling, diseases, blows or any type of failures, a word that seems better to dose. The field is human, the theme is feelings. Synonyms are suffer, anguish, feel bad, have a bad time, undergo difficulties, throes, awful times, nightmare, ugly time, hard time, intricate, awesome, tiredness, strains, horror. What can be said, thought about pain can be as painful as it, for it brings you to your own cause for pain, what makes you suffer, feel pain. Pain in this way is an intimate feeling that puts you down to the lowest state that you can feel. I consider mime, it doesn’t make me directly feel a peak of pain, but I very well remember often crying for it and how it feels. Mine is nearly all external coming from others, but it seems knowing people generally that plenty have internal cause for pain, even more with all the diseases that come from the body. <text:s/>In this way pain comes from every part, and you can even think of more causes that are not even conceivable, like for these neither from the body or mind and nor from the external, a mighty evil force controlling both or something more twisted in some vicious way. Then pain as multi universal form is quite unseizable to grasp well and it mostly seems some might to undergo. The trades are medicine, education, therapist. The lists are about other feelings, good or bad. The word is a common one, met everywhere, anytime, familiar it should be noticed for its humanity. A sentence is the pain was so shrill that the person would double bend and wriggle like a battered worm from no longer being able to contain with this sharp pain that the body was undergoing.</text:p>
      <text:p text:style-name="P1037">The list is 6 bad, 17<text:s/>dead, 24 enemy, 29 fright, 42 idea, 61 mad, 77 pain, 91 sad, 8 words like: 6 17 24 29 42 61 77 91, with several echoes in it like 24 and 42, 61 and 91, 17 and 77, several 6 and 9. The drawing would be of suffering faces, painful sights like accidents, expression showing the unsufferable extreme pain. The highlight would be on the faces with twisted mouths, crying eyes, tears and all that. What is to be got through those drawing is the general unbearable way of the pain that seems quite arbitrary and undeserved. The analysis would be on universality, unbearable aspects and unfairness.</text:p>
      <text:p text:style-name="P1038">The words beginning with a, working <text:s/>mostly with a b c, first letter to avoid too much subjectivity <text:s/>coming like 1 add, 2 air, 3 arm, 4 arrow, 5 ask, 6 bad, 7 bar, 8 bat, 9 bee,<text:s/>10 burst, 11 cat, 12 car, 13 cost, 14 crust, 15 cut, 16 dad, 17 dead, 18 doll, 19 done, 20 drum, 21, east, 22 elm, 23 end, 24 enemy, 25 eraser, 26 fat, 27 father, 28 far, 29 fright , 30 fry, 31 game, 32 goat, 33 god, 34 gutter, 35 gym, 36 hat, 37 hit, 38<text:s/>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text:s/>95 sun, 96 table, 97 tin, 98 tone, 99 trout, 100 tuna, 101 under, 102 unity, 103 up, 104 upon , 105 use, 106 vary, 107 vase, 108 vest, 109 vex, 110 view, 111want, 112, war, 113 way, 114 window, 115 wonder, 116 xanthan, 117 xenon, 118 xerophyte, 119 xerox,<text:s/>120 xylol, 121 yak, 122 yard, 123 yawn, 124 year, 125 yeti, 126 zealous, 127 zero , 128 zest, 129 zinc, 130 zone.</text:p>
      <text:soft-page-break/>
      <text:p text:style-name="P1039"><text:s text:c="2"/></text:p>
      <text:p text:style-name="P1040">The seventy-eighth pale as wane as can be, is a lack of brightness, something quite marked by certain tone of light, it deals much with some vision. The field is tone, the theme is appearances. Synonyms are wane, dull, bright-less, light-less, lacking in colour, deficient in tone, dark, vivid-less, moonlike, lacking brightness, lacking light, with a dark appearance, white, pallid, visibly ill, lacklustre. The fact the pale looks ill, with an unhealthy appearance renders it a word of appearances. A pale face seems having problem of health as the moon like a moonlike appearance of a big wane circle is not inhabitable. Health and inhabitability being two positive elements that pale negates. The moon is as not inhabitable with its paleness, as a pale face is unhealthy. That negative fact, the connection with some problem which is visible, get to this word pale as being some problem being linked to<text:s/>the lack of sun light which means a general attraction for the sunny side. Pale as unhealthy, caused by bad weather and causing depression is all part of what get along with this word. Though it can although means some type of pole and a pale look can be beautiful and seductive through some trick of the person or in some paintings with the special treatment of lights. As a complex word with several meanings it should be inquired deeply so a to understand all its ins and outs. The trades are doctor, aesthetician, artist. The lists are about other appearance adjectives. The word is quite rare and should be noticed and analysed carefully each time of encounter. A sentence is the pale sun was not making it suitable for sunbathing and the people with their pale faces were beyond the pale of retrieving for their good humour.</text:p>
      <text:p text:style-name="P1041"><text:span text:style-name="T1042">The list is 6 bad, 17 dead, 26 fat, 28 far, 38 hot, 43 image, <text:s/></text:span><text:span text:style-name="T1043">78 pale</text:span><text:span text:style-name="T1044">, 95 sun, 98 tone, going like a list of 9 words like this way:<text:s/></text:span><text:span text:style-name="T1045"><text:s text:c="39"/>6, 17, 26, 28, 38, 43,<text:s/></text:span><text:span text:style-name="T1046">78</text:span><text:span text:style-name="T1047">, 95, 98, with <text:s/>4 <text:s/>8, 2 <text:s text:c="2"/>2 <text:s/>and 6, a short pith list. The drawing will be pervading and pervasive of eery light, all pale with the moon as an emblem of that pale atmosphere. Pale faces, pale<text:s/></text:span><text:span text:style-name="T1048">everywhere with the other words of the list composing multiple pictures, the treatment of the light will be very careful so that the light is quite bright-less and very dull. The analysis would be on the seductive side of pale in spite of all its negativit</text:span><text:span text:style-name="T1049">y.</text:span></text:p>
      <text:p text:style-name="P1050">79 pit, mostly is hard and pith, though it can be hollow and like a ditch. A short word with rife meaning mostly for fruits or the ground. The field is matter, the theme is some stone or ditch. Synonyms are kern, stone, pip, hard part, pith stuff, centre of a fruit, fruit hard centre, core, hollow, ditch, digging, hole, ground indentures, dug deep ground , dug part, ditch-like, hollow part, deep part. The way with it seems that the surface of a fruit pit as been associated, linked or something like that<text:s/>with that of the ground. Otherwise how would the word means both part of a fruit and the ground. Proofs are the same word can mean the indentations of a surface. Three big meanings that indicate some hard part in the way of people, like something not to swallow or somewhere not to fall into or to carefully tread on in order not to fall. Then some pit is some danger to take care of. A pit embodies the hard part of life which has no name of its own or several, pit can be one of these as you would say the pit<text:s/>of my life was this misery. Something hard either impossible to crunch or impossible to come across. Pit as life impossibility is quite limited and its evident humans manage to turn pits into their advantages like when they play with pits like marble or use them for sucking, or pits as some graves or special enclosure for cultivating. The trades are farmer, worker or others. The lists would be related to fruits and ground other common words. The word is quite rare and to be picked up. A sentence could be there was a pit full of pits in the middle of nowhere and humans were not understanding its meaning, was there ever one, of that pit of pits.</text:p>
      <text:p text:style-name="P1051"><text:span text:style-name="T1052">The numbers are 14 crust, 22 elm, 41 ice, 64 mud, 72 oil,<text:s/></text:span><text:span text:style-name="T1053">79 pit</text:span><text:span text:style-name="T1054">, 88 rice, 90 rut, 94 sand, 128 zest, 10 words going</text:span><text:span text:style-name="T1055"><text:s/>like this : <text:s text:c="43"/>14, 22, 41, 64, 72,<text:s/></text:span><text:span text:style-name="T1056">79</text:span><text:span text:style-name="T1057">, 88, <text:s/>90, 94, 128, with 22 as second, 14 and 41 around it, then a balanced way of 7, 8 and 9. The drawings would be mostly of several pits full of pits with varied looks, colour</text:span><text:span text:style-name="T1058">s and shapes. Depicting somewhat pithily to hard pitful absurdity of human organisation on earth. Symbolising some want for better gripping of those fairly simple concepts which come from a sure source of absurd bias. The analysis would be on the plurality</text:span><text:span text:style-name="T1059"><text:s/>of meanings and the absurd bias of their relative connections.</text:span></text:p>
      <text:p text:style-name="P1060">The eightieth put has a large meaning of setting, fixing or whatever settling in some way for whatever duration extension as can be. The field is setting, the theme is actions. Synonyms are set, settle, fix, arrange, locate, transpose, expose, manage, contrive, allay, array, settle down, set down, set up, assign, compose, elaborate, base, align, make firm, stand for, pre-set, reset, present. This word means so much that it is quite vague to really mean something deep and precise. Apart from its unprecise vagueness it is quite useful and has spread in language in quite a desirable way for all the existing words. Would the words all spread in a million or so meaning as that it would be quite impossible for us to deal with such a cumbersome quantity of vague words all sounding quite meaning nothing deep. Why has it spread like that and why is it not the case for all the words. This is quite a puzzling subject that takes us back to the word origins and their prior unique meaning. The fact that a same word should be used for different meaning is intriguing, it would be simpler and less confusing to use another different word for a different thing. I think it a lazy bias from the maker of the same word<text:s/>re using. In this way coining a new word takes some energy, reflexion and what is needed to evolve in depth. The trades are all, linguist. The lists would be of other words with exploded meanings. The word is everywhere, everyday plenty of times, it’s transparent. A sentence is as they put it that way they were aware of what they put elsewhere as put differently to put it in their way with other put away things.</text:p>
      <text:p text:style-name="P1061"><text:span text:style-name="T1062">The numbers are 15 cut, 19 done, 54 know, 58 let, 65 must,<text:s/></text:span><text:span text:style-name="T1063">80 put</text:span><text:span text:style-name="T1064">, 89 run, 105 use, 111 want, 9<text:s/></text:span><text:span text:style-name="T1065">words in a list going like this:15, 19, 54, 58, 65,<text:s/></text:span><text:span text:style-name="T1066">80</text:span><text:span text:style-name="T1067">, 89, 105, 111, with 1 at ends, rife with 5 fives, and big numbers. The drawings are quite hard to depict, with some representations of expressions with this word, like put away, put on, put through, mo</text:span><text:span text:style-name="T1068">stly with the preposition highlighting it. The analysis would be on why it is exploded in meanings.</text:span></text:p>
      <text:p text:style-name="P1069">The words beginning with a, working <text:s/>mostly with a b c, first letter to avoid too much subjectivity <text:s/>coming like 1 add, 2 air, 3 arm, 4 arrow, 5 ask, 6 bad,<text:s/>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text:s/><text:soft-page-break/>48 jot, 49 June, 50 just, 51 key, 52 knit, 53 knot, 54 know, 55 knuckle, 56 lake, 57 last, 58 let, 59 list, 60 lost, 61 mad, 62 middle, 63 mother,<text:s/>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070"><text:span text:style-name="T1071"><text:s/></text:span></text:p>
      <text:p text:style-name="P1072">81 quality is a basis in ways of life, people tend to be more qualitative or quantitative, considering quality, the gist of it, the best part of life, is thinking in terms of restraint for me, meaning I don’t think there can be quantity in real quality. The field is judging, the theme is defining. Synonyms are gist, importance, mattering, fundament, core, determining, root<text:s/>of something, essential, basis, vital, what is the most important, grip, best, necessary, domineer, real thing, what matters, definition, most considered. What is coming with that is the contradiction with the expression quantitative quality, in real massive numerous things how can there be real quality. Rareness is related to it because otherwise it is lost in commonness and what is common automatically loses the quality there is in rareness. Quality apart from something really fine that is not possible with the numerous, also define the essence of things in this way everything had some proper quality of its own. These two definition of quality show how one largely prevails on the other and how this one is really looked for by some people who live but for<text:s/>quality and who hate quantity. Doing this, with the next development on quantity shows how difficult it is to discuss one without the other. Here is underline how real quality goes nowhere and is from its definition impossible, though many people are pro quality. The trades are technician, tester, controller. The lists are about other words having a complement such as heaven, hell, abortion or life. The word is quite rare and should be noticed when encountered for the bias of the teller. A sentence can be when they were looking for real good unalterable quality, some quantity of plenty else was rife around and that was not their concern at all, though dangerous as it was.</text:p>
      <text:p text:style-name="P1073"><text:span text:style-name="T1074">The list is 6 bad, 13 cost, 33 god, 42 idea, 43 image, 45 isle, 65 must, 67 neat, 72 oi</text:span><text:span text:style-name="T1075">l, 75 order,<text:s/></text:span><text:span text:style-name="T1076">81 quality</text:span><text:span text:style-name="T1077">, 82 quantity, 95sun, 102 unity, 111 want, 127 zero, 128 zest. As many as 17 like: 6, 13, 33, 42, 43, 45, 65, 67, 72, 75,<text:s/></text:span><text:span text:style-name="T1078">81</text:span><text:span text:style-name="T1079">, 82, 95, 102, 111, 127, 128, with regular spreading rare 1, 9 , but ONE 9 in 17 with some big numbers it is<text:s/></text:span><text:span text:style-name="T1080">amazing, one unit, one ten, one thirty, the spreading is quite on big numbers then. The drawing would be on useless gist, how it is unproper to real life. Like with the droplets, the unique things in fact what it is not. The analysis would insist on its im</text:span><text:span text:style-name="T1081">possible quality.</text:span></text:p>
      <text:p text:style-name="P1082">The eighty-second is quantity, so related to numbers and what is all around, the amazing quantitative ways of life, makes to wonder how would something else be possible. The field is massive, the theme is plenty. Synonyms are numerous, plenty, lots of, abundance, rife, full, massive, great number of, widespread, in numbers, spreading, multiplicated, in massive numbers, over numerous. When you cannot really count easily, there is an impression of uncontrol and when that is for positive satisfactory elements that uncontrol is liberty, when on the opposite it is for negative ones it is a sort of prison. Quantity as a given basis of the context, type of uncontrol either freeing or jailing, is what is defining our life as permanent, pervasive and a subject of investigations for useful knowledge to deal with it more effectively than undergoing it passively, with those impressions of freedom or jailing coming by in turns according to what you do. That is partly one of the main point of this book to<text:s/>deal with omnipresent, omnipotent maybe omniscient quantity, with 130 presented words as it is quite an average number hard to handle for a human brain, quantity is to be handled quite a lot and pierced through with its own component as a type of fractal<text:s/>development, picture and reflection. The trades are all, there being none dealing only with quality, they are all redoing endlessly quantitatively. The lists are about rifeness, multiplying things. The word is rare, to be noticed and analysed for deepening. The sentence is quantity in this and that is given for a possible use of the said things, otherwise how could there be real use of them.</text:p>
      <text:p text:style-name="P1083"><text:span text:style-name="T1084">The list is 1 add, 10 burst, 26 fat, 28 far, 29 fright, 59 list,<text:s/></text:span><text:span text:style-name="T1085">82 quantity</text:span><text:span text:style-name="T1086">, 83 question, 93 sand, 106 vary, so 10 g</text:span><text:span text:style-name="T1087">oing like this way:1, 10, 26, 28, 29, <text:s/>59,<text:s/></text:span><text:span text:style-name="T1088">82</text:span><text:span text:style-name="T1089">, 83, 93, 106, starting on identic numbers, rife in 3, 6 and 9, not spreading, dense and regular. The drawings would depict multiplicity, like type of Bosch’s paintings or others, with bodies everywhere or for o</text:span><text:span text:style-name="T1090">ther elements, same organisation for every different multiplying things. Type of overpopulated with whatever amazing either controlled or not. The analysis would be on my particular interest on quantity.</text:span></text:p>
      <text:p text:style-name="P1091">The words beginning with a, working <text:s/>mostly with a b<text:s/>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text:s/>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092"/>
      <text:p text:style-name="P1093"/>
      <text:soft-page-break/>
      <text:p text:style-name="P1094">The eighty-third question is as interrogative as possible, without understatement you directly make them and they are quite precise whatever the expected answer may be. The field is interrogations, the theme is investigation. Synonyms are quiz, interrogation, investigation, asking, put a demand, require, put a blank to fill, make to complete, wait for answers, form to fill, expect answers. Question was said to be torture and has become quite a regular way to confront someone, especially a stranger. Evidently questioning casually between common meeting people is not the same as police cross questioning. These several levels and intensity of questions with some being linked to torture and police make of this word a risky tool to use with great care. Casual questions can lead<text:s/>to deep, edifying and clarifying issues as when they bring you to someone evidently hiding, lying and misleading you. Both a safe tool to avoid great dangerous people and an implement of torture, questions are some favourite way between someone and themselves as an in-between way to get to know oneself in depth. My case is always having questions in my mind, at least very often all types from the simplest like do you see, hear or feel, as much more complex as why has that been put like that, what would have been all the other ways, how many, with what reasons details and all specificities. The trades are investigator, researcher, quiz maker. The lists may be about what can torture and help. The word may be not uttered daily, but it is there ceaselessly like<text:s/>invisible. A sentence is the questions were so simple that a toddler could have answer them, nonetheless the adult confronted was having problems answering them.</text:p>
      <text:p text:style-name="P1095"><text:span text:style-name="T1096">The numbers are 5 ask, 31 game, 42 idea, 43 image, 48 jot, 51 key, 54 know, 59 list, 75 order</text:span><text:span text:style-name="T1097">, 80 put,<text:s/></text:span><text:span text:style-name="T1098">83 question</text:span><text:span text:style-name="T1099">, 85 quote, 110 view, 113 way, 115 wonder, 15 going 5, 31, 42, 43, 48, 51, 54, 59, 75, 80,<text:s/></text:span><text:span text:style-name="T1100">83</text:span><text:span text:style-name="T1101">, 85, 110, 113, 115, 15 with ends in 5, ending on 115, and with 51, 75 and 85, 3 50, 80 and 100. Long and rhythmic like some message to get to</text:span><text:span text:style-name="T1102">. The drawings would be with question marks, like some act to be continued with some unknown answer. Some unfinished things, pending completion answers expected or guesses. The analysis would be on their disturbing stances for many a person.</text:span></text:p>
      <text:p text:style-name="P1103">84 quit is leaving a matter to do something else, a type of letting go that acknowledge some weakness, as a definitive move to give up. The field is actions, the theme is resigning. Synonyms are resign, give up, let go, leave, forsake, no longer care, leave behind, leave uncared, give away, let down, care no more, have no more interest in, forget forever, let away, leave derelict, banish. The solution given by this word, the type of sudden freedom enables by such an act of quite flight is akin to some cowardness. Quit marks some hard defeat, renunciation of some prerogatives that were important at a time. In this way quit is an ultimate act when there is no other solution, seeming as easy as it seems to cringe, go away, forget as if there has been nothing on your way. Cowardice, last thing to do, one of the least, but so relieving, like a type of factual suicide. Apart from the freedom and ever solution of it, there seems to be only negative elements in quitting. How could it be ever good to flee and to acknowledge defeat<text:s/>in front of what was a kind of compact. Seemingly you are not proud of quitting and as a type of flight you’d rather not develop it as I have trouble finding material to develop such cowardice. Suicide being some type of ultimate quitting, the quitting of<text:s/>quitting, never to quit again. There is no real trade for it. The lists are on cowardice acts, like lying, cheating, stealing, all vices and bad weakness. The word is very rare and to be heard with special care as a violent way of talking. A sentence is they quit that to begin something else they thought more interesting, but who was to ever care again for what was quit.</text:p>
      <text:p text:style-name="P1104"><text:span text:style-name="T1105">The list is 6 bad, 10 burst, 15 cut, 17 dead, 23 end, 37 hit, 58 let,<text:s/></text:span><text:span text:style-name="T1106">84 quit</text:span><text:span text:style-name="T1107">, 105 use, 109 vex, 127 zero, 11 words going like this: <text:s text:c="5"/></text:span><text:span text:style-name="T1108"><text:s text:c="32"/>6, 10, 15, 17,23, 37, 58,<text:s/></text:span><text:span text:style-name="T1109">84</text:span><text:span text:style-name="T1110">, 105, 109, 127, with 37 as a middle ground, ending with 127, with quite small numbers, and 4 big ones, quite balanced without real middle. The drawings would show letting go and real going away s</text:span><text:span text:style-name="T1111">howing backs, like they really no longer care, important things like the source of life, babies letting down or things akin. The analysis would be on how could there be such a coward way.</text:span></text:p>
      <text:p text:style-name="P1112">85 is quote, like putting forward what someone else said, someone quite illustrative of one’s thought or of one’s presentation, dissertation. The field is telling, the theme is word. Synonyms are say, tell, put someone’s words, expose the words of someone else, mention, remark, add to one’s text, put an addition, footnote,<text:s/>note down someone’s else word, present about someone, let another’s words in. What is marked with quote is the disability to talk for oneself or to put forward how important is our own reflection without highlighting it by someone else thought. Quotes seem like the clutches of a disable, make to support something very weak, unable to stand by itself. Nonetheless, are there some advantages to quotes or only inconvenients. When you quote someone, you are ready to lose grip of what is yours to make it someone<text:s/>else, is it really good to lose one’s grip this way, wouldn’t it be better to find imaginary quote of one’s own and to leave the others’ thought where it is sometimes forever. Quoting is not even that someone else has already thought like you, that is has<text:s/>already be done and is redundant and quite useless, may be it is strengthening yours but in a redundant way, better thinks of one’s own. Making you lose grip, redundant clutches, somewhat weakening and useless, in spite of all that they are beautiful pieces that somewhat add piquancy to your own disability to find it alone. The trades are thinker, manager. The lists are about what are in texts, writing. The word is very uncommon and when you hear it this is a feast of thinking about what is said. A sentence is what was quoted was quite useless quote of what could have been developed deeper without adding some reflections about it, instead of quotes developments would have been more suitable.</text:p>
      <text:p text:style-name="P1113"><text:span text:style-name="T1114">The numbers are 1 add, 42 <text:s/>idea, 43 image, 48 jot, 54 know, 59 lis</text:span><text:span text:style-name="T1115">t,<text:s/></text:span><text:span text:style-name="T1116">85 quote</text:span><text:span text:style-name="T1117">, 105 use, 110 view, 115 wonder, 10 words going: 1, 42, 43, 48, 54, 59,<text:s/></text:span><text:span text:style-name="T1118">85</text:span><text:span text:style-name="T1119">, 105, 110, 115, rather big numbers with hundreds made of 0, 1, 5. The drawings would be type of illustrations of situations thought in minds implying others. Like project</text:span><text:span text:style-name="T1120">ing, view in abysm. Frame structures of thought implying something strange. The analysis would be on the stranger aspect of quote.</text:span></text:p>
      <text:p text:style-name="P1121">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text:s/>goat, 33 god, 34 gutter, 35 gym, 36 hat, 37 hit, 38 hot, 39 hunt, 40 hut, 41ice, 42 idea, 43 image, 44 insect, 45 isle, 46 jacket, 47 jazz, 48 jot, 49 June, 50 just, 51 key, 52 knit, 53 knot, 54 know, 55 knuckle, 56 lake, 57 last, 58 let, 59 list, 60 lost,<text:s/>61 mad, 62<text:s/><text:soft-page-break/>middle, 63 mother, 64 mud, 65 must ,66 near, 67 neat, 68 nest, 69 net, 70 not, 71 odd, 72 oil, 73 on, 74 or, 75 order, 76 pad, 77 pain, 78 pale, 79 pit, 80 put, 81 quality, 82 quantity, 83 question, 84 quit, 85 quote, 86 race, 87 rat, 88 rice,<text:s/>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122"/>
      <text:p text:style-name="P1123">The eighty-sixth is race, which is far from arriving first in all words if ever<text:s/>there such a thing as a race among words as among plenty others concepts. This word means fast or arriving classified. The field is competition, the theme is rivalry. Synonyms are competition, contest, order, rank, rival, confront, oppose, line, try to defeat, want to overtake, be an opponent to, competitive sport. A word with tension for the weak and good pressure for the strong, what can so be an overwhelming ordeal for the said weak means the opposite, the freeing test of success for the strong. In this<text:s/>way a word can be a source of both pleasure or suffering according to your own personal wiles and ways. This ambivalence, the coexistence of these two opposite notion is true too for the watcher of a race. So a race roughly quickly has four types of people<text:s/>in it, two types of competitors, and two types of watchers. When you have real pleasure watching a race between rivals, to see one winning and one arriving last and so in a type of shameful position, there is a question on your humanity for real equality<text:s/>liking, for the way to enjoy classification among people, with a winner, and losers, turns into unequal treatments, unbalance and debasing. Feeling displeasure watching the same is more human but puzzling too question your ability to entertain, create and<text:s/>really participate. The trades are sportsmen, athlete, competitors. The lists are about sport words, notions. The word is not so common, and implies so much that you got to be careful not to get caught in one. A sentence is there was a race on and the enthusiasm to see who would be the winner was so big that the race in itself and the watching of it were quite secondary.</text:p>
      <text:p text:style-name="P1124"><text:span text:style-name="T1125">The list is 4 arrow, 12 car, 23 end, 24 enemy, 31 game, 35 gym, 37 hit, 39 hunt, 73 on, 75 order,<text:s/></text:span><text:span text:style-name="T1126">86 race</text:span><text:span text:style-name="T1127">, 89 run, <text:s/>12 going this way: 4,<text:s/></text:span><text:span text:style-name="T1128">12, 23, 24, 31, 35, 37, 39, 73, 75,<text:s/></text:span><text:span text:style-name="T1129">86</text:span><text:span text:style-name="T1130">, 89, a strange regular list with a gradation like 1 <text:s/>2 <text:s/>3 <text:s/>4 <text:s/>5 <text:s/>7 <text:s/>9 , missing 6 and 8 and just the number of the central word. The pictures would be simple of several types of races such as runners on foot, cars, bi</text:span><text:span text:style-name="T1131">kes, boats, whatever can go fast. The analysis would be on a complete word, with which you can find plenty in it as different opposed emotions and ways of seeing life.</text:span></text:p>
      <text:p text:style-name="P1132">87 rat is a rodent animal quite repulsive and a pest that doesn’t live together in same<text:s/>grounds as humans, its contact, visions and ways make us cringe and feel bad wanting to go away from them. The field is pestilence, the theme is animal. Synonyms are rodent, pest, basement grey pestilence, sewage animal, vermin, cat prey, mouse, China pig,<text:s/>guinea pig, grey little beast, dormouse, ferret. A rat is some fright, it gives a bad impression of some decay about, something putrefying really wrong, you want to get rid of them and prefer cats. The opposite would be very strange and wanting an explanation. The natural position is to feel great repulsion and a rejecting reaction of flight and reflection of how to suppress them. A rat is a bad sign, it means plenty bad things about them and triggers bad human reactions of defence. A rat is a natural enemy though its important role in the alimentary chain is certain. We should think of that important role first of all before all fighting defensive chasing suppressing reactions. Therefore reason sense and natural balance should prevail over our fright. From<text:s/>then to begin liking them would be counter natural but hating them less is reasonable. So something is quite stronger than repulsion and that is sense and natural survival. The trades are zoologist, naturalist. The lists would be other animals. The word is very rare and to be picked up for what it is, very carefully and to indicate its importance.</text:p>
      <text:p text:style-name="P1133"><text:span text:style-name="T1134">The numbers are all the other animals: 8 bat, 9 bee, 11 cat, 32 goat, 44 insect,<text:s/></text:span><text:span text:style-name="T1135">87 rat</text:span><text:span text:style-name="T1136">, 99 trout, 100 tuna, 121 yak, 125 yeti, then 10 : 8, 9, 11, 32, 44,<text:s/></text:span><text:span text:style-name="T1137">87</text:span><text:span text:style-name="T1138">,<text:s/></text:span><text:span text:style-name="T1139">99, <text:s/>100, 121, 125. Great numbers with immediate followers twice, and two like 44, 99. The drawings would be terrible of fright and outlandish eeriness, such as close up, blow up on their horrible strange frightening details of their awful furry grey body<text:s/></text:span><text:span text:style-name="T1140">in dark no man’s land zones. The analysis would be on their nonetheless important existence.</text:span></text:p>
      <text:p text:style-name="P1141">The eighty-eighth rice nourishes in ideas with great pleasure showing in reality how weak is a mere word for real feeding, there won’t be a grain for all the food<text:s/>words of the mind. The field is cereal, the theme is food. Synonyms are cereal, Asian wheat, sorghum, mill, flour, whey, rye, barley, field food, cultivated in field, cereal food, grain, grain food, cereal grain, grown in field, cereal stuff. This food is<text:s/>rife, so much so that some people base their feeding on mainly it. They eat only that, so even if statistics show that such based feeding doesn’t make live long, it is possible to have a simple diet and all that consumerism is quite fake. Between eating only rice and eat plenty different dubious food there should be a middle ground. Such a simple good product as rice should have shown us a way long too long ago. That it has not been the case, especially in occident means that such product have no real power<text:s/>to impose themselves. As for me I do see the way in it but I don’t eat with simple mono diet manners. The great gap, the big impossible to get rid of contradiction between those two diets, the good mono one and the evil too varied one should be more easy<text:s/>than it is really to deal with. There are mysterious reasons why rice doesn’t find a good grip over here and is not imposing itself in a sound mono diet. The trades is cook, retailer, cultivator, grower, dietician. The lists would be about all around food<text:s/>from directly nature. The word is not so rare but rare enough to be noticed, studied and drawn conclusions. A sentence is the very great quantity of rice grown was from far covering the feeding needs, so why would they keep on growing even greater quantity<text:s/>of rice, to feed whom?</text:p>
      <text:p text:style-name="P1142"><text:span text:style-name="T1143">The list is 14 crust, 21 east, 41 ice, 72 oil, 82 quantity,<text:s/></text:span><text:span text:style-name="T1144">88 <text:s/>rice</text:span><text:span text:style-name="T1145">, 99 trout, 100 tuna, 116 xanthan, 128 zest, so 10 going this way: <text:s text:c="33"/>14, 21, 41, 72, 82,<text:s/></text:span><text:span text:style-name="T1146">88</text:span><text:span text:style-name="T1147">, 99, 100, <text:s/>116, 128. With 14 and 41, and<text:s/></text:span><text:span text:style-name="T1148">88 and 99, rather big numbers, no units. The drawings would show rice in plates, platters, or also rice fields, highlighting the massive quantity which is so rarely put forward over here. Various recipes and way to eat only that without disgust. The analys</text:span><text:span text:style-name="T1149">is would try to get why it remains withdrawn.</text:span></text:p>
      <text:soft-page-break/>
      <text:p text:style-name="P1150">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text:s/>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text:s/>yawn, 124 year, 125 yeti, 126 zealous, 127 zero , 128 zest, 129 zinc, 130 zone.</text:p>
      <text:p text:style-name="P1151"/>
      <text:p text:style-name="P1152">89 is run, shows motions if ever possible of yourself in the act of running coming from nowhere, going nowhere, just the plain act for itself, making feel fastness and speed<text:s/>in it. The field is motion, the theme is speed. Synonyms race, go fast, move fast, speed along, have a very fast gait, shuffle one’s feet moving along, stride fast, make fast steps, be very fast moving along, more than walk. The necessity of running sometimes whereas for pleasure or for serious matter is quite puzzling knowing how dangerous it can be, how precious is our body and that walking should be enough. Take the risk of damaging one’s body intensifying the run, is quite a decision, either for feeling<text:s/>freer possessing one’s body more fully, or to secret and morphine, or make it stronger in a rough way. Our society makes it necessary that we run often, to be faster arriving a close destination. As it seems, to go fast is a requirement and a sign of ability. Now the situation is much better when you can go your own pace which is rare that of a run. The plenty of reason the run can be done shows the bad sides of our always bigger, stronger, faster society. Run should be limited to sport and pleasure and never be seen in outlandish contexts when it is to be just on time for something. Often forcing the run should be limited to some secure place or be controlled and not done nonsensically, dangerous and risking accidents. The trades are sportsmen, people any.<text:s/>The list would be on sport words. The word is very common for everybody but not heard every day, to be noticed as dangerous. A sentence would be they would run all the time, every where for any reason and that would make everything faster that speed when<text:s/>they run past you without seeing you.</text:p>
      <text:p text:style-name="P1153"><text:span text:style-name="T1154">The list is 4 arrow, 31 game, 35 gym, 39 hunt, 86 race,<text:s/></text:span><text:span text:style-name="T1155">89 run</text:span><text:span text:style-name="T1156">, 92 sail, 113 way, so 8 words going this way: <text:s text:c="66"/>4, 31, 35, 39, 86,<text:s/></text:span><text:span text:style-name="T1157">89</text:span><text:span text:style-name="T1158">, 92, 113. With 4 3, 3</text:span><text:span text:style-name="T1159"><text:s/>9, 2 8 and one 6, thus with the buckle shape all the way. The drawings would be of the body in the act, with the motion on and speed and fastness as difficult as it is to show them. Track with contest with the run and several people competing with that ac</text:span><text:span text:style-name="T1160">t, and in other much less structured situations where it is dangerous to run and not adapted. The analysis would be on the reality of that act as a need, meaning a life without it is quite possible.</text:span></text:p>
      <text:p text:style-name="P1161"><text:span text:style-name="T1162">The ninetieth is rut, so unpleasant that it is not a plac</text:span><text:span text:style-name="T1163">e to stay willingly, that is not a human place, neither an animal one, but for micro organisms, it is a natural place. The field is quagmire, the theme is chaos. Synonyms are quagmire, dirty place, ditch, deep hole, dirt hole, rocky hole, deep furrow, holy</text:span><text:span text:style-name="T1164"><text:s/>furrow, rock and dirt hole, rock holes on the road side, unpleasant earthy furrow. There are such whereabouts as ruts, it means how life can be unpleasant for us, the definition of somewhere bad to be stuck in does be to be stuck in a rut. When you are st</text:span><text:span text:style-name="T1165">uck in a rut, only your mind can help you if you cannot help yourselves out physically. In this way the mind, thinking classifies a rut a some bad place and when stuck in it the only way to feel better would be with thinking of somewhere else or something<text:s/></text:span><text:span text:style-name="T1166">else. Even here about a rut the reflection goes to the else way it tends to take. This is as if a rut exists only for the surrounding, to be avoided but not as something you would concentrate about. To set oneself on a rut is the point here, even if it see</text:span><text:span text:style-name="T1167">ms devoid of real interest this constant escaping from it makes it interesting. All the inhumanity of it, earth, rock, slime, dirt, or dust and stone, all the weird stuff about it would be a way to start deep in the rut word. The trades are worker, peasant</text:span><text:span text:style-name="T1168">, various ones. The lists would be on natural elements and situations, especially unpleasant ones. The word is rare and to be paid particular attention to. A sentence is there were ruts all along the way and that made the trip risky and the permanent insec</text:span><text:span text:style-name="T1169">urity gave the same impression coming from these ruts.</text:span></text:p>
      <text:p text:style-name="P1170"><text:span text:style-name="T1171">The numbers are 6 bad, 14 crust, 29 fright, 34 gutter, 41 ice, 45 isle, 56 lake, 64 mud, 79 pit,<text:s/></text:span><text:span text:style-name="T1172">90 rut</text:span><text:span text:style-name="T1173">, 94 sand, 112 war, 113 way, 130 zone, so 14 words going 6, 14, 29, <text:s/>34, 41, 45, 56, 64, 79, <text:s/></text:span><text:span text:style-name="T1174">90</text:span><text:span text:style-name="T1175">,<text:s/></text:span><text:span text:style-name="T1176">94, 112, 113, 130, with a flourish of 4, rather big numbers, plenty of 3,6,9, rare 1 one 2. The drawings would show the physical context with the explicit monstrous detail of inhuman aspects. The analysis would try to make it less inhuman.</text:span></text:p>
      <text:p text:style-name="P1177"/>
      <text:p text:style-name="P1178">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text:s/>, 105 use, 106 vary, 107 vase, 108 vest, 109 vex, 110 view, 111want, 112, war, 113 way, 114 window, 115 wonder, 116 xanthan, 117 xenon, 118 xerophyte, 119 xerox, 120 xylol, 121 yak, 122 yard, 123 yawn, 124 year, 125 yeti, 126 zealous, 127 zero , 128 zest,<text:s/>129 zinc, 130 zone.</text:p>
      <text:p text:style-name="P1179"/>
      <text:soft-page-break/>
      <text:p text:style-name="P1180"><text:span text:style-name="T1181">91 sad won’t weep for no matter the bigness of the feeling, it is a feeling that puts you down all the more that the cause of it is your fault. To be sad is not desire, to be put down increases the sadness. The field is feeling, the th</text:span><text:span text:style-name="T1182">eme is depression. <text:s/>Synonyms are forlorn, despondent, dejected, pitiful, not merry, not gay, feeling pity, not joyful, down, derelict, out of sorts, depressed, stressed, overcast, ill tempered, with spleen. The reasons for feeling sad can be so numerous th</text:span><text:span text:style-name="T1183">at in order to block this feeling its causes, so numerous as can be should be all put in the same way, or treated the same so as not to feel it ever. As having a particularly bad life, when alone I’m not feeling so sad, primarily I think it connected to we</text:span><text:span text:style-name="T1184">eping and I reject that as a defeat and the causers of this sad bout would win if ever you would weep and be sad. Be sad and weeping would add to their pleasure and worsen your state, it is like being sad because of their own demise to come, you are not sa</text:span><text:span text:style-name="T1185">d at the end of your miserable life. The massive same treatment of the causes of sad bouts is to think the opposite or to manage to deride it. Having had a baby taken away is sad as can be, most of the time to thwart that fit I would think I have plenty in</text:span><text:span text:style-name="T1186"><text:s/>my mind or think I’m not a part in their general demise. The trades are mortician, obituary, death dealer. The list would be about other feelings. The word is not so common but so simple and basic that it should not be picked as so important. A sentence i</text:span><text:span text:style-name="T1187">s Sad as it was it was far from the saddest could be and they managed to laugh all the time and say that they were ok anyway.</text:span></text:p>
      <text:p text:style-name="P1188"><text:span text:style-name="T1189">The list is 6 bad, 17 dead, 19 done, 24 enemy, 29 fright, 60 lost, 77 pain,<text:s/></text:span><text:span text:style-name="T1190">91 sad</text:span><text:span text:style-name="T1191">, 109 vex, 112 war, 10 words going in this irreg</text:span><text:span text:style-name="T1192">ular increasing way 6, 19, 24, 29, 60, 77,<text:s/></text:span><text:span text:style-name="T1193">91</text:span><text:span text:style-name="T1194">, 109, 112, with two 6 and four 9 quite well spread with small and big numbers. The drawing would depict mourners or the like, scenes of crime, battle, causes of death, partitions, with the impotent victims weep</text:span><text:span text:style-name="T1195">ing for their loses. There are plenty of causes but the results apart from isolated despondency are hard to portrait. The analysis would be on the thwarting and avoiding of it. <text:s/></text:span></text:p>
      <text:p text:style-name="P1196">92 sail moves on water with a boat whatever, billowing in the wind and gives<text:s/>a feeling of certain fastness though all that shows you as still as with any word. The sail billows are quite fantastic as for any cloth. The field is navigation, the theme is boat. Synonyms are for the verb move on water, navigate, float, ferry, go forward in a boat, advance on water, go ahead on water, and for the cloth, mast cloth, sheet for boat mast, wind operator for boats. The invention of a sail assails me with the void there is about considering this word, it makes me dig deep in my mind for something to develop about it, that is not the case for all of those other words generally. For a start this is not so triggering but puzzling. Some people some day wanted more than boats moved by paddles, they created a sail and went faster on water. This is in<text:s/>the process always faster and bigger usually for profit. Then grossly a sail is a capitalist principle. Now plenty of people sail for pleasure, sail for speed and profit and sail for pleasure might have been created parallelly, however that is evident the<text:s/>process is not pleasure first, that was secondary and the derived word assail points to that major useful role of the thing and action connected to it. After those last two words I thought the picture would be lighter in fact it is even more downcast as those. The trades are war, sport, fishing plenty. The lists are on other transports. The word is quite rare especially in towns, to be noticed as assailing. A sentence is there were sails in the harbour, so many that the anachronism was patent of how boats<text:s/>no longer need those to be fast and sailing even farther.</text:p>
      <text:p text:style-name="P1197"><text:span text:style-name="T1198">The numbers are 2 air, 4 arrow, 8 bat, 28 far, 35 gym, 39 hunt, 45 isle, 56lake, 86 race, 89 run,<text:s/></text:span><text:span text:style-name="T1199">92 sail</text:span><text:span text:style-name="T1200">, 112 war, so 12 words going like this: 2, 4, 8, 28, <text:s/>35, 39, 45, 56, 86, 89,<text:s/></text:span><text:span text:style-name="T1201">92</text:span><text:span text:style-name="T1202">, 112, with i</text:span><text:span text:style-name="T1203">dentical ends with a centre of 5 and 6, more than usual small numbers to the first 5, three units. The drawings would show clippers, types of Jong, ancient boats types of pirates to emphasize the assailing process. The analysis would insist on the mixture<text:s/></text:span><text:span text:style-name="T1204">between utility and pleasure.</text:span></text:p>
      <text:p text:style-name="P1205">93 sale would make you want to get rid of something yours or not, for money, in fact it is so much connected with money that you nearly don’t think of something else but the amount of money considered in it. The field is market, the theme is trade. Synonyms are financial exchange, letting for money, have money instead, auction, transact, deal, retail, whole sale, destock, put in trade, put on the market. A sale is the basis of our economy which is failing mostly unable to content and especially feed everybody, give security, preserve the environment and ensure our future. Then that is normal to question its worth and not to want to make some. As a basis it is not opposable, but the results are so dissatisfactory that the sale is<text:s/>badly considered generally as a derive of greed. Its intimate link with money questions money too, but is it money, a sale or something deeper the problem. Or may be all of them as the disability of humans whatever the system to find satisfaction and balance. A sale is one of the materialisation of greed as a climax of want and possession, that make humans stand and go along less unhappy than if they were not existing, questionless of their rationality. In this way a sale may be a less bad way than most we<text:s/>would have to consider and it’s been so long like that that you wonder the real questionability of it. The trades are traders, keepers, dealers, market people, plenty as all is financed. The lists would be about finance, money and the like. You may hear this word every day, not to be noticed so much. A sentence is I put all my belongings for sale and they were worth nearly nothing for other people though they were so priceless and dear to me that the problem was evident of unbalance between these two considerations.</text:p>
      <text:p text:style-name="P1206"><text:span text:style-name="T1207">The numbers are <text:s/>1 add, 13 cost, 58 let, 73 on, 75 order, 81 quality, 82 quantity,<text:s/></text:span><text:span text:style-name="T1208">93 sale</text:span><text:span text:style-name="T1209">, 105 use, 111 want, 10 words like this:1, 13, 58, 73, 75, 81, 82,<text:s/></text:span><text:span text:style-name="T1210">93</text:span><text:span text:style-name="T1211">, 105, 111, mounting fast to great numbers beyond 58, 8 out of 10 , with same 1 ending</text:span><text:span text:style-name="T1212">s. Centring on seventies and eighties, two some. The drawings are straight to picture, auction room or so, market places, there is so much connected to a sale that the precise concept is fleeting in all that mess. The analysis would be on the real existenc</text:span><text:span text:style-name="T1213">e of a problem in that or in humans, though with my problematic mind the answer seems too easy.</text:span></text:p>
      <text:p text:style-name="P1214">The words beginning with a, working <text:s/>mostly with a b c, first letter to avoid too much subjectivity <text:s/>coming like 1 add, 2 air, 3 arm, 4 arrow, 5 ask, 6 bad, 7<text:s/>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text:s/>mud, 65 must ,66 near, 67 neat, 68 nest, 69 net, 70 not, 71 odd, 72 oil, 73 on, 74 or, 75 order, 76 pad, 77 pain, 78 pale, 79 pit, 80 put, 81 quality, 82 quantity, 83 question, 84 quit, 85 quote, 86 race, 87 rat, 88 rice, 89 run , 90 rut, 91 sad, 92 sail,<text:s/>93 sale, 94 sand, 95 sun, 96 table, 97 tin, 98 tone, 99 trout, 100 tuna, 101 under, 102 unity, 103 up, 104 upon , 105<text:s/><text:soft-page-break/>use, 106 vary, 107 vase, 108 vest, 109 vex, 110 view, 111want, 112, war, 113 way, 114 window, 115 wonder, 116 xanthan, 117 xenon, 118 xerophyte, 119 xerox, 120 xylol, 121 yak, 122 yard, 123 yawn, 124 year, 125 yeti, 126 zealous, 127 zero , 128 zest, 129 zinc, 130 zone.</text:p>
      <text:p text:style-name="P1215"/>
      <text:p text:style-name="P1216">The ninety-fourth sand is far from the more numerous though it is already beating us largely in all its quantitative aspect, but much less than all the invisible microcosms. The field is matter, the theme is earthly. Synonyms are beach ground, dusty type of earth, earthy millions bits, powder earth, type of fragmented light earth, matter for beach castle, island near water stuff, pieced dry earth. Sand is far from common in town but in playgrounds, it is a fascinating material with its amazing innumerable quantitative looks, quite catching and pointing to our quantitative surrounding. You got to weigh it to measure it, and it means an in between way with numbers, the fact that you got to count with something else that its ungraspable direct grains means a twist in thoughts with enlargement of counting with something call measure. Counting being no longer sufficient you need to count counting in two stages, for examples with handfuls, the handful being a transition for plenty otherwise uncountable matter. Apart for its mathematical interest, the contact of such weird rare flowing though solid is a physical interest that introduce<text:s/>solid fluidity in the mind. Uncountable, solid, fluid are what appears openly knowing that much must be hidden. Then readings or deepening considerations are necessary to get to much more. The trades are worker, builder, tourist, scientist and the like. The lists are about other uncountable materials. The word is to be noticed for its rarity, as always weird and you wonder why it should be mentioned. A sentence is the sand was everywhere and the impression of drowning in it as well as the feeling of being lost in a desert intensified and made pervasive the already pervading insecurity.</text:p>
      <text:p text:style-name="P1217"><text:span text:style-name="T1218">The list is 1 add, 2 air, 31 game, 41 ice, 45 isle, 64 mud, 72 oil, 79 pit,<text:s/></text:span><text:span text:style-name="T1219">94 sand</text:span><text:span text:style-name="T1220">, 95 sun, 97 tin, 118 xerophyte, 130 zone. 13, like 1, 2, 31, 41, 45, 64, 72, 79,<text:s/></text:span><text:span text:style-name="T1221">94</text:span><text:span text:style-name="T1222">, 95, 97</text:span><text:span text:style-name="T1223">, 118, 130, <text:s/>1 to 130, first to last, beginning with 1 2 31, then matching the increasing order to seventies. The drawings would be about island and deserts, with sand glass all that is linked to that material, with the Tuaregs such ideas connected to it.<text:s/></text:span><text:span text:style-name="T1224">The analysis would be on mathematics and physics with it.</text:span></text:p>
      <text:p text:style-name="P1225">95 sun as opposed to that before is easily counted though as oppositely untouchable. As a mere vision and feeling enabling life it is as interesting and a source of intent questioning. The field is<text:s/>the sky, the theme is heat. Synonyms are light in the sky, celestial bright light, main bright star, most important star, gold circle in the sky, major star, biggest star, star the earth turns around. As a source of life so visible, glaring and known, the<text:s/>sun remains quite uncertain for its unattainability. Was it reachable it is too hot to be touched anyway. The knowledge about it, mostly scientific are quite hard to understand in addition for its strangeness. People know it because they see it so easily and can talk about the warm weather. Apart from that basic contradiction of quite unknowable or at least hard to make understand and the glaring constant for most daily presence of it, the apparent uniqueness of it for the earth makes it special and a source of great admiration and comparison for humans. The fact that it matches the uniqueness of our planet as where we are gives it a familiar presence, reassuring and usual that transmits feelings of security but for skin cancers or hard burnt. A friend or a<text:s/>fiend according to your relations to it, the sun is a major human field of knowledge. The trades are tourism, culture, sport many. The lists are stars, planets all in the sky. The word can be heard every day because of the forecasts and losses interest for<text:s/>the quantity of utterances. A sentence is there was sun as the weather was fine and light was widespread all around for piercing visibility and people to show off outside.</text:p>
      <text:p text:style-name="P1226"><text:span text:style-name="T1227">The numbers are 2 air, 21 east, 41 ice, 45 isle,<text:s/></text:span><text:span text:style-name="T1228">95 sun</text:span><text:span text:style-name="T1229">, 101 under, 102 unity, 114<text:s/></text:span><text:span text:style-name="T1230">window, 130 zone. 9 words going like <text:s text:c="25"/>this: 2, 21, 41, 45,<text:s/></text:span><text:span text:style-name="T1231">95</text:span><text:span text:style-name="T1232">, 101, 102, 114, 130, out of 9 five big numbers, 3 average and one unit. The drawings would highlight the sun monumentality and centrality for humans, as something vital a</text:span><text:span text:style-name="T1233">nd that cannot be replaced. The big round circle of yellow as the centre of light would be pictures full in the middle. The analysis would be on its still important common strangeness and my disability to scientifically talk of it. <text:s/></text:span></text:p>
      <text:p text:style-name="P1234">96 table is set before<text:s/>you with things on it as it should be, or empty just to show what it is, whatever you see this is a thing with an average flat high surface that enables to handle things put on it while you sit at it. The field is practical, the theme is furniture. Synonyms are tray, flat high tray, things to sit at on chairs, things central in a dining room, flat surface on feet, thing on which you eat. The utility of a table is quite understood as everybody from their birth is using it, as a board, plank or flat thing to<text:s/>put things on it is nearly universal but for primitive tribes. How these tribes do all their business, manage to live old and all without ever using a table should be questioned more than we do it in fact. The reflection on a table as something omnipresent for our civilisation and inexistent in not at all polluting and environment damaging tribes is quite polarised. How can a thing be so necessary for us and not existing for some people. The extremism of this reflexion as both sides being exaggerating each<text:s/>in there way seems evident. We should use tables less and the others should be aware of its existence. Now is a table the source of all occidental evil. This would be somewhat nice to develop the reflection on the environmental cleanness of those tribes which don’t use tables. The trades are all or so. <text:s/>The lists are on polarised things with so intense a use. The name is heard very often, may be not every day, nearly not considered. A sentence is there was a table in the centre, with plenty on it, so much<text:s/>that you wondered what to consider first or nothing at all, how to do otherwise was quite not thought at all.</text:p>
      <text:p text:style-name="P1235"><text:span text:style-name="T1236">The numbers are 4 arrow, 7 bar, 12 car, 18 doll, 20 drum, 25 eraser, 34 gutter, 36 hat, 46 jacket, 51 key, 69 net, 76 pad, 92 sail,<text:s/></text:span><text:span text:style-name="T1237">96 table</text:span><text:span text:style-name="T1238">, 107<text:s/></text:span><text:span text:style-name="T1239">vase, 108 vest, 114 window, 119 xerox, so 19 things going: 4, 7, 12, 18, 20, 25, 34, 36, 46, 51, 69, 76, 92,<text:s/></text:span><text:span text:style-name="T1240">96</text:span><text:span text:style-name="T1241">, 107, 108, 114, 119, with 51 in the middle quite varied diverse and abundant but no so much according to our basic materialism. The drawings wou</text:span><text:span text:style-name="T1242">ld emphasise the central table as a necessity for us and may be pictures of those tribes where it doesn’t exist to put the problem in front of the onlooker.</text:span></text:p>
      <text:p text:style-name="P1243">The words beginning with a, working <text:s/>mostly with a b c, first letter to avoid too much subjectivity<text:s text:c="2"/>coming like 1 add, 2 air, 3 arm, 4 arrow, 5 ask, 6 bad, 7 bar, 8 bat, 9 bee, 10 burst, 11 cat, 12 car, 13 cost, 14 crust, 15 cut, 16 dad, 17 dead, 18 doll, 19<text:s/><text:soft-page-break/>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text:s/>58 let, 59 list, 60 lost, 61 mad, 62 middle, 63 mother, 64 mud, 65 must ,66 near, 67 neat, 68 nest, 69 net, 70 not, 71 odd, 72 oil, 73 on, 74 or, 75 order, 76 pad, 77 pain, 78 pale, 79 pit, 80 put, 81 quality, 82 quantity, 83 question, 84 quit, 85 quote,<text:s/>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244"><text:span text:style-name="T1245"><text:s/></text:span></text:p>
      <text:p text:style-name="P1246">The ninety-seventh is tin with metallic resounding and feeling<text:s/>of something like corrugation with touching it, but what would the word really transmit apart from knowledge. The field is matter, the theme is metal. Synonyms are white metal, sort of iron, type of steel, roof metal, metal plate, steely platter, metal sheet, can material, can plate, platter, plate, iron sheet, type of iron, metal like. There is such a material as tin, in natural multiple variety, to talk about it otherwise than scientifically is all that I can pretend to do. Apart from its general looks resembling any metal, that it is some metal, rather cold to the touch and a conductor of heat and maybe of power, I know practically nothing scientific about it. Nevertheless there is much generality to develop about a sort of metal that is rife in our life. Its regular presence in our environment questions its real necessity and its influence on the environment. It seems to be somewhat something polluting, not recyclable we should use moderately. In comparison to cardboard, paper or natural fibres it seems<text:s/>less natural. Has it real qualities that made it necessary, it seems resistant, enduring and perfect for food cans, industrial uses, or things which should have long uses. All these uses are connected to develop polluting countries, these are neither positive nor progressive. Tin as a problem in an environmental friendly development is evident but the reasons of these problems are here very unprecise. The trades are industries, food, technic. The lists are on any metal. The word is extremely rare and to be<text:s/>picked up. A sentence is there were tin cans all over the place and it was amazing they were doing something else parallelly to this system of can stuff, for the real influence on humans was dubious.</text:p>
      <text:p text:style-name="P1247"><text:span text:style-name="T1248">The list is 7 bar, 41 ice, 64 mud, 72 oil, 94 sand,<text:s/></text:span><text:span text:style-name="T1249">97<text:s/></text:span><text:span text:style-name="T1250">tin</text:span><text:span text:style-name="T1251">, 116 xanthan, 117 xenon, 120 xylol, 129 zinc, 10 words going like this: 7, 41, 64, 72, 94,<text:s/></text:span><text:span text:style-name="T1252">97</text:span><text:span text:style-name="T1253">, 116, 117, 120, 129, all big ones but 7, with two nineties and four above 100. The drawings would have to be based on learned reading and real knowledge of it</text:span><text:span text:style-name="T1254">s use, to be as precise and highlighting as possible, with pictures of its daily and polluting uses to shock as much as can be. The analysis would be on making feel guilty and shameful about the users of this.</text:span></text:p>
      <text:p text:style-name="P1255"><text:span text:style-name="T1256">98 tone, can be heard and understood with any<text:s/></text:span><text:span text:style-name="T1257">of states of mind possible, whatever tone and receiving is to be imagined as good triggers for emotions. The field is expression, the theme is language. Synonyms are ways in expressing, types of language in the expression, <text:s/>innuendoes in expression, things</text:span><text:span text:style-name="T1258"><text:s/>insinuated in expressing, under ways of expressing, back thoughts in expressing. Tone is some active way to express the reality of one’s feelings or at least a way to make the people in front react, share or whatever you want them to integrate. In this wa</text:span><text:span text:style-name="T1259">y tone is a major element in language, as important or somewhat as perceived as the language used, in this way, being quite with indifference in whatever I do, whatever language I use this indifferent tone create distance whatever is uttered. Those people<text:s/></text:span><text:span text:style-name="T1260">I have around always used a real feeling concerned tone that makes them friendly to one another and make them falsely happy as if they were protected. Examples of tone influence on behaviour is quite rife as it is frequently heard in surroundings as clowni</text:span><text:span text:style-name="T1261">sh, childish or foolish tone is not taken seriously or derided. Indifferent is quite rejected as is my own way. The serious one or authoritative is quite of influence in presence but has it real influence elsewhere. All those tones are quite ways to be los</text:span><text:span text:style-name="T1262">t even more and not listen to words prior. The trades are all of them. The lists are on language terms. The word is quite rare and not expressed without some shock or whatever should not have been done. A sentence is that opinion was said with a tone of pl</text:span><text:span text:style-name="T1263">easure visible with the joy and light <text:s/>hearted voice which expressed it and the people around felt as happy as this person.</text:span></text:p>
      <text:p text:style-name="P1264"><text:span text:style-name="T1265">The numbers are 5 ask, 6 bad, 29 fright, 37 hit, 42 idea, 54 know, 71 odd, 91 sad,<text:s/></text:span><text:span text:style-name="T1266">98 tone</text:span><text:span text:style-name="T1267">, 105 use, 106 vary, 109 vex, 113 way, 115</text:span><text:span text:style-name="T1268"><text:s/>wonder, 126 zealous, 128 zest. So 16 like: 5, 6, 29, 37, 42, 54, 71, 91,</text:span><text:span text:style-name="T1269"><text:s/>98,</text:span><text:span text:style-name="T1270"><text:s/>105, 106, 109, 113, 115, 126, 128, <text:s/>so a third small and the rest quite big, 7 more than 100, stamped by the beginning 5 like 105 and 115, that is not so glaring. The drawing wou</text:span><text:span text:style-name="T1271">ld be with face expression of emotion going with some apparent talking, like sad , angry, mad, authoritarian. The analysis would be of is real mattering or just one more thing to get lost.</text:span></text:p>
      <text:p text:style-name="P1272"/>
      <text:p text:style-name="P1273">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text:s/>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text:s/>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274"/>
      <text:p text:style-name="P1275"/>
      <text:p text:style-name="P1276"><text:span text:style-name="T1277">99 trout, common fish whateve</text:span><text:span text:style-name="T1278">r to have much to tell on it, it’s some fish for river, may be sea too, for all I <text:s/>know, I wonder what I will be saying about it but all about quality and type of life. The field is water, the theme is marine. Synonyms are river being, type that live in a<text:s/></text:span><text:span text:style-name="T1279">river, scaly being, water being, watery animal, animal we try to catch in a river, sea or river animal. That I have two types of fish in a row, and I know practically nothing about it, is weird to handle, the contrast with human life is glaring, all that w</text:span><text:span text:style-name="T1280">ater they need all the time to live is what is most visible about them. Human have all their belongings, a structure like a house to be in and all that food and necessities. Trout or fish are in some all around surrounding massive water, that is fortunate<text:s/></text:span><text:span text:style-name="T1281">because of the composition of our planet mostly made of water. They visibly practically take only that, the other things it needs being basically integrated as natural element of the water it is in. So they evidently seem better adapted to this planet, the</text:span><text:span text:style-name="T1282">y are more numerous, less exposed to whatever external climatic dangers or variation and having to exert itself much less to keep on and survive. From then on to envy it would be normal, but for real knowledge of their feeling and condition of their state<text:s/></text:span><text:span text:style-name="T1283">of mind. The trades are fisherman, zoologist, naturalist, cooks, whoever is concerned. The lists are about all fish around. The word is quite rare to be picked up for a change in conversation mostly about cooking. A sentence is some trout was expected to b</text:span><text:span text:style-name="T1284">ite the bait any time now and the fisherman was happy there was so much trout about to fish for the prospect of a better meal.</text:span></text:p>
      <text:p text:style-name="P1285"><text:span text:style-name="T1286">The numbers are 8 bat, 9 bee, 11 cat, 32 goat, 44 insect, 87 rat,<text:s/></text:span><text:span text:style-name="T1287">99 trout</text:span><text:span text:style-name="T1288">, 100 tuna, <text:s/>121 yak, 125 yeti, 10 animals going like t</text:span><text:span text:style-name="T1289">his way: 8, 9, 11, 32, 44, 87,<text:s/></text:span><text:span text:style-name="T1290">99</text:span><text:span text:style-name="T1291">, 100, 121, 125, <text:s/>with an average balanced way quite big. The drawing would be naturalist copies of various trout poses, to show the variety, adaptability and quite monotony of activity in a natural always the same context.</text:span><text:span text:style-name="T1292"><text:s/>The analysis would be on differences with human in sharp contrast.</text:span></text:p>
      <text:p text:style-name="P1293"><text:span text:style-name="T1294">100 Tuna a second type of fish ideal for canning, most people have had it like that, the reflection is going to be more on its preyed food aspect than about its apparent more adapted way o</text:span><text:span text:style-name="T1295">ver here. The field is water, the theme is sea life. Synonyms are tunny, sea food mostly intended for cans, marine being most in sandwich, one most eaten by humans sea host, marine being eaten with mayonnaise. The reason why tuna is more known for food, at</text:span><text:span text:style-name="T1296"><text:s/>least cheaper and much more popular than trout must have learned explanations some place in books, it must be may be more abundant and more easily fished or has a type of flesh more adapted for cans, or be more tasty like that, its as renown as sardines,<text:s/></text:span><text:span text:style-name="T1297">mostly there are two types of fish like that. I consider the same becoming on humans, its fearsome unravelling may be done by other humans, who else could do that otherwise. The reflection on these species, either on adaptability or on food, put humans in<text:s/></text:span><text:span text:style-name="T1298">the centre of comparison, like it is always what is the human interest in that being being in our surrounding so touchable and an object of consideration whatever. The trades are cook, naturalist all those as for trout, the lists are all other fish. The wo</text:span><text:span text:style-name="T1299">rd is as commonly rarely heard as trout and to be noticed for appetite. A sentence can be the cans of tuna in shops are of different types though the taste is roughly the same, so you question why so many variety for so few differences in the end.</text:span></text:p>
      <text:p text:style-name="P1300"><text:span text:style-name="T1301">The numb</text:span><text:span text:style-name="T1302">ers are the same as for 99, <text:s/>8 bat, 9 bee, 11 cat, 32 goat, 44 insect, 87 rat, 99 trout,<text:s/></text:span><text:span text:style-name="T1303">100 tuna</text:span><text:span text:style-name="T1304">, <text:s/>121 yak, 125 yeti, 10 animals going like this way: 8, 9, 11, 32, 44, 87, 99,<text:s/></text:span><text:span text:style-name="T1305">100</text:span><text:span text:style-name="T1306">, 121, 125, <text:s/>with an average balanced way quite big. The drawing would be mo</text:span><text:span text:style-name="T1307">stly on our popular knowledge of it like food from can to plate, with high lightening on the common taste of neutrality roughly basic of it. The analysis would centre on the preyed more than other fish aspects.</text:span></text:p>
      <text:p text:style-name="P1308">101 under, is a position in which you can imagine anything, like parts or more precise, personally I think of a pair but has it really meaning what you see in this position. The field is situation, the theme is arranging. Synonyms are below, low, beneath, what is down, down, what is the layer opposed<text:s/>up, not up, what is first from the ground, closer to the ground, the part not over, not close to the sky. The reflection about situation, when the thing or even you is positioned under something or someone else, the question of why things come to be this<text:s/>way, for necessity, pleasure or chance. The first two choices are decided or at least chosen by a person, the other implies the chaotic stance of our situation. In most cases things are in this way because a force has put them this way. For a simple preposition you come to think about a force or transcendence that intervenes in the course of arranging around. Or the creation of matter because of physical organisation decided for chaos associates us with the unknown or what would take a very, very long time<text:s/>to master. The insistence, the gripping point of asking oneself why is it under, and our ability to change that position is about the order of things. From a situation we want to understand and that we can change to understanding. The trades are all of them, the lists are other prepositions. The word is unheeded for necessary used, but you are to notice it anyway. A sentence is under the sky was our situation with our things and us organised in ways which gave us the feeling of being done down under deep down under.</text:p>
      <text:p text:style-name="P1309"><text:bookmark-start text:name="_Hlk111976494"/><text:span text:style-name="T1310">The numbers are 23 end, 57 last, 62 middle, 66 near, 73 on, 74 or,75 order, 80 put,<text:s/></text:span><text:span text:style-name="T1311">101 under</text:span><text:span text:style-name="T1312">, 103 up, 104 upon, 113 way, 12 going 23, 57, 62, 66, 73, 74, 75, 80,<text:s/></text:span><text:span text:style-name="T1313">101</text:span><text:span text:style-name="T1314">, 103, 104, 113, big numbers, with a series of 3 seventies, and nearly one in<text:s/></text:span><text:span text:style-name="T1315">the hundreds.<text:s/></text:span><text:bookmark-end text:name="_Hlk111976494"/><text:span text:style-name="T1316">The drawings would depict under positions with the pictures in black and white and what is under in a same bright colour to point at it very clearly. The analysis would turn to the morally, not decency of being under.</text:span></text:p>
      <text:p text:style-name="P1317">The words beginning with<text:s/>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text:s/><text:soft-page-break/>use, 106 vary, 107 vase, 108 vest, 109 vex, 110 view, 111want, 112, war, 113 way, 114 window, 115 wonder, 116 xanthan, 117 xenon, 118 xerophyte, 119 xerox, 120 xylol, 121 yak, 122 yard, 123 yawn, 124 year, 125 yeti, 126 zealous, 127 zero , 128 zest, 129 zinc,<text:s/>130 zone.</text:p>
      <text:p text:style-name="P1318"/>
      <text:p text:style-name="P1319">The one hundred and second is unity as one some and singled as you can imagine it, how could it be differently, not multiple and uniformed with some impact and power of the monopoly. The field is organisation, the theme is one and only. Synonyms are alone, single, monotype, one piece, not plural, not multiple, one some, mono block, in one way, lone type, singleton, single some. This word means several things from a unified organisation, to something single, or one part of several same things. As<text:s/>a possible way this word indicates that plurality can be avoided or is not a necessity. Whereas it is a choice or a necessity some unity is a way that must be thought as some to be handled, dealt with or considered for coming through it or failing. This is a way that can happen and that must be overcome. When this is chosen it is handled with ease, in the opposite when this is imposed you must force yourself very much to come through and you have to strive to face it. Mostly this unity is our body, the main stock on which we live is a physical unity that alternatively control you or is controlled by you. This physical engrossing way that is a common point to us all implies some serious concentration to reflect on it and take it seriously for there is a way<text:s/>here that if it is done successfully can give us many blissful ways with our human body. The trades are professional, maker, dealer. The lists are on other number way. The word is rare, far from being heard often, to be picked up as important. A sentence is the people were going about in ways without unity and the picture was bunt and disorganised to increase this impression of spreading all over the space and filling all the nooks and crannies.</text:p>
      <text:p text:style-name="P1320"><text:span text:style-name="T1321">The list is 1 add, 42 idea, 43 image, 71 odd, 75 order,<text:s/></text:span><text:span text:style-name="T1322">102 un</text:span><text:span text:style-name="T1323">ity</text:span><text:span text:style-name="T1324">, 106 vary, 110 view, 113 way, 127 zero, 10 words going in this way 1, 42, 43, 71, 75,<text:s/></text:span><text:span text:style-name="T1325">102</text:span><text:span text:style-name="T1326">, 106, 110, 113, 127, big numbers, with 5 hundred out of ten numbers, with only two types of tens. The drawings would show one unities, several types of things and</text:span><text:span text:style-name="T1327"><text:s/>people going one some, with the pointing of that singleness way, with acts or situations in which this is important to be single. The analysis would be on necessary or not single quality according to situations.</text:span></text:p>
      <text:p text:style-name="P1328">The one hundred and third up finds itself higher ever after than you can really imagine, but the precise height is undefined, depending on what you are considering, nevertheless it is mainly upward. The field is situation, the theme is high position. Synonyms are high, way high, in the heights, part above, towards the top, near the top, mounting, mount like, summit like, somewhat to the way over. The point immediately got with up is how it makes you think about a position that is mostly above and in contrast to down. Does it work only in opposition<text:s/>with the complementary position is what comes to me first. In this way thinking of up is also thinking of down making a dual mental vision or whatever consideration, implying a complex process of permanent pervasive multiplicity of the mind that prepositions deeply exemplify. Up has other implication of what is understood as quality of perception that will make you react or feel or just see. This multiple process is not always true, what you see in this way is not always a position with another deeply connected complement and will not imply something more in a sort or overabundant way. This will be a point of comparison wile going through the list with all sort of considerations and inter relations between those 130 words. The trades are any, all, mostly setting trades, the list are other prepositions. The goes by unnoticed for is overabundant frequency and necessity of use, try to isolate and pick it up as complex. A sentence was there did be a way up in this area, and it was not seen immediately for the bigness of the other way which was mostly the only way seen for most of the time.</text:p>
      <text:p text:style-name="P1329"><text:bookmark-start text:name="_Hlk111994160"/><text:span text:style-name="T1330">The numbers are 23 end, 57 last, 62 middle, 66 near, 73 on, 74 or,75 order, 80 put, 101 under,<text:s/></text:span><text:span text:style-name="T1331">103 up</text:span><text:span text:style-name="T1332">, 104 upon, 113 way, 12 going 23, 57, 62, 66, 73, 74, 75, 80, 101,<text:s/></text:span><text:span text:style-name="T1333">103</text:span><text:span text:style-name="T1334">, 104,</text:span><text:span text:style-name="T1335"><text:s/>113, big numbers, with a series of 3 seventies, and nearly one in the hundreds.<text:s/></text:span><text:bookmark-end text:name="_Hlk111994160"/><text:span text:style-name="T1336">The drawings would show things or people in the positions with bright colours used for these parts, and with the necessity of the complementary other way which though not cons</text:span><text:span text:style-name="T1337">idered is glaring. The analysis would be on duality, complexity and the multiple associations going with these.</text:span></text:p>
      <text:p text:style-name="P1338">The 104 upon has more scope than the previous up word, for it is joined, attached to a second preposition in a reinforced meaning about more than up, upon then set up. The field is again situation, the theme is position too. Synonyms are set upward, put in an upper surface, settled above firm, gripped above surfacing, standing to high set, firm high, set firm above, with a top grip. Prepositions seemingly are not enough on their own, so they have to get together twosome or may be more, that would require research, may be three some but I don’t think it reaches four joined prepositions. This phenomenon as old as language, is clear with upon, marking<text:s/>a reinforced intensified way to increased sense towards something firmly set on top, or on the upward way of something. <text:s/>Examples of this use are some things upon another, a bigger one, like a house upon a hill, but the opposite seems absurd but for fantasy. The marking of some intaking, inclusive gradation in things, is thus applied by such a preposition, which is then a clear indication of a representation of our ordered world. There, the dynamic is not the common human one of more, bigger, faster, as it<text:s/>seems at first but of a more precise, understanding stance. There appears to be a more reassuring way with language that gives security and comfort from that first more common attitude. The trades are any, linguist, thinker, worker. The lists are other prepositions. The word is somewhat rarer than up, but quite common, to be picked up for its visible indications. A sentence is upon the way there were several things to notice, but particularly some more visible thing with spots upon it, which made it the centre of attention.</text:p>
      <text:p text:style-name="P1339"><text:span text:style-name="T1340">The numbers are 23 end, 57 last, 62 middle, 66 near, 73 on, 74 or,75 order, 80 put, 101 under, 103 up,<text:s/></text:span><text:span text:style-name="T1341">104 upon</text:span><text:span text:style-name="T1342">, 113 way, 12 going 23, 57, 62, 66, 73, 74, 75, 80, 101, 103,<text:s/></text:span><text:span text:style-name="T1343">104</text:span><text:span text:style-name="T1344">, 113, big numbers, with a series of 3 seventies, and nearly<text:s/></text:span><text:span text:style-name="T1345">one in the hundreds. The drawings would be on pointing at things set on something bigger, as zits upon skin, or special settings on some big surface to well marked the upon specificity, with highlighting that the up aspect of the upon is more a question on</text:span><text:span text:style-name="T1346"><text:s/>surfacing than of being really up. The analysis would be on the gradation and precision of language.</text:span></text:p>
      <text:soft-page-break/>
      <text:p text:style-name="P1347">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text:s/>xerophyte, 119 xerox, 120 xylol, 121 yak, 122 yard, 123 yawn, 124 year, 125 yeti, 126 zealous, 127 zero , 128 zest, 129 zinc, 130 zone.</text:p>
      <text:p text:style-name="P1348"/>
      <text:p text:style-name="P1349"/>
      <text:p text:style-name="P1350"><text:span text:style-name="T1351">105 use comes not to be handy but cumbersome in sense with a most general meaning made for everything, going with all</text:span><text:span text:style-name="T1352"><text:s/>like that , how can it be really thought autonomously like use in the void is vain. The field is employing, the theme is service. Synonyms are serve, employ, work, be of service to, have a charge in, be of utility in, be taken active in, find a part in, b</text:span><text:span text:style-name="T1353">e of activity in. Most interested in thinking comes use out of benevolence and generosity, the will to use though can be disinterested but the simple searched end that is achieve by using contradicts not to be interested. The calculation connected to use i</text:span><text:span text:style-name="T1354">s derogatory for <text:s/>this concept. To use is partly exploiting something out of strategic calculation, never in sincere way of looking at thing without interest. <text:s/>However the consideration that use can be eschewed for a noxious way with things and beings gene</text:span><text:span text:style-name="T1355">rally is quite utopian, how could things be considered without thinking of their use. Think without use of just the concept for contemplation, this is freer and shattering as contradicting our seemingly progressive evolution. In fact all seems to be based<text:s/></text:span><text:span text:style-name="T1356">on some use whatever, so that without that dimension is another frame of mind and entering another type of evolution disinterested and freer. The trades are all, the lists are on practical concepts. The word is not so common and quite noticeable to be pick</text:span><text:span text:style-name="T1357">ed up for the reasoning of what was meant. A sentence is what was in the middle was to be of immediate use as the spring for the forthcoming unravelling which would be in turns in the middle for use.</text:span></text:p>
      <text:p text:style-name="P1358"><text:span text:style-name="T1359">The numbers are 5 ask, 13 cost, 15 cut, 54 know,58 let,<text:s/></text:span><text:span text:style-name="T1360">75 order, 80 put,<text:s/></text:span><text:span text:style-name="T1361">105 use</text:span><text:span text:style-name="T1362">, 111 want, 9 words going like this way in order: 5, 13, 15, 54, 58, 75, 80 ,<text:s/></text:span><text:span text:style-name="T1363">105</text:span><text:span text:style-name="T1364">, 111, a brief list with 5, 15, 75, 105, quite balanced centred on fifties. The drawings are difficult to depict, use being actions with different ele</text:span><text:span text:style-name="T1365">ments always different, a common unifying point is to be searched, in any direction for common point. The analysis would be on the bad sides of this mental bent, to find use in anything.</text:span></text:p>
      <text:p text:style-name="P1366"/>
      <text:p text:style-name="P1367">106 vary is most changeable and different each time but what it is going to be is not known but that won’t be what was before. Change and vary are linked while vary indicates a plurality of changes. The field is mutability, the theme is modify. Synonyms are modify, mute, move, be unset, evolve, transform, be moveable, diverge, shift, commute, be changeable, change. The ever changeability of our world, of ourselves, of everything is not graspable, goes through things being connected with time as erosion and is the fate of all. The right stance in front of that fate can only<text:s/>be to accept trying to understand drawing scientific laws and expect the variations before they come. Vary and predictable should be connected more often to reassure us with what we cannot escape. Vary as a frightening not escapable fate we try to predict<text:s/>is fairly simple to develop for it applies to everything about us and especially to us. Saying that is going to be like that, then that is to be that, planning predictable changes in the long run cannot always be done, whenever it can be done generally it<text:s/>is. When it cannot be thus, most of the time there are diverse possibilities that are study in a way to foresee what is to happen in fact.. Then the planning has already be done for many things and is known but for the last new change to come. The trades are fortune telling, forecast and the like. The lists are about what evolves. The word is rare to be picked up as any rare word like a privilege. A sentence is things were visibly having a way <text:s/>that was to vary, to move and to change and create twists, turns and unpractical motions to deal with, with the best attention possible.</text:p>
      <text:p text:style-name="P1368"><text:span text:style-name="T1369">The lists is 1 add, 10 burst, 15 cut, 54 know, 59 list, <text:s/>65 must, 71 odd, 75 order, 83 question,<text:s/></text:span><text:span text:style-name="T1370">106 vary</text:span><text:span text:style-name="T1371">, 110 view, 11 words with such a way: 1, 10, 15, 54, 59, 65, 71, 75, 83,<text:s/></text:span><text:span text:style-name="T1372">106</text:span><text:span text:style-name="T1373">,</text:span><text:span text:style-name="T1374"><text:s/>110, beginning and ending with 110, balanced about 15, 54,59, 65, 75 so marked with 5. The drawings will be on diagrams, with a lot of peaks and troughs, with variations of all kind and showing their necessity. The pictures would be framed with the same s</text:span><text:span text:style-name="T1375">ort in multiple ways, to points at the numerous say innumerable types they can have. The analysis would be on the ability to study in order to predict.</text:span></text:p>
      <text:p text:style-name="P1376">The words beginning with a, working <text:s/>mostly with a b c, first letter to avoid too much<text:s/>subjectivity <text:s/>coming like 1 add, 2 air, 3 arm, 4 arrow, 5 ask, 6 bad, 7 bar, 8 bat, 9 bee, 10 burst, 11 cat, 12 car, 13 cost, 14 crust, 15 cut, 16 dad, 17 dead, 18 doll, 19 done, 20 drum, 21, east, 22 elm, 23 end, 24 enemy, 25 eraser, 26 fat, 27 father, 28<text:s/>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text:s/><text:soft-page-break/>117 xenon, 118 xerophyte, 119 xerox, 120 xylol, 121 yak, 122 yard, 123 yawn, 124 year, 125 yeti, 126 zealous, 127 zero , 128 zest, 129 zinc, 130 zone.</text:p>
      <text:p text:style-name="P1377"/>
      <text:p text:style-name="P1378"><text:span text:style-name="T1379">107 vase will hold plants for what is another use o</text:span><text:span text:style-name="T1380">f it but decoration, resembling a jug or any water holder, a vase stands in rooms as a symbol of whatever humans try to externalize: art, culture, leisure, presence, liking. The field is plants, the theme is culture. Synonyms are pot, jug, jar, holder, wha</text:span><text:span text:style-name="T1381">t contains flowers with water, what carries flowers in water, a thing for flowers. What is catching to develop about a vase is its human bent for decoration, art and culture. A vase embodies our will to escape from our hard deadly human reality. We wants s</text:span><text:span text:style-name="T1382">omething else with it, something that would makes us forget, making us think about beauty, dreams, what it shows as any piece of art. Beyond being an escapist, a vase is before all for plants when it is filled. Then that is also a nature connector, that ma</text:span><text:span text:style-name="T1383">kes us integrate nature in a beautiful way in our cultural surrounding. That means those two ways in addition to the affectivity that attaches you to your belongings, as a thing with a history connected to you, personal and cherished. Then something to esc</text:span><text:span text:style-name="T1384">ape, and to connect to nature and to yourself. To these three points <text:s/>comes the necessity for human to possess to have belongings in massive quantity, then a symbol of human materialism. The trades are flower dealer, naturalist, artist, decorator, and more</text:span><text:span text:style-name="T1385"><text:s/>about plants generally. The lists are about things in houses. The word is somewhat rare and to be caught for a lively piece. A sentence is as for decoration there were vases among many things else, these vases were filled with flowers or not, and in any c</text:span><text:span text:style-name="T1386">ases were a source of appeasement and consideration for all they meant and represent for us.</text:span></text:p>
      <text:p text:style-name="P1387"><text:span text:style-name="T1388">The numbers are 34 gutter, 43 image, 80 put, 94 sand, 96 table, 104 upon,<text:s/></text:span><text:span text:style-name="T1389">107 vase</text:span><text:span text:style-name="T1390">, 114 window, so 8 words going like this way: 34, 43, 80, 94, 96, 104,<text:s/></text:span><text:span text:style-name="T1391">107</text:span><text:span text:style-name="T1392">, 114,<text:s/></text:span><text:span text:style-name="T1393">which as many as 5 out of 8 with a 4, 6 big numbers, and 2 uneven. The drawings would show piece of art on the vases figuratively done and around as piece of genre paintings. Quite banal setting in which a vase is expected, parlours, living-rooms, bedrooms</text:span><text:span text:style-name="T1394"><text:s/>and the like. The analysis would be on the many uses deepening of a vase as some big human need and even more.</text:span></text:p>
      <text:p text:style-name="P1395"><text:span text:style-name="T1396">The one-hundred and eighth vest is to dress you under other piece of cloth, as a garment it is renown for being what is unseen of the individual</text:span><text:span text:style-name="T1397">, so a vest is never to be seen and there for mere comfort, protection and well-being. The field is clothing, the theme is garment. Synonyms are underclothes, close to the body clothes, clothes tight to the body, piece of clothing under main clothing, uppe</text:span><text:span text:style-name="T1398">r underwear, under all, beneath all. So, comfort is not so important if you feel ok without a vest, mostly as something unseen it remains purely the choice of the individual. So as a comfortable choice, or in cold weather as a protection against exposure,<text:s/></text:span><text:span text:style-name="T1399">or for personal reasons of habit or tradition whatever, a vest can be a second skin. There hygiene intervenes with sweat the vest is fast to be soaked and smelling with the damp body moisture, therefore it can turn all the opposite of its first aims. Then<text:s/></text:span><text:span text:style-name="T1400">when you start wearing that tight garment you have to own several otherwise your well-being will be stopped. So, this garment turns into a cumbersome demanding habit of straight routine which will take time and money if you do it regularly. In fact, that w</text:span><text:span text:style-name="T1401">as mostly the material side of a vest. It can be thought in terms of affectivity with a cultural educational habit which would have nothing material in it. The trades are dressmaker, haberdasher, clothes related business. The lists are about other garments</text:span><text:span text:style-name="T1402">. The word is outlandish apart in getting dressed, to be picked up as interesting for visual plans. A sentence is with a vest on I felt tight and comfortable, however the thought of that vest as a material belonging disturbed me as too secondary to be real</text:span><text:span text:style-name="T1403"><text:s/>and I doubted its necessity.</text:span></text:p>
      <text:p text:style-name="P1404"><text:span text:style-name="T1405">The numbers are 36 hat, 46 jacket, 52 knit, 69 net, 73 on, 80 put, 101 under, 105 use,<text:s/></text:span><text:span text:style-name="T1406">108 vest</text:span><text:span text:style-name="T1407">, 9 words appearing in this order: 36, 46, 52, 69, 73, 80, 101, 105,<text:s/></text:span><text:span text:style-name="T1408">108</text:span><text:span text:style-name="T1409">, with only big numbers, and 3 out of 5 over 100. The drawi</text:span><text:span text:style-name="T1410">ngs would show this garment on and off, in dressing, wardrobes, or on the people, with special interest in the appearance which only concerns the individuals. The analysis would insist on the unseen way of this garment.</text:span></text:p>
      <text:p text:style-name="P1411">The one-hundred and ninth vex is<text:s/>making you feel bad and has some such influence on you that can make you act in one way or another that would not have been possible without this feeling of being vexing or vexed, in the end with vex. The field is feelings, the theme is thwarting. Synonyms<text:s/>are annoy, frustrate, worry, oppose, be against, not indulged, be rejected, not have what one’s want, be denigrated, be confronted to hostility. Vex confronts you with the reality of life which always ends badly in death and that is your ultimate way in which vex is a basis. Then this is a word and a feeling you’d better get used to if you don’t want to be too surprised and to bad when your death happens. Relate vex and death is extreme reflection, the essence of vex is to be a bad feeling, death being an<text:s/>unbearable one. That getting used to something bad regularly and making it feel like good, would be changing the sense of vex which is impossible, vex will never feel like favour, and vex will always feel bad even if you can react in such a way that you will feel vex ever so little. Then what you can do with death is feeling it the less possible getting used to avoid being vexed. Whatever these words vex and death are negative and pull you down whenever you are thinking of them, and they must be dealt with<text:s/>as carefully as possible not to be feeling down too badly. The trades are actor, doctor, social worker, all dealing with thinking, teaching, making react. The lists would be on all triggering feeling verbs. The word is rare and polemic that it must be noticed carefully and considered for future unravelling with those concerned. A sentence is the ways to vex people are more numerous than those to please them but what is best; try to please people you don’t like there being <text:s/>ways that are hard to find anyway<text:s/>or be true and easy in what you do with them, meaning vexing them.</text:p>
      <text:p text:style-name="P1412"><text:span text:style-name="T1413">The numbers are 6 bad, 10 burst, 17 dead, 19 done, 24 enemy, 29 fright, 37 hit, 60 lost, 77 pain, 84 quit, 91 sad,<text:s/></text:span><text:span text:style-name="T1414">109 vex</text:span><text:span text:style-name="T1415">, 112 war, 13 words going: 6, 10, 17, 19, 24, 29, 37, 60, 77, 84, 9</text:span><text:span text:style-name="T1416">1,<text:s/></text:span><text:span text:style-name="T1417">109</text:span><text:span text:style-name="T1418">, 112, with 7 rather small numbers in a list marked with 17, 37 and 77and 19, 29, 91, and 109. The drawing would show angry faces with hard to handle situations in which people are vexing or vexed, like slapping, or opposing one way or another, a pre</text:span><text:span text:style-name="T1419">cise situation would be hard to define like refusing the entrance into some desired wherever. The analysis would be on the noxiousness of the word.</text:span></text:p>
      <text:soft-page-break/>
      <text:p text:style-name="P1420">The words beginning with a, working <text:s/>mostly with a b c, first letter to avoid too much subjectivity <text:s/>coming<text:s/>like 1 add, 2 air, 3 arm, 4 arrow, 5 ask, 6 bad, 7 bar, 8 bat, 9 bee, 10 burst, 11 cat, 12 car, 13 cost, 14 crust, 15 cut, 16 dad, 17 dead, 18 doll, 19 done, 20 drum, 21, east, 22 elm, 23 end, 24 enemy, 25 eraser, 26 fat, 27 father, 28 far, 29 fright , 30<text:s/>fry, 31 game, 32 goat, 33 god, 34 gutter, 35 gym, 36 hat, 37 hit, 38 hot, 39 hunt, 40 hut, 41ice, 42 idea, 43 image, 44 insect, 45 isle, 46 jacket, 47 jazz, 48 jot, 49 June, 50 just, 51 key, 52 knit, 53 knot, 54 know, 55 knuckle, 56 lake, 57 last, 58 let,<text:s/>59 list, 60 lost, 61 mad, 62 middle, 63 mother, 64 mud, 65 must ,66 near, 67 neat, 68 nest, 69 net, 70 not, 71 odd, 72 oil, 73 on, 74 or, 75 order, 76 pad, 77 pain, 78 pale, 79 pit, 80 put, 81 quality, 82 quantity, 83 question, 84 quit, 85 quote, 86 race,<text:s/>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421"/>
      <text:p text:style-name="P1422">The one-hundred and ten view, is a type of vision enlightening or not but the fact that it makes you see whatever it wants or not is clear. An image out or in your head that says something close to your mind. The field is vision, the theme is seeing. Synonyms are sight, vision, image, representation, depiction, exposition, show, picture, seen thing, photo, drawing, display, thing to look at. The need, necessity or whatever makes us look at things from wherever they come is a human way in life, a basic primary one that the word view exposes in a clear way. The view you have turns to lose objectivity being filter by your own personal mind and grasp of whatever you consider. Then a view is never objective being either yours or someone’ s else, their use is even though important to compare them and see which is the best, most effective and spring board to any progress. Views as reflections are closely related as being intricate working together in what is generally effective or so thoughts. Thinking and considering without views is generally impossible, views are there to guide you as part of all thoughts and are types of visual, abstract or bias thoughts to liven them and make them your own stamped with your personal marks. These views are what makes thinking worthwhile making you the centre of it. The trades are artists, thinkers, any people thinking. The lists are art words. The word is quite common practically every week, even several times, to be noticed for visual aspects. A sentence can be their views of the same situations were as many as them and impossible to take seriously separately for wand of want of real knowledge, sense and sensibility into a real insight of this situation.</text:p>
      <text:p text:style-name="P1423"><text:span text:style-name="T1424">The numbers are 5 ask, 25 eraser, 42 idea, 43 image, 48 jot, 51 key, 54 know, 59 list, 85 quote, 98 tone, 105 use,<text:s/></text:span><text:span text:style-name="T1425">110 view</text:span><text:span text:style-name="T1426">, 113 way, 114 window, 115</text:span><text:span text:style-name="T1427"><text:s/>wonder, 15 words like: 5, 25, 42, 43, 48, 51, 54, 59, 85, 98, 105,<text:s/></text:span><text:span text:style-name="T1428">110</text:span><text:span text:style-name="T1429">, 113, 114, 115, with 8 fives, starting with 5and ending with 5. The drawings will show pictures looked at, with different types of manners, styles, conceptions to point at the too many</text:span><text:span text:style-name="T1430"><text:s/>ways to looked at things to show them and understand them in a losing way in the end that prevents unity and success. There quantity is a bad sign. The analysis would be on the visual aspect of this word and in the end of the bad ways of too much seeing a</text:span><text:span text:style-name="T1431">s shunting to real sense and closer sound.</text:span></text:p>
      <text:p text:style-name="P1432">The one-hundred and eleventh want makes you feel desirous of what you like and makes you feel this way of being bent toward the thing, person or whatever plan you want for you. The field is desire, the theme is will. Synonyms are wish, desire, feel like having, be desirous of, be greedy for, hunger for, crave, be ravenous for, be in a state to desire of, have a will for, be craving for. Human can be in a state of no wanting, with zero want, but that is impossible to be like that permanently for all the needs of the body and those of the mind that put us in a state of the opposite like permanent needs and then want. Then that is a major concept to handle, which represents what we feel most, a state of permanent, disturbing and triggering want that makes us moves and ask a lot to ourselves, others and society. Want bends us to actions. A trigger like that, so big and so well identify should be easily worked at like some blade to sharpen, or some subject to deepen. That<text:s/>is amazing want is so little analyse and discuss but on the opposite always put to test with consumption society. In this way the system knows want as a basis and tries to manipulate the most the individuals with triggering at their want, needs and desires in a most vicious way that makes people unconscious of those manipulations. The trades are retailer, advertisement, dealer, manager, head more of the like. The lists are other triggering verbs. The word is rife and very common, to be paid attention without excess. A sentence is what they planned to want and to obtain was so big and unending that it was to be completely thought from the start to make all that want more controllable and possible.</text:p>
      <text:p text:style-name="P1433"><text:span text:style-name="T1434">The list is 1 add, 5 ask, 13 cost, 54 know, 58 let, 65 must,<text:s/></text:span><text:span text:style-name="T1435">80 put,<text:s/></text:span><text:span text:style-name="T1436">111 want</text:span><text:span text:style-name="T1437">, 8 words going like: 1 , 5, 13, 54, 58, 65, 80,<text:s/></text:span><text:span text:style-name="T1438">111</text:span><text:span text:style-name="T1439">, with 1 at both ends and centring on 4 fives out of 8. The drawings would show craving, desires like in front of shop windows, for flesh like lust. Fleshy desires like between to people i</text:span><text:span text:style-name="T1440">n a pair or craving for food after long starvation. The analysis would be on the bottomlessness of want. <text:s/></text:span></text:p>
      <text:p text:style-name="P1441">The words beginning with a, working <text:s/>mostly with a b c, first letter to avoid too much subjectivity <text:s/>coming like 1 add, 2 air, 3 arm, 4 arrow, 5 ask,<text:s/>6 bad, 7 bar, 8 bat, 9 bee, 10 burst, 11 cat, 12 car, 13 cost, 14 crust, 15 cut, 16 dad, 17 dead, 18 doll, 19 done, 20 drum, 21, east, 22 elm, 23 end, 24 enemy, 25 eraser, 26 fat, 27 father, 28 far, 29 fright , 30 fry, 31 game, 32 goat, 33 god, 34 gutter,<text:s/>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text:s/>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442"/>
      <text:p text:style-name="P1443"/>
      <text:p text:style-name="P1444">112 war puts fight in the air as you feel hostility between at least two opponents, that shows how big human problems can turn into deadly and bad war about matters that could be mere talk. The field is fighting, the theme is contest. Synonyms are fight, contest, contention, hostility, bloody trouble, battle, armed opposition, bloody confrontation, at dagger head, opposed facing, knifes pulled out for killing. War is horror, drama, a terrible problem that has ever been rife throughout human history, to develop such a word makes you feel ill at ease with human basic problem of violence and destruction of other human stance. For a normal human war is rejected has horrible, so the permanence of wars means that most people are blood thirsty and liking war in an abnormal human way. Most people would denounce it overtly, so behind back they are not saying the same and are pro war and wedge war as warmongers. This word questions man normality and goodness and the overall governments that are unable to suppress wars forever. Then we could dream of such a suppression and of widespread ever after peace as what is desired and should be normal for human. War questions normality, humans, governments, general violence and other basic human bents and uncontrol. The trades are soldier, warrior, diplomat, fighter, tactician, all those in the contest. The lists are about government and international relations. The word is not so rare and always dramatic to be cautiously picked up as full of drama and pathos. A sentence is wars were numerous over the world and as an everlasting human plague that no thinkers and nothing could have ever stopped forever in an impossible dream.</text:p>
      <text:p text:style-name="P1445"><text:span text:style-name="T1446">The list is 4 arrow, 6 bad, 17 dead, 24 enemy, 29 fright, 37 hit, 60 lost, 77 pain, 91 sad,<text:s/></text:span><text:span text:style-name="T1447">112 war</text:span><text:span text:style-name="T1448">, 10 words going in this way: 4, 6, 17, 24, 29, 37, 60, 77, 91,<text:s/></text:span><text:span text:style-name="T1449">112</text:span><text:span text:style-name="T1450">, with 6 rather small numbers out of 10, with 3, in 7,</text:span><text:span text:style-name="T1451"><text:s/>6 and 60. The drawings would be on battle-fields, with bloody fights and fighters in useless deadly grappling, to highlight on the worse than uselessness and the necessity to get rid of that way. The analysis would be on human thirst for blood overtly dis</text:span><text:span text:style-name="T1452">avowed.</text:span></text:p>
      <text:p text:style-name="P1453">113 way will lead you somewhere or not, but will be followed in whatever direction for you to see what is on it and busy you for the while you are on it. Anyway we are always on some way going somewhere, wanting something doing something. The field<text:s/>is direction, the theme is action. Synonyms are path, direction, leading, thoroughfare, street, track, line, distance, mile, run, wyle. The thing with path is that you are always on one going to somewhere precise or ignoring all of your destination. This<text:s/>basic fact of being on a path is a clue in the evolution of your being, if you know <text:s/>your destination, or destinations, for after all we are on several paths in all our doings, you are doing things in a precise determined way so that there is no surprise,<text:s/>though there can always be something unexpected. Whereas if you don’t know where the way you are on is leading you there is mystery in your acts, you have a short run visibility and there are many surprises and unexpected things you are to deal with regularly. In this book I don’t know where I am going precisely, anything can crop on this way and that makes it exciting and interesting to me. Even though there is a precise plan I don’t know what will be the results and the effects, though this way is to be some kind of life security. This is a way to be more secured generally on all the other ways. The trades are any, dealing with geography. The lists are space words. The word is common and you got to pick it up for knowing where people are going. A sentence<text:s/>can be on their ways were amazing things, some they had been expected and were prepared to handle but also some very unexpected that were big problems to solve with the best ways possible.</text:p>
      <text:p text:style-name="P1454"><text:span text:style-name="T1455">The list is 12 car, 19 done, 21 east, 23 end, 28 far, 37 hit, 42 id</text:span><text:span text:style-name="T1456">ea, 60 lost, 62 middle, 73 on, 86 race, 89 run,<text:s/></text:span><text:span text:style-name="T1457">113 way</text:span><text:span text:style-name="T1458">, 130 zone, so 14 words like: 12, 19, 21, 23, 28, 37, 42, 60, 62, 73, 86, 89,<text:s/></text:span><text:span text:style-name="T1459">113</text:span><text:span text:style-name="T1460">, well parted between small and big numbers, with 113 as 13. The drawings would show lines, path some with known destina</text:span><text:span text:style-name="T1461">tions some with unknown one and with cropping unexpected things on them. The analysis would be on the numerous ways we are on, their plurality making them harder to handle. <text:s/></text:span></text:p>
      <text:p text:style-name="P1462">The one-hundred and fourteenth window opens onto something nice or not but always<text:s/>to show you what will make you consider it this way or that. A window onto the world will be something always nice to consider whatever the view. The field is architecture, the theme is seeing. Synonyms are see through, opening, hole, looking on, aperture, breakthrough, small door, way to see, open way, look out. A window opening onto a certain view offers many possibilities to consider what it is showing you, these considerations depends on what mood you are in. Then the view which is offered by a window<text:s/>goes along with your mood, even an ugly sight will appear not so ugly and will be dramatically attenuated whether you are in <text:s/>a good mood, in this way you will find nice things in this ugliness and it goes along what you feel like whereas a nice sight if you are in a bad mood will look quite bad to you. Though if you are ill and lying on a bed unable to act, a window, whatever your mood, which here may be quite bad, may be desired in a way of escaping your current illness. Then a window seems to be a way out even in your mind more than out in the real physical opening, it seems it opens more things inside your mind. These ability of a window to makes you see more than the things it open onto, then mental scape is an amazing way always appreciated and people<text:s/>who hate windows are not so rife. The trades are builder, architect, maker. The lists are other parts of a house. The word is common and may not be heard so often, to be picked up for a look out. A sentence is through this window could be seen plenty of life out but the mental breathing it enables was more important than all that life out.</text:p>
      <text:p text:style-name="P1463"><text:span text:style-name="T1464">The list is 2 air, 12 car, 34 gutter, 43 image, 66 near, 96 table, 101 under, 110 view,<text:s/></text:span><text:span text:style-name="T1465">114 window</text:span><text:span text:style-name="T1466">, 115 wonder, so 10 words going: 2, 12, 34, 43, 66, 96, 101, 110,<text:s/></text:span><text:span text:style-name="T1467">114</text:span><text:span text:style-name="T1468">, 1</text:span><text:span text:style-name="T1469">15, quite regular and with chained number echoing in pairs. The drawings will be quite explicit, with window close up outside or inside to see the different point of view according to the position you are in. The analysis will be on the mind breather.</text:span></text:p>
      <text:p text:style-name="P1470">The<text:s/>words beginning with a, working <text:s/>mostly with a b c, first letter to avoid too much subjectivity <text:s/>coming like 1 add, 2 air, 3 arm, 4 arrow, 5 ask, 6 bad, 7 bar, 8 bat, 9 bee, 10 burst, 11 cat, 12 car, 13 cost, 14 crust, 15 cut, 16 dad, 17 dead, 18 doll, 19<text:s/>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text:s/><text:soft-page-break/>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text:s/>128 zest, 129 zinc, 130 zone.</text:p>
      <text:p text:style-name="P1471"/>
      <text:p text:style-name="P1472"/>
      <text:p text:style-name="P1473">The one-hundred and fifteenth wonder is a source of amazement, surprise and what will catch you unaware in a way you cannot directly understand. Wonder is pleasure out of what you already know so well. The field is the unexpected, the theme is magic. Synonyms are amazing, unexpected, surprise, take unaware, upset, epiphany, marvel, take the breath off, puzzle, beyond understanding, disarray. Wonder generally makes you feel happy and satisfied of being alive, the opposite would be unusual that you would be unhappy at wonder. Wonder as a source of unhappiness would mean that you like what is expected and to understand well everything that comes in your way. With the pervasive mystery that is life wonder is rife and you must like it to be happy. With the habit you don’t wonder at the same thing all the time, thus your own personal sources of wonder evolve with you and always catch you unaware in deeper wonder. As you get use and solve or not your previous source of wonder, the current sources of your new wonder refine to make you sharper in it and wonder ever less at life. Then it is very likely to wonder very little as a grown up ever doing the same and same again. In this way sources of wonder are found in the new, unusual and unknown. The trades are magician, creator, thinker, writer, artist. The lists are about feelings. The word is very rare and to be surely picked up for real amazement. A sentence is their wonder was some feeling they wanted to often feel, the most possible,<text:s/>for it took them far away in worlds beyond their daily strife.</text:p>
      <text:p text:style-name="P1474"><text:span text:style-name="T1475">The list is 25 eraser, 28 far, 31 game, 33 god, 42 idea, 43 image, 54 know, 71 odd, 83 question, 98 tone, 110 view,<text:s/></text:span><text:span text:style-name="T1476">115 wonder</text:span><text:span text:style-name="T1477">, 12 words going: 25, 28, 31, 33, 42, 43, 54, 71, 83, 98, 110,<text:s/></text:span><text:span text:style-name="T1478">115</text:span><text:span text:style-name="T1479">,</text:span><text:span text:style-name="T1480"><text:s/>balanced small and big with 8 out of 12 belonging to tens pairs. The drawings would show eery ways, strange dreamy situations filled with this wonder so undefinable, and pieces of unexplained phenomena that would intensify it. The analysis would be on the</text:span><text:span text:style-name="T1481"><text:s/>satisfaction in wonder.</text:span></text:p>
      <text:p text:style-name="P1482">116 xanthan is thickening your food or improving it in such an recent innovating way that what you eat is always as important as in the beginning of humanity. The field is eating, the theme is food. Synonyms are food additive, addition to food, nourishment product, additive to nurture, what is added in food, something chemical added to food, additive to be eaten, what is joined to food. The way humans always search different ways to eat, generally to improve our eating is quite glaring and visible in all that we eat. If the fruit and vegetable haven’t change much since the origins, other food products have evolved much towards different appearances and states, compositions, textures or aspects. Xanthan is part of these changes, it improves or at least changes products when added to their composition in a way to be define clearly with precise researches on this word. Xanthan looks like a powder, which is clear and which acts like a type of thickener or helps conserving food products. It seems to be an industrial product, but it can be used in homes. Xanthan is quite recently dated, it is a very modern invention and shows how humans still search how to evolved with their food. The main point here is why isn’t what we already have enough<text:s/>and why still searching for innovations sometimes for the worse. The trades are cook, retailer, house people, other, varied. The lists are all the additives. The word is exceptional, you may very well never hear it at all but in precise contexts. A sentence is there was xanthan among other additive into this recipe and the precise function of this rare product was to be define for a better enjoyment of the result of this recipe.</text:p>
      <text:p text:style-name="P1483"><text:span text:style-name="T1484">The numbers are 1 add, 14 crust, 30 fry, 41 ice, 59 list, 72 oil, 81<text:s/></text:span><text:span text:style-name="T1485">quality, 82 quantity, 88 rice, 96 table,<text:s/></text:span><text:span text:style-name="T1486">116 xanthan</text:span><text:span text:style-name="T1487">, 128 zest, 12 going: 1, 14, 30, 41, 59, 72, 81, 82, 88, 96,<text:s/></text:span><text:span text:style-name="T1488">116</text:span><text:span text:style-name="T1489">, 128, starting with 2 four, and ending with four 8. The drawings will show recipes with a lot of powders and pointing on food<text:s/></text:span><text:span text:style-name="T1490">composition with the many unknown ingredients making it, especially that which is recent. The analysis will be on the real necessity or not of all that.</text:span></text:p>
      <text:p text:style-name="P1491">117 xenon, I’ve to look for it for I have a vague idea that it is some gas, that is it, a special noble<text:s/>gas made by distillation of air and used in some lamps. You wonder about everything else about it. The field is material, the theme is element. Synonyms are thing in the air, airy material, noble airy product, material in the air, immaterial thing, special immaterial product, some airy fluid. What appears with some gas, and especially some noble gas is for me that I know nothing about it and everything here will be about guessing and imagining some fantastical uses of it. Some gas has some useful, felt or<text:s/>indifferent properties you can make up to have idea about what some gas can do. Some gas can influence your breathing in a bad or good way, some gas can indeed make you stifle. Some other can increase your breathing and make you feel better. Gas can also have some effect on your whole being, on your external or internal tissues for example, make them swell, discompose or get stiff paralysed, or in the opposite strengthen them, make them be better. In the way some gas as a chemical product can product chain<text:s/>reaction of varied edifying effects, such as explosion, colour spreading, falls of concrete things or more you can not even yet conceive. Indeed gas can be dangerous and have plenty of noxious influence, but also good we got to look for. The trades are scientist, technician, specialist. The lists are all gas. The word is rare, you may never hear it, pick it up absolutely. A sentence can be there was xenon in the composition, and we had to inquire about it specifically for we were ignoring all about it and even the name was new to us.</text:p>
      <text:p text:style-name="P1492"><text:span text:style-name="T1493">The list is 2 air, 41 ice, 64 mud, 72 oil, 81 quality, 94 sand, 95 sun, 97 tin, 116 xanthan,<text:s/></text:span><text:span text:style-name="T1494">117 xenon</text:span><text:span text:style-name="T1495">, 120 xylol, 129 zinc, so 12 words like: 2, 41, 64, 72, 81, 94, 95, 97, 116,<text:s/></text:span><text:span text:style-name="T1496">117</text:span><text:span text:style-name="T1497">, 120, 129, with 9 big numbers out of 12, 4 hu</text:span><text:span text:style-name="T1498">ndreds, and 3 nineties. The<text:s/></text:span><text:soft-page-break/><text:span text:style-name="T1499">drawings would be centring on the immaterial, with colour effects to show there is something invisible in the air, but something influential even though. The analysis would be on the effects of xenon.</text:span></text:p>
      <text:p text:style-name="P1500">The words beginning with a,<text:s/>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501"/>
      <text:p text:style-name="P1502">The one-hundred and eighteenth xerophyte, grows in the waterless areas for some amazing green and quite flowery plant, a type of growing that should be of interest for a reproduction on our human organism. The field is plant, the theme is desert.<text:s/>Synonyms are dry plant, desert plant, waterless growing, desert green, oasis plant, plant that needs little water, drought plant, dry context plant. To be able to grow abundantly, big and flourish with little water is a feat we should envy and desire for ourselves that take so much water and often vainly. The names or details about that type of plant are still unknown to me and this here development will just deal about the ability to grow with little water. Then light and the sun are enough for xerophytes<text:s/>to feel good and flourish. In this way it would be amazing if artificial light is enough or possible. The darkness is to kill them. The way they do in dry ground, we should study the roots they have and isolate their wonderful properties, to be able to try<text:s/>to do the same on ourselves. Are they big strong roots well attached to them, or slight strings in quantity or not, or both. We should compare to our blood vessels, but anyway we should identify to such wonders. In this way it would be amazing to grow bigger and stronger with much less water on. The trades are grower, naturalist, flower dealer, scientist, others varied. The lists are all plants. The word is again exceptional, never to be heard or so rare, to be picked up ravenously. A sentence is in the middle of the xerophytes we were feeling amazed at their big size and bright colours so that our wonder was the source of desire for more wide knowledge about them.</text:p>
      <text:p text:style-name="P1503"><text:span text:style-name="T1504">The list is 14 crust, <text:s/>22 elm, 45 isle, 56 lake, 64 mud, 94 sand, 95 sun,<text:s/></text:span><text:span text:style-name="T1505">118 xerophyte</text:span><text:span text:style-name="T1506">, 130<text:s/></text:span><text:span text:style-name="T1507">zone, so 9 words going like this : <text:s text:c="35"/>14, 22, 45, 56, 64, 94, 95,<text:s/></text:span><text:span text:style-name="T1508">118</text:span><text:span text:style-name="T1509">, 130, a balanced list, well parted in small and big numbers, rife in 4, 5, 6, centring on two 4. The variety of the type would be pointed at in numerous p</text:span><text:span text:style-name="T1510">lural drawings with highlighting on their bright colour and bigness, the point of waterlessness will be underlined too with the dry context represented. The analysis will be on the waterless resistance.</text:span></text:p>
      <text:p text:style-name="P1511">The one-hundred and ninth xerox I have to look up, a<text:s/>trademark type of copying, printing method. To have the text or whatever images xeroxed is nice when you want to have many copies or decent copies. The field is print, the theme is copy. Synonyms are print, copy, writing method, duplicate, replicate, photocopy, multiplicate pages, have plenty of pages, put in a copying machine. This system belongs to the always faster, bigger, better process and is in fact puzzling in the way that process can harm and do the opposite of its intents. Indeed to have more copies faster puts in danger the source of those copies, meaning there would need more trees and participates to the deforestation process and increases the bad state of our planet. For what seems a blessing there are big problems ahead. Then this xerox process should be use under surveillance and there must be quota or counting systems linked to it so that there is no excesses of extreme consumption. In fact such seemingly bettering process can be plagues. That question the always searching mind of humans that<text:s/>won’t be satisfied with their present state and status quo. The interest is there how to put a stop to regressive progress that worsens our state, to search in less polluting ways, and to find real sources of progress. The trades are writer, thinker, printer, artist, all kinds deal with the pages. The lists are about systems. The word is quite current especially in office precinct and where we print, to be notice for what is written. A sentence is the xerox was vomiting extra copies of those documents that<text:s/>were necessary for our meeting, but once up those would be let useless and really a waste of much paper.</text:p>
      <text:p text:style-name="P1512"><text:span text:style-name="T1513">The list is 1 add, 13 cost, 25 eraser, 42 idea, 43 image, 48 jot, 51 key, 59 list, 75 order, 82 quantity, 105 use, 113 way,<text:s/></text:span><text:span text:style-name="T1514">119 xerox</text:span><text:span text:style-name="T1515">, then 13 words l</text:span><text:span text:style-name="T1516">ike 1, 13, 25, 42, 43, 48, 51, 59, 75, 82, 105, 113, <text:s/></text:span><text:span text:style-name="T1517">119</text:span><text:span text:style-name="T1518">, with mostly small numbers, <text:s/>with two 3, 2 and 9, quite progressive. The drawings would show plenty of photocopiers, with pages coming out in great quantity, and the people doing nearly nothing but<text:s/></text:span><text:span text:style-name="T1519">piling the pages that come out. The analysis would be on use and utility and waste in great quantity.</text:span></text:p>
      <text:p text:style-name="P1520">120 xylol will help you see through your body with enhances radiographies of it if you need that. As a helper it can be of great use in case of medical emergency. Then it is worth knowing for those needed it. The field is medicine, the theme is the body. Synonyms are agent to help radiography, seeing agent, radiography enhancer, helper to watch through the body, seer of the body innards. There seems only good in this product of modern medicine, though it helps to see and then enables treatments of what are mostly modern diseases. Then for cancers for examples, sure there were cancers in ancient times though not known by this name, and at the time modern medicine would have been appreciated to help them. However modern diseases are intensified with our modern ways of life and necessitate modern medicine to cure them. Most cancers necessitating radiographies will use xylol to help seeing well, which are they? All those that touch the innards, which are caused by what we consume, in addition to a familial favourable ground. Then without all those over modern consumptions there would be less dramatic and spectacular cancers. Then xylol is a result of modern deviances and would be less needy or not at all if our ways of life were less deviant. The trades are doctor, technician, specialist, all those in medicine. The lists are about medical products.<text:s/><text:soft-page-break/>The word is technic and you may very well never hear it but with doctors. A sentence is xylol was used for these radiographies of the body and helped very much in their quality to see if there was something wrong to notice.</text:p>
      <text:p text:style-name="P1521"><text:span text:style-name="T1522">The words beginning with a, working <text:s/>mostly with a b c, first letter to avoid too much subjectivity</text:span><text:span text:style-name="T1523"><text:s text:c="2"/>coming like 1 add, 2 air, 3 arm, 4 arrow, 5 ask, 6 bad, 7 bar, 8 bat, 9 bee, 10 burst, 11 cat, 12 car, 13 cost, 14 crust, 15 cut, 16 dad, 17 dead, 18 doll, 19 done, 20 drum, 21, east, 22 elm, 23 end, 24 enemy, 25 eraser, 26 fat, 27 father, 28 far, 29 fri</text:span><text:span text:style-name="T1524">ght , 30 fry, 31 game, 32 goat, 33 god, 34 gutter, 35 gym, 36 hat, 37 hit, 38 hot, 39 hunt, 40 hut, 41ice, 42 idea, 43 image, 44 insect, 45 isle, 46 jacket, 47 jazz, 48 jot, 49 June, 50 just, 51 key, 52 knit, 53 knot, 54 know, 55 knuckle, 56 lake, 57 last,</text:span><text:span text:style-name="T1525"><text:s/>58 let, 59 list, 60 lost, 61 mad, 62 middle, 63 mother, 64 mud, 65 must ,66 near, 67 neat, 68 nest, 69 net, 70 not, 71 odd, 72 oil, 73 on, 74 or, 75 order, 76 pad, 77 pain, 78 pale, 79 pit, 80 put, 81 quality, 82 quantity, 83 question, 84 quit, 85 quote,<text:s/></text:span><text:span text:style-name="T1526">86 race, 87 rat, 88 rice, 89 run , 90 rut, 91 sad, 92 sail, 93 sale, 94 sand, 95 sun, 96 table, 97 tin, 98 tone, 99 trout, 100 tuna, 101 under, 102 unity, 103 up, 104 upon , 105 use, 106 vary, 107 vase, 108 vest, 109 vex, 110 view, 111want, 112, war, 113 w</text:span><text:span text:style-name="T1527">ay, 114 window, 115 wonder, 116 xanthan, 117 xenon, 118 xerophyte, 119 Xerox, 120 xylol, 121 yak, 122 yard, 123 yawn, 124 year, 125 yeti, 126 zealous, 127 zero , 128 zest, 129 zinc, 130 zone.</text:span></text:p>
      <text:p text:style-name="P1528"/>
      <text:p text:style-name="P1529"><text:span text:style-name="T1530">The numbers are 2 air, 25 eraser, 41 ice, 42 idea, 43 image, 51</text:span><text:span text:style-name="T1531"><text:s/>key, 54 know, 67 neat, 81 quality, 83 question, 105 use, 110 view, 116 xanthan,<text:s/></text:span><text:span text:style-name="T1532">120 xylol</text:span><text:span text:style-name="T1533">, 14 words going like 2, 25, 41, 42, 43, 51, 54, 67, 81, 83, 105, 110, 116,<text:s/></text:span><text:span text:style-name="T1534">120</text:span><text:span text:style-name="T1535">, with more than half of it rather small numbers, with plenty of 1, 2, 3, with 2 at bot</text:span><text:span text:style-name="T1536">h ends. The drawings would show this xylol liquid in its pots marked with its name, and a lot of radiographies to show its uses, with most underlining of the quality of them depending on it. The analysis would be on the modernity of xylol.</text:span></text:p>
      <text:p text:style-name="P1537">The one-hundred<text:s/>and twenty-one yak, is furry, big, horny or to be checked for the confusion between all the big animals the like of a yak. Some big cattle bred for milk, skin, and meat. The field is cattle, the theme is beast. Synonyms are horny beast, mountain cattle, savage cow, type of cow, central Europe cattle, Himalaya ox, type of buffalo, sort of ox with fur, milk beast, beast for meat and milk. A yak in the mountain is very well able to live its life of its own without humans attendance. We have domesticated them for all their being to be our possessions, that in the end is not so good apart for all that undirect comfort and blessing they give us. In this way we meddle with them, slaughter them, intervene in all their business as if it was normal, the idea is very unpleasant and a yak is quite a problem for me. Apart from that dissatisfactory meddling, their nutritive quality for human feeding is acknowledge and it would be dramatic for some people should they do without yaks. I want all the yaks to be freed and let<text:s/>to their life in the already very damaged nature, but that seems quite absurd and ineffective, all the more that I would delightfully do as the most numerous and feed on yaks. This torturing contradiction shows what is trapping humans, a secret impossible<text:s/>wish to do good, and a personal massive doing of the opposite. The trades are breeder, farmer, mountaineer, the like dealing with yaks. The list are all the animals. The word is very rare, except in zoo contexts. A sentence is the yaks that the farmers used for their milk, meat and clothes, were interesting animals that were wont to the routine of the peasants.</text:p>
      <text:p text:style-name="P1538"><text:span text:style-name="T1539">The numbers are 8 bat, 9 bee, 11 cat, 32 goat, 44 insect, 87 rat, 99 trout, 100 tuna,<text:s/></text:span><text:span text:style-name="T1540">121 yak</text:span><text:span text:style-name="T1541">, 125 yeti, 10 going this orderly way <text:s text:c="17"/></text:span><text:span text:style-name="T1542"><text:s text:c="20"/>8, 9, 11, 32, 44, 87, 99, 100,<text:s/></text:span><text:span text:style-name="T1543">121</text:span><text:span text:style-name="T1544">, 125, with 5 small and 5 big numbers, marked by 8 and 9 , three hundreds, 44 and 99. The drawings would be naturalist reproductions and pictures of daily life scenes with yaks in the middle. To show th</text:span><text:span text:style-name="T1545">at something else could be done, for example for the drink, meat and skin with synthetic, artificial or more contemporary stuff. The analysis would be on tradition and regressive behaviours.</text:span></text:p>
      <text:p text:style-name="P1546">122 yard measures what you want to know the length of, in a way you can be precise, very pointful in your doings, the use so evident is quite absurd whenever you cannot measure, though it becomes something rough to evaluate approximatively. The field is space, the theme is measure. Synonyms are a distance less than half<text:s/>a hundredth of a kilometre, three feet, a thirty-six inches, nearly one metre. That it should be most of the time approximative is annoying, because between an approximation and reality the discrepancy can be enormous. That annoyance is part of humanity which is always creating whatever sharp pinpointed words to badly use them afterwards or let go with loose use of them. Taken out of a real equipped measuring context that words loses all validity and turns even irrelevant for all the discrepancies that exists and may turn really bad on the user. Moreover in good context with precision on, the real utility to know it is one or two yards more or less is not so relevant, the thing is your measurement is useful or not, it matches what you want or not, then the<text:s/>number it les or more is a question of intensity. There will often be a precise one with is the right point, before it will be not enough and the may be possible for some time or even soon to much, or it is possible to a certain distance of yards then it is too far. Anyway whatever it is you have to measure like that will need detailed, expressive examples to make that dim point clear. The trades are geographer, cartographer, scientist, any people necessitating measurement. The lists are all quantifiers. The words is frequent with general talking in whereabouts, when you have to move, adding biometric. A sentence is at ten yards there was something which was unprecise, all the opposite of this approximate use of distance, we wondered if we would cover the distance to have precision on this added thing that could be a source of whatever more unknown.</text:p>
      <text:p text:style-name="P1547"><text:span text:style-name="T1548">The list is 1 add, 13 cost, 42 idea, 43 image, 50 just, 51 key, 62 middle, 71 odd, 75 order, 82 quantity, 102 unity, 106 vary,<text:s/></text:span><text:span text:style-name="T1549">122 yard</text:span><text:span text:style-name="T1550">, 124 year, 127 zero, 130 z</text:span><text:span text:style-name="T1551">one, a big list of 16 words related to space and quantity measured. They go like this order with thus: 1, 13, 42, 43, 50, 51, 62, 71, 75, 82, 102, 106,<text:s/></text:span><text:span text:style-name="T1552">122</text:span><text:span text:style-name="T1553">, 124, 127, 130, <text:s/>with four ending in two, 1, 13, 130, accelerating past its middle. The drawings wou</text:span><text:span text:style-name="T1554">ld show distance, with all unprecise, types of gradations whatever to underline yards. The analysis would be on precision so couple with approximation.</text:span></text:p>
      <text:p text:style-name="P1555">One-hundred and twenty-three, 123, <text:s/>yawn makes you react visibly to some internal or external cause, said tiredness, boredom or whatever putting you to sleep process which is specific to yourself. The field is reaction, the theme is sleep. Synonyms are opening wide move of the mouth, mouth calling to sleep, deep opening sign of sleepiness of the mouth, sleepy facial reaction,<text:s/><text:soft-page-break/>going to sleep sign. A visible indication that you are falling asleep, is a clue to you physiological life, you may note the times it happens so that to identify its causes and avoid insomnia. These two opposed processes yawning and insomnia also oppose in the fact that yawning and then sleep are more desired, most of the time when its not an excess of it than fearful insomnia that goes to faster death. Then briefly if you don’t yawn you are going to die faster. Those causes, very personal and precious to you must be cherished so that you don’t overuse them and make them work less or no longer at all. Yawns are said to trigger some type of appeasing hormone that you may need to calm down at any strained time of your life. A positive good process that is seen as neglect and a bad sign of bad will, passivity and letting go, by others. That implies yet another reasoning contradiction in the word developments, between doing good to yourself and looking good to others. Evidently you cannot have<text:s/>both good ways, there is strategical personal choices to do according to where you are. The trades are none, some doctor, specialist. The lists are all physical signs. The word is common, but not so as a day or even a week basis, you may hear it in bed. A<text:s/>sentence is they were going to sleep and loud yawns were audible, then it was evident to yawn was connected to going to sleep, and yawn would be linked to that ever after.</text:p>
      <text:p text:style-name="P1556"><text:span text:style-name="T1557">The list is 2 air, 51 key, 54 know, 58 let, 73 on, 111 want,<text:s/></text:span><text:span text:style-name="T1558">123 yawn</text:span><text:span text:style-name="T1559">, a short list<text:s/></text:span><text:span text:style-name="T1560">of 7, hard to group farfetched related words going: 2, 51, 54, 58, 73, 111,<text:s/></text:span><text:span text:style-name="T1561">123</text:span><text:span text:style-name="T1562">, ending with a beginning series, which a classic to put to sleep, three fifties, apart from the beginning 2 quite average and big numbers. Quite easy explicit drawings, but the</text:span><text:span text:style-name="T1563"><text:s/>minute difference between a yawn and a shout would be to be clearly made. The analysis would be on the visible appearance of this physical sign.</text:span></text:p>
      <text:p text:style-name="P1564"><text:span text:style-name="T1565">124 year will last twelve months which is an eternity when it is discomposed in seconds, and you can do so muc</text:span><text:span text:style-name="T1566">h in a year that you are sure not to remember it all in details if ever it is varied. The field is calendar, the theme is time. Synonyms are 365 days, 12 months, twice 183 days, twice six months, two semesters, four trimesters, six times two months, three<text:s/></text:span><text:span text:style-name="T1567">times 122 days. What seems so long for an impatient human mind, is said to be short in a life scope, after a life time, especially good a year seems ridiculously short. Then on the opposite a bad life time is composed of long years, which is my case, all t</text:span><text:span text:style-name="T1568">he more that I think them long. However I know it to be a false impression for on humanity time length they practically don’t exist in aeons time. No human mind can really have that dimension felt even if we can represent it proportionally. A year will rem</text:span><text:span text:style-name="T1569">ain a short nearly not graspable dimension we are always in but is constantly fleeting in what is our unfathomable fate. A part from a time measure a year is to be considered with different aspects as these with the mathematical, affective or administrativ</text:span><text:span text:style-name="T1570">e points which strength it and gives it what makes so used in our society. In this way the year of your birth is special to you, and a starting point of all sort of personal calculations, medical, biometric landmarks. The trades are administrator, speciali</text:span><text:span text:style-name="T1571">st, planner varied other using that way. The list will be on all time measure names. The word is not to be noticed so much for quite hackneyed, but for the run.</text:span></text:p>
      <text:p text:style-name="P1572"><text:span text:style-name="T1573">The list is 1 add, 19 done, 23 end, 42 idea, 50 just, 51 key, 57 last, 62 middle, 71 odd, 75 or</text:span><text:span text:style-name="T1574">der, 82 quantity,<text:s/></text:span><text:span text:style-name="T1575">124 year</text:span><text:span text:style-name="T1576">, so 12 words going 1, 19, 23, 42, 50, 51, 57, 62, 71, 75, 82,<text:s/></text:span><text:span text:style-name="T1577">124</text:span><text:span text:style-name="T1578">, with rather small numbers with 50 as 5, wants deepening. The drawings would have to be thought for apart from calendar picture with underlined year marked<text:s/></text:span><text:span text:style-name="T1579">there not much to be drawn about a year, birthdays, an orbit, things that shall be refined. The question is whether it is ever possible that a year has an image, it would be quite symbolic. The analysis would be on their ceaseless piling along our winding<text:s/></text:span><text:span text:style-name="T1580">way, stealthily like all types of time.</text:span></text:p>
      <text:p text:style-name="P1581">125 yeti, is probably a real type of snow mountain big ape, however it remains quite mysterious and what is known may be as the horrible snow man. I count it for that among the characters. The field is animal, the theme is incarnation. Synonyms are snow ape, monster in the snow mountains, ape of snow, wild big ape of the snow, giant snow man, monster man, big creature apelike of the mountain. The point with a yeti is that it is part of a legend and that it will take searching to certify its existence, like that it may be true there are snow mountain apes but this fact has been told to me with the legendary mysterious recounting as if it was all of a make up that in the end I don’t know but guess such a manlike animal exists. I’ll first enquire if they are some captive in zoo park for example, look at the encyclopaedia articles and be sure of what there is to really know about them. Then I’ll come to the fact about the reasons for such making up about them, if they are real why are humans talking lies and impossible acts they would have done. If they don’t exist, where come this creation of an ape in the snow. A yeti development would be about where comes all those false legends told about it. In the end the fact that it<text:s/>is said to resemble a man so much may be the most important point that is the source of all that talk about what may be is completely false. The trades are writer, tale teller, animal dealer, zoologist. The lists are mysterious animals. The word is rare but for fiction and mystery accounts. A sentence could be they were talking about a yeti in the snow mountains, though not knowing at all if what they were talking about was true, and all seems so fake and gross that it would take encyclopaedia to know about<text:s/>it at all. <text:s/></text:p>
      <text:p text:style-name="P1582"><text:span text:style-name="T1583">The numbers are 8 bat, 9 bee, 11 cat, 29 fright, 32 goat, 44 insect, 87 rat, 99 trout, 100 tuna, 121 yak,<text:s/></text:span><text:span text:style-name="T1584">125 yeti</text:span><text:span text:style-name="T1585">, <text:s/>11 going like this: 8, 9, 11, <text:s/>29, 32, 44, <text:s/>87, <text:s/>99, 100, 121,<text:s/></text:span><text:span text:style-name="T1586">125</text:span><text:span text:style-name="T1587">, <text:s/>parted small and big, with 9, 29 and 99, 44 and 100, cen</text:span><text:span text:style-name="T1588">tring on 44. The images would be gross fake as absurd as the stories that are told. With the surroundings of snow mountains and caves, taking away some innocent weak humans. <text:s/>The analysis would be on the legends and all the misconception and poking at it.</text:span></text:p>
      <text:p text:style-name="P1589">The one-hundred and twenty-six zealous is being attentive about you with ways and manners to please, pamper and comfort you but its intents are not known, are there some in the end. The field is obsequiousness, the theme is behaviour. Synonyms are care, being after someone, running after someone, do a lot for someone, pamper, cajole, indulge, be all out for someone, give a lot to someone. The reflection about this word is that when you do it or when you undergo it, what really matters is not that someone is<text:s/>zealous but the causes of that behaviour. When it is yours, you very well know why your are like that, the reasons can be good or not, but you generally expect some compensation. When someone is like that with you, you may guess it is about the same process, acknowledged or not, the reasons for that being more vague or not known at all on your side. This duplicity in the zealous way, is some marked of the human mind to be plural, one action doubled with more than one thought. The complexity in duplicitous<text:s/>zeal is some process that goes deep into being, doing and living. Then to be zealous, has is shown<text:s/><text:soft-page-break/>everyday, with the requirements of politeness more or less done excessively as a quick example, mostly means that you don’t want troubles with the person you<text:s/>are zealous with. In this case zealousness is quite base and negative, may be there are good cases. The trades are all paid professionals. The lists are about ways and behaviours. The word is very rare, even exceptional and rather derogatory. A sentence is they were zealous with their teachers in order to be favoured with all that was to be taught and to be treated in priority.</text:p>
      <text:p text:style-name="P1590"><text:span text:style-name="T1591">The list goes 5 ask, 19 done, 29 fright, 33 god, 39 hunt, 42 idea, 50 just, 51 key, 54 know, 65 must, 75 order, 83 question, 109 v</text:span><text:span text:style-name="T1592">ex, 110 view, 111 want, 113 way,<text:s/></text:span><text:span text:style-name="T1593">126 zealous</text:span><text:span text:style-name="T1594">, a long list of 17 going: 5, 19, 29, 33, 39, 42, 50, 51, 54, 65, 75, 83, 109, 110, 111, 113,<text:s/></text:span><text:span text:style-name="T1595">126</text:span><text:span text:style-name="T1596"><text:s/>with 4 nines, 3 fifties and 5 hundreds, quite rife with average numbers. The drawings should be inspired with the<text:s/></text:span><text:span text:style-name="T1597">subtle and ingenious inspiration that can be in the zealous behaviours, mostly that would be actions, relations between people, interactions shown to underline the zealous. <text:s/>The analysis would be on the complexity of this behaviour.</text:span></text:p>
      <text:p text:style-name="P1598">127 zero has plenty of<text:s/>implications, being a void that can hold anything, contradicting it. Zero is some special kind of nothing, related to something definite that is not there at all. The field is numbers, the theme is void. Synonyms are void, devoid, empty, deprived, absence,<text:s/>total lack, vacuity, being not at all, with no occurrence, not represented, nothing, not here, destitute. One of its interesting point is its late discovery in the mathematics history, you wonder how a big concept so essential has been out of the way and<text:s/>discovered after some useless or even noxious ones as beauty or false appearance stuff. Then what is important is that there may be bigger stuff, principles or whatnot let aside because or not of less important ones. This makes me think that there can still be major discoveries, inventions or elaborations that would completely change some aspects, fields or human ways. The fact that <text:s/>the one before all numbers has been discovered after the whole endless series that opposes it <text:s/>and so partly hide, gives hope<text:s/>for what prevents real soaring of humanity. In this way to look at how it first appeared, if there are some notes about it, would may be trigger some similar reactions. Then said like that it seems somewhat evident, and though there is hope, things has not been easy and done this way till now. The trades are scientist, mathematician, technician. The list are mathematics concepts, numbers. The word is rife and overused, to be noticed as complementary to all it means. A sentence is all that exist are may be<text:s/>very small in numbers in comparison to what is with zero elements over here, with zero has a basis for anything.</text:p>
      <text:p text:style-name="P1599"><text:span text:style-name="T1600">The list is 1 add, 42 idea, 43 image, 51 key, 54 know, 59 list, 62 middle, 71 odd, 75 order, 82 quantity,<text:s/></text:span><text:span text:style-name="T1601">127 zero,</text:span><text:span text:style-name="T1602"><text:s/>then 11 going: 1, 42, 43, 5</text:span><text:span text:style-name="T1603">1, 54, 59, 62, 71, 75, 82,<text:s/></text:span><text:span text:style-name="T1604">127</text:span><text:span text:style-name="T1605">, beginning with 1, 2, 3, nearly 4 units starting it, rather small numbers, nothing very marked. The ring of the zero would be depicted largely, with other numbers, drawn very mathematically, with emptiness in the foreground o</text:span><text:span text:style-name="T1606">r sign of the void. The analysis would be on its genesis.</text:span></text:p>
      <text:p text:style-name="P1607">Two but last, 128 zest is too energetic to be there all the time, it comes sometime on the way, as for limes, citruses, of the like fruit, like a taste of some additive to make you think or wonder out of your regular way. The field is energy, the theme is life. Synonyms are bout, fit, energy concentration, sudden force, acceleration, sudden shot, piece of rind, cover of citrus piece, over part of lime piece. I choose to develop mostly on the energetic bouts of it. Thus because of its abstract so concrete way. For the piece of rind, it only has a concrete meaning which can be derived for any subject, as some tasty small additive giving something more to your stuff. However the energetic fit adds too some small complement to you actions. In the end I find myself associating those two main meanings, with various considerations that depict how language ceaselessly, grossly or subtly intertwines senses into a gross grid that loses us like in a maze where it, language is talking and saying things we don’t think or mean precisely. As for zest, you mean clearly to talk either of energy or of rind, but the common point is a small quantity that changes the much bigger whole completely. Then what would catch me is<text:s/>to know what was first and the extra meaning. The trades are linguist, sportsman, cook. The lists are about two meaning names. The word may be not so rare, especially in cooking, to notice for derives. A sentence is they did it with zest, and they wanted<text:s/>more zest in their food as a reminder of their so zesty acts, to have a taste of lime.</text:p>
      <text:p text:style-name="P1608"><text:span text:style-name="T1609">The list is 1 add, 14 crust, 15 cut, 30 fry, 38 hot, 41 ice, 50 just, 73 on, 81 quality, 88 rice, 95 sun, 111 want,<text:s/></text:span><text:span text:style-name="T1610">128 zest</text:span><text:span text:style-name="T1611">, <text:s/>13 words going: 1, 14, 15, 30, 38, 41, 50,</text:span><text:span text:style-name="T1612"><text:s/>73, 81, 88, 95, 111,</text:span><text:span text:style-name="T1613"><text:s/>128</text:span><text:span text:style-name="T1614">, balanced quite fairly about nearly 50, nothing marked. The drawings would show recipes, the cut pieces of rind, the limes sources of them, with the abstract derives, and the representation of fits and starts as incarnating zest i</text:span><text:span text:style-name="T1615">n actions. The analysis would be on more comparative deepening.</text:span></text:p>
      <text:p text:style-name="P1616">Last but one the one-hundred and twenty-ninth zinc is metal that is inspiring or not such thing as material for building or quite useful uses. Beyond making you think about what it is and<text:s/>its uses there may be other thoughts that would be taking more time to see. The field is material, the theme is metal. Synonyms are metal for rooves, white metal, type of material for plumbers, metal in four letters, metal beginning with z, metal with in in it, metal that sounds like ink, plumbers’ metal, metal rhyming with link. With zinc the thing is a common person doesn’t know much about it, and has not everyday touched such a metal, so at least some times enough to remember it feelings, looks and common points with other metals. In this way the common idea leads me to the origins, with their evident complicated genesis, such as zinc was not the first one invented or found in nature or the melting of two natural metal. In fact, general common misconstrued knowledge about metals. As elements in nature that are heated to fusion so that they can be melted and shaped as we know them daily. Maybe it is some alloy, but that would need some research, I mess it up with tin, this development marks big ignorance and void in what is all about us. Then other images about zinc, beyond common real points, misconceptions and acknowledged ignorance, which are already a lot to develop, would be the remembering of it, the immediate presence near you or what you may want it<text:s/>for. Then there also it the reasons humans have develop zinc at one time and the actual level of its use. The trades are technician, plumber, industrialist, retailer, various in everyday life. The lists are other metals. The word is very common in context<text:s/>of technic, workers’ talk. A sentence is there was zinc covers on the roof, in corrugated slabs that were making the house look like a type of picturesque dwelling for denizens of a strange setting.</text:p>
      <text:soft-page-break/>
      <text:p text:style-name="P1617"><text:span text:style-name="T1618">The list is 7 bar, 34 gutter, 72 oil, 81 quality, 97 tin,</text:span><text:span text:style-name="T1619"><text:s/>101 under, 105 use,<text:s/></text:span><text:span text:style-name="T1620">129 zinc</text:span><text:span text:style-name="T1621">, a small list of 8 going in this way ordered like: 7, 34, 72, 81, 97, 101, 105,<text:s/></text:span><text:span text:style-name="T1622">129</text:span><text:span text:style-name="T1623">, three quarter with big numbers, with two even numbers out of eight, balanced with nine and seven. The drawings will want research, like the p</text:span><text:span text:style-name="T1624">recise uses to highlight the pointed at zinc, and its immediate thinking at the sight of it. With underlining at the three points developed before, common coming across of it, misconceptions with its dangers and wonders. The analysis would be on the deepen</text:span><text:span text:style-name="T1625">ing of the three points presented and more less evident ones.</text:span></text:p>
      <text:p text:style-name="P1626">The last 130 zone defines a piece of space, land, territory, whatever area that localises what you want to think of in way of whereabouts. A zone is somewhere that is a place to consider. The field is space, the theme is whereabouts. Synonyms are somewhere, place, area, situation in space, where to think of, space, limited location, open room in air, somewhere in space, defined location. The definition of zone may be quite big, in terms of space<text:s/>as spaces of any sizes, with precise expressions particularly in idioms or specialisations contextualised with terminology. That which roughly points as somewhere in space marks that it can be from the smallest, where is located may be one micro element, or the biggest like the whole of the universe. A zone as a matter of space, is like a limited way of talking about it, but the other ways are less evident like in terms of elements composing it, the surrounding one or what characterises it like climate, vegetation, specificities of any kind, quality, densification or any thing that would make it out of numerous elements. A zone as neither a thing, a person or whatever you can not even think of, is may be a carrier of mystery and wonder that is also where we<text:s/>are, in a zone with so many definitions that one most important one is not coming forward immediately. In this way with an apparent simplicity a zone is a complex word. The trades are geography, cartograph, people dealing with space. The lists are about space in general. The term is hackneyed so that you rare get about what is the matter. A sentence is in this zone the things and people as all the context were weird and somewhat as strange and mysterious that we where making up definitions after definitions<text:s/>about this zone that was so ungraspable.</text:p>
      <text:p text:style-name="P1627">The list is 2 air, 21 east, 42 idea, 45 isle, 51 key, 54 know, 56 lake, 60 lost, 62 middle, 66 near, 81 quality, 94 sand, 122 yard, 130 zone, 14 words going like: 2, 21, 42, 45, 51, 54, 56, 60, 62, 66, 81, 94, 122,<text:s/>130, starting with an array of 2, 4, 5 stagnating in 6 re echoing in 2 closing on 0. The drawing would be on area qualities and finding a way of defining limits, surrounding elements to point at this word with the consideration that there is no defining precise image for this word. The analysis would be on the extra-large definition like an all ensconcing word.</text:p>
      <text:p text:style-name="P1628"><text:s text:c="2"/></text:p>
      <text:p text:style-name="P1629"><text:s text:c="3"/></text:p>
      <text:p text:style-name="P1630"><text:bookmark-start text:name="_Hlk113193332"/><text:s/>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text:s/>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text:s/>117 xenon, 118 xerophyte, 119 Xerox, 120 xylol, 121 yak, 122 yard, 123 yawn, 124 year, 125 yeti, 126 zealous, 127 zero , 128 zest, 129 zinc, 130 zone.</text:p>
      <text:p text:style-name="P1631"><text:bookmark-start text:name="_Hlk109146964"/><text:bookmark-end text:name="_Hlk113193332"/><text:bookmark-end text:name="_Hlk109146964"/></text:p>
      <text:p text:style-name="P1632"/>
      <text:p text:style-name="P1633"><text:span text:style-name="T1634">Notes that often come by, that the list of number is either increasing or decreasing order strictly, I</text:span><text:span text:style-name="T1635"><text:s/>cannot conceive it other intricacies of numeration nowadays, evidently it makes its thinking deeming considering manipulating seeing it moves much easier in a first approach which is evidently to evolve. That evolution may be because of the continuous per</text:span><text:span text:style-name="T1636">manent complexification and hiding process. Or playfulness of the process of its elaboration and the necessity of a different grasp all the time.02072022<text:s/></text:span><text:span text:style-name="T1637">It seems to simplify with the regular uses.</text:span><text:span text:style-name="T1638"><text:s text:c="2"/></text:span></text:p>
      <text:p text:style-name="P1639">The thinking of the next as forbidden and the insistence<text:s/>of looking backward, the surprising of the cropping of an unexpected word in a regular array where it is absolutely not to be is noticed quickly and considered.</text:p>
      <text:p text:style-name="P1640">The order and the happening are what come regularly to me as evident of what is visible, but plenty as coming and going drills or even games that could be applied efficiently to mind control flit through, rarely or evidently now zero that are fixed to be registered but as the work is on the list development currently it matches that.</text:p>
      <text:p text:style-name="P1641">The consciousness that those who remember said number list may have work at them like that and be quite familiar with them if they choose to unlimited numbers.</text:p>
      <text:p text:style-name="P1642"><text:span text:style-name="T1643">Some eagerness to see where it goes.</text:span><text:span text:style-name="T1644"><text:s/>Waking up generally looking for the word of the day, without forethought<text:s/></text:span><text:span text:style-name="T1645">just to see it, never till now thinking of the dual next word or sound they will produce, eager to control the numbers, and now those of four to more days before with a three layer or more of number list, the number of number of the list of the day, the nu</text:span><text:span text:style-name="T1646">mber list of the day, its interspersed list of number, their internal working in each list.</text:span></text:p>
      <text:soft-page-break/>
      <text:p text:style-name="P1647">Four days after, the interspersed numbers (02072022 no longer like that) are insistent and regular for the week past, the remembering of the number of numbers of the day word list past days are constant now, the peering at the past is evident and the fleeting from what is to come is not so evident the future being evidently foreseen but not much considered specially. Since the summer the assiduity on the day frame filling of twelve is well done. The both hands using is increased and more confident. Nothing grand about those works, but that all days seem well uniformed and none comes out for real. Nothing jutting out , nothing grand, a well uniformed monotonous structure to avoid major changes or see much more what is exceptional.</text:p>
      <text:p text:style-name="P1648">Nowadays before getting up, awake much longer before, the list is thought lightly without piercing performance, doing mock progress or unwillingly standing still in a half sleep or going back<text:s/>to sleep and mad at myself after that. The elaboration takes 15 to 30 minutes plus the translations and pictures, 02072022 still true. The remembering is quite good.</text:p>
      <text:p text:style-name="P1649">The number of numbers forms like a chain, or type of key that enables several actions or processes, some kind of mental power of plurality. The forethought about the word or concept of the day, is generally quick and dissatisfies me generally I go directly to the unravelling of the long list and when I write about the result I never know the short combination of the two names of the day. Generally I try a quick shuffle at the names to see if some will come at once, generally but one or two out of ten or so. I expect that in the run it will be more.</text:p>
      <text:p text:style-name="P1650"><text:span text:style-name="T1651">I withdraw quite balance and pleasure combining</text:span><text:span text:style-name="T1652"><text:s/>those names and numbers always the same so varying.</text:span><text:span text:style-name="T1653"><text:s/>The key chain comes generally at bad waiting time, to ten times a day. I have regular times in the day, otherwise, reserved for that. The elaboration at getting up,<text:s/></text:span><text:span text:style-name="T1654">when I arrive at work a noting, at<text:s/></text:span><text:span text:style-name="T1655">noon and all the other thinking of it in the day.</text:span><text:span text:style-name="T1656"><text:s/>Partly it has replaced the thinking of sweet romance or anger afterwards. Before becoming asleep. The number it creates for the day on is memorised on fingers, with shaping it with the number of fingers it<text:s/></text:span><text:span text:style-name="T1657">makes. The whole programme of it is regular, precise and growing like the building of some architecture. The quantity of the 130 is massive, pressurising and making the thinking slow and intent. The unravelling goes much faster and is more efficient with t</text:span><text:span text:style-name="T1658">he thinking of the numbers first. Till now it is fulfilling, satisfactory but taking time, I not doing much more else as big.<text:s/></text:span><text:span text:style-name="T1659">Roughly it’s about a big hour a day.</text:span></text:p>
      <text:p text:style-name="P1660">The structure of this book will be the unravelling of the 130 words, an exposition of examples of using of the list for several periods, a specific example of treatment of each word separately, highlighting of the important events in the previous stages, conclusion presumptions of what can be developed and where it leads, what comes out of the whole and should be retained.</text:p>
      <text:p text:style-name="P1661">I stagnated nearly three hours before getting up, with my word to make a proper list this morning. These last two should hold as models for several words. It seems hard to remember several lists of certain words.</text:p>
      <text:p text:style-name="P1662"/>
      <text:p text:style-name="P1663"><text:span text:style-name="T1664">New, of my own<text:s/></text:span><text:span text:style-name="T1665">I have three key chain of unvarying words,<text:s/></text:span><text:span text:style-name="T1666">as characters, animals and drinks</text:span><text:span text:style-name="T1667">, with the coincidence of having nine numbers. Like thinking drills into the literary references and very unprecise but when not book memories. I can be quick going through the lis</text:span><text:span text:style-name="T1668">t but often I sleep on it. Those came to mind for a day are today’s, yesterday, the mains, and exceptional.</text:span></text:p>
      <text:p text:style-name="P1669"><text:span text:style-name="T1670">New,<text:s/></text:span><text:span text:style-name="T1671">I add a thirteenth point to the everyday sieve</text:span><text:span text:style-name="T1672">, the related aspects to the day before. The language remembering is not always fluid but with th</text:span><text:span text:style-name="T1673">e repetitions it tends to withhold the shock of quantity. Sometimes there is boredom to go through the same process but the hope of something greatly rewarding makes it bearable.<text:s/></text:span><text:span text:style-name="T1674">The great rewards being</text:span><text:span text:style-name="T1675"><text:s/>of knowing those concept intimately, the deepening an</text:span><text:span text:style-name="T1676">d the multi language speaking in addition to having the impression of being busy doing something important.</text:span></text:p>
      <text:p text:style-name="P1677"><text:span text:style-name="T1678">New, nothing grand about this, the ploughing along every<text:s/></text:span><text:span text:style-name="T1679">damned day</text:span><text:span text:style-name="T1680">, the family groups about four or five making think specifically about those name</text:span><text:span text:style-name="T1681">s, intent of<text:s/></text:span><text:span text:style-name="T1682">what is absent</text:span><text:span text:style-name="T1683">: vehicles, clothes, furniture, music, piece of work, tool, birds, there won’t be a day with something important missing, I’ll have to think of what there is and its opposite something like that, counting with the interspersed nu</text:span><text:span text:style-name="T1684">mbers saying that.</text:span></text:p>
      <text:p text:style-name="P1685"><text:span text:style-name="T1686">New the rewards or aims are quite vague yet, but I know somewhat where I’m going<text:s/></text:span><text:span text:style-name="T1687">to structure and control</text:span><text:span text:style-name="T1688"><text:s/>of some sort, to have grasp over that neutral list I think I will have some thoughts about its words as my own word of the day of m</text:span><text:span text:style-name="T1689">y own list and then I will be more familiar with that neutral list and able to do more effective work with it.</text:span></text:p>
      <text:p text:style-name="P1690"><text:span text:style-name="T1691">New 24052022 1721the concentration in the early morning to come to an achieved list is quite hard, I have had an idea how to order a going throug</text:span><text:span text:style-name="T1692">h the whole list in some far time, like the first of each group, then all the 26 first, after the 26 second to end with the 26 fifth, linked to the going down, or up to be considered. I don’t have much time to consider all that in fact, I will have<text:s/></text:span><text:span text:style-name="T1693">to find</text:span><text:span text:style-name="T1694"><text:s/>some more structure to go through it more regularly.</text:span></text:p>
      <text:p text:style-name="P1695"><text:span text:style-name="T1696">27052022 2313This morning I did an inversion with that of two days away, I became aware coming to them in my own list, and inverted after completion, I also did that of tomorrow which is a famous one, i</text:span><text:span text:style-name="T1697">n fact that of today is along about the same type as tomorrow, then now day<text:s/></text:span><text:span text:style-name="T1698">I prepare in advance</text:span><text:span text:style-name="T1699"><text:s/>when I have some free time the days to come. I’m not getting along much with this neutral list, I should.</text:span></text:p>
      <text:p text:style-name="P1700"><text:span text:style-name="T1701">28052022 1814 SAT, a fleeting idea about the deepenin</text:span><text:span text:style-name="T1702">g of a word each day, as how could it be different if you want something very precise, but in front of the innumerability seemingly of all the words, one seems so ridiculous,<text:s/></text:span><text:span text:style-name="T1703">it seems very special and peculiar one word.</text:span></text:p>
      <text:soft-page-break/>
      <text:p text:style-name="P1704">29052022 1856 SUN, Always what is missing in my own list I would not reveal, but I’m very annoyed about it, it is like something that will cause trouble someday, or be a cause of failure and that cannot be added. This problem is to be considered with something to change this.</text:p>
      <text:p text:style-name="P1705"><text:span text:style-name="T1706">04062022 1637<text:s/></text:span><text:span text:style-name="T1707">5 ideas</text:span><text:span text:style-name="T1708">, first the slang, or rude translation as a way like any other language, then in another row other day as a fourth idea the psycho sounding of word like what they may mean misheard disformed. The second was the next is always x, hard t</text:span><text:span text:style-name="T1709">o come, demanding some effort. A third idea was to project verbally, perspective long and deep. The fifth is to put the number keys after one another to have explanatory pages of numbers. The idea is to see if something is visually coming forward.</text:span></text:p>
      <text:p text:style-name="P1710"><text:span text:style-name="T1711">05062022</text:span><text:span text:style-name="T1712"><text:s/>1406 Sunday<text:s/></text:span><text:span text:style-name="T1713">I think about a title like 130 or 26.5</text:span><text:span text:style-name="T1714">, showing the importance of the numeral side. The two parts are probably equal though, but numbers are a framing architecture. Names being a trigger for all the rest. Mine is synchronised now to the day it</text:span><text:span text:style-name="T1715"><text:s/>really is. May be its going to reinforce the process.</text:span></text:p>
      <text:p text:style-name="P1716">06062022 2032 Monday some news is that I’m quite unable to gather all my numbers of a ten day row of keys for my own list, but this morning in bed I was two days ahead and thinking something is already<text:s/>dead long ago in me or have completed it all and is ready. I underline the combination of vocabulary, mathematic, visions, pictures, language, imagination and whatnot even philosophy. The important seems to mind the day list, and do the numbers several times, the surrounding ones being of secondary importance but not to be completely forgotten.</text:p>
      <text:p text:style-name="P1717"><text:span text:style-name="T1718">11062022 1800 Saturday, I arranged five days of number lists, to have a sample of about 50 numbers hard to remember and came to the edifying conclusion of one of th</text:span><text:span text:style-name="T1719">e aim that I will handle a page of about 15X130 roughly 2000, plus the interspersed about one less in 130 so about the same then 4000 numbers to count better and know visually what will come out</text:span><text:span text:style-name="T1720">. I think it would be in groups of 5 days like the start with<text:s/></text:span><text:span text:style-name="T1721">systematic conclusions.</text:span><text:span text:style-name="T1722"><text:s/>I have to ponder more about those 130 words redoing the list mentally at list every two days for that common list.<text:s/></text:span><text:span text:style-name="T1723">There is difficulty handling my own list and this common one.</text:span><text:span text:style-name="T1724"><text:s/>There should be only one done. What I will structure co</text:span><text:span text:style-name="T1725">ming out of those 130 reflections is to be known precisely. May be I will arrange those samples directly. After those 130 developments, the said list of analyses and descriptions of a vision with that of the drawing selected will make<text:s/></text:span><text:span text:style-name="T1726">a briefer part of the</text:span><text:span text:style-name="T1727"><text:s/>same list</text:span><text:span text:style-name="T1728">, as a pithier second part and then only working with numbers, by samples to go through types of statistics based only on<text:s/></text:span><text:span text:style-name="T1729">the common arbitrary choice of those simple words, to know common people better, make them less strange and count faster and</text:span><text:span text:style-name="T1730"><text:s/>be more familiar with numbers, rather small, coming to average and greater numbers, from 130, to groups of 15 to 500 and 4000.</text:span></text:p>
      <text:p text:style-name="P1731">12062022 1500 Sunday I have a sample of 6 days with their numbers with my personal list I will look if it produces something simple to assert. Then account here and do these in a third part.</text:p>
      <text:p text:style-name="P1732"><text:span text:style-name="T1733">18062022 1854 Saturday I’m a week ahead of the day, trying to have precise memory of the making of the number <text:s/>list, not thinking of the neutral one at all and doing mine at regular times. I ha</text:span><text:span text:style-name="T1734">ve accounted for a three number list array coming on interesting conclusion about me, about start, balance, meaning of statistic, the numerous presence or underrepresentation of some number. Regretting or at least disturbed at the quite subjective<text:s/></text:span><text:span text:style-name="T1735">lack of<text:s/></text:span><text:span text:style-name="T1736">scientific bent of the project</text:span><text:span text:style-name="T1737"><text:s/>quite akin to numerology but so psycho inclined fitting the common individual who is quite far from science as it looks.</text:span></text:p>
      <text:p text:style-name="P1738"><text:span text:style-name="T1739">19062022 1340 Sunday I did a ten day sample this morning that did not bring anything grand but made me o</text:span><text:span text:style-name="T1740">ccupied two hours lying in bed. This coordination of settled number with a permanent word shows how words are cropping numerously without control when they are not settled.<text:s/></text:span><text:span text:style-name="T1741">They are drowning us and making us out of control.</text:span></text:p>
      <text:p text:style-name="P1742"><text:span text:style-name="T1743">25062022 1719 Saturday, did not<text:s/></text:span><text:span text:style-name="T1744">have thought about this neutral list at all, being so engross in my life, then I am here remembering where I have arrived and what to do today, then I think it’s really got to be hard to do work about this list apart from while writing about it. From my pe</text:span><text:span text:style-name="T1745">rsonal list comes not much this week, I didn’t put things forward either, I stayed in the structure I had thought and foreseen. Thinking about how to considerate numbers after 130,<text:s/></text:span><text:span text:style-name="T1746">changing the four group into a presentation like a ring</text:span><text:span text:style-name="T1747">, putting a thirty g</text:span><text:span text:style-name="T1748">roup. The thing is quite structure of concepts full of cropping thoughts and sights.</text:span></text:p>
      <text:p text:style-name="P1749">26062022 2050 Sunday, I thought this day that when I have a group out of the list, with regular recurring this is easy to settle the number list for this group, there on<text:s/>my main personal I come to a final 9 food, 11 state, 9 animal, 8 colour, 9 animal, ready to start downward, upward in an even, then uneven way to have new first joined syllable pairs.</text:p>
      <text:p text:style-name="P1750"><text:span text:style-name="T1751">27062022 1930 Monday<text:s/></text:span><text:span text:style-name="T1752">That over long process of developing each of the 13</text:span><text:span text:style-name="T1753">0 units may turn into a page of gist, pithy and conclusive</text:span><text:span text:style-name="T1754"><text:s/>after this exploded necessary process which is not felt at all when going through it daily. The ensuing page would comprehend three definite expression a line about three words of this whole in app</text:span><text:span text:style-name="T1755">arition order. Today I’m on gym. One idea of development came while doing gym, about deepening or something like that but it fled.</text:span></text:p>
      <text:p text:style-name="P1756"><text:span text:style-name="T1757">30 06 2022 1340 Thursday I didn’t think of those at all, doing my personal one minimal way, but the general process to conclu</text:span><text:span text:style-name="T1758">sion is active to considerations of slow start with those 130 reflexions, expositions and whatever developments going to<text:s/></text:span><text:span text:style-name="T1759">grand destinations I think</text:span><text:span text:style-name="T1760">, like being a type of strong spring to connections between <text:s/>them, drills, creations, findings and then<text:s/></text:span><text:span text:style-name="T1761">a una</text:span><text:span text:style-name="T1762">nimous conclusions</text:span><text:span text:style-name="T1763"><text:s/>which should be of somewhat universal use but previously mostly to me. In fact destination to me, then to them and like to know<text:s/></text:span><text:span text:style-name="T1764">some map</text:span><text:span text:style-name="T1765"><text:s/>to be able to choose or know where to go, what it is,<text:s/></text:span><text:span text:style-name="T1766">where we are mentally</text:span><text:span text:style-name="T1767">. That means when you don</text:span><text:span text:style-name="T1768">’t know the language of a country you may understand nearly nothing or at least be quite lost, that research is to learn the mental language not to be lost in mind, to understand the working, happening and<text:s/></text:span><text:span text:style-name="T1769">undergo less</text:span><text:span text:style-name="T1770"><text:s/>have some control, feel better, safe.</text:span></text:p>
      <text:soft-page-break/>
      <text:p text:style-name="P1771"><text:span text:style-name="T1772">Another thought is, is it a map or an itinerary, hints are maybe both or I will think of that possibly as important knowing like that easily<text:s/></text:span><text:span text:style-name="T1773">I feel like in some big space like a territory I come to discover</text:span><text:span text:style-name="T1774">, being if I do or think that it goes there and s</text:span><text:span text:style-name="T1775">o on choosing ways, going back knowing there is something or not.</text:span></text:p>
      <text:p text:style-name="P1776"><text:span text:style-name="T1777">02072022 1733 Saturday, I manage to do the list to 65, thinking of how it can be multiply to more precise or the opposite, and mostly about the destination, map, itinerary, whatever<text:s/></text:span><text:span text:style-name="T1778">as key o</text:span><text:span text:style-name="T1779">r void, trigger defusing piece, cog block</text:span><text:span text:style-name="T1780">, all that I will be able to conceive, the way it makes me peaceful and busy me. I do hot.</text:span></text:p>
      <text:p text:style-name="P1781">2113 I’m on 39 hunt, the main dual way to use a word, added to the factual, neutral is it really possible. 2236 I try to go<text:s/>through these notes from the beginning and fell short of ending it note what has changed with today date marked.</text:p>
      <text:p text:style-name="P1782">04072022 1555 Monday have nothing to add, did much something else, as a routine I tried to pierce into the future of my personal currently going backward in an inverted motion from the point at which it ended, making it not to difficult to see. The other number being the going upward in even numbers. Then when the even numbers are over toward the middle I shift to the uneven same way. <text:s/>End 1810,<text:s/>with nothing grand coming along going a balance domination of rational proportion.</text:p>
      <text:p text:style-name="P1783"><text:span text:style-name="T1784">05072022 1436 Tuesday I much consider<text:s/></text:span><text:span text:style-name="T1785">lengthening the duration of use of the main list</text:span><text:span text:style-name="T1786">, for example by redoing several times the same words but not in a row or spending a wh</text:span><text:span text:style-name="T1787">ole week on a word, I counted to 4 year duration. I also reflected on something important: the writing of the number forecast as with the calendar, with one week, then two weeks then three weeks just to be secured, prepared to see<text:s/></text:span><text:span text:style-name="T1788">the stand for, the corres</text:span><text:span text:style-name="T1789">pondences, the matches</text:span><text:span text:style-name="T1790"><text:s/>which all are not coincidences. Today I’m on idea and image, like that I have just a vague guess of what I’ll get. End 1646, conscious of the amount of the searching and structuring that is left and wondering how to do the maximum of</text:span><text:span text:style-name="T1791"><text:s/>it.</text:span></text:p>
      <text:p text:style-name="P1792">06072022 1508 Wednesday, nothing more than yesterday, the importance of the mixing of the word and numbers as basic grounding and vital. Then now this is 44 insect and 45 isle. <text:s/>I reached exceptionalism and wonderfulness for the first and desirability<text:s/>of wanted context for the other.</text:p>
      <text:p text:style-name="P1793"><text:span text:style-name="T1794">07072022 1325 Thursday<text:s/></text:span><text:span text:style-name="T1795">The current rhythm is now too fast when I can consider doing the same word for several day</text:span><text:span text:style-name="T1796">, I will have to end this though with difficulty all the more that it is the beginning. Mostly I undergo my s</text:span><text:span text:style-name="T1797">ystem to whatever try to make it<text:s/></text:span><text:span text:style-name="T1798">the most comfortable, active and interesting possible to suffer theirs less.</text:span><text:span text:style-name="T1799"><text:s/>All was about concern and sufferlessness. I’m doing jacket and jazz. 1420, how human manage to turn things positively when they are so bad at firs</text:span><text:span text:style-name="T1800">t.</text:span></text:p>
      <text:p text:style-name="P1801">08072022 0003 Friday I’m doing jazz, think it much like drum. 0052 I’ve come to why so little knowledge apart from recognition and no unanimity.</text:p>
      <text:p text:style-name="P1802">09072022 1344 Saturday Engrossed in my own life I’ve just processed my personal list fast and neat with selecting specific pictures to copy. Now I’m on jot and June, 48 and 49. 1400 1637 1721 thinking as it goes and I know the list more and more perfectly, the working on it becomes more precise, abundant and pleasant to do. Come on jot that it is a pith word pointing to survival. June 1735 I think the considerations will be mainly on landmarking. <text:s/>1830 getting to polysemy, fusion and the total absence or coincidence between what is true for the month and for the person with this name.</text:p>
      <text:p text:style-name="P1803">09072022 2310 Saturday I’m going to do 50 just, I deem then I will read twice the note pages once to know what to underline in the second one. Probably end just toward 0010 coming to dual important treasure senses and been rereading notes underlining the main biggest important ideas<text:s/>I think I shall list thither tomorrow. 0055</text:p>
      <text:p text:style-name="P1804">10072022 1340 Sunday I start with 51 key, I think it will deal with protecting. 1355 back 1719 1742 about the precious contents of what is locked and their various aspects. Then I’ll start knit. 1757 1848 with pointing at the positive sides of knitting, and the discrepancy between description, considerations and acting.</text:p>
      <text:p text:style-name="P1805"/>
      <text:p text:style-name="P1806">Main ideas till last notes.</text:p>
      <text:p text:style-name="P1807"><text:span text:style-name="T1808">1 It simplifies with regular using. 2Eagerness to see where it goes. 3 balance and pleasure at combining the regulari</text:span><text:span text:style-name="T1809">ty of appearances. 4 Done at work arriving and at noon. 5 Takes roughly 1 hour a day. 6 First mains own list characters, animal and drinks. 7 Add a 13</text:span><text:span text:style-name="T1810">th</text:span><text:span text:style-name="T1811"><text:s/>point to the sieve. 8 The great rewards 9 Damned day 10 What is absent 11 <text:s/>12 Structure and<text:s/></text:span><text:span text:style-name="T1812">control 13 prepare in advance 14 one word as weird 15 5 ideas 16 a title 130 5X26 <text:s text:c="2"/>16 5 words conclusions 17 Difficulties of 2 lists <text:s text:c="2"/>18 <text:s/>a briefer account 19 knowledge of the common mundane to 4000 numbers 20 lack of scientific bent 21 Drowned and out o</text:span><text:span text:style-name="T1813">f control.22 4 presented in a ring. 23 a synthesis of gist, pithy and conclusive. 24 toward a grand destination and unanimous conclusion, where we are mentally, to gather more control and undergo less. 25 A map of where we are mentally, a mental territory<text:s/></text:span><text:span text:style-name="T1814">I come to discover. 26 a key or void, a trigger to defuse, a cog or block. 27 lengthening the duration to more than two years, having necessary vital checking points with stands for, correspondences, and matches. 28 present rhythm as much too fast. Same wo</text:span><text:span text:style-name="T1815">rd considered up to 10 days. Make it comfortable, active and most interesting as to suffer less toward sufferlessness.</text:span></text:p>
      <text:p text:style-name="P1816">11072022 1820 Monday I’m on knot 53, with nothing precise about it. I thought of 2 series of 5 words, each word 5 days for 25 days in an<text:s/>A series, with direct concrete sense, then the same for a B series, undirect meaning. That for 5 semesters. 1906 Knot lead me to free varied simplicity to complications. 2215 I’ll do know, with no precise idea, it seems simple. 2318 I get to the complicated understanding of a vague word. <text:s/></text:p>
      <text:soft-page-break/>
      <text:p text:style-name="P1817">12072022 1642 Tuesday, I’m going to do 55 knuckle, I wonder where it will lead. I thought nothing more of the whole today. 1723 I’ve come to the unhidden way of them. 1802 I’m doing lake, think it going be very concrete.<text:s/>1837 I come to all the joy of such a place.</text:p>
      <text:p text:style-name="P1818">14072022 2056 Thursday I didn’t think of that, but as to foresee what will come out in greater number, in a statistical way. 2137 I have done last with the result of an important for change after dual meaning word.</text:p>
      <text:p text:style-name="P1819">15072022 1500 Friday 0 addenda, I looked a my own array of coming days to see if some came fore, there do be some noticed coming out, turning points, when I will turn to four days on a page, then it goes packs of 16 days like that with then not much room, but then two or three days roomier, then going to one last fit of 20days 4 day page with big room at the end. To the new much longer lasting series. Now I’m on 58 let, think it’s going to be on what is allowed. 1605 I’ve come to a bad word not to use and to notice as dangerous. I start underlining the word and its number done. I realise I don’t know that list enough to really do and have the true to what it is with it as I’m with my own, knowing it is only quite of an example. I’ll have to put in the real reactions you have when you know a list for real long, deep and intimate. 1641 I’m on 59 list. 1739 to come on a simple structure working well breaking through knowledge.</text:p>
      <text:p text:style-name="P1820">16072022 1720 Saturday I thought that in the middle long run the scheme would<text:s/>turn pure mathematical, at least statistical. Now I’m doing the 60 lost, for what I will find won’t be lost. 1823 I’ve found that it’s intertwined with the opposite as a word trick.</text:p>
      <text:p text:style-name="P1821">17072022 1534 Sunday slept on it, I’ m on 61 mad. 1636 I’ve come to a feeling that can very well be eradicated. Then comes middle. 1700 1734 which coming to an important strategical point.</text:p>
      <text:p text:style-name="P1822">18072022 1706 Monday the following part is not very clear yet, a summary of two word definition a line, then 65 line. The recounting of the 5<text:s/>itineraries I’ve done till now with my own list adapted to this neutral list. Now I’m on 63 mother. I’m not very enthusiast at it but it must be akin to father and daddy. <text:s/>1806 I’ve come to a talking unchangeable source.</text:p>
      <text:p text:style-name="P1823">19072022 1741 Tuesday nothing grand and new, I keep on as usual, today it is 64 mud. 1828 that it is mostly useless and most hated.</text:p>
      <text:p text:style-name="P1824">20072022 2036 Wednesday I was barely able to make myself understood on the translation point of equivalence when the informatic translate many times wrong and<text:s/>never what it is that must be looked for much wider and deeper. No precise example, no sharpness quite ridiculous. Now I’m on 65 must. 2130 I’ve come to the many incarnations of the force it indicates as fascinating. 2138 66 near, 2220 that it is very descriptive and most interesting as visual. <text:s/></text:p>
      <text:p text:style-name="P1825">21072022 1550 Thursday I’ve thought again of redoing the counting of the day numbers each time there is something obtrusively disturbing to maddening. Then I’ve carefully thought of integrating each words of the list in a methodical drawing for the day. I’m doing 67 neat. 1644 to reach redundant words and our understanding of them. 1657 68 nest.1751 I’ve come to natural simple beauty.</text:p>
      <text:p text:style-name="P1826">22072022 1547 Friday Currently I think mostly about my own list and especially about the yesterday numbers, today’s and tomorrow’s. This is quite exacting and in addition to the 4 lists of most easily memorised group lists. Now I’ll do 69 net. 1648 to the deadly weapon it can be. 1652 I start 70 not, 1737 coming to universality of this<text:s/>applied anywhere for anything. 1742 I’ll do71 odd. 1737 I’ve come to its dual meaning being not a generally true association.</text:p>
      <text:p text:style-name="P1827">23072022 1655 Saturday Been on the same even two days before yesterday and after tomorrow, the centre being today. I’m on 72 oil.<text:s/>1752 to oilless life. 1757 I’m to do 73 on. 1841 I’ve come to the big need of the present knowledge and exploded meaning. <text:s/></text:p>
      <text:p text:style-name="P1828">24072022 1305 Sunday I’ve come to some other idea of title like recipe for absurdity, just some structure as I keep my own filling.<text:s/>Seeing it as more a recipe than a development. It can be also a solution. Now I’m on 74 or. <text:s/>1345 come to exploded senses, a mighty weapon. 1719 I’m with order. 1804 a jet of idealism. 1815 76 pad. 1857 why is it so left unheard?</text:p>
      <text:p text:style-name="P1829">27072022 2100 Thursday I<text:s/>barely have the time to think of all that, nevertheless I stick to my main list well, doing the day’s list and thinking of the one before it and that after it, or even more before and after. Now I’m doing 77 pain. 2205 to several big, bigger than pain concepts. <text:s/></text:p>
      <text:p text:style-name="P1830">29072022 1231 Friday I did pale in the night, but it has not been saved, I’ll redo from memory. I noted that I do the drawings mostly according to the day’s list, trying at composing. Then pale, in the night I did 57 minutes, come to bad unhealthy<text:s/>though seductive. 1313 nothing quite new in comparison of yesterday. 1315 79 pit. 1403 To pith pits full of pits as absurd.1412 80 put.1452, to exploded meaning laziness.</text:p>
      <text:p text:style-name="P1831">30072022 1316 Saturday I review some jotter, about statistics, rare common numbers in-between list, when a word is common that must be picked up for considering. No grand thinking about the whole, the general system is gripping, to see what will come out of all those repeated words and numbers, for something new and as essential as breathing. Now I’m on 81 quality. <text:s text:c="56"/>1420 Coming on impossibility of it. 1430 I start 82 quantity. <text:s/>1526 I’ve reach a necessity to investigate it like in this book and my interest.</text:p>
      <text:p text:style-name="P1832">31072022 1303 Sunday Been considering the various ways of seeing a word and the following parts of this after this long enumerative process, like with interactions, statistics or still unknown developments always somewhat list shape but much less<text:s/><text:soft-page-break/>or not at all enumerative, one of the<text:s/>points being to treat a list in new ways. So without then, next, after, to be continued with, coming or the like. Now 83 question. 1356 Come on disturbances in people’s way. 1805 84 quit, 1847 coming to completely negative how could it exist.</text:p>
      <text:p text:style-name="P1833">01082022 1924<text:s/>Monday forward, backward ways rarely intent on now word. Looking for other ways to say past and future. Now I’m on 85 quote. 2031 Come to the stranger obtrusive weakness of them.</text:p>
      <text:p text:style-name="P1834">06082022 1247 Saturday A lottery you always win, like the day number list makes a sort of draw. I consider number x with word a and all the other linked words as b, c, d…in a general frame without a precise contents to see better what I do, the process of taken off the precision and generalising is quite uneasy without real deepening. Now this is 86 race. 1347 on the wholeness of this word.2257 87 rat. 2348 to nonetheless importance in the ecosystem.</text:p>
      <text:p text:style-name="P1835">07082022 1232 Sunday currently thinking about the many languages that are translating from one to the other for the same concept in the list, the interest and real use of it, how to explain it make it see, like by the power of whatever to make you see. Now on 88 rice. 1326 To the will to know more why it is not so rifer over here. 1755 I’m on 89 run. 1838 Is there a real need for it?</text:p>
      <text:p text:style-name="P1836">09/08/2022 1219 Tuesday I’ve nothing new these days, still the interest is important to wrought something breaking through in mental conceptions. <text:s/>Now I’m on 90 rut. 1300 Come on monstrosity have to get less terrify of.</text:p>
      <text:p text:style-name="P1837">10082022 1258 Wednesday just jotting some night thoughts about some coming type of wave to the word or the thought or whatever climaxes and then the continuation as receding waves. There was much more but what remains is quite poor comparatively, also something about the fastness and security,<text:s/>you get more familiar, use to see them faster and faster and you are more secured in your knowledge, that is comforting, as you feel less suffering you do better things and live better , with better ground everything better.</text:p>
      <text:p text:style-name="P1838">120822 1301 Friday She was intent that she never changes it, except one of the main, because of a misspelling, then I thought that is quite interesting to have it really still unchangeable and it helps in deepening. I think they would not be set on theirs. When you are sure of your uses of the list it avoids mistakes any kind. I’ on 91 sad. 1342 To mainly thwarting of it.</text:p>
      <text:p text:style-name="P1839">13082022 1147 Saturday considered several points first on the many ways on doing the list, up, down, one out of x, many some, changing any order there should be a precise number that would be nice to define, I’m still set on the first two ones. Having done just before from side to centre. About the words themselves, that some are more interesting to be but what will come out is quite unprecise, if some are to come out.<text:s/>About a neutral list there should be no real interest or investment, it would be truer generally what will come out. Anticipation is still important, with the word centrally defined with its own list, keys to remember lists. 1203 92 sail. 1255 mainly the hostility of assail derive.</text:p>
      <text:p text:style-name="P1840">1335 93 sale. 1423 To problems in it, toward greater problems indeed.</text:p>
      <text:p text:style-name="P1841">14082022 1110 Sunday On mime consider the next 10 fold unravelling of the list to criteria such as looks, main generalities, my own use, what it should be, what it could be, origins, future, fantasy, whatnots, technics, reality of the thing. My own is in a copy book with several days on a page, I shall mount to 5 and there use to be in line with a type of central rectangle for the day word, with lines for the 12<text:s/>sieve, which have turn with the fourth in a dial for the numbers, shape a circle in the rectangle. Those lines should evolve into multiple design. I think of a page like some jigsaw. Now I’m on 94 sand. 1215 On mathematics and physics. 1316 Now I’m doing<text:s/>95 sun. 1401 on impossibility of <text:s/>my scientific talk.</text:p>
      <text:p text:style-name="P1842">15082022 1150 Monday still on the new sieve for may be another array of 130, 15 lines, I thought of putting the list on each page for clarity sake. Or may be some other developments and then another array. Now 96 table. 1300 to polarisation in civilisations. 1400 97 tin, 1457 on pollution.</text:p>
      <text:p text:style-name="P1843">16082022 1209 Tuesday I had mainly two ideas that may be deepened, that on my own I doubt of the writing of one word, that in that it was not even sure. And the other<text:s/>more important is fleeting, like type of evolution and treatment, as I was redoing my to see them go by was and how some were slower, their speed is in question, as a sand glass. The other idea came after tone is that I do something that is rewarding, continuously pleasing myself with sham responsibility and personal own succeeding system. <text:s/>Now 98 tone. 1300 getting lost even more.</text:p>
      <text:p text:style-name="P1844">18/08/2022 0706 Thursday I have to constantly check for the thing plays oblivion and certainty tricks all the time, against the<text:s/>written word is best. Now 99 trout. 0741 to the contrast with human. 1232 100 tuna. 1301 on an abundant food and the questioning of it..</text:p>
      <text:p text:style-name="P1845">20082022 0454 Saturday I thought of numbering them by group types, writing the list with types to count then after. 101 under. 0541 to some unescapable force and immoral stance. 0615 102 unity. 0717 about a necessity or not, and the deepening for key to our unique body.</text:p>
      <text:p text:style-name="P1846">21082022 1138 Sunday, a change in the unravelling of the elaboration of the daily numbers wants me to match them to their current daily date, day name and number date especially for the round numbers which saw me crying for the hard process mostly for a start. I did it and had some sort of epiphanies with certain times, events, memories proper to my personal list. <text:s text:c="45"/>Now this is 103 up, will it heave me for real? 1221, but the answer is no, and to complexity, multiplicity of considering. 1635 on 104 upon. 1727 to an intricate precise way of language.</text:p>
      <text:soft-page-break/>
      <text:p text:style-name="P1847">22082022 1201 Monday I was groping forward doing what is forbidden to think at some other words than that of th day or at another number list than this on the day, counting those I already think of with ease. Now 105 use. <text:s/>1245 to most many bad sides to escape.</text:p>
      <text:p text:style-name="P1848">240822 0710 Wednesday I did not complete de matching dates, with the calendar, I will try more for it seems feasible. Now I’m on 106 vary. 0745 2026 2052 to necessity of <text:s/>predictability.</text:p>
      <text:p text:style-name="P1849">250822 0721 Thursday, I was feeling guilty of not completing the daily list<text:s/>whenever I start it during the day, but that wasn’t true generally I go to the end. Now this is 107 vase. <text:s/>0747 1305 1315 On many unknown unexpected uses.</text:p>
      <text:p text:style-name="P1850">260822 0717 Friday, been hooked on timing the round tens with the calendar, it worked about 40% 2 good results out of 7 with the other about 1 near or 2, it is quite pleasant and rewarding. Now the word is 108 vest. 0803 on the material sides ending on the unseen side.</text:p>
      <text:p text:style-name="P1851">28082022 1819 Sunday doing 2 day list at the same time, is some mental straining process, which though tense and hard, is quite rewarding. I’m on 109 vex. 1939, on noxiousness and pulling down. 2310 Now 110 view. 0010 On a losing track losing us making us get lost.</text:p>
      <text:p text:style-name="P1852">29082022 1308 Monday the translating backward days and the dating are very active and slow to process. 111 want. 1359 On power manipulations and bottomlessness. 1717 112 war.1809 on overt disavowal and covert secret liking and doing.</text:p>
      <text:p text:style-name="P1853">30082022 1224 Tuesday nothing more, no progress, a routine well settled. 113 way. 1257 on<text:s/>their unknown aspects and plurality. I have foreseen well the continuation of this book, first with a compilation of the conclusion of each first part paragraph, then with six ways of day’ s routine, and then various games with all these words according to<text:s/>at least one a word. 1409 114 window.1429 1733 1746 on a mind breather.</text:p>
      <text:p text:style-name="P1854">31082022 1340 Wednesday Currently it’s on a day to day basis<text:bookmark-start text:name="_Hlk112267020"/>, slowly going into a known mysterious working of more efficiency, faster with numbers. Now 115 wonder. 1430 on satisfaction and escaping from the drab. 1906 116 xanthan. 1948 on the considered uselessness of it.</text:p>
      <text:p text:style-name="P1855">01092022 1702 Thursday Nothing new, long to get started in the morning holidays. Now 117 xenon. 1741 on its immateriality and unknown to me properties. 1812 118 xerophyte. 1854 on resistance and our improved survival abilities.</text:p>
      <text:p text:style-name="P1856">02092022 1157 Friday I manage to come one ahead, but with an easy word, otherwise it is ploughing. 119 xerox. 1234 On waste and real utility. 1642 120 xylol. 1720 on its modernism, and questioning its use.</text:p>
      <text:p text:style-name="P1857">03092022 2339 Saturday, my own work with my personal list shows discrepancies, the day to day word basis going extremely fast and being quite demanding, I shall pay more attention to the date of the day. 121 yak. 0021, on regression and traditions for the worse of humanity.</text:p>
      <text:p text:style-name="P1858">04092022 1124 Sunday she structures it temporally, with the calendar and their time currently, trying to foresee for the next day with some big time to consider the whole, on what word it will be, to feel it with a reminder and hooks in time, a type of preparation, much advance, for mental settlement, rooting or whatever I shall consider. Then that is for two or three week ahead, knowing mine is ending in more than two months, with a schedule I will just have to look at better. 122 yard. 1226 on intertwined precision and approximation. 1343 123 yawn. 1441 to more contradiction, going a third way neutralising to opposite direction, positive for you, looking bad to others. <text:s text:c="2"/></text:p>
      <text:p text:style-name="P1859">05092022 0713 Monday it takes two minutes minimum to do a list of 130 mentally and this way to escape the surrounding. Now 124 year. 0749 on its stealthy way.</text:p>
      <text:p text:style-name="P1860">06092022 0712 Tuesday There calculation, comparative, contemplating and working with the letter numbers from the origin and yours, this one, mine and the normal makes three for me, here it will be on a two basis. 125 yeti. <text:s/>748 on gross misconceptions.</text:p>
      <text:p text:style-name="P1861">07092022 0710 Wednesday Been doing the same framing drawing which has practically nothing to do with the list, but with the recurrence of framing a process. 126 zealous. 0802 on the duplicity of it.</text:p>
      <text:p text:style-name="P1862">08092022 0706 Thursday the memory gaps blanks and all types of deficiencies in relation to this work will be pointed on some words, numbers, reflections. The long doing of the same thing or routine being seemingly not so effective to my own memory. 127 zero. <text:s/>0755 on all that is but mere zero yet and the zero genesis.</text:p>
      <text:p text:style-name="P1863">09092022 0707 Friday in the closing or long or not so towards the end of my night sleep, I saw it move, in a slow way, not wanting to do the process that satisfy me, I had to concentrate hard and stop wandering dream after dream, with nonsense I remember. Like a lazy absurd way. 128 zest. 0744 into tricks of language.</text:p>
      <text:p text:style-name="P1864">10092022 0846 Saturday quite before dawn I did my own word list day one with mathematic questions, so that I shall see the day group fast and neat, it brought me more than three weeks behind. 129 zinc. 0941 on its diverseness and three big points.</text:p>
      <text:p text:style-name="P1865">11092022 0710 Sunday Often when I process, the list I elaborate loses one element. Then later when I will know it by heart, I will rarely go through the whole list in the morning. I will know the groups and actualise the day’s one fast. Last 130 zone. 0759 On all ensconcing word with no precisions and meaning too much.</text:p>
      <text:soft-page-break/>
      <text:p text:style-name="P1866"><text:span text:style-name="T1867">1112 Then I come across th</text:span><text:span text:style-name="T1868">e 69 French joke, hearing this was all know already, so it’s amazing I don’t know more about this and I will look up for it with entries such as, it seems not to have a name in addition, either you look for vocabulary and terminology, work on both words an</text:span><text:span text:style-name="T1869">d numbers seems more possible if it exists, numeral lexicon, numbers and lexicon association, verbal and numeral association, verbo numeric association. <text:s/>I’ m naming the parts:</text:span><text:span text:style-name="T1870"><text:s/>first A close scrutiny on the list, 2sd synthetisation of the 130 developments,</text:span><text:span text:style-name="T1871"><text:s text:c="2"/>a third would be 6 examples of faring daily through the list. 4</text:span><text:span text:style-name="T1872">th</text:span><text:span text:style-name="T1873"><text:s/>Multi drills. 5 Diverse breaking through, landslides or tidal elements. Then the conclusion will come.1154</text:span></text:p>
      <text:p text:style-name="P1874">12092022 0719 Monday Starting the second part, try it with the first five words so that it should be over it a month. 0806 four words with reading the paragraph and making a re worked summary.</text:p>
      <text:p text:style-name="P1875">13092022 0710 Tuesday <text:s/>I shall look at the round numbers with a closer way, here I told myself to look them backward and forward with the dates.<text:s/>Then there were more games with the day list ordering, counting and remembering.0753 on the simplicity and easy drills that must come out of it.</text:p>
      <text:p text:style-name="P1876"><text:bookmark-start text:name="_Hlk114404969"/>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text:s/>list, 60 lost, 61 mad, 62 middle, 63 mother, 64 mud, 65 must ,66 near, 67 neat, 68 nest, 69 net, 70 not, 71 odd, 72 oil, 73 on, 74 or, 75 order, 76 pad, 77 pain, 78 pale, 79 pit, 80 put, 81 quality, 82 quantity, 83 question, 84 quit, 85 quote, 86 race, 87<text:s/>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877"><text:bookmark-end text:name="_Hlk114404969"/></text:p>
      <text:p text:style-name="P1878"/>
      <text:p text:style-name="P1879"/>
      <text:p text:style-name="P1880"/>
      <text:p text:style-name="P1881"/>
      <text:p text:style-name="P1882"/>
      <text:p text:style-name="P1883"/>
      <text:p text:style-name="P1884"/>
      <text:p text:style-name="P1885"/>
      <text:p text:style-name="P1886"/>
      <text:p text:style-name="P1887"/>
      <text:p text:style-name="P1888"/>
      <text:p text:style-name="P1889"/>
      <text:p text:style-name="P1890"/>
      <text:p text:style-name="P1891"><text:s text:c="48"/></text:p>
      <text:p text:style-name="P1892"/>
      <text:p text:style-name="P1893"/>
      <text:p text:style-name="P1894"/>
      <text:p text:style-name="P1895"/>
      <text:p text:style-name="P1896"/>
      <text:p text:style-name="P1897"/>
      <text:p text:style-name="P1898"/>
      <text:p text:style-name="P1899"/>
      <text:p text:style-name="P1900"/>
      <text:p text:style-name="P1901"/>
      <text:p text:style-name="P1902"/>
      <text:p text:style-name="P1903"><text:s text:c="37"/>2sd Part: Synthetisation of the 130 developments</text:p>
      <text:p text:style-name="P1904"/>
      <text:p text:style-name="P1905">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1906"/>
      <text:p text:style-name="P1907"/>
      <text:p text:style-name="P1908">The strengthening continuation is to go back through them all with three<text:s/>line summary of pithily keeping what is most catching. Then for each letter a brief blowing account mostly to keep something to see through this long list with gist, zest and what is not even known yet.</text:p>
      <text:p text:style-name="P1909"><text:span text:style-name="T1910">Number<text:s/></text:span><text:span text:style-name="T1911">one add<text:s/></text:span><text:span text:style-name="T1912">was set on utility and benefits that<text:s/></text:span><text:span text:style-name="T1913">come with it uses, the specific or detailed implementations were not specified. <text:s/>Mostly the daily uses, trades, and as a starting point it was attempting to enter the process which will turn in the <text:s/>daily list of numbers put one add in a regular way in the</text:span><text:span text:style-name="T1914">m. Reckon and something getting bigger as part of thinking. A long list of 11.</text:span></text:p>
      <text:p text:style-name="P1915"><text:span text:style-name="T1916">Number<text:s/></text:span><text:span text:style-name="T1917">two air</text:span><text:span text:style-name="T1918"><text:s/>is essential, what makes us live, part of the atmosphere, everywhere, what we cannot do without, as a breather, with number one an alternating beginning of the li</text:span><text:span text:style-name="T1919">sts, for many concepts being either mathematics or related to the environment. A short list of 5. Essential for survival, linked closely to the surveillance of pollution.</text:span></text:p>
      <text:p text:style-name="P1920"><text:span text:style-name="T1921">Number<text:s/></text:span><text:span text:style-name="T1922">three arm<text:s/></text:span><text:span text:style-name="T1923"><text:s/>makes the body enter this frame, a matter of balance, as given elem</text:span><text:span text:style-name="T1924">ents, not considered at all but when there is a problem, which go along our way, part of a 4 pack of limbs, the head having none. <text:s/>The harm they can do, to put in question as some necessary presence that in some way may be very puzzling and disturbing. An<text:s/></text:span><text:span text:style-name="T1925">average list of 8.</text:span></text:p>
      <text:p text:style-name="P1926"><text:span text:style-name="T1927">Number<text:s/></text:span><text:span text:style-name="T1928">four arrow</text:span><text:span text:style-name="T1929"><text:s/>will really harm, as a weapon, for varied uses, not so deepen, the relation with abstraction becoming a common sign of direction, the pondering of that <text:s/>derived use and all its benefit. The varied uses of this<text:s/></text:span><text:span text:style-name="T1930">abstract derive. The sport side is develop and then what comes is the prevailing abstract uses and deeper into abstraction. A long list of 14.</text:span></text:p>
      <text:p text:style-name="P1931"><text:span text:style-name="T1932">Number<text:s/></text:span><text:span text:style-name="T1933">five ask</text:span><text:span text:style-name="T1934"><text:s/>is an interaction, something in between two active systems, it implies minimal duality with some<text:s/></text:span><text:span text:style-name="T1935">tension. This is based on abstracted facts, what needs words, it uses speech, mainly people, but can be an interaction with machine, it is something in between two sides, making them connect, relate or be closer. A long list of 15.</text:span></text:p>
      <text:p text:style-name="P1936">Then the<text:s/>gathering with these five is 1 add 11, <text:s/>2 air 5, 3 arm 8, 4 arrow 14, 5 ask 15. Two words, a majority of abstraction, one for nature, one for the body and one thing that can hurt. In five words there is most of everything missing, as a sample of a letter you can see it is general, not focalising on something precise, not much complicated or searched, words that anybody can understand, common, simple, essential. The numbers are small, grouped in units and tens. Then there is <text:s/>perspective of simplicity and easiness that will help understand the human mind from the start of life.</text:p>
      <text:p text:style-name="P1937"/>
      <text:p text:style-name="P1938"><text:span text:style-name="T1939">Number<text:s/></text:span><text:span text:style-name="T1940">six bad</text:span><text:span text:style-name="T1941"><text:s/>what is not desired openly, still attractive for many people, questioned, much fight against, still pervasive, widespread and common. Statistics are to say how it is in</text:span><text:span text:style-name="T1942">creasing or not, this negative side of life is always there and it is wonderful it shall according to as much everybody hates it. <text:s/>A paradox that it can be desired. A long list of 19.</text:span></text:p>
      <text:p text:style-name="P1943"/>
      <text:p text:style-name="P1944">The words beginning with a, working <text:s/>mostly with a b c, first letter to<text:s/>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text:s/><text:soft-page-break/>use, 106 vary, 107 vase, 108 vest, 109 vex, 110 view, 111want, 112, war, 113 way, 114 window, 115 wonder, 116 xanthan, 117 xenon, 118 xerophyte, 119 xerox, 120 xylol, 121 yak, 122 yard, 123 yawn, 124 year, 125 yeti, 126 zealous, 127 zero , 128 zest, 129 zinc, 130 zone.</text:p>
      <text:p text:style-name="P1945"/>
      <text:p text:style-name="P1946"><text:span text:style-name="T1947">Number<text:s/></text:span><text:span text:style-name="T1948">seven bar</text:span><text:span text:style-name="T1949"><text:s/>is a polysemic wor</text:span><text:span text:style-name="T1950">d with many concrete and abstract meanings. Mainly something straight, a place or a piece, it goes to a verb that is used to forbid. This polysemy slides into abstraction from the name to the verb. Maybe the developments can be the same that for arrow, wit</text:span><text:span text:style-name="T1951">h instead of a sport context a law one. <text:s/>A list of 10. <text:s/></text:span></text:p>
      <text:p text:style-name="P1952"><text:span text:style-name="T1953">Number<text:s/></text:span><text:span text:style-name="T1954">eight bat</text:span><text:span text:style-name="T1955">, is polysemic two, with mainly three meanings that I know, the <text:s/>thing for sport , also like arrow, the animal, and the verb, then we see how the people using that word shall pay grea</text:span><text:span text:style-name="T1956">t attention that their meaning is understood. The developments are for the thing like for arrow, the animal needs encyclopaedic searching and the verbs will be searched in dictionaries. A very long list of 18. <text:s/></text:span></text:p>
      <text:p text:style-name="P1957"><text:span text:style-name="T1958">Number<text:s/></text:span><text:span text:style-name="T1959">nine bee</text:span><text:span text:style-name="T1960">, is an expressive insect, wh</text:span><text:span text:style-name="T1961">ich triggers mighty images to the human mind with its colourful appearance, its industrious ways, its killing sting, its buzz and its word sound resembling the be of to be and human-beings. As the second animal of the list, the developments will be like fo</text:span><text:span text:style-name="T1962">r bat with comparisons. A list of 11.</text:span></text:p>
      <text:p text:style-name="P1963"><text:span text:style-name="T1964">Number t</text:span><text:span text:style-name="T1965">en burst</text:span><text:span text:style-name="T1966"><text:s/>is an expressive verb marked by no control in its process, <text:s/>the ways it can be either positive or negative, a source of fright always considered as a possibility and how to bear it the best possible. W</text:span><text:span text:style-name="T1967">hat has burst in my life, that makes me considered it in special ways, <text:s/>the integrative reasoning with it being kept in control. <text:s/>A list of 9.</text:span></text:p>
      <text:p text:style-name="P1968"/>
      <text:p text:style-name="P1969">That makes 6 bad 19, 7 bar 10, 8 bat 18, 9 bee 11, 10 burst 9. <text:s/>All dark negative words with the possibility to<text:s/>hurt. <text:s/>Then this sample triggers some fears in the considerations of this list and tends to put in an atmosphere of cringing and not going forward. Those though are still simple well understood words with plenty of possibility of drills, creations and inventions to have them with the most pleasure possible. The numbers are all units and tens and will help as well as for the A words. They are fairly parted between concrete and abstract, with two animal, two things, an adjective, which makes it varied and with enough broadness to be interesting and deepening as working with it.</text:p>
      <text:p text:style-name="P1970"><text:span text:style-name="T1971">Number<text:s/></text:span><text:span text:style-name="T1972">eleven cat<text:s/></text:span><text:span text:style-name="T1973">is a domesticated animal whose body is the central starting point of the development, its body parts and characteristics, its attitude so liked by many humans, its rol</text:span><text:span text:style-name="T1974">e in history. Comparisons to other domesticated animals, with other feline ones, all that can come from encyclopaedia, the mystery and affectivity in them. A list of 10. <text:s/></text:span></text:p>
      <text:p text:style-name="P1975"><text:span text:style-name="T1976">Number</text:span><text:span text:style-name="T1977"><text:s/>twelve car</text:span><text:span text:style-name="T1978"><text:s/>I remember nothing at all what I did, must have been on materialis</text:span><text:span text:style-name="T1979">m, may be bigger, faster in carrying stuff to pile away. <text:s/>In fact the paragraph was based on the false or very problematic role of cars in our society, as polluting, taking room, killing, fast indifference, a race of absurdity, to be fast and carrying big<text:s/></text:span><text:span text:style-name="T1980">for what real aim in the end. A list of 12.</text:span></text:p>
      <text:p text:style-name="P1981"><text:span text:style-name="T1982">Number<text:s/></text:span><text:span text:style-name="T1983">thirteen cost</text:span><text:span text:style-name="T1984"><text:s/>was hooking on money and absurdity of the vain vicious human mind. <text:s/>Account being on a knowledge of value, rather personal, and with no real convincing basis in society, everything having one</text:span><text:span text:style-name="T1985"><text:s/>and evidently a cost having no real use after all, but for economy and the individuals to connect between themselves. A list of 13.</text:span></text:p>
      <text:p text:style-name="P1986"><text:span text:style-name="T1987">Number<text:s/></text:span><text:span text:style-name="T1988">fourteen crust</text:span><text:span text:style-name="T1989"><text:s/>it was an account on the multiple senses, for food and for matter, as big as for the planet may be, w</text:span><text:span text:style-name="T1990">ith no precise memory of the crux of it. I was on the positive aspects of it either for bread, blood or the earth. As a hardening, drying, thickening process that causes healing good consequences enabling life. A list of 15.</text:span></text:p>
      <text:p text:style-name="P1991"><text:span text:style-name="T1992">Number<text:s/></text:span><text:span text:style-name="T1993">fifteen cut</text:span><text:span text:style-name="T1994"><text:s/>I have a bla</text:span><text:span text:style-name="T1995">nk about it but that it was nice to complete, may be some fear of partition. I did put the word partition, then it was on severing, divide, something neither said good or bad, tremendously visible and marked by a dramatic decisive, definitive intensity. Th</text:span><text:span text:style-name="T1996">e word dramatic is repeated several time, with some negative meaning quite underline. A long list of 13.</text:span></text:p>
      <text:p text:style-name="P1997">So 11 cat 10, 12 car 12, 13 cost 13, 14 crust 15, 15 cut 13, two hard verbs, two solid names and an animal, not much homogeneity, but some uniformity in complicated or at least quite problematic meaning with some animality, mechanical way, money, solidification or parting. The atmosphere with this sample is tensed and thoughtful with all the implications linked to those words. They are all words a child<text:s/>can understand and they will be a source of easy drills and working with simple conclusions that may be edifying with derives to use with more difficult or extending words. The numbers that appear here are still small easily worked with. They are more concrete than abstract and will mean exemplification with most visual situation that will guide well into being.</text:p>
      <text:p text:style-name="P1998"/>
      <text:p text:style-name="P1999">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t, 27 father, 28 fa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text:s/><text:soft-page-break/>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2000"/>
      <text:p text:style-name="P2001"><text:span text:style-name="T2002">Number<text:s/></text:span><text:span text:style-name="T2003">sixteen dad</text:span><text:span text:style-name="T2004">, I remember I compare to god and the general devotion of people for theirs and the awful lo</text:span><text:span text:style-name="T2005">t of those without that person. That was it with the words intimacy, well known, fundament, sacred, a basic concept into the understanding of most people wiles and ways and even more those of society. As a whole as a problematic concept as that of god the<text:s/></text:span><text:span text:style-name="T2006">source of terrible misery. A list of 9.</text:span></text:p>
      <text:p text:style-name="P2007"><text:span text:style-name="T2008">Number<text:s/></text:span><text:span text:style-name="T2009">seventeen dead</text:span><text:span text:style-name="T2010"><text:s/>was about the fright of it, the irretrievability of it that becomes the lot of anyone, with most unknown destination. The development is dark, as a connector common to everyone, some feared dest</text:span><text:span text:style-name="T2011">ination, something mighty not to be escape, making us joined the infinite realm of the dead. Something to consider and to try to undergo in the best way most comfortable possible. A list of 13.</text:span></text:p>
      <text:p text:style-name="P2012"><text:span text:style-name="T2013">Number<text:s/></text:span><text:span text:style-name="T2014">eighteen doll</text:span><text:span text:style-name="T2015">, was with the necessity of toys and prete</text:span><text:span text:style-name="T2016">nding at any age like shifting emotions for an escape in fiction. The text is about control, domination, the catharsis there is in it, as an essential thing for all these reasons and as a sweet memory of one’s innocent childhood, a memory source for everyb</text:span><text:span text:style-name="T2017">ody. A list of 14.</text:span></text:p>
      <text:p text:style-name="P2018"><text:span text:style-name="T2019">Number<text:s/></text:span><text:span text:style-name="T2020">nineteen done</text:span><text:span text:style-name="T2021">, is remembered with the anger, bad feeling and dissatisfaction of the consequences of such a treatment, with all the deadly implications that are linked. Mostly based on the two meanings of the word, what<text:s/></text:span><text:span text:style-name="T2022">belong to the past as the biggest meaning with all the dangers of that hackneyed word when used instead of some more precise word. A list of 14.</text:span></text:p>
      <text:p text:style-name="P2023"><text:span text:style-name="T2024">Number<text:s/></text:span><text:span text:style-name="T2025">twenty drums</text:span><text:span text:style-name="T2026"><text:s/>is connected to loud music and the will to be heard and may be disturbed or create some fel</text:span><text:span text:style-name="T2027">t emotion with loudness. First approached as a disturbance, with the popular aspects that makes it close to common people, some liking it for melody, some violence and a way in controlling it, to fight indifference. Some wealth in it. The shortest list of<text:s/></text:span><text:span text:style-name="T2028">5. <text:s/></text:span></text:p>
      <text:p text:style-name="P2029">The 16 dad 9, 17 dead 13, 18 doll 14, 19 done 14, 20 drums 5, nearly 3 people or characters, some instrument and some past participle, nothing complicated, the simple set takes you to actions, who those people are, what they do, a big theme of the world beyond and control, characterisation, what can be done with those people. All concrete words with numerous implications into the working of humans, people, actions everybody come across, for the music it is not as widespread and true. They are <text:s/>marked neither by bad or good, as neutral meaningful words they will be used as handy ones in the drills and using of the list. The numbers are getting regularly bigger, the second ones stagnating. In the end I don’t see something precise with them but they can be<text:s/>fused up.</text:p>
      <text:p text:style-name="P2030"><text:span text:style-name="T2031">Number<text:s/></text:span><text:span text:style-name="T2032">twenty-one east</text:span><text:span text:style-name="T2033"><text:s/>was about space, geography others’ culture, some traveling word, that makes you move inside. What direct in a complementary meaning with three other earth dividers. A definer of areas, zones, with the precise vagueness of<text:s/></text:span><text:span text:style-name="T2034">what is not precise as defining too big an area. The way it evoke a whole area with some varied cultures and precise markers. A long list of 16.</text:span></text:p>
      <text:p text:style-name="P2035"><text:span text:style-name="T2036">Number<text:s/></text:span><text:span text:style-name="T2037">twenty-two elm</text:span><text:span text:style-name="T2038"><text:s/>evokes botanic, naturalism, all about my tree ignorance, will make you reach for encyclop</text:span><text:span text:style-name="T2039">aedia. The development is about vegetation, a part of the green growth about us, what it would be if they were really known and respected as true for nature generally. That is true for practically any other tree. The precise knowledge that it is a tree but</text:span><text:span text:style-name="T2040"><text:s/>the complete ignorance of which one as true for most people you come across, the life in ignorance of what may be important. A list of 9.</text:span></text:p>
      <text:p text:style-name="P2041"><text:span text:style-name="T2042">Number<text:s/></text:span><text:span text:style-name="T2043">twenty-three end</text:span><text:span text:style-name="T2044"><text:s/>implied some conclusion, when it is over, it comes at the closing limit of a process,<text:s/></text:span><text:span text:style-name="T2045">which marks the start of a new phase. A completion which comes with an array of plentiful knowledge, such as can tell you for the following complementary phase to come, something sometimes feared as death, or the end of peace. An important concept and real</text:span><text:span text:style-name="T2046">ity comes across every day. A long list of 19.</text:span></text:p>
      <text:p text:style-name="P2047"><text:span text:style-name="T2048">Number<text:s/></text:span><text:span text:style-name="T2049">twenty-four enemy</text:span><text:span text:style-name="T2050"><text:s/>is what is opposing, something very negative, you wonder why there is such a thing against you adding to general demise. <text:s/>More like a thwarting necessity, Thanatos embodied, with what<text:s/></text:span><text:span text:style-name="T2051">can be anything bad coming in your way, much time lost could be spent doing something more positive. A big part of one’s time spend in the finding of solutions against them. A list of 19.</text:span></text:p>
      <text:p text:style-name="P2052"><text:span text:style-name="T2053">Number<text:s/></text:span><text:span text:style-name="T2054">twenty-five eraser</text:span><text:span text:style-name="T2055"><text:s/>comes as an illusive release making you fo</text:span><text:span text:style-name="T2056">rget what trapped you into sometimes big mistakes. What can be a false help into bigger mistakes. A saviour allowing freedom, with disappearing possibilities, some relieve maker, overused with risks of deepening mistakes instead of really suppressing them,</text:span><text:span text:style-name="T2057"><text:s/>some ways they are much used, the way with administration. A list of 21.</text:span></text:p>
      <text:p text:style-name="P2058">So 21 east 16, 22 elm 9, 23 end 19, 24 enemy 19, 25 eraser 21. Marked by an explosive variety, with 4 words characterised by immateriality and abstraction, and a concrete precise tree, this list will enables to perform with plenty of varied applied situation and those would be quite emotional with termination process, thwarting and mistakes to be erased. The way with those into deep abstraction and multiple application will be some benefit for conceptual easing and working with them as if they were concrete. Then that list implies working with not precise vague element which will have to be corrected in a concrete way with finding solution for being precise and sharp to work well. The<text:s/>numbers are becoming be and the second one are bigger than usual.</text:p>
      <text:soft-page-break/>
      <text:p text:style-name="P2059">The words beginning with a, working <text:s/>mostly with a b c, first letter to avoid too much subjectivity <text:s/>coming like 1 add, 2 air, 3 arm, 4 arrow, 5 ask, 6 bad, 7 bar, 8 bat, 9 bee, 10 burst, 11<text:s/>cat, 12 car, 13 cost, 14 crust, 15 cut, 16 dad, 17 dead, 18 doll, 19 done, 20 drum, 21, east, 22 elm, 23 end, 24 enemy, 25 eraser, 26 far, 27 fat, 28 father, 29 fright , 30 fry, 31 game, 32 goat, 33 god, 34 gutter, 35 gym, 36 hat, 37 hit, 38 hot, 39 hunt,<text:s/>40 hut, 41ice, 42 idea, 43 image, 44 insect, 45 isle, 46 jacket, 47 jazz, 48 jot, 49 June, 50 just, 51 key, 52 knit, 53 knot, 54 know, 55 knuckle, 56 lake, 57 last, 58 let, 59 list, 60 lost, 61 mad, 62 middle, 63 mother, 64 mud, 65 must ,66 near, 67 neat,<text:s/>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2060"/>
      <text:p text:style-name="P2061"/>
      <text:p text:style-name="P2062"><text:span text:style-name="T2063">Number<text:s/></text:span><text:span text:style-name="T2064">twenty-six far</text:span><text:span text:style-name="T2065"><text:s/>is pointed at distance imagined, desired, fantasised in a dubious way of not being satisfied with what you have here and now. It sa</text:span><text:span text:style-name="T2066">id it could marked the distance in a bipolarised way as extremely far or nearly close but not here. Them it is a tricky source of motion, with transport and travel and all the shortcomings there are in them for it is not in addition always better off but i</text:span><text:span text:style-name="T2067">t can be much worse off. A list of 16.</text:span></text:p>
      <text:p text:style-name="P2068"><text:span text:style-name="T2069">Number<text:s/></text:span><text:span text:style-name="T2070">twenty-seven fat</text:span><text:span text:style-name="T2071"><text:s/>is quite visual and felt, some state that is questioned as healthy or not, often not desired and derided. Quite generalised as disturbing even derogatory, with the ill at ease feeling when you<text:s/></text:span><text:span text:style-name="T2072">are too fat or when you see someone like this, with the opposite facts of enormous animals in harmony in nature and evidently good as they are. The not direct goods of fat state as a thwart against many bad things. A list of 12.</text:span></text:p>
      <text:p text:style-name="P2073"><text:span text:style-name="T2074">Number<text:s/></text:span><text:span text:style-name="T2075">twenty-eight father</text:span><text:span text:style-name="T2076">,</text:span><text:span text:style-name="T2077"><text:s/>echoes that of dad in a much different way which I’m not remembering the elements, something quite strict and formal. An important central concept which comes into three way, familial, religion, and imaginary, one source of the many human problems, few ar</text:span><text:span text:style-name="T2078">e conscious of that, it is never heard of and then nothing may change. Through time it has always be the same, it is quite hopeless. A list of 8.</text:span></text:p>
      <text:p text:style-name="P2079"><text:span text:style-name="T2080">Number<text:s/></text:span><text:span text:style-name="T2081">twenty- nine fright</text:span><text:span text:style-name="T2082"><text:s/>is quite a bad feeling of unease you want to escape, that comes with a whole proces</text:span><text:span text:style-name="T2083">s of defence that may end in a fight. A disagreeable, not wanted situation, or situations, frequent or not so depending on yourself, if you are well prepare to overcome it or not, if you have armed yourself well against it or not. Fright depends very much<text:s/></text:span><text:span text:style-name="T2084">on your having prepared yourself to face it in good conditions. A list of 13.</text:span></text:p>
      <text:p text:style-name="P2085"><text:span text:style-name="T2086">Number<text:s/></text:span><text:span text:style-name="T2087">thirty fry</text:span><text:span text:style-name="T2088"><text:s/>is a way of cooking with fat and taste that makes you feel like eating and enjoy good food, may be it is not so good and the not hot as being better. The main i</text:span><text:span text:style-name="T2089">dea is the violence underlying in this process, with the necessary use of a source of fire, heating, the connection with hell, the transformation with the closeness of the charred, all that comes for the added good taste of the fried in fat. A list of 12.</text:span></text:p>
      <text:p text:style-name="P2090">Then 26 far 16, 27 fat 12, 28 father 8, 29 fright 13, 30 fry 12, two adjectives and one verb, with grand meaning for important concepts for the two names, father being an essential basis for most people and fright being a great monster that is to be avoided, so those two are complementary in a way one is favoured and the other is rejected. All being basic fundamental words, quite simple and easily understood and used in edifying drills, as explicit as far and fat, with visual connections that are able to put anyone in games with words and be at ease with them. The numbers are nearly all two digit one but 8, meaning a rise in numeration and ability with higher numbers. This list is handy and will permit explicit illustrations such that will be possibly connected with familial life and rough life as well.</text:p>
      <text:p text:style-name="P2091"><text:span text:style-name="T2092">Number<text:s/></text:span><text:span text:style-name="T2093">thirty-one game</text:span><text:span text:style-name="T2094">, is one great interest in life mostly based in childhood and play. On the polysemy of this word and the confused possible ways of the English language. This word carrying us in two diffe</text:span><text:span text:style-name="T2095">rent direction, one of animals and hunting and one of playing and childhood. Then there is caution to be made about this words and reflection to know which meaning is intended, in this way the wondering about how such confusion is possible is quite big and</text:span><text:span text:style-name="T2096"><text:s/>as amazing as the confusion. A list of 7.</text:span></text:p>
      <text:p text:style-name="P2097"/>
      <text:p text:style-name="P2098"/>
      <text:p text:style-name="P2099">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text:s/>not, 71 odd, 72 oil, 73 on, 74 or, 75 order, 76 pad, 77 pain, 78 pale, 79 pit, 80 put, 81 quality, 82 quantity, 83 question, 84 quit, 85 quote, 86 race, 87 rat, 88 rice, 89 run , 90 rut, 91 sad, 92 sail, 93 sale, 94 sand, 95 sun, 96 table, 97 tin, 98 tone,<text:s/>99 trout, 100 tuna, 101 under, 102 unity, 103 up, 104 upon , 105 use, 106 vary, 107 vase, 108 vest, 109 vex, 110 view, 111want, 112, war, 113 way, 114 window, 115 wonder, 116 xanthan,<text:s/><text:soft-page-break/>117 xenon, 118 xerophyte, 119 xerox, 120 xylol, 121 yak, 122 yard, 123<text:s/>yawn, 124 year, 125 yeti, 126 zealous, 127 zero , 128 zest, 129 zinc, 130 zone.</text:p>
      <text:p text:style-name="P2100"/>
      <text:p text:style-name="P2101"><text:span text:style-name="T2102">Number<text:s/></text:span><text:span text:style-name="T2103">thirty-two goat</text:span><text:span text:style-name="T2104"><text:s/>is a most <text:s/>badly known animal, so familiar and so unknown that is nearly a joke. <text:s/>A widely known domestic animal, pictured in the farm life, but general</text:span><text:span text:style-name="T2105">ly very superficially known, its baby, male or female being not known clearly. The necessity of deepening with a thesaurus is very clear and that of acquiring precise knowledge about such a visibly well represented animal. A list of 10.</text:span></text:p>
      <text:p text:style-name="P2106"/>
      <text:p text:style-name="P2107"><text:span text:style-name="T2108">Number<text:s/></text:span><text:span text:style-name="T2109">thirty-thre</text:span><text:span text:style-name="T2110">e god</text:span><text:span text:style-name="T2111"><text:s/>is a grand word meaning the most powerful and all mighty for many a believer. The greatest source of oppositions and disagreements, conflicts and fights which means the best for some and the same as being the worst for the others. Support and help as</text:span><text:span text:style-name="T2112"><text:s/>well which makes life bearable, it is very much thought of all the time and nearly since the beginning as a natural connection to the world beyond. A list of 8.</text:span></text:p>
      <text:p text:style-name="P2113"><text:span text:style-name="T2114">Number</text:span><text:span text:style-name="T2115"><text:s/>thirty-four gutter<text:s/></text:span><text:span text:style-name="T2116">is all the opposite as the fore word, all dirt and slime and you<text:s/></text:span><text:span text:style-name="T2117">wonder how there is such a thing on earth. A contrast between the very useful concrete widespread device everybody sees unconsciously and the derogatory considerations with bad expression that makes it a down grading place to be. A multiple type device, wh</text:span><text:span text:style-name="T2118">ich is well known and that is age old. A list of 8.</text:span></text:p>
      <text:p text:style-name="P2119"/>
      <text:p text:style-name="P2120"><text:span text:style-name="T2121">Number<text:s/></text:span><text:span text:style-name="T2122">thirty-five gym</text:span><text:span text:style-name="T2123"><text:s/>is what hygiene makes you do to feel good with your body, a most important requirement that is a source of plenty of blessing. <text:s/>This word comes with moves and motions in a structur</text:span><text:span text:style-name="T2124">ed way, for sport and athletics, it goes along with great health and will, but the power of this word sense is far from enough to make people who don’t like gym, practise it. In fact it pertains a good routine like any thing essential in a life. A list of<text:s/></text:span><text:span text:style-name="T2125">8.</text:span></text:p>
      <text:p text:style-name="P2126"/>
      <text:p text:style-name="P2127">Then 31 game 7, 32 goat 10, 33 god 8, 34 gutter 8, 35 gym 8. <text:s/>From the polysemy of <text:s/>game, to the mystery of goat and goat, going through the usefulness concrete practicability of gutter, ending on the essentiality of gym, the list is full of meaning and deepening possibilities, which enables already enables to think of multiple drill with enhance meanings and discovery of tricks to know more about language with simple handling of routine words. For example there will be posssibilities of comparing animals with game and goat and <text:s/>god, then with game there will be a consideration of game in the games, with an inward mirror image. The game and gym parallelism will put great motions in the problematic, with their mobile bent and active trends. <text:s/>The numbers are getting bigger, the second ones stagnating with three 8. Then there will be a jet between the numbers and greater motions due to that.</text:p>
      <text:p text:style-name="P2128"/>
      <text:p text:style-name="P2129"><text:span text:style-name="T2130">Number</text:span><text:span text:style-name="T2131"><text:s/>thirty-six hat<text:s/></text:span><text:span text:style-name="T2132">is a head cover which means plenty about the individual who has chosen to put it on their head,</text:span><text:span text:style-name="T2133"><text:s/>from looks, as superficial as can be to essential protection from the surrounding assaults. A faithful account of what it is, with the marked distinction between the two types of uses and then the two types of people regarding to their use or not of a hat</text:span><text:span text:style-name="T2134">. The reflection going to when a hat is very necessary and you have no choice but to have one on. <text:s/>A start with the questioned interest there is in developing on such a simple word. A short list of 7.</text:span></text:p>
      <text:p text:style-name="P2135"/>
      <text:p text:style-name="P2136"><text:span text:style-name="T2137">Number<text:s/></text:span><text:span text:style-name="T2138">thirty-seven hit</text:span><text:span text:style-name="T2139"><text:s/>is an attack carried<text:s/></text:span><text:span text:style-name="T2140">against someone, something or a coming into contact in a rough way, you wonder why there is such thing as hit, while we are attacked or something else. <text:s/>A painful act, meaning violence, which persists despite the general rejection and condemnation of it, <text:s/></text:span><text:span text:style-name="T2141">a great social, human and general problem which is in fact the tip of some unlimited iceberg which should be tackled in analysing those tips of it and starting understanding their working. A long list of 15.</text:span></text:p>
      <text:p text:style-name="P2142"/>
      <text:p text:style-name="P2143"><text:span text:style-name="T2144">Number<text:s/></text:span><text:span text:style-name="T2145">thirty-eight hot<text:s/></text:span><text:span text:style-name="T2146">is a contrast to cold a</text:span><text:span text:style-name="T2147">nd makes us feel either good or bad according to its degree, a complementary essential that makes us be what we are on earth. More than just a contrast, hot is presented as somewhat too much a high temperature that makes you feel ill at ease, a degree or a</text:span><text:span text:style-name="T2148"><text:s/>measure, the sexual hint is underlined to make you see the difficulties of language forcing you to use such terms. Then the way with the person employing it showing is ability with it. A list of 8.</text:span></text:p>
      <text:p text:style-name="P2149"><text:span text:style-name="T2150">Number<text:s/></text:span><text:span text:style-name="T2151">thirty-nine hunt</text:span><text:span text:style-name="T2152"><text:s/>is an attack against animal which</text:span><text:span text:style-name="T2153"><text:s/>is also some sport and which gives the pleasure to kill some other being life which is quite puzzling about the humans. A horrible practice which is done wantonly, but a reverse of once was the opposite possibly, the fact that it is not really needed and<text:s/></text:span><text:span text:style-name="T2154">gives pleasure with putting to death or chasing down is quite morally doubtful and questions humans ability for real goodness, fairness, welfare or whatever is really moral. A list of 10.</text:span></text:p>
      <text:p text:style-name="P2155"><text:span text:style-name="T2156">Number</text:span><text:span text:style-name="T2157"><text:s/>forty hut<text:s/></text:span><text:span text:style-name="T2158">is a secondary type of housing, but more than a rou</text:span><text:span text:style-name="T2159">gh shelter, we wonder why the houses are so big while we can stay in rougher tenements. Small, uncomfortable, disfavoured, even rejected, that should be all the opposite as it is an<text:s/></text:span><text:soft-page-break/><text:span text:style-name="T2160">ecological, respectful of nature type of human housing, then humans are ov</text:span><text:span text:style-name="T2161">ertly putting themselves against the environment as they are rejecting huts and downright mocking them and letting that for children. A list of 8.</text:span></text:p>
      <text:p text:style-name="P2162">So 36 hat 7, 37 hit 15, 38 hot 8, 39 hunt 10, 40 hut 8. Then a set that go from a type of location for the head to one for the whole body, with in between assaults with hit and hunt and a lost adjective which sets the tone to a comfortable or unbearable temperature, so five words which are all monosyllabic with insistence on their simplicity and practicability for verbal activity with the less educated, such drills with h names as there would be only those five references beginning with this consonant would not be embarrassing or upsetting in a first gentle approach as usual, but according to the word analysis and<text:s/>all the problems they raise then the drills and working with them may become or are sure to become rougher. <text:s/>The numbers are still quite small, so a second one reaches 15, the calculations is to be rough too, with the search for the greatest simplicity to<text:s/>reach the greatest number of people.</text:p>
      <text:p text:style-name="P2163">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text:s/>image, 44 insect, 45 isle, 46 jacket, 47 jazz, 48 jot, 49 June, 50 just, 51 key, 52 knit, 53 knot, 54 know, 55 knuckle, 56 lake, 57 last, 58 let, 59 list, 60 lost, 61 mad, 62 middle, 63 mother, 64 mud, 65 must ,66 near, 67 neat, 68 nest, 69 net, 70 not, 71<text:s/>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2164"/>
      <text:p text:style-name="P2165"><text:span text:style-name="T2166">Number<text:s/></text:span><text:span text:style-name="T2167">forty-one ice</text:span><text:span text:style-name="T2168"><text:s/>is of the surrounding, a complementary state, I have nothing left, but my general idea of it, some bad state of more than cold. <text:s/>A polarisation with a frightenin</text:span><text:span text:style-name="T2169">g contrastive way of unease and disagreeable state of unbearability for human. Linked to water, and its different states, a fascinating mysterious way of changing and opposing it complementary disintegrating opposite. A list of 13.</text:span></text:p>
      <text:p text:style-name="P2170"/>
      <text:p text:style-name="P2171"><text:span text:style-name="T2172">Number<text:s/></text:span><text:span text:style-name="T2173">forty-two idea</text:span><text:span text:style-name="T2174"><text:s/>c</text:span><text:span text:style-name="T2175">omes from wherever for all I know from the context, I remember zero, but their origin mystery, their <text:s/>abstract ways and danger. <text:s/>The no control innumerability, coming and going with no apparent structure, a source of blessing or not, an easy production of<text:s/></text:span><text:span text:style-name="T2176">synonyms, more than usual for something we know so little about. Abstract and vague, innumerable and quite catchable. A list of 13. <text:s/></text:span></text:p>
      <text:p text:style-name="P2177"/>
      <text:p text:style-name="P2178"><text:span text:style-name="T2179">Number<text:s/></text:span><text:span text:style-name="T2180">forty-three image</text:span><text:span text:style-name="T2181">, I also don’t remember, sure it was visual with all the pleasure of the beauty they may carry, t</text:span><text:span text:style-name="T2182">he fact that we may all see something different in them. <text:s/>With an unprecised potential they are a permanent source of wonder and bliss, with as wall a basic duality of mental or external aspects, they give us a source of questioning and working with them t</text:span><text:span text:style-name="T2183">o create others endlessly. A list of 13.</text:span></text:p>
      <text:p text:style-name="P2184"/>
      <text:p text:style-name="P2185"><text:span text:style-name="T2186">Number<text:s/></text:span><text:span text:style-name="T2187">forty-four insect</text:span><text:span text:style-name="T2188">, I remember about their prefect size and practical miniature, the way it can be envied and how they are uniformed and efficient. A most quantitative type of being, with rife of enviable qua</text:span><text:span text:style-name="T2189">lities such as size, adaptability, practicality, all characteristic of wonders and impressive, disturbing ways which are ever so shocking, puzzling and sometimes creating a phobia when one first sees them. A list of 10.</text:span></text:p>
      <text:p text:style-name="P2190"/>
      <text:p text:style-name="P2191"><text:span text:style-name="T2192">Number<text:s/></text:span><text:span text:style-name="T2193">forty-five isle</text:span><text:span text:style-name="T2194"><text:s/>is not remem</text:span><text:span text:style-name="T2195">bered, may be like oneself in the crowd, a head as an isle and then I know that is all new, but the isolation and unreachability. A special area opposed and different to the outsized world, more proportioned to humans, better for any kind of experimentatio</text:span><text:span text:style-name="T2196">ns of interest and more knowable according to its downright small size, most appreciated for all these reasons and the intimacy it can produce to be there. A list of 8.</text:span></text:p>
      <text:p text:style-name="P2197"/>
      <text:p text:style-name="P2198">Then 41 ice 13, 42 idea 13, 43 image 13, 44 insect 10, 45 isle 8, for an most abstract<text:s/>set with idea and image, with dreamlike isle and mysterious insect, ice looks like some intruder among them. <text:s/>The working with these will be then in imagination with some frightful elements introduce by ice and insect which remained quite terrorising. With concepts such as image and idea the elaboration of drills with abstraction and free open doors of mental representation will enable to be in different areas of thinking and make see the innumerable let even then infinite possibilities of the mind. The combinations between those words will bring us to fanciful areas with plenty of discoveries and may be inventive bents. The setting is complete with characters being insect having ideas and seeing images, in a world rife with ice, the possibilities of plenty<text:s/>of drawing and images. The numbers are getting bigger with second ones marked with 13, and nearly always about tens.</text:p>
      <text:soft-page-break/>
      <text:p text:style-name="P2199">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text:s/>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2200"/>
      <text:p text:style-name="P2201"><text:span text:style-name="T2202">Number<text:s/></text:span><text:span text:style-name="T2203">forty-six jacket</text:span><text:span text:style-name="T2204">, is a movable cover, representing the individual in an open way, when there ar</text:span><text:span text:style-name="T2205">e most risks and protect as well as being some fashion product.. A trivial common word you think vain to talk about, but a word anyway, the ability of humans to make positive about what means pain and hostility, with pleasure of fashion and possession of s</text:span><text:span text:style-name="T2206">omething beautiful out for hostile weather and denial of one’s body. A <text:s/>list of 10.</text:span></text:p>
      <text:p text:style-name="P2207"/>
      <text:p text:style-name="P2208"><text:span text:style-name="T2209">Number<text:s/></text:span><text:span text:style-name="T2210">forty-seven jazz</text:span><text:span text:style-name="T2211"><text:s/>is music and the little is known by most people about it makes of jazz a puzzling source of wonder and pleasure or not. <text:s/>Recognition of<text:s/></text:span><text:span text:style-name="T2212">music, definition certainly not, plenty would know of some characteristic of it but nothing of its essence even less playing, creating it .Some wonder at its lingering long, may be infinitely after it is gone, the opposition to silence. A list of 9.</text:span></text:p>
      <text:p text:style-name="P2213"/>
      <text:p text:style-name="P2214"><text:span text:style-name="T2215">Numbe</text:span><text:span text:style-name="T2216">r<text:s/></text:span><text:span text:style-name="T2217">forty-eight jot,</text:span><text:span text:style-name="T2218"><text:s/>is for writers to make some notes, it is a wonderful thing to be able to scratch down some scribbling for memory sake. <text:s/>A vital necessity so as not to be locked out sometimes, a propitiatory preparation for reflections, which can more th</text:span><text:span text:style-name="T2219">an help a lot, even save lives, one basis of human ways with word, the transcription of oral sounds in a quick way, somewhat akind to music. A long list of 15.</text:span></text:p>
      <text:p text:style-name="P2220"/>
      <text:p text:style-name="P2221"><text:span text:style-name="T2222">Number<text:s/></text:span><text:span text:style-name="T2223">forty-nine June</text:span><text:span text:style-name="T2224">, is a month and a name, it triggers thinking about polysemy, and the way</text:span><text:span text:style-name="T2225"><text:s/>someone can be called and tolerate such a name. A name so important as to be a big marker of time of the year as well as a baptizer, the over meaning of it as a measure, a precise time, a regular one which comes back ever and which is probably not going t</text:span><text:span text:style-name="T2226">o change quite soon or even in still a not known time make of it a name as a landmark for humanity. A list of 8. <text:s/></text:span></text:p>
      <text:p text:style-name="P2227"/>
      <text:p text:style-name="P2228"><text:span text:style-name="T2229">Number<text:s/></text:span><text:span text:style-name="T2230">fifty just</text:span><text:span text:style-name="T2231">, is enough for every thing but the taste of fitting just enough like that is so disagreeable that you wonder how it is<text:s/></text:span><text:span text:style-name="T2232">possible that such a concept exists. A word not fit for representation, the bearer of a lot of meaning rather derogatory, which implied limits, an intensifier adding some personal touch of consideration in what you are expressing, somewhat bad and to avoid</text:span><text:span text:style-name="T2233"><text:s/>but when impossible to do it otherwise. A list of 12.</text:span></text:p>
      <text:p text:style-name="P2234"/>
      <text:p text:style-name="P2235">Then 46 jacket 10, <text:s/>47 jazz 9, 48 jot 15, 49 June 8, 50 just 12, quite a unequivocal sample made from dress, music, time or someone, with scribbling in limits, what will be made of all that is far from evident, no situation, area setting <text:s/>but rather that it can be anywhere, in some spring summery time filled with some brassy music and scratching things on pads just in the middle of nowhere with someone named like the season. The words are short, the longest having 6 letters, the shortest 3, with sound as the buzzing of jazz, the j being quite vibrating for a letter. With beyond consideration apart from sense and sound but for the setting they can create, what would be added will be part of the drills coming from them. There can be the dress put on by the character, or in the air, written on, the character could be writing jazz, all that with an impression of just enough. Some kind of incomplete, strange context which will need some complementary thinking. But for the 8 and 9 the numbers are all of double digits, and then it will be past 50, which is quite a <text:s/>more complicated, more massive handling.</text:p>
      <text:p text:style-name="P2236"/>
      <text:p text:style-name="P2237"/>
      <text:p text:style-name="P2238"><text:bookmark-start text:name="_Hlk116568209"/>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text:s/><text:soft-page-break/>sad, 92 sail, 93 sale, 94 sand, 95 sun, 96 table, 97 tin, 98 tone, 99 trout, 100 tuna, 101 under, 102 unity, 103 up, 104 upon , 105 use, 106 vary, 107 vase, 108 vest, 109 vex, 110 view, 111want, 112, war, 113 way, 114<text:s/>window, 115 wonder, 116 xanthan, 117 xenon, 118 xerophyte, 119 xerox, 120 xylol, 121 yak, 122 yard, 123 yawn, 124 year, 125 yeti, 126 zealous, 127 zero , 128 zest, 129 zinc, 130 zone.</text:p>
      <text:p text:style-name="P2239"><text:bookmark-end text:name="_Hlk116568209"/></text:p>
      <text:p text:style-name="P2240"><text:span text:style-name="T2241">Number</text:span><text:span text:style-name="T2242"><text:s/>fifty-one key</text:span><text:span text:style-name="T2243">, is a very useful thing that most people use ever</text:span><text:span text:style-name="T2244">y day, which is always here, in your immediate surrounding not far indicating the necessity of protecting. To keep out of reach, very negative and bad for the person against whom it is used, on the opposite very positive for the user who feel good and safe</text:span><text:span text:style-name="T2245"><text:s/>because of it, or who can use a machine easily. A major thing for science and thinking with them as general openers. A short list of 6.</text:span></text:p>
      <text:p text:style-name="P2246"/>
      <text:p text:style-name="P2247"><text:span text:style-name="T2248">Number<text:s/></text:span><text:span text:style-name="T2249">fifty-two knit</text:span><text:span text:style-name="T2250">, sounds quite like neat, but it is not at all related to something nice and proper though it is<text:s/></text:span><text:span text:style-name="T2251">not the complete antithesis of neat. Creativity, concentration and achievements that would make anyone positive and happy but for the real want to do it. The discrepancy between these good things and the implementation by many enactors that don’t match the</text:span><text:span text:style-name="T2252">se benefits. Dealing with clothes and wool and creation and real benefits. A list of 11.</text:span></text:p>
      <text:p text:style-name="P2253"/>
      <text:p text:style-name="P2254"><text:span text:style-name="T2255">Number<text:s/></text:span><text:span text:style-name="T2256">fifty-three knot</text:span><text:span text:style-name="T2257">, is quite mathematic, and linked to some nice fingering, handling and process of undoing and understanding that is nice to think for mind work</text:span><text:span text:style-name="T2258">ing. Free and interesting, an easy mathematic approach, with plenty uses, embodiments and enacting for a blissful intellectual development. They can have unexpected complicated and enlightening unravelling which can give opportunities for many uneducated p</text:span><text:span text:style-name="T2259">eople. A list of 9.</text:span></text:p>
      <text:p text:style-name="P2260"/>
      <text:p text:style-name="P2261"><text:span text:style-name="T2262">Number<text:s/></text:span><text:span text:style-name="T2263">fifty-four know</text:span><text:span text:style-name="T2264"><text:s/>is some basis of human behaviour and is an important era of conceiving and abstraction, for the evolution of our society. A vague abstract word about something intimate and precise, that can apply to everything,<text:s/></text:span><text:span text:style-name="T2265"><text:s/>working in layers of knowledge, particular to every people own knowledge. Dealing with the mind and abstraction, an endless word to be in any field, something like the whole mind working. A list of 16.</text:span></text:p>
      <text:p text:style-name="P2266"><text:span text:style-name="T2267">Number<text:s/></text:span><text:span text:style-name="T2268">fifty-five knuckle</text:span><text:span text:style-name="T2269">, is part of the body and I<text:s/></text:span><text:span text:style-name="T2270">don’t remember what I could have said and develop about that , but I guess on the irregular and articulation essential. Some 28 parts of the body that you can hardly hide, that mean so much about you, the way you are with things, your physical involvement,</text:span><text:span text:style-name="T2271"><text:s/>how you roughen things or they roughen you, all that is necessary to connect or not with you. They may tell much but evidently not everything and may be a somewhat misleading. A very short list of 5.</text:span></text:p>
      <text:p text:style-name="P2272">So then 51 key 6; 52 knit 11, 53 knot 9, 54 know 16, 55<text:s/>knuckle 5, a set with ability or not, a way, a grasping with these 4 words like key, knit, knot and know, either you have a way in and you can open whatever should be with the key, the knowledge, the way to knit something or to undo a knot, or not, anyway<text:s/>it means a group that is based on what is got, things that can implement that can work breakthroughs and go ahead with what are solutions and ways in progress. The knuckle in that lot are wielding what is creating the things or the key that open wonders or the opposite. The fact that often nothing would be better than working is to be discussed, why should be a key necessary, isn’t it better to be without, that would mean long pondering and discussion, to know about knot and knitting is it really a good thing, doesn’t it putting the mind in a too active way and paralysed some other more appeasing, peaceful gentler creative ways. I imagine all that set will be moved about some hand being active with these 4 other words. The numbers are on the one side getting quite big and the second one having very smell ones like one 6 and one 5. A quite imaginary complex handling of these 5 set. <text:s/></text:p>
      <text:p text:style-name="P2273">The words beginning with a, working <text:s/>mostly with a b c, first letter to avoid too much subjectivity <text:s/>coming like 1 add, 2 air,<text:s/>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text:s/>run , 90 rut, 91 sad, 92 sail, 93 sale, 94 sand, 95 sun, 96 table, 97 tin, 98 tone, 99 trout, 100 tuna, 101 under, 102 unity, 103 up, 104 upon , 105 use, 106 vary, 107 vase, 108 vest, 109 vex, 110 view, 111want, 112, war, 113 way, 114 window, 115 wonder,<text:s/>116 xanthan, 117 xenon, 118 xerophyte, 119 xerox, 120 xylol, 121 yak, 122 yard, 123 yawn, 124 year, 125 yeti, 126 zealous, 127 zero , 128 zest, 129 zinc, 130 zone.</text:p>
      <text:p text:style-name="P2274"/>
      <text:p text:style-name="P2275"/>
      <text:p text:style-name="P2276"><text:span text:style-name="T2277">Number<text:s/></text:span><text:span text:style-name="T2278">fifty-six lake</text:span><text:span text:style-name="T2279">, an area of fun and fear for all that can be in its surrounding, it<text:s/></text:span><text:span text:style-name="T2280">is somewhere to know about and to have been to. <text:s/>A definitely place of pleasure and enjoyment for bathing and picnic, all that can be agreeable in nature with mention<text:s/></text:span><text:soft-page-break/><text:span text:style-name="T2281">of the mastering of this geographic landscape you can very well go around. Though it may<text:s/></text:span><text:span text:style-name="T2282">turn dangerous with all the dangers that can exist about such a place with the drowning and assault by strangers. A list of 10.</text:span></text:p>
      <text:p text:style-name="P2283"/>
      <text:p text:style-name="P2284"><text:span text:style-name="T2285">Number<text:s/></text:span><text:span text:style-name="T2286">fifty-seven last</text:span><text:span text:style-name="T2287">, has a great double meaning, and is quite definite for it as that comes last may last more than other,<text:s/></text:span><text:span text:style-name="T2288">or not, in the end the word is full of this doubleness. After that there is nothing and in this way the last may have more time, enjoyable or not a position, it is a fact and with the first they mark a frame which make them be noticed more than other in be</text:span><text:span text:style-name="T2289">tween having no real marking grip. The double meaning as quite questioning. A list of 10.</text:span></text:p>
      <text:p text:style-name="P2290"/>
      <text:p text:style-name="P2291"><text:span text:style-name="T2292">Number<text:s/></text:span><text:span text:style-name="T2293">fifty-eight let</text:span><text:span text:style-name="T2294">, is a word of allowance, giving the authorisation to do something or be like this or that, a word of action that is marked as enabling. A misl</text:span><text:span text:style-name="T2295">eading permission that can have plenty disadvantages, like excessive freedom and lead to wrong doing. A word people generally wrongly like, not being aware of the excessive let be alone and so in danger, when they feel free they may be in danger and badly<text:s/></text:span><text:span text:style-name="T2296">expose to de structuration. A list of 13. <text:s/></text:span></text:p>
      <text:p text:style-name="P2297"/>
      <text:p text:style-name="P2298"><text:span text:style-name="T2299">Number<text:s/></text:span><text:span text:style-name="T2300">fifty-nine list</text:span><text:span text:style-name="T2301">, is all about this work meaning it is very important here and is deemed to make a lot of system work in order and such arranging as lists can do. <text:s/>Order, control, structure in simplicity a</text:span><text:span text:style-name="T2302">nd working systematizing doing, the list can work wonder of marvellous implementation with completeness and integration of every last bit of it. A full system coping with life and enabling good general thought with wonderful completion of dealing with ever</text:span><text:span text:style-name="T2303">ything. A list of 16.</text:span></text:p>
      <text:p text:style-name="P2304"/>
      <text:p text:style-name="P2305"><text:span text:style-name="T2306">Number<text:s/></text:span><text:span text:style-name="T2307">sixty lost</text:span><text:span text:style-name="T2308">, some pessimistic tone for a word marking defeat, to be hold as something negative to be avoided and meaning so much disappointment that is questioning to start again. Some kind of a tragedy, the opposite of<text:s/></text:span><text:span text:style-name="T2309">won, with all the negativity implied and the bad feelings going along. A trigger into positive actions to overcome what is lost to start to win with all the energy there is in reaching that type of behaviour. A list of 12.</text:span></text:p>
      <text:p text:style-name="P2310">So 56 lake 10, 57 last 10, 58 let<text:s/>13, 59 list 16, 60 lost 12, 4verbs and an area implies much action in this surrounding, the dynamic will be partly of associating these words in the maximum evident or not way to create as much surprises and finding as possible, some two of these names can also be nouns, which will diversify the lot, there can always be people in the surroundings of the lake or in it, or will is be without any person, then the thing is the number is mattering, in that way a solitary person doomed necessarily to death, is on a first sight less interesting than many with a possibility of lasting. The word let and lost are partly antithetic, let giving many open possibilities of actions, and positive ways, lost in the opposite implying pessimism and negative ways. The lake will be search for all that it evokes and intakes of life, things or whatever can happened surprisingly or not to be there. There will be the connecting to each word to all other of the list, one by one, then group of growing numbers to four to one. The aim being to create any concept can make us see differently, and find ways out of this unending problematic general ordeal. Then some simple sentences never heard to give help and appeasement, or work better ways. Only numbers with 2 digits, marking surely even<text:s/>greater calculations, or numeral drills.</text:p>
      <text:p text:style-name="P2311"/>
      <text:p text:style-name="P2312"><text:bookmark-start text:name="_Hlk116828970"/>The words beginning with a, working <text:s/>mostly with a b c, first letter to avoid too much subjectivity <text:s/>coming like 1 add, 2 air, 3 arm, 4 arrow, 5 ask, 6 bad, 7 bar, 8 bat, 9 bee, 10 burst, 11 cat, 12 car, 13<text:s/>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text:s/>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text:s/>123 yawn, 124 year, 125 yeti, 126 zealous, 127 zero , 128 zest, 129 zinc, 130 zone.</text:p>
      <text:p text:style-name="P2313"><text:bookmark-end text:name="_Hlk116828970"/></text:p>
      <text:p text:style-name="P2314"><text:span text:style-name="T2315">Number<text:s/></text:span><text:span text:style-name="T2316">sixty-one mad</text:span><text:span text:style-name="T2317">, is not remembered, but must be about the negative problematic ways and their causes, a thing that shouldn’t exist, and is to be fought against. Somet</text:span><text:span text:style-name="T2318">hing bad, that is to be always, cured, avoided or rejected or the three at the same time. The solution of most mad people being in their past, something not so much feared in this way because explainable, but even though it cannot be cured, it seems possib</text:span><text:span text:style-name="T2319">le of structuring it. A list of 8.</text:span></text:p>
      <text:p text:style-name="P2320"/>
      <text:p text:style-name="P2321"><text:span text:style-name="T2322">Number<text:s/></text:span><text:span text:style-name="T2323">sixty-two middle</text:span><text:span text:style-name="T2324">, a word for mathematic, some equal parting, proportioned and neat, something to be known as a bull eye, a general place to look for. Symmetry, in-between, rationality all that can be a way in beau</text:span><text:span text:style-name="T2325">ty and harmony, to move or<text:s/></text:span><text:soft-page-break/><text:span text:style-name="T2326">win over any thing with a middle in it. A thing to be consider as central, domineering and mastering ways if you want to understand and have success in this. Middle as central and most active in any system. A long list of 14.</text:span></text:p>
      <text:p text:style-name="P2327"/>
      <text:p text:style-name="P2328"><text:span text:style-name="T2329">Nu</text:span><text:span text:style-name="T2330">mber<text:s/></text:span><text:span text:style-name="T2331">sixty-three mother</text:span><text:span text:style-name="T2332">, some basic concept, familial and for creation, always with some progeny, the drama when you have none, compared with dad and father. A first, a quite stifling source which opposes the group and community, a necessary origin, a warm</text:span><text:span text:style-name="T2333"><text:s/>womb or a cell, which gives you life, much to say about the well known person it is to the individual, a way to know people intimately. A list of 9.</text:span></text:p>
      <text:p text:style-name="P2334"/>
      <text:p text:style-name="P2335"><text:span text:style-name="T2336">Number<text:s/></text:span><text:span text:style-name="T2337">sixty-four mud</text:span><text:span text:style-name="T2338">, the quagmire it is, some people relishing in mud bath, generally bad so, as a matt</text:span><text:span text:style-name="T2339">er coming from earth, somewhere we come from and we are to go back to. Qualified as useless but from great uses in fertility, playing and medicine, not to be for building on, or to like for many people. Mud is slimy, disagreeable to touch or to be in, a ma</text:span><text:span text:style-name="T2340">tter for bad situations, outside hostile contexts, something to wonder about in decomposition ways. A long list of 14.</text:span></text:p>
      <text:p text:style-name="P2341"/>
      <text:p text:style-name="P2342"><text:span text:style-name="T2343">Number<text:s/></text:span><text:span text:style-name="T2344">sixty-five must</text:span><text:span text:style-name="T2345">, a word that forces you to act, a prior necessity implied, something you cannot resist, that is to go through any</text:span><text:span text:style-name="T2346">way, a thing that must be taken into account. An invisible force, which is beyond us beating us, and mastering us, that we shall study in order to understand what is happening and to turn it back so that we may control it instead of being controlled. A fas</text:span><text:span text:style-name="T2347">cinating words which is so common that it goes along as if it was normal to be necessary. A list of 11.</text:span></text:p>
      <text:p text:style-name="P2348"/>
      <text:p text:style-name="P2349">So 61 mad 8, 62 middle 14, 63 mother 9, 64 mud 14, 65 must 11, quite negative with mad and mud, but we can consider the opposite of it and fancy good sides of mad, such as is light and funny in some way when it is not dangerous, like a clownish person, as for mud it can have blissful therapeutic effects and be very desired, the other three being quite positive, the trend is rather common and positive, though we can imagine a mad mother wreaking havoc in the mud, or all the opposite. A central character like a mother will be telling to practically everybody and quite known if not longed for, all the words being as clear and simple as can be, many examples<text:s/>with simple obligations will go through minds as easy as possible implying memories with their own mother when they can do but nothing else but obey without understanding. In the middle, mathematic or not will centralised the situations as being well seen<text:s/>as not escapable. Except 8 and 9 the numbers are all two digits and faring always higher.</text:p>
      <text:p text:style-name="P2350">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2351"/>
      <text:p text:style-name="P2352"/>
      <text:p text:style-name="P2353"><text:span text:style-name="T2354">Number</text:span><text:span text:style-name="T2355"><text:s/>sixty-six near</text:span><text:span text:style-name="T2356">, is close but not the closest as on, as a preposition it is quite regular, always the same and fairly well known as that, like a parent figure.</text:span><text:span text:style-name="T2357"><text:s/>A contextual word which means practically nothing without its context and the other words about it, a localising word, to frame some physical or mental situation, which very precise direct secure elements. An essential preposition of situation without whi</text:span><text:span text:style-name="T2358">ch life would have a different perception. A list of 9.</text:span></text:p>
      <text:p text:style-name="P2359"><text:span text:style-name="T2360">Number<text:s/></text:span><text:span text:style-name="T2361">sixty-seven neat</text:span><text:span text:style-name="T2362">, is nice and proper, always desired, though I have no memories it must be something like that for a decent word that always comes so nicely in your way. A synonym of perfect, r</text:span><text:span text:style-name="T2363">edundant and intensifier of good, it makes you wonder of its real use but for the problematic people, a derived of good which goes nowhere and that just makes sound verbose to use. About the redundancy of language and perfection more largely. A list of 9.</text:span></text:p>
      <text:p text:style-name="P2364"><text:span text:style-name="T2365">Number<text:s/></text:span><text:span text:style-name="T2366">sixty-eight nest</text:span><text:span text:style-name="T2367"><text:s/>is somewhere to be comfy, one for birds mainly, I remember the harmony with nature and the ecology of the natural way. Obtrusiveness, scarcity, craftmanship, whatnot natural life and beauty to inspire humans into better, or should h</text:span><text:span text:style-name="T2368">ave done long ago, a wonder it is not more studied, talked about and admired, where the denizens birds in nature evolve and indicate what should be done, or to be proven against. A list of 8.<text:s/></text:span></text:p>
      <text:p text:style-name="P2369"><text:span text:style-name="T2370">Number<text:s/></text:span><text:span text:style-name="T2371">sixty-nine net</text:span><text:span text:style-name="T2372">, quite a tool for rendering services all<text:s/></text:span><text:span text:style-name="T2373">the way, a good catcher, I got back that I fancied some awful steel one that would be giant size to catch humans as fish. Then yes a mighty catcher that can turn into a torture tool, something that<text:s/></text:span><text:soft-page-break/><text:span text:style-name="T2374">must have come out of a cruel mind, the size and material<text:s/></text:span><text:span text:style-name="T2375">making it can be of many types, as simple and unthought of in our way, but that means in fact much cruelty and vice. A list of 15.<text:s/></text:span></text:p>
      <text:p text:style-name="P2376"><text:span text:style-name="T2377">Number<text:s/></text:span><text:span text:style-name="T2378">seventy not</text:span><text:span text:style-name="T2379">, the verbal negation, to be understood directly as being not the case, I don’t remember what I gripped fo</text:span><text:span text:style-name="T2380">r it, though it must have been quite in the negative way. A universal word that contrary to most of the words generally can be put into all of the sentences to negate them. A magic word well known and a source of polyvalent rife thinking, any of the word c</text:span><text:span text:style-name="T2381">an go along with it. Essential for reasoning, a word that can not be done without. A list of 15.<text:s/></text:span></text:p>
      <text:p text:style-name="P2382"/>
      <text:p text:style-name="P2383">Then 66 near 9, 67 neat 9, 68 nest 8, 69 net 15, 70 not 15, a sample sounding quite similar, short common simple words, that are clearly marked as a preposition with a clear situation meaning which can be associated with any of the word of this sample to add a closer localising meaning to them. Then the adjective can too be associated with any of the other word to add a positive meaning of cleanness and decency to them. The two names, nest and net can be connected to any words of the sample to create some meaning about them, in sentences that would highlight them and imply some actions about those words, like some nest or net that would happen to dynamize the actions about what is said. Not can always find a way in sentences and connect to any words. With not on this sample is quite negative and open to reverse and oppositions. The there are no characters, but those who inhabit the nest or who prey for nests, and those who use nets or who are caught in nets. Those words being short, pithy and full of explicit meaning that would be very pleasant to produce powerful sentences with them that would imply so much into actions of various ways or mighty descriptions or<text:s/>statements any. The numbers are quite big but for the 3 8, 9 and 9.</text:p>
      <text:p text:style-name="P2384">The words beginning with a, working <text:s/>mostly with a b c, first letter to avoid too much subjectivity <text:s/>coming like 1 add, 2 air, 3 arm, 4 arrow, 5 ask, 6 bad, 7 bar, 8 bat, 9 bee, 10 burst, 11 cat, 12 car, 13 cost, 14 crust, 15 cut, 16 dad, 17 dead, 18 doll, 19 done, 20 drum, 21, east, 22 elm, 23 end, 24 enemy, 25 eraser, 26 far, 27 fat, 28 father, 29 fright , 30 fry, 31 game, 32 goat, 33 god, 34 gutter, 35 gym, 36 hat, 37 hit, 38 hot, 39 hunt, 40 hut, 41ice, 42 idea, 43 image, 44 insect, 45 isle, 46 jacket, 47 jazz, 48 jot, 49 June, 50 just, 51 key, 52 knit, 53 knot, 54 know, 55 knuckle, 56 lake, 57 last, 58 let, 59 list, 60 lost, 61 mad, 62 middle, 63 mother, 64 mud, 65 must ,66 near, 67 neat, 68 nest, 69 net, 70 not, 71 odd, 72 oil, 73 on, 74 or, 75 order, 76 pad, 77 pain, 78 pale, 79 pit, 80 put, 81 quality, 82 quantity, 83 question, 84 quit, 85 quote, 86 race, 87 rat, 88 rice, 89 run , 90 rut, 91 sad, 92 sail, 93 sale, 94 sand, 95 sun, 96 table, 97 tin, 98 tone, 99 trout, 100 tuna, 101 under, 102 unity, 103 up, 104 upon , 105 use, 106 vary, 107 vase, 108 vest, 109 vex, 110 view, 111want, 112, war, 113 way, 114 window, 115 wonder, 116 xanthan, 117 xenon, 118 xerophyte, 119 xerox, 120 xylol, 121 yak, 122 yard, 123 yawn, 124 year, 125 yeti, 126 zealous, 127 zero , 128 zest, 129 zinc, 130 zone.</text:p>
      <text:p text:style-name="P2385"/>
      <text:p text:style-name="P2386"><text:span text:style-name="T2387">Number<text:s/></text:span><text:span text:style-name="T2388">seventy-one odd</text:span><text:span text:style-name="T2389">, is uneven or weird, or both according to the situation, but in any case it is something not vey balanced, to be noticed as such.<text:s/></text:span><text:span text:style-name="T2390">Try to find odd situation, not even one as not odd, and beautiful and normal, which they must be abundant in art. The double meaning with mathematic and abstract, the deepening with mathematic as half of the situation are odd and would be abnormal. A list of 15.</text:span></text:p>
      <text:p text:style-name="P2391"><text:span text:style-name="T2392">Number<text:s/></text:span><text:span text:style-name="T2393">seventy-two oil</text:span><text:span text:style-name="T2394"><text:s/>is essential for cooking or engines whatever, but its production is expensive and to be questioned, to we really need it, the question is to be thought with all the pros and cons.</text:span><text:span text:style-name="T2395"><text:s/>Reaching oilless life, going through a good way to teach people with educating themselves with rationing themselves with what is probably not a real prior need here, the problems they trigger as with black oil. A list of 11.</text:span></text:p>
      <text:p text:style-name="P2396"><text:span text:style-name="T2397">Number<text:s/></text:span><text:span text:style-name="T2398">seventy-three on</text:span><text:span text:style-name="T2399">, is a starter or something currently active, a good triggering word to be ponder as dynamic and that makes us move and put actions on the way.</text:span></text:p>
      <text:p text:style-name="P2400"><text:span text:style-name="T2401">Number<text:s/></text:span><text:span text:style-name="T2402">seventy-four or</text:span><text:span text:style-name="T2403">, is an alternative opener which put on the way two or more possibilities, that is to be considered in a way of choice and overture for more choices to come.<text:s/></text:span></text:p>
      <text:p text:style-name="P2404"><text:span text:style-name="T2405">Number<text:s/></text:span><text:span text:style-name="T2406">seventy-five order</text:span><text:span text:style-name="T2407"><text:s/>is a commander or some decent putting away of arranging things neatly, in any way it makes matter into some graspable way that is quite planned.</text:span></text:p>
      <text:p text:style-name="P2408"/>
      <text:p text:style-name="P2409"/>
      <text:p text:style-name="P2410"><text:span text:style-name="T2411">14092022 0707 Wednesday how it is nearly forbidden to do another word of the list deeming but that of the day, apart from the going through. Still on the rounds and joints. 0750 7 bar,<text:s/></text:span><text:span text:style-name="T2412">8 bat, 9 bee. Many connections and similarities till now.</text:span></text:p>
      <text:p text:style-name="P2413">15092022 0656 Thursday with the alphabetic order ordered differently there can be reckoning with pairing, substitutions and coding. <text:s/>0750 10 burst, 11 cat, synthesis on B.</text:p>
      <text:p text:style-name="P2414">16092022 0710 Friday the day shorter list often meet some repeating remembering problem, today I’m on one short which I expected as it is regularly the case. <text:s/>0752 conscious of the haphazard variety that will be hard to synthesised.</text:p>
      <text:p text:style-name="P2415">17092022 1610 Saturday I was in a daze of making<text:s/>mine like yesterday though it was much different and when I was in front of writing I realised the fluke up. But when I was dazed it was weird and good. Now I want to plough for I not used to it yet<text:s/><text:soft-page-break/>through ending Cs and faring through Ds. 1649 word 15 cut<text:s/>and a quick Cs synthesis. In irregular uniformity and concrete visions. 1758, first 4 Ds, to something very unprecise not thought much group analysis.</text:p>
      <text:p text:style-name="P2416">18092022 1314Sunday I try to remember this list to 40 with blanks and difficulties. Then I won’t go<text:s/>over 6 paragraphs a day. There was nothing particular, the demanding crushing routine. My mind is complying not doing the same mistakes or cringing lazy bouts in row. <text:s text:c="2"/>1348 20 drums, Ds synthesis, to some fusion. 1356 I intend first three Es. 1445 21 east, 22 elm, and 23 end, which were hard to instant reread remembering, but far from impossible and agreeable to complete.</text:p>
      <text:p text:style-name="P2417">19092022 0712 Monday this is done mechanically, with a systematic process it is less cumbersome and slow, nevertheless all the<text:s/>contents necessarily varies and may be hard to elaborate. Ending Es. 0749 24 enemy, 25 eraser , Es synthesis, with varied abstraction to be corrected.</text:p>
      <text:p text:style-name="P2418">230922 0709 Friday nothing new, but the number memorizing with tricks of orders, ranks and positions which may have echoes. <text:s/>Processing with the first three Fs. 0753 Wove through the Fs, and did 26 far and 27 fat, with quite immediate intricate common points of not meaning straightforward good or bad.</text:p>
      <text:p text:style-name="P2419">24092022 0833 Saturday when I do in advance one or several<text:s/>lists then I don’t remember it when it comes to that list, at first it is a complete blank, then I think redoing it again, that the beginning is a little remember. I’m on the last three Fs. 0922 28 father, 29 fright, 30 fry, with considerations on the problems mostly human, which come with these words.</text:p>
      <text:p text:style-name="P2420">26092022 0711 Monday I had a rough start this morning doing it in a confused way, not completing it lying in bed as usual, I was doing it in my sleep. Now ending Fs, starting first two Gs. 0747 preparation on Gs and 31 game, quite a contrastive set.</text:p>
      <text:p text:style-name="P2421">27092022 0709 Tuesday three Gs in the middle. 0748, 32 goat, 33 god, 34 gutter, all quite different simple word reaching far in various meanings.</text:p>
      <text:p text:style-name="P2422">28092022 0710 Wednesday I didn’t manage to complete the whole this<text:s/>morning, in fact I just did the list, which I remember now quite difficultly. The drawings are a blessing. Now I end Gs and hope for a synthesis. 0800 Did 35 gym and Gs synthesis, Hs preparation. Quite a varied list with a variety that gives insight in language.</text:p>
      <text:p text:style-name="P2423">29092022 0713 Thursday currently I’m doing it in two stages at waking up and a little latter when I have some time, first the list of the day, then the translation, definition and visual searches. Now the first three Hs. 075636 hat, 37 hit, 38 hot,<text:s/><text:s/>showing the ways of language in forcing things even actions on us.</text:p>
      <text:p text:style-name="P2424">30092022 0713 Friday <text:s/>thought that the day list parallel to normal counting for remembering ease, is one known for everybody and one known but by me and perfectly unknowable, I wanted to render it even more unknown mixing the normally increasing order. Then I said I will lose them, the police whatever searching or trying to follow, in a baby park. The sharp contrast of parallelism between extreme simplicity and the total opposite is quite amazing, fascinates me. I’ m ending Hs. 0753 39 hunt, 40 hut with a synthesis based on simplicity for the most people.</text:p>
      <text:p text:style-name="P2425"/>
      <text:p text:style-name="P2426">03102022 0709 Monday did nothing the week end, thought of the losing way with the day list, the fact that I’m the only one to understand<text:s/>it, thought much of mine and the present day’s. <text:s/>Now I’m not sure of liking that but as a normal continuation of my life I do it mechanically. The Is preparation and first two. <text:s/>0746 the preparation quite easy, coming to lists of numbers without some identification, 41 ice, 42 idea, a visual abstract set.</text:p>
      <text:p text:style-name="P2427">04102022 0711 Tuesday In spite of the preparation in a whole implementation of a day list of my own list, <text:s/>when the time came to implement it I was as if I had do nothing, quite desperately, and doing it I<text:s/>remember nearly downright zero. Which I will ponder and try to improve. <text:s/>Now last three Is. 0750 on special ways in areas, beings and representations. <text:s/></text:p>
      <text:p text:style-name="P2428">05102022 0710 Wednesday I’m still hooked on that doing it first when I wake up, thinking of it at least a tens times a day or more. Synthesis of Is, preparation of Js and first of Js. <text:s/>0750 <text:s/>a varied list of common concept making some interest to develop.</text:p>
      <text:p text:style-name="P2429">06102022 0708 Thursday I mistook one of mind a name for a verb and did the list as if nothing before realising the mistake and redo it with pain for time loss. Three middle Js. <text:s/>0746 47 jazz, 48 jot, 49 June, then a lot of immaterialism for these with puzzling way of what they are really.</text:p>
      <text:p text:style-name="P2430">07102022 0709 Friday for the second day in a row I started on the wrong day list, I don’t know why, listing the verb, focalising on the about number currently, then realising and redid it all over again, a long damning but pleasant process. <text:s/>Now 50 just, the synthesis and preparing the Ks. 0754 Still very unprecise, working on quite varied directions with no conscious aim but feeling some shape in the distance.</text:p>
      <text:p text:style-name="P2431">09102022 1045 Sunday nothing new, more music with connecting songs on mine, writhing ways through my mind with strange associations. Now first three Ks. 1128 51 key,<text:s/>52 knit, 53 knot, <text:s/>some grid words with intertwining and working patient breaking solutions, you got to have a system to use them.</text:p>
      <text:p text:style-name="P2432">10102022 0712 Monday I always try to foresee and get ahead, mainly when the day is easy. Now 54 know, 55 knuckle and a synthesis. 0747 reaching widely in abilities and something wielded for more reaching, ways into more ways.</text:p>
      <text:soft-page-break/>
      <text:p text:style-name="P2433">11102022 0711 Tuesday routine, no more no less. Now first two Ls and general preparation. 0751 56 lake, 57 last, <text:s/>quite absurd sounding alike for word having no relations in common.</text:p>
      <text:p text:style-name="P2434">12102022 0711 Wednesday when it is a day list I know by heart I no longer do the bout. Apart from that nothing on. I’m on the last three Ls. <text:s/>58 let, 59 list and 60 lost, are all about verbs pointing at actions and making you feel like acting.</text:p>
      <text:p text:style-name="P2435">13102022 1533 Thursday I was not remembering but for jots my own of today, I did it mechanically, because it is planned, to see it to the end, just because I want to know if something will come out of that, not just because it structures good time doing. Now two units, end Ls, prep Ms and 61 mad. 1627 Some openings with the word combinations, a prep that was quick and unfelt, there is a person, necessity, quandary, centrality, bad adjective, negative words. 1636 62 middle, 63 mother and 64 mud. 1711 with varied words, without some evident links, but as gripping and important, with big themes as centrality, in concepts, people or matter.</text:p>
      <text:p text:style-name="P2436"/>
      <text:p text:style-name="P2437">14102022 0711 Friday did a full go through at waking up, without difficulties, I set the number first, it<text:s/>went rather easy and pleasant. Now I’m on 65 must, a synthesis and a prep. 0745 Fancying situations for Ms, and plunging into Ns with a quite varied arrays as for all of them it seems it is never harmonised and smooth.</text:p>
      <text:p text:style-name="P2438">15102022 1557 Saturday Did it in the<text:s/>middle of the night, then thought of the drawings till dawn and more into midday, among varied diverse thoughts. On 66 near, 67 neat and 68 nest. 1645 Varied considerations quite about the different meanings of those three words, but with one or two different letters between them. I will inquire for some publication on the web.<text:s/></text:p>
      <text:p text:style-name="P2439">16102022 1506 Sunday I trudge posting it. When it is some concrete element of life I try to have it in the day. I think I’ll have two session, starting with 69 net and 70 not, then<text:s/>the synthesis. 1546 with some dangers, entrapments and negativity, then a synthesis with many treasures to come.<text:s/>1605 prep Os, first two Os.<text:s/>1640 71 odd and 72 oil. A varied sample, with two prepositions, no character, which announce quite strange unravelling.<text:s/></text:p>
      <text:p text:style-name="P2440"/>
      <text:p text:style-name="P2441"/>
      <text:p text:style-name="P2442"/>
      <text:p text:style-name="P2443"/>
      <text:p text:style-name="P2444"><text:bookmark-end text:name="_Hlk112267020"/></text:p>
      <text:p text:style-name="P2445"/>
      <text:p text:style-name="P2446"><text:s/></text:p>
      <text:p text:style-name="P24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Header" style:display-name="Header"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language="en" fo:country="GB"/>
    </style:style>
    <style:style style:name="T3" style:parent-style-name="Hyperlink" style:family="text">
      <style:text-properties fo:language="en" fo:country="GB"/>
    </style:style>
    <style:style style:name="P4" style:parent-style-name="Header" style:family="paragraph">
      <style:text-properties fo:language="en" fo:country="GB"/>
    </style:style>
    <style:style style:name="P5" style:parent-style-name="Header" style:family="paragraph">
      <style:text-properties fo:language="en" fo:country="GB"/>
    </style:style>
    <style:style style:name="P6" style:parent-style-name="Footer" style:family="paragraph">
      <style:paragraph-properties fo:text-align="center"/>
    </style:style>
  </office:automatic-styles>
  <office:master-styles>
    <style:master-page style:name="MP0" style:page-layout-name="PL0">
      <style:header>
        <text:p text:style-name="Header"><text:span text:style-name="T2">Nathaly CERVY<text:s/></text:span><text:a xlink:href="mailto:junerassic@gmail.com" office:target-frame-name="_top" xlink:show="replace"><text:span text:style-name="T3">junerassic@gmail.com</text:span></text:a></text:p>
        <text:p text:style-name="P4"/>
        <text:p text:style-name="P5"/>
      </style:header>
      <style:footer>
        <text:p text:style-name="P6"><text:page-number text:fixed="false">75</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athalie girard</meta:initial-creator>
    <dc:creator>nathalie girard</dc:creator>
    <meta:creation-date>2022-01-08T20:43:00Z</meta:creation-date>
    <dc:date>2022-10-16T14:42:00Z</dc:date>
    <meta:template xlink:href="Normal" xlink:type="simple"/>
    <meta:editing-cycles>796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6" meta:paragraph-count="997" meta:word-count="74576" meta:character-count="498666" meta:row-count="3542" meta:non-whitespace-character-count="425087"/>
  </office:meta>
</office:document-meta>
</file>